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6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3.064cm"/>
    </style:style>
    <style:style style:name="co6" style:family="table-column">
      <style:table-column-properties fo:break-before="auto" style:column-width="2.745cm"/>
    </style:style>
    <style:style style:name="co7" style:family="table-column">
      <style:table-column-properties fo:break-before="auto" style:column-width="3.283cm"/>
    </style:style>
    <style:style style:name="co8" style:family="table-column">
      <style:table-column-properties fo:break-before="auto" style:column-width="3.014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2.574cm"/>
    </style:style>
    <style:style style:name="co11" style:family="table-column">
      <style:table-column-properties fo:break-before="auto" style:column-width="2.965cm"/>
    </style:style>
    <style:style style:name="co12" style:family="table-column">
      <style:table-column-properties fo:break-before="auto" style:column-width="2.549cm"/>
    </style:style>
    <style:style style:name="co13" style:family="table-column">
      <style:table-column-properties fo:break-before="auto" style:column-width="3.087cm"/>
    </style:style>
    <style:style style:name="co14" style:family="table-column">
      <style:table-column-properties fo:break-before="auto" style:column-width="2.59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Absorbance_20_2_5f_0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e0e0e0"/>
    </style:style>
    <style:style style:name="ce16" style:family="table-cell" style:parent-style-name="Default">
      <style:table-cell-properties fo:background-color="#e0e0e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18">
      <style:table-cell-properties fo:background-color="#e0e0e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176"/>
    </style:style>
    <style:style style:name="ce22" style:family="table-cell" style:parent-style-name="Default">
      <style:table-cell-properties fo:background-color="#fff17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18">
      <style:table-cell-properties fo:background-color="#fff17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d54f"/>
    </style:style>
    <style:style style:name="ce25" style:family="table-cell" style:parent-style-name="Default">
      <style:table-cell-properties fo:background-color="#ffd5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18">
      <style:table-cell-properties fo:background-color="#ffd5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cc80"/>
    </style:style>
    <style:style style:name="ce37" style:family="table-cell" style:parent-style-name="Default">
      <style:table-cell-properties fo:background-color="#ffcc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18">
      <style:table-cell-properties fo:background-color="#ffcc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eeeeee"/>
    </style:style>
    <style:style style:name="ce4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18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5f5f5"/>
    </style:style>
    <style:style style:name="ce11" style:family="table-cell" style:parent-style-name="Default">
      <style:table-cell-properties fo:background-color="#f5f5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18">
      <style:table-cell-properties fo:background-color="#f5f5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bdbdbd"/>
    </style:style>
    <style:style style:name="ce19" style:family="table-cell" style:parent-style-name="Default">
      <style:table-cell-properties fo:background-color="#bdbd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8">
      <style:table-cell-properties fo:background-color="#bdbd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59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18">
      <style:table-cell-properties fo:background-color="#fff59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orbance 2_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ce15"/>
        <table:table-column table:style-name="co4" table:number-columns-repeated="3" table:default-cell-style-name="Default"/>
        <table:table-column table:style-name="co5" table:default-cell-style-name="ce15"/>
        <table:table-column table:style-name="co5" table:number-columns-repeated="3" table:default-cell-style-name="Default"/>
        <table:table-column table:style-name="co6" table:default-cell-style-name="ce15"/>
        <table:table-column table:style-name="co6" table:number-columns-repeated="3" table:default-cell-style-name="Default"/>
        <table:table-column table:style-name="co3" table:default-cell-style-name="ce15"/>
        <table:table-column table:style-name="co3" table:number-columns-repeated="3" table:default-cell-style-name="Default"/>
        <table:table-column table:style-name="co4" table:default-cell-style-name="ce21"/>
        <table:table-column table:style-name="co4" table:number-columns-repeated="3" table:default-cell-style-name="Default"/>
        <table:table-column table:style-name="co5" table:default-cell-style-name="ce21"/>
        <table:table-column table:style-name="co5" table:number-columns-repeated="3" table:default-cell-style-name="Default"/>
        <table:table-column table:style-name="co6" table:default-cell-style-name="ce21"/>
        <table:table-column table:style-name="co6" table:number-columns-repeated="3" table:default-cell-style-name="Default"/>
        <table:table-column table:style-name="co7" table:default-cell-style-name="ce21"/>
        <table:table-column table:style-name="co7" table:number-columns-repeated="3" table:default-cell-style-name="Default"/>
        <table:table-column table:style-name="co8" table:default-cell-style-name="ce24"/>
        <table:table-column table:style-name="co8" table:number-columns-repeated="3" table:default-cell-style-name="Default"/>
        <table:table-column table:style-name="co5" table:default-cell-style-name="ce24"/>
        <table:table-column table:style-name="co5" table:number-columns-repeated="3" table:default-cell-style-name="Default"/>
        <table:table-column table:style-name="co9" table:default-cell-style-name="ce24"/>
        <table:table-column table:style-name="co9" table:number-columns-repeated="3" table:default-cell-style-name="Default"/>
        <table:table-column table:style-name="co7" table:default-cell-style-name="ce24"/>
        <table:table-column table:style-name="co7" table:number-columns-repeated="3" table:default-cell-style-name="Default"/>
        <table:table-column table:style-name="co8" table:default-cell-style-name="ce36"/>
        <table:table-column table:style-name="co8" table:number-columns-repeated="3" table:default-cell-style-name="Default"/>
        <table:table-column table:style-name="co5" table:default-cell-style-name="ce36"/>
        <table:table-column table:style-name="co5" table:number-columns-repeated="3" table:default-cell-style-name="Default"/>
        <table:table-column table:style-name="co9" table:default-cell-style-name="ce36"/>
        <table:table-column table:style-name="co9" table:number-columns-repeated="3" table:default-cell-style-name="Default"/>
        <table:table-column table:style-name="co4" table:default-cell-style-name="ce36"/>
        <table:table-column table:style-name="co4" table:number-columns-repeated="3" table:default-cell-style-name="Default"/>
        <table:table-column table:style-name="co5" table:default-cell-style-name="ce39"/>
        <table:table-column table:style-name="co5" table:number-columns-repeated="3" table:default-cell-style-name="Default"/>
        <table:table-column table:style-name="co5" table:default-cell-style-name="ce39"/>
        <table:table-column table:style-name="co5" table:number-columns-repeated="3" table:default-cell-style-name="Default"/>
        <table:table-column table:style-name="co10" table:number-columns-repeated="4" table:default-cell-style-name="Default"/>
        <table:table-column table:style-name="co11" table:default-cell-style-name="ce10"/>
        <table:table-column table:style-name="co11" table:number-columns-repeated="3" table:default-cell-style-name="Default"/>
        <table:table-column table:style-name="co8" table:default-cell-style-name="ce18"/>
        <table:table-column table:style-name="co8" table:number-columns-repeated="3" table:default-cell-style-name="Default"/>
        <table:table-column table:style-name="co8" table:default-cell-style-name="ce18"/>
        <table:table-column table:style-name="co8" table:number-columns-repeated="3" table:default-cell-style-name="Default"/>
        <table:table-column table:style-name="co12" table:default-cell-style-name="ce18"/>
        <table:table-column table:style-name="co12" table:number-columns-repeated="3" table:default-cell-style-name="Default"/>
        <table:table-column table:style-name="co5" table:default-cell-style-name="ce10"/>
        <table:table-column table:style-name="co5" table:number-columns-repeated="3" table:default-cell-style-name="Default"/>
        <table:table-column table:style-name="co13" table:default-cell-style-name="ce10"/>
        <table:table-column table:style-name="co13" table:number-columns-repeated="3" table:default-cell-style-name="Default"/>
        <table:table-column table:style-name="co13" table:default-cell-style-name="ce10"/>
        <table:table-column table:style-name="co13" table:number-columns-repeated="3" table:default-cell-style-name="Default"/>
        <table:table-column table:style-name="co14" table:default-cell-style-name="ce10"/>
        <table:table-column table:style-name="co14" table:number-columns-repeated="3" table:default-cell-style-name="Default"/>
        <table:table-column table:style-name="co8" table:number-columns-repeated="4" table:default-cell-style-name="Default"/>
        <table:table-column table:style-name="co5" table:number-columns-repeated="6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2" table:number-columns-repeated="925" table:default-cell-style-name="Default"/>
        <table:table-row table:style-name="ro1">
          <table:table-cell table:style-name="ce1" office:value-type="string" calcext:value-type="string">
            <text:p>Measurement results</text:p>
          </table:table-cell>
          <table:table-cell table:number-columns-repeated="1052"/>
        </table:table-row>
        <table:table-row table:style-name="ro1">
          <table:table-cell table:style-name="ce1" office:value-type="string" calcext:value-type="string">
            <text:p>Laura 23012025.skax</text:p>
          </table:table-cell>
          <table:table-cell table:number-columns-repeated="1052"/>
        </table:table-row>
        <table:table-row table:style-name="ro1">
          <table:table-cell table:style-name="ce1" office:value-type="string" calcext:value-type="string">
            <text:p>23/01/2025 17:50:50</text:p>
          </table:table-cell>
          <table:table-cell table:number-columns-repeated="1052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52"/>
        </table:table-row>
        <table:table-row table:style-name="ro1">
          <table:table-cell table:style-name="ce1" office:value-type="string" calcext:value-type="string">
            <text:p>Absorbance 2</text:p>
          </table:table-cell>
          <table:table-cell table:number-columns-repeated="1052"/>
        </table:table-row>
        <table:table-row table:style-name="ro1">
          <table:table-cell table:style-name="ce1" office:value-type="string" calcext:value-type="string">
            <text:p>Wavelength: 600 nm</text:p>
          </table:table-cell>
          <table:table-cell table:number-columns-repeated="1052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21"/>
          <table:table-cell office:value-type="string" calcext:value-type="string">
            <text:p>LC200</text:p>
          </table:table-cell>
          <table:table-cell table:number-columns-repeated="3"/>
          <table:table-cell office:value-type="string" calcext:value-type="string">
            <text:p>LC200</text:p>
          </table:table-cell>
          <table:table-cell table:number-columns-repeated="3"/>
          <table:table-cell office:value-type="string" calcext:value-type="string">
            <text:p>LC200</text:p>
          </table:table-cell>
          <table:table-cell table:number-columns-repeated="3"/>
          <table:table-cell office:value-type="string" calcext:value-type="string">
            <text:p>LC200</text:p>
          </table:table-cell>
          <table:table-cell table:number-columns-repeated="3"/>
          <table:table-cell office:value-type="string" calcext:value-type="string">
            <text:p>LC400</text:p>
          </table:table-cell>
          <table:table-cell table:number-columns-repeated="3"/>
          <table:table-cell office:value-type="string" calcext:value-type="string">
            <text:p>LC400</text:p>
          </table:table-cell>
          <table:table-cell table:number-columns-repeated="3"/>
          <table:table-cell office:value-type="string" calcext:value-type="string">
            <text:p>LC400</text:p>
          </table:table-cell>
          <table:table-cell table:number-columns-repeated="3"/>
          <table:table-cell office:value-type="string" calcext:value-type="string">
            <text:p>LC400</text:p>
          </table:table-cell>
          <table:table-cell table:number-columns-repeated="3"/>
          <table:table-cell office:value-type="string" calcext:value-type="string">
            <text:p>MRS</text:p>
          </table:table-cell>
          <table:table-cell table:number-columns-repeated="3"/>
          <table:table-cell office:value-type="string" calcext:value-type="string">
            <text:p>MRS</text:p>
          </table:table-cell>
          <table:table-cell table:number-columns-repeated="3"/>
          <table:table-cell office:value-type="string" calcext:value-type="string">
            <text:p>MRS</text:p>
          </table:table-cell>
          <table:table-cell table:number-columns-repeated="3"/>
          <table:table-cell office:value-type="string" calcext:value-type="string">
            <text:p>MRS</text:p>
          </table:table-cell>
          <table:table-cell table:number-columns-repeated="3"/>
          <table:table-cell office:value-type="string" calcext:value-type="string">
            <text:p>LC100</text:p>
          </table:table-cell>
          <table:table-cell table:number-columns-repeated="3"/>
          <table:table-cell office:value-type="string" calcext:value-type="string">
            <text:p>MRS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Plate 1</text:p>
          </table:table-cell>
          <table:table-cell table:number-columns-repeated="1052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52"/>
        </table:table-row>
        <table:table-row table:style-name="ro1">
          <table:table-cell table:style-name="ce2" office:value-type="string" calcext:value-type="string">
            <text:p>Abs</text:p>
          </table:table-cell>
          <table:table-cell table:number-columns-repeated="1052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52"/>
        </table:table-row>
        <table:table-row table:style-name="ro1">
          <table:table-cell table:style-name="ce2" office:value-type="string" calcext:value-type="string">
            <text:p>Reading</text:p>
          </table:table-cell>
          <table:table-cell table:style-name="ce2" office:value-type="string" calcext:value-type="string">
            <text:p>avg. time [s]</text:p>
          </table:table-cell>
          <table:table-cell table:style-name="ce2" office:value-type="string" calcext:value-type="string">
            <text:p>avg. time [H]</text:p>
          </table:table-cell>
          <table:table-cell table:style-name="ce4" office:value-type="string" calcext:value-type="string">
            <text:p>MC16ACA (A01)</text:p>
          </table:table-cell>
          <table:table-cell table:style-name="ce4" office:value-type="string" calcext:value-type="string">
            <text:p>MC16ACA (A02)</text:p>
          </table:table-cell>
          <table:table-cell table:style-name="ce4" office:value-type="string" calcext:value-type="string">
            <text:p>MC16ACA (A03)</text:p>
          </table:table-cell>
          <table:table-cell table:style-name="ce16" office:value-type="string" calcext:value-type="string">
            <text:p>MC16ACA (MED)</text:p>
          </table:table-cell>
          <table:table-cell table:style-name="ce4" office:value-type="string" calcext:value-type="string">
            <text:p>MC1AC5 (A04)</text:p>
          </table:table-cell>
          <table:table-cell table:style-name="ce4" office:value-type="string" calcext:value-type="string">
            <text:p>MC1AC5 (A05)</text:p>
          </table:table-cell>
          <table:table-cell table:style-name="ce4" office:value-type="string" calcext:value-type="string">
            <text:p>MC1AC5 (A06)</text:p>
          </table:table-cell>
          <table:table-cell table:style-name="ce16" office:value-type="string" calcext:value-type="string">
            <text:p>MC1AC5 (MED)</text:p>
          </table:table-cell>
          <table:table-cell table:style-name="ce4" office:value-type="string" calcext:value-type="string">
            <text:p>MC3ACA (A07)</text:p>
          </table:table-cell>
          <table:table-cell table:style-name="ce4" office:value-type="string" calcext:value-type="string">
            <text:p>MC3ACA (A08)</text:p>
          </table:table-cell>
          <table:table-cell table:style-name="ce4" office:value-type="string" calcext:value-type="string">
            <text:p>MC3ACA (A09)</text:p>
          </table:table-cell>
          <table:table-cell table:style-name="ce16" office:value-type="string" calcext:value-type="string">
            <text:p>MC3ACA (MED)</text:p>
          </table:table-cell>
          <table:table-cell table:style-name="ce4" office:value-type="string" calcext:value-type="string">
            <text:p>MQA55 (A10)</text:p>
          </table:table-cell>
          <table:table-cell table:style-name="ce4" office:value-type="string" calcext:value-type="string">
            <text:p>MQA55 (A11)</text:p>
          </table:table-cell>
          <table:table-cell table:style-name="ce4" office:value-type="string" calcext:value-type="string">
            <text:p>MQA55 (A12)</text:p>
          </table:table-cell>
          <table:table-cell table:style-name="ce16" office:value-type="string" calcext:value-type="string">
            <text:p>MQA55 (MED)</text:p>
          </table:table-cell>
          <table:table-cell table:style-name="ce4" office:value-type="string" calcext:value-type="string">
            <text:p>MC16ACA (B01)</text:p>
          </table:table-cell>
          <table:table-cell table:style-name="ce4" office:value-type="string" calcext:value-type="string">
            <text:p>MC16ACA (B02)</text:p>
          </table:table-cell>
          <table:table-cell table:style-name="ce4" office:value-type="string" calcext:value-type="string">
            <text:p>MC16ACA (B03)</text:p>
          </table:table-cell>
          <table:table-cell table:style-name="ce22" office:value-type="string" calcext:value-type="string">
            <text:p>MC16ACA (MED)</text:p>
          </table:table-cell>
          <table:table-cell table:style-name="ce4" office:value-type="string" calcext:value-type="string">
            <text:p>MC1AC5 (B04)</text:p>
          </table:table-cell>
          <table:table-cell table:style-name="ce4" office:value-type="string" calcext:value-type="string">
            <text:p>MC1AC5 (B05)</text:p>
          </table:table-cell>
          <table:table-cell table:style-name="ce4" office:value-type="string" calcext:value-type="string">
            <text:p>MC1AC5 (B06)</text:p>
          </table:table-cell>
          <table:table-cell table:style-name="ce22" office:value-type="string" calcext:value-type="string">
            <text:p>MC1AC5 (MED)</text:p>
          </table:table-cell>
          <table:table-cell table:style-name="ce4" office:value-type="string" calcext:value-type="string">
            <text:p>MC3ACA (B07)</text:p>
          </table:table-cell>
          <table:table-cell table:style-name="ce4" office:value-type="string" calcext:value-type="string">
            <text:p>MC3ACA (B08)</text:p>
          </table:table-cell>
          <table:table-cell table:style-name="ce4" office:value-type="string" calcext:value-type="string">
            <text:p>MC3ACA (B09)</text:p>
          </table:table-cell>
          <table:table-cell table:style-name="ce22" office:value-type="string" calcext:value-type="string">
            <text:p>MC3ACA (MED)</text:p>
          </table:table-cell>
          <table:table-cell table:style-name="ce4" office:value-type="string" calcext:value-type="string">
            <text:p>MQA55 (B10)</text:p>
          </table:table-cell>
          <table:table-cell table:style-name="ce4" office:value-type="string" calcext:value-type="string">
            <text:p>MQA55 (B11)</text:p>
          </table:table-cell>
          <table:table-cell table:style-name="ce4" office:value-type="string" calcext:value-type="string">
            <text:p>MQA55 (B12)</text:p>
          </table:table-cell>
          <table:table-cell table:style-name="ce22" office:value-type="string" calcext:value-type="string">
            <text:p>MQA55 (MED)</text:p>
          </table:table-cell>
          <table:table-cell table:style-name="ce4" office:value-type="string" calcext:value-type="string">
            <text:p>MC16ACA (C01)</text:p>
          </table:table-cell>
          <table:table-cell table:style-name="ce4" office:value-type="string" calcext:value-type="string">
            <text:p>MC16ACA (C02)</text:p>
          </table:table-cell>
          <table:table-cell table:style-name="ce4" office:value-type="string" calcext:value-type="string">
            <text:p>MC16ACA (C03)</text:p>
          </table:table-cell>
          <table:table-cell table:style-name="ce25" office:value-type="string" calcext:value-type="string">
            <text:p>MC16ACA (MED)</text:p>
          </table:table-cell>
          <table:table-cell table:style-name="ce4" office:value-type="string" calcext:value-type="string">
            <text:p>MC1AC5 (C04)</text:p>
          </table:table-cell>
          <table:table-cell table:style-name="ce4" office:value-type="string" calcext:value-type="string">
            <text:p>MC1AC5 (C05)</text:p>
          </table:table-cell>
          <table:table-cell table:style-name="ce4" office:value-type="string" calcext:value-type="string">
            <text:p>MC1AC5 (C06)</text:p>
          </table:table-cell>
          <table:table-cell table:style-name="ce25" office:value-type="string" calcext:value-type="string">
            <text:p>MC1AC5 (MED)</text:p>
          </table:table-cell>
          <table:table-cell table:style-name="ce4" office:value-type="string" calcext:value-type="string">
            <text:p>MC3ACA (C07)</text:p>
          </table:table-cell>
          <table:table-cell table:style-name="ce4" office:value-type="string" calcext:value-type="string">
            <text:p>MC3ACA (C08)</text:p>
          </table:table-cell>
          <table:table-cell table:style-name="ce4" office:value-type="string" calcext:value-type="string">
            <text:p>MC3ACA (C09)</text:p>
          </table:table-cell>
          <table:table-cell table:style-name="ce25" office:value-type="string" calcext:value-type="string">
            <text:p>MC3ACA (MED)</text:p>
          </table:table-cell>
          <table:table-cell table:style-name="ce4" office:value-type="string" calcext:value-type="string">
            <text:p>MQA55 (C10)</text:p>
          </table:table-cell>
          <table:table-cell table:style-name="ce4" office:value-type="string" calcext:value-type="string">
            <text:p>MQA55 (C11)</text:p>
          </table:table-cell>
          <table:table-cell table:style-name="ce4" office:value-type="string" calcext:value-type="string">
            <text:p>MQA55 (C12)</text:p>
          </table:table-cell>
          <table:table-cell table:style-name="ce25" office:value-type="string" calcext:value-type="string">
            <text:p>MQA55 (MED)</text:p>
          </table:table-cell>
          <table:table-cell table:style-name="ce4" office:value-type="string" calcext:value-type="string">
            <text:p>MC16ACA (D01)</text:p>
          </table:table-cell>
          <table:table-cell table:style-name="ce4" office:value-type="string" calcext:value-type="string">
            <text:p>MC16ACA (D02)</text:p>
          </table:table-cell>
          <table:table-cell table:style-name="ce4" office:value-type="string" calcext:value-type="string">
            <text:p>MC16ACA (D03)</text:p>
          </table:table-cell>
          <table:table-cell table:style-name="ce37" office:value-type="string" calcext:value-type="string">
            <text:p>MC16ACA (MED)</text:p>
          </table:table-cell>
          <table:table-cell table:style-name="ce4" office:value-type="string" calcext:value-type="string">
            <text:p>MC1AC5 (D04)</text:p>
          </table:table-cell>
          <table:table-cell table:style-name="ce4" office:value-type="string" calcext:value-type="string">
            <text:p>MC1AC5 (D05)</text:p>
          </table:table-cell>
          <table:table-cell table:style-name="ce4" office:value-type="string" calcext:value-type="string">
            <text:p>MC1AC5 (D06)</text:p>
          </table:table-cell>
          <table:table-cell table:style-name="ce37" office:value-type="string" calcext:value-type="string">
            <text:p>MC1AC5 (MED)</text:p>
          </table:table-cell>
          <table:table-cell table:style-name="ce4" office:value-type="string" calcext:value-type="string">
            <text:p>MC3ACA (D07)</text:p>
          </table:table-cell>
          <table:table-cell table:style-name="ce4" office:value-type="string" calcext:value-type="string">
            <text:p>MC3ACA (D08)</text:p>
          </table:table-cell>
          <table:table-cell table:style-name="ce4" office:value-type="string" calcext:value-type="string">
            <text:p>MC3ACA (D09)</text:p>
          </table:table-cell>
          <table:table-cell table:style-name="ce37" office:value-type="string" calcext:value-type="string">
            <text:p>MC3ACA (MED)</text:p>
          </table:table-cell>
          <table:table-cell table:style-name="ce4" office:value-type="string" calcext:value-type="string">
            <text:p>MQA55 (D10)</text:p>
          </table:table-cell>
          <table:table-cell table:style-name="ce4" office:value-type="string" calcext:value-type="string">
            <text:p>MQA55 (D11)</text:p>
          </table:table-cell>
          <table:table-cell table:style-name="ce4" office:value-type="string" calcext:value-type="string">
            <text:p>MQA55 (D12)</text:p>
          </table:table-cell>
          <table:table-cell table:style-name="ce37" office:value-type="string" calcext:value-type="string">
            <text:p>MQA55 (MED)</text:p>
          </table:table-cell>
          <table:table-cell table:style-name="ce4" office:value-type="string" calcext:value-type="string">
            <text:p>MC1AC4 (E01)</text:p>
          </table:table-cell>
          <table:table-cell table:style-name="ce4" office:value-type="string" calcext:value-type="string">
            <text:p>MC1AC4 (E02)</text:p>
          </table:table-cell>
          <table:table-cell table:style-name="ce4" office:value-type="string" calcext:value-type="string">
            <text:p>MC1AC4 (E03)</text:p>
          </table:table-cell>
          <table:table-cell table:style-name="ce40" office:value-type="string" calcext:value-type="string">
            <text:p>MC1AC4 (MED)</text:p>
          </table:table-cell>
          <table:table-cell table:style-name="ce4" office:value-type="string" calcext:value-type="string">
            <text:p>MC1BCB (E04)</text:p>
          </table:table-cell>
          <table:table-cell table:style-name="ce4" office:value-type="string" calcext:value-type="string">
            <text:p>MC1BCB (E05)</text:p>
          </table:table-cell>
          <table:table-cell table:style-name="ce4" office:value-type="string" calcext:value-type="string">
            <text:p>MC1BCB (E06)</text:p>
          </table:table-cell>
          <table:table-cell table:style-name="ce40" office:value-type="string" calcext:value-type="string">
            <text:p>MC1BCB (MED)</text:p>
          </table:table-cell>
          <table:table-cell table:style-name="ce4" office:value-type="string" calcext:value-type="string">
            <text:p>MC4ACA (E07)</text:p>
          </table:table-cell>
          <table:table-cell table:style-name="ce4" office:value-type="string" calcext:value-type="string">
            <text:p>MC4ACA (E08)</text:p>
          </table:table-cell>
          <table:table-cell table:style-name="ce4" office:value-type="string" calcext:value-type="string">
            <text:p>MC4ACA (E09)</text:p>
          </table:table-cell>
          <table:table-cell table:style-name="ce4" office:value-type="string" calcext:value-type="string">
            <text:p>MC4ACA (MED)</text:p>
          </table:table-cell>
          <table:table-cell table:style-name="ce4" office:value-type="string" calcext:value-type="string">
            <text:p>LC100 (E10)</text:p>
          </table:table-cell>
          <table:table-cell table:style-name="ce4" office:value-type="string" calcext:value-type="string">
            <text:p>LC100 (E11)</text:p>
          </table:table-cell>
          <table:table-cell table:style-name="ce4" office:value-type="string" calcext:value-type="string">
            <text:p>LC100 (E12)</text:p>
          </table:table-cell>
          <table:table-cell table:style-name="ce11" office:value-type="string" calcext:value-type="string">
            <text:p>LC100 (MED)</text:p>
          </table:table-cell>
          <table:table-cell table:style-name="ce4" office:value-type="string" calcext:value-type="string">
            <text:p>MC1AC4 (F01)</text:p>
          </table:table-cell>
          <table:table-cell table:style-name="ce4" office:value-type="string" calcext:value-type="string">
            <text:p>MC1AC4 (F02)</text:p>
          </table:table-cell>
          <table:table-cell table:style-name="ce4" office:value-type="string" calcext:value-type="string">
            <text:p>MC1AC4 (F03)</text:p>
          </table:table-cell>
          <table:table-cell table:style-name="ce19" office:value-type="string" calcext:value-type="string">
            <text:p>MC1AC4 (MED)</text:p>
          </table:table-cell>
          <table:table-cell table:style-name="ce4" office:value-type="string" calcext:value-type="string">
            <text:p>MC1BCB (F04)</text:p>
          </table:table-cell>
          <table:table-cell table:style-name="ce4" office:value-type="string" calcext:value-type="string">
            <text:p>MC1BCB (F05)</text:p>
          </table:table-cell>
          <table:table-cell table:style-name="ce4" office:value-type="string" calcext:value-type="string">
            <text:p>MC1BCB (F06)</text:p>
          </table:table-cell>
          <table:table-cell table:style-name="ce19" office:value-type="string" calcext:value-type="string">
            <text:p>MC1BCB (MED)</text:p>
          </table:table-cell>
          <table:table-cell table:style-name="ce4" office:value-type="string" calcext:value-type="string">
            <text:p>MC4ACA (F07)</text:p>
          </table:table-cell>
          <table:table-cell table:style-name="ce4" office:value-type="string" calcext:value-type="string">
            <text:p>MC4ACA (F08)</text:p>
          </table:table-cell>
          <table:table-cell table:style-name="ce4" office:value-type="string" calcext:value-type="string">
            <text:p>MC4ACA (F09)</text:p>
          </table:table-cell>
          <table:table-cell table:style-name="ce19" office:value-type="string" calcext:value-type="string">
            <text:p>MC4ACA (MED)</text:p>
          </table:table-cell>
          <table:table-cell table:style-name="ce4" office:value-type="string" calcext:value-type="string">
            <text:p>LC200 (F10)</text:p>
          </table:table-cell>
          <table:table-cell table:style-name="ce4" office:value-type="string" calcext:value-type="string">
            <text:p>LC200 (F11)</text:p>
          </table:table-cell>
          <table:table-cell table:style-name="ce4" office:value-type="string" calcext:value-type="string">
            <text:p>LC200 (F12)</text:p>
          </table:table-cell>
          <table:table-cell table:style-name="ce11" office:value-type="string" calcext:value-type="string">
            <text:p>LC200 (MED)</text:p>
          </table:table-cell>
          <table:table-cell table:style-name="ce4" office:value-type="string" calcext:value-type="string">
            <text:p>MC1AC4 (G01)</text:p>
          </table:table-cell>
          <table:table-cell table:style-name="ce4" office:value-type="string" calcext:value-type="string">
            <text:p>MC1AC4 (G02)</text:p>
          </table:table-cell>
          <table:table-cell table:style-name="ce4" office:value-type="string" calcext:value-type="string">
            <text:p>MC1AC4 (G03)</text:p>
          </table:table-cell>
          <table:table-cell table:style-name="ce11" office:value-type="string" calcext:value-type="string">
            <text:p>MC1AC4 (MED)</text:p>
          </table:table-cell>
          <table:table-cell table:style-name="ce4" office:value-type="string" calcext:value-type="string">
            <text:p>MC1BCB (G04)</text:p>
          </table:table-cell>
          <table:table-cell table:style-name="ce4" office:value-type="string" calcext:value-type="string">
            <text:p>MC1BCB (G05)</text:p>
          </table:table-cell>
          <table:table-cell table:style-name="ce4" office:value-type="string" calcext:value-type="string">
            <text:p>MC1BCB (G06)</text:p>
          </table:table-cell>
          <table:table-cell table:style-name="ce11" office:value-type="string" calcext:value-type="string">
            <text:p>MC1BCB (MED)</text:p>
          </table:table-cell>
          <table:table-cell table:style-name="ce4" office:value-type="string" calcext:value-type="string">
            <text:p>MC4ACA (G07)</text:p>
          </table:table-cell>
          <table:table-cell table:style-name="ce4" office:value-type="string" calcext:value-type="string">
            <text:p>MC4ACA (G08)</text:p>
          </table:table-cell>
          <table:table-cell table:style-name="ce4" office:value-type="string" calcext:value-type="string">
            <text:p>MC4ACA (G09)</text:p>
          </table:table-cell>
          <table:table-cell table:style-name="ce11" office:value-type="string" calcext:value-type="string">
            <text:p>MC4ACA (MED)</text:p>
          </table:table-cell>
          <table:table-cell table:style-name="ce4" office:value-type="string" calcext:value-type="string">
            <text:p>LC400 (G10)</text:p>
          </table:table-cell>
          <table:table-cell table:style-name="ce4" office:value-type="string" calcext:value-type="string">
            <text:p>LC400 (G11)</text:p>
          </table:table-cell>
          <table:table-cell table:style-name="ce4" office:value-type="string" calcext:value-type="string">
            <text:p>LC400 (G12)</text:p>
          </table:table-cell>
          <table:table-cell table:style-name="ce4" office:value-type="string" calcext:value-type="string">
            <text:p>LC400 (MED)</text:p>
          </table:table-cell>
          <table:table-cell table:style-name="ce4" office:value-type="string" calcext:value-type="string">
            <text:p>MC1AC4 (H01)</text:p>
          </table:table-cell>
          <table:table-cell table:style-name="ce4" office:value-type="string" calcext:value-type="string">
            <text:p>MC1AC4 (H02)</text:p>
          </table:table-cell>
          <table:table-cell table:style-name="ce4" office:value-type="string" calcext:value-type="string">
            <text:p>MC1AC4 (H03)</text:p>
          </table:table-cell>
          <table:table-cell table:style-name="ce4" office:value-type="string" calcext:value-type="string">
            <text:p>MC1BCB (H04)</text:p>
          </table:table-cell>
          <table:table-cell table:style-name="ce4" office:value-type="string" calcext:value-type="string">
            <text:p>MC1BCB (H05)</text:p>
          </table:table-cell>
          <table:table-cell table:style-name="ce4" office:value-type="string" calcext:value-type="string">
            <text:p>MC1BCB (H06)</text:p>
          </table:table-cell>
          <table:table-cell table:style-name="ce4" office:value-type="string" calcext:value-type="string">
            <text:p>MC4ACA (H07)</text:p>
          </table:table-cell>
          <table:table-cell table:style-name="ce4" office:value-type="string" calcext:value-type="string">
            <text:p>MC4ACA (H08)</text:p>
          </table:table-cell>
          <table:table-cell table:style-name="ce4" office:value-type="string" calcext:value-type="string">
            <text:p>MC4ACA (H09)</text:p>
          </table:table-cell>
          <table:table-cell table:style-name="ce13" office:value-type="string" calcext:value-type="string">
            <text:p>MRS (H10)</text:p>
          </table:table-cell>
          <table:table-cell table:style-name="ce13" office:value-type="string" calcext:value-type="string">
            <text:p>MRS (H11)</text:p>
          </table:table-cell>
          <table:table-cell table:style-name="ce13" office:value-type="string" calcext:value-type="string">
            <text:p>MRS (H12)</text:p>
          </table:table-cell>
          <table:table-cell office:value-type="string" calcext:value-type="string">
            <text:p>CONTROLE (MED)</text:p>
          </table:table-cell>
          <table:table-cell table:number-columns-repeated="92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,00</text:p>
          </table:table-cell>
          <table:table-cell table:style-name="ce3" table:formula="of:=[.B13]/3600" office:value-type="float" office:value="0" calcext:value-type="float">
            <text:p>0,00</text:p>
          </table:table-cell>
          <table:table-cell table:style-name="ce5" office:value-type="float" office:value="0.2052" calcext:value-type="float">
            <text:p>0,2052</text:p>
          </table:table-cell>
          <table:table-cell table:style-name="ce5" office:value-type="float" office:value="0.2095" calcext:value-type="float">
            <text:p>0,2095</text:p>
          </table:table-cell>
          <table:table-cell table:style-name="ce5" office:value-type="float" office:value="0.2103" calcext:value-type="float">
            <text:p>0,2103</text:p>
          </table:table-cell>
          <table:table-cell table:style-name="ce17" table:formula="of:=AVERAGE([.D13:.F13])-[.CE13]" office:value-type="float" office:value="0.0100666666666663" calcext:value-type="float">
            <text:p>0,0101</text:p>
          </table:table-cell>
          <table:table-cell table:style-name="ce5" office:value-type="float" office:value="0.2151" calcext:value-type="float">
            <text:p>0,2151</text:p>
          </table:table-cell>
          <table:table-cell table:style-name="ce5" office:value-type="float" office:value="0.1861" calcext:value-type="float">
            <text:p>0,1861</text:p>
          </table:table-cell>
          <table:table-cell table:style-name="ce5" office:value-type="float" office:value="0.1948" calcext:value-type="float">
            <text:p>0,1948</text:p>
          </table:table-cell>
          <table:table-cell table:style-name="ce17" table:formula="of:=AVERAGE([.H13:.J13])-[.CE13]" office:value-type="float" office:value="0.000399999999999651" calcext:value-type="float">
            <text:p>0,0004</text:p>
          </table:table-cell>
          <table:table-cell table:style-name="ce5" office:value-type="float" office:value="0.2053" calcext:value-type="float">
            <text:p>0,2053</text:p>
          </table:table-cell>
          <table:table-cell table:style-name="ce5" office:value-type="float" office:value="0.205" calcext:value-type="float">
            <text:p>0,2050</text:p>
          </table:table-cell>
          <table:table-cell table:style-name="ce5" office:value-type="float" office:value="0.1957" calcext:value-type="float">
            <text:p>0,1957</text:p>
          </table:table-cell>
          <table:table-cell table:style-name="ce17" table:formula="of:=AVERAGE([.L13:.N13])-[.CE13]" office:value-type="float" office:value="0.00373333333333298" calcext:value-type="float">
            <text:p>0,0037</text:p>
          </table:table-cell>
          <table:table-cell table:style-name="ce5" office:value-type="float" office:value="0.2001" calcext:value-type="float">
            <text:p>0,2001</text:p>
          </table:table-cell>
          <table:table-cell table:style-name="ce5" office:value-type="float" office:value="0.1972" calcext:value-type="float">
            <text:p>0,1972</text:p>
          </table:table-cell>
          <table:table-cell table:style-name="ce5" office:value-type="float" office:value="0.1974" calcext:value-type="float">
            <text:p>0,1974</text:p>
          </table:table-cell>
          <table:table-cell table:style-name="ce17" table:formula="of:=AVERAGE([.P13:.R13])-[.CE13]" office:value-type="float" office:value="-0.0000333333333336627" calcext:value-type="float">
            <text:p>0,0000</text:p>
          </table:table-cell>
          <table:table-cell table:style-name="ce5" office:value-type="float" office:value="0.1851" calcext:value-type="float">
            <text:p>0,1851</text:p>
          </table:table-cell>
          <table:table-cell table:style-name="ce5" office:value-type="float" office:value="0.1951" calcext:value-type="float">
            <text:p>0,1951</text:p>
          </table:table-cell>
          <table:table-cell table:style-name="ce5" office:value-type="float" office:value="0.2013" calcext:value-type="float">
            <text:p>0,2013</text:p>
          </table:table-cell>
          <table:table-cell table:style-name="ce23" table:formula="of:=AVERAGE([.T13:.V13])-[.CU13]" office:value-type="float" office:value="-0.00486666666666666" calcext:value-type="float">
            <text:p>-0,0049</text:p>
          </table:table-cell>
          <table:table-cell table:style-name="ce5" office:value-type="float" office:value="0.1972" calcext:value-type="float">
            <text:p>0,1972</text:p>
          </table:table-cell>
          <table:table-cell table:style-name="ce5" office:value-type="float" office:value="0.1896" calcext:value-type="float">
            <text:p>0,1896</text:p>
          </table:table-cell>
          <table:table-cell table:style-name="ce5" office:value-type="float" office:value="0.1947" calcext:value-type="float">
            <text:p>0,1947</text:p>
          </table:table-cell>
          <table:table-cell table:style-name="ce23" table:formula="of:=AVERAGE([.X13:.Z13])-[.CU13]" office:value-type="float" office:value="-0.00486666666666666" calcext:value-type="float">
            <text:p>-0,0049</text:p>
          </table:table-cell>
          <table:table-cell table:style-name="ce5" office:value-type="float" office:value="0.2047" calcext:value-type="float">
            <text:p>0,2047</text:p>
          </table:table-cell>
          <table:table-cell table:style-name="ce5" office:value-type="float" office:value="0.2024" calcext:value-type="float">
            <text:p>0,2024</text:p>
          </table:table-cell>
          <table:table-cell table:style-name="ce5" office:value-type="float" office:value="0.198" calcext:value-type="float">
            <text:p>0,1980</text:p>
          </table:table-cell>
          <table:table-cell table:style-name="ce23" table:formula="of:=AVERAGE([.AB13:.AD13])-[.CU13]" office:value-type="float" office:value="0.003" calcext:value-type="float">
            <text:p>0,0030</text:p>
          </table:table-cell>
          <table:table-cell table:style-name="ce5" office:value-type="float" office:value="0.1936" calcext:value-type="float">
            <text:p>0,1936</text:p>
          </table:table-cell>
          <table:table-cell table:style-name="ce5" office:value-type="float" office:value="0.1944" calcext:value-type="float">
            <text:p>0,1944</text:p>
          </table:table-cell>
          <table:table-cell table:style-name="ce5" office:value-type="float" office:value="0.1933" calcext:value-type="float">
            <text:p>0,1933</text:p>
          </table:table-cell>
          <table:table-cell table:style-name="ce23" table:formula="of:=AVERAGE([.AF13:.AH13])-[.CU13]" office:value-type="float" office:value="-0.00493333333333335" calcext:value-type="float">
            <text:p>-0,0049</text:p>
          </table:table-cell>
          <table:table-cell table:style-name="ce5" office:value-type="float" office:value="0.215" calcext:value-type="float">
            <text:p>0,2150</text:p>
          </table:table-cell>
          <table:table-cell table:style-name="ce5" office:value-type="float" office:value="0.2063" calcext:value-type="float">
            <text:p>0,2063</text:p>
          </table:table-cell>
          <table:table-cell table:style-name="ce5" office:value-type="float" office:value="0.2003" calcext:value-type="float">
            <text:p>0,2003</text:p>
          </table:table-cell>
          <table:table-cell table:style-name="ce26" table:formula="of:=AVERAGE([.AJ13:.AL13])-[.DK13]" office:value-type="float" office:value="0.00466666666666701" calcext:value-type="float">
            <text:p>0,0047</text:p>
          </table:table-cell>
          <table:table-cell table:style-name="ce5" office:value-type="float" office:value="0.1987" calcext:value-type="float">
            <text:p>0,1987</text:p>
          </table:table-cell>
          <table:table-cell table:style-name="ce5" office:value-type="float" office:value="0.1852" calcext:value-type="float">
            <text:p>0,1852</text:p>
          </table:table-cell>
          <table:table-cell table:style-name="ce5" office:value-type="float" office:value="0.1889" calcext:value-type="float">
            <text:p>0,1889</text:p>
          </table:table-cell>
          <table:table-cell table:style-name="ce26" table:formula="of:=AVERAGE([.AN13:.AP13])-[.DK13]" office:value-type="float" office:value="-0.0115999999999997" calcext:value-type="float">
            <text:p>-0,0116</text:p>
          </table:table-cell>
          <table:table-cell table:style-name="ce5" office:value-type="float" office:value="0.2001" calcext:value-type="float">
            <text:p>0,2001</text:p>
          </table:table-cell>
          <table:table-cell table:style-name="ce5" office:value-type="float" office:value="0.1966" calcext:value-type="float">
            <text:p>0,1966</text:p>
          </table:table-cell>
          <table:table-cell table:style-name="ce5" office:value-type="float" office:value="0.1946" calcext:value-type="float">
            <text:p>0,1946</text:p>
          </table:table-cell>
          <table:table-cell table:style-name="ce26" table:formula="of:=AVERAGE([.AR13:.AT13])-[.DK13]" office:value-type="float" office:value="-0.00543333333333304" calcext:value-type="float">
            <text:p>-0,0054</text:p>
          </table:table-cell>
          <table:table-cell table:number-columns-repeated="2" table:style-name="ce5" office:value-type="float" office:value="0.1911" calcext:value-type="float">
            <text:p>0,1911</text:p>
          </table:table-cell>
          <table:table-cell table:style-name="ce5" office:value-type="float" office:value="0.1877" calcext:value-type="float">
            <text:p>0,1877</text:p>
          </table:table-cell>
          <table:table-cell table:style-name="ce26" table:formula="of:=AVERAGE([.AV13:.AX13])-[.DK13]" office:value-type="float" office:value="-0.0125666666666664" calcext:value-type="float">
            <text:p>-0,0126</text:p>
          </table:table-cell>
          <table:table-cell table:style-name="ce5" office:value-type="float" office:value="0.2254" calcext:value-type="float">
            <text:p>0,2254</text:p>
          </table:table-cell>
          <table:table-cell table:style-name="ce5" office:value-type="float" office:value="0.2297" calcext:value-type="float">
            <text:p>0,2297</text:p>
          </table:table-cell>
          <table:table-cell table:style-name="ce5" office:value-type="float" office:value="0.2042" calcext:value-type="float">
            <text:p>0,2042</text:p>
          </table:table-cell>
          <table:table-cell table:style-name="ce38" table:formula="of:=AVERAGE([.AZ13:.BB13])-[.DX13]" office:value-type="float" office:value="0.00679999999999967" calcext:value-type="float">
            <text:p>0,0068</text:p>
          </table:table-cell>
          <table:table-cell table:style-name="ce5" office:value-type="float" office:value="0.2054" calcext:value-type="float">
            <text:p>0,2054</text:p>
          </table:table-cell>
          <table:table-cell table:style-name="ce5" office:value-type="float" office:value="0.1975" calcext:value-type="float">
            <text:p>0,1975</text:p>
          </table:table-cell>
          <table:table-cell table:style-name="ce5" office:value-type="float" office:value="0.2039" calcext:value-type="float">
            <text:p>0,2039</text:p>
          </table:table-cell>
          <table:table-cell table:style-name="ce38" table:formula="of:=AVERAGE([.BD13:.BF13])-[.DX13]" office:value-type="float" office:value="-0.0107000000000003" calcext:value-type="float">
            <text:p>-0,0107</text:p>
          </table:table-cell>
          <table:table-cell table:style-name="ce5" office:value-type="float" office:value="0.2126" calcext:value-type="float">
            <text:p>0,2126</text:p>
          </table:table-cell>
          <table:table-cell table:style-name="ce5" office:value-type="float" office:value="0.2129" calcext:value-type="float">
            <text:p>0,2129</text:p>
          </table:table-cell>
          <table:table-cell table:style-name="ce5" office:value-type="float" office:value="0.2125" calcext:value-type="float">
            <text:p>0,2125</text:p>
          </table:table-cell>
          <table:table-cell table:style-name="ce38" table:formula="of:=AVERAGE([.BH13:.BJ13])-[.DX13]" office:value-type="float" office:value="-0.000300000000000328" calcext:value-type="float">
            <text:p>-0,0003</text:p>
          </table:table-cell>
          <table:table-cell table:style-name="ce5" office:value-type="float" office:value="0.2021" calcext:value-type="float">
            <text:p>0,2021</text:p>
          </table:table-cell>
          <table:table-cell table:style-name="ce5" office:value-type="float" office:value="0.2015" calcext:value-type="float">
            <text:p>0,2015</text:p>
          </table:table-cell>
          <table:table-cell table:style-name="ce5" office:value-type="float" office:value="0.205" calcext:value-type="float">
            <text:p>0,2050</text:p>
          </table:table-cell>
          <table:table-cell table:style-name="ce38" table:formula="of:=AVERAGE([.BL13:.BN13])-[.DX13]" office:value-type="float" office:value="-0.0101000000000003" calcext:value-type="float">
            <text:p>-0,0101</text:p>
          </table:table-cell>
          <table:table-cell table:style-name="ce5" office:value-type="float" office:value="0.2028" calcext:value-type="float">
            <text:p>0,2028</text:p>
          </table:table-cell>
          <table:table-cell table:style-name="ce5" office:value-type="float" office:value="0.2228" calcext:value-type="float">
            <text:p>0,2228</text:p>
          </table:table-cell>
          <table:table-cell table:style-name="ce5" office:value-type="float" office:value="0.2163" calcext:value-type="float">
            <text:p>0,2163</text:p>
          </table:table-cell>
          <table:table-cell table:style-name="ce41" table:formula="of:=AVERAGE([.BP13:.BR13])-[.CE13]" office:value-type="float" office:value="0.0156999999999997" calcext:value-type="float">
            <text:p>0,0157</text:p>
          </table:table-cell>
          <table:table-cell table:style-name="ce5" office:value-type="float" office:value="0.2046" calcext:value-type="float">
            <text:p>0,2046</text:p>
          </table:table-cell>
          <table:table-cell table:style-name="ce5" office:value-type="float" office:value="0.2014" calcext:value-type="float">
            <text:p>0,2014</text:p>
          </table:table-cell>
          <table:table-cell table:style-name="ce5" office:value-type="float" office:value="0.208" calcext:value-type="float">
            <text:p>0,2080</text:p>
          </table:table-cell>
          <table:table-cell table:style-name="ce41" table:formula="of:=AVERAGE([.BT13:.BV13])-[.CE13]" office:value-type="float" office:value="0.00639999999999966" calcext:value-type="float">
            <text:p>0,0064</text:p>
          </table:table-cell>
          <table:table-cell table:style-name="ce5" office:value-type="float" office:value="0.2043" calcext:value-type="float">
            <text:p>0,2043</text:p>
          </table:table-cell>
          <table:table-cell table:style-name="ce5" office:value-type="float" office:value="0.2024" calcext:value-type="float">
            <text:p>0,2024</text:p>
          </table:table-cell>
          <table:table-cell table:style-name="ce5" office:value-type="float" office:value="0.1988" calcext:value-type="float">
            <text:p>0,1988</text:p>
          </table:table-cell>
          <table:table-cell table:style-name="ce5" table:formula="of:=AVERAGE([.BX13:.BZ13])-[.CE13]" office:value-type="float" office:value="0.00356666666666633" calcext:value-type="float">
            <text:p>0,0036</text:p>
          </table:table-cell>
          <table:table-cell table:style-name="ce5" office:value-type="float" office:value="0.2043" calcext:value-type="float">
            <text:p>0,2043</text:p>
          </table:table-cell>
          <table:table-cell table:style-name="ce5" office:value-type="float" office:value="0.1957" calcext:value-type="float">
            <text:p>0,1957</text:p>
          </table:table-cell>
          <table:table-cell table:style-name="ce5" office:value-type="float" office:value="0.1948" calcext:value-type="float">
            <text:p>0,1948</text:p>
          </table:table-cell>
          <table:table-cell table:style-name="ce12" table:formula="of:=AVERAGE([.CB13:.CD13])" office:value-type="float" office:value="0.198266666666667" calcext:value-type="float">
            <text:p>0,1983</text:p>
          </table:table-cell>
          <table:table-cell table:style-name="ce5" office:value-type="float" office:value="0.2257" calcext:value-type="float">
            <text:p>0,2257</text:p>
          </table:table-cell>
          <table:table-cell table:style-name="ce5" office:value-type="float" office:value="0.2071" calcext:value-type="float">
            <text:p>0,2071</text:p>
          </table:table-cell>
          <table:table-cell table:style-name="ce5" office:value-type="float" office:value="0.1994" calcext:value-type="float">
            <text:p>0,1994</text:p>
          </table:table-cell>
          <table:table-cell table:style-name="ce20" table:formula="of:=AVERAGE([.CF13:.CH13])-[.CU13]" office:value-type="float" office:value="0.0120333333333333" calcext:value-type="float">
            <text:p>0,0120</text:p>
          </table:table-cell>
          <table:table-cell table:style-name="ce5" office:value-type="float" office:value="0.204" calcext:value-type="float">
            <text:p>0,2040</text:p>
          </table:table-cell>
          <table:table-cell table:style-name="ce5" office:value-type="float" office:value="0.1965" calcext:value-type="float">
            <text:p>0,1965</text:p>
          </table:table-cell>
          <table:table-cell table:style-name="ce5" office:value-type="float" office:value="0.2023" calcext:value-type="float">
            <text:p>0,2023</text:p>
          </table:table-cell>
          <table:table-cell table:style-name="ce20" table:formula="of:=AVERAGE([.CJ13:.CL13])-[.CU13]" office:value-type="float" office:value="0.00223333333333334" calcext:value-type="float">
            <text:p>0,0022</text:p>
          </table:table-cell>
          <table:table-cell table:style-name="ce5" office:value-type="float" office:value="0.196" calcext:value-type="float">
            <text:p>0,1960</text:p>
          </table:table-cell>
          <table:table-cell table:style-name="ce5" office:value-type="float" office:value="0.2152" calcext:value-type="float">
            <text:p>0,2152</text:p>
          </table:table-cell>
          <table:table-cell table:style-name="ce5" office:value-type="float" office:value="0.2116" calcext:value-type="float">
            <text:p>0,2116</text:p>
          </table:table-cell>
          <table:table-cell table:style-name="ce20" office:value-type="string" calcext:value-type="string">
            <text:p>V</text:p>
          </table:table-cell>
          <table:table-cell table:style-name="ce5" office:value-type="float" office:value="0.2088" calcext:value-type="float">
            <text:p>0,2088</text:p>
          </table:table-cell>
          <table:table-cell table:style-name="ce5" office:value-type="float" office:value="0.1951" calcext:value-type="float">
            <text:p>0,1951</text:p>
          </table:table-cell>
          <table:table-cell table:style-name="ce5" office:value-type="float" office:value="0.1922" calcext:value-type="float">
            <text:p>0,1922</text:p>
          </table:table-cell>
          <table:table-cell table:style-name="ce12" table:formula="of:=AVERAGE([.CR13:.CT13])" office:value-type="float" office:value="0.1987" calcext:value-type="float">
            <text:p>0,1987</text:p>
          </table:table-cell>
          <table:table-cell table:style-name="ce5" office:value-type="float" office:value="0.211" calcext:value-type="float">
            <text:p>0,2110</text:p>
          </table:table-cell>
          <table:table-cell table:style-name="ce5" office:value-type="float" office:value="0.2171" calcext:value-type="float">
            <text:p>0,2171</text:p>
          </table:table-cell>
          <table:table-cell table:style-name="ce5" office:value-type="float" office:value="0.2033" calcext:value-type="float">
            <text:p>0,2033</text:p>
          </table:table-cell>
          <table:table-cell table:style-name="ce12" table:formula="of:=AVERAGE([.CV13:.CX13])" office:value-type="float" office:value="0.210466666666667" calcext:value-type="float">
            <text:p>0,2105</text:p>
          </table:table-cell>
          <table:table-cell table:style-name="ce5" office:value-type="float" office:value="0.2052" calcext:value-type="float">
            <text:p>0,2052</text:p>
          </table:table-cell>
          <table:table-cell table:style-name="ce5" office:value-type="float" office:value="0.1947" calcext:value-type="float">
            <text:p>0,1947</text:p>
          </table:table-cell>
          <table:table-cell table:style-name="ce5" office:value-type="float" office:value="0.2045" calcext:value-type="float">
            <text:p>0,2045</text:p>
          </table:table-cell>
          <table:table-cell table:style-name="ce12" table:formula="of:=AVERAGE([.CZ13:.DB13])" office:value-type="float" office:value="0.201466666666667" calcext:value-type="float">
            <text:p>0,2015</text:p>
          </table:table-cell>
          <table:table-cell table:style-name="ce5" office:value-type="float" office:value="0.2074" calcext:value-type="float">
            <text:p>0,2074</text:p>
          </table:table-cell>
          <table:table-cell table:style-name="ce5" office:value-type="float" office:value="0.2077" calcext:value-type="float">
            <text:p>0,2077</text:p>
          </table:table-cell>
          <table:table-cell table:style-name="ce5" office:value-type="float" office:value="0.2133" calcext:value-type="float">
            <text:p>0,2133</text:p>
          </table:table-cell>
          <table:table-cell table:style-name="ce12" table:formula="of:=AVERAGE([.DD13:.DF13])" office:value-type="float" office:value="0.209466666666667" calcext:value-type="float">
            <text:p>0,2095</text:p>
          </table:table-cell>
          <table:table-cell table:style-name="ce5" office:value-type="float" office:value="0.2081" calcext:value-type="float">
            <text:p>0,2081</text:p>
          </table:table-cell>
          <table:table-cell table:style-name="ce5" office:value-type="float" office:value="0.2133" calcext:value-type="float">
            <text:p>0,2133</text:p>
          </table:table-cell>
          <table:table-cell table:style-name="ce5" office:value-type="float" office:value="0.1862" calcext:value-type="float">
            <text:p>0,1862</text:p>
          </table:table-cell>
          <table:table-cell table:style-name="ce5" table:formula="of:=AVERAGE([.DH13:.DJ13])" office:value-type="float" office:value="0.202533333333333" calcext:value-type="float">
            <text:p>0,2025</text:p>
          </table:table-cell>
          <table:table-cell table:style-name="ce5" office:value-type="float" office:value="0.2375" calcext:value-type="float">
            <text:p>0,2375</text:p>
          </table:table-cell>
          <table:table-cell table:style-name="ce5" office:value-type="float" office:value="0.2337" calcext:value-type="float">
            <text:p>0,2337</text:p>
          </table:table-cell>
          <table:table-cell table:style-name="ce5" office:value-type="float" office:value="0.2236" calcext:value-type="float">
            <text:p>0,2236</text:p>
          </table:table-cell>
          <table:table-cell table:style-name="ce5" office:value-type="float" office:value="0.2142" calcext:value-type="float">
            <text:p>0,2142</text:p>
          </table:table-cell>
          <table:table-cell table:style-name="ce5" office:value-type="float" office:value="0.2132" calcext:value-type="float">
            <text:p>0,2132</text:p>
          </table:table-cell>
          <table:table-cell table:style-name="ce5" office:value-type="float" office:value="0.2193" calcext:value-type="float">
            <text:p>0,2193</text:p>
          </table:table-cell>
          <table:table-cell table:style-name="ce5" office:value-type="float" office:value="0.2212" calcext:value-type="float">
            <text:p>0,2212</text:p>
          </table:table-cell>
          <table:table-cell table:style-name="ce5" office:value-type="float" office:value="0.2214" calcext:value-type="float">
            <text:p>0,2214</text:p>
          </table:table-cell>
          <table:table-cell table:style-name="ce5" office:value-type="float" office:value="0.2194" calcext:value-type="float">
            <text:p>0,2194</text:p>
          </table:table-cell>
          <table:table-cell table:number-columns-repeated="2" table:style-name="ce14" office:value-type="float" office:value="0.2217" calcext:value-type="float">
            <text:p>0,2217</text:p>
          </table:table-cell>
          <table:table-cell table:style-name="ce14" office:value-type="float" office:value="0.1955" calcext:value-type="float">
            <text:p>0,1955</text:p>
          </table:table-cell>
          <table:table-cell table:style-name="ce1" table:formula="of:=AVERAGE([.DU13:.DW13])" office:value-type="float" office:value="0.212966666666667" calcext:value-type="float">
            <text:p>0,212966666666667</text:p>
          </table:table-cell>
          <table:table-cell table:number-columns-repeated="92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1800.29" calcext:value-type="float">
            <text:p>1800,29</text:p>
          </table:table-cell>
          <table:table-cell table:style-name="ce3" table:formula="of:=[.B14]/3600" office:value-type="float" office:value="0.500080555555556" calcext:value-type="float">
            <text:p>0,50</text:p>
          </table:table-cell>
          <table:table-cell table:style-name="ce5" office:value-type="float" office:value="0.2066" calcext:value-type="float">
            <text:p>0,2066</text:p>
          </table:table-cell>
          <table:table-cell table:style-name="ce5" office:value-type="float" office:value="0.2114" calcext:value-type="float">
            <text:p>0,2114</text:p>
          </table:table-cell>
          <table:table-cell table:style-name="ce5" office:value-type="float" office:value="0.2125" calcext:value-type="float">
            <text:p>0,2125</text:p>
          </table:table-cell>
          <table:table-cell table:style-name="ce17" table:formula="of:=AVERAGE([.D14:.F14])-[.CE14]" office:value-type="float" office:value="0.0147999999999997" calcext:value-type="float">
            <text:p>0,0148</text:p>
          </table:table-cell>
          <table:table-cell table:style-name="ce5" office:value-type="float" office:value="0.2157" calcext:value-type="float">
            <text:p>0,2157</text:p>
          </table:table-cell>
          <table:table-cell table:style-name="ce5" office:value-type="float" office:value="0.1874" calcext:value-type="float">
            <text:p>0,1874</text:p>
          </table:table-cell>
          <table:table-cell table:style-name="ce5" office:value-type="float" office:value="0.1965" calcext:value-type="float">
            <text:p>0,1965</text:p>
          </table:table-cell>
          <table:table-cell table:style-name="ce17" table:formula="of:=AVERAGE([.H14:.J14])-[.CE14]" office:value-type="float" office:value="0.00449999999999967" calcext:value-type="float">
            <text:p>0,0045</text:p>
          </table:table-cell>
          <table:table-cell table:style-name="ce5" office:value-type="float" office:value="0.2057" calcext:value-type="float">
            <text:p>0,2057</text:p>
          </table:table-cell>
          <table:table-cell table:style-name="ce5" office:value-type="float" office:value="0.2079" calcext:value-type="float">
            <text:p>0,2079</text:p>
          </table:table-cell>
          <table:table-cell table:style-name="ce5" office:value-type="float" office:value="0.1984" calcext:value-type="float">
            <text:p>0,1984</text:p>
          </table:table-cell>
          <table:table-cell table:style-name="ce17" table:formula="of:=AVERAGE([.L14:.N14])-[.CE14]" office:value-type="float" office:value="0.00863333333333299" calcext:value-type="float">
            <text:p>0,0086</text:p>
          </table:table-cell>
          <table:table-cell table:style-name="ce5" office:value-type="float" office:value="0.2" calcext:value-type="float">
            <text:p>0,2000</text:p>
          </table:table-cell>
          <table:table-cell table:style-name="ce5" office:value-type="float" office:value="0.1975" calcext:value-type="float">
            <text:p>0,1975</text:p>
          </table:table-cell>
          <table:table-cell table:style-name="ce5" office:value-type="float" office:value="0.1974" calcext:value-type="float">
            <text:p>0,1974</text:p>
          </table:table-cell>
          <table:table-cell table:style-name="ce17" table:formula="of:=AVERAGE([.P14:.R14])-[.CE14]" office:value-type="float" office:value="0.00293333333333301" calcext:value-type="float">
            <text:p>0,0029</text:p>
          </table:table-cell>
          <table:table-cell table:style-name="ce5" office:value-type="float" office:value="0.1863" calcext:value-type="float">
            <text:p>0,1863</text:p>
          </table:table-cell>
          <table:table-cell table:style-name="ce5" office:value-type="float" office:value="0.1974" calcext:value-type="float">
            <text:p>0,1974</text:p>
          </table:table-cell>
          <table:table-cell table:style-name="ce5" office:value-type="float" office:value="0.2038" calcext:value-type="float">
            <text:p>0,2038</text:p>
          </table:table-cell>
          <table:table-cell table:style-name="ce23" table:formula="of:=AVERAGE([.T14:.V14])-[.CU14]" office:value-type="float" office:value="0.00236666666666632" calcext:value-type="float">
            <text:p>0,0024</text:p>
          </table:table-cell>
          <table:table-cell table:style-name="ce5" office:value-type="float" office:value="0.1968" calcext:value-type="float">
            <text:p>0,1968</text:p>
          </table:table-cell>
          <table:table-cell table:style-name="ce5" office:value-type="float" office:value="0.1887" calcext:value-type="float">
            <text:p>0,1887</text:p>
          </table:table-cell>
          <table:table-cell table:style-name="ce5" office:value-type="float" office:value="0.1948" calcext:value-type="float">
            <text:p>0,1948</text:p>
          </table:table-cell>
          <table:table-cell table:style-name="ce23" table:formula="of:=AVERAGE([.X14:.Z14])-[.CU14]" office:value-type="float" office:value="-0.0000333333333336627" calcext:value-type="float">
            <text:p>0,0000</text:p>
          </table:table-cell>
          <table:table-cell table:style-name="ce5" office:value-type="float" office:value="0.2049" calcext:value-type="float">
            <text:p>0,2049</text:p>
          </table:table-cell>
          <table:table-cell table:style-name="ce5" office:value-type="float" office:value="0.2033" calcext:value-type="float">
            <text:p>0,2033</text:p>
          </table:table-cell>
          <table:table-cell table:style-name="ce5" office:value-type="float" office:value="0.2022" calcext:value-type="float">
            <text:p>0,2022</text:p>
          </table:table-cell>
          <table:table-cell table:style-name="ce23" table:formula="of:=AVERAGE([.AB14:.AD14])-[.CU14]" office:value-type="float" office:value="0.00999999999999968" calcext:value-type="float">
            <text:p>0,0100</text:p>
          </table:table-cell>
          <table:table-cell table:style-name="ce5" office:value-type="float" office:value="0.1935" calcext:value-type="float">
            <text:p>0,1935</text:p>
          </table:table-cell>
          <table:table-cell table:style-name="ce5" office:value-type="float" office:value="0.1948" calcext:value-type="float">
            <text:p>0,1948</text:p>
          </table:table-cell>
          <table:table-cell table:style-name="ce5" office:value-type="float" office:value="0.1931" calcext:value-type="float">
            <text:p>0,1931</text:p>
          </table:table-cell>
          <table:table-cell table:style-name="ce23" table:formula="of:=AVERAGE([.AF14:.AH14])-[.CU14]" office:value-type="float" office:value="0.000333333333332991" calcext:value-type="float">
            <text:p>0,0003</text:p>
          </table:table-cell>
          <table:table-cell table:style-name="ce5" office:value-type="float" office:value="0.2039" calcext:value-type="float">
            <text:p>0,2039</text:p>
          </table:table-cell>
          <table:table-cell table:style-name="ce5" office:value-type="float" office:value="0.2089" calcext:value-type="float">
            <text:p>0,2089</text:p>
          </table:table-cell>
          <table:table-cell table:style-name="ce5" office:value-type="float" office:value="0.2038" calcext:value-type="float">
            <text:p>0,2038</text:p>
          </table:table-cell>
          <table:table-cell table:style-name="ce26" table:formula="of:=AVERAGE([.AJ14:.AL14])-[.DK14]" office:value-type="float" office:value="0.0178333333333333" calcext:value-type="float">
            <text:p>0,0178</text:p>
          </table:table-cell>
          <table:table-cell table:style-name="ce5" office:value-type="float" office:value="0.199" calcext:value-type="float">
            <text:p>0,1990</text:p>
          </table:table-cell>
          <table:table-cell table:style-name="ce5" office:value-type="float" office:value="0.1858" calcext:value-type="float">
            <text:p>0,1858</text:p>
          </table:table-cell>
          <table:table-cell table:style-name="ce5" office:value-type="float" office:value="0.1886" calcext:value-type="float">
            <text:p>0,1886</text:p>
          </table:table-cell>
          <table:table-cell table:style-name="ce26" table:formula="of:=AVERAGE([.AN14:.AP14])-[.DK14]" office:value-type="float" office:value="0.00343333333333334" calcext:value-type="float">
            <text:p>0,0034</text:p>
          </table:table-cell>
          <table:table-cell table:style-name="ce5" office:value-type="float" office:value="0.2063" calcext:value-type="float">
            <text:p>0,2063</text:p>
          </table:table-cell>
          <table:table-cell table:style-name="ce5" office:value-type="float" office:value="0.2018" calcext:value-type="float">
            <text:p>0,2018</text:p>
          </table:table-cell>
          <table:table-cell table:style-name="ce5" office:value-type="float" office:value="0.2008" calcext:value-type="float">
            <text:p>0,2008</text:p>
          </table:table-cell>
          <table:table-cell table:style-name="ce26" table:formula="of:=AVERAGE([.AR14:.AT14])-[.DK14]" office:value-type="float" office:value="0.0152666666666667" calcext:value-type="float">
            <text:p>0,0153</text:p>
          </table:table-cell>
          <table:table-cell table:style-name="ce5" office:value-type="float" office:value="0.1921" calcext:value-type="float">
            <text:p>0,1921</text:p>
          </table:table-cell>
          <table:table-cell table:style-name="ce5" office:value-type="float" office:value="0.1918" calcext:value-type="float">
            <text:p>0,1918</text:p>
          </table:table-cell>
          <table:table-cell table:style-name="ce5" office:value-type="float" office:value="0.1894" calcext:value-type="float">
            <text:p>0,1894</text:p>
          </table:table-cell>
          <table:table-cell table:style-name="ce26" table:formula="of:=AVERAGE([.AV14:.AX14])-[.DK14]" office:value-type="float" office:value="0.00340000000000001" calcext:value-type="float">
            <text:p>0,0034</text:p>
          </table:table-cell>
          <table:table-cell table:style-name="ce5" office:value-type="float" office:value="0.2035" calcext:value-type="float">
            <text:p>0,2035</text:p>
          </table:table-cell>
          <table:table-cell table:style-name="ce5" office:value-type="float" office:value="0.2077" calcext:value-type="float">
            <text:p>0,2077</text:p>
          </table:table-cell>
          <table:table-cell table:style-name="ce5" office:value-type="float" office:value="0.2066" calcext:value-type="float">
            <text:p>0,2066</text:p>
          </table:table-cell>
          <table:table-cell table:style-name="ce38" table:formula="of:=AVERAGE([.AZ14:.BB14])-[.DX14]" office:value-type="float" office:value="0.00930000000000034" calcext:value-type="float">
            <text:p>0,0093</text:p>
          </table:table-cell>
          <table:table-cell table:style-name="ce5" office:value-type="float" office:value="0.2054" calcext:value-type="float">
            <text:p>0,2054</text:p>
          </table:table-cell>
          <table:table-cell table:style-name="ce5" office:value-type="float" office:value="0.1984" calcext:value-type="float">
            <text:p>0,1984</text:p>
          </table:table-cell>
          <table:table-cell table:style-name="ce5" office:value-type="float" office:value="0.2039" calcext:value-type="float">
            <text:p>0,2039</text:p>
          </table:table-cell>
          <table:table-cell table:style-name="ce38" table:formula="of:=AVERAGE([.BD14:.BF14])-[.DX14]" office:value-type="float" office:value="0.00593333333333368" calcext:value-type="float">
            <text:p>0,0059</text:p>
          </table:table-cell>
          <table:table-cell table:style-name="ce5" office:value-type="float" office:value="0.216" calcext:value-type="float">
            <text:p>0,2160</text:p>
          </table:table-cell>
          <table:table-cell table:style-name="ce5" office:value-type="float" office:value="0.2152" calcext:value-type="float">
            <text:p>0,2152</text:p>
          </table:table-cell>
          <table:table-cell table:style-name="ce5" office:value-type="float" office:value="0.2197" calcext:value-type="float">
            <text:p>0,2197</text:p>
          </table:table-cell>
          <table:table-cell table:style-name="ce38" table:formula="of:=AVERAGE([.BH14:.BJ14])-[.DX14]" office:value-type="float" office:value="0.0203333333333337" calcext:value-type="float">
            <text:p>0,0203</text:p>
          </table:table-cell>
          <table:table-cell table:style-name="ce5" office:value-type="float" office:value="0.2045" calcext:value-type="float">
            <text:p>0,2045</text:p>
          </table:table-cell>
          <table:table-cell table:style-name="ce5" office:value-type="float" office:value="0.2017" calcext:value-type="float">
            <text:p>0,2017</text:p>
          </table:table-cell>
          <table:table-cell table:style-name="ce5" office:value-type="float" office:value="0.2062" calcext:value-type="float">
            <text:p>0,2062</text:p>
          </table:table-cell>
          <table:table-cell table:style-name="ce38" table:formula="of:=AVERAGE([.BL14:.BN14])-[.DX14]" office:value-type="float" office:value="0.00750000000000031" calcext:value-type="float">
            <text:p>0,0075</text:p>
          </table:table-cell>
          <table:table-cell table:style-name="ce5" office:value-type="float" office:value="0.2073" calcext:value-type="float">
            <text:p>0,2073</text:p>
          </table:table-cell>
          <table:table-cell table:style-name="ce5" office:value-type="float" office:value="0.2064" calcext:value-type="float">
            <text:p>0,2064</text:p>
          </table:table-cell>
          <table:table-cell table:style-name="ce5" office:value-type="float" office:value="0.2215" calcext:value-type="float">
            <text:p>0,2215</text:p>
          </table:table-cell>
          <table:table-cell table:style-name="ce41" table:formula="of:=AVERAGE([.BP14:.BR14])-[.CE14]" office:value-type="float" office:value="0.0163666666666663" calcext:value-type="float">
            <text:p>0,0164</text:p>
          </table:table-cell>
          <table:table-cell table:style-name="ce5" office:value-type="float" office:value="0.2038" calcext:value-type="float">
            <text:p>0,2038</text:p>
          </table:table-cell>
          <table:table-cell table:style-name="ce5" office:value-type="float" office:value="0.2017" calcext:value-type="float">
            <text:p>0,2017</text:p>
          </table:table-cell>
          <table:table-cell table:style-name="ce5" office:value-type="float" office:value="0.2095" calcext:value-type="float">
            <text:p>0,2095</text:p>
          </table:table-cell>
          <table:table-cell table:style-name="ce41" table:formula="of:=AVERAGE([.BT14:.BV14])-[.CE14]" office:value-type="float" office:value="0.00963333333333299" calcext:value-type="float">
            <text:p>0,0096</text:p>
          </table:table-cell>
          <table:table-cell table:style-name="ce5" office:value-type="float" office:value="0.2042" calcext:value-type="float">
            <text:p>0,2042</text:p>
          </table:table-cell>
          <table:table-cell table:style-name="ce5" office:value-type="float" office:value="0.2055" calcext:value-type="float">
            <text:p>0,2055</text:p>
          </table:table-cell>
          <table:table-cell table:style-name="ce5" office:value-type="float" office:value="0.2036" calcext:value-type="float">
            <text:p>0,2036</text:p>
          </table:table-cell>
          <table:table-cell table:style-name="ce5" table:formula="of:=AVERAGE([.BX14:.BZ14])-[.CE14]" office:value-type="float" office:value="0.00906666666666633" calcext:value-type="float">
            <text:p>0,0091</text:p>
          </table:table-cell>
          <table:table-cell table:style-name="ce5" office:value-type="float" office:value="0.1971" calcext:value-type="float">
            <text:p>0,1971</text:p>
          </table:table-cell>
          <table:table-cell table:style-name="ce5" office:value-type="float" office:value="0.1954" calcext:value-type="float">
            <text:p>0,1954</text:p>
          </table:table-cell>
          <table:table-cell table:style-name="ce5" office:value-type="float" office:value="0.1936" calcext:value-type="float">
            <text:p>0,1936</text:p>
          </table:table-cell>
          <table:table-cell table:style-name="ce12" table:formula="of:=AVERAGE([.CB14:.CD14])" office:value-type="float" office:value="0.195366666666667" calcext:value-type="float">
            <text:p>0,1954</text:p>
          </table:table-cell>
          <table:table-cell table:style-name="ce5" office:value-type="float" office:value="0.1957" calcext:value-type="float">
            <text:p>0,1957</text:p>
          </table:table-cell>
          <table:table-cell table:style-name="ce5" office:value-type="float" office:value="0.2031" calcext:value-type="float">
            <text:p>0,2031</text:p>
          </table:table-cell>
          <table:table-cell table:style-name="ce5" office:value-type="float" office:value="0.2014" calcext:value-type="float">
            <text:p>0,2014</text:p>
          </table:table-cell>
          <table:table-cell table:style-name="ce20" table:formula="of:=AVERAGE([.CF14:.CH14])" office:value-type="float" office:value="0.200066666666667" calcext:value-type="float">
            <text:p>0,2001</text:p>
          </table:table-cell>
          <table:table-cell table:style-name="ce5" office:value-type="float" office:value="0.2011" calcext:value-type="float">
            <text:p>0,2011</text:p>
          </table:table-cell>
          <table:table-cell table:style-name="ce5" office:value-type="float" office:value="0.1968" calcext:value-type="float">
            <text:p>0,1968</text:p>
          </table:table-cell>
          <table:table-cell table:style-name="ce5" office:value-type="float" office:value="0.2025" calcext:value-type="float">
            <text:p>0,2025</text:p>
          </table:table-cell>
          <table:table-cell table:style-name="ce20" table:formula="of:=AVERAGE([.CJ14:.CL14])-[.CU14]" office:value-type="float" office:value="0.00666666666666635" calcext:value-type="float">
            <text:p>0,0067</text:p>
          </table:table-cell>
          <table:table-cell table:style-name="ce5" office:value-type="float" office:value="0.1857" calcext:value-type="float">
            <text:p>0,1857</text:p>
          </table:table-cell>
          <table:table-cell table:style-name="ce5" office:value-type="float" office:value="0.1976" calcext:value-type="float">
            <text:p>0,1976</text:p>
          </table:table-cell>
          <table:table-cell table:style-name="ce5" office:value-type="float" office:value="0.2103" calcext:value-type="float">
            <text:p>0,2103</text:p>
          </table:table-cell>
          <table:table-cell table:style-name="ce20" table:formula="of:=AVERAGE([.CO14:.CP14])" office:value-type="float" office:value="0.20395" calcext:value-type="float">
            <text:p>0,2040</text:p>
          </table:table-cell>
          <table:table-cell table:style-name="ce5" office:value-type="float" office:value="0.1929" calcext:value-type="float">
            <text:p>0,1929</text:p>
          </table:table-cell>
          <table:table-cell table:style-name="ce5" office:value-type="float" office:value="0.1957" calcext:value-type="float">
            <text:p>0,1957</text:p>
          </table:table-cell>
          <table:table-cell table:style-name="ce5" office:value-type="float" office:value="0.1918" calcext:value-type="float">
            <text:p>0,1918</text:p>
          </table:table-cell>
          <table:table-cell table:style-name="ce12" table:formula="of:=AVERAGE([.CR14:.CT14])" office:value-type="float" office:value="0.193466666666667" calcext:value-type="float">
            <text:p>0,1935</text:p>
          </table:table-cell>
          <table:table-cell table:style-name="ce5" office:value-type="float" office:value="0.1858" calcext:value-type="float">
            <text:p>0,1858</text:p>
          </table:table-cell>
          <table:table-cell table:style-name="ce5" office:value-type="float" office:value="0.1966" calcext:value-type="float">
            <text:p>0,1966</text:p>
          </table:table-cell>
          <table:table-cell table:style-name="ce5" office:value-type="float" office:value="0.1934" calcext:value-type="float">
            <text:p>0,1934</text:p>
          </table:table-cell>
          <table:table-cell table:style-name="ce12" table:formula="of:=AVERAGE([.CV14:.CX14])" office:value-type="float" office:value="0.191933333333333" calcext:value-type="float">
            <text:p>0,1919</text:p>
          </table:table-cell>
          <table:table-cell table:style-name="ce5" office:value-type="float" office:value="0.1943" calcext:value-type="float">
            <text:p>0,1943</text:p>
          </table:table-cell>
          <table:table-cell table:style-name="ce5" office:value-type="float" office:value="0.1868" calcext:value-type="float">
            <text:p>0,1868</text:p>
          </table:table-cell>
          <table:table-cell table:style-name="ce5" office:value-type="float" office:value="0.1969" calcext:value-type="float">
            <text:p>0,1969</text:p>
          </table:table-cell>
          <table:table-cell table:style-name="ce12" table:formula="of:=AVERAGE([.CZ14:.DB14])" office:value-type="float" office:value="0.192666666666667" calcext:value-type="float">
            <text:p>0,1927</text:p>
          </table:table-cell>
          <table:table-cell table:style-name="ce5" office:value-type="float" office:value="0.1953" calcext:value-type="float">
            <text:p>0,1953</text:p>
          </table:table-cell>
          <table:table-cell table:style-name="ce5" office:value-type="float" office:value="0.1959" calcext:value-type="float">
            <text:p>0,1959</text:p>
          </table:table-cell>
          <table:table-cell table:style-name="ce5" office:value-type="float" office:value="0.194" calcext:value-type="float">
            <text:p>0,1940</text:p>
          </table:table-cell>
          <table:table-cell table:style-name="ce12" table:formula="of:=AVERAGE([.DD14:.DF14])" office:value-type="float" office:value="0.195066666666667" calcext:value-type="float">
            <text:p>0,1951</text:p>
          </table:table-cell>
          <table:table-cell table:style-name="ce5" office:value-type="float" office:value="0.1863" calcext:value-type="float">
            <text:p>0,1863</text:p>
          </table:table-cell>
          <table:table-cell table:style-name="ce5" office:value-type="float" office:value="0.1909" calcext:value-type="float">
            <text:p>0,1909</text:p>
          </table:table-cell>
          <table:table-cell table:style-name="ce5" office:value-type="float" office:value="0.1859" calcext:value-type="float">
            <text:p>0,1859</text:p>
          </table:table-cell>
          <table:table-cell table:style-name="ce5" table:formula="of:=AVERAGE([.DH14:.DJ14])" office:value-type="float" office:value="0.1877" calcext:value-type="float">
            <text:p>0,1877</text:p>
          </table:table-cell>
          <table:table-cell table:style-name="ce5" office:value-type="float" office:value="0.202" calcext:value-type="float">
            <text:p>0,2020</text:p>
          </table:table-cell>
          <table:table-cell table:style-name="ce5" office:value-type="float" office:value="0.205" calcext:value-type="float">
            <text:p>0,2050</text:p>
          </table:table-cell>
          <table:table-cell table:style-name="ce5" office:value-type="float" office:value="0.2068" calcext:value-type="float">
            <text:p>0,2068</text:p>
          </table:table-cell>
          <table:table-cell table:style-name="ce5" office:value-type="float" office:value="0.2035" calcext:value-type="float">
            <text:p>0,2035</text:p>
          </table:table-cell>
          <table:table-cell table:style-name="ce5" office:value-type="float" office:value="0.2005" calcext:value-type="float">
            <text:p>0,2005</text:p>
          </table:table-cell>
          <table:table-cell table:style-name="ce5" office:value-type="float" office:value="0.2066" calcext:value-type="float">
            <text:p>0,2066</text:p>
          </table:table-cell>
          <table:table-cell table:style-name="ce5" office:value-type="float" office:value="0.2033" calcext:value-type="float">
            <text:p>0,2033</text:p>
          </table:table-cell>
          <table:table-cell table:style-name="ce5" office:value-type="float" office:value="0.2054" calcext:value-type="float">
            <text:p>0,2054</text:p>
          </table:table-cell>
          <table:table-cell table:style-name="ce5" office:value-type="float" office:value="0.2013" calcext:value-type="float">
            <text:p>0,2013</text:p>
          </table:table-cell>
          <table:table-cell table:style-name="ce14" office:value-type="float" office:value="0.197" calcext:value-type="float">
            <text:p>0,1970</text:p>
          </table:table-cell>
          <table:table-cell table:style-name="ce14" office:value-type="float" office:value="0.1969" calcext:value-type="float">
            <text:p>0,1969</text:p>
          </table:table-cell>
          <table:table-cell table:style-name="ce14" office:value-type="float" office:value="0.196" calcext:value-type="float">
            <text:p>0,1960</text:p>
          </table:table-cell>
          <table:table-cell table:style-name="ce1" table:formula="of:=AVERAGE([.DU14:.DW14])" office:value-type="float" office:value="0.196633333333333" calcext:value-type="float">
            <text:p>0,196633333333333</text:p>
          </table:table-cell>
          <table:table-cell table:number-columns-repeated="92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3600.3" calcext:value-type="float">
            <text:p>3600,30</text:p>
          </table:table-cell>
          <table:table-cell table:style-name="ce3" table:formula="of:=[.B15]/3600" office:value-type="float" office:value="1.00008333333333" calcext:value-type="float">
            <text:p>1,00</text:p>
          </table:table-cell>
          <table:table-cell table:style-name="ce5" office:value-type="float" office:value="0.2111" calcext:value-type="float">
            <text:p>0,2111</text:p>
          </table:table-cell>
          <table:table-cell table:style-name="ce5" office:value-type="float" office:value="0.2156" calcext:value-type="float">
            <text:p>0,2156</text:p>
          </table:table-cell>
          <table:table-cell table:style-name="ce5" office:value-type="float" office:value="0.2176" calcext:value-type="float">
            <text:p>0,2176</text:p>
          </table:table-cell>
          <table:table-cell table:style-name="ce17" table:formula="of:=AVERAGE([.D15:.F15])-[.CE15]" office:value-type="float" office:value="0.0194999999999997" calcext:value-type="float">
            <text:p>0,0195</text:p>
          </table:table-cell>
          <table:table-cell table:style-name="ce5" office:value-type="float" office:value="0.2157" calcext:value-type="float">
            <text:p>0,2157</text:p>
          </table:table-cell>
          <table:table-cell table:style-name="ce5" office:value-type="float" office:value="0.1877" calcext:value-type="float">
            <text:p>0,1877</text:p>
          </table:table-cell>
          <table:table-cell table:style-name="ce5" office:value-type="float" office:value="0.1962" calcext:value-type="float">
            <text:p>0,1962</text:p>
          </table:table-cell>
          <table:table-cell table:style-name="ce17" table:formula="of:=AVERAGE([.H15:.J15])-[.CE15]" office:value-type="float" office:value="0.00459999999999966" calcext:value-type="float">
            <text:p>0,0046</text:p>
          </table:table-cell>
          <table:table-cell table:style-name="ce5" office:value-type="float" office:value="0.2105" calcext:value-type="float">
            <text:p>0,2105</text:p>
          </table:table-cell>
          <table:table-cell table:style-name="ce5" office:value-type="float" office:value="0.2128" calcext:value-type="float">
            <text:p>0,2128</text:p>
          </table:table-cell>
          <table:table-cell table:style-name="ce5" office:value-type="float" office:value="0.2039" calcext:value-type="float">
            <text:p>0,2039</text:p>
          </table:table-cell>
          <table:table-cell table:style-name="ce17" table:formula="of:=AVERAGE([.L15:.N15])-[.CE15]" office:value-type="float" office:value="0.0137999999999996" calcext:value-type="float">
            <text:p>0,0138</text:p>
          </table:table-cell>
          <table:table-cell table:style-name="ce5" office:value-type="float" office:value="0.2004" calcext:value-type="float">
            <text:p>0,2004</text:p>
          </table:table-cell>
          <table:table-cell table:style-name="ce5" office:value-type="float" office:value="0.1979" calcext:value-type="float">
            <text:p>0,1979</text:p>
          </table:table-cell>
          <table:table-cell table:style-name="ce5" office:value-type="float" office:value="0.1971" calcext:value-type="float">
            <text:p>0,1971</text:p>
          </table:table-cell>
          <table:table-cell table:style-name="ce17" table:formula="of:=AVERAGE([.P15:.R15])-[.CE15]" office:value-type="float" office:value="0.00319999999999965" calcext:value-type="float">
            <text:p>0,0032</text:p>
          </table:table-cell>
          <table:table-cell table:style-name="ce5" office:value-type="float" office:value="0.1903" calcext:value-type="float">
            <text:p>0,1903</text:p>
          </table:table-cell>
          <table:table-cell table:style-name="ce5" office:value-type="float" office:value="0.2026" calcext:value-type="float">
            <text:p>0,2026</text:p>
          </table:table-cell>
          <table:table-cell table:style-name="ce5" office:value-type="float" office:value="0.2082" calcext:value-type="float">
            <text:p>0,2082</text:p>
          </table:table-cell>
          <table:table-cell table:style-name="ce23" table:formula="of:=AVERAGE([.T15:.V15])-[.CU15]" office:value-type="float" office:value="0.00743333333333365" calcext:value-type="float">
            <text:p>0,0074</text:p>
          </table:table-cell>
          <table:table-cell table:style-name="ce5" office:value-type="float" office:value="0.1979" calcext:value-type="float">
            <text:p>0,1979</text:p>
          </table:table-cell>
          <table:table-cell table:style-name="ce5" office:value-type="float" office:value="0.1888" calcext:value-type="float">
            <text:p>0,1888</text:p>
          </table:table-cell>
          <table:table-cell table:style-name="ce5" office:value-type="float" office:value="0.1951" calcext:value-type="float">
            <text:p>0,1951</text:p>
          </table:table-cell>
          <table:table-cell table:style-name="ce23" table:formula="of:=AVERAGE([.X15:.Z15])-[.CU15]" office:value-type="float" office:value="0.00100000000000031" calcext:value-type="float">
            <text:p>0,0010</text:p>
          </table:table-cell>
          <table:table-cell table:style-name="ce5" office:value-type="float" office:value="0.2095" calcext:value-type="float">
            <text:p>0,2095</text:p>
          </table:table-cell>
          <table:table-cell table:style-name="ce5" office:value-type="float" office:value="0.2093" calcext:value-type="float">
            <text:p>0,2093</text:p>
          </table:table-cell>
          <table:table-cell table:style-name="ce5" office:value-type="float" office:value="0.2089" calcext:value-type="float">
            <text:p>0,2089</text:p>
          </table:table-cell>
          <table:table-cell table:style-name="ce23" table:formula="of:=AVERAGE([.AB15:.AD15])-[.CU15]" office:value-type="float" office:value="0.0163000000000003" calcext:value-type="float">
            <text:p>0,0163</text:p>
          </table:table-cell>
          <table:table-cell table:style-name="ce5" office:value-type="float" office:value="0.1946" calcext:value-type="float">
            <text:p>0,1946</text:p>
          </table:table-cell>
          <table:table-cell table:style-name="ce5" office:value-type="float" office:value="0.1944" calcext:value-type="float">
            <text:p>0,1944</text:p>
          </table:table-cell>
          <table:table-cell table:style-name="ce5" office:value-type="float" office:value="0.1937" calcext:value-type="float">
            <text:p>0,1937</text:p>
          </table:table-cell>
          <table:table-cell table:style-name="ce23" table:formula="of:=AVERAGE([.AF15:.AH15])-[.CU15]" office:value-type="float" office:value="0.00130000000000033" calcext:value-type="float">
            <text:p>0,0013</text:p>
          </table:table-cell>
          <table:table-cell table:style-name="ce5" office:value-type="float" office:value="0.208" calcext:value-type="float">
            <text:p>0,2080</text:p>
          </table:table-cell>
          <table:table-cell table:style-name="ce5" office:value-type="float" office:value="0.2148" calcext:value-type="float">
            <text:p>0,2148</text:p>
          </table:table-cell>
          <table:table-cell table:style-name="ce5" office:value-type="float" office:value="0.2087" calcext:value-type="float">
            <text:p>0,2087</text:p>
          </table:table-cell>
          <table:table-cell table:style-name="ce26" table:formula="of:=AVERAGE([.AJ15:.AL15])-[.DK15]" office:value-type="float" office:value="0.022833333333333" calcext:value-type="float">
            <text:p>0,0228</text:p>
          </table:table-cell>
          <table:table-cell table:style-name="ce5" office:value-type="float" office:value="0.1986" calcext:value-type="float">
            <text:p>0,1986</text:p>
          </table:table-cell>
          <table:table-cell table:style-name="ce5" office:value-type="float" office:value="0.1849" calcext:value-type="float">
            <text:p>0,1849</text:p>
          </table:table-cell>
          <table:table-cell table:style-name="ce5" office:value-type="float" office:value="0.1891" calcext:value-type="float">
            <text:p>0,1891</text:p>
          </table:table-cell>
          <table:table-cell table:style-name="ce26" table:formula="of:=AVERAGE([.AN15:.AP15])-[.DK15]" office:value-type="float" office:value="0.00319999999999965" calcext:value-type="float">
            <text:p>0,0032</text:p>
          </table:table-cell>
          <table:table-cell table:style-name="ce5" office:value-type="float" office:value="0.2148" calcext:value-type="float">
            <text:p>0,2148</text:p>
          </table:table-cell>
          <table:table-cell table:style-name="ce5" office:value-type="float" office:value="0.2083" calcext:value-type="float">
            <text:p>0,2083</text:p>
          </table:table-cell>
          <table:table-cell table:style-name="ce5" office:value-type="float" office:value="0.2075" calcext:value-type="float">
            <text:p>0,2075</text:p>
          </table:table-cell>
          <table:table-cell table:style-name="ce26" table:formula="of:=AVERAGE([.AR15:.AT15])-[.DK15]" office:value-type="float" office:value="0.022533333333333" calcext:value-type="float">
            <text:p>0,0225</text:p>
          </table:table-cell>
          <table:table-cell table:style-name="ce5" office:value-type="float" office:value="0.1916" calcext:value-type="float">
            <text:p>0,1916</text:p>
          </table:table-cell>
          <table:table-cell table:style-name="ce5" office:value-type="float" office:value="0.1915" calcext:value-type="float">
            <text:p>0,1915</text:p>
          </table:table-cell>
          <table:table-cell table:style-name="ce5" office:value-type="float" office:value="0.1898" calcext:value-type="float">
            <text:p>0,1898</text:p>
          </table:table-cell>
          <table:table-cell table:style-name="ce26" table:formula="of:=AVERAGE([.AV15:.AX15])-[.DK15]" office:value-type="float" office:value="0.00329999999999964" calcext:value-type="float">
            <text:p>0,0033</text:p>
          </table:table-cell>
          <table:table-cell table:style-name="ce5" office:value-type="float" office:value="0.2074" calcext:value-type="float">
            <text:p>0,2074</text:p>
          </table:table-cell>
          <table:table-cell table:style-name="ce5" office:value-type="float" office:value="0.2124" calcext:value-type="float">
            <text:p>0,2124</text:p>
          </table:table-cell>
          <table:table-cell table:style-name="ce5" office:value-type="float" office:value="0.2108" calcext:value-type="float">
            <text:p>0,2108</text:p>
          </table:table-cell>
          <table:table-cell table:style-name="ce38" table:formula="of:=AVERAGE([.AZ15:.BB15])-[.DX15]" office:value-type="float" office:value="0.013633333333333" calcext:value-type="float">
            <text:p>0,0136</text:p>
          </table:table-cell>
          <table:table-cell table:style-name="ce5" office:value-type="float" office:value="0.206" calcext:value-type="float">
            <text:p>0,2060</text:p>
          </table:table-cell>
          <table:table-cell table:style-name="ce5" office:value-type="float" office:value="0.1992" calcext:value-type="float">
            <text:p>0,1992</text:p>
          </table:table-cell>
          <table:table-cell table:style-name="ce5" office:value-type="float" office:value="0.2038" calcext:value-type="float">
            <text:p>0,2038</text:p>
          </table:table-cell>
          <table:table-cell table:style-name="ce38" table:formula="of:=AVERAGE([.BD15:.BF15])-[.DX15]" office:value-type="float" office:value="0.00643333333333299" calcext:value-type="float">
            <text:p>0,0064</text:p>
          </table:table-cell>
          <table:table-cell table:number-columns-repeated="2" table:style-name="ce5" office:value-type="float" office:value="0.2214" calcext:value-type="float">
            <text:p>0,2214</text:p>
          </table:table-cell>
          <table:table-cell table:style-name="ce5" office:value-type="float" office:value="0.2253" calcext:value-type="float">
            <text:p>0,2253</text:p>
          </table:table-cell>
          <table:table-cell table:style-name="ce38" table:formula="of:=AVERAGE([.BH15:.BJ15])-[.DX15]" office:value-type="float" office:value="0.026133333333333" calcext:value-type="float">
            <text:p>0,0261</text:p>
          </table:table-cell>
          <table:table-cell table:style-name="ce5" office:value-type="float" office:value="0.2036" calcext:value-type="float">
            <text:p>0,2036</text:p>
          </table:table-cell>
          <table:table-cell table:style-name="ce5" office:value-type="float" office:value="0.2017" calcext:value-type="float">
            <text:p>0,2017</text:p>
          </table:table-cell>
          <table:table-cell table:style-name="ce5" office:value-type="float" office:value="0.2046" calcext:value-type="float">
            <text:p>0,2046</text:p>
          </table:table-cell>
          <table:table-cell table:style-name="ce38" table:formula="of:=AVERAGE([.BL15:.BN15])-[.DX15]" office:value-type="float" office:value="0.00673333333333301" calcext:value-type="float">
            <text:p>0,0067</text:p>
          </table:table-cell>
          <table:table-cell table:style-name="ce5" office:value-type="float" office:value="0.213" calcext:value-type="float">
            <text:p>0,2130</text:p>
          </table:table-cell>
          <table:table-cell table:style-name="ce5" office:value-type="float" office:value="0.2102" calcext:value-type="float">
            <text:p>0,2102</text:p>
          </table:table-cell>
          <table:table-cell table:style-name="ce5" office:value-type="float" office:value="0.228" calcext:value-type="float">
            <text:p>0,2280</text:p>
          </table:table-cell>
          <table:table-cell table:style-name="ce41" table:formula="of:=AVERAGE([.BP15:.BR15])-[.CE15]" office:value-type="float" office:value="0.0217999999999997" calcext:value-type="float">
            <text:p>0,0218</text:p>
          </table:table-cell>
          <table:table-cell table:style-name="ce5" office:value-type="float" office:value="0.2071" calcext:value-type="float">
            <text:p>0,2071</text:p>
          </table:table-cell>
          <table:table-cell table:style-name="ce5" office:value-type="float" office:value="0.2054" calcext:value-type="float">
            <text:p>0,2054</text:p>
          </table:table-cell>
          <table:table-cell table:style-name="ce5" office:value-type="float" office:value="0.2134" calcext:value-type="float">
            <text:p>0,2134</text:p>
          </table:table-cell>
          <table:table-cell table:style-name="ce41" table:formula="of:=AVERAGE([.BT15:.BV15])-[.CE15]" office:value-type="float" office:value="0.0133666666666663" calcext:value-type="float">
            <text:p>0,0134</text:p>
          </table:table-cell>
          <table:table-cell table:style-name="ce5" office:value-type="float" office:value="0.2078" calcext:value-type="float">
            <text:p>0,2078</text:p>
          </table:table-cell>
          <table:table-cell table:style-name="ce5" office:value-type="float" office:value="0.2086" calcext:value-type="float">
            <text:p>0,2086</text:p>
          </table:table-cell>
          <table:table-cell table:style-name="ce5" office:value-type="float" office:value="0.2061" calcext:value-type="float">
            <text:p>0,2061</text:p>
          </table:table-cell>
          <table:table-cell table:style-name="ce5" table:formula="of:=AVERAGE([.BX15:.BZ15])-[.CE15]" office:value-type="float" office:value="0.012233333333333" calcext:value-type="float">
            <text:p>0,0122</text:p>
          </table:table-cell>
          <table:table-cell table:style-name="ce5" office:value-type="float" office:value="0.1966" calcext:value-type="float">
            <text:p>0,1966</text:p>
          </table:table-cell>
          <table:table-cell table:style-name="ce5" office:value-type="float" office:value="0.1953" calcext:value-type="float">
            <text:p>0,1953</text:p>
          </table:table-cell>
          <table:table-cell table:style-name="ce5" office:value-type="float" office:value="0.1939" calcext:value-type="float">
            <text:p>0,1939</text:p>
          </table:table-cell>
          <table:table-cell table:style-name="ce12" table:formula="of:=AVERAGE([.CB15:.CD15])" office:value-type="float" office:value="0.195266666666667" calcext:value-type="float">
            <text:p>0,1953</text:p>
          </table:table-cell>
          <table:table-cell table:style-name="ce5" office:value-type="float" office:value="0.1992" calcext:value-type="float">
            <text:p>0,1992</text:p>
          </table:table-cell>
          <table:table-cell table:style-name="ce5" office:value-type="float" office:value="0.2053" calcext:value-type="float">
            <text:p>0,2053</text:p>
          </table:table-cell>
          <table:table-cell table:style-name="ce5" office:value-type="float" office:value="0.205" calcext:value-type="float">
            <text:p>0,2050</text:p>
          </table:table-cell>
          <table:table-cell table:style-name="ce20" table:formula="of:=AVERAGE([.CF15:.CH15])" office:value-type="float" office:value="0.203166666666667" calcext:value-type="float">
            <text:p>0,2032</text:p>
          </table:table-cell>
          <table:table-cell table:style-name="ce5" office:value-type="float" office:value="0.2039" calcext:value-type="float">
            <text:p>0,2039</text:p>
          </table:table-cell>
          <table:table-cell table:style-name="ce5" office:value-type="float" office:value="0.2004" calcext:value-type="float">
            <text:p>0,2004</text:p>
          </table:table-cell>
          <table:table-cell table:style-name="ce5" office:value-type="float" office:value="0.2063" calcext:value-type="float">
            <text:p>0,2063</text:p>
          </table:table-cell>
          <table:table-cell table:style-name="ce20" table:formula="of:=AVERAGE([.CJ15:.CL15])-[.CU15]" office:value-type="float" office:value="0.0106000000000003" calcext:value-type="float">
            <text:p>0,0106</text:p>
          </table:table-cell>
          <table:table-cell table:style-name="ce5" office:value-type="float" office:value="0.1854" calcext:value-type="float">
            <text:p>0,1854</text:p>
          </table:table-cell>
          <table:table-cell table:style-name="ce5" office:value-type="float" office:value="0.2021" calcext:value-type="float">
            <text:p>0,2021</text:p>
          </table:table-cell>
          <table:table-cell table:style-name="ce5" office:value-type="float" office:value="0.218" calcext:value-type="float">
            <text:p>0,2180</text:p>
          </table:table-cell>
          <table:table-cell table:style-name="ce20" table:formula="of:=AVERAGE([.CO15:.CP15])" office:value-type="float" office:value="0.21005" calcext:value-type="float">
            <text:p>0,2101</text:p>
          </table:table-cell>
          <table:table-cell table:style-name="ce5" office:value-type="float" office:value="0.1922" calcext:value-type="float">
            <text:p>0,1922</text:p>
          </table:table-cell>
          <table:table-cell table:style-name="ce5" office:value-type="float" office:value="0.1959" calcext:value-type="float">
            <text:p>0,1959</text:p>
          </table:table-cell>
          <table:table-cell table:style-name="ce5" office:value-type="float" office:value="0.1907" calcext:value-type="float">
            <text:p>0,1907</text:p>
          </table:table-cell>
          <table:table-cell table:style-name="ce12" table:formula="of:=AVERAGE([.CR15:.CT15])" office:value-type="float" office:value="0.192933333333333" calcext:value-type="float">
            <text:p>0,1929</text:p>
          </table:table-cell>
          <table:table-cell table:style-name="ce5" office:value-type="float" office:value="0.1885" calcext:value-type="float">
            <text:p>0,1885</text:p>
          </table:table-cell>
          <table:table-cell table:style-name="ce5" office:value-type="float" office:value="0.1998" calcext:value-type="float">
            <text:p>0,1998</text:p>
          </table:table-cell>
          <table:table-cell table:style-name="ce5" office:value-type="float" office:value="0.1979" calcext:value-type="float">
            <text:p>0,1979</text:p>
          </table:table-cell>
          <table:table-cell table:style-name="ce12" table:formula="of:=AVERAGE([.CV15:.CX15])" office:value-type="float" office:value="0.1954" calcext:value-type="float">
            <text:p>0,1954</text:p>
          </table:table-cell>
          <table:table-cell table:style-name="ce5" office:value-type="float" office:value="0.1994" calcext:value-type="float">
            <text:p>0,1994</text:p>
          </table:table-cell>
          <table:table-cell table:style-name="ce5" office:value-type="float" office:value="0.1933" calcext:value-type="float">
            <text:p>0,1933</text:p>
          </table:table-cell>
          <table:table-cell table:style-name="ce5" office:value-type="float" office:value="0.1981" calcext:value-type="float">
            <text:p>0,1981</text:p>
          </table:table-cell>
          <table:table-cell table:style-name="ce12" table:formula="of:=AVERAGE([.CZ15:.DB15])" office:value-type="float" office:value="0.196933333333333" calcext:value-type="float">
            <text:p>0,1969</text:p>
          </table:table-cell>
          <table:table-cell table:number-columns-repeated="2" table:style-name="ce5" office:value-type="float" office:value="0.199" calcext:value-type="float">
            <text:p>0,1990</text:p>
          </table:table-cell>
          <table:table-cell table:style-name="ce5" office:value-type="float" office:value="0.1965" calcext:value-type="float">
            <text:p>0,1965</text:p>
          </table:table-cell>
          <table:table-cell table:style-name="ce12" table:formula="of:=AVERAGE([.DD15:.DF15])" office:value-type="float" office:value="0.198166666666667" calcext:value-type="float">
            <text:p>0,1982</text:p>
          </table:table-cell>
          <table:table-cell table:style-name="ce5" office:value-type="float" office:value="0.1859" calcext:value-type="float">
            <text:p>0,1859</text:p>
          </table:table-cell>
          <table:table-cell table:style-name="ce5" office:value-type="float" office:value="0.192" calcext:value-type="float">
            <text:p>0,1920</text:p>
          </table:table-cell>
          <table:table-cell table:style-name="ce5" office:value-type="float" office:value="0.1851" calcext:value-type="float">
            <text:p>0,1851</text:p>
          </table:table-cell>
          <table:table-cell table:style-name="ce5" table:formula="of:=AVERAGE([.DH15:.DJ15])" office:value-type="float" office:value="0.187666666666667" calcext:value-type="float">
            <text:p>0,1877</text:p>
          </table:table-cell>
          <table:table-cell table:style-name="ce5" office:value-type="float" office:value="0.2042" calcext:value-type="float">
            <text:p>0,2042</text:p>
          </table:table-cell>
          <table:table-cell table:style-name="ce5" office:value-type="float" office:value="0.2082" calcext:value-type="float">
            <text:p>0,2082</text:p>
          </table:table-cell>
          <table:table-cell table:style-name="ce5" office:value-type="float" office:value="0.2098" calcext:value-type="float">
            <text:p>0,2098</text:p>
          </table:table-cell>
          <table:table-cell table:style-name="ce5" office:value-type="float" office:value="0.2066" calcext:value-type="float">
            <text:p>0,2066</text:p>
          </table:table-cell>
          <table:table-cell table:style-name="ce5" office:value-type="float" office:value="0.2035" calcext:value-type="float">
            <text:p>0,2035</text:p>
          </table:table-cell>
          <table:table-cell table:style-name="ce5" office:value-type="float" office:value="0.2099" calcext:value-type="float">
            <text:p>0,2099</text:p>
          </table:table-cell>
          <table:table-cell table:style-name="ce5" office:value-type="float" office:value="0.2065" calcext:value-type="float">
            <text:p>0,2065</text:p>
          </table:table-cell>
          <table:table-cell table:style-name="ce5" office:value-type="float" office:value="0.2087" calcext:value-type="float">
            <text:p>0,2087</text:p>
          </table:table-cell>
          <table:table-cell table:style-name="ce5" office:value-type="float" office:value="0.2048" calcext:value-type="float">
            <text:p>0,2048</text:p>
          </table:table-cell>
          <table:table-cell table:style-name="ce14" office:value-type="float" office:value="0.1968" calcext:value-type="float">
            <text:p>0,1968</text:p>
          </table:table-cell>
          <table:table-cell table:style-name="ce14" office:value-type="float" office:value="0.1965" calcext:value-type="float">
            <text:p>0,1965</text:p>
          </table:table-cell>
          <table:table-cell table:style-name="ce14" office:value-type="float" office:value="0.1964" calcext:value-type="float">
            <text:p>0,1964</text:p>
          </table:table-cell>
          <table:table-cell table:style-name="ce1" table:formula="of:=AVERAGE([.DU15:.DW15])" office:value-type="float" office:value="0.196566666666667" calcext:value-type="float">
            <text:p>0,196566666666667</text:p>
          </table:table-cell>
          <table:table-cell table:number-columns-repeated="92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5400.3" calcext:value-type="float">
            <text:p>5400,30</text:p>
          </table:table-cell>
          <table:table-cell table:style-name="ce3" table:formula="of:=[.B16]/3600" office:value-type="float" office:value="1.50008333333333" calcext:value-type="float">
            <text:p>1,50</text:p>
          </table:table-cell>
          <table:table-cell table:style-name="ce5" office:value-type="float" office:value="0.2181" calcext:value-type="float">
            <text:p>0,2181</text:p>
          </table:table-cell>
          <table:table-cell table:style-name="ce5" office:value-type="float" office:value="0.2238" calcext:value-type="float">
            <text:p>0,2238</text:p>
          </table:table-cell>
          <table:table-cell table:style-name="ce5" office:value-type="float" office:value="0.2261" calcext:value-type="float">
            <text:p>0,2261</text:p>
          </table:table-cell>
          <table:table-cell table:style-name="ce17" table:formula="of:=AVERAGE([.D16:.F16])-[.CE16]" office:value-type="float" office:value="0.0272333333333337" calcext:value-type="float">
            <text:p>0,0272</text:p>
          </table:table-cell>
          <table:table-cell table:style-name="ce5" office:value-type="float" office:value="0.2168" calcext:value-type="float">
            <text:p>0,2168</text:p>
          </table:table-cell>
          <table:table-cell table:style-name="ce5" office:value-type="float" office:value="0.1881" calcext:value-type="float">
            <text:p>0,1881</text:p>
          </table:table-cell>
          <table:table-cell table:style-name="ce5" office:value-type="float" office:value="0.1973" calcext:value-type="float">
            <text:p>0,1973</text:p>
          </table:table-cell>
          <table:table-cell table:style-name="ce17" table:formula="of:=AVERAGE([.H16:.J16])-[.CE16]" office:value-type="float" office:value="0.00530000000000033" calcext:value-type="float">
            <text:p>0,0053</text:p>
          </table:table-cell>
          <table:table-cell table:style-name="ce5" office:value-type="float" office:value="0.2186" calcext:value-type="float">
            <text:p>0,2186</text:p>
          </table:table-cell>
          <table:table-cell table:style-name="ce5" office:value-type="float" office:value="0.2207" calcext:value-type="float">
            <text:p>0,2207</text:p>
          </table:table-cell>
          <table:table-cell table:style-name="ce5" office:value-type="float" office:value="0.2127" calcext:value-type="float">
            <text:p>0,2127</text:p>
          </table:table-cell>
          <table:table-cell table:style-name="ce17" table:formula="of:=AVERAGE([.L16:.N16])-[.CE16]" office:value-type="float" office:value="0.0219000000000004" calcext:value-type="float">
            <text:p>0,0219</text:p>
          </table:table-cell>
          <table:table-cell table:style-name="ce5" office:value-type="float" office:value="0.2011" calcext:value-type="float">
            <text:p>0,2011</text:p>
          </table:table-cell>
          <table:table-cell table:style-name="ce5" office:value-type="float" office:value="0.1986" calcext:value-type="float">
            <text:p>0,1986</text:p>
          </table:table-cell>
          <table:table-cell table:style-name="ce5" office:value-type="float" office:value="0.198" calcext:value-type="float">
            <text:p>0,1980</text:p>
          </table:table-cell>
          <table:table-cell table:style-name="ce17" table:formula="of:=AVERAGE([.P16:.R16])-[.CE16]" office:value-type="float" office:value="0.00380000000000036" calcext:value-type="float">
            <text:p>0,0038</text:p>
          </table:table-cell>
          <table:table-cell table:style-name="ce5" office:value-type="float" office:value="0.1989" calcext:value-type="float">
            <text:p>0,1989</text:p>
          </table:table-cell>
          <table:table-cell table:style-name="ce5" office:value-type="float" office:value="0.211" calcext:value-type="float">
            <text:p>0,2110</text:p>
          </table:table-cell>
          <table:table-cell table:style-name="ce5" office:value-type="float" office:value="0.2176" calcext:value-type="float">
            <text:p>0,2176</text:p>
          </table:table-cell>
          <table:table-cell table:style-name="ce23" table:formula="of:=AVERAGE([.T16:.V16])-[.CU16]" office:value-type="float" office:value="0.0163999999999996" calcext:value-type="float">
            <text:p>0,0164</text:p>
          </table:table-cell>
          <table:table-cell table:style-name="ce5" office:value-type="float" office:value="0.198" calcext:value-type="float">
            <text:p>0,1980</text:p>
          </table:table-cell>
          <table:table-cell table:style-name="ce5" office:value-type="float" office:value="0.1894" calcext:value-type="float">
            <text:p>0,1894</text:p>
          </table:table-cell>
          <table:table-cell table:style-name="ce5" office:value-type="float" office:value="0.1953" calcext:value-type="float">
            <text:p>0,1953</text:p>
          </table:table-cell>
          <table:table-cell table:style-name="ce23" table:formula="of:=AVERAGE([.X16:.Z16])-[.CU16]" office:value-type="float" office:value="0.00146666666666634" calcext:value-type="float">
            <text:p>0,0015</text:p>
          </table:table-cell>
          <table:table-cell table:style-name="ce5" office:value-type="float" office:value="0.2187" calcext:value-type="float">
            <text:p>0,2187</text:p>
          </table:table-cell>
          <table:table-cell table:style-name="ce5" office:value-type="float" office:value="0.221" calcext:value-type="float">
            <text:p>0,2210</text:p>
          </table:table-cell>
          <table:table-cell table:style-name="ce5" office:value-type="float" office:value="0.2182" calcext:value-type="float">
            <text:p>0,2182</text:p>
          </table:table-cell>
          <table:table-cell table:style-name="ce23" table:formula="of:=AVERAGE([.AB16:.AD16])-[.CU16]" office:value-type="float" office:value="0.026533333333333" calcext:value-type="float">
            <text:p>0,0265</text:p>
          </table:table-cell>
          <table:table-cell table:style-name="ce5" office:value-type="float" office:value="0.1949" calcext:value-type="float">
            <text:p>0,1949</text:p>
          </table:table-cell>
          <table:table-cell table:style-name="ce5" office:value-type="float" office:value="0.196" calcext:value-type="float">
            <text:p>0,1960</text:p>
          </table:table-cell>
          <table:table-cell table:style-name="ce5" office:value-type="float" office:value="0.1948" calcext:value-type="float">
            <text:p>0,1948</text:p>
          </table:table-cell>
          <table:table-cell table:style-name="ce23" table:formula="of:=AVERAGE([.AF16:.AH16])-[.CU16]" office:value-type="float" office:value="0.00246666666666634" calcext:value-type="float">
            <text:p>0,0025</text:p>
          </table:table-cell>
          <table:table-cell table:style-name="ce5" office:value-type="float" office:value="0.2183" calcext:value-type="float">
            <text:p>0,2183</text:p>
          </table:table-cell>
          <table:table-cell table:style-name="ce5" office:value-type="float" office:value="0.2243" calcext:value-type="float">
            <text:p>0,2243</text:p>
          </table:table-cell>
          <table:table-cell table:style-name="ce5" office:value-type="float" office:value="0.2189" calcext:value-type="float">
            <text:p>0,2189</text:p>
          </table:table-cell>
          <table:table-cell table:style-name="ce26" table:formula="of:=AVERAGE([.AJ16:.AL16])-[.DK16]" office:value-type="float" office:value="0.032533333333333" calcext:value-type="float">
            <text:p>0,0325</text:p>
          </table:table-cell>
          <table:table-cell table:style-name="ce5" office:value-type="float" office:value="0.1999" calcext:value-type="float">
            <text:p>0,1999</text:p>
          </table:table-cell>
          <table:table-cell table:style-name="ce5" office:value-type="float" office:value="0.1864" calcext:value-type="float">
            <text:p>0,1864</text:p>
          </table:table-cell>
          <table:table-cell table:style-name="ce5" office:value-type="float" office:value="0.1894" calcext:value-type="float">
            <text:p>0,1894</text:p>
          </table:table-cell>
          <table:table-cell table:style-name="ce26" table:formula="of:=AVERAGE([.AN16:.AP16])-[.DK16]" office:value-type="float" office:value="0.00393333333333298" calcext:value-type="float">
            <text:p>0,0039</text:p>
          </table:table-cell>
          <table:table-cell table:style-name="ce5" office:value-type="float" office:value="0.2312" calcext:value-type="float">
            <text:p>0,2312</text:p>
          </table:table-cell>
          <table:table-cell table:style-name="ce5" office:value-type="float" office:value="0.2217" calcext:value-type="float">
            <text:p>0,2217</text:p>
          </table:table-cell>
          <table:table-cell table:style-name="ce5" office:value-type="float" office:value="0.2221" calcext:value-type="float">
            <text:p>0,2221</text:p>
          </table:table-cell>
          <table:table-cell table:style-name="ce26" table:formula="of:=AVERAGE([.AR16:.AT16])-[.DK16]" office:value-type="float" office:value="0.037033333333333" calcext:value-type="float">
            <text:p>0,0370</text:p>
          </table:table-cell>
          <table:table-cell table:style-name="ce5" office:value-type="float" office:value="0.1936" calcext:value-type="float">
            <text:p>0,1936</text:p>
          </table:table-cell>
          <table:table-cell table:style-name="ce5" office:value-type="float" office:value="0.1929" calcext:value-type="float">
            <text:p>0,1929</text:p>
          </table:table-cell>
          <table:table-cell table:style-name="ce5" office:value-type="float" office:value="0.1901" calcext:value-type="float">
            <text:p>0,1901</text:p>
          </table:table-cell>
          <table:table-cell table:style-name="ce26" table:formula="of:=AVERAGE([.AV16:.AX16])-[.DK16]" office:value-type="float" office:value="0.00423333333333301" calcext:value-type="float">
            <text:p>0,0042</text:p>
          </table:table-cell>
          <table:table-cell table:style-name="ce5" office:value-type="float" office:value="0.2146" calcext:value-type="float">
            <text:p>0,2146</text:p>
          </table:table-cell>
          <table:table-cell table:style-name="ce5" office:value-type="float" office:value="0.2204" calcext:value-type="float">
            <text:p>0,2204</text:p>
          </table:table-cell>
          <table:table-cell table:style-name="ce5" office:value-type="float" office:value="0.2192" calcext:value-type="float">
            <text:p>0,2192</text:p>
          </table:table-cell>
          <table:table-cell table:style-name="ce38" table:formula="of:=AVERAGE([.AZ16:.BB16])-[.DX16]" office:value-type="float" office:value="0.0218666666666666" calcext:value-type="float">
            <text:p>0,0219</text:p>
          </table:table-cell>
          <table:table-cell table:style-name="ce5" office:value-type="float" office:value="0.2063" calcext:value-type="float">
            <text:p>0,2063</text:p>
          </table:table-cell>
          <table:table-cell table:style-name="ce5" office:value-type="float" office:value="0.2001" calcext:value-type="float">
            <text:p>0,2001</text:p>
          </table:table-cell>
          <table:table-cell table:style-name="ce5" office:value-type="float" office:value="0.2046" calcext:value-type="float">
            <text:p>0,2046</text:p>
          </table:table-cell>
          <table:table-cell table:style-name="ce38" table:formula="of:=AVERAGE([.BD16:.BF16])-[.DX16]" office:value-type="float" office:value="0.00746666666666665" calcext:value-type="float">
            <text:p>0,0075</text:p>
          </table:table-cell>
          <table:table-cell table:style-name="ce5" office:value-type="float" office:value="0.2312" calcext:value-type="float">
            <text:p>0,2312</text:p>
          </table:table-cell>
          <table:table-cell table:style-name="ce5" office:value-type="float" office:value="0.2311" calcext:value-type="float">
            <text:p>0,2311</text:p>
          </table:table-cell>
          <table:table-cell table:style-name="ce5" office:value-type="float" office:value="0.2362" calcext:value-type="float">
            <text:p>0,2362</text:p>
          </table:table-cell>
          <table:table-cell table:style-name="ce38" table:formula="of:=AVERAGE([.BH16:.BJ16])-[.DX16]" office:value-type="float" office:value="0.0366333333333333" calcext:value-type="float">
            <text:p>0,0366</text:p>
          </table:table-cell>
          <table:table-cell table:style-name="ce5" office:value-type="float" office:value="0.2053" calcext:value-type="float">
            <text:p>0,2053</text:p>
          </table:table-cell>
          <table:table-cell table:style-name="ce5" office:value-type="float" office:value="0.2028" calcext:value-type="float">
            <text:p>0,2028</text:p>
          </table:table-cell>
          <table:table-cell table:style-name="ce5" office:value-type="float" office:value="0.2053" calcext:value-type="float">
            <text:p>0,2053</text:p>
          </table:table-cell>
          <table:table-cell table:style-name="ce38" table:formula="of:=AVERAGE([.BL16:.BN16])-[.DX16]" office:value-type="float" office:value="0.00826666666666667" calcext:value-type="float">
            <text:p>0,0083</text:p>
          </table:table-cell>
          <table:table-cell table:style-name="ce5" office:value-type="float" office:value="0.2224" calcext:value-type="float">
            <text:p>0,2224</text:p>
          </table:table-cell>
          <table:table-cell table:style-name="ce5" office:value-type="float" office:value="0.2154" calcext:value-type="float">
            <text:p>0,2154</text:p>
          </table:table-cell>
          <table:table-cell table:style-name="ce5" office:value-type="float" office:value="0.2402" calcext:value-type="float">
            <text:p>0,2402</text:p>
          </table:table-cell>
          <table:table-cell table:style-name="ce41" table:formula="of:=AVERAGE([.BP16:.BR16])-[.CE16]" office:value-type="float" office:value="0.030566666666667" calcext:value-type="float">
            <text:p>0,0306</text:p>
          </table:table-cell>
          <table:table-cell table:style-name="ce5" office:value-type="float" office:value="0.2137" calcext:value-type="float">
            <text:p>0,2137</text:p>
          </table:table-cell>
          <table:table-cell table:style-name="ce5" office:value-type="float" office:value="0.2123" calcext:value-type="float">
            <text:p>0,2123</text:p>
          </table:table-cell>
          <table:table-cell table:style-name="ce5" office:value-type="float" office:value="0.2199" calcext:value-type="float">
            <text:p>0,2199</text:p>
          </table:table-cell>
          <table:table-cell table:style-name="ce41" table:formula="of:=AVERAGE([.BT16:.BV16])-[.CE16]" office:value-type="float" office:value="0.019866666666667" calcext:value-type="float">
            <text:p>0,0199</text:p>
          </table:table-cell>
          <table:table-cell table:style-name="ce5" office:value-type="float" office:value="0.2143" calcext:value-type="float">
            <text:p>0,2143</text:p>
          </table:table-cell>
          <table:table-cell table:style-name="ce5" office:value-type="float" office:value="0.215" calcext:value-type="float">
            <text:p>0,2150</text:p>
          </table:table-cell>
          <table:table-cell table:style-name="ce5" office:value-type="float" office:value="0.2129" calcext:value-type="float">
            <text:p>0,2129</text:p>
          </table:table-cell>
          <table:table-cell table:style-name="ce5" table:formula="of:=AVERAGE([.BX16:.BZ16])-[.CE16]" office:value-type="float" office:value="0.0186333333333337" calcext:value-type="float">
            <text:p>0,0186</text:p>
          </table:table-cell>
          <table:table-cell table:style-name="ce5" office:value-type="float" office:value="0.1974" calcext:value-type="float">
            <text:p>0,1974</text:p>
          </table:table-cell>
          <table:table-cell table:style-name="ce5" office:value-type="float" office:value="0.1952" calcext:value-type="float">
            <text:p>0,1952</text:p>
          </table:table-cell>
          <table:table-cell table:style-name="ce5" office:value-type="float" office:value="0.1937" calcext:value-type="float">
            <text:p>0,1937</text:p>
          </table:table-cell>
          <table:table-cell table:style-name="ce12" table:formula="of:=AVERAGE([.CB16:.CD16])" office:value-type="float" office:value="0.195433333333333" calcext:value-type="float">
            <text:p>0,1954</text:p>
          </table:table-cell>
          <table:table-cell table:style-name="ce5" office:value-type="float" office:value="0.2039" calcext:value-type="float">
            <text:p>0,2039</text:p>
          </table:table-cell>
          <table:table-cell table:style-name="ce5" office:value-type="float" office:value="0.2133" calcext:value-type="float">
            <text:p>0,2133</text:p>
          </table:table-cell>
          <table:table-cell table:style-name="ce5" office:value-type="float" office:value="0.2108" calcext:value-type="float">
            <text:p>0,2108</text:p>
          </table:table-cell>
          <table:table-cell table:style-name="ce20" table:formula="of:=AVERAGE([.CF16:.CH16])" office:value-type="float" office:value="0.209333333333333" calcext:value-type="float">
            <text:p>0,2093</text:p>
          </table:table-cell>
          <table:table-cell table:style-name="ce5" office:value-type="float" office:value="0.2102" calcext:value-type="float">
            <text:p>0,2102</text:p>
          </table:table-cell>
          <table:table-cell table:style-name="ce5" office:value-type="float" office:value="0.2071" calcext:value-type="float">
            <text:p>0,2071</text:p>
          </table:table-cell>
          <table:table-cell table:style-name="ce5" office:value-type="float" office:value="0.2115" calcext:value-type="float">
            <text:p>0,2115</text:p>
          </table:table-cell>
          <table:table-cell table:style-name="ce20" table:formula="of:=AVERAGE([.CJ16:.CL16])-[.CU16]" office:value-type="float" office:value="0.016833333333333" calcext:value-type="float">
            <text:p>0,0168</text:p>
          </table:table-cell>
          <table:table-cell table:style-name="ce5" office:value-type="float" office:value="0.1856" calcext:value-type="float">
            <text:p>0,1856</text:p>
          </table:table-cell>
          <table:table-cell table:style-name="ce5" office:value-type="float" office:value="0.2081" calcext:value-type="float">
            <text:p>0,2081</text:p>
          </table:table-cell>
          <table:table-cell table:style-name="ce5" office:value-type="float" office:value="0.2332" calcext:value-type="float">
            <text:p>0,2332</text:p>
          </table:table-cell>
          <table:table-cell table:style-name="ce20" table:formula="of:=AVERAGE([.CO16:.CP16])" office:value-type="float" office:value="0.22065" calcext:value-type="float">
            <text:p>0,2207</text:p>
          </table:table-cell>
          <table:table-cell table:style-name="ce5" office:value-type="float" office:value="0.1925" calcext:value-type="float">
            <text:p>0,1925</text:p>
          </table:table-cell>
          <table:table-cell table:style-name="ce5" office:value-type="float" office:value="0.1955" calcext:value-type="float">
            <text:p>0,1955</text:p>
          </table:table-cell>
          <table:table-cell table:style-name="ce5" office:value-type="float" office:value="0.1903" calcext:value-type="float">
            <text:p>0,1903</text:p>
          </table:table-cell>
          <table:table-cell table:style-name="ce12" table:formula="of:=AVERAGE([.CR16:.CT16])" office:value-type="float" office:value="0.192766666666667" calcext:value-type="float">
            <text:p>0,1928</text:p>
          </table:table-cell>
          <table:table-cell table:style-name="ce5" office:value-type="float" office:value="0.1932" calcext:value-type="float">
            <text:p>0,1932</text:p>
          </table:table-cell>
          <table:table-cell table:style-name="ce5" office:value-type="float" office:value="0.208" calcext:value-type="float">
            <text:p>0,2080</text:p>
          </table:table-cell>
          <table:table-cell table:style-name="ce5" office:value-type="float" office:value="0.2062" calcext:value-type="float">
            <text:p>0,2062</text:p>
          </table:table-cell>
          <table:table-cell table:style-name="ce12" table:formula="of:=AVERAGE([.CV16:.CX16])" office:value-type="float" office:value="0.202466666666667" calcext:value-type="float">
            <text:p>0,2025</text:p>
          </table:table-cell>
          <table:table-cell table:style-name="ce5" office:value-type="float" office:value="0.2099" calcext:value-type="float">
            <text:p>0,2099</text:p>
          </table:table-cell>
          <table:table-cell table:style-name="ce5" office:value-type="float" office:value="0.204" calcext:value-type="float">
            <text:p>0,2040</text:p>
          </table:table-cell>
          <table:table-cell table:style-name="ce5" office:value-type="float" office:value="0.2087" calcext:value-type="float">
            <text:p>0,2087</text:p>
          </table:table-cell>
          <table:table-cell table:style-name="ce12" table:formula="of:=AVERAGE([.CZ16:.DB16])" office:value-type="float" office:value="0.207533333333333" calcext:value-type="float">
            <text:p>0,2075</text:p>
          </table:table-cell>
          <table:table-cell table:style-name="ce5" office:value-type="float" office:value="0.2095" calcext:value-type="float">
            <text:p>0,2095</text:p>
          </table:table-cell>
          <table:table-cell table:style-name="ce5" office:value-type="float" office:value="0.2108" calcext:value-type="float">
            <text:p>0,2108</text:p>
          </table:table-cell>
          <table:table-cell table:style-name="ce5" office:value-type="float" office:value="0.2082" calcext:value-type="float">
            <text:p>0,2082</text:p>
          </table:table-cell>
          <table:table-cell table:style-name="ce12" table:formula="of:=AVERAGE([.DD16:.DF16])" office:value-type="float" office:value="0.2095" calcext:value-type="float">
            <text:p>0,2095</text:p>
          </table:table-cell>
          <table:table-cell table:style-name="ce5" office:value-type="float" office:value="0.1861" calcext:value-type="float">
            <text:p>0,1861</text:p>
          </table:table-cell>
          <table:table-cell table:style-name="ce5" office:value-type="float" office:value="0.1923" calcext:value-type="float">
            <text:p>0,1923</text:p>
          </table:table-cell>
          <table:table-cell table:style-name="ce5" office:value-type="float" office:value="0.1855" calcext:value-type="float">
            <text:p>0,1855</text:p>
          </table:table-cell>
          <table:table-cell table:style-name="ce5" table:formula="of:=AVERAGE([.DH16:.DJ16])" office:value-type="float" office:value="0.187966666666667" calcext:value-type="float">
            <text:p>0,1880</text:p>
          </table:table-cell>
          <table:table-cell table:style-name="ce5" office:value-type="float" office:value="0.2092" calcext:value-type="float">
            <text:p>0,2092</text:p>
          </table:table-cell>
          <table:table-cell table:style-name="ce5" office:value-type="float" office:value="0.2127" calcext:value-type="float">
            <text:p>0,2127</text:p>
          </table:table-cell>
          <table:table-cell table:style-name="ce5" office:value-type="float" office:value="0.2143" calcext:value-type="float">
            <text:p>0,2143</text:p>
          </table:table-cell>
          <table:table-cell table:style-name="ce5" office:value-type="float" office:value="0.212" calcext:value-type="float">
            <text:p>0,2120</text:p>
          </table:table-cell>
          <table:table-cell table:style-name="ce5" office:value-type="float" office:value="0.2089" calcext:value-type="float">
            <text:p>0,2089</text:p>
          </table:table-cell>
          <table:table-cell table:style-name="ce5" office:value-type="float" office:value="0.2156" calcext:value-type="float">
            <text:p>0,2156</text:p>
          </table:table-cell>
          <table:table-cell table:style-name="ce5" office:value-type="float" office:value="0.212" calcext:value-type="float">
            <text:p>0,2120</text:p>
          </table:table-cell>
          <table:table-cell table:style-name="ce5" office:value-type="float" office:value="0.2139" calcext:value-type="float">
            <text:p>0,2139</text:p>
          </table:table-cell>
          <table:table-cell table:style-name="ce5" office:value-type="float" office:value="0.2104" calcext:value-type="float">
            <text:p>0,2104</text:p>
          </table:table-cell>
          <table:table-cell table:style-name="ce14" office:value-type="float" office:value="0.1963" calcext:value-type="float">
            <text:p>0,1963</text:p>
          </table:table-cell>
          <table:table-cell table:style-name="ce14" office:value-type="float" office:value="0.1962" calcext:value-type="float">
            <text:p>0,1962</text:p>
          </table:table-cell>
          <table:table-cell table:style-name="ce14" office:value-type="float" office:value="0.1961" calcext:value-type="float">
            <text:p>0,1961</text:p>
          </table:table-cell>
          <table:table-cell table:style-name="ce1" table:formula="of:=AVERAGE([.DU16:.DW16])" office:value-type="float" office:value="0.1962" calcext:value-type="float">
            <text:p>0,1962</text:p>
          </table:table-cell>
          <table:table-cell table:number-columns-repeated="92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7200.3" calcext:value-type="float">
            <text:p>7200,30</text:p>
          </table:table-cell>
          <table:table-cell table:style-name="ce3" table:formula="of:=[.B17]/3600" office:value-type="float" office:value="2.00008333333333" calcext:value-type="float">
            <text:p>2,00</text:p>
          </table:table-cell>
          <table:table-cell table:style-name="ce5" office:value-type="float" office:value="0.2325" calcext:value-type="float">
            <text:p>0,2325</text:p>
          </table:table-cell>
          <table:table-cell table:style-name="ce5" office:value-type="float" office:value="0.238" calcext:value-type="float">
            <text:p>0,2380</text:p>
          </table:table-cell>
          <table:table-cell table:style-name="ce5" office:value-type="float" office:value="0.2412" calcext:value-type="float">
            <text:p>0,2412</text:p>
          </table:table-cell>
          <table:table-cell table:style-name="ce17" table:formula="of:=AVERAGE([.D17:.F17])-[.CE17]" office:value-type="float" office:value="0.0409666666666663" calcext:value-type="float">
            <text:p>0,0410</text:p>
          </table:table-cell>
          <table:table-cell table:style-name="ce5" office:value-type="float" office:value="0.2176" calcext:value-type="float">
            <text:p>0,2176</text:p>
          </table:table-cell>
          <table:table-cell table:style-name="ce5" office:value-type="float" office:value="0.1897" calcext:value-type="float">
            <text:p>0,1897</text:p>
          </table:table-cell>
          <table:table-cell table:style-name="ce5" office:value-type="float" office:value="0.1982" calcext:value-type="float">
            <text:p>0,1982</text:p>
          </table:table-cell>
          <table:table-cell table:style-name="ce17" table:formula="of:=AVERAGE([.H17:.J17])-[.CE17]" office:value-type="float" office:value="0.0055666666666663" calcext:value-type="float">
            <text:p>0,0056</text:p>
          </table:table-cell>
          <table:table-cell table:style-name="ce5" office:value-type="float" office:value="0.2325" calcext:value-type="float">
            <text:p>0,2325</text:p>
          </table:table-cell>
          <table:table-cell table:style-name="ce5" office:value-type="float" office:value="0.2352" calcext:value-type="float">
            <text:p>0,2352</text:p>
          </table:table-cell>
          <table:table-cell table:style-name="ce5" office:value-type="float" office:value="0.2287" calcext:value-type="float">
            <text:p>0,2287</text:p>
          </table:table-cell>
          <table:table-cell table:style-name="ce17" table:formula="of:=AVERAGE([.L17:.N17])-[.CE17]" office:value-type="float" office:value="0.0358666666666663" calcext:value-type="float">
            <text:p>0,0359</text:p>
          </table:table-cell>
          <table:table-cell table:style-name="ce5" office:value-type="float" office:value="0.2033" calcext:value-type="float">
            <text:p>0,2033</text:p>
          </table:table-cell>
          <table:table-cell table:style-name="ce5" office:value-type="float" office:value="0.2006" calcext:value-type="float">
            <text:p>0,2006</text:p>
          </table:table-cell>
          <table:table-cell table:style-name="ce5" office:value-type="float" office:value="0.1993" calcext:value-type="float">
            <text:p>0,1993</text:p>
          </table:table-cell>
          <table:table-cell table:style-name="ce17" table:formula="of:=AVERAGE([.P17:.R17])-[.CE17]" office:value-type="float" office:value="0.00479999999999964" calcext:value-type="float">
            <text:p>0,0048</text:p>
          </table:table-cell>
          <table:table-cell table:style-name="ce5" office:value-type="float" office:value="0.2132" calcext:value-type="float">
            <text:p>0,2132</text:p>
          </table:table-cell>
          <table:table-cell table:style-name="ce5" office:value-type="float" office:value="0.2243" calcext:value-type="float">
            <text:p>0,2243</text:p>
          </table:table-cell>
          <table:table-cell table:style-name="ce5" office:value-type="float" office:value="0.2331" calcext:value-type="float">
            <text:p>0,2331</text:p>
          </table:table-cell>
          <table:table-cell table:style-name="ce23" table:formula="of:=AVERAGE([.T17:.V17])-[.CU17]" office:value-type="float" office:value="0.0301333333333333" calcext:value-type="float">
            <text:p>0,0301</text:p>
          </table:table-cell>
          <table:table-cell table:style-name="ce5" office:value-type="float" office:value="0.1988" calcext:value-type="float">
            <text:p>0,1988</text:p>
          </table:table-cell>
          <table:table-cell table:style-name="ce5" office:value-type="float" office:value="0.1908" calcext:value-type="float">
            <text:p>0,1908</text:p>
          </table:table-cell>
          <table:table-cell table:style-name="ce5" office:value-type="float" office:value="0.1964" calcext:value-type="float">
            <text:p>0,1964</text:p>
          </table:table-cell>
          <table:table-cell table:style-name="ce23" table:formula="of:=AVERAGE([.X17:.Z17])-[.CU17]" office:value-type="float" office:value="0.00193333333333334" calcext:value-type="float">
            <text:p>0,0019</text:p>
          </table:table-cell>
          <table:table-cell table:style-name="ce5" office:value-type="float" office:value="0.2357" calcext:value-type="float">
            <text:p>0,2357</text:p>
          </table:table-cell>
          <table:table-cell table:style-name="ce5" office:value-type="float" office:value="0.2396" calcext:value-type="float">
            <text:p>0,2396</text:p>
          </table:table-cell>
          <table:table-cell table:style-name="ce5" office:value-type="float" office:value="0.2373" calcext:value-type="float">
            <text:p>0,2373</text:p>
          </table:table-cell>
          <table:table-cell table:style-name="ce23" table:formula="of:=AVERAGE([.AB17:.AD17])-[.CU17]" office:value-type="float" office:value="0.0441333333333334" calcext:value-type="float">
            <text:p>0,0441</text:p>
          </table:table-cell>
          <table:table-cell table:style-name="ce5" office:value-type="float" office:value="0.1974" calcext:value-type="float">
            <text:p>0,1974</text:p>
          </table:table-cell>
          <table:table-cell table:style-name="ce5" office:value-type="float" office:value="0.1985" calcext:value-type="float">
            <text:p>0,1985</text:p>
          </table:table-cell>
          <table:table-cell table:style-name="ce5" office:value-type="float" office:value="0.1968" calcext:value-type="float">
            <text:p>0,1968</text:p>
          </table:table-cell>
          <table:table-cell table:style-name="ce23" table:formula="of:=AVERAGE([.AF17:.AH17])-[.CU17]" office:value-type="float" office:value="0.00416666666666668" calcext:value-type="float">
            <text:p>0,0042</text:p>
          </table:table-cell>
          <table:table-cell table:style-name="ce5" office:value-type="float" office:value="0.2328" calcext:value-type="float">
            <text:p>0,2328</text:p>
          </table:table-cell>
          <table:table-cell table:style-name="ce5" office:value-type="float" office:value="0.2376" calcext:value-type="float">
            <text:p>0,2376</text:p>
          </table:table-cell>
          <table:table-cell table:style-name="ce5" office:value-type="float" office:value="0.2346" calcext:value-type="float">
            <text:p>0,2346</text:p>
          </table:table-cell>
          <table:table-cell table:style-name="ce26" table:formula="of:=AVERAGE([.AJ17:.AL17])-[.DK17]" office:value-type="float" office:value="0.047" calcext:value-type="float">
            <text:p>0,0470</text:p>
          </table:table-cell>
          <table:table-cell table:style-name="ce5" office:value-type="float" office:value="0.2013" calcext:value-type="float">
            <text:p>0,2013</text:p>
          </table:table-cell>
          <table:table-cell table:style-name="ce5" office:value-type="float" office:value="0.1883" calcext:value-type="float">
            <text:p>0,1883</text:p>
          </table:table-cell>
          <table:table-cell table:style-name="ce5" office:value-type="float" office:value="0.1906" calcext:value-type="float">
            <text:p>0,1906</text:p>
          </table:table-cell>
          <table:table-cell table:style-name="ce26" table:formula="of:=AVERAGE([.AN17:.AP17])-[.DK17]" office:value-type="float" office:value="0.00540000000000002" calcext:value-type="float">
            <text:p>0,0054</text:p>
          </table:table-cell>
          <table:table-cell table:style-name="ce5" office:value-type="float" office:value="0.2521" calcext:value-type="float">
            <text:p>0,2521</text:p>
          </table:table-cell>
          <table:table-cell table:style-name="ce5" office:value-type="float" office:value="0.2407" calcext:value-type="float">
            <text:p>0,2407</text:p>
          </table:table-cell>
          <table:table-cell table:style-name="ce5" office:value-type="float" office:value="0.2422" calcext:value-type="float">
            <text:p>0,2422</text:p>
          </table:table-cell>
          <table:table-cell table:style-name="ce26" table:formula="of:=AVERAGE([.AR17:.AT17])-[.DK17]" office:value-type="float" office:value="0.057" calcext:value-type="float">
            <text:p>0,0570</text:p>
          </table:table-cell>
          <table:table-cell table:style-name="ce5" office:value-type="float" office:value="0.1964" calcext:value-type="float">
            <text:p>0,1964</text:p>
          </table:table-cell>
          <table:table-cell table:style-name="ce5" office:value-type="float" office:value="0.1954" calcext:value-type="float">
            <text:p>0,1954</text:p>
          </table:table-cell>
          <table:table-cell table:style-name="ce5" office:value-type="float" office:value="0.1919" calcext:value-type="float">
            <text:p>0,1919</text:p>
          </table:table-cell>
          <table:table-cell table:style-name="ce26" table:formula="of:=AVERAGE([.AV17:.AX17])-[.DK17]" office:value-type="float" office:value="0.00656666666666667" calcext:value-type="float">
            <text:p>0,0066</text:p>
          </table:table-cell>
          <table:table-cell table:style-name="ce5" office:value-type="float" office:value="0.2293" calcext:value-type="float">
            <text:p>0,2293</text:p>
          </table:table-cell>
          <table:table-cell table:style-name="ce5" office:value-type="float" office:value="0.2352" calcext:value-type="float">
            <text:p>0,2352</text:p>
          </table:table-cell>
          <table:table-cell table:style-name="ce5" office:value-type="float" office:value="0.2331" calcext:value-type="float">
            <text:p>0,2331</text:p>
          </table:table-cell>
          <table:table-cell table:style-name="ce38" table:formula="of:=AVERAGE([.AZ17:.BB17])-[.DX17]" office:value-type="float" office:value="0.0360000000000003" calcext:value-type="float">
            <text:p>0,0360</text:p>
          </table:table-cell>
          <table:table-cell table:style-name="ce5" office:value-type="float" office:value="0.2083" calcext:value-type="float">
            <text:p>0,2083</text:p>
          </table:table-cell>
          <table:table-cell table:style-name="ce5" office:value-type="float" office:value="0.2018" calcext:value-type="float">
            <text:p>0,2018</text:p>
          </table:table-cell>
          <table:table-cell table:style-name="ce5" office:value-type="float" office:value="0.2058" calcext:value-type="float">
            <text:p>0,2058</text:p>
          </table:table-cell>
          <table:table-cell table:style-name="ce38" table:formula="of:=AVERAGE([.BD17:.BF17])-[.DX17]" office:value-type="float" office:value="0.00876666666666701" calcext:value-type="float">
            <text:p>0,0088</text:p>
          </table:table-cell>
          <table:table-cell table:style-name="ce5" office:value-type="float" office:value="0.2486" calcext:value-type="float">
            <text:p>0,2486</text:p>
          </table:table-cell>
          <table:table-cell table:style-name="ce5" office:value-type="float" office:value="0.2482" calcext:value-type="float">
            <text:p>0,2482</text:p>
          </table:table-cell>
          <table:table-cell table:style-name="ce5" office:value-type="float" office:value="0.2544" calcext:value-type="float">
            <text:p>0,2544</text:p>
          </table:table-cell>
          <table:table-cell table:style-name="ce38" table:formula="of:=AVERAGE([.BH17:.BJ17])-[.DX17]" office:value-type="float" office:value="0.053866666666667" calcext:value-type="float">
            <text:p>0,0539</text:p>
          </table:table-cell>
          <table:table-cell table:style-name="ce5" office:value-type="float" office:value="0.208" calcext:value-type="float">
            <text:p>0,2080</text:p>
          </table:table-cell>
          <table:table-cell table:style-name="ce5" office:value-type="float" office:value="0.2051" calcext:value-type="float">
            <text:p>0,2051</text:p>
          </table:table-cell>
          <table:table-cell table:style-name="ce5" office:value-type="float" office:value="0.2077" calcext:value-type="float">
            <text:p>0,2077</text:p>
          </table:table-cell>
          <table:table-cell table:style-name="ce38" table:formula="of:=AVERAGE([.BL17:.BN17])-[.DX17]" office:value-type="float" office:value="0.0104000000000003" calcext:value-type="float">
            <text:p>0,0104</text:p>
          </table:table-cell>
          <table:table-cell table:style-name="ce5" office:value-type="float" office:value="0.2386" calcext:value-type="float">
            <text:p>0,2386</text:p>
          </table:table-cell>
          <table:table-cell table:style-name="ce5" office:value-type="float" office:value="0.2261" calcext:value-type="float">
            <text:p>0,2261</text:p>
          </table:table-cell>
          <table:table-cell table:style-name="ce5" office:value-type="float" office:value="0.2616" calcext:value-type="float">
            <text:p>0,2616</text:p>
          </table:table-cell>
          <table:table-cell table:style-name="ce41" table:formula="of:=AVERAGE([.BP17:.BR17])-[.CE17]" office:value-type="float" office:value="0.045833333333333" calcext:value-type="float">
            <text:p>0,0458</text:p>
          </table:table-cell>
          <table:table-cell table:number-columns-repeated="2" table:style-name="ce5" office:value-type="float" office:value="0.2258" calcext:value-type="float">
            <text:p>0,2258</text:p>
          </table:table-cell>
          <table:table-cell table:style-name="ce5" office:value-type="float" office:value="0.231" calcext:value-type="float">
            <text:p>0,2310</text:p>
          </table:table-cell>
          <table:table-cell table:style-name="ce41" table:formula="of:=AVERAGE([.BT17:.BV17])-[.CE17]" office:value-type="float" office:value="0.0312666666666663" calcext:value-type="float">
            <text:p>0,0313</text:p>
          </table:table-cell>
          <table:table-cell table:style-name="ce5" office:value-type="float" office:value="0.226" calcext:value-type="float">
            <text:p>0,2260</text:p>
          </table:table-cell>
          <table:table-cell table:style-name="ce5" office:value-type="float" office:value="0.2287" calcext:value-type="float">
            <text:p>0,2287</text:p>
          </table:table-cell>
          <table:table-cell table:style-name="ce5" office:value-type="float" office:value="0.2256" calcext:value-type="float">
            <text:p>0,2256</text:p>
          </table:table-cell>
          <table:table-cell table:style-name="ce5" table:formula="of:=AVERAGE([.BX17:.BZ17])-[.CE17]" office:value-type="float" office:value="0.0304999999999997" calcext:value-type="float">
            <text:p>0,0305</text:p>
          </table:table-cell>
          <table:table-cell table:style-name="ce5" office:value-type="float" office:value="0.1976" calcext:value-type="float">
            <text:p>0,1976</text:p>
          </table:table-cell>
          <table:table-cell table:style-name="ce5" office:value-type="float" office:value="0.1962" calcext:value-type="float">
            <text:p>0,1962</text:p>
          </table:table-cell>
          <table:table-cell table:style-name="ce5" office:value-type="float" office:value="0.195" calcext:value-type="float">
            <text:p>0,1950</text:p>
          </table:table-cell>
          <table:table-cell table:style-name="ce12" table:formula="of:=AVERAGE([.CB17:.CD17])" office:value-type="float" office:value="0.196266666666667" calcext:value-type="float">
            <text:p>0,1963</text:p>
          </table:table-cell>
          <table:table-cell table:style-name="ce5" office:value-type="float" office:value="0.2117" calcext:value-type="float">
            <text:p>0,2117</text:p>
          </table:table-cell>
          <table:table-cell table:style-name="ce5" office:value-type="float" office:value="0.2253" calcext:value-type="float">
            <text:p>0,2253</text:p>
          </table:table-cell>
          <table:table-cell table:style-name="ce5" office:value-type="float" office:value="0.2223" calcext:value-type="float">
            <text:p>0,2223</text:p>
          </table:table-cell>
          <table:table-cell table:style-name="ce20" table:formula="of:=AVERAGE([.CF17:.CH17])" office:value-type="float" office:value="0.219766666666667" calcext:value-type="float">
            <text:p>0,2198</text:p>
          </table:table-cell>
          <table:table-cell table:style-name="ce5" office:value-type="float" office:value="0.221" calcext:value-type="float">
            <text:p>0,2210</text:p>
          </table:table-cell>
          <table:table-cell table:style-name="ce5" office:value-type="float" office:value="0.2207" calcext:value-type="float">
            <text:p>0,2207</text:p>
          </table:table-cell>
          <table:table-cell table:style-name="ce5" office:value-type="float" office:value="0.2227" calcext:value-type="float">
            <text:p>0,2227</text:p>
          </table:table-cell>
          <table:table-cell table:style-name="ce20" table:formula="of:=AVERAGE([.CJ17:.CL17])-[.CU17]" office:value-type="float" office:value="0.0280666666666667" calcext:value-type="float">
            <text:p>0,0281</text:p>
          </table:table-cell>
          <table:table-cell table:style-name="ce5" office:value-type="float" office:value="0.186" calcext:value-type="float">
            <text:p>0,1860</text:p>
          </table:table-cell>
          <table:table-cell table:style-name="ce5" office:value-type="float" office:value="0.2195" calcext:value-type="float">
            <text:p>0,2195</text:p>
          </table:table-cell>
          <table:table-cell table:style-name="ce5" office:value-type="float" office:value="0.2573" calcext:value-type="float">
            <text:p>0,2573</text:p>
          </table:table-cell>
          <table:table-cell table:style-name="ce20" table:formula="of:=AVERAGE([.CO17:.CP17])" office:value-type="float" office:value="0.2384" calcext:value-type="float">
            <text:p>0,2384</text:p>
          </table:table-cell>
          <table:table-cell table:style-name="ce5" office:value-type="float" office:value="0.193" calcext:value-type="float">
            <text:p>0,1930</text:p>
          </table:table-cell>
          <table:table-cell table:style-name="ce5" office:value-type="float" office:value="0.1963" calcext:value-type="float">
            <text:p>0,1963</text:p>
          </table:table-cell>
          <table:table-cell table:style-name="ce5" office:value-type="float" office:value="0.1909" calcext:value-type="float">
            <text:p>0,1909</text:p>
          </table:table-cell>
          <table:table-cell table:style-name="ce12" table:formula="of:=AVERAGE([.CR17:.CT17])" office:value-type="float" office:value="0.1934" calcext:value-type="float">
            <text:p>0,1934</text:p>
          </table:table-cell>
          <table:table-cell table:style-name="ce5" office:value-type="float" office:value="0.2005" calcext:value-type="float">
            <text:p>0,2005</text:p>
          </table:table-cell>
          <table:table-cell table:style-name="ce5" office:value-type="float" office:value="0.2214" calcext:value-type="float">
            <text:p>0,2214</text:p>
          </table:table-cell>
          <table:table-cell table:style-name="ce5" office:value-type="float" office:value="0.2201" calcext:value-type="float">
            <text:p>0,2201</text:p>
          </table:table-cell>
          <table:table-cell table:style-name="ce12" table:formula="of:=AVERAGE([.CV17:.CX17])" office:value-type="float" office:value="0.214" calcext:value-type="float">
            <text:p>0,2140</text:p>
          </table:table-cell>
          <table:table-cell table:style-name="ce5" office:value-type="float" office:value="0.225" calcext:value-type="float">
            <text:p>0,2250</text:p>
          </table:table-cell>
          <table:table-cell table:style-name="ce5" office:value-type="float" office:value="0.2208" calcext:value-type="float">
            <text:p>0,2208</text:p>
          </table:table-cell>
          <table:table-cell table:style-name="ce5" office:value-type="float" office:value="0.2238" calcext:value-type="float">
            <text:p>0,2238</text:p>
          </table:table-cell>
          <table:table-cell table:style-name="ce12" table:formula="of:=AVERAGE([.CZ17:.DB17])" office:value-type="float" office:value="0.2232" calcext:value-type="float">
            <text:p>0,2232</text:p>
          </table:table-cell>
          <table:table-cell table:style-name="ce5" office:value-type="float" office:value="0.2256" calcext:value-type="float">
            <text:p>0,2256</text:p>
          </table:table-cell>
          <table:table-cell table:style-name="ce5" office:value-type="float" office:value="0.2255" calcext:value-type="float">
            <text:p>0,2255</text:p>
          </table:table-cell>
          <table:table-cell table:style-name="ce5" office:value-type="float" office:value="0.2241" calcext:value-type="float">
            <text:p>0,2241</text:p>
          </table:table-cell>
          <table:table-cell table:style-name="ce12" table:formula="of:=AVERAGE([.DD17:.DF17])" office:value-type="float" office:value="0.225066666666667" calcext:value-type="float">
            <text:p>0,2251</text:p>
          </table:table-cell>
          <table:table-cell table:style-name="ce5" office:value-type="float" office:value="0.1863" calcext:value-type="float">
            <text:p>0,1863</text:p>
          </table:table-cell>
          <table:table-cell table:style-name="ce5" office:value-type="float" office:value="0.1919" calcext:value-type="float">
            <text:p>0,1919</text:p>
          </table:table-cell>
          <table:table-cell table:style-name="ce5" office:value-type="float" office:value="0.1858" calcext:value-type="float">
            <text:p>0,1858</text:p>
          </table:table-cell>
          <table:table-cell table:style-name="ce5" table:formula="of:=AVERAGE([.DH17:.DJ17])" office:value-type="float" office:value="0.188" calcext:value-type="float">
            <text:p>0,1880</text:p>
          </table:table-cell>
          <table:table-cell table:style-name="ce5" office:value-type="float" office:value="0.2161" calcext:value-type="float">
            <text:p>0,2161</text:p>
          </table:table-cell>
          <table:table-cell table:style-name="ce5" office:value-type="float" office:value="0.2209" calcext:value-type="float">
            <text:p>0,2209</text:p>
          </table:table-cell>
          <table:table-cell table:style-name="ce5" office:value-type="float" office:value="0.2228" calcext:value-type="float">
            <text:p>0,2228</text:p>
          </table:table-cell>
          <table:table-cell table:style-name="ce5" office:value-type="float" office:value="0.2209" calcext:value-type="float">
            <text:p>0,2209</text:p>
          </table:table-cell>
          <table:table-cell table:style-name="ce5" office:value-type="float" office:value="0.2179" calcext:value-type="float">
            <text:p>0,2179</text:p>
          </table:table-cell>
          <table:table-cell table:style-name="ce5" office:value-type="float" office:value="0.2234" calcext:value-type="float">
            <text:p>0,2234</text:p>
          </table:table-cell>
          <table:table-cell table:style-name="ce5" office:value-type="float" office:value="0.2209" calcext:value-type="float">
            <text:p>0,2209</text:p>
          </table:table-cell>
          <table:table-cell table:style-name="ce5" office:value-type="float" office:value="0.2234" calcext:value-type="float">
            <text:p>0,2234</text:p>
          </table:table-cell>
          <table:table-cell table:style-name="ce5" office:value-type="float" office:value="0.2213" calcext:value-type="float">
            <text:p>0,2213</text:p>
          </table:table-cell>
          <table:table-cell table:style-name="ce14" office:value-type="float" office:value="0.1972" calcext:value-type="float">
            <text:p>0,1972</text:p>
          </table:table-cell>
          <table:table-cell table:number-columns-repeated="2" table:style-name="ce14" office:value-type="float" office:value="0.1962" calcext:value-type="float">
            <text:p>0,1962</text:p>
          </table:table-cell>
          <table:table-cell table:style-name="ce1" table:formula="of:=AVERAGE([.DU17:.DW17])" office:value-type="float" office:value="0.196533333333333" calcext:value-type="float">
            <text:p>0,196533333333333</text:p>
          </table:table-cell>
          <table:table-cell table:number-columns-repeated="92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9000.3" calcext:value-type="float">
            <text:p>9000,30</text:p>
          </table:table-cell>
          <table:table-cell table:style-name="ce3" table:formula="of:=[.B18]/3600" office:value-type="float" office:value="2.50008333333333" calcext:value-type="float">
            <text:p>2,50</text:p>
          </table:table-cell>
          <table:table-cell table:style-name="ce5" office:value-type="float" office:value="0.2503" calcext:value-type="float">
            <text:p>0,2503</text:p>
          </table:table-cell>
          <table:table-cell table:style-name="ce5" office:value-type="float" office:value="0.2573" calcext:value-type="float">
            <text:p>0,2573</text:p>
          </table:table-cell>
          <table:table-cell table:style-name="ce5" office:value-type="float" office:value="0.2607" calcext:value-type="float">
            <text:p>0,2607</text:p>
          </table:table-cell>
          <table:table-cell table:style-name="ce17" table:formula="of:=AVERAGE([.D18:.F18])-[.CE18]" office:value-type="float" office:value="0.0598" calcext:value-type="float">
            <text:p>0,0598</text:p>
          </table:table-cell>
          <table:table-cell table:style-name="ce5" office:value-type="float" office:value="0.2179" calcext:value-type="float">
            <text:p>0,2179</text:p>
          </table:table-cell>
          <table:table-cell table:style-name="ce5" office:value-type="float" office:value="0.1903" calcext:value-type="float">
            <text:p>0,1903</text:p>
          </table:table-cell>
          <table:table-cell table:style-name="ce5" office:value-type="float" office:value="0.1996" calcext:value-type="float">
            <text:p>0,1996</text:p>
          </table:table-cell>
          <table:table-cell table:style-name="ce17" table:formula="of:=AVERAGE([.H18:.J18])-[.CE18]" office:value-type="float" office:value="0.0063" calcext:value-type="float">
            <text:p>0,0063</text:p>
          </table:table-cell>
          <table:table-cell table:style-name="ce5" office:value-type="float" office:value="0.2495" calcext:value-type="float">
            <text:p>0,2495</text:p>
          </table:table-cell>
          <table:table-cell table:style-name="ce5" office:value-type="float" office:value="0.2508" calcext:value-type="float">
            <text:p>0,2508</text:p>
          </table:table-cell>
          <table:table-cell table:style-name="ce5" office:value-type="float" office:value="0.2445" calcext:value-type="float">
            <text:p>0,2445</text:p>
          </table:table-cell>
          <table:table-cell table:style-name="ce17" table:formula="of:=AVERAGE([.L18:.N18])-[.CE18]" office:value-type="float" office:value="0.0519666666666667" calcext:value-type="float">
            <text:p>0,0520</text:p>
          </table:table-cell>
          <table:table-cell table:style-name="ce5" office:value-type="float" office:value="0.2056" calcext:value-type="float">
            <text:p>0,2056</text:p>
          </table:table-cell>
          <table:table-cell table:style-name="ce5" office:value-type="float" office:value="0.2028" calcext:value-type="float">
            <text:p>0,2028</text:p>
          </table:table-cell>
          <table:table-cell table:style-name="ce5" office:value-type="float" office:value="0.2015" calcext:value-type="float">
            <text:p>0,2015</text:p>
          </table:table-cell>
          <table:table-cell table:style-name="ce17" table:formula="of:=AVERAGE([.P18:.R18])-[.CE18]" office:value-type="float" office:value="0.00700000000000001" calcext:value-type="float">
            <text:p>0,0070</text:p>
          </table:table-cell>
          <table:table-cell table:style-name="ce5" office:value-type="float" office:value="0.2315" calcext:value-type="float">
            <text:p>0,2315</text:p>
          </table:table-cell>
          <table:table-cell table:style-name="ce5" office:value-type="float" office:value="0.2436" calcext:value-type="float">
            <text:p>0,2436</text:p>
          </table:table-cell>
          <table:table-cell table:style-name="ce5" office:value-type="float" office:value="0.2518" calcext:value-type="float">
            <text:p>0,2518</text:p>
          </table:table-cell>
          <table:table-cell table:style-name="ce23" table:formula="of:=AVERAGE([.T18:.V18])-[.CU18]" office:value-type="float" office:value="0.0484333333333331" calcext:value-type="float">
            <text:p>0,0484</text:p>
          </table:table-cell>
          <table:table-cell table:style-name="ce5" office:value-type="float" office:value="0.2011" calcext:value-type="float">
            <text:p>0,2011</text:p>
          </table:table-cell>
          <table:table-cell table:style-name="ce5" office:value-type="float" office:value="0.1929" calcext:value-type="float">
            <text:p>0,1929</text:p>
          </table:table-cell>
          <table:table-cell table:style-name="ce5" office:value-type="float" office:value="0.1985" calcext:value-type="float">
            <text:p>0,1985</text:p>
          </table:table-cell>
          <table:table-cell table:style-name="ce23" table:formula="of:=AVERAGE([.X18:.Z18])-[.CU18]" office:value-type="float" office:value="0.00363333333333302" calcext:value-type="float">
            <text:p>0,0036</text:p>
          </table:table-cell>
          <table:table-cell table:style-name="ce5" office:value-type="float" office:value="0.2559" calcext:value-type="float">
            <text:p>0,2559</text:p>
          </table:table-cell>
          <table:table-cell table:style-name="ce5" office:value-type="float" office:value="0.2615" calcext:value-type="float">
            <text:p>0,2615</text:p>
          </table:table-cell>
          <table:table-cell table:style-name="ce5" office:value-type="float" office:value="0.258" calcext:value-type="float">
            <text:p>0,2580</text:p>
          </table:table-cell>
          <table:table-cell table:style-name="ce23" table:formula="of:=AVERAGE([.AB18:.AD18])-[.CU18]" office:value-type="float" office:value="0.0645999999999997" calcext:value-type="float">
            <text:p>0,0646</text:p>
          </table:table-cell>
          <table:table-cell table:style-name="ce5" office:value-type="float" office:value="0.1992" calcext:value-type="float">
            <text:p>0,1992</text:p>
          </table:table-cell>
          <table:table-cell table:style-name="ce5" office:value-type="float" office:value="0.2018" calcext:value-type="float">
            <text:p>0,2018</text:p>
          </table:table-cell>
          <table:table-cell table:style-name="ce5" office:value-type="float" office:value="0.1986" calcext:value-type="float">
            <text:p>0,1986</text:p>
          </table:table-cell>
          <table:table-cell table:style-name="ce23" table:formula="of:=AVERAGE([.AF18:.AH18])-[.CU18]" office:value-type="float" office:value="0.00599999999999967" calcext:value-type="float">
            <text:p>0,0060</text:p>
          </table:table-cell>
          <table:table-cell table:style-name="ce5" office:value-type="float" office:value="0.2504" calcext:value-type="float">
            <text:p>0,2504</text:p>
          </table:table-cell>
          <table:table-cell table:style-name="ce5" office:value-type="float" office:value="0.2569" calcext:value-type="float">
            <text:p>0,2569</text:p>
          </table:table-cell>
          <table:table-cell table:style-name="ce5" office:value-type="float" office:value="0.2538" calcext:value-type="float">
            <text:p>0,2538</text:p>
          </table:table-cell>
          <table:table-cell table:style-name="ce26" table:formula="of:=AVERAGE([.AJ18:.AL18])-[.DK18]" office:value-type="float" office:value="0.0648333333333331" calcext:value-type="float">
            <text:p>0,0648</text:p>
          </table:table-cell>
          <table:table-cell table:style-name="ce5" office:value-type="float" office:value="0.2038" calcext:value-type="float">
            <text:p>0,2038</text:p>
          </table:table-cell>
          <table:table-cell table:style-name="ce5" office:value-type="float" office:value="0.1903" calcext:value-type="float">
            <text:p>0,1903</text:p>
          </table:table-cell>
          <table:table-cell table:style-name="ce5" office:value-type="float" office:value="0.1937" calcext:value-type="float">
            <text:p>0,1937</text:p>
          </table:table-cell>
          <table:table-cell table:style-name="ce26" table:formula="of:=AVERAGE([.AN18:.AP18])-[.DK18]" office:value-type="float" office:value="0.00706666666666633" calcext:value-type="float">
            <text:p>0,0071</text:p>
          </table:table-cell>
          <table:table-cell table:style-name="ce5" office:value-type="float" office:value="0.2756" calcext:value-type="float">
            <text:p>0,2756</text:p>
          </table:table-cell>
          <table:table-cell table:style-name="ce5" office:value-type="float" office:value="0.2617" calcext:value-type="float">
            <text:p>0,2617</text:p>
          </table:table-cell>
          <table:table-cell table:style-name="ce5" office:value-type="float" office:value="0.2637" calcext:value-type="float">
            <text:p>0,2637</text:p>
          </table:table-cell>
          <table:table-cell table:style-name="ce26" table:formula="of:=AVERAGE([.AR18:.AT18])-[.DK18]" office:value-type="float" office:value="0.078133333333333" calcext:value-type="float">
            <text:p>0,0781</text:p>
          </table:table-cell>
          <table:table-cell table:style-name="ce5" office:value-type="float" office:value="0.2004" calcext:value-type="float">
            <text:p>0,2004</text:p>
          </table:table-cell>
          <table:table-cell table:style-name="ce5" office:value-type="float" office:value="0.1993" calcext:value-type="float">
            <text:p>0,1993</text:p>
          </table:table-cell>
          <table:table-cell table:style-name="ce5" office:value-type="float" office:value="0.1944" calcext:value-type="float">
            <text:p>0,1944</text:p>
          </table:table-cell>
          <table:table-cell table:style-name="ce26" table:formula="of:=AVERAGE([.AV18:.AX18])-[.DK18]" office:value-type="float" office:value="0.00916666666666632" calcext:value-type="float">
            <text:p>0,0092</text:p>
          </table:table-cell>
          <table:table-cell table:style-name="ce5" office:value-type="float" office:value="0.2486" calcext:value-type="float">
            <text:p>0,2486</text:p>
          </table:table-cell>
          <table:table-cell table:style-name="ce5" office:value-type="float" office:value="0.2549" calcext:value-type="float">
            <text:p>0,2549</text:p>
          </table:table-cell>
          <table:table-cell table:style-name="ce5" office:value-type="float" office:value="0.2518" calcext:value-type="float">
            <text:p>0,2518</text:p>
          </table:table-cell>
          <table:table-cell table:style-name="ce38" table:formula="of:=AVERAGE([.AZ18:.BB18])-[.DX18]" office:value-type="float" office:value="0.0548333333333337" calcext:value-type="float">
            <text:p>0,0548</text:p>
          </table:table-cell>
          <table:table-cell table:style-name="ce5" office:value-type="float" office:value="0.2098" calcext:value-type="float">
            <text:p>0,2098</text:p>
          </table:table-cell>
          <table:table-cell table:style-name="ce5" office:value-type="float" office:value="0.2031" calcext:value-type="float">
            <text:p>0,2031</text:p>
          </table:table-cell>
          <table:table-cell table:style-name="ce5" office:value-type="float" office:value="0.2087" calcext:value-type="float">
            <text:p>0,2087</text:p>
          </table:table-cell>
          <table:table-cell table:style-name="ce38" table:formula="of:=AVERAGE([.BD18:.BF18])-[.DX18]" office:value-type="float" office:value="0.010266666666667" calcext:value-type="float">
            <text:p>0,0103</text:p>
          </table:table-cell>
          <table:table-cell table:style-name="ce5" office:value-type="float" office:value="0.2737" calcext:value-type="float">
            <text:p>0,2737</text:p>
          </table:table-cell>
          <table:table-cell table:style-name="ce5" office:value-type="float" office:value="0.2725" calcext:value-type="float">
            <text:p>0,2725</text:p>
          </table:table-cell>
          <table:table-cell table:style-name="ce5" office:value-type="float" office:value="0.2791" calcext:value-type="float">
            <text:p>0,2791</text:p>
          </table:table-cell>
          <table:table-cell table:style-name="ce38" table:formula="of:=AVERAGE([.BH18:.BJ18])-[.DX18]" office:value-type="float" office:value="0.078166666666667" calcext:value-type="float">
            <text:p>0,0782</text:p>
          </table:table-cell>
          <table:table-cell table:style-name="ce5" office:value-type="float" office:value="0.2105" calcext:value-type="float">
            <text:p>0,2105</text:p>
          </table:table-cell>
          <table:table-cell table:style-name="ce5" office:value-type="float" office:value="0.2072" calcext:value-type="float">
            <text:p>0,2072</text:p>
          </table:table-cell>
          <table:table-cell table:style-name="ce5" office:value-type="float" office:value="0.2101" calcext:value-type="float">
            <text:p>0,2101</text:p>
          </table:table-cell>
          <table:table-cell table:style-name="ce38" table:formula="of:=AVERAGE([.BL18:.BN18])-[.DX18]" office:value-type="float" office:value="0.0123333333333337" calcext:value-type="float">
            <text:p>0,0123</text:p>
          </table:table-cell>
          <table:table-cell table:style-name="ce5" office:value-type="float" office:value="0.2532" calcext:value-type="float">
            <text:p>0,2532</text:p>
          </table:table-cell>
          <table:table-cell table:style-name="ce5" office:value-type="float" office:value="0.2427" calcext:value-type="float">
            <text:p>0,2427</text:p>
          </table:table-cell>
          <table:table-cell table:style-name="ce5" office:value-type="float" office:value="0.2849" calcext:value-type="float">
            <text:p>0,2849</text:p>
          </table:table-cell>
          <table:table-cell table:style-name="ce41" table:formula="of:=AVERAGE([.BP18:.BR18])-[.CE18]" office:value-type="float" office:value="0.0639666666666666" calcext:value-type="float">
            <text:p>0,0640</text:p>
          </table:table-cell>
          <table:table-cell table:style-name="ce5" office:value-type="float" office:value="0.2429" calcext:value-type="float">
            <text:p>0,2429</text:p>
          </table:table-cell>
          <table:table-cell table:style-name="ce5" office:value-type="float" office:value="0.2448" calcext:value-type="float">
            <text:p>0,2448</text:p>
          </table:table-cell>
          <table:table-cell table:style-name="ce5" office:value-type="float" office:value="0.2486" calcext:value-type="float">
            <text:p>0,2486</text:p>
          </table:table-cell>
          <table:table-cell table:style-name="ce41" table:formula="of:=AVERAGE([.BT18:.BV18])-[.CE18]" office:value-type="float" office:value="0.0491333333333333" calcext:value-type="float">
            <text:p>0,0491</text:p>
          </table:table-cell>
          <table:table-cell table:style-name="ce5" office:value-type="float" office:value="0.243" calcext:value-type="float">
            <text:p>0,2430</text:p>
          </table:table-cell>
          <table:table-cell table:style-name="ce5" office:value-type="float" office:value="0.2476" calcext:value-type="float">
            <text:p>0,2476</text:p>
          </table:table-cell>
          <table:table-cell table:style-name="ce5" office:value-type="float" office:value="0.2434" calcext:value-type="float">
            <text:p>0,2434</text:p>
          </table:table-cell>
          <table:table-cell table:style-name="ce5" table:formula="of:=AVERAGE([.BX18:.BZ18])-[.CE18]" office:value-type="float" office:value="0.0483666666666667" calcext:value-type="float">
            <text:p>0,0484</text:p>
          </table:table-cell>
          <table:table-cell table:style-name="ce5" office:value-type="float" office:value="0.198" calcext:value-type="float">
            <text:p>0,1980</text:p>
          </table:table-cell>
          <table:table-cell table:style-name="ce5" office:value-type="float" office:value="0.1965" calcext:value-type="float">
            <text:p>0,1965</text:p>
          </table:table-cell>
          <table:table-cell table:style-name="ce5" office:value-type="float" office:value="0.1944" calcext:value-type="float">
            <text:p>0,1944</text:p>
          </table:table-cell>
          <table:table-cell table:style-name="ce12" table:formula="of:=AVERAGE([.CB18:.CD18])" office:value-type="float" office:value="0.1963" calcext:value-type="float">
            <text:p>0,1963</text:p>
          </table:table-cell>
          <table:table-cell table:style-name="ce5" office:value-type="float" office:value="0.2238" calcext:value-type="float">
            <text:p>0,2238</text:p>
          </table:table-cell>
          <table:table-cell table:style-name="ce5" office:value-type="float" office:value="0.2416" calcext:value-type="float">
            <text:p>0,2416</text:p>
          </table:table-cell>
          <table:table-cell table:style-name="ce5" office:value-type="float" office:value="0.2382" calcext:value-type="float">
            <text:p>0,2382</text:p>
          </table:table-cell>
          <table:table-cell table:style-name="ce20" table:formula="of:=AVERAGE([.CF18:.CH18])" office:value-type="float" office:value="0.234533333333333" calcext:value-type="float">
            <text:p>0,2345</text:p>
          </table:table-cell>
          <table:table-cell table:style-name="ce5" office:value-type="float" office:value="0.2384" calcext:value-type="float">
            <text:p>0,2384</text:p>
          </table:table-cell>
          <table:table-cell table:style-name="ce5" office:value-type="float" office:value="0.2376" calcext:value-type="float">
            <text:p>0,2376</text:p>
          </table:table-cell>
          <table:table-cell table:style-name="ce5" office:value-type="float" office:value="0.2384" calcext:value-type="float">
            <text:p>0,2384</text:p>
          </table:table-cell>
          <table:table-cell table:style-name="ce20" table:formula="of:=AVERAGE([.CJ18:.CL18])-[.CU18]" office:value-type="float" office:value="0.0442666666666663" calcext:value-type="float">
            <text:p>0,0443</text:p>
          </table:table-cell>
          <table:table-cell table:style-name="ce5" office:value-type="float" office:value="0.1862" calcext:value-type="float">
            <text:p>0,1862</text:p>
          </table:table-cell>
          <table:table-cell table:style-name="ce5" office:value-type="float" office:value="0.2355" calcext:value-type="float">
            <text:p>0,2355</text:p>
          </table:table-cell>
          <table:table-cell table:style-name="ce5" office:value-type="float" office:value="0.2824" calcext:value-type="float">
            <text:p>0,2824</text:p>
          </table:table-cell>
          <table:table-cell table:style-name="ce20" table:formula="of:=AVERAGE([.CO18:.CP18])" office:value-type="float" office:value="0.25895" calcext:value-type="float">
            <text:p>0,2590</text:p>
          </table:table-cell>
          <table:table-cell table:style-name="ce5" office:value-type="float" office:value="0.1941" calcext:value-type="float">
            <text:p>0,1941</text:p>
          </table:table-cell>
          <table:table-cell table:style-name="ce5" office:value-type="float" office:value="0.1964" calcext:value-type="float">
            <text:p>0,1964</text:p>
          </table:table-cell>
          <table:table-cell table:style-name="ce5" office:value-type="float" office:value="0.1911" calcext:value-type="float">
            <text:p>0,1911</text:p>
          </table:table-cell>
          <table:table-cell table:style-name="ce12" table:formula="of:=AVERAGE([.CR18:.CT18])" office:value-type="float" office:value="0.193866666666667" calcext:value-type="float">
            <text:p>0,1939</text:p>
          </table:table-cell>
          <table:table-cell table:style-name="ce5" office:value-type="float" office:value="0.21" calcext:value-type="float">
            <text:p>0,2100</text:p>
          </table:table-cell>
          <table:table-cell table:style-name="ce5" office:value-type="float" office:value="0.2375" calcext:value-type="float">
            <text:p>0,2375</text:p>
          </table:table-cell>
          <table:table-cell table:style-name="ce5" office:value-type="float" office:value="0.2361" calcext:value-type="float">
            <text:p>0,2361</text:p>
          </table:table-cell>
          <table:table-cell table:style-name="ce12" table:formula="of:=AVERAGE([.CV18:.CX18])" office:value-type="float" office:value="0.227866666666667" calcext:value-type="float">
            <text:p>0,2279</text:p>
          </table:table-cell>
          <table:table-cell table:style-name="ce5" office:value-type="float" office:value="0.2414" calcext:value-type="float">
            <text:p>0,2414</text:p>
          </table:table-cell>
          <table:table-cell table:style-name="ce5" office:value-type="float" office:value="0.239" calcext:value-type="float">
            <text:p>0,2390</text:p>
          </table:table-cell>
          <table:table-cell table:style-name="ce5" office:value-type="float" office:value="0.2402" calcext:value-type="float">
            <text:p>0,2402</text:p>
          </table:table-cell>
          <table:table-cell table:style-name="ce12" table:formula="of:=AVERAGE([.CZ18:.DB18])" office:value-type="float" office:value="0.2402" calcext:value-type="float">
            <text:p>0,2402</text:p>
          </table:table-cell>
          <table:table-cell table:style-name="ce5" office:value-type="float" office:value="0.2424" calcext:value-type="float">
            <text:p>0,2424</text:p>
          </table:table-cell>
          <table:table-cell table:style-name="ce5" office:value-type="float" office:value="0.2435" calcext:value-type="float">
            <text:p>0,2435</text:p>
          </table:table-cell>
          <table:table-cell table:style-name="ce5" office:value-type="float" office:value="0.2406" calcext:value-type="float">
            <text:p>0,2406</text:p>
          </table:table-cell>
          <table:table-cell table:style-name="ce12" table:formula="of:=AVERAGE([.DD18:.DF18])" office:value-type="float" office:value="0.242166666666667" calcext:value-type="float">
            <text:p>0,2422</text:p>
          </table:table-cell>
          <table:table-cell table:style-name="ce5" office:value-type="float" office:value="0.1873" calcext:value-type="float">
            <text:p>0,1873</text:p>
          </table:table-cell>
          <table:table-cell table:style-name="ce5" office:value-type="float" office:value="0.1936" calcext:value-type="float">
            <text:p>0,1936</text:p>
          </table:table-cell>
          <table:table-cell table:style-name="ce5" office:value-type="float" office:value="0.1857" calcext:value-type="float">
            <text:p>0,1857</text:p>
          </table:table-cell>
          <table:table-cell table:style-name="ce5" table:formula="of:=AVERAGE([.DH18:.DJ18])" office:value-type="float" office:value="0.188866666666667" calcext:value-type="float">
            <text:p>0,1889</text:p>
          </table:table-cell>
          <table:table-cell table:style-name="ce5" office:value-type="float" office:value="0.2274" calcext:value-type="float">
            <text:p>0,2274</text:p>
          </table:table-cell>
          <table:table-cell table:style-name="ce5" office:value-type="float" office:value="0.2325" calcext:value-type="float">
            <text:p>0,2325</text:p>
          </table:table-cell>
          <table:table-cell table:style-name="ce5" office:value-type="float" office:value="0.2344" calcext:value-type="float">
            <text:p>0,2344</text:p>
          </table:table-cell>
          <table:table-cell table:style-name="ce5" office:value-type="float" office:value="0.2333" calcext:value-type="float">
            <text:p>0,2333</text:p>
          </table:table-cell>
          <table:table-cell table:style-name="ce5" office:value-type="float" office:value="0.2291" calcext:value-type="float">
            <text:p>0,2291</text:p>
          </table:table-cell>
          <table:table-cell table:style-name="ce5" office:value-type="float" office:value="0.2355" calcext:value-type="float">
            <text:p>0,2355</text:p>
          </table:table-cell>
          <table:table-cell table:style-name="ce5" office:value-type="float" office:value="0.2338" calcext:value-type="float">
            <text:p>0,2338</text:p>
          </table:table-cell>
          <table:table-cell table:style-name="ce5" office:value-type="float" office:value="0.2365" calcext:value-type="float">
            <text:p>0,2365</text:p>
          </table:table-cell>
          <table:table-cell table:style-name="ce5" office:value-type="float" office:value="0.2363" calcext:value-type="float">
            <text:p>0,2363</text:p>
          </table:table-cell>
          <table:table-cell table:style-name="ce14" office:value-type="float" office:value="0.1971" calcext:value-type="float">
            <text:p>0,1971</text:p>
          </table:table-cell>
          <table:table-cell table:style-name="ce14" office:value-type="float" office:value="0.1968" calcext:value-type="float">
            <text:p>0,1968</text:p>
          </table:table-cell>
          <table:table-cell table:style-name="ce14" office:value-type="float" office:value="0.1969" calcext:value-type="float">
            <text:p>0,1969</text:p>
          </table:table-cell>
          <table:table-cell table:style-name="ce1" table:formula="of:=AVERAGE([.DU18:.DW18])" office:value-type="float" office:value="0.196933333333333" calcext:value-type="float">
            <text:p>0,196933333333333</text:p>
          </table:table-cell>
          <table:table-cell table:number-columns-repeated="92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10800.3" calcext:value-type="float">
            <text:p>10800,30</text:p>
          </table:table-cell>
          <table:table-cell table:style-name="ce3" table:formula="of:=[.B19]/3600" office:value-type="float" office:value="3.00008333333333" calcext:value-type="float">
            <text:p>3,00</text:p>
          </table:table-cell>
          <table:table-cell table:style-name="ce5" office:value-type="float" office:value="0.2715" calcext:value-type="float">
            <text:p>0,2715</text:p>
          </table:table-cell>
          <table:table-cell table:style-name="ce5" office:value-type="float" office:value="0.2784" calcext:value-type="float">
            <text:p>0,2784</text:p>
          </table:table-cell>
          <table:table-cell table:style-name="ce5" office:value-type="float" office:value="0.2841" calcext:value-type="float">
            <text:p>0,2841</text:p>
          </table:table-cell>
          <table:table-cell table:style-name="ce17" table:formula="of:=AVERAGE([.D19:.F19])-[.CE19]" office:value-type="float" office:value="0.081066666666667" calcext:value-type="float">
            <text:p>0,0811</text:p>
          </table:table-cell>
          <table:table-cell table:style-name="ce5" office:value-type="float" office:value="0.221" calcext:value-type="float">
            <text:p>0,2210</text:p>
          </table:table-cell>
          <table:table-cell table:style-name="ce5" office:value-type="float" office:value="0.1921" calcext:value-type="float">
            <text:p>0,1921</text:p>
          </table:table-cell>
          <table:table-cell table:style-name="ce5" office:value-type="float" office:value="0.2004" calcext:value-type="float">
            <text:p>0,2004</text:p>
          </table:table-cell>
          <table:table-cell table:style-name="ce17" table:formula="of:=AVERAGE([.H19:.J19])-[.CE19]" office:value-type="float" office:value="0.007566666666667" calcext:value-type="float">
            <text:p>0,0076</text:p>
          </table:table-cell>
          <table:table-cell table:style-name="ce5" office:value-type="float" office:value="0.264" calcext:value-type="float">
            <text:p>0,2640</text:p>
          </table:table-cell>
          <table:table-cell table:style-name="ce5" office:value-type="float" office:value="0.2646" calcext:value-type="float">
            <text:p>0,2646</text:p>
          </table:table-cell>
          <table:table-cell table:style-name="ce5" office:value-type="float" office:value="0.2597" calcext:value-type="float">
            <text:p>0,2597</text:p>
          </table:table-cell>
          <table:table-cell table:style-name="ce17" table:formula="of:=AVERAGE([.L19:.N19])-[.CE19]" office:value-type="float" office:value="0.0658333333333337" calcext:value-type="float">
            <text:p>0,0658</text:p>
          </table:table-cell>
          <table:table-cell table:style-name="ce5" office:value-type="float" office:value="0.2074" calcext:value-type="float">
            <text:p>0,2074</text:p>
          </table:table-cell>
          <table:table-cell table:style-name="ce5" office:value-type="float" office:value="0.2051" calcext:value-type="float">
            <text:p>0,2051</text:p>
          </table:table-cell>
          <table:table-cell table:style-name="ce5" office:value-type="float" office:value="0.2034" calcext:value-type="float">
            <text:p>0,2034</text:p>
          </table:table-cell>
          <table:table-cell table:style-name="ce17" table:formula="of:=AVERAGE([.P19:.R19])-[.CE19]" office:value-type="float" office:value="0.00836666666666702" calcext:value-type="float">
            <text:p>0,0084</text:p>
          </table:table-cell>
          <table:table-cell table:style-name="ce5" office:value-type="float" office:value="0.2494" calcext:value-type="float">
            <text:p>0,2494</text:p>
          </table:table-cell>
          <table:table-cell table:style-name="ce5" office:value-type="float" office:value="0.2633" calcext:value-type="float">
            <text:p>0,2633</text:p>
          </table:table-cell>
          <table:table-cell table:style-name="ce5" office:value-type="float" office:value="0.2728" calcext:value-type="float">
            <text:p>0,2728</text:p>
          </table:table-cell>
          <table:table-cell table:style-name="ce23" table:formula="of:=AVERAGE([.T19:.V19])-[.CU19]" office:value-type="float" office:value="0.0677333333333333" calcext:value-type="float">
            <text:p>0,0677</text:p>
          </table:table-cell>
          <table:table-cell table:style-name="ce5" office:value-type="float" office:value="0.2037" calcext:value-type="float">
            <text:p>0,2037</text:p>
          </table:table-cell>
          <table:table-cell table:style-name="ce5" office:value-type="float" office:value="0.195" calcext:value-type="float">
            <text:p>0,1950</text:p>
          </table:table-cell>
          <table:table-cell table:style-name="ce5" office:value-type="float" office:value="0.2008" calcext:value-type="float">
            <text:p>0,2008</text:p>
          </table:table-cell>
          <table:table-cell table:style-name="ce23" table:formula="of:=AVERAGE([.X19:.Z19])-[.CU19]" office:value-type="float" office:value="0.00573333333333334" calcext:value-type="float">
            <text:p>0,0057</text:p>
          </table:table-cell>
          <table:table-cell table:style-name="ce5" office:value-type="float" office:value="0.2754" calcext:value-type="float">
            <text:p>0,2754</text:p>
          </table:table-cell>
          <table:table-cell table:style-name="ce5" office:value-type="float" office:value="0.2833" calcext:value-type="float">
            <text:p>0,2833</text:p>
          </table:table-cell>
          <table:table-cell table:style-name="ce5" office:value-type="float" office:value="0.2787" calcext:value-type="float">
            <text:p>0,2787</text:p>
          </table:table-cell>
          <table:table-cell table:style-name="ce23" table:formula="of:=AVERAGE([.AB19:.AD19])-[.CU19]" office:value-type="float" office:value="0.0850333333333333" calcext:value-type="float">
            <text:p>0,0850</text:p>
          </table:table-cell>
          <table:table-cell table:style-name="ce5" office:value-type="float" office:value="0.2037" calcext:value-type="float">
            <text:p>0,2037</text:p>
          </table:table-cell>
          <table:table-cell table:style-name="ce5" office:value-type="float" office:value="0.2061" calcext:value-type="float">
            <text:p>0,2061</text:p>
          </table:table-cell>
          <table:table-cell table:style-name="ce5" office:value-type="float" office:value="0.2008" calcext:value-type="float">
            <text:p>0,2008</text:p>
          </table:table-cell>
          <table:table-cell table:style-name="ce23" table:formula="of:=AVERAGE([.AF19:.AH19])-[.CU19]" office:value-type="float" office:value="0.00943333333333335" calcext:value-type="float">
            <text:p>0,0094</text:p>
          </table:table-cell>
          <table:table-cell table:style-name="ce5" office:value-type="float" office:value="0.2734" calcext:value-type="float">
            <text:p>0,2734</text:p>
          </table:table-cell>
          <table:table-cell table:style-name="ce5" office:value-type="float" office:value="0.2783" calcext:value-type="float">
            <text:p>0,2783</text:p>
          </table:table-cell>
          <table:table-cell table:style-name="ce5" office:value-type="float" office:value="0.2767" calcext:value-type="float">
            <text:p>0,2767</text:p>
          </table:table-cell>
          <table:table-cell table:style-name="ce26" table:formula="of:=AVERAGE([.AJ19:.AL19])-[.DK19]" office:value-type="float" office:value="0.0872333333333333" calcext:value-type="float">
            <text:p>0,0872</text:p>
          </table:table-cell>
          <table:table-cell table:style-name="ce5" office:value-type="float" office:value="0.2068" calcext:value-type="float">
            <text:p>0,2068</text:p>
          </table:table-cell>
          <table:table-cell table:style-name="ce5" office:value-type="float" office:value="0.1929" calcext:value-type="float">
            <text:p>0,1929</text:p>
          </table:table-cell>
          <table:table-cell table:style-name="ce5" office:value-type="float" office:value="0.1965" calcext:value-type="float">
            <text:p>0,1965</text:p>
          </table:table-cell>
          <table:table-cell table:style-name="ce26" table:formula="of:=AVERAGE([.AN19:.AP19])-[.DK19]" office:value-type="float" office:value="0.00983333333333333" calcext:value-type="float">
            <text:p>0,0098</text:p>
          </table:table-cell>
          <table:table-cell table:style-name="ce5" office:value-type="float" office:value="0.2998" calcext:value-type="float">
            <text:p>0,2998</text:p>
          </table:table-cell>
          <table:table-cell table:style-name="ce5" office:value-type="float" office:value="0.2838" calcext:value-type="float">
            <text:p>0,2838</text:p>
          </table:table-cell>
          <table:table-cell table:style-name="ce5" office:value-type="float" office:value="0.2863" calcext:value-type="float">
            <text:p>0,2863</text:p>
          </table:table-cell>
          <table:table-cell table:style-name="ce26" table:formula="of:=AVERAGE([.AR19:.AT19])-[.DK19]" office:value-type="float" office:value="0.101066666666667" calcext:value-type="float">
            <text:p>0,1011</text:p>
          </table:table-cell>
          <table:table-cell table:style-name="ce5" office:value-type="float" office:value="0.2074" calcext:value-type="float">
            <text:p>0,2074</text:p>
          </table:table-cell>
          <table:table-cell table:style-name="ce5" office:value-type="float" office:value="0.2044" calcext:value-type="float">
            <text:p>0,2044</text:p>
          </table:table-cell>
          <table:table-cell table:style-name="ce5" office:value-type="float" office:value="0.1981" calcext:value-type="float">
            <text:p>0,1981</text:p>
          </table:table-cell>
          <table:table-cell table:style-name="ce26" table:formula="of:=AVERAGE([.AV19:.AX19])-[.DK19]" office:value-type="float" office:value="0.0144" calcext:value-type="float">
            <text:p>0,0144</text:p>
          </table:table-cell>
          <table:table-cell table:style-name="ce5" office:value-type="float" office:value="0.2719" calcext:value-type="float">
            <text:p>0,2719</text:p>
          </table:table-cell>
          <table:table-cell table:style-name="ce5" office:value-type="float" office:value="0.28" calcext:value-type="float">
            <text:p>0,2800</text:p>
          </table:table-cell>
          <table:table-cell table:style-name="ce5" office:value-type="float" office:value="0.2768" calcext:value-type="float">
            <text:p>0,2768</text:p>
          </table:table-cell>
          <table:table-cell table:style-name="ce38" table:formula="of:=AVERAGE([.AZ19:.BB19])-[.DX19]" office:value-type="float" office:value="0.0786333333333333" calcext:value-type="float">
            <text:p>0,0786</text:p>
          </table:table-cell>
          <table:table-cell table:style-name="ce5" office:value-type="float" office:value="0.2125" calcext:value-type="float">
            <text:p>0,2125</text:p>
          </table:table-cell>
          <table:table-cell table:style-name="ce5" office:value-type="float" office:value="0.2057" calcext:value-type="float">
            <text:p>0,2057</text:p>
          </table:table-cell>
          <table:table-cell table:style-name="ce5" office:value-type="float" office:value="0.21" calcext:value-type="float">
            <text:p>0,2100</text:p>
          </table:table-cell>
          <table:table-cell table:style-name="ce38" table:formula="of:=AVERAGE([.BD19:.BF19])-[.DX19]" office:value-type="float" office:value="0.0118" calcext:value-type="float">
            <text:p>0,0118</text:p>
          </table:table-cell>
          <table:table-cell table:style-name="ce5" office:value-type="float" office:value="0.2975" calcext:value-type="float">
            <text:p>0,2975</text:p>
          </table:table-cell>
          <table:table-cell table:style-name="ce5" office:value-type="float" office:value="0.297" calcext:value-type="float">
            <text:p>0,2970</text:p>
          </table:table-cell>
          <table:table-cell table:style-name="ce5" office:value-type="float" office:value="0.3043" calcext:value-type="float">
            <text:p>0,3043</text:p>
          </table:table-cell>
          <table:table-cell table:style-name="ce38" table:formula="of:=AVERAGE([.BH19:.BJ19])-[.DX19]" office:value-type="float" office:value="0.102" calcext:value-type="float">
            <text:p>0,1020</text:p>
          </table:table-cell>
          <table:table-cell table:style-name="ce5" office:value-type="float" office:value="0.2143" calcext:value-type="float">
            <text:p>0,2143</text:p>
          </table:table-cell>
          <table:table-cell table:style-name="ce5" office:value-type="float" office:value="0.2118" calcext:value-type="float">
            <text:p>0,2118</text:p>
          </table:table-cell>
          <table:table-cell table:style-name="ce5" office:value-type="float" office:value="0.2124" calcext:value-type="float">
            <text:p>0,2124</text:p>
          </table:table-cell>
          <table:table-cell table:style-name="ce38" table:formula="of:=AVERAGE([.BL19:.BN19])-[.DX19]" office:value-type="float" office:value="0.0152333333333333" calcext:value-type="float">
            <text:p>0,0152</text:p>
          </table:table-cell>
          <table:table-cell table:style-name="ce5" office:value-type="float" office:value="0.2675" calcext:value-type="float">
            <text:p>0,2675</text:p>
          </table:table-cell>
          <table:table-cell table:style-name="ce5" office:value-type="float" office:value="0.2602" calcext:value-type="float">
            <text:p>0,2602</text:p>
          </table:table-cell>
          <table:table-cell table:style-name="ce5" office:value-type="float" office:value="0.3112" calcext:value-type="float">
            <text:p>0,3112</text:p>
          </table:table-cell>
          <table:table-cell table:style-name="ce41" table:formula="of:=AVERAGE([.BP19:.BR19])-[.CE19]" office:value-type="float" office:value="0.0827000000000004" calcext:value-type="float">
            <text:p>0,0827</text:p>
          </table:table-cell>
          <table:table-cell table:style-name="ce5" office:value-type="float" office:value="0.2623" calcext:value-type="float">
            <text:p>0,2623</text:p>
          </table:table-cell>
          <table:table-cell table:style-name="ce5" office:value-type="float" office:value="0.2636" calcext:value-type="float">
            <text:p>0,2636</text:p>
          </table:table-cell>
          <table:table-cell table:style-name="ce5" office:value-type="float" office:value="0.2685" calcext:value-type="float">
            <text:p>0,2685</text:p>
          </table:table-cell>
          <table:table-cell table:style-name="ce41" table:formula="of:=AVERAGE([.BT19:.BV19])-[.CE19]" office:value-type="float" office:value="0.067866666666667" calcext:value-type="float">
            <text:p>0,0679</text:p>
          </table:table-cell>
          <table:table-cell table:style-name="ce5" office:value-type="float" office:value="0.2614" calcext:value-type="float">
            <text:p>0,2614</text:p>
          </table:table-cell>
          <table:table-cell table:style-name="ce5" office:value-type="float" office:value="0.2676" calcext:value-type="float">
            <text:p>0,2676</text:p>
          </table:table-cell>
          <table:table-cell table:style-name="ce5" office:value-type="float" office:value="0.2638" calcext:value-type="float">
            <text:p>0,2638</text:p>
          </table:table-cell>
          <table:table-cell table:style-name="ce5" table:formula="of:=AVERAGE([.BX19:.BZ19])-[.CE19]" office:value-type="float" office:value="0.0673333333333337" calcext:value-type="float">
            <text:p>0,0673</text:p>
          </table:table-cell>
          <table:table-cell table:style-name="ce5" office:value-type="float" office:value="0.1984" calcext:value-type="float">
            <text:p>0,1984</text:p>
          </table:table-cell>
          <table:table-cell table:style-name="ce5" office:value-type="float" office:value="0.1975" calcext:value-type="float">
            <text:p>0,1975</text:p>
          </table:table-cell>
          <table:table-cell table:style-name="ce5" office:value-type="float" office:value="0.1949" calcext:value-type="float">
            <text:p>0,1949</text:p>
          </table:table-cell>
          <table:table-cell table:style-name="ce12" table:formula="of:=AVERAGE([.CB19:.CD19])" office:value-type="float" office:value="0.196933333333333" calcext:value-type="float">
            <text:p>0,1969</text:p>
          </table:table-cell>
          <table:table-cell table:style-name="ce5" office:value-type="float" office:value="0.2346" calcext:value-type="float">
            <text:p>0,2346</text:p>
          </table:table-cell>
          <table:table-cell table:style-name="ce5" office:value-type="float" office:value="0.259" calcext:value-type="float">
            <text:p>0,2590</text:p>
          </table:table-cell>
          <table:table-cell table:style-name="ce5" office:value-type="float" office:value="0.2548" calcext:value-type="float">
            <text:p>0,2548</text:p>
          </table:table-cell>
          <table:table-cell table:style-name="ce20" table:formula="of:=AVERAGE([.CF19:.CH19])" office:value-type="float" office:value="0.249466666666667" calcext:value-type="float">
            <text:p>0,2495</text:p>
          </table:table-cell>
          <table:table-cell table:style-name="ce5" office:value-type="float" office:value="0.2572" calcext:value-type="float">
            <text:p>0,2572</text:p>
          </table:table-cell>
          <table:table-cell table:style-name="ce5" office:value-type="float" office:value="0.2567" calcext:value-type="float">
            <text:p>0,2567</text:p>
          </table:table-cell>
          <table:table-cell table:style-name="ce5" office:value-type="float" office:value="0.2565" calcext:value-type="float">
            <text:p>0,2565</text:p>
          </table:table-cell>
          <table:table-cell table:style-name="ce20" table:formula="of:=AVERAGE([.CJ19:.CL19])-[.CU19]" office:value-type="float" office:value="0.0627" calcext:value-type="float">
            <text:p>0,0627</text:p>
          </table:table-cell>
          <table:table-cell table:style-name="ce5" office:value-type="float" office:value="0.1858" calcext:value-type="float">
            <text:p>0,1858</text:p>
          </table:table-cell>
          <table:table-cell table:style-name="ce5" office:value-type="float" office:value="0.2536" calcext:value-type="float">
            <text:p>0,2536</text:p>
          </table:table-cell>
          <table:table-cell table:style-name="ce5" office:value-type="float" office:value="0.3115" calcext:value-type="float">
            <text:p>0,3115</text:p>
          </table:table-cell>
          <table:table-cell table:style-name="ce20" table:formula="of:=AVERAGE([.CO19:.CP19])" office:value-type="float" office:value="0.28255" calcext:value-type="float">
            <text:p>0,2826</text:p>
          </table:table-cell>
          <table:table-cell table:style-name="ce5" office:value-type="float" office:value="0.1935" calcext:value-type="float">
            <text:p>0,1935</text:p>
          </table:table-cell>
          <table:table-cell table:style-name="ce5" office:value-type="float" office:value="0.1967" calcext:value-type="float">
            <text:p>0,1967</text:p>
          </table:table-cell>
          <table:table-cell table:style-name="ce5" office:value-type="float" office:value="0.1921" calcext:value-type="float">
            <text:p>0,1921</text:p>
          </table:table-cell>
          <table:table-cell table:style-name="ce12" table:formula="of:=AVERAGE([.CR19:.CT19])" office:value-type="float" office:value="0.1941" calcext:value-type="float">
            <text:p>0,1941</text:p>
          </table:table-cell>
          <table:table-cell table:style-name="ce5" office:value-type="float" office:value="0.2187" calcext:value-type="float">
            <text:p>0,2187</text:p>
          </table:table-cell>
          <table:table-cell table:style-name="ce5" office:value-type="float" office:value="0.2548" calcext:value-type="float">
            <text:p>0,2548</text:p>
          </table:table-cell>
          <table:table-cell table:style-name="ce5" office:value-type="float" office:value="0.2523" calcext:value-type="float">
            <text:p>0,2523</text:p>
          </table:table-cell>
          <table:table-cell table:style-name="ce12" table:formula="of:=AVERAGE([.CV19:.CX19])" office:value-type="float" office:value="0.241933333333333" calcext:value-type="float">
            <text:p>0,2419</text:p>
          </table:table-cell>
          <table:table-cell table:style-name="ce5" office:value-type="float" office:value="0.2598" calcext:value-type="float">
            <text:p>0,2598</text:p>
          </table:table-cell>
          <table:table-cell table:style-name="ce5" office:value-type="float" office:value="0.2565" calcext:value-type="float">
            <text:p>0,2565</text:p>
          </table:table-cell>
          <table:table-cell table:style-name="ce5" office:value-type="float" office:value="0.2571" calcext:value-type="float">
            <text:p>0,2571</text:p>
          </table:table-cell>
          <table:table-cell table:style-name="ce12" table:formula="of:=AVERAGE([.CZ19:.DB19])" office:value-type="float" office:value="0.2578" calcext:value-type="float">
            <text:p>0,2578</text:p>
          </table:table-cell>
          <table:table-cell table:style-name="ce5" office:value-type="float" office:value="0.26" calcext:value-type="float">
            <text:p>0,2600</text:p>
          </table:table-cell>
          <table:table-cell table:style-name="ce5" office:value-type="float" office:value="0.2629" calcext:value-type="float">
            <text:p>0,2629</text:p>
          </table:table-cell>
          <table:table-cell table:style-name="ce5" office:value-type="float" office:value="0.2592" calcext:value-type="float">
            <text:p>0,2592</text:p>
          </table:table-cell>
          <table:table-cell table:style-name="ce12" table:formula="of:=AVERAGE([.DD19:.DF19])" office:value-type="float" office:value="0.2607" calcext:value-type="float">
            <text:p>0,2607</text:p>
          </table:table-cell>
          <table:table-cell table:style-name="ce5" office:value-type="float" office:value="0.1874" calcext:value-type="float">
            <text:p>0,1874</text:p>
          </table:table-cell>
          <table:table-cell table:style-name="ce5" office:value-type="float" office:value="0.1931" calcext:value-type="float">
            <text:p>0,1931</text:p>
          </table:table-cell>
          <table:table-cell table:style-name="ce5" office:value-type="float" office:value="0.1862" calcext:value-type="float">
            <text:p>0,1862</text:p>
          </table:table-cell>
          <table:table-cell table:style-name="ce5" table:formula="of:=AVERAGE([.DH19:.DJ19])" office:value-type="float" office:value="0.1889" calcext:value-type="float">
            <text:p>0,1889</text:p>
          </table:table-cell>
          <table:table-cell table:style-name="ce5" office:value-type="float" office:value="0.2398" calcext:value-type="float">
            <text:p>0,2398</text:p>
          </table:table-cell>
          <table:table-cell table:style-name="ce5" office:value-type="float" office:value="0.2467" calcext:value-type="float">
            <text:p>0,2467</text:p>
          </table:table-cell>
          <table:table-cell table:style-name="ce5" office:value-type="float" office:value="0.249" calcext:value-type="float">
            <text:p>0,2490</text:p>
          </table:table-cell>
          <table:table-cell table:style-name="ce5" office:value-type="float" office:value="0.2471" calcext:value-type="float">
            <text:p>0,2471</text:p>
          </table:table-cell>
          <table:table-cell table:style-name="ce5" office:value-type="float" office:value="0.2426" calcext:value-type="float">
            <text:p>0,2426</text:p>
          </table:table-cell>
          <table:table-cell table:style-name="ce5" office:value-type="float" office:value="0.2496" calcext:value-type="float">
            <text:p>0,2496</text:p>
          </table:table-cell>
          <table:table-cell table:style-name="ce5" office:value-type="float" office:value="0.2481" calcext:value-type="float">
            <text:p>0,2481</text:p>
          </table:table-cell>
          <table:table-cell table:style-name="ce5" office:value-type="float" office:value="0.2509" calcext:value-type="float">
            <text:p>0,2509</text:p>
          </table:table-cell>
          <table:table-cell table:style-name="ce5" office:value-type="float" office:value="0.2512" calcext:value-type="float">
            <text:p>0,2512</text:p>
          </table:table-cell>
          <table:table-cell table:style-name="ce14" office:value-type="float" office:value="0.1977" calcext:value-type="float">
            <text:p>0,1977</text:p>
          </table:table-cell>
          <table:table-cell table:style-name="ce14" office:value-type="float" office:value="0.1974" calcext:value-type="float">
            <text:p>0,1974</text:p>
          </table:table-cell>
          <table:table-cell table:style-name="ce14" office:value-type="float" office:value="0.1977" calcext:value-type="float">
            <text:p>0,1977</text:p>
          </table:table-cell>
          <table:table-cell table:style-name="ce1" table:formula="of:=AVERAGE([.DU19:.DW19])" office:value-type="float" office:value="0.1976" calcext:value-type="float">
            <text:p>0,1976</text:p>
          </table:table-cell>
          <table:table-cell table:number-columns-repeated="92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12600.3" calcext:value-type="float">
            <text:p>12600,30</text:p>
          </table:table-cell>
          <table:table-cell table:style-name="ce3" table:formula="of:=[.B20]/3600" office:value-type="float" office:value="3.50008333333333" calcext:value-type="float">
            <text:p>3,50</text:p>
          </table:table-cell>
          <table:table-cell table:style-name="ce5" office:value-type="float" office:value="0.2928" calcext:value-type="float">
            <text:p>0,2928</text:p>
          </table:table-cell>
          <table:table-cell table:style-name="ce5" office:value-type="float" office:value="0.303" calcext:value-type="float">
            <text:p>0,3030</text:p>
          </table:table-cell>
          <table:table-cell table:style-name="ce5" office:value-type="float" office:value="0.3086" calcext:value-type="float">
            <text:p>0,3086</text:p>
          </table:table-cell>
          <table:table-cell table:style-name="ce17" table:formula="of:=AVERAGE([.D20:.F20])-[.CE20]" office:value-type="float" office:value="0.104566666666667" calcext:value-type="float">
            <text:p>0,1046</text:p>
          </table:table-cell>
          <table:table-cell table:style-name="ce5" office:value-type="float" office:value="0.2212" calcext:value-type="float">
            <text:p>0,2212</text:p>
          </table:table-cell>
          <table:table-cell table:style-name="ce5" office:value-type="float" office:value="0.1932" calcext:value-type="float">
            <text:p>0,1932</text:p>
          </table:table-cell>
          <table:table-cell table:style-name="ce5" office:value-type="float" office:value="0.2026" calcext:value-type="float">
            <text:p>0,2026</text:p>
          </table:table-cell>
          <table:table-cell table:style-name="ce17" table:formula="of:=AVERAGE([.H20:.J20])-[.CE20]" office:value-type="float" office:value="0.00876666666666667" calcext:value-type="float">
            <text:p>0,0088</text:p>
          </table:table-cell>
          <table:table-cell table:style-name="ce5" office:value-type="float" office:value="0.2796" calcext:value-type="float">
            <text:p>0,2796</text:p>
          </table:table-cell>
          <table:table-cell table:style-name="ce5" office:value-type="float" office:value="0.2802" calcext:value-type="float">
            <text:p>0,2802</text:p>
          </table:table-cell>
          <table:table-cell table:style-name="ce5" office:value-type="float" office:value="0.2766" calcext:value-type="float">
            <text:p>0,2766</text:p>
          </table:table-cell>
          <table:table-cell table:style-name="ce17" table:formula="of:=AVERAGE([.L20:.N20])-[.CE20]" office:value-type="float" office:value="0.0819" calcext:value-type="float">
            <text:p>0,0819</text:p>
          </table:table-cell>
          <table:table-cell table:style-name="ce5" office:value-type="float" office:value="0.2108" calcext:value-type="float">
            <text:p>0,2108</text:p>
          </table:table-cell>
          <table:table-cell table:style-name="ce5" office:value-type="float" office:value="0.2093" calcext:value-type="float">
            <text:p>0,2093</text:p>
          </table:table-cell>
          <table:table-cell table:style-name="ce5" office:value-type="float" office:value="0.2064" calcext:value-type="float">
            <text:p>0,2064</text:p>
          </table:table-cell>
          <table:table-cell table:style-name="ce17" table:formula="of:=AVERAGE([.P20:.R20])-[.CE20]" office:value-type="float" office:value="0.0119333333333334" calcext:value-type="float">
            <text:p>0,0119</text:p>
          </table:table-cell>
          <table:table-cell table:style-name="ce5" office:value-type="float" office:value="0.2719" calcext:value-type="float">
            <text:p>0,2719</text:p>
          </table:table-cell>
          <table:table-cell table:style-name="ce5" office:value-type="float" office:value="0.2885" calcext:value-type="float">
            <text:p>0,2885</text:p>
          </table:table-cell>
          <table:table-cell table:style-name="ce5" office:value-type="float" office:value="0.2992" calcext:value-type="float">
            <text:p>0,2992</text:p>
          </table:table-cell>
          <table:table-cell table:style-name="ce23" table:formula="of:=AVERAGE([.T20:.V20])-[.CU20]" office:value-type="float" office:value="0.0928000000000003" calcext:value-type="float">
            <text:p>0,0928</text:p>
          </table:table-cell>
          <table:table-cell table:style-name="ce5" office:value-type="float" office:value="0.206" calcext:value-type="float">
            <text:p>0,2060</text:p>
          </table:table-cell>
          <table:table-cell table:style-name="ce5" office:value-type="float" office:value="0.1981" calcext:value-type="float">
            <text:p>0,1981</text:p>
          </table:table-cell>
          <table:table-cell table:style-name="ce5" office:value-type="float" office:value="0.2038" calcext:value-type="float">
            <text:p>0,2038</text:p>
          </table:table-cell>
          <table:table-cell table:style-name="ce23" table:formula="of:=AVERAGE([.X20:.Z20])-[.CU20]" office:value-type="float" office:value="0.00890000000000032" calcext:value-type="float">
            <text:p>0,0089</text:p>
          </table:table-cell>
          <table:table-cell table:style-name="ce5" office:value-type="float" office:value="0.2979" calcext:value-type="float">
            <text:p>0,2979</text:p>
          </table:table-cell>
          <table:table-cell table:style-name="ce5" office:value-type="float" office:value="0.3072" calcext:value-type="float">
            <text:p>0,3072</text:p>
          </table:table-cell>
          <table:table-cell table:style-name="ce5" office:value-type="float" office:value="0.3008" calcext:value-type="float">
            <text:p>0,3008</text:p>
          </table:table-cell>
          <table:table-cell table:style-name="ce23" table:formula="of:=AVERAGE([.AB20:.AD20])-[.CU20]" office:value-type="float" office:value="0.108233333333334" calcext:value-type="float">
            <text:p>0,1082</text:p>
          </table:table-cell>
          <table:table-cell table:style-name="ce5" office:value-type="float" office:value="0.2087" calcext:value-type="float">
            <text:p>0,2087</text:p>
          </table:table-cell>
          <table:table-cell table:style-name="ce5" office:value-type="float" office:value="0.2114" calcext:value-type="float">
            <text:p>0,2114</text:p>
          </table:table-cell>
          <table:table-cell table:style-name="ce5" office:value-type="float" office:value="0.2047" calcext:value-type="float">
            <text:p>0,2047</text:p>
          </table:table-cell>
          <table:table-cell table:style-name="ce23" table:formula="of:=AVERAGE([.AF20:.AH20])-[.CU20]" office:value-type="float" office:value="0.0145333333333337" calcext:value-type="float">
            <text:p>0,0145</text:p>
          </table:table-cell>
          <table:table-cell table:style-name="ce5" office:value-type="float" office:value="0.2997" calcext:value-type="float">
            <text:p>0,2997</text:p>
          </table:table-cell>
          <table:table-cell table:style-name="ce5" office:value-type="float" office:value="0.3056" calcext:value-type="float">
            <text:p>0,3056</text:p>
          </table:table-cell>
          <table:table-cell table:style-name="ce5" office:value-type="float" office:value="0.3059" calcext:value-type="float">
            <text:p>0,3059</text:p>
          </table:table-cell>
          <table:table-cell table:style-name="ce26" table:formula="of:=AVERAGE([.AJ20:.AL20])-[.DK20]" office:value-type="float" office:value="0.1146" calcext:value-type="float">
            <text:p>0,1146</text:p>
          </table:table-cell>
          <table:table-cell table:style-name="ce5" office:value-type="float" office:value="0.2113" calcext:value-type="float">
            <text:p>0,2113</text:p>
          </table:table-cell>
          <table:table-cell table:style-name="ce5" office:value-type="float" office:value="0.1963" calcext:value-type="float">
            <text:p>0,1963</text:p>
          </table:table-cell>
          <table:table-cell table:style-name="ce5" office:value-type="float" office:value="0.1999" calcext:value-type="float">
            <text:p>0,1999</text:p>
          </table:table-cell>
          <table:table-cell table:style-name="ce26" table:formula="of:=AVERAGE([.AN20:.AP20])-[.DK20]" office:value-type="float" office:value="0.013366666666667" calcext:value-type="float">
            <text:p>0,0134</text:p>
          </table:table-cell>
          <table:table-cell table:style-name="ce5" office:value-type="float" office:value="0.3256" calcext:value-type="float">
            <text:p>0,3256</text:p>
          </table:table-cell>
          <table:table-cell table:style-name="ce5" office:value-type="float" office:value="0.3114" calcext:value-type="float">
            <text:p>0,3114</text:p>
          </table:table-cell>
          <table:table-cell table:style-name="ce5" office:value-type="float" office:value="0.3138" calcext:value-type="float">
            <text:p>0,3138</text:p>
          </table:table-cell>
          <table:table-cell table:style-name="ce26" table:formula="of:=AVERAGE([.AR20:.AT20])-[.DK20]" office:value-type="float" office:value="0.1278" calcext:value-type="float">
            <text:p>0,1278</text:p>
          </table:table-cell>
          <table:table-cell table:style-name="ce5" office:value-type="float" office:value="0.2152" calcext:value-type="float">
            <text:p>0,2152</text:p>
          </table:table-cell>
          <table:table-cell table:style-name="ce5" office:value-type="float" office:value="0.2123" calcext:value-type="float">
            <text:p>0,2123</text:p>
          </table:table-cell>
          <table:table-cell table:style-name="ce5" office:value-type="float" office:value="0.2031" calcext:value-type="float">
            <text:p>0,2031</text:p>
          </table:table-cell>
          <table:table-cell table:style-name="ce26" table:formula="of:=AVERAGE([.AV20:.AX20])-[.DK20]" office:value-type="float" office:value="0.021066666666667" calcext:value-type="float">
            <text:p>0,0211</text:p>
          </table:table-cell>
          <table:table-cell table:style-name="ce5" office:value-type="float" office:value="0.2943" calcext:value-type="float">
            <text:p>0,2943</text:p>
          </table:table-cell>
          <table:table-cell table:style-name="ce5" office:value-type="float" office:value="0.3068" calcext:value-type="float">
            <text:p>0,3068</text:p>
          </table:table-cell>
          <table:table-cell table:style-name="ce5" office:value-type="float" office:value="0.3043" calcext:value-type="float">
            <text:p>0,3043</text:p>
          </table:table-cell>
          <table:table-cell table:style-name="ce38" table:formula="of:=AVERAGE([.AZ20:.BB20])-[.DX20]" office:value-type="float" office:value="0.1041" calcext:value-type="float">
            <text:p>0,1041</text:p>
          </table:table-cell>
          <table:table-cell table:style-name="ce5" office:value-type="float" office:value="0.215" calcext:value-type="float">
            <text:p>0,2150</text:p>
          </table:table-cell>
          <table:table-cell table:style-name="ce5" office:value-type="float" office:value="0.2089" calcext:value-type="float">
            <text:p>0,2089</text:p>
          </table:table-cell>
          <table:table-cell table:style-name="ce5" office:value-type="float" office:value="0.2133" calcext:value-type="float">
            <text:p>0,2133</text:p>
          </table:table-cell>
          <table:table-cell table:style-name="ce38" table:formula="of:=AVERAGE([.BD20:.BF20])-[.DX20]" office:value-type="float" office:value="0.0147" calcext:value-type="float">
            <text:p>0,0147</text:p>
          </table:table-cell>
          <table:table-cell table:style-name="ce5" office:value-type="float" office:value="0.3246" calcext:value-type="float">
            <text:p>0,3246</text:p>
          </table:table-cell>
          <table:table-cell table:style-name="ce5" office:value-type="float" office:value="0.3237" calcext:value-type="float">
            <text:p>0,3237</text:p>
          </table:table-cell>
          <table:table-cell table:style-name="ce5" office:value-type="float" office:value="0.329" calcext:value-type="float">
            <text:p>0,3290</text:p>
          </table:table-cell>
          <table:table-cell table:style-name="ce38" table:formula="of:=AVERAGE([.BH20:.BJ20])-[.DX20]" office:value-type="float" office:value="0.128066666666667" calcext:value-type="float">
            <text:p>0,1281</text:p>
          </table:table-cell>
          <table:table-cell table:style-name="ce5" office:value-type="float" office:value="0.2192" calcext:value-type="float">
            <text:p>0,2192</text:p>
          </table:table-cell>
          <table:table-cell table:style-name="ce5" office:value-type="float" office:value="0.2166" calcext:value-type="float">
            <text:p>0,2166</text:p>
          </table:table-cell>
          <table:table-cell table:style-name="ce5" office:value-type="float" office:value="0.2155" calcext:value-type="float">
            <text:p>0,2155</text:p>
          </table:table-cell>
          <table:table-cell table:style-name="ce38" table:formula="of:=AVERAGE([.BL20:.BN20])-[.DX20]" office:value-type="float" office:value="0.0194" calcext:value-type="float">
            <text:p>0,0194</text:p>
          </table:table-cell>
          <table:table-cell table:style-name="ce5" office:value-type="float" office:value="0.2843" calcext:value-type="float">
            <text:p>0,2843</text:p>
          </table:table-cell>
          <table:table-cell table:style-name="ce5" office:value-type="float" office:value="0.2782" calcext:value-type="float">
            <text:p>0,2782</text:p>
          </table:table-cell>
          <table:table-cell table:style-name="ce5" office:value-type="float" office:value="0.3376" calcext:value-type="float">
            <text:p>0,3376</text:p>
          </table:table-cell>
          <table:table-cell table:style-name="ce41" table:formula="of:=AVERAGE([.BP20:.BR20])-[.CE20]" office:value-type="float" office:value="0.103133333333333" calcext:value-type="float">
            <text:p>0,1031</text:p>
          </table:table-cell>
          <table:table-cell table:style-name="ce5" office:value-type="float" office:value="0.2823" calcext:value-type="float">
            <text:p>0,2823</text:p>
          </table:table-cell>
          <table:table-cell table:style-name="ce5" office:value-type="float" office:value="0.2844" calcext:value-type="float">
            <text:p>0,2844</text:p>
          </table:table-cell>
          <table:table-cell table:style-name="ce5" office:value-type="float" office:value="0.2911" calcext:value-type="float">
            <text:p>0,2911</text:p>
          </table:table-cell>
          <table:table-cell table:style-name="ce41" table:formula="of:=AVERAGE([.BT20:.BV20])-[.CE20]" office:value-type="float" office:value="0.0890333333333333" calcext:value-type="float">
            <text:p>0,0890</text:p>
          </table:table-cell>
          <table:table-cell table:style-name="ce5" office:value-type="float" office:value="0.2822" calcext:value-type="float">
            <text:p>0,2822</text:p>
          </table:table-cell>
          <table:table-cell table:style-name="ce5" office:value-type="float" office:value="0.2911" calcext:value-type="float">
            <text:p>0,2911</text:p>
          </table:table-cell>
          <table:table-cell table:style-name="ce5" office:value-type="float" office:value="0.2855" calcext:value-type="float">
            <text:p>0,2855</text:p>
          </table:table-cell>
          <table:table-cell table:style-name="ce5" table:formula="of:=AVERAGE([.BX20:.BZ20])-[.CE20]" office:value-type="float" office:value="0.0893666666666667" calcext:value-type="float">
            <text:p>0,0894</text:p>
          </table:table-cell>
          <table:table-cell table:style-name="ce5" office:value-type="float" office:value="0.1982" calcext:value-type="float">
            <text:p>0,1982</text:p>
          </table:table-cell>
          <table:table-cell table:style-name="ce5" office:value-type="float" office:value="0.1971" calcext:value-type="float">
            <text:p>0,1971</text:p>
          </table:table-cell>
          <table:table-cell table:style-name="ce5" office:value-type="float" office:value="0.1954" calcext:value-type="float">
            <text:p>0,1954</text:p>
          </table:table-cell>
          <table:table-cell table:style-name="ce12" table:formula="of:=AVERAGE([.CB20:.CD20])" office:value-type="float" office:value="0.1969" calcext:value-type="float">
            <text:p>0,1969</text:p>
          </table:table-cell>
          <table:table-cell table:style-name="ce5" office:value-type="float" office:value="0.2433" calcext:value-type="float">
            <text:p>0,2433</text:p>
          </table:table-cell>
          <table:table-cell table:style-name="ce5" office:value-type="float" office:value="0.2745" calcext:value-type="float">
            <text:p>0,2745</text:p>
          </table:table-cell>
          <table:table-cell table:style-name="ce5" office:value-type="float" office:value="0.2728" calcext:value-type="float">
            <text:p>0,2728</text:p>
          </table:table-cell>
          <table:table-cell table:style-name="ce20" table:formula="of:=AVERAGE([.CF20:.CH20])" office:value-type="float" office:value="0.263533333333333" calcext:value-type="float">
            <text:p>0,2635</text:p>
          </table:table-cell>
          <table:table-cell table:style-name="ce5" office:value-type="float" office:value="0.2769" calcext:value-type="float">
            <text:p>0,2769</text:p>
          </table:table-cell>
          <table:table-cell table:style-name="ce5" office:value-type="float" office:value="0.2778" calcext:value-type="float">
            <text:p>0,2778</text:p>
          </table:table-cell>
          <table:table-cell table:style-name="ce5" office:value-type="float" office:value="0.2761" calcext:value-type="float">
            <text:p>0,2761</text:p>
          </table:table-cell>
          <table:table-cell table:style-name="ce20" table:formula="of:=AVERAGE([.CJ20:.CL20])-[.CU20]" office:value-type="float" office:value="0.0832000000000003" calcext:value-type="float">
            <text:p>0,0832</text:p>
          </table:table-cell>
          <table:table-cell table:style-name="ce5" office:value-type="float" office:value="0.1864" calcext:value-type="float">
            <text:p>0,1864</text:p>
          </table:table-cell>
          <table:table-cell table:style-name="ce5" office:value-type="float" office:value="0.2727" calcext:value-type="float">
            <text:p>0,2727</text:p>
          </table:table-cell>
          <table:table-cell table:style-name="ce5" office:value-type="float" office:value="0.3469" calcext:value-type="float">
            <text:p>0,3469</text:p>
          </table:table-cell>
          <table:table-cell table:style-name="ce20" table:formula="of:=AVERAGE([.CO20:.CP20])" office:value-type="float" office:value="0.3098" calcext:value-type="float">
            <text:p>0,3098</text:p>
          </table:table-cell>
          <table:table-cell table:style-name="ce5" office:value-type="float" office:value="0.1937" calcext:value-type="float">
            <text:p>0,1937</text:p>
          </table:table-cell>
          <table:table-cell table:style-name="ce5" office:value-type="float" office:value="0.1958" calcext:value-type="float">
            <text:p>0,1958</text:p>
          </table:table-cell>
          <table:table-cell table:style-name="ce5" office:value-type="float" office:value="0.1917" calcext:value-type="float">
            <text:p>0,1917</text:p>
          </table:table-cell>
          <table:table-cell table:style-name="ce12" table:formula="of:=AVERAGE([.CR20:.CT20])" office:value-type="float" office:value="0.193733333333333" calcext:value-type="float">
            <text:p>0,1937</text:p>
          </table:table-cell>
          <table:table-cell table:style-name="ce5" office:value-type="float" office:value="0.2265" calcext:value-type="float">
            <text:p>0,2265</text:p>
          </table:table-cell>
          <table:table-cell table:style-name="ce5" office:value-type="float" office:value="0.2723" calcext:value-type="float">
            <text:p>0,2723</text:p>
          </table:table-cell>
          <table:table-cell table:style-name="ce5" office:value-type="float" office:value="0.2703" calcext:value-type="float">
            <text:p>0,2703</text:p>
          </table:table-cell>
          <table:table-cell table:style-name="ce12" table:formula="of:=AVERAGE([.CV20:.CX20])" office:value-type="float" office:value="0.256366666666667" calcext:value-type="float">
            <text:p>0,2564</text:p>
          </table:table-cell>
          <table:table-cell table:style-name="ce5" office:value-type="float" office:value="0.2779" calcext:value-type="float">
            <text:p>0,2779</text:p>
          </table:table-cell>
          <table:table-cell table:style-name="ce5" office:value-type="float" office:value="0.2768" calcext:value-type="float">
            <text:p>0,2768</text:p>
          </table:table-cell>
          <table:table-cell table:style-name="ce5" office:value-type="float" office:value="0.2715" calcext:value-type="float">
            <text:p>0,2715</text:p>
          </table:table-cell>
          <table:table-cell table:style-name="ce12" table:formula="of:=AVERAGE([.CZ20:.DB20])" office:value-type="float" office:value="0.2754" calcext:value-type="float">
            <text:p>0,2754</text:p>
          </table:table-cell>
          <table:table-cell table:style-name="ce5" office:value-type="float" office:value="0.2762" calcext:value-type="float">
            <text:p>0,2762</text:p>
          </table:table-cell>
          <table:table-cell table:style-name="ce5" office:value-type="float" office:value="0.2807" calcext:value-type="float">
            <text:p>0,2807</text:p>
          </table:table-cell>
          <table:table-cell table:style-name="ce5" office:value-type="float" office:value="0.2763" calcext:value-type="float">
            <text:p>0,2763</text:p>
          </table:table-cell>
          <table:table-cell table:style-name="ce12" table:formula="of:=AVERAGE([.DD20:.DF20])" office:value-type="float" office:value="0.277733333333333" calcext:value-type="float">
            <text:p>0,2777</text:p>
          </table:table-cell>
          <table:table-cell table:style-name="ce5" office:value-type="float" office:value="0.1877" calcext:value-type="float">
            <text:p>0,1877</text:p>
          </table:table-cell>
          <table:table-cell table:style-name="ce5" office:value-type="float" office:value="0.1933" calcext:value-type="float">
            <text:p>0,1933</text:p>
          </table:table-cell>
          <table:table-cell table:style-name="ce5" office:value-type="float" office:value="0.1864" calcext:value-type="float">
            <text:p>0,1864</text:p>
          </table:table-cell>
          <table:table-cell table:style-name="ce5" table:formula="of:=AVERAGE([.DH20:.DJ20])" office:value-type="float" office:value="0.189133333333333" calcext:value-type="float">
            <text:p>0,1891</text:p>
          </table:table-cell>
          <table:table-cell table:style-name="ce5" office:value-type="float" office:value="0.2486" calcext:value-type="float">
            <text:p>0,2486</text:p>
          </table:table-cell>
          <table:table-cell table:style-name="ce5" office:value-type="float" office:value="0.257" calcext:value-type="float">
            <text:p>0,2570</text:p>
          </table:table-cell>
          <table:table-cell table:style-name="ce5" office:value-type="float" office:value="0.26" calcext:value-type="float">
            <text:p>0,2600</text:p>
          </table:table-cell>
          <table:table-cell table:style-name="ce5" office:value-type="float" office:value="0.2608" calcext:value-type="float">
            <text:p>0,2608</text:p>
          </table:table-cell>
          <table:table-cell table:style-name="ce5" office:value-type="float" office:value="0.2558" calcext:value-type="float">
            <text:p>0,2558</text:p>
          </table:table-cell>
          <table:table-cell table:style-name="ce5" office:value-type="float" office:value="0.2627" calcext:value-type="float">
            <text:p>0,2627</text:p>
          </table:table-cell>
          <table:table-cell table:style-name="ce5" office:value-type="float" office:value="0.2611" calcext:value-type="float">
            <text:p>0,2611</text:p>
          </table:table-cell>
          <table:table-cell table:style-name="ce5" office:value-type="float" office:value="0.2632" calcext:value-type="float">
            <text:p>0,2632</text:p>
          </table:table-cell>
          <table:table-cell table:style-name="ce5" office:value-type="float" office:value="0.2661" calcext:value-type="float">
            <text:p>0,2661</text:p>
          </table:table-cell>
          <table:table-cell table:style-name="ce14" office:value-type="float" office:value="0.1981" calcext:value-type="float">
            <text:p>0,1981</text:p>
          </table:table-cell>
          <table:table-cell table:style-name="ce14" office:value-type="float" office:value="0.1974" calcext:value-type="float">
            <text:p>0,1974</text:p>
          </table:table-cell>
          <table:table-cell table:style-name="ce14" office:value-type="float" office:value="0.1976" calcext:value-type="float">
            <text:p>0,1976</text:p>
          </table:table-cell>
          <table:table-cell table:style-name="ce1" table:formula="of:=AVERAGE([.DU20:.DW20])" office:value-type="float" office:value="0.1977" calcext:value-type="float">
            <text:p>0,1977</text:p>
          </table:table-cell>
          <table:table-cell table:number-columns-repeated="92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14400.3" calcext:value-type="float">
            <text:p>14400,30</text:p>
          </table:table-cell>
          <table:table-cell table:style-name="ce3" table:formula="of:=[.B21]/3600" office:value-type="float" office:value="4.00008333333333" calcext:value-type="float">
            <text:p>4,00</text:p>
          </table:table-cell>
          <table:table-cell table:style-name="ce5" office:value-type="float" office:value="0.3207" calcext:value-type="float">
            <text:p>0,3207</text:p>
          </table:table-cell>
          <table:table-cell table:style-name="ce5" office:value-type="float" office:value="0.3349" calcext:value-type="float">
            <text:p>0,3349</text:p>
          </table:table-cell>
          <table:table-cell table:style-name="ce5" office:value-type="float" office:value="0.3425" calcext:value-type="float">
            <text:p>0,3425</text:p>
          </table:table-cell>
          <table:table-cell table:style-name="ce17" table:formula="of:=AVERAGE([.D21:.F21])-[.CE21]" office:value-type="float" office:value="0.135433333333333" calcext:value-type="float">
            <text:p>0,1354</text:p>
          </table:table-cell>
          <table:table-cell table:style-name="ce5" office:value-type="float" office:value="0.2239" calcext:value-type="float">
            <text:p>0,2239</text:p>
          </table:table-cell>
          <table:table-cell table:style-name="ce5" office:value-type="float" office:value="0.1958" calcext:value-type="float">
            <text:p>0,1958</text:p>
          </table:table-cell>
          <table:table-cell table:style-name="ce5" office:value-type="float" office:value="0.2055" calcext:value-type="float">
            <text:p>0,2055</text:p>
          </table:table-cell>
          <table:table-cell table:style-name="ce17" table:formula="of:=AVERAGE([.H21:.J21])-[.CE21]" office:value-type="float" office:value="0.011133333333333" calcext:value-type="float">
            <text:p>0,0111</text:p>
          </table:table-cell>
          <table:table-cell table:style-name="ce5" office:value-type="float" office:value="0.3035" calcext:value-type="float">
            <text:p>0,3035</text:p>
          </table:table-cell>
          <table:table-cell table:style-name="ce5" office:value-type="float" office:value="0.3029" calcext:value-type="float">
            <text:p>0,3029</text:p>
          </table:table-cell>
          <table:table-cell table:style-name="ce5" office:value-type="float" office:value="0.3016" calcext:value-type="float">
            <text:p>0,3016</text:p>
          </table:table-cell>
          <table:table-cell table:style-name="ce17" table:formula="of:=AVERAGE([.L21:.N21])-[.CE21]" office:value-type="float" office:value="0.1054" calcext:value-type="float">
            <text:p>0,1054</text:p>
          </table:table-cell>
          <table:table-cell table:style-name="ce5" office:value-type="float" office:value="0.2161" calcext:value-type="float">
            <text:p>0,2161</text:p>
          </table:table-cell>
          <table:table-cell table:style-name="ce5" office:value-type="float" office:value="0.2148" calcext:value-type="float">
            <text:p>0,2148</text:p>
          </table:table-cell>
          <table:table-cell table:style-name="ce5" office:value-type="float" office:value="0.2094" calcext:value-type="float">
            <text:p>0,2094</text:p>
          </table:table-cell>
          <table:table-cell table:style-name="ce17" table:formula="of:=AVERAGE([.P21:.R21])-[.CE21]" office:value-type="float" office:value="0.0161666666666663" calcext:value-type="float">
            <text:p>0,0162</text:p>
          </table:table-cell>
          <table:table-cell table:style-name="ce5" office:value-type="float" office:value="0.3024" calcext:value-type="float">
            <text:p>0,3024</text:p>
          </table:table-cell>
          <table:table-cell table:style-name="ce5" office:value-type="float" office:value="0.3213" calcext:value-type="float">
            <text:p>0,3213</text:p>
          </table:table-cell>
          <table:table-cell table:style-name="ce5" office:value-type="float" office:value="0.334" calcext:value-type="float">
            <text:p>0,3340</text:p>
          </table:table-cell>
          <table:table-cell table:style-name="ce23" table:formula="of:=AVERAGE([.T21:.V21])-[.CU21]" office:value-type="float" office:value="0.125066666666666" calcext:value-type="float">
            <text:p>0,1251</text:p>
          </table:table-cell>
          <table:table-cell table:style-name="ce5" office:value-type="float" office:value="0.2104" calcext:value-type="float">
            <text:p>0,2104</text:p>
          </table:table-cell>
          <table:table-cell table:style-name="ce5" office:value-type="float" office:value="0.2029" calcext:value-type="float">
            <text:p>0,2029</text:p>
          </table:table-cell>
          <table:table-cell table:style-name="ce5" office:value-type="float" office:value="0.2088" calcext:value-type="float">
            <text:p>0,2088</text:p>
          </table:table-cell>
          <table:table-cell table:style-name="ce23" table:formula="of:=AVERAGE([.X21:.Z21])-[.CU21]" office:value-type="float" office:value="0.0131999999999997" calcext:value-type="float">
            <text:p>0,0132</text:p>
          </table:table-cell>
          <table:table-cell table:style-name="ce5" office:value-type="float" office:value="0.3279" calcext:value-type="float">
            <text:p>0,3279</text:p>
          </table:table-cell>
          <table:table-cell table:style-name="ce5" office:value-type="float" office:value="0.3402" calcext:value-type="float">
            <text:p>0,3402</text:p>
          </table:table-cell>
          <table:table-cell table:style-name="ce5" office:value-type="float" office:value="0.3329" calcext:value-type="float">
            <text:p>0,3329</text:p>
          </table:table-cell>
          <table:table-cell table:style-name="ce23" table:formula="of:=AVERAGE([.AB21:.AD21])-[.CU21]" office:value-type="float" office:value="0.1395" calcext:value-type="float">
            <text:p>0,1395</text:p>
          </table:table-cell>
          <table:table-cell table:style-name="ce5" office:value-type="float" office:value="0.2173" calcext:value-type="float">
            <text:p>0,2173</text:p>
          </table:table-cell>
          <table:table-cell table:style-name="ce5" office:value-type="float" office:value="0.2201" calcext:value-type="float">
            <text:p>0,2201</text:p>
          </table:table-cell>
          <table:table-cell table:style-name="ce5" office:value-type="float" office:value="0.2109" calcext:value-type="float">
            <text:p>0,2109</text:p>
          </table:table-cell>
          <table:table-cell table:style-name="ce23" table:formula="of:=AVERAGE([.AF21:.AH21])-[.CU21]" office:value-type="float" office:value="0.021933333333333" calcext:value-type="float">
            <text:p>0,0219</text:p>
          </table:table-cell>
          <table:table-cell table:style-name="ce5" office:value-type="float" office:value="0.3354" calcext:value-type="float">
            <text:p>0,3354</text:p>
          </table:table-cell>
          <table:table-cell table:style-name="ce5" office:value-type="float" office:value="0.3416" calcext:value-type="float">
            <text:p>0,3416</text:p>
          </table:table-cell>
          <table:table-cell table:style-name="ce5" office:value-type="float" office:value="0.3448" calcext:value-type="float">
            <text:p>0,3448</text:p>
          </table:table-cell>
          <table:table-cell table:style-name="ce26" table:formula="of:=AVERAGE([.AJ21:.AL21])-[.DK21]" office:value-type="float" office:value="0.151766666666667" calcext:value-type="float">
            <text:p>0,1518</text:p>
          </table:table-cell>
          <table:table-cell table:style-name="ce5" office:value-type="float" office:value="0.2188" calcext:value-type="float">
            <text:p>0,2188</text:p>
          </table:table-cell>
          <table:table-cell table:style-name="ce5" office:value-type="float" office:value="0.2035" calcext:value-type="float">
            <text:p>0,2035</text:p>
          </table:table-cell>
          <table:table-cell table:style-name="ce5" office:value-type="float" office:value="0.2067" calcext:value-type="float">
            <text:p>0,2067</text:p>
          </table:table-cell>
          <table:table-cell table:style-name="ce26" table:formula="of:=AVERAGE([.AN21:.AP21])-[.DK21]" office:value-type="float" office:value="0.0208333333333337" calcext:value-type="float">
            <text:p>0,0208</text:p>
          </table:table-cell>
          <table:table-cell table:style-name="ce5" office:value-type="float" office:value="0.3552" calcext:value-type="float">
            <text:p>0,3552</text:p>
          </table:table-cell>
          <table:table-cell table:style-name="ce5" office:value-type="float" office:value="0.3526" calcext:value-type="float">
            <text:p>0,3526</text:p>
          </table:table-cell>
          <table:table-cell table:style-name="ce5" office:value-type="float" office:value="0.3517" calcext:value-type="float">
            <text:p>0,3517</text:p>
          </table:table-cell>
          <table:table-cell table:style-name="ce26" table:formula="of:=AVERAGE([.AR21:.AT21])-[.DK21]" office:value-type="float" office:value="0.164333333333334" calcext:value-type="float">
            <text:p>0,1643</text:p>
          </table:table-cell>
          <table:table-cell table:style-name="ce5" office:value-type="float" office:value="0.2264" calcext:value-type="float">
            <text:p>0,2264</text:p>
          </table:table-cell>
          <table:table-cell table:style-name="ce5" office:value-type="float" office:value="0.2218" calcext:value-type="float">
            <text:p>0,2218</text:p>
          </table:table-cell>
          <table:table-cell table:style-name="ce5" office:value-type="float" office:value="0.21" calcext:value-type="float">
            <text:p>0,2100</text:p>
          </table:table-cell>
          <table:table-cell table:style-name="ce26" table:formula="of:=AVERAGE([.AV21:.AX21])-[.DK21]" office:value-type="float" office:value="0.030566666666667" calcext:value-type="float">
            <text:p>0,0306</text:p>
          </table:table-cell>
          <table:table-cell table:style-name="ce5" office:value-type="float" office:value="0.3242" calcext:value-type="float">
            <text:p>0,3242</text:p>
          </table:table-cell>
          <table:table-cell table:style-name="ce5" office:value-type="float" office:value="0.3412" calcext:value-type="float">
            <text:p>0,3412</text:p>
          </table:table-cell>
          <table:table-cell table:style-name="ce5" office:value-type="float" office:value="0.3388" calcext:value-type="float">
            <text:p>0,3388</text:p>
          </table:table-cell>
          <table:table-cell table:style-name="ce38" table:formula="of:=AVERAGE([.AZ21:.BB21])-[.DX21]" office:value-type="float" office:value="0.1366" calcext:value-type="float">
            <text:p>0,1366</text:p>
          </table:table-cell>
          <table:table-cell table:style-name="ce5" office:value-type="float" office:value="0.2199" calcext:value-type="float">
            <text:p>0,2199</text:p>
          </table:table-cell>
          <table:table-cell table:style-name="ce5" office:value-type="float" office:value="0.2128" calcext:value-type="float">
            <text:p>0,2128</text:p>
          </table:table-cell>
          <table:table-cell table:style-name="ce5" office:value-type="float" office:value="0.2177" calcext:value-type="float">
            <text:p>0,2177</text:p>
          </table:table-cell>
          <table:table-cell table:style-name="ce38" table:formula="of:=AVERAGE([.BD21:.BF21])-[.DX21]" office:value-type="float" office:value="0.018666666666667" calcext:value-type="float">
            <text:p>0,0187</text:p>
          </table:table-cell>
          <table:table-cell table:style-name="ce5" office:value-type="float" office:value="0.3586" calcext:value-type="float">
            <text:p>0,3586</text:p>
          </table:table-cell>
          <table:table-cell table:style-name="ce5" office:value-type="float" office:value="0.358" calcext:value-type="float">
            <text:p>0,3580</text:p>
          </table:table-cell>
          <table:table-cell table:style-name="ce5" office:value-type="float" office:value="0.3651" calcext:value-type="float">
            <text:p>0,3651</text:p>
          </table:table-cell>
          <table:table-cell table:style-name="ce38" table:formula="of:=AVERAGE([.BH21:.BJ21])-[.DX21]" office:value-type="float" office:value="0.162433333333334" calcext:value-type="float">
            <text:p>0,1624</text:p>
          </table:table-cell>
          <table:table-cell table:style-name="ce5" office:value-type="float" office:value="0.2282" calcext:value-type="float">
            <text:p>0,2282</text:p>
          </table:table-cell>
          <table:table-cell table:style-name="ce5" office:value-type="float" office:value="0.2246" calcext:value-type="float">
            <text:p>0,2246</text:p>
          </table:table-cell>
          <table:table-cell table:style-name="ce5" office:value-type="float" office:value="0.2211" calcext:value-type="float">
            <text:p>0,2211</text:p>
          </table:table-cell>
          <table:table-cell table:style-name="ce38" table:formula="of:=AVERAGE([.BL21:.BN21])-[.DX21]" office:value-type="float" office:value="0.0265000000000003" calcext:value-type="float">
            <text:p>0,0265</text:p>
          </table:table-cell>
          <table:table-cell table:style-name="ce5" office:value-type="float" office:value="0.3074" calcext:value-type="float">
            <text:p>0,3074</text:p>
          </table:table-cell>
          <table:table-cell table:style-name="ce5" office:value-type="float" office:value="0.2996" calcext:value-type="float">
            <text:p>0,2996</text:p>
          </table:table-cell>
          <table:table-cell table:style-name="ce5" office:value-type="float" office:value="0.3755" calcext:value-type="float">
            <text:p>0,3755</text:p>
          </table:table-cell>
          <table:table-cell table:style-name="ce41" table:formula="of:=AVERAGE([.BP21:.BR21])-[.CE21]" office:value-type="float" office:value="0.130233333333333" calcext:value-type="float">
            <text:p>0,1302</text:p>
          </table:table-cell>
          <table:table-cell table:style-name="ce5" office:value-type="float" office:value="0.3086" calcext:value-type="float">
            <text:p>0,3086</text:p>
          </table:table-cell>
          <table:table-cell table:style-name="ce5" office:value-type="float" office:value="0.3129" calcext:value-type="float">
            <text:p>0,3129</text:p>
          </table:table-cell>
          <table:table-cell table:style-name="ce5" office:value-type="float" office:value="0.3189" calcext:value-type="float">
            <text:p>0,3189</text:p>
          </table:table-cell>
          <table:table-cell table:style-name="ce41" table:formula="of:=AVERAGE([.BT21:.BV21])-[.CE21]" office:value-type="float" office:value="0.1162" calcext:value-type="float">
            <text:p>0,1162</text:p>
          </table:table-cell>
          <table:table-cell table:style-name="ce5" office:value-type="float" office:value="0.3093" calcext:value-type="float">
            <text:p>0,3093</text:p>
          </table:table-cell>
          <table:table-cell table:style-name="ce5" office:value-type="float" office:value="0.3201" calcext:value-type="float">
            <text:p>0,3201</text:p>
          </table:table-cell>
          <table:table-cell table:style-name="ce5" office:value-type="float" office:value="0.3123" calcext:value-type="float">
            <text:p>0,3123</text:p>
          </table:table-cell>
          <table:table-cell table:style-name="ce5" table:formula="of:=AVERAGE([.BX21:.BZ21])-[.CE21]" office:value-type="float" office:value="0.116633333333333" calcext:value-type="float">
            <text:p>0,1166</text:p>
          </table:table-cell>
          <table:table-cell table:style-name="ce5" office:value-type="float" office:value="0.1989" calcext:value-type="float">
            <text:p>0,1989</text:p>
          </table:table-cell>
          <table:table-cell table:style-name="ce5" office:value-type="float" office:value="0.1972" calcext:value-type="float">
            <text:p>0,1972</text:p>
          </table:table-cell>
          <table:table-cell table:style-name="ce5" office:value-type="float" office:value="0.1957" calcext:value-type="float">
            <text:p>0,1957</text:p>
          </table:table-cell>
          <table:table-cell table:style-name="ce12" table:formula="of:=AVERAGE([.CB21:.CD21])" office:value-type="float" office:value="0.197266666666667" calcext:value-type="float">
            <text:p>0,1973</text:p>
          </table:table-cell>
          <table:table-cell table:style-name="ce5" office:value-type="float" office:value="0.2555" calcext:value-type="float">
            <text:p>0,2555</text:p>
          </table:table-cell>
          <table:table-cell table:style-name="ce5" office:value-type="float" office:value="0.2973" calcext:value-type="float">
            <text:p>0,2973</text:p>
          </table:table-cell>
          <table:table-cell table:style-name="ce5" office:value-type="float" office:value="0.294" calcext:value-type="float">
            <text:p>0,2940</text:p>
          </table:table-cell>
          <table:table-cell table:style-name="ce20" table:formula="of:=AVERAGE([.CF21:.CH21])" office:value-type="float" office:value="0.282266666666667" calcext:value-type="float">
            <text:p>0,2823</text:p>
          </table:table-cell>
          <table:table-cell table:style-name="ce5" office:value-type="float" office:value="0.3028" calcext:value-type="float">
            <text:p>0,3028</text:p>
          </table:table-cell>
          <table:table-cell table:style-name="ce5" office:value-type="float" office:value="0.3056" calcext:value-type="float">
            <text:p>0,3056</text:p>
          </table:table-cell>
          <table:table-cell table:style-name="ce5" office:value-type="float" office:value="0.3014" calcext:value-type="float">
            <text:p>0,3014</text:p>
          </table:table-cell>
          <table:table-cell table:style-name="ce20" table:formula="of:=AVERAGE([.CJ21:.CL21])-[.CU21]" office:value-type="float" office:value="0.1091" calcext:value-type="float">
            <text:p>0,1091</text:p>
          </table:table-cell>
          <table:table-cell table:style-name="ce5" office:value-type="float" office:value="0.1864" calcext:value-type="float">
            <text:p>0,1864</text:p>
          </table:table-cell>
          <table:table-cell table:style-name="ce5" office:value-type="float" office:value="0.2969" calcext:value-type="float">
            <text:p>0,2969</text:p>
          </table:table-cell>
          <table:table-cell table:style-name="ce5" office:value-type="float" office:value="0.3915" calcext:value-type="float">
            <text:p>0,3915</text:p>
          </table:table-cell>
          <table:table-cell table:style-name="ce20" table:formula="of:=AVERAGE([.CO21:.CP21])" office:value-type="float" office:value="0.3442" calcext:value-type="float">
            <text:p>0,3442</text:p>
          </table:table-cell>
          <table:table-cell table:style-name="ce5" office:value-type="float" office:value="0.1939" calcext:value-type="float">
            <text:p>0,1939</text:p>
          </table:table-cell>
          <table:table-cell table:style-name="ce5" office:value-type="float" office:value="0.1969" calcext:value-type="float">
            <text:p>0,1969</text:p>
          </table:table-cell>
          <table:table-cell table:style-name="ce5" office:value-type="float" office:value="0.1917" calcext:value-type="float">
            <text:p>0,1917</text:p>
          </table:table-cell>
          <table:table-cell table:style-name="ce12" table:formula="of:=AVERAGE([.CR21:.CT21])" office:value-type="float" office:value="0.194166666666667" calcext:value-type="float">
            <text:p>0,1942</text:p>
          </table:table-cell>
          <table:table-cell table:style-name="ce5" office:value-type="float" office:value="0.2372" calcext:value-type="float">
            <text:p>0,2372</text:p>
          </table:table-cell>
          <table:table-cell table:style-name="ce5" office:value-type="float" office:value="0.2917" calcext:value-type="float">
            <text:p>0,2917</text:p>
          </table:table-cell>
          <table:table-cell table:style-name="ce5" office:value-type="float" office:value="0.2901" calcext:value-type="float">
            <text:p>0,2901</text:p>
          </table:table-cell>
          <table:table-cell table:style-name="ce12" table:formula="of:=AVERAGE([.CV21:.CX21])" office:value-type="float" office:value="0.273" calcext:value-type="float">
            <text:p>0,2730</text:p>
          </table:table-cell>
          <table:table-cell table:style-name="ce5" office:value-type="float" office:value="0.298" calcext:value-type="float">
            <text:p>0,2980</text:p>
          </table:table-cell>
          <table:table-cell table:style-name="ce5" office:value-type="float" office:value="0.3026" calcext:value-type="float">
            <text:p>0,3026</text:p>
          </table:table-cell>
          <table:table-cell table:style-name="ce5" office:value-type="float" office:value="0.2868" calcext:value-type="float">
            <text:p>0,2868</text:p>
          </table:table-cell>
          <table:table-cell table:style-name="ce12" table:formula="of:=AVERAGE([.CZ21:.DB21])" office:value-type="float" office:value="0.2958" calcext:value-type="float">
            <text:p>0,2958</text:p>
          </table:table-cell>
          <table:table-cell table:style-name="ce5" office:value-type="float" office:value="0.2941" calcext:value-type="float">
            <text:p>0,2941</text:p>
          </table:table-cell>
          <table:table-cell table:style-name="ce5" office:value-type="float" office:value="0.2983" calcext:value-type="float">
            <text:p>0,2983</text:p>
          </table:table-cell>
          <table:table-cell table:style-name="ce5" office:value-type="float" office:value="0.2963" calcext:value-type="float">
            <text:p>0,2963</text:p>
          </table:table-cell>
          <table:table-cell table:style-name="ce12" table:formula="of:=AVERAGE([.DD21:.DF21])" office:value-type="float" office:value="0.296233333333333" calcext:value-type="float">
            <text:p>0,2962</text:p>
          </table:table-cell>
          <table:table-cell table:style-name="ce5" office:value-type="float" office:value="0.1875" calcext:value-type="float">
            <text:p>0,1875</text:p>
          </table:table-cell>
          <table:table-cell table:style-name="ce5" office:value-type="float" office:value="0.192" calcext:value-type="float">
            <text:p>0,1920</text:p>
          </table:table-cell>
          <table:table-cell table:style-name="ce5" office:value-type="float" office:value="0.187" calcext:value-type="float">
            <text:p>0,1870</text:p>
          </table:table-cell>
          <table:table-cell table:style-name="ce5" table:formula="of:=AVERAGE([.DH21:.DJ21])" office:value-type="float" office:value="0.188833333333333" calcext:value-type="float">
            <text:p>0,1888</text:p>
          </table:table-cell>
          <table:table-cell table:style-name="ce5" office:value-type="float" office:value="0.2592" calcext:value-type="float">
            <text:p>0,2592</text:p>
          </table:table-cell>
          <table:table-cell table:style-name="ce5" office:value-type="float" office:value="0.2692" calcext:value-type="float">
            <text:p>0,2692</text:p>
          </table:table-cell>
          <table:table-cell table:style-name="ce5" office:value-type="float" office:value="0.2735" calcext:value-type="float">
            <text:p>0,2735</text:p>
          </table:table-cell>
          <table:table-cell table:style-name="ce5" office:value-type="float" office:value="0.2763" calcext:value-type="float">
            <text:p>0,2763</text:p>
          </table:table-cell>
          <table:table-cell table:style-name="ce5" office:value-type="float" office:value="0.2714" calcext:value-type="float">
            <text:p>0,2714</text:p>
          </table:table-cell>
          <table:table-cell table:style-name="ce5" office:value-type="float" office:value="0.2777" calcext:value-type="float">
            <text:p>0,2777</text:p>
          </table:table-cell>
          <table:table-cell table:style-name="ce5" office:value-type="float" office:value="0.2768" calcext:value-type="float">
            <text:p>0,2768</text:p>
          </table:table-cell>
          <table:table-cell table:style-name="ce5" office:value-type="float" office:value="0.2785" calcext:value-type="float">
            <text:p>0,2785</text:p>
          </table:table-cell>
          <table:table-cell table:style-name="ce5" office:value-type="float" office:value="0.2852" calcext:value-type="float">
            <text:p>0,2852</text:p>
          </table:table-cell>
          <table:table-cell table:style-name="ce14" office:value-type="float" office:value="0.1987" calcext:value-type="float">
            <text:p>0,1987</text:p>
          </table:table-cell>
          <table:table-cell table:style-name="ce14" office:value-type="float" office:value="0.1975" calcext:value-type="float">
            <text:p>0,1975</text:p>
          </table:table-cell>
          <table:table-cell table:style-name="ce14" office:value-type="float" office:value="0.1982" calcext:value-type="float">
            <text:p>0,1982</text:p>
          </table:table-cell>
          <table:table-cell table:style-name="ce1" table:formula="of:=AVERAGE([.DU21:.DW21])" office:value-type="float" office:value="0.198133333333333" calcext:value-type="float">
            <text:p>0,198133333333333</text:p>
          </table:table-cell>
          <table:table-cell table:number-columns-repeated="92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6200.3" calcext:value-type="float">
            <text:p>16200,30</text:p>
          </table:table-cell>
          <table:table-cell table:style-name="ce3" table:formula="of:=[.B22]/3600" office:value-type="float" office:value="4.50008333333333" calcext:value-type="float">
            <text:p>4,50</text:p>
          </table:table-cell>
          <table:table-cell table:style-name="ce5" office:value-type="float" office:value="0.3567" calcext:value-type="float">
            <text:p>0,3567</text:p>
          </table:table-cell>
          <table:table-cell table:style-name="ce5" office:value-type="float" office:value="0.3739" calcext:value-type="float">
            <text:p>0,3739</text:p>
          </table:table-cell>
          <table:table-cell table:style-name="ce5" office:value-type="float" office:value="0.3843" calcext:value-type="float">
            <text:p>0,3843</text:p>
          </table:table-cell>
          <table:table-cell table:style-name="ce17" table:formula="of:=AVERAGE([.D22:.F22])-[.CE22]" office:value-type="float" office:value="0.174633333333333" calcext:value-type="float">
            <text:p>0,1746</text:p>
          </table:table-cell>
          <table:table-cell table:style-name="ce5" office:value-type="float" office:value="0.2267" calcext:value-type="float">
            <text:p>0,2267</text:p>
          </table:table-cell>
          <table:table-cell table:style-name="ce5" office:value-type="float" office:value="0.199" calcext:value-type="float">
            <text:p>0,1990</text:p>
          </table:table-cell>
          <table:table-cell table:style-name="ce5" office:value-type="float" office:value="0.2089" calcext:value-type="float">
            <text:p>0,2089</text:p>
          </table:table-cell>
          <table:table-cell table:style-name="ce17" table:formula="of:=AVERAGE([.H22:.J22])-[.CE22]" office:value-type="float" office:value="0.0145333333333333" calcext:value-type="float">
            <text:p>0,0145</text:p>
          </table:table-cell>
          <table:table-cell table:style-name="ce5" office:value-type="float" office:value="0.3365" calcext:value-type="float">
            <text:p>0,3365</text:p>
          </table:table-cell>
          <table:table-cell table:style-name="ce5" office:value-type="float" office:value="0.3353" calcext:value-type="float">
            <text:p>0,3353</text:p>
          </table:table-cell>
          <table:table-cell table:style-name="ce5" office:value-type="float" office:value="0.3377" calcext:value-type="float">
            <text:p>0,3377</text:p>
          </table:table-cell>
          <table:table-cell table:style-name="ce17" table:formula="of:=AVERAGE([.L22:.N22])-[.CE22]" office:value-type="float" office:value="0.1395" calcext:value-type="float">
            <text:p>0,1395</text:p>
          </table:table-cell>
          <table:table-cell table:style-name="ce5" office:value-type="float" office:value="0.2239" calcext:value-type="float">
            <text:p>0,2239</text:p>
          </table:table-cell>
          <table:table-cell table:style-name="ce5" office:value-type="float" office:value="0.2225" calcext:value-type="float">
            <text:p>0,2225</text:p>
          </table:table-cell>
          <table:table-cell table:style-name="ce5" office:value-type="float" office:value="0.2147" calcext:value-type="float">
            <text:p>0,2147</text:p>
          </table:table-cell>
          <table:table-cell table:style-name="ce17" table:formula="of:=AVERAGE([.P22:.R22])-[.CE22]" office:value-type="float" office:value="0.0233666666666667" calcext:value-type="float">
            <text:p>0,0234</text:p>
          </table:table-cell>
          <table:table-cell table:style-name="ce5" office:value-type="float" office:value="0.3401" calcext:value-type="float">
            <text:p>0,3401</text:p>
          </table:table-cell>
          <table:table-cell table:style-name="ce5" office:value-type="float" office:value="0.3659" calcext:value-type="float">
            <text:p>0,3659</text:p>
          </table:table-cell>
          <table:table-cell table:style-name="ce5" office:value-type="float" office:value="0.3775" calcext:value-type="float">
            <text:p>0,3775</text:p>
          </table:table-cell>
          <table:table-cell table:style-name="ce23" table:formula="of:=AVERAGE([.T22:.V22])-[.CU22]" office:value-type="float" office:value="0.167633333333334" calcext:value-type="float">
            <text:p>0,1676</text:p>
          </table:table-cell>
          <table:table-cell table:style-name="ce5" office:value-type="float" office:value="0.2166" calcext:value-type="float">
            <text:p>0,2166</text:p>
          </table:table-cell>
          <table:table-cell table:style-name="ce5" office:value-type="float" office:value="0.2087" calcext:value-type="float">
            <text:p>0,2087</text:p>
          </table:table-cell>
          <table:table-cell table:style-name="ce5" office:value-type="float" office:value="0.2149" calcext:value-type="float">
            <text:p>0,2149</text:p>
          </table:table-cell>
          <table:table-cell table:style-name="ce23" table:formula="of:=AVERAGE([.X22:.Z22])-[.CU22]" office:value-type="float" office:value="0.019866666666667" calcext:value-type="float">
            <text:p>0,0199</text:p>
          </table:table-cell>
          <table:table-cell table:style-name="ce5" office:value-type="float" office:value="0.3649" calcext:value-type="float">
            <text:p>0,3649</text:p>
          </table:table-cell>
          <table:table-cell table:style-name="ce5" office:value-type="float" office:value="0.3798" calcext:value-type="float">
            <text:p>0,3798</text:p>
          </table:table-cell>
          <table:table-cell table:style-name="ce5" office:value-type="float" office:value="0.3728" calcext:value-type="float">
            <text:p>0,3728</text:p>
          </table:table-cell>
          <table:table-cell table:style-name="ce23" table:formula="of:=AVERAGE([.AB22:.AD22])-[.CU22]" office:value-type="float" office:value="0.178966666666667" calcext:value-type="float">
            <text:p>0,1790</text:p>
          </table:table-cell>
          <table:table-cell table:style-name="ce5" office:value-type="float" office:value="0.2271" calcext:value-type="float">
            <text:p>0,2271</text:p>
          </table:table-cell>
          <table:table-cell table:style-name="ce5" office:value-type="float" office:value="0.2303" calcext:value-type="float">
            <text:p>0,2303</text:p>
          </table:table-cell>
          <table:table-cell table:style-name="ce5" office:value-type="float" office:value="0.2188" calcext:value-type="float">
            <text:p>0,2188</text:p>
          </table:table-cell>
          <table:table-cell table:style-name="ce23" table:formula="of:=AVERAGE([.AF22:.AH22])-[.CU22]" office:value-type="float" office:value="0.031866666666667" calcext:value-type="float">
            <text:p>0,0319</text:p>
          </table:table-cell>
          <table:table-cell table:style-name="ce5" office:value-type="float" office:value="0.3771" calcext:value-type="float">
            <text:p>0,3771</text:p>
          </table:table-cell>
          <table:table-cell table:style-name="ce5" office:value-type="float" office:value="0.3862" calcext:value-type="float">
            <text:p>0,3862</text:p>
          </table:table-cell>
          <table:table-cell table:style-name="ce5" office:value-type="float" office:value="0.3948" calcext:value-type="float">
            <text:p>0,3948</text:p>
          </table:table-cell>
          <table:table-cell table:style-name="ce26" table:formula="of:=AVERAGE([.AJ22:.AL22])-[.DK22]" office:value-type="float" office:value="0.1971" calcext:value-type="float">
            <text:p>0,1971</text:p>
          </table:table-cell>
          <table:table-cell table:style-name="ce5" office:value-type="float" office:value="0.2277" calcext:value-type="float">
            <text:p>0,2277</text:p>
          </table:table-cell>
          <table:table-cell table:style-name="ce5" office:value-type="float" office:value="0.2128" calcext:value-type="float">
            <text:p>0,2128</text:p>
          </table:table-cell>
          <table:table-cell table:style-name="ce5" office:value-type="float" office:value="0.2142" calcext:value-type="float">
            <text:p>0,2142</text:p>
          </table:table-cell>
          <table:table-cell table:style-name="ce26" table:formula="of:=AVERAGE([.AN22:.AP22])-[.DK22]" office:value-type="float" office:value="0.0293000000000004" calcext:value-type="float">
            <text:p>0,0293</text:p>
          </table:table-cell>
          <table:table-cell table:style-name="ce5" office:value-type="float" office:value="0.3896" calcext:value-type="float">
            <text:p>0,3896</text:p>
          </table:table-cell>
          <table:table-cell table:style-name="ce5" office:value-type="float" office:value="0.402" calcext:value-type="float">
            <text:p>0,4020</text:p>
          </table:table-cell>
          <table:table-cell table:style-name="ce5" office:value-type="float" office:value="0.3913" calcext:value-type="float">
            <text:p>0,3913</text:p>
          </table:table-cell>
          <table:table-cell table:style-name="ce26" table:formula="of:=AVERAGE([.AR22:.AT22])-[.DK22]" office:value-type="float" office:value="0.205366666666667" calcext:value-type="float">
            <text:p>0,2054</text:p>
          </table:table-cell>
          <table:table-cell table:style-name="ce5" office:value-type="float" office:value="0.2387" calcext:value-type="float">
            <text:p>0,2387</text:p>
          </table:table-cell>
          <table:table-cell table:style-name="ce5" office:value-type="float" office:value="0.2337" calcext:value-type="float">
            <text:p>0,2337</text:p>
          </table:table-cell>
          <table:table-cell table:style-name="ce5" office:value-type="float" office:value="0.2193" calcext:value-type="float">
            <text:p>0,2193</text:p>
          </table:table-cell>
          <table:table-cell table:style-name="ce26" table:formula="of:=AVERAGE([.AV22:.AX22])-[.DK22]" office:value-type="float" office:value="0.0416333333333337" calcext:value-type="float">
            <text:p>0,0416</text:p>
          </table:table-cell>
          <table:table-cell table:style-name="ce5" office:value-type="float" office:value="0.3604" calcext:value-type="float">
            <text:p>0,3604</text:p>
          </table:table-cell>
          <table:table-cell table:style-name="ce5" office:value-type="float" office:value="0.3829" calcext:value-type="float">
            <text:p>0,3829</text:p>
          </table:table-cell>
          <table:table-cell table:style-name="ce5" office:value-type="float" office:value="0.3814" calcext:value-type="float">
            <text:p>0,3814</text:p>
          </table:table-cell>
          <table:table-cell table:style-name="ce38" table:formula="of:=AVERAGE([.AZ22:.BB22])-[.DX22]" office:value-type="float" office:value="0.1772" calcext:value-type="float">
            <text:p>0,1772</text:p>
          </table:table-cell>
          <table:table-cell table:style-name="ce5" office:value-type="float" office:value="0.2263" calcext:value-type="float">
            <text:p>0,2263</text:p>
          </table:table-cell>
          <table:table-cell table:style-name="ce5" office:value-type="float" office:value="0.2183" calcext:value-type="float">
            <text:p>0,2183</text:p>
          </table:table-cell>
          <table:table-cell table:style-name="ce5" office:value-type="float" office:value="0.2227" calcext:value-type="float">
            <text:p>0,2227</text:p>
          </table:table-cell>
          <table:table-cell table:style-name="ce38" table:formula="of:=AVERAGE([.BD22:.BF22])-[.DX22]" office:value-type="float" office:value="0.0247333333333334" calcext:value-type="float">
            <text:p>0,0247</text:p>
          </table:table-cell>
          <table:table-cell table:style-name="ce5" office:value-type="float" office:value="0.4036" calcext:value-type="float">
            <text:p>0,4036</text:p>
          </table:table-cell>
          <table:table-cell table:style-name="ce5" office:value-type="float" office:value="0.4025" calcext:value-type="float">
            <text:p>0,4025</text:p>
          </table:table-cell>
          <table:table-cell table:style-name="ce5" office:value-type="float" office:value="0.4102" calcext:value-type="float">
            <text:p>0,4102</text:p>
          </table:table-cell>
          <table:table-cell table:style-name="ce38" table:formula="of:=AVERAGE([.BH22:.BJ22])-[.DX22]" office:value-type="float" office:value="0.207733333333333" calcext:value-type="float">
            <text:p>0,2077</text:p>
          </table:table-cell>
          <table:table-cell table:style-name="ce5" office:value-type="float" office:value="0.2399" calcext:value-type="float">
            <text:p>0,2399</text:p>
          </table:table-cell>
          <table:table-cell table:style-name="ce5" office:value-type="float" office:value="0.2367" calcext:value-type="float">
            <text:p>0,2367</text:p>
          </table:table-cell>
          <table:table-cell table:style-name="ce5" office:value-type="float" office:value="0.2301" calcext:value-type="float">
            <text:p>0,2301</text:p>
          </table:table-cell>
          <table:table-cell table:style-name="ce38" table:formula="of:=AVERAGE([.BL22:.BN22])-[.DX22]" office:value-type="float" office:value="0.0378666666666667" calcext:value-type="float">
            <text:p>0,0379</text:p>
          </table:table-cell>
          <table:table-cell table:style-name="ce5" office:value-type="float" office:value="0.3427" calcext:value-type="float">
            <text:p>0,3427</text:p>
          </table:table-cell>
          <table:table-cell table:style-name="ce5" office:value-type="float" office:value="0.3273" calcext:value-type="float">
            <text:p>0,3273</text:p>
          </table:table-cell>
          <table:table-cell table:style-name="ce5" office:value-type="float" office:value="0.4216" calcext:value-type="float">
            <text:p>0,4216</text:p>
          </table:table-cell>
          <table:table-cell table:style-name="ce41" table:formula="of:=AVERAGE([.BP22:.BR22])-[.CE22]" office:value-type="float" office:value="0.166866666666667" calcext:value-type="float">
            <text:p>0,1669</text:p>
          </table:table-cell>
          <table:table-cell table:style-name="ce5" office:value-type="float" office:value="0.3432" calcext:value-type="float">
            <text:p>0,3432</text:p>
          </table:table-cell>
          <table:table-cell table:style-name="ce5" office:value-type="float" office:value="0.3504" calcext:value-type="float">
            <text:p>0,3504</text:p>
          </table:table-cell>
          <table:table-cell table:style-name="ce5" office:value-type="float" office:value="0.3556" calcext:value-type="float">
            <text:p>0,3556</text:p>
          </table:table-cell>
          <table:table-cell table:style-name="ce41" table:formula="of:=AVERAGE([.BT22:.BV22])-[.CE22]" office:value-type="float" office:value="0.152733333333333" calcext:value-type="float">
            <text:p>0,1527</text:p>
          </table:table-cell>
          <table:table-cell table:style-name="ce5" office:value-type="float" office:value="0.3456" calcext:value-type="float">
            <text:p>0,3456</text:p>
          </table:table-cell>
          <table:table-cell table:style-name="ce5" office:value-type="float" office:value="0.358" calcext:value-type="float">
            <text:p>0,3580</text:p>
          </table:table-cell>
          <table:table-cell table:style-name="ce5" office:value-type="float" office:value="0.3492" calcext:value-type="float">
            <text:p>0,3492</text:p>
          </table:table-cell>
          <table:table-cell table:style-name="ce5" table:formula="of:=AVERAGE([.BX22:.BZ22])-[.CE22]" office:value-type="float" office:value="0.153933333333333" calcext:value-type="float">
            <text:p>0,1539</text:p>
          </table:table-cell>
          <table:table-cell table:style-name="ce5" office:value-type="float" office:value="0.1989" calcext:value-type="float">
            <text:p>0,1989</text:p>
          </table:table-cell>
          <table:table-cell table:style-name="ce5" office:value-type="float" office:value="0.1973" calcext:value-type="float">
            <text:p>0,1973</text:p>
          </table:table-cell>
          <table:table-cell table:style-name="ce5" office:value-type="float" office:value="0.1948" calcext:value-type="float">
            <text:p>0,1948</text:p>
          </table:table-cell>
          <table:table-cell table:style-name="ce12" table:formula="of:=AVERAGE([.CB22:.CD22])" office:value-type="float" office:value="0.197" calcext:value-type="float">
            <text:p>0,1970</text:p>
          </table:table-cell>
          <table:table-cell table:style-name="ce5" office:value-type="float" office:value="0.2727" calcext:value-type="float">
            <text:p>0,2727</text:p>
          </table:table-cell>
          <table:table-cell table:style-name="ce5" office:value-type="float" office:value="0.3263" calcext:value-type="float">
            <text:p>0,3263</text:p>
          </table:table-cell>
          <table:table-cell table:style-name="ce5" office:value-type="float" office:value="0.322" calcext:value-type="float">
            <text:p>0,3220</text:p>
          </table:table-cell>
          <table:table-cell table:style-name="ce20" table:formula="of:=AVERAGE([.CF22:.CH22])" office:value-type="float" office:value="0.307" calcext:value-type="float">
            <text:p>0,3070</text:p>
          </table:table-cell>
          <table:table-cell table:style-name="ce5" office:value-type="float" office:value="0.3367" calcext:value-type="float">
            <text:p>0,3367</text:p>
          </table:table-cell>
          <table:table-cell table:style-name="ce5" office:value-type="float" office:value="0.344" calcext:value-type="float">
            <text:p>0,3440</text:p>
          </table:table-cell>
          <table:table-cell table:style-name="ce5" office:value-type="float" office:value="0.3356" calcext:value-type="float">
            <text:p>0,3356</text:p>
          </table:table-cell>
          <table:table-cell table:style-name="ce20" table:formula="of:=AVERAGE([.CJ22:.CL22])-[.CU22]" office:value-type="float" office:value="0.145233333333334" calcext:value-type="float">
            <text:p>0,1452</text:p>
          </table:table-cell>
          <table:table-cell table:style-name="ce5" office:value-type="float" office:value="0.1865" calcext:value-type="float">
            <text:p>0,1865</text:p>
          </table:table-cell>
          <table:table-cell table:style-name="ce5" office:value-type="float" office:value="0.3294" calcext:value-type="float">
            <text:p>0,3294</text:p>
          </table:table-cell>
          <table:table-cell table:style-name="ce5" office:value-type="float" office:value="0.4452" calcext:value-type="float">
            <text:p>0,4452</text:p>
          </table:table-cell>
          <table:table-cell table:style-name="ce20" table:formula="of:=AVERAGE([.CO22:.CP22])" office:value-type="float" office:value="0.3873" calcext:value-type="float">
            <text:p>0,3873</text:p>
          </table:table-cell>
          <table:table-cell table:style-name="ce5" office:value-type="float" office:value="0.1932" calcext:value-type="float">
            <text:p>0,1932</text:p>
          </table:table-cell>
          <table:table-cell table:style-name="ce5" office:value-type="float" office:value="0.1961" calcext:value-type="float">
            <text:p>0,1961</text:p>
          </table:table-cell>
          <table:table-cell table:style-name="ce5" office:value-type="float" office:value="0.1913" calcext:value-type="float">
            <text:p>0,1913</text:p>
          </table:table-cell>
          <table:table-cell table:style-name="ce12" table:formula="of:=AVERAGE([.CR22:.CT22])" office:value-type="float" office:value="0.193533333333333" calcext:value-type="float">
            <text:p>0,1935</text:p>
          </table:table-cell>
          <table:table-cell table:style-name="ce5" office:value-type="float" office:value="0.2528" calcext:value-type="float">
            <text:p>0,2528</text:p>
          </table:table-cell>
          <table:table-cell table:style-name="ce5" office:value-type="float" office:value="0.3145" calcext:value-type="float">
            <text:p>0,3145</text:p>
          </table:table-cell>
          <table:table-cell table:style-name="ce5" office:value-type="float" office:value="0.3164" calcext:value-type="float">
            <text:p>0,3164</text:p>
          </table:table-cell>
          <table:table-cell table:style-name="ce12" table:formula="of:=AVERAGE([.CV22:.CX22])" office:value-type="float" office:value="0.294566666666667" calcext:value-type="float">
            <text:p>0,2946</text:p>
          </table:table-cell>
          <table:table-cell table:style-name="ce5" office:value-type="float" office:value="0.3225" calcext:value-type="float">
            <text:p>0,3225</text:p>
          </table:table-cell>
          <table:table-cell table:style-name="ce5" office:value-type="float" office:value="0.3314" calcext:value-type="float">
            <text:p>0,3314</text:p>
          </table:table-cell>
          <table:table-cell table:style-name="ce5" office:value-type="float" office:value="0.3051" calcext:value-type="float">
            <text:p>0,3051</text:p>
          </table:table-cell>
          <table:table-cell table:style-name="ce12" table:formula="of:=AVERAGE([.CZ22:.DB22])" office:value-type="float" office:value="0.319666666666667" calcext:value-type="float">
            <text:p>0,3197</text:p>
          </table:table-cell>
          <table:table-cell table:style-name="ce5" office:value-type="float" office:value="0.3157" calcext:value-type="float">
            <text:p>0,3157</text:p>
          </table:table-cell>
          <table:table-cell table:style-name="ce5" office:value-type="float" office:value="0.3202" calcext:value-type="float">
            <text:p>0,3202</text:p>
          </table:table-cell>
          <table:table-cell table:style-name="ce5" office:value-type="float" office:value="0.3192" calcext:value-type="float">
            <text:p>0,3192</text:p>
          </table:table-cell>
          <table:table-cell table:style-name="ce12" table:formula="of:=AVERAGE([.DD22:.DF22])" office:value-type="float" office:value="0.318366666666667" calcext:value-type="float">
            <text:p>0,3184</text:p>
          </table:table-cell>
          <table:table-cell table:style-name="ce5" office:value-type="float" office:value="0.1875" calcext:value-type="float">
            <text:p>0,1875</text:p>
          </table:table-cell>
          <table:table-cell table:style-name="ce5" office:value-type="float" office:value="0.1924" calcext:value-type="float">
            <text:p>0,1924</text:p>
          </table:table-cell>
          <table:table-cell table:style-name="ce5" office:value-type="float" office:value="0.1869" calcext:value-type="float">
            <text:p>0,1869</text:p>
          </table:table-cell>
          <table:table-cell table:style-name="ce5" table:formula="of:=AVERAGE([.DH22:.DJ22])" office:value-type="float" office:value="0.188933333333333" calcext:value-type="float">
            <text:p>0,1889</text:p>
          </table:table-cell>
          <table:table-cell table:style-name="ce5" office:value-type="float" office:value="0.2748" calcext:value-type="float">
            <text:p>0,2748</text:p>
          </table:table-cell>
          <table:table-cell table:style-name="ce5" office:value-type="float" office:value="0.2868" calcext:value-type="float">
            <text:p>0,2868</text:p>
          </table:table-cell>
          <table:table-cell table:style-name="ce5" office:value-type="float" office:value="0.2909" calcext:value-type="float">
            <text:p>0,2909</text:p>
          </table:table-cell>
          <table:table-cell table:style-name="ce5" office:value-type="float" office:value="0.2982" calcext:value-type="float">
            <text:p>0,2982</text:p>
          </table:table-cell>
          <table:table-cell table:style-name="ce5" office:value-type="float" office:value="0.2922" calcext:value-type="float">
            <text:p>0,2922</text:p>
          </table:table-cell>
          <table:table-cell table:style-name="ce5" office:value-type="float" office:value="0.3003" calcext:value-type="float">
            <text:p>0,3003</text:p>
          </table:table-cell>
          <table:table-cell table:style-name="ce5" office:value-type="float" office:value="0.2988" calcext:value-type="float">
            <text:p>0,2988</text:p>
          </table:table-cell>
          <table:table-cell table:style-name="ce5" office:value-type="float" office:value="0.3002" calcext:value-type="float">
            <text:p>0,3002</text:p>
          </table:table-cell>
          <table:table-cell table:style-name="ce5" office:value-type="float" office:value="0.3108" calcext:value-type="float">
            <text:p>0,3108</text:p>
          </table:table-cell>
          <table:table-cell table:style-name="ce14" office:value-type="float" office:value="0.1984" calcext:value-type="float">
            <text:p>0,1984</text:p>
          </table:table-cell>
          <table:table-cell table:style-name="ce14" office:value-type="float" office:value="0.1969" calcext:value-type="float">
            <text:p>0,1969</text:p>
          </table:table-cell>
          <table:table-cell table:style-name="ce14" office:value-type="float" office:value="0.1978" calcext:value-type="float">
            <text:p>0,1978</text:p>
          </table:table-cell>
          <table:table-cell table:style-name="ce1" table:formula="of:=AVERAGE([.DU22:.DW22])" office:value-type="float" office:value="0.1977" calcext:value-type="float">
            <text:p>0,1977</text:p>
          </table:table-cell>
          <table:table-cell table:number-columns-repeated="92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18000.3" calcext:value-type="float">
            <text:p>18000,30</text:p>
          </table:table-cell>
          <table:table-cell table:style-name="ce3" table:formula="of:=[.B23]/3600" office:value-type="float" office:value="5.00008333333333" calcext:value-type="float">
            <text:p>5,00</text:p>
          </table:table-cell>
          <table:table-cell table:style-name="ce5" office:value-type="float" office:value="0.3994" calcext:value-type="float">
            <text:p>0,3994</text:p>
          </table:table-cell>
          <table:table-cell table:style-name="ce5" office:value-type="float" office:value="0.4195" calcext:value-type="float">
            <text:p>0,4195</text:p>
          </table:table-cell>
          <table:table-cell table:style-name="ce5" office:value-type="float" office:value="0.4331" calcext:value-type="float">
            <text:p>0,4331</text:p>
          </table:table-cell>
          <table:table-cell table:style-name="ce17" table:formula="of:=AVERAGE([.D23:.F23])-[.CE23]" office:value-type="float" office:value="0.220233333333333" calcext:value-type="float">
            <text:p>0,2202</text:p>
          </table:table-cell>
          <table:table-cell table:style-name="ce5" office:value-type="float" office:value="0.2309" calcext:value-type="float">
            <text:p>0,2309</text:p>
          </table:table-cell>
          <table:table-cell table:style-name="ce5" office:value-type="float" office:value="0.2026" calcext:value-type="float">
            <text:p>0,2026</text:p>
          </table:table-cell>
          <table:table-cell table:style-name="ce5" office:value-type="float" office:value="0.2127" calcext:value-type="float">
            <text:p>0,2127</text:p>
          </table:table-cell>
          <table:table-cell table:style-name="ce17" table:formula="of:=AVERAGE([.H23:.J23])-[.CE23]" office:value-type="float" office:value="0.0183" calcext:value-type="float">
            <text:p>0,0183</text:p>
          </table:table-cell>
          <table:table-cell table:style-name="ce5" office:value-type="float" office:value="0.3819" calcext:value-type="float">
            <text:p>0,3819</text:p>
          </table:table-cell>
          <table:table-cell table:style-name="ce5" office:value-type="float" office:value="0.38" calcext:value-type="float">
            <text:p>0,3800</text:p>
          </table:table-cell>
          <table:table-cell table:style-name="ce5" office:value-type="float" office:value="0.3852" calcext:value-type="float">
            <text:p>0,3852</text:p>
          </table:table-cell>
          <table:table-cell table:style-name="ce17" table:formula="of:=AVERAGE([.L23:.N23])-[.CE23]" office:value-type="float" office:value="0.185266666666667" calcext:value-type="float">
            <text:p>0,1853</text:p>
          </table:table-cell>
          <table:table-cell table:style-name="ce5" office:value-type="float" office:value="0.2314" calcext:value-type="float">
            <text:p>0,2314</text:p>
          </table:table-cell>
          <table:table-cell table:style-name="ce5" office:value-type="float" office:value="0.231" calcext:value-type="float">
            <text:p>0,2310</text:p>
          </table:table-cell>
          <table:table-cell table:style-name="ce5" office:value-type="float" office:value="0.2216" calcext:value-type="float">
            <text:p>0,2216</text:p>
          </table:table-cell>
          <table:table-cell table:style-name="ce17" table:formula="of:=AVERAGE([.P23:.R23])-[.CE23]" office:value-type="float" office:value="0.0309" calcext:value-type="float">
            <text:p>0,0309</text:p>
          </table:table-cell>
          <table:table-cell table:style-name="ce5" office:value-type="float" office:value="0.3857" calcext:value-type="float">
            <text:p>0,3857</text:p>
          </table:table-cell>
          <table:table-cell table:style-name="ce5" office:value-type="float" office:value="0.4148" calcext:value-type="float">
            <text:p>0,4148</text:p>
          </table:table-cell>
          <table:table-cell table:style-name="ce5" office:value-type="float" office:value="0.4281" calcext:value-type="float">
            <text:p>0,4281</text:p>
          </table:table-cell>
          <table:table-cell table:style-name="ce23" table:formula="of:=AVERAGE([.T23:.V23])-[.CU23]" office:value-type="float" office:value="0.216033333333333" calcext:value-type="float">
            <text:p>0,2160</text:p>
          </table:table-cell>
          <table:table-cell table:style-name="ce5" office:value-type="float" office:value="0.2249" calcext:value-type="float">
            <text:p>0,2249</text:p>
          </table:table-cell>
          <table:table-cell table:style-name="ce5" office:value-type="float" office:value="0.2166" calcext:value-type="float">
            <text:p>0,2166</text:p>
          </table:table-cell>
          <table:table-cell table:style-name="ce5" office:value-type="float" office:value="0.2233" calcext:value-type="float">
            <text:p>0,2233</text:p>
          </table:table-cell>
          <table:table-cell table:style-name="ce23" table:formula="of:=AVERAGE([.X23:.Z23])-[.CU23]" office:value-type="float" office:value="0.0281" calcext:value-type="float">
            <text:p>0,0281</text:p>
          </table:table-cell>
          <table:table-cell table:style-name="ce5" office:value-type="float" office:value="0.4091" calcext:value-type="float">
            <text:p>0,4091</text:p>
          </table:table-cell>
          <table:table-cell table:style-name="ce5" office:value-type="float" office:value="0.4191" calcext:value-type="float">
            <text:p>0,4191</text:p>
          </table:table-cell>
          <table:table-cell table:style-name="ce5" office:value-type="float" office:value="0.4184" calcext:value-type="float">
            <text:p>0,4184</text:p>
          </table:table-cell>
          <table:table-cell table:style-name="ce23" table:formula="of:=AVERAGE([.AB23:.AD23])-[.CU23]" office:value-type="float" office:value="0.222033333333333" calcext:value-type="float">
            <text:p>0,2220</text:p>
          </table:table-cell>
          <table:table-cell table:style-name="ce5" office:value-type="float" office:value="0.2381" calcext:value-type="float">
            <text:p>0,2381</text:p>
          </table:table-cell>
          <table:table-cell table:style-name="ce5" office:value-type="float" office:value="0.2424" calcext:value-type="float">
            <text:p>0,2424</text:p>
          </table:table-cell>
          <table:table-cell table:style-name="ce5" office:value-type="float" office:value="0.2287" calcext:value-type="float">
            <text:p>0,2287</text:p>
          </table:table-cell>
          <table:table-cell table:style-name="ce23" table:formula="of:=AVERAGE([.AF23:.AH23])-[.CU23]" office:value-type="float" office:value="0.0429" calcext:value-type="float">
            <text:p>0,0429</text:p>
          </table:table-cell>
          <table:table-cell table:style-name="ce5" office:value-type="float" office:value="0.4275" calcext:value-type="float">
            <text:p>0,4275</text:p>
          </table:table-cell>
          <table:table-cell table:style-name="ce5" office:value-type="float" office:value="0.4401" calcext:value-type="float">
            <text:p>0,4401</text:p>
          </table:table-cell>
          <table:table-cell table:style-name="ce5" office:value-type="float" office:value="0.4504" calcext:value-type="float">
            <text:p>0,4504</text:p>
          </table:table-cell>
          <table:table-cell table:style-name="ce26" table:formula="of:=AVERAGE([.AJ23:.AL23])-[.DK23]" office:value-type="float" office:value="0.2508" calcext:value-type="float">
            <text:p>0,2508</text:p>
          </table:table-cell>
          <table:table-cell table:style-name="ce5" office:value-type="float" office:value="0.2378" calcext:value-type="float">
            <text:p>0,2378</text:p>
          </table:table-cell>
          <table:table-cell table:style-name="ce5" office:value-type="float" office:value="0.222" calcext:value-type="float">
            <text:p>0,2220</text:p>
          </table:table-cell>
          <table:table-cell table:style-name="ce5" office:value-type="float" office:value="0.2239" calcext:value-type="float">
            <text:p>0,2239</text:p>
          </table:table-cell>
          <table:table-cell table:style-name="ce26" table:formula="of:=AVERAGE([.AN23:.AP23])-[.DK23]" office:value-type="float" office:value="0.039366666666667" calcext:value-type="float">
            <text:p>0,0394</text:p>
          </table:table-cell>
          <table:table-cell table:style-name="ce5" office:value-type="float" office:value="0.4309" calcext:value-type="float">
            <text:p>0,4309</text:p>
          </table:table-cell>
          <table:table-cell table:style-name="ce5" office:value-type="float" office:value="0.4563" calcext:value-type="float">
            <text:p>0,4563</text:p>
          </table:table-cell>
          <table:table-cell table:style-name="ce5" office:value-type="float" office:value="0.4325" calcext:value-type="float">
            <text:p>0,4325</text:p>
          </table:table-cell>
          <table:table-cell table:style-name="ce26" table:formula="of:=AVERAGE([.AR23:.AT23])-[.DK23]" office:value-type="float" office:value="0.251366666666667" calcext:value-type="float">
            <text:p>0,2514</text:p>
          </table:table-cell>
          <table:table-cell table:style-name="ce5" office:value-type="float" office:value="0.254" calcext:value-type="float">
            <text:p>0,2540</text:p>
          </table:table-cell>
          <table:table-cell table:style-name="ce5" office:value-type="float" office:value="0.2485" calcext:value-type="float">
            <text:p>0,2485</text:p>
          </table:table-cell>
          <table:table-cell table:style-name="ce5" office:value-type="float" office:value="0.2306" calcext:value-type="float">
            <text:p>0,2306</text:p>
          </table:table-cell>
          <table:table-cell table:style-name="ce26" table:formula="of:=AVERAGE([.AV23:.AX23])-[.DK23]" office:value-type="float" office:value="0.0558333333333337" calcext:value-type="float">
            <text:p>0,0558</text:p>
          </table:table-cell>
          <table:table-cell table:style-name="ce5" office:value-type="float" office:value="0.4042" calcext:value-type="float">
            <text:p>0,4042</text:p>
          </table:table-cell>
          <table:table-cell table:style-name="ce5" office:value-type="float" office:value="0.4334" calcext:value-type="float">
            <text:p>0,4334</text:p>
          </table:table-cell>
          <table:table-cell table:style-name="ce5" office:value-type="float" office:value="0.4335" calcext:value-type="float">
            <text:p>0,4335</text:p>
          </table:table-cell>
          <table:table-cell table:style-name="ce38" table:formula="of:=AVERAGE([.AZ23:.BB23])-[.DX23]" office:value-type="float" office:value="0.226233333333333" calcext:value-type="float">
            <text:p>0,2262</text:p>
          </table:table-cell>
          <table:table-cell table:style-name="ce5" office:value-type="float" office:value="0.2342" calcext:value-type="float">
            <text:p>0,2342</text:p>
          </table:table-cell>
          <table:table-cell table:style-name="ce5" office:value-type="float" office:value="0.2267" calcext:value-type="float">
            <text:p>0,2267</text:p>
          </table:table-cell>
          <table:table-cell table:style-name="ce5" office:value-type="float" office:value="0.2315" calcext:value-type="float">
            <text:p>0,2315</text:p>
          </table:table-cell>
          <table:table-cell table:style-name="ce38" table:formula="of:=AVERAGE([.BD23:.BF23])-[.DX23]" office:value-type="float" office:value="0.033333333333333" calcext:value-type="float">
            <text:p>0,0333</text:p>
          </table:table-cell>
          <table:table-cell table:style-name="ce5" office:value-type="float" office:value="0.4572" calcext:value-type="float">
            <text:p>0,4572</text:p>
          </table:table-cell>
          <table:table-cell table:style-name="ce5" office:value-type="float" office:value="0.4578" calcext:value-type="float">
            <text:p>0,4578</text:p>
          </table:table-cell>
          <table:table-cell table:style-name="ce5" office:value-type="float" office:value="0.4661" calcext:value-type="float">
            <text:p>0,4661</text:p>
          </table:table-cell>
          <table:table-cell table:style-name="ce38" table:formula="of:=AVERAGE([.BH23:.BJ23])-[.DX23]" office:value-type="float" office:value="0.2629" calcext:value-type="float">
            <text:p>0,2629</text:p>
          </table:table-cell>
          <table:table-cell table:style-name="ce5" office:value-type="float" office:value="0.2533" calcext:value-type="float">
            <text:p>0,2533</text:p>
          </table:table-cell>
          <table:table-cell table:style-name="ce5" office:value-type="float" office:value="0.2499" calcext:value-type="float">
            <text:p>0,2499</text:p>
          </table:table-cell>
          <table:table-cell table:style-name="ce5" office:value-type="float" office:value="0.2398" calcext:value-type="float">
            <text:p>0,2398</text:p>
          </table:table-cell>
          <table:table-cell table:style-name="ce38" table:formula="of:=AVERAGE([.BL23:.BN23])-[.DX23]" office:value-type="float" office:value="0.0501999999999997" calcext:value-type="float">
            <text:p>0,0502</text:p>
          </table:table-cell>
          <table:table-cell table:style-name="ce5" office:value-type="float" office:value="0.3878" calcext:value-type="float">
            <text:p>0,3878</text:p>
          </table:table-cell>
          <table:table-cell table:style-name="ce5" office:value-type="float" office:value="0.3602" calcext:value-type="float">
            <text:p>0,3602</text:p>
          </table:table-cell>
          <table:table-cell table:style-name="ce5" office:value-type="float" office:value="0.4763" calcext:value-type="float">
            <text:p>0,4763</text:p>
          </table:table-cell>
          <table:table-cell table:style-name="ce41" table:formula="of:=AVERAGE([.BP23:.BR23])-[.CE23]" office:value-type="float" office:value="0.211" calcext:value-type="float">
            <text:p>0,2110</text:p>
          </table:table-cell>
          <table:table-cell table:style-name="ce5" office:value-type="float" office:value="0.3854" calcext:value-type="float">
            <text:p>0,3854</text:p>
          </table:table-cell>
          <table:table-cell table:style-name="ce5" office:value-type="float" office:value="0.3953" calcext:value-type="float">
            <text:p>0,3953</text:p>
          </table:table-cell>
          <table:table-cell table:style-name="ce5" office:value-type="float" office:value="0.401" calcext:value-type="float">
            <text:p>0,4010</text:p>
          </table:table-cell>
          <table:table-cell table:style-name="ce41" table:formula="of:=AVERAGE([.BT23:.BV23])-[.CE23]" office:value-type="float" office:value="0.1968" calcext:value-type="float">
            <text:p>0,1968</text:p>
          </table:table-cell>
          <table:table-cell table:style-name="ce5" office:value-type="float" office:value="0.3919" calcext:value-type="float">
            <text:p>0,3919</text:p>
          </table:table-cell>
          <table:table-cell table:style-name="ce5" office:value-type="float" office:value="0.4044" calcext:value-type="float">
            <text:p>0,4044</text:p>
          </table:table-cell>
          <table:table-cell table:style-name="ce5" office:value-type="float" office:value="0.3953" calcext:value-type="float">
            <text:p>0,3953</text:p>
          </table:table-cell>
          <table:table-cell table:style-name="ce5" table:formula="of:=AVERAGE([.BX23:.BZ23])-[.CE23]" office:value-type="float" office:value="0.2001" calcext:value-type="float">
            <text:p>0,2001</text:p>
          </table:table-cell>
          <table:table-cell table:style-name="ce5" office:value-type="float" office:value="0.1984" calcext:value-type="float">
            <text:p>0,1984</text:p>
          </table:table-cell>
          <table:table-cell table:style-name="ce5" office:value-type="float" office:value="0.1973" calcext:value-type="float">
            <text:p>0,1973</text:p>
          </table:table-cell>
          <table:table-cell table:style-name="ce5" office:value-type="float" office:value="0.1956" calcext:value-type="float">
            <text:p>0,1956</text:p>
          </table:table-cell>
          <table:table-cell table:style-name="ce12" table:formula="of:=AVERAGE([.CB23:.CD23])" office:value-type="float" office:value="0.1971" calcext:value-type="float">
            <text:p>0,1971</text:p>
          </table:table-cell>
          <table:table-cell table:style-name="ce5" office:value-type="float" office:value="0.2977" calcext:value-type="float">
            <text:p>0,2977</text:p>
          </table:table-cell>
          <table:table-cell table:style-name="ce5" office:value-type="float" office:value="0.3609" calcext:value-type="float">
            <text:p>0,3609</text:p>
          </table:table-cell>
          <table:table-cell table:style-name="ce5" office:value-type="float" office:value="0.3585" calcext:value-type="float">
            <text:p>0,3585</text:p>
          </table:table-cell>
          <table:table-cell table:style-name="ce20" table:formula="of:=AVERAGE([.CF23:.CH23])" office:value-type="float" office:value="0.339033333333333" calcext:value-type="float">
            <text:p>0,3390</text:p>
          </table:table-cell>
          <table:table-cell table:style-name="ce5" office:value-type="float" office:value="0.379" calcext:value-type="float">
            <text:p>0,3790</text:p>
          </table:table-cell>
          <table:table-cell table:style-name="ce5" office:value-type="float" office:value="0.3907" calcext:value-type="float">
            <text:p>0,3907</text:p>
          </table:table-cell>
          <table:table-cell table:style-name="ce5" office:value-type="float" office:value="0.3767" calcext:value-type="float">
            <text:p>0,3767</text:p>
          </table:table-cell>
          <table:table-cell table:style-name="ce20" table:formula="of:=AVERAGE([.CJ23:.CL23])-[.CU23]" office:value-type="float" office:value="0.188633333333333" calcext:value-type="float">
            <text:p>0,1886</text:p>
          </table:table-cell>
          <table:table-cell table:style-name="ce5" office:value-type="float" office:value="0.1861" calcext:value-type="float">
            <text:p>0,1861</text:p>
          </table:table-cell>
          <table:table-cell table:style-name="ce5" office:value-type="float" office:value="0.368" calcext:value-type="float">
            <text:p>0,3680</text:p>
          </table:table-cell>
          <table:table-cell table:style-name="ce5" office:value-type="float" office:value="0.5004" calcext:value-type="float">
            <text:p>0,5004</text:p>
          </table:table-cell>
          <table:table-cell table:style-name="ce20" table:formula="of:=AVERAGE([.CO23:.CP23])" office:value-type="float" office:value="0.4342" calcext:value-type="float">
            <text:p>0,4342</text:p>
          </table:table-cell>
          <table:table-cell table:style-name="ce5" office:value-type="float" office:value="0.1928" calcext:value-type="float">
            <text:p>0,1928</text:p>
          </table:table-cell>
          <table:table-cell table:style-name="ce5" office:value-type="float" office:value="0.1961" calcext:value-type="float">
            <text:p>0,1961</text:p>
          </table:table-cell>
          <table:table-cell table:style-name="ce5" office:value-type="float" office:value="0.1916" calcext:value-type="float">
            <text:p>0,1916</text:p>
          </table:table-cell>
          <table:table-cell table:style-name="ce12" table:formula="of:=AVERAGE([.CR23:.CT23])" office:value-type="float" office:value="0.1935" calcext:value-type="float">
            <text:p>0,1935</text:p>
          </table:table-cell>
          <table:table-cell table:style-name="ce5" office:value-type="float" office:value="0.2751" calcext:value-type="float">
            <text:p>0,2751</text:p>
          </table:table-cell>
          <table:table-cell table:style-name="ce5" office:value-type="float" office:value="0.341" calcext:value-type="float">
            <text:p>0,3410</text:p>
          </table:table-cell>
          <table:table-cell table:style-name="ce5" office:value-type="float" office:value="0.3464" calcext:value-type="float">
            <text:p>0,3464</text:p>
          </table:table-cell>
          <table:table-cell table:style-name="ce12" table:formula="of:=AVERAGE([.CV23:.CX23])" office:value-type="float" office:value="0.320833333333333" calcext:value-type="float">
            <text:p>0,3208</text:p>
          </table:table-cell>
          <table:table-cell table:style-name="ce5" office:value-type="float" office:value="0.3533" calcext:value-type="float">
            <text:p>0,3533</text:p>
          </table:table-cell>
          <table:table-cell table:style-name="ce5" office:value-type="float" office:value="0.3632" calcext:value-type="float">
            <text:p>0,3632</text:p>
          </table:table-cell>
          <table:table-cell table:style-name="ce5" office:value-type="float" office:value="0.3297" calcext:value-type="float">
            <text:p>0,3297</text:p>
          </table:table-cell>
          <table:table-cell table:style-name="ce12" table:formula="of:=AVERAGE([.CZ23:.DB23])" office:value-type="float" office:value="0.348733333333333" calcext:value-type="float">
            <text:p>0,3487</text:p>
          </table:table-cell>
          <table:table-cell table:style-name="ce5" office:value-type="float" office:value="0.3419" calcext:value-type="float">
            <text:p>0,3419</text:p>
          </table:table-cell>
          <table:table-cell table:style-name="ce5" office:value-type="float" office:value="0.3453" calcext:value-type="float">
            <text:p>0,3453</text:p>
          </table:table-cell>
          <table:table-cell table:style-name="ce5" office:value-type="float" office:value="0.345" calcext:value-type="float">
            <text:p>0,3450</text:p>
          </table:table-cell>
          <table:table-cell table:style-name="ce12" table:formula="of:=AVERAGE([.DD23:.DF23])" office:value-type="float" office:value="0.344066666666667" calcext:value-type="float">
            <text:p>0,3441</text:p>
          </table:table-cell>
          <table:table-cell table:style-name="ce5" office:value-type="float" office:value="0.1873" calcext:value-type="float">
            <text:p>0,1873</text:p>
          </table:table-cell>
          <table:table-cell table:style-name="ce5" office:value-type="float" office:value="0.1919" calcext:value-type="float">
            <text:p>0,1919</text:p>
          </table:table-cell>
          <table:table-cell table:style-name="ce5" office:value-type="float" office:value="0.1864" calcext:value-type="float">
            <text:p>0,1864</text:p>
          </table:table-cell>
          <table:table-cell table:style-name="ce5" table:formula="of:=AVERAGE([.DH23:.DJ23])" office:value-type="float" office:value="0.188533333333333" calcext:value-type="float">
            <text:p>0,1885</text:p>
          </table:table-cell>
          <table:table-cell table:style-name="ce5" office:value-type="float" office:value="0.2964" calcext:value-type="float">
            <text:p>0,2964</text:p>
          </table:table-cell>
          <table:table-cell table:style-name="ce5" office:value-type="float" office:value="0.3099" calcext:value-type="float">
            <text:p>0,3099</text:p>
          </table:table-cell>
          <table:table-cell table:style-name="ce5" office:value-type="float" office:value="0.3168" calcext:value-type="float">
            <text:p>0,3168</text:p>
          </table:table-cell>
          <table:table-cell table:style-name="ce5" office:value-type="float" office:value="0.3298" calcext:value-type="float">
            <text:p>0,3298</text:p>
          </table:table-cell>
          <table:table-cell table:style-name="ce5" office:value-type="float" office:value="0.3228" calcext:value-type="float">
            <text:p>0,3228</text:p>
          </table:table-cell>
          <table:table-cell table:style-name="ce5" office:value-type="float" office:value="0.3306" calcext:value-type="float">
            <text:p>0,3306</text:p>
          </table:table-cell>
          <table:table-cell table:style-name="ce5" office:value-type="float" office:value="0.3301" calcext:value-type="float">
            <text:p>0,3301</text:p>
          </table:table-cell>
          <table:table-cell table:style-name="ce5" office:value-type="float" office:value="0.3314" calcext:value-type="float">
            <text:p>0,3314</text:p>
          </table:table-cell>
          <table:table-cell table:style-name="ce5" office:value-type="float" office:value="0.3476" calcext:value-type="float">
            <text:p>0,3476</text:p>
          </table:table-cell>
          <table:table-cell table:style-name="ce14" office:value-type="float" office:value="0.1977" calcext:value-type="float">
            <text:p>0,1977</text:p>
          </table:table-cell>
          <table:table-cell table:style-name="ce14" office:value-type="float" office:value="0.197" calcext:value-type="float">
            <text:p>0,1970</text:p>
          </table:table-cell>
          <table:table-cell table:style-name="ce14" office:value-type="float" office:value="0.1977" calcext:value-type="float">
            <text:p>0,1977</text:p>
          </table:table-cell>
          <table:table-cell table:style-name="ce1" table:formula="of:=AVERAGE([.DU23:.DW23])" office:value-type="float" office:value="0.197466666666667" calcext:value-type="float">
            <text:p>0,197466666666667</text:p>
          </table:table-cell>
          <table:table-cell table:number-columns-repeated="92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19800.3" calcext:value-type="float">
            <text:p>19800,30</text:p>
          </table:table-cell>
          <table:table-cell table:style-name="ce3" table:formula="of:=[.B24]/3600" office:value-type="float" office:value="5.50008333333333" calcext:value-type="float">
            <text:p>5,50</text:p>
          </table:table-cell>
          <table:table-cell table:style-name="ce5" office:value-type="float" office:value="0.449" calcext:value-type="float">
            <text:p>0,4490</text:p>
          </table:table-cell>
          <table:table-cell table:style-name="ce5" office:value-type="float" office:value="0.4763" calcext:value-type="float">
            <text:p>0,4763</text:p>
          </table:table-cell>
          <table:table-cell table:style-name="ce5" office:value-type="float" office:value="0.4912" calcext:value-type="float">
            <text:p>0,4912</text:p>
          </table:table-cell>
          <table:table-cell table:style-name="ce17" table:formula="of:=AVERAGE([.D24:.F24])-[.CE24]" office:value-type="float" office:value="0.275" calcext:value-type="float">
            <text:p>0,2750</text:p>
          </table:table-cell>
          <table:table-cell table:style-name="ce5" office:value-type="float" office:value="0.2385" calcext:value-type="float">
            <text:p>0,2385</text:p>
          </table:table-cell>
          <table:table-cell table:style-name="ce5" office:value-type="float" office:value="0.2094" calcext:value-type="float">
            <text:p>0,2094</text:p>
          </table:table-cell>
          <table:table-cell table:style-name="ce5" office:value-type="float" office:value="0.2216" calcext:value-type="float">
            <text:p>0,2216</text:p>
          </table:table-cell>
          <table:table-cell table:style-name="ce17" table:formula="of:=AVERAGE([.H24:.J24])-[.CE24]" office:value-type="float" office:value="0.0259999999999997" calcext:value-type="float">
            <text:p>0,0260</text:p>
          </table:table-cell>
          <table:table-cell table:style-name="ce5" office:value-type="float" office:value="0.4352" calcext:value-type="float">
            <text:p>0,4352</text:p>
          </table:table-cell>
          <table:table-cell table:style-name="ce5" office:value-type="float" office:value="0.4318" calcext:value-type="float">
            <text:p>0,4318</text:p>
          </table:table-cell>
          <table:table-cell table:style-name="ce5" office:value-type="float" office:value="0.4404" calcext:value-type="float">
            <text:p>0,4404</text:p>
          </table:table-cell>
          <table:table-cell table:style-name="ce17" table:formula="of:=AVERAGE([.L24:.N24])-[.CE24]" office:value-type="float" office:value="0.238633333333333" calcext:value-type="float">
            <text:p>0,2386</text:p>
          </table:table-cell>
          <table:table-cell table:style-name="ce5" office:value-type="float" office:value="0.2448" calcext:value-type="float">
            <text:p>0,2448</text:p>
          </table:table-cell>
          <table:table-cell table:style-name="ce5" office:value-type="float" office:value="0.2449" calcext:value-type="float">
            <text:p>0,2449</text:p>
          </table:table-cell>
          <table:table-cell table:style-name="ce5" office:value-type="float" office:value="0.2328" calcext:value-type="float">
            <text:p>0,2328</text:p>
          </table:table-cell>
          <table:table-cell table:style-name="ce17" table:formula="of:=AVERAGE([.P24:.R24])-[.CE24]" office:value-type="float" office:value="0.0436666666666664" calcext:value-type="float">
            <text:p>0,0437</text:p>
          </table:table-cell>
          <table:table-cell table:style-name="ce5" office:value-type="float" office:value="0.4373" calcext:value-type="float">
            <text:p>0,4373</text:p>
          </table:table-cell>
          <table:table-cell table:style-name="ce5" office:value-type="float" office:value="0.4695" calcext:value-type="float">
            <text:p>0,4695</text:p>
          </table:table-cell>
          <table:table-cell table:style-name="ce5" office:value-type="float" office:value="0.4848" calcext:value-type="float">
            <text:p>0,4848</text:p>
          </table:table-cell>
          <table:table-cell table:style-name="ce23" table:formula="of:=AVERAGE([.T24:.V24])-[.CU24]" office:value-type="float" office:value="0.270166666666667" calcext:value-type="float">
            <text:p>0,2702</text:p>
          </table:table-cell>
          <table:table-cell table:style-name="ce5" office:value-type="float" office:value="0.2345" calcext:value-type="float">
            <text:p>0,2345</text:p>
          </table:table-cell>
          <table:table-cell table:style-name="ce5" office:value-type="float" office:value="0.2262" calcext:value-type="float">
            <text:p>0,2262</text:p>
          </table:table-cell>
          <table:table-cell table:style-name="ce5" office:value-type="float" office:value="0.2337" calcext:value-type="float">
            <text:p>0,2337</text:p>
          </table:table-cell>
          <table:table-cell table:style-name="ce23" table:formula="of:=AVERAGE([.X24:.Z24])-[.CU24]" office:value-type="float" office:value="0.0377666666666667" calcext:value-type="float">
            <text:p>0,0378</text:p>
          </table:table-cell>
          <table:table-cell table:style-name="ce5" office:value-type="float" office:value="0.4615" calcext:value-type="float">
            <text:p>0,4615</text:p>
          </table:table-cell>
          <table:table-cell table:style-name="ce5" office:value-type="float" office:value="0.462" calcext:value-type="float">
            <text:p>0,4620</text:p>
          </table:table-cell>
          <table:table-cell table:style-name="ce5" office:value-type="float" office:value="0.472" calcext:value-type="float">
            <text:p>0,4720</text:p>
          </table:table-cell>
          <table:table-cell table:style-name="ce23" table:formula="of:=AVERAGE([.AB24:.AD24])-[.CU24]" office:value-type="float" office:value="0.271466666666667" calcext:value-type="float">
            <text:p>0,2715</text:p>
          </table:table-cell>
          <table:table-cell table:style-name="ce5" office:value-type="float" office:value="0.2558" calcext:value-type="float">
            <text:p>0,2558</text:p>
          </table:table-cell>
          <table:table-cell table:style-name="ce5" office:value-type="float" office:value="0.2596" calcext:value-type="float">
            <text:p>0,2596</text:p>
          </table:table-cell>
          <table:table-cell table:style-name="ce5" office:value-type="float" office:value="0.243" calcext:value-type="float">
            <text:p>0,2430</text:p>
          </table:table-cell>
          <table:table-cell table:style-name="ce23" table:formula="of:=AVERAGE([.AF24:.AH24])-[.CU24]" office:value-type="float" office:value="0.0591" calcext:value-type="float">
            <text:p>0,0591</text:p>
          </table:table-cell>
          <table:table-cell table:style-name="ce5" office:value-type="float" office:value="0.4822" calcext:value-type="float">
            <text:p>0,4822</text:p>
          </table:table-cell>
          <table:table-cell table:style-name="ce5" office:value-type="float" office:value="0.4964" calcext:value-type="float">
            <text:p>0,4964</text:p>
          </table:table-cell>
          <table:table-cell table:style-name="ce5" office:value-type="float" office:value="0.51" calcext:value-type="float">
            <text:p>0,5100</text:p>
          </table:table-cell>
          <table:table-cell table:style-name="ce26" table:formula="of:=AVERAGE([.AJ24:.AL24])-[.DK24]" office:value-type="float" office:value="0.306966666666667" calcext:value-type="float">
            <text:p>0,3070</text:p>
          </table:table-cell>
          <table:table-cell table:style-name="ce5" office:value-type="float" office:value="0.2512" calcext:value-type="float">
            <text:p>0,2512</text:p>
          </table:table-cell>
          <table:table-cell table:style-name="ce5" office:value-type="float" office:value="0.2336" calcext:value-type="float">
            <text:p>0,2336</text:p>
          </table:table-cell>
          <table:table-cell table:style-name="ce5" office:value-type="float" office:value="0.2354" calcext:value-type="float">
            <text:p>0,2354</text:p>
          </table:table-cell>
          <table:table-cell table:style-name="ce26" table:formula="of:=AVERAGE([.AN24:.AP24])-[.DK24]" office:value-type="float" office:value="0.0508333333333337" calcext:value-type="float">
            <text:p>0,0508</text:p>
          </table:table-cell>
          <table:table-cell table:style-name="ce5" office:value-type="float" office:value="0.4804" calcext:value-type="float">
            <text:p>0,4804</text:p>
          </table:table-cell>
          <table:table-cell table:style-name="ce5" office:value-type="float" office:value="0.5108" calcext:value-type="float">
            <text:p>0,5108</text:p>
          </table:table-cell>
          <table:table-cell table:style-name="ce5" office:value-type="float" office:value="0.4782" calcext:value-type="float">
            <text:p>0,4782</text:p>
          </table:table-cell>
          <table:table-cell table:style-name="ce26" table:formula="of:=AVERAGE([.AR24:.AT24])-[.DK24]" office:value-type="float" office:value="0.300566666666667" calcext:value-type="float">
            <text:p>0,3006</text:p>
          </table:table-cell>
          <table:table-cell table:style-name="ce5" office:value-type="float" office:value="0.2753" calcext:value-type="float">
            <text:p>0,2753</text:p>
          </table:table-cell>
          <table:table-cell table:style-name="ce5" office:value-type="float" office:value="0.2694" calcext:value-type="float">
            <text:p>0,2694</text:p>
          </table:table-cell>
          <table:table-cell table:style-name="ce5" office:value-type="float" office:value="0.2474" calcext:value-type="float">
            <text:p>0,2474</text:p>
          </table:table-cell>
          <table:table-cell table:style-name="ce26" table:formula="of:=AVERAGE([.AV24:.AX24])-[.DK24]" office:value-type="float" office:value="0.0748000000000003" calcext:value-type="float">
            <text:p>0,0748</text:p>
          </table:table-cell>
          <table:table-cell table:style-name="ce5" office:value-type="float" office:value="0.4561" calcext:value-type="float">
            <text:p>0,4561</text:p>
          </table:table-cell>
          <table:table-cell table:style-name="ce5" office:value-type="float" office:value="0.4914" calcext:value-type="float">
            <text:p>0,4914</text:p>
          </table:table-cell>
          <table:table-cell table:style-name="ce5" office:value-type="float" office:value="0.4921" calcext:value-type="float">
            <text:p>0,4921</text:p>
          </table:table-cell>
          <table:table-cell table:style-name="ce38" table:formula="of:=AVERAGE([.AZ24:.BB24])-[.DX24]" office:value-type="float" office:value="0.282166666666667" calcext:value-type="float">
            <text:p>0,2822</text:p>
          </table:table-cell>
          <table:table-cell table:style-name="ce5" office:value-type="float" office:value="0.2476" calcext:value-type="float">
            <text:p>0,2476</text:p>
          </table:table-cell>
          <table:table-cell table:style-name="ce5" office:value-type="float" office:value="0.2385" calcext:value-type="float">
            <text:p>0,2385</text:p>
          </table:table-cell>
          <table:table-cell table:style-name="ce5" office:value-type="float" office:value="0.2437" calcext:value-type="float">
            <text:p>0,2437</text:p>
          </table:table-cell>
          <table:table-cell table:style-name="ce38" table:formula="of:=AVERAGE([.BD24:.BF24])-[.DX24]" office:value-type="float" office:value="0.0455666666666667" calcext:value-type="float">
            <text:p>0,0456</text:p>
          </table:table-cell>
          <table:table-cell table:style-name="ce5" office:value-type="float" office:value="0.5189" calcext:value-type="float">
            <text:p>0,5189</text:p>
          </table:table-cell>
          <table:table-cell table:style-name="ce5" office:value-type="float" office:value="0.5208" calcext:value-type="float">
            <text:p>0,5208</text:p>
          </table:table-cell>
          <table:table-cell table:style-name="ce5" office:value-type="float" office:value="0.5279" calcext:value-type="float">
            <text:p>0,5279</text:p>
          </table:table-cell>
          <table:table-cell table:style-name="ce38" table:formula="of:=AVERAGE([.BH24:.BJ24])-[.DX24]" office:value-type="float" office:value="0.324833333333333" calcext:value-type="float">
            <text:p>0,3248</text:p>
          </table:table-cell>
          <table:table-cell table:style-name="ce5" office:value-type="float" office:value="0.2719" calcext:value-type="float">
            <text:p>0,2719</text:p>
          </table:table-cell>
          <table:table-cell table:style-name="ce5" office:value-type="float" office:value="0.2682" calcext:value-type="float">
            <text:p>0,2682</text:p>
          </table:table-cell>
          <table:table-cell table:style-name="ce5" office:value-type="float" office:value="0.2546" calcext:value-type="float">
            <text:p>0,2546</text:p>
          </table:table-cell>
          <table:table-cell table:style-name="ce38" table:formula="of:=AVERAGE([.BL24:.BN24])-[.DX24]" office:value-type="float" office:value="0.0672" calcext:value-type="float">
            <text:p>0,0672</text:p>
          </table:table-cell>
          <table:table-cell table:style-name="ce5" office:value-type="float" office:value="0.4413" calcext:value-type="float">
            <text:p>0,4413</text:p>
          </table:table-cell>
          <table:table-cell table:style-name="ce5" office:value-type="float" office:value="0.4055" calcext:value-type="float">
            <text:p>0,4055</text:p>
          </table:table-cell>
          <table:table-cell table:style-name="ce5" office:value-type="float" office:value="0.5397" calcext:value-type="float">
            <text:p>0,5397</text:p>
          </table:table-cell>
          <table:table-cell table:style-name="ce41" table:formula="of:=AVERAGE([.BP24:.BR24])-[.CE24]" office:value-type="float" office:value="0.265" calcext:value-type="float">
            <text:p>0,2650</text:p>
          </table:table-cell>
          <table:table-cell table:style-name="ce5" office:value-type="float" office:value="0.4373" calcext:value-type="float">
            <text:p>0,4373</text:p>
          </table:table-cell>
          <table:table-cell table:style-name="ce5" office:value-type="float" office:value="0.4485" calcext:value-type="float">
            <text:p>0,4485</text:p>
          </table:table-cell>
          <table:table-cell table:style-name="ce5" office:value-type="float" office:value="0.4544" calcext:value-type="float">
            <text:p>0,4544</text:p>
          </table:table-cell>
          <table:table-cell table:style-name="ce41" table:formula="of:=AVERAGE([.BT24:.BV24])-[.CE24]" office:value-type="float" office:value="0.249566666666666" calcext:value-type="float">
            <text:p>0,2496</text:p>
          </table:table-cell>
          <table:table-cell table:style-name="ce5" office:value-type="float" office:value="0.4454" calcext:value-type="float">
            <text:p>0,4454</text:p>
          </table:table-cell>
          <table:table-cell table:style-name="ce5" office:value-type="float" office:value="0.4586" calcext:value-type="float">
            <text:p>0,4586</text:p>
          </table:table-cell>
          <table:table-cell table:style-name="ce5" office:value-type="float" office:value="0.4468" calcext:value-type="float">
            <text:p>0,4468</text:p>
          </table:table-cell>
          <table:table-cell table:style-name="ce5" table:formula="of:=AVERAGE([.BX24:.BZ24])-[.CE24]" office:value-type="float" office:value="0.2531" calcext:value-type="float">
            <text:p>0,2531</text:p>
          </table:table-cell>
          <table:table-cell table:style-name="ce5" office:value-type="float" office:value="0.1985" calcext:value-type="float">
            <text:p>0,1985</text:p>
          </table:table-cell>
          <table:table-cell table:style-name="ce5" office:value-type="float" office:value="0.1977" calcext:value-type="float">
            <text:p>0,1977</text:p>
          </table:table-cell>
          <table:table-cell table:style-name="ce5" office:value-type="float" office:value="0.1953" calcext:value-type="float">
            <text:p>0,1953</text:p>
          </table:table-cell>
          <table:table-cell table:style-name="ce12" table:formula="of:=AVERAGE([.CB24:.CD24])" office:value-type="float" office:value="0.197166666666667" calcext:value-type="float">
            <text:p>0,1972</text:p>
          </table:table-cell>
          <table:table-cell table:style-name="ce5" office:value-type="float" office:value="0.3343" calcext:value-type="float">
            <text:p>0,3343</text:p>
          </table:table-cell>
          <table:table-cell table:style-name="ce5" office:value-type="float" office:value="0.4038" calcext:value-type="float">
            <text:p>0,4038</text:p>
          </table:table-cell>
          <table:table-cell table:style-name="ce5" office:value-type="float" office:value="0.4037" calcext:value-type="float">
            <text:p>0,4037</text:p>
          </table:table-cell>
          <table:table-cell table:style-name="ce20" table:formula="of:=AVERAGE([.CF24:.CH24])" office:value-type="float" office:value="0.3806" calcext:value-type="float">
            <text:p>0,3806</text:p>
          </table:table-cell>
          <table:table-cell table:style-name="ce5" office:value-type="float" office:value="0.4279" calcext:value-type="float">
            <text:p>0,4279</text:p>
          </table:table-cell>
          <table:table-cell table:style-name="ce5" office:value-type="float" office:value="0.4414" calcext:value-type="float">
            <text:p>0,4414</text:p>
          </table:table-cell>
          <table:table-cell table:style-name="ce5" office:value-type="float" office:value="0.4269" calcext:value-type="float">
            <text:p>0,4269</text:p>
          </table:table-cell>
          <table:table-cell table:style-name="ce20" table:formula="of:=AVERAGE([.CJ24:.CL24])-[.CU24]" office:value-type="float" office:value="0.238366666666667" calcext:value-type="float">
            <text:p>0,2384</text:p>
          </table:table-cell>
          <table:table-cell table:style-name="ce5" office:value-type="float" office:value="0.1865" calcext:value-type="float">
            <text:p>0,1865</text:p>
          </table:table-cell>
          <table:table-cell table:style-name="ce5" office:value-type="float" office:value="0.4119" calcext:value-type="float">
            <text:p>0,4119</text:p>
          </table:table-cell>
          <table:table-cell table:style-name="ce5" office:value-type="float" office:value="0.5554" calcext:value-type="float">
            <text:p>0,5554</text:p>
          </table:table-cell>
          <table:table-cell table:style-name="ce20" table:formula="of:=AVERAGE([.CO24:.CP24])" office:value-type="float" office:value="0.48365" calcext:value-type="float">
            <text:p>0,4837</text:p>
          </table:table-cell>
          <table:table-cell table:style-name="ce5" office:value-type="float" office:value="0.193" calcext:value-type="float">
            <text:p>0,1930</text:p>
          </table:table-cell>
          <table:table-cell table:style-name="ce5" office:value-type="float" office:value="0.1969" calcext:value-type="float">
            <text:p>0,1969</text:p>
          </table:table-cell>
          <table:table-cell table:style-name="ce5" office:value-type="float" office:value="0.1912" calcext:value-type="float">
            <text:p>0,1912</text:p>
          </table:table-cell>
          <table:table-cell table:style-name="ce12" table:formula="of:=AVERAGE([.CR24:.CT24])" office:value-type="float" office:value="0.1937" calcext:value-type="float">
            <text:p>0,1937</text:p>
          </table:table-cell>
          <table:table-cell table:style-name="ce5" office:value-type="float" office:value="0.3043" calcext:value-type="float">
            <text:p>0,3043</text:p>
          </table:table-cell>
          <table:table-cell table:style-name="ce5" office:value-type="float" office:value="0.3754" calcext:value-type="float">
            <text:p>0,3754</text:p>
          </table:table-cell>
          <table:table-cell table:style-name="ce5" office:value-type="float" office:value="0.3849" calcext:value-type="float">
            <text:p>0,3849</text:p>
          </table:table-cell>
          <table:table-cell table:style-name="ce12" table:formula="of:=AVERAGE([.CV24:.CX24])" office:value-type="float" office:value="0.354866666666667" calcext:value-type="float">
            <text:p>0,3549</text:p>
          </table:table-cell>
          <table:table-cell table:style-name="ce5" office:value-type="float" office:value="0.3904" calcext:value-type="float">
            <text:p>0,3904</text:p>
          </table:table-cell>
          <table:table-cell table:style-name="ce5" office:value-type="float" office:value="0.3985" calcext:value-type="float">
            <text:p>0,3985</text:p>
          </table:table-cell>
          <table:table-cell table:style-name="ce5" office:value-type="float" office:value="0.3596" calcext:value-type="float">
            <text:p>0,3596</text:p>
          </table:table-cell>
          <table:table-cell table:style-name="ce12" table:formula="of:=AVERAGE([.CZ24:.DB24])" office:value-type="float" office:value="0.382833333333333" calcext:value-type="float">
            <text:p>0,3828</text:p>
          </table:table-cell>
          <table:table-cell table:style-name="ce5" office:value-type="float" office:value="0.3751" calcext:value-type="float">
            <text:p>0,3751</text:p>
          </table:table-cell>
          <table:table-cell table:style-name="ce5" office:value-type="float" office:value="0.3783" calcext:value-type="float">
            <text:p>0,3783</text:p>
          </table:table-cell>
          <table:table-cell table:style-name="ce5" office:value-type="float" office:value="0.3767" calcext:value-type="float">
            <text:p>0,3767</text:p>
          </table:table-cell>
          <table:table-cell table:style-name="ce12" table:formula="of:=AVERAGE([.DD24:.DF24])" office:value-type="float" office:value="0.3767" calcext:value-type="float">
            <text:p>0,3767</text:p>
          </table:table-cell>
          <table:table-cell table:style-name="ce5" office:value-type="float" office:value="0.1875" calcext:value-type="float">
            <text:p>0,1875</text:p>
          </table:table-cell>
          <table:table-cell table:style-name="ce5" office:value-type="float" office:value="0.193" calcext:value-type="float">
            <text:p>0,1930</text:p>
          </table:table-cell>
          <table:table-cell table:style-name="ce5" office:value-type="float" office:value="0.1872" calcext:value-type="float">
            <text:p>0,1872</text:p>
          </table:table-cell>
          <table:table-cell table:style-name="ce5" table:formula="of:=AVERAGE([.DH24:.DJ24])" office:value-type="float" office:value="0.189233333333333" calcext:value-type="float">
            <text:p>0,1892</text:p>
          </table:table-cell>
          <table:table-cell table:style-name="ce5" office:value-type="float" office:value="0.3293" calcext:value-type="float">
            <text:p>0,3293</text:p>
          </table:table-cell>
          <table:table-cell table:style-name="ce5" office:value-type="float" office:value="0.3455" calcext:value-type="float">
            <text:p>0,3455</text:p>
          </table:table-cell>
          <table:table-cell table:style-name="ce5" office:value-type="float" office:value="0.3541" calcext:value-type="float">
            <text:p>0,3541</text:p>
          </table:table-cell>
          <table:table-cell table:style-name="ce5" office:value-type="float" office:value="0.3737" calcext:value-type="float">
            <text:p>0,3737</text:p>
          </table:table-cell>
          <table:table-cell table:style-name="ce5" office:value-type="float" office:value="0.3647" calcext:value-type="float">
            <text:p>0,3647</text:p>
          </table:table-cell>
          <table:table-cell table:style-name="ce5" office:value-type="float" office:value="0.3731" calcext:value-type="float">
            <text:p>0,3731</text:p>
          </table:table-cell>
          <table:table-cell table:style-name="ce5" office:value-type="float" office:value="0.3735" calcext:value-type="float">
            <text:p>0,3735</text:p>
          </table:table-cell>
          <table:table-cell table:style-name="ce5" office:value-type="float" office:value="0.3731" calcext:value-type="float">
            <text:p>0,3731</text:p>
          </table:table-cell>
          <table:table-cell table:style-name="ce5" office:value-type="float" office:value="0.3944" calcext:value-type="float">
            <text:p>0,3944</text:p>
          </table:table-cell>
          <table:table-cell table:style-name="ce14" office:value-type="float" office:value="0.1977" calcext:value-type="float">
            <text:p>0,1977</text:p>
          </table:table-cell>
          <table:table-cell table:style-name="ce14" office:value-type="float" office:value="0.1974" calcext:value-type="float">
            <text:p>0,1974</text:p>
          </table:table-cell>
          <table:table-cell table:style-name="ce14" office:value-type="float" office:value="0.198" calcext:value-type="float">
            <text:p>0,1980</text:p>
          </table:table-cell>
          <table:table-cell table:style-name="ce1" table:formula="of:=AVERAGE([.DU24:.DW24])" office:value-type="float" office:value="0.1977" calcext:value-type="float">
            <text:p>0,1977</text:p>
          </table:table-cell>
          <table:table-cell table:number-columns-repeated="92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21600.3" calcext:value-type="float">
            <text:p>21600,30</text:p>
          </table:table-cell>
          <table:table-cell table:style-name="ce3" table:formula="of:=[.B25]/3600" office:value-type="float" office:value="6.00008333333333" calcext:value-type="float">
            <text:p>6,00</text:p>
          </table:table-cell>
          <table:table-cell table:style-name="ce5" office:value-type="float" office:value="0.5007" calcext:value-type="float">
            <text:p>0,5007</text:p>
          </table:table-cell>
          <table:table-cell table:style-name="ce5" office:value-type="float" office:value="0.5317" calcext:value-type="float">
            <text:p>0,5317</text:p>
          </table:table-cell>
          <table:table-cell table:style-name="ce5" office:value-type="float" office:value="0.5471" calcext:value-type="float">
            <text:p>0,5471</text:p>
          </table:table-cell>
          <table:table-cell table:style-name="ce17" table:formula="of:=AVERAGE([.D25:.F25])-[.CE25]" office:value-type="float" office:value="0.329266666666667" calcext:value-type="float">
            <text:p>0,3293</text:p>
          </table:table-cell>
          <table:table-cell table:style-name="ce5" office:value-type="float" office:value="0.2474" calcext:value-type="float">
            <text:p>0,2474</text:p>
          </table:table-cell>
          <table:table-cell table:style-name="ce5" office:value-type="float" office:value="0.2167" calcext:value-type="float">
            <text:p>0,2167</text:p>
          </table:table-cell>
          <table:table-cell table:style-name="ce5" office:value-type="float" office:value="0.2284" calcext:value-type="float">
            <text:p>0,2284</text:p>
          </table:table-cell>
          <table:table-cell table:style-name="ce17" table:formula="of:=AVERAGE([.H25:.J25])-[.CE25]" office:value-type="float" office:value="0.0336000000000003" calcext:value-type="float">
            <text:p>0,0336</text:p>
          </table:table-cell>
          <table:table-cell table:style-name="ce5" office:value-type="float" office:value="0.4906" calcext:value-type="float">
            <text:p>0,4906</text:p>
          </table:table-cell>
          <table:table-cell table:style-name="ce5" office:value-type="float" office:value="0.4849" calcext:value-type="float">
            <text:p>0,4849</text:p>
          </table:table-cell>
          <table:table-cell table:style-name="ce5" office:value-type="float" office:value="0.4975" calcext:value-type="float">
            <text:p>0,4975</text:p>
          </table:table-cell>
          <table:table-cell table:style-name="ce17" table:formula="of:=AVERAGE([.L25:.N25])-[.CE25]" office:value-type="float" office:value="0.293766666666667" calcext:value-type="float">
            <text:p>0,2938</text:p>
          </table:table-cell>
          <table:table-cell table:style-name="ce5" office:value-type="float" office:value="0.2591" calcext:value-type="float">
            <text:p>0,2591</text:p>
          </table:table-cell>
          <table:table-cell table:style-name="ce5" office:value-type="float" office:value="0.2608" calcext:value-type="float">
            <text:p>0,2608</text:p>
          </table:table-cell>
          <table:table-cell table:style-name="ce5" office:value-type="float" office:value="0.2466" calcext:value-type="float">
            <text:p>0,2466</text:p>
          </table:table-cell>
          <table:table-cell table:style-name="ce17" table:formula="of:=AVERAGE([.P25:.R25])-[.CE25]" office:value-type="float" office:value="0.058266666666667" calcext:value-type="float">
            <text:p>0,0583</text:p>
          </table:table-cell>
          <table:table-cell table:style-name="ce5" office:value-type="float" office:value="0.4891" calcext:value-type="float">
            <text:p>0,4891</text:p>
          </table:table-cell>
          <table:table-cell table:style-name="ce5" office:value-type="float" office:value="0.5234" calcext:value-type="float">
            <text:p>0,5234</text:p>
          </table:table-cell>
          <table:table-cell table:style-name="ce5" office:value-type="float" office:value="0.539" calcext:value-type="float">
            <text:p>0,5390</text:p>
          </table:table-cell>
          <table:table-cell table:style-name="ce23" table:formula="of:=AVERAGE([.T25:.V25])-[.CU25]" office:value-type="float" office:value="0.3229" calcext:value-type="float">
            <text:p>0,3229</text:p>
          </table:table-cell>
          <table:table-cell table:style-name="ce5" office:value-type="float" office:value="0.2474" calcext:value-type="float">
            <text:p>0,2474</text:p>
          </table:table-cell>
          <table:table-cell table:style-name="ce5" office:value-type="float" office:value="0.237" calcext:value-type="float">
            <text:p>0,2370</text:p>
          </table:table-cell>
          <table:table-cell table:style-name="ce5" office:value-type="float" office:value="0.2456" calcext:value-type="float">
            <text:p>0,2456</text:p>
          </table:table-cell>
          <table:table-cell table:style-name="ce23" table:formula="of:=AVERAGE([.X25:.Z25])-[.CU25]" office:value-type="float" office:value="0.0490666666666663" calcext:value-type="float">
            <text:p>0,0491</text:p>
          </table:table-cell>
          <table:table-cell table:style-name="ce5" office:value-type="float" office:value="0.5095" calcext:value-type="float">
            <text:p>0,5095</text:p>
          </table:table-cell>
          <table:table-cell table:style-name="ce5" office:value-type="float" office:value="0.5011" calcext:value-type="float">
            <text:p>0,5011</text:p>
          </table:table-cell>
          <table:table-cell table:style-name="ce5" office:value-type="float" office:value="0.5191" calcext:value-type="float">
            <text:p>0,5191</text:p>
          </table:table-cell>
          <table:table-cell table:style-name="ce23" table:formula="of:=AVERAGE([.AB25:.AD25])-[.CU25]" office:value-type="float" office:value="0.315633333333333" calcext:value-type="float">
            <text:p>0,3156</text:p>
          </table:table-cell>
          <table:table-cell table:style-name="ce5" office:value-type="float" office:value="0.2762" calcext:value-type="float">
            <text:p>0,2762</text:p>
          </table:table-cell>
          <table:table-cell table:style-name="ce5" office:value-type="float" office:value="0.279" calcext:value-type="float">
            <text:p>0,2790</text:p>
          </table:table-cell>
          <table:table-cell table:style-name="ce5" office:value-type="float" office:value="0.2606" calcext:value-type="float">
            <text:p>0,2606</text:p>
          </table:table-cell>
          <table:table-cell table:style-name="ce23" table:formula="of:=AVERAGE([.AF25:.AH25])-[.CU25]" office:value-type="float" office:value="0.0776666666666664" calcext:value-type="float">
            <text:p>0,0777</text:p>
          </table:table-cell>
          <table:table-cell table:style-name="ce5" office:value-type="float" office:value="0.5336" calcext:value-type="float">
            <text:p>0,5336</text:p>
          </table:table-cell>
          <table:table-cell table:style-name="ce5" office:value-type="float" office:value="0.55" calcext:value-type="float">
            <text:p>0,5500</text:p>
          </table:table-cell>
          <table:table-cell table:style-name="ce5" office:value-type="float" office:value="0.5645" calcext:value-type="float">
            <text:p>0,5645</text:p>
          </table:table-cell>
          <table:table-cell table:style-name="ce26" table:formula="of:=AVERAGE([.AJ25:.AL25])-[.DK25]" office:value-type="float" office:value="0.360066666666667" calcext:value-type="float">
            <text:p>0,3601</text:p>
          </table:table-cell>
          <table:table-cell table:style-name="ce5" office:value-type="float" office:value="0.2677" calcext:value-type="float">
            <text:p>0,2677</text:p>
          </table:table-cell>
          <table:table-cell table:style-name="ce5" office:value-type="float" office:value="0.2481" calcext:value-type="float">
            <text:p>0,2481</text:p>
          </table:table-cell>
          <table:table-cell table:style-name="ce5" office:value-type="float" office:value="0.2511" calcext:value-type="float">
            <text:p>0,2511</text:p>
          </table:table-cell>
          <table:table-cell table:style-name="ce26" table:formula="of:=AVERAGE([.AN25:.AP25])-[.DK25]" office:value-type="float" office:value="0.0663333333333333" calcext:value-type="float">
            <text:p>0,0663</text:p>
          </table:table-cell>
          <table:table-cell table:style-name="ce5" office:value-type="float" office:value="0.5353" calcext:value-type="float">
            <text:p>0,5353</text:p>
          </table:table-cell>
          <table:table-cell table:style-name="ce5" office:value-type="float" office:value="0.5629" calcext:value-type="float">
            <text:p>0,5629</text:p>
          </table:table-cell>
          <table:table-cell table:style-name="ce5" office:value-type="float" office:value="0.5177" calcext:value-type="float">
            <text:p>0,5177</text:p>
          </table:table-cell>
          <table:table-cell table:style-name="ce26" table:formula="of:=AVERAGE([.AR25:.AT25])-[.DK25]" office:value-type="float" office:value="0.349333333333333" calcext:value-type="float">
            <text:p>0,3493</text:p>
          </table:table-cell>
          <table:table-cell table:style-name="ce5" office:value-type="float" office:value="0.2977" calcext:value-type="float">
            <text:p>0,2977</text:p>
          </table:table-cell>
          <table:table-cell table:style-name="ce5" office:value-type="float" office:value="0.2921" calcext:value-type="float">
            <text:p>0,2921</text:p>
          </table:table-cell>
          <table:table-cell table:style-name="ce5" office:value-type="float" office:value="0.2649" calcext:value-type="float">
            <text:p>0,2649</text:p>
          </table:table-cell>
          <table:table-cell table:style-name="ce26" table:formula="of:=AVERAGE([.AV25:.AX25])-[.DK25]" office:value-type="float" office:value="0.0956" calcext:value-type="float">
            <text:p>0,0956</text:p>
          </table:table-cell>
          <table:table-cell table:style-name="ce5" office:value-type="float" office:value="0.5087" calcext:value-type="float">
            <text:p>0,5087</text:p>
          </table:table-cell>
          <table:table-cell table:style-name="ce5" office:value-type="float" office:value="0.5464" calcext:value-type="float">
            <text:p>0,5464</text:p>
          </table:table-cell>
          <table:table-cell table:style-name="ce5" office:value-type="float" office:value="0.5494" calcext:value-type="float">
            <text:p>0,5494</text:p>
          </table:table-cell>
          <table:table-cell table:style-name="ce38" table:formula="of:=AVERAGE([.AZ25:.BB25])-[.DX25]" office:value-type="float" office:value="0.337066666666666" calcext:value-type="float">
            <text:p>0,3371</text:p>
          </table:table-cell>
          <table:table-cell table:style-name="ce5" office:value-type="float" office:value="0.2606" calcext:value-type="float">
            <text:p>0,2606</text:p>
          </table:table-cell>
          <table:table-cell table:style-name="ce5" office:value-type="float" office:value="0.2506" calcext:value-type="float">
            <text:p>0,2506</text:p>
          </table:table-cell>
          <table:table-cell table:style-name="ce5" office:value-type="float" office:value="0.257" calcext:value-type="float">
            <text:p>0,2570</text:p>
          </table:table-cell>
          <table:table-cell table:style-name="ce38" table:formula="of:=AVERAGE([.BD25:.BF25])-[.DX25]" office:value-type="float" office:value="0.0582999999999997" calcext:value-type="float">
            <text:p>0,0583</text:p>
          </table:table-cell>
          <table:table-cell table:style-name="ce5" office:value-type="float" office:value="0.5813" calcext:value-type="float">
            <text:p>0,5813</text:p>
          </table:table-cell>
          <table:table-cell table:style-name="ce5" office:value-type="float" office:value="0.5846" calcext:value-type="float">
            <text:p>0,5846</text:p>
          </table:table-cell>
          <table:table-cell table:style-name="ce5" office:value-type="float" office:value="0.5893" calcext:value-type="float">
            <text:p>0,5893</text:p>
          </table:table-cell>
          <table:table-cell table:style-name="ce38" table:formula="of:=AVERAGE([.BH25:.BJ25])-[.DX25]" office:value-type="float" office:value="0.3873" calcext:value-type="float">
            <text:p>0,3873</text:p>
          </table:table-cell>
          <table:table-cell table:style-name="ce5" office:value-type="float" office:value="0.294" calcext:value-type="float">
            <text:p>0,2940</text:p>
          </table:table-cell>
          <table:table-cell table:style-name="ce5" office:value-type="float" office:value="0.2892" calcext:value-type="float">
            <text:p>0,2892</text:p>
          </table:table-cell>
          <table:table-cell table:style-name="ce5" office:value-type="float" office:value="0.2713" calcext:value-type="float">
            <text:p>0,2713</text:p>
          </table:table-cell>
          <table:table-cell table:style-name="ce38" table:formula="of:=AVERAGE([.BL25:.BN25])-[.DX25]" office:value-type="float" office:value="0.0870666666666663" calcext:value-type="float">
            <text:p>0,0871</text:p>
          </table:table-cell>
          <table:table-cell table:style-name="ce5" office:value-type="float" office:value="0.4938" calcext:value-type="float">
            <text:p>0,4938</text:p>
          </table:table-cell>
          <table:table-cell table:style-name="ce5" office:value-type="float" office:value="0.4582" calcext:value-type="float">
            <text:p>0,4582</text:p>
          </table:table-cell>
          <table:table-cell table:style-name="ce5" office:value-type="float" office:value="0.5992" calcext:value-type="float">
            <text:p>0,5992</text:p>
          </table:table-cell>
          <table:table-cell table:style-name="ce41" table:formula="of:=AVERAGE([.BP25:.BR25])-[.CE25]" office:value-type="float" office:value="0.319833333333334" calcext:value-type="float">
            <text:p>0,3198</text:p>
          </table:table-cell>
          <table:table-cell table:style-name="ce5" office:value-type="float" office:value="0.4918" calcext:value-type="float">
            <text:p>0,4918</text:p>
          </table:table-cell>
          <table:table-cell table:style-name="ce5" office:value-type="float" office:value="0.5022" calcext:value-type="float">
            <text:p>0,5022</text:p>
          </table:table-cell>
          <table:table-cell table:style-name="ce5" office:value-type="float" office:value="0.5111" calcext:value-type="float">
            <text:p>0,5111</text:p>
          </table:table-cell>
          <table:table-cell table:style-name="ce41" table:formula="of:=AVERAGE([.BT25:.BV25])-[.CE25]" office:value-type="float" office:value="0.304466666666667" calcext:value-type="float">
            <text:p>0,3045</text:p>
          </table:table-cell>
          <table:table-cell table:style-name="ce5" office:value-type="float" office:value="0.501" calcext:value-type="float">
            <text:p>0,5010</text:p>
          </table:table-cell>
          <table:table-cell table:style-name="ce5" office:value-type="float" office:value="0.5147" calcext:value-type="float">
            <text:p>0,5147</text:p>
          </table:table-cell>
          <table:table-cell table:style-name="ce5" office:value-type="float" office:value="0.5006" calcext:value-type="float">
            <text:p>0,5006</text:p>
          </table:table-cell>
          <table:table-cell table:style-name="ce5" table:formula="of:=AVERAGE([.BX25:.BZ25])-[.CE25]" office:value-type="float" office:value="0.3082" calcext:value-type="float">
            <text:p>0,3082</text:p>
          </table:table-cell>
          <table:table-cell table:style-name="ce5" office:value-type="float" office:value="0.1987" calcext:value-type="float">
            <text:p>0,1987</text:p>
          </table:table-cell>
          <table:table-cell table:style-name="ce5" office:value-type="float" office:value="0.1973" calcext:value-type="float">
            <text:p>0,1973</text:p>
          </table:table-cell>
          <table:table-cell table:style-name="ce5" office:value-type="float" office:value="0.1957" calcext:value-type="float">
            <text:p>0,1957</text:p>
          </table:table-cell>
          <table:table-cell table:style-name="ce12" table:formula="of:=AVERAGE([.CB25:.CD25])" office:value-type="float" office:value="0.197233333333333" calcext:value-type="float">
            <text:p>0,1972</text:p>
          </table:table-cell>
          <table:table-cell table:style-name="ce5" office:value-type="float" office:value="0.3756" calcext:value-type="float">
            <text:p>0,3756</text:p>
          </table:table-cell>
          <table:table-cell table:style-name="ce5" office:value-type="float" office:value="0.4495" calcext:value-type="float">
            <text:p>0,4495</text:p>
          </table:table-cell>
          <table:table-cell table:style-name="ce5" office:value-type="float" office:value="0.4528" calcext:value-type="float">
            <text:p>0,4528</text:p>
          </table:table-cell>
          <table:table-cell table:style-name="ce20" table:formula="of:=AVERAGE([.CF25:.CH25])" office:value-type="float" office:value="0.425966666666667" calcext:value-type="float">
            <text:p>0,4260</text:p>
          </table:table-cell>
          <table:table-cell table:style-name="ce5" office:value-type="float" office:value="0.4795" calcext:value-type="float">
            <text:p>0,4795</text:p>
          </table:table-cell>
          <table:table-cell table:style-name="ce5" office:value-type="float" office:value="0.4909" calcext:value-type="float">
            <text:p>0,4909</text:p>
          </table:table-cell>
          <table:table-cell table:style-name="ce5" office:value-type="float" office:value="0.4776" calcext:value-type="float">
            <text:p>0,4776</text:p>
          </table:table-cell>
          <table:table-cell table:style-name="ce20" table:formula="of:=AVERAGE([.CJ25:.CL25])-[.CU25]" office:value-type="float" office:value="0.2884" calcext:value-type="float">
            <text:p>0,2884</text:p>
          </table:table-cell>
          <table:table-cell table:style-name="ce5" office:value-type="float" office:value="0.1863" calcext:value-type="float">
            <text:p>0,1863</text:p>
          </table:table-cell>
          <table:table-cell table:style-name="ce5" office:value-type="float" office:value="0.4576" calcext:value-type="float">
            <text:p>0,4576</text:p>
          </table:table-cell>
          <table:table-cell table:style-name="ce5" office:value-type="float" office:value="0.5945" calcext:value-type="float">
            <text:p>0,5945</text:p>
          </table:table-cell>
          <table:table-cell table:style-name="ce20" table:formula="of:=AVERAGE([.CO25:.CP25])" office:value-type="float" office:value="0.52605" calcext:value-type="float">
            <text:p>0,5261</text:p>
          </table:table-cell>
          <table:table-cell table:style-name="ce5" office:value-type="float" office:value="0.1941" calcext:value-type="float">
            <text:p>0,1941</text:p>
          </table:table-cell>
          <table:table-cell table:style-name="ce5" office:value-type="float" office:value="0.197" calcext:value-type="float">
            <text:p>0,1970</text:p>
          </table:table-cell>
          <table:table-cell table:style-name="ce5" office:value-type="float" office:value="0.1917" calcext:value-type="float">
            <text:p>0,1917</text:p>
          </table:table-cell>
          <table:table-cell table:style-name="ce12" table:formula="of:=AVERAGE([.CR25:.CT25])" office:value-type="float" office:value="0.194266666666667" calcext:value-type="float">
            <text:p>0,1943</text:p>
          </table:table-cell>
          <table:table-cell table:style-name="ce5" office:value-type="float" office:value="0.3389" calcext:value-type="float">
            <text:p>0,3389</text:p>
          </table:table-cell>
          <table:table-cell table:style-name="ce5" office:value-type="float" office:value="0.4125" calcext:value-type="float">
            <text:p>0,4125</text:p>
          </table:table-cell>
          <table:table-cell table:style-name="ce5" office:value-type="float" office:value="0.4263" calcext:value-type="float">
            <text:p>0,4263</text:p>
          </table:table-cell>
          <table:table-cell table:style-name="ce12" table:formula="of:=AVERAGE([.CV25:.CX25])" office:value-type="float" office:value="0.392566666666667" calcext:value-type="float">
            <text:p>0,3926</text:p>
          </table:table-cell>
          <table:table-cell table:style-name="ce5" office:value-type="float" office:value="0.4301" calcext:value-type="float">
            <text:p>0,4301</text:p>
          </table:table-cell>
          <table:table-cell table:style-name="ce5" office:value-type="float" office:value="0.4382" calcext:value-type="float">
            <text:p>0,4382</text:p>
          </table:table-cell>
          <table:table-cell table:style-name="ce5" office:value-type="float" office:value="0.3936" calcext:value-type="float">
            <text:p>0,3936</text:p>
          </table:table-cell>
          <table:table-cell table:style-name="ce12" table:formula="of:=AVERAGE([.CZ25:.DB25])" office:value-type="float" office:value="0.420633333333333" calcext:value-type="float">
            <text:p>0,4206</text:p>
          </table:table-cell>
          <table:table-cell table:style-name="ce5" office:value-type="float" office:value="0.4123" calcext:value-type="float">
            <text:p>0,4123</text:p>
          </table:table-cell>
          <table:table-cell table:style-name="ce5" office:value-type="float" office:value="0.4127" calcext:value-type="float">
            <text:p>0,4127</text:p>
          </table:table-cell>
          <table:table-cell table:style-name="ce5" office:value-type="float" office:value="0.4136" calcext:value-type="float">
            <text:p>0,4136</text:p>
          </table:table-cell>
          <table:table-cell table:style-name="ce12" table:formula="of:=AVERAGE([.DD25:.DF25])" office:value-type="float" office:value="0.412866666666667" calcext:value-type="float">
            <text:p>0,4129</text:p>
          </table:table-cell>
          <table:table-cell table:style-name="ce5" office:value-type="float" office:value="0.1876" calcext:value-type="float">
            <text:p>0,1876</text:p>
          </table:table-cell>
          <table:table-cell table:style-name="ce5" office:value-type="float" office:value="0.1937" calcext:value-type="float">
            <text:p>0,1937</text:p>
          </table:table-cell>
          <table:table-cell table:style-name="ce5" office:value-type="float" office:value="0.1866" calcext:value-type="float">
            <text:p>0,1866</text:p>
          </table:table-cell>
          <table:table-cell table:style-name="ce5" table:formula="of:=AVERAGE([.DH25:.DJ25])" office:value-type="float" office:value="0.1893" calcext:value-type="float">
            <text:p>0,1893</text:p>
          </table:table-cell>
          <table:table-cell table:style-name="ce5" office:value-type="float" office:value="0.3704" calcext:value-type="float">
            <text:p>0,3704</text:p>
          </table:table-cell>
          <table:table-cell table:style-name="ce5" office:value-type="float" office:value="0.3888" calcext:value-type="float">
            <text:p>0,3888</text:p>
          </table:table-cell>
          <table:table-cell table:style-name="ce5" office:value-type="float" office:value="0.3981" calcext:value-type="float">
            <text:p>0,3981</text:p>
          </table:table-cell>
          <table:table-cell table:style-name="ce5" office:value-type="float" office:value="0.4238" calcext:value-type="float">
            <text:p>0,4238</text:p>
          </table:table-cell>
          <table:table-cell table:style-name="ce5" office:value-type="float" office:value="0.4121" calcext:value-type="float">
            <text:p>0,4121</text:p>
          </table:table-cell>
          <table:table-cell table:style-name="ce5" office:value-type="float" office:value="0.4227" calcext:value-type="float">
            <text:p>0,4227</text:p>
          </table:table-cell>
          <table:table-cell table:style-name="ce5" office:value-type="float" office:value="0.424" calcext:value-type="float">
            <text:p>0,4240</text:p>
          </table:table-cell>
          <table:table-cell table:style-name="ce5" office:value-type="float" office:value="0.4215" calcext:value-type="float">
            <text:p>0,4215</text:p>
          </table:table-cell>
          <table:table-cell table:style-name="ce5" office:value-type="float" office:value="0.4462" calcext:value-type="float">
            <text:p>0,4462</text:p>
          </table:table-cell>
          <table:table-cell table:style-name="ce14" office:value-type="float" office:value="0.1981" calcext:value-type="float">
            <text:p>0,1981</text:p>
          </table:table-cell>
          <table:table-cell table:style-name="ce14" office:value-type="float" office:value="0.1978" calcext:value-type="float">
            <text:p>0,1978</text:p>
          </table:table-cell>
          <table:table-cell table:style-name="ce14" office:value-type="float" office:value="0.1974" calcext:value-type="float">
            <text:p>0,1974</text:p>
          </table:table-cell>
          <table:table-cell table:style-name="ce1" table:formula="of:=AVERAGE([.DU25:.DW25])" office:value-type="float" office:value="0.197766666666667" calcext:value-type="float">
            <text:p>0,197766666666667</text:p>
          </table:table-cell>
          <table:table-cell table:number-columns-repeated="92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office:value-type="float" office:value="23400.3" calcext:value-type="float">
            <text:p>23400,30</text:p>
          </table:table-cell>
          <table:table-cell table:style-name="ce3" table:formula="of:=[.B26]/3600" office:value-type="float" office:value="6.50008333333333" calcext:value-type="float">
            <text:p>6,50</text:p>
          </table:table-cell>
          <table:table-cell table:style-name="ce5" office:value-type="float" office:value="0.5514" calcext:value-type="float">
            <text:p>0,5514</text:p>
          </table:table-cell>
          <table:table-cell table:style-name="ce5" office:value-type="float" office:value="0.5856" calcext:value-type="float">
            <text:p>0,5856</text:p>
          </table:table-cell>
          <table:table-cell table:style-name="ce5" office:value-type="float" office:value="0.6007" calcext:value-type="float">
            <text:p>0,6007</text:p>
          </table:table-cell>
          <table:table-cell table:style-name="ce17" table:formula="of:=AVERAGE([.D26:.F26])-[.CE26]" office:value-type="float" office:value="0.381433333333333" calcext:value-type="float">
            <text:p>0,3814</text:p>
          </table:table-cell>
          <table:table-cell table:style-name="ce5" office:value-type="float" office:value="0.2604" calcext:value-type="float">
            <text:p>0,2604</text:p>
          </table:table-cell>
          <table:table-cell table:style-name="ce5" office:value-type="float" office:value="0.227" calcext:value-type="float">
            <text:p>0,2270</text:p>
          </table:table-cell>
          <table:table-cell table:style-name="ce5" office:value-type="float" office:value="0.2407" calcext:value-type="float">
            <text:p>0,2407</text:p>
          </table:table-cell>
          <table:table-cell table:style-name="ce17" table:formula="of:=AVERAGE([.H26:.J26])-[.CE26]" office:value-type="float" office:value="0.0449" calcext:value-type="float">
            <text:p>0,0449</text:p>
          </table:table-cell>
          <table:table-cell table:style-name="ce5" office:value-type="float" office:value="0.532" calcext:value-type="float">
            <text:p>0,5320</text:p>
          </table:table-cell>
          <table:table-cell table:style-name="ce5" office:value-type="float" office:value="0.5266" calcext:value-type="float">
            <text:p>0,5266</text:p>
          </table:table-cell>
          <table:table-cell table:style-name="ce5" office:value-type="float" office:value="0.5465" calcext:value-type="float">
            <text:p>0,5465</text:p>
          </table:table-cell>
          <table:table-cell table:style-name="ce17" table:formula="of:=AVERAGE([.L26:.N26])-[.CE26]" office:value-type="float" office:value="0.337233333333333" calcext:value-type="float">
            <text:p>0,3372</text:p>
          </table:table-cell>
          <table:table-cell table:style-name="ce5" office:value-type="float" office:value="0.2789" calcext:value-type="float">
            <text:p>0,2789</text:p>
          </table:table-cell>
          <table:table-cell table:style-name="ce5" office:value-type="float" office:value="0.2794" calcext:value-type="float">
            <text:p>0,2794</text:p>
          </table:table-cell>
          <table:table-cell table:style-name="ce5" office:value-type="float" office:value="0.2629" calcext:value-type="float">
            <text:p>0,2629</text:p>
          </table:table-cell>
          <table:table-cell table:style-name="ce17" table:formula="of:=AVERAGE([.P26:.R26])-[.CE26]" office:value-type="float" office:value="0.0759333333333333" calcext:value-type="float">
            <text:p>0,0759</text:p>
          </table:table-cell>
          <table:table-cell table:style-name="ce5" office:value-type="float" office:value="0.5391" calcext:value-type="float">
            <text:p>0,5391</text:p>
          </table:table-cell>
          <table:table-cell table:style-name="ce5" office:value-type="float" office:value="0.5724" calcext:value-type="float">
            <text:p>0,5724</text:p>
          </table:table-cell>
          <table:table-cell table:style-name="ce5" office:value-type="float" office:value="0.5896" calcext:value-type="float">
            <text:p>0,5896</text:p>
          </table:table-cell>
          <table:table-cell table:style-name="ce23" table:formula="of:=AVERAGE([.T26:.V26])-[.CU26]" office:value-type="float" office:value="0.372533333333333" calcext:value-type="float">
            <text:p>0,3725</text:p>
          </table:table-cell>
          <table:table-cell table:style-name="ce5" office:value-type="float" office:value="0.2631" calcext:value-type="float">
            <text:p>0,2631</text:p>
          </table:table-cell>
          <table:table-cell table:style-name="ce5" office:value-type="float" office:value="0.2526" calcext:value-type="float">
            <text:p>0,2526</text:p>
          </table:table-cell>
          <table:table-cell table:style-name="ce5" office:value-type="float" office:value="0.2616" calcext:value-type="float">
            <text:p>0,2616</text:p>
          </table:table-cell>
          <table:table-cell table:style-name="ce23" table:formula="of:=AVERAGE([.X26:.Z26])-[.CU26]" office:value-type="float" office:value="0.0646" calcext:value-type="float">
            <text:p>0,0646</text:p>
          </table:table-cell>
          <table:table-cell table:style-name="ce5" office:value-type="float" office:value="0.5434" calcext:value-type="float">
            <text:p>0,5434</text:p>
          </table:table-cell>
          <table:table-cell table:style-name="ce5" office:value-type="float" office:value="0.5263" calcext:value-type="float">
            <text:p>0,5263</text:p>
          </table:table-cell>
          <table:table-cell table:style-name="ce5" office:value-type="float" office:value="0.5514" calcext:value-type="float">
            <text:p>0,5514</text:p>
          </table:table-cell>
          <table:table-cell table:style-name="ce23" table:formula="of:=AVERAGE([.AB26:.AD26])-[.CU26]" office:value-type="float" office:value="0.345866666666667" calcext:value-type="float">
            <text:p>0,3459</text:p>
          </table:table-cell>
          <table:table-cell table:style-name="ce5" office:value-type="float" office:value="0.2999" calcext:value-type="float">
            <text:p>0,2999</text:p>
          </table:table-cell>
          <table:table-cell table:style-name="ce5" office:value-type="float" office:value="0.3024" calcext:value-type="float">
            <text:p>0,3024</text:p>
          </table:table-cell>
          <table:table-cell table:style-name="ce5" office:value-type="float" office:value="0.2807" calcext:value-type="float">
            <text:p>0,2807</text:p>
          </table:table-cell>
          <table:table-cell table:style-name="ce23" table:formula="of:=AVERAGE([.AF26:.AH26])-[.CU26]" office:value-type="float" office:value="0.0998333333333333" calcext:value-type="float">
            <text:p>0,0998</text:p>
          </table:table-cell>
          <table:table-cell table:style-name="ce5" office:value-type="float" office:value="0.5852" calcext:value-type="float">
            <text:p>0,5852</text:p>
          </table:table-cell>
          <table:table-cell table:style-name="ce5" office:value-type="float" office:value="0.6036" calcext:value-type="float">
            <text:p>0,6036</text:p>
          </table:table-cell>
          <table:table-cell table:style-name="ce5" office:value-type="float" office:value="0.6174" calcext:value-type="float">
            <text:p>0,6174</text:p>
          </table:table-cell>
          <table:table-cell table:style-name="ce26" table:formula="of:=AVERAGE([.AJ26:.AL26])-[.DK26]" office:value-type="float" office:value="0.412266666666667" calcext:value-type="float">
            <text:p>0,4123</text:p>
          </table:table-cell>
          <table:table-cell table:style-name="ce5" office:value-type="float" office:value="0.2871" calcext:value-type="float">
            <text:p>0,2871</text:p>
          </table:table-cell>
          <table:table-cell table:style-name="ce5" office:value-type="float" office:value="0.2665" calcext:value-type="float">
            <text:p>0,2665</text:p>
          </table:table-cell>
          <table:table-cell table:style-name="ce5" office:value-type="float" office:value="0.2688" calcext:value-type="float">
            <text:p>0,2688</text:p>
          </table:table-cell>
          <table:table-cell table:style-name="ce26" table:formula="of:=AVERAGE([.AN26:.AP26])-[.DK26]" office:value-type="float" office:value="0.0843333333333333" calcext:value-type="float">
            <text:p>0,0843</text:p>
          </table:table-cell>
          <table:table-cell table:style-name="ce5" office:value-type="float" office:value="0.5993" calcext:value-type="float">
            <text:p>0,5993</text:p>
          </table:table-cell>
          <table:table-cell table:style-name="ce5" office:value-type="float" office:value="0.611" calcext:value-type="float">
            <text:p>0,6110</text:p>
          </table:table-cell>
          <table:table-cell table:style-name="ce5" office:value-type="float" office:value="0.548" calcext:value-type="float">
            <text:p>0,5480</text:p>
          </table:table-cell>
          <table:table-cell table:style-name="ce26" table:formula="of:=AVERAGE([.AR26:.AT26])-[.DK26]" office:value-type="float" office:value="0.3963" calcext:value-type="float">
            <text:p>0,3963</text:p>
          </table:table-cell>
          <table:table-cell table:style-name="ce5" office:value-type="float" office:value="0.3228" calcext:value-type="float">
            <text:p>0,3228</text:p>
          </table:table-cell>
          <table:table-cell table:style-name="ce5" office:value-type="float" office:value="0.3191" calcext:value-type="float">
            <text:p>0,3191</text:p>
          </table:table-cell>
          <table:table-cell table:style-name="ce5" office:value-type="float" office:value="0.2878" calcext:value-type="float">
            <text:p>0,2878</text:p>
          </table:table-cell>
          <table:table-cell table:style-name="ce26" table:formula="of:=AVERAGE([.AV26:.AX26])-[.DK26]" office:value-type="float" office:value="0.1201" calcext:value-type="float">
            <text:p>0,1201</text:p>
          </table:table-cell>
          <table:table-cell table:style-name="ce5" office:value-type="float" office:value="0.5606" calcext:value-type="float">
            <text:p>0,5606</text:p>
          </table:table-cell>
          <table:table-cell table:style-name="ce5" office:value-type="float" office:value="0.6017" calcext:value-type="float">
            <text:p>0,6017</text:p>
          </table:table-cell>
          <table:table-cell table:style-name="ce5" office:value-type="float" office:value="0.6056" calcext:value-type="float">
            <text:p>0,6056</text:p>
          </table:table-cell>
          <table:table-cell table:style-name="ce38" table:formula="of:=AVERAGE([.AZ26:.BB26])-[.DX26]" office:value-type="float" office:value="0.391" calcext:value-type="float">
            <text:p>0,3910</text:p>
          </table:table-cell>
          <table:table-cell table:style-name="ce5" office:value-type="float" office:value="0.2781" calcext:value-type="float">
            <text:p>0,2781</text:p>
          </table:table-cell>
          <table:table-cell table:style-name="ce5" office:value-type="float" office:value="0.2673" calcext:value-type="float">
            <text:p>0,2673</text:p>
          </table:table-cell>
          <table:table-cell table:style-name="ce5" office:value-type="float" office:value="0.2738" calcext:value-type="float">
            <text:p>0,2738</text:p>
          </table:table-cell>
          <table:table-cell table:style-name="ce38" table:formula="of:=AVERAGE([.BD26:.BF26])-[.DX26]" office:value-type="float" office:value="0.0747666666666666" calcext:value-type="float">
            <text:p>0,0748</text:p>
          </table:table-cell>
          <table:table-cell table:style-name="ce5" office:value-type="float" office:value="0.635" calcext:value-type="float">
            <text:p>0,6350</text:p>
          </table:table-cell>
          <table:table-cell table:style-name="ce5" office:value-type="float" office:value="0.6372" calcext:value-type="float">
            <text:p>0,6372</text:p>
          </table:table-cell>
          <table:table-cell table:style-name="ce5" office:value-type="float" office:value="0.6412" calcext:value-type="float">
            <text:p>0,6412</text:p>
          </table:table-cell>
          <table:table-cell table:style-name="ce38" table:formula="of:=AVERAGE([.BH26:.BJ26])-[.DX26]" office:value-type="float" office:value="0.4395" calcext:value-type="float">
            <text:p>0,4395</text:p>
          </table:table-cell>
          <table:table-cell table:style-name="ce5" office:value-type="float" office:value="0.3195" calcext:value-type="float">
            <text:p>0,3195</text:p>
          </table:table-cell>
          <table:table-cell table:style-name="ce5" office:value-type="float" office:value="0.3146" calcext:value-type="float">
            <text:p>0,3146</text:p>
          </table:table-cell>
          <table:table-cell table:style-name="ce5" office:value-type="float" office:value="0.2919" calcext:value-type="float">
            <text:p>0,2919</text:p>
          </table:table-cell>
          <table:table-cell table:style-name="ce38" table:formula="of:=AVERAGE([.BL26:.BN26])-[.DX26]" office:value-type="float" office:value="0.110366666666667" calcext:value-type="float">
            <text:p>0,1104</text:p>
          </table:table-cell>
          <table:table-cell table:style-name="ce5" office:value-type="float" office:value="0.5379" calcext:value-type="float">
            <text:p>0,5379</text:p>
          </table:table-cell>
          <table:table-cell table:style-name="ce5" office:value-type="float" office:value="0.5132" calcext:value-type="float">
            <text:p>0,5132</text:p>
          </table:table-cell>
          <table:table-cell table:style-name="ce5" office:value-type="float" office:value="0.6422" calcext:value-type="float">
            <text:p>0,6422</text:p>
          </table:table-cell>
          <table:table-cell table:style-name="ce41" table:formula="of:=AVERAGE([.BP26:.BR26])-[.CE26]" office:value-type="float" office:value="0.366633333333333" calcext:value-type="float">
            <text:p>0,3666</text:p>
          </table:table-cell>
          <table:table-cell table:style-name="ce5" office:value-type="float" office:value="0.5473" calcext:value-type="float">
            <text:p>0,5473</text:p>
          </table:table-cell>
          <table:table-cell table:style-name="ce5" office:value-type="float" office:value="0.5568" calcext:value-type="float">
            <text:p>0,5568</text:p>
          </table:table-cell>
          <table:table-cell table:style-name="ce5" office:value-type="float" office:value="0.5656" calcext:value-type="float">
            <text:p>0,5656</text:p>
          </table:table-cell>
          <table:table-cell table:style-name="ce41" table:formula="of:=AVERAGE([.BT26:.BV26])-[.CE26]" office:value-type="float" office:value="0.358766666666667" calcext:value-type="float">
            <text:p>0,3588</text:p>
          </table:table-cell>
          <table:table-cell table:style-name="ce5" office:value-type="float" office:value="0.5565" calcext:value-type="float">
            <text:p>0,5565</text:p>
          </table:table-cell>
          <table:table-cell table:style-name="ce5" office:value-type="float" office:value="0.5704" calcext:value-type="float">
            <text:p>0,5704</text:p>
          </table:table-cell>
          <table:table-cell table:style-name="ce5" office:value-type="float" office:value="0.5534" calcext:value-type="float">
            <text:p>0,5534</text:p>
          </table:table-cell>
          <table:table-cell table:style-name="ce5" table:formula="of:=AVERAGE([.BX26:.BZ26])-[.CE26]" office:value-type="float" office:value="0.3623" calcext:value-type="float">
            <text:p>0,3623</text:p>
          </table:table-cell>
          <table:table-cell table:style-name="ce5" office:value-type="float" office:value="0.1996" calcext:value-type="float">
            <text:p>0,1996</text:p>
          </table:table-cell>
          <table:table-cell table:style-name="ce5" office:value-type="float" office:value="0.1979" calcext:value-type="float">
            <text:p>0,1979</text:p>
          </table:table-cell>
          <table:table-cell table:style-name="ce5" office:value-type="float" office:value="0.1959" calcext:value-type="float">
            <text:p>0,1959</text:p>
          </table:table-cell>
          <table:table-cell table:style-name="ce12" table:formula="of:=AVERAGE([.CB26:.CD26])" office:value-type="float" office:value="0.1978" calcext:value-type="float">
            <text:p>0,1978</text:p>
          </table:table-cell>
          <table:table-cell table:style-name="ce5" office:value-type="float" office:value="0.4202" calcext:value-type="float">
            <text:p>0,4202</text:p>
          </table:table-cell>
          <table:table-cell table:style-name="ce5" office:value-type="float" office:value="0.4978" calcext:value-type="float">
            <text:p>0,4978</text:p>
          </table:table-cell>
          <table:table-cell table:style-name="ce5" office:value-type="float" office:value="0.5057" calcext:value-type="float">
            <text:p>0,5057</text:p>
          </table:table-cell>
          <table:table-cell table:style-name="ce20" table:formula="of:=AVERAGE([.CF26:.CH26])" office:value-type="float" office:value="0.474566666666667" calcext:value-type="float">
            <text:p>0,4746</text:p>
          </table:table-cell>
          <table:table-cell table:style-name="ce5" office:value-type="float" office:value="0.5285" calcext:value-type="float">
            <text:p>0,5285</text:p>
          </table:table-cell>
          <table:table-cell table:style-name="ce5" office:value-type="float" office:value="0.5375" calcext:value-type="float">
            <text:p>0,5375</text:p>
          </table:table-cell>
          <table:table-cell table:style-name="ce5" office:value-type="float" office:value="0.5282" calcext:value-type="float">
            <text:p>0,5282</text:p>
          </table:table-cell>
          <table:table-cell table:style-name="ce20" table:formula="of:=AVERAGE([.CJ26:.CL26])-[.CU26]" office:value-type="float" office:value="0.3369" calcext:value-type="float">
            <text:p>0,3369</text:p>
          </table:table-cell>
          <table:table-cell table:style-name="ce5" office:value-type="float" office:value="0.1864" calcext:value-type="float">
            <text:p>0,1864</text:p>
          </table:table-cell>
          <table:table-cell table:style-name="ce5" office:value-type="float" office:value="0.503" calcext:value-type="float">
            <text:p>0,5030</text:p>
          </table:table-cell>
          <table:table-cell table:style-name="ce5" office:value-type="float" office:value="0.631" calcext:value-type="float">
            <text:p>0,6310</text:p>
          </table:table-cell>
          <table:table-cell table:style-name="ce20" table:formula="of:=AVERAGE([.CO26:.CP26])" office:value-type="float" office:value="0.567" calcext:value-type="float">
            <text:p>0,5670</text:p>
          </table:table-cell>
          <table:table-cell table:style-name="ce5" office:value-type="float" office:value="0.1941" calcext:value-type="float">
            <text:p>0,1941</text:p>
          </table:table-cell>
          <table:table-cell table:style-name="ce5" office:value-type="float" office:value="0.1969" calcext:value-type="float">
            <text:p>0,1969</text:p>
          </table:table-cell>
          <table:table-cell table:style-name="ce5" office:value-type="float" office:value="0.1925" calcext:value-type="float">
            <text:p>0,1925</text:p>
          </table:table-cell>
          <table:table-cell table:style-name="ce12" table:formula="of:=AVERAGE([.CR26:.CT26])" office:value-type="float" office:value="0.1945" calcext:value-type="float">
            <text:p>0,1945</text:p>
          </table:table-cell>
          <table:table-cell table:style-name="ce5" office:value-type="float" office:value="0.3757" calcext:value-type="float">
            <text:p>0,3757</text:p>
          </table:table-cell>
          <table:table-cell table:style-name="ce5" office:value-type="float" office:value="0.4529" calcext:value-type="float">
            <text:p>0,4529</text:p>
          </table:table-cell>
          <table:table-cell table:style-name="ce5" office:value-type="float" office:value="0.4712" calcext:value-type="float">
            <text:p>0,4712</text:p>
          </table:table-cell>
          <table:table-cell table:style-name="ce12" table:formula="of:=AVERAGE([.CV26:.CX26])" office:value-type="float" office:value="0.433266666666667" calcext:value-type="float">
            <text:p>0,4333</text:p>
          </table:table-cell>
          <table:table-cell table:style-name="ce5" office:value-type="float" office:value="0.4682" calcext:value-type="float">
            <text:p>0,4682</text:p>
          </table:table-cell>
          <table:table-cell table:style-name="ce5" office:value-type="float" office:value="0.4803" calcext:value-type="float">
            <text:p>0,4803</text:p>
          </table:table-cell>
          <table:table-cell table:style-name="ce5" office:value-type="float" office:value="0.4281" calcext:value-type="float">
            <text:p>0,4281</text:p>
          </table:table-cell>
          <table:table-cell table:style-name="ce12" table:formula="of:=AVERAGE([.CZ26:.DB26])" office:value-type="float" office:value="0.458866666666667" calcext:value-type="float">
            <text:p>0,4589</text:p>
          </table:table-cell>
          <table:table-cell table:style-name="ce5" office:value-type="float" office:value="0.4496" calcext:value-type="float">
            <text:p>0,4496</text:p>
          </table:table-cell>
          <table:table-cell table:style-name="ce5" office:value-type="float" office:value="0.4473" calcext:value-type="float">
            <text:p>0,4473</text:p>
          </table:table-cell>
          <table:table-cell table:style-name="ce5" office:value-type="float" office:value="0.4511" calcext:value-type="float">
            <text:p>0,4511</text:p>
          </table:table-cell>
          <table:table-cell table:style-name="ce12" table:formula="of:=AVERAGE([.DD26:.DF26])" office:value-type="float" office:value="0.449333333333333" calcext:value-type="float">
            <text:p>0,4493</text:p>
          </table:table-cell>
          <table:table-cell table:style-name="ce5" office:value-type="float" office:value="0.1876" calcext:value-type="float">
            <text:p>0,1876</text:p>
          </table:table-cell>
          <table:table-cell table:style-name="ce5" office:value-type="float" office:value="0.1947" calcext:value-type="float">
            <text:p>0,1947</text:p>
          </table:table-cell>
          <table:table-cell table:style-name="ce5" office:value-type="float" office:value="0.1871" calcext:value-type="float">
            <text:p>0,1871</text:p>
          </table:table-cell>
          <table:table-cell table:style-name="ce5" table:formula="of:=AVERAGE([.DH26:.DJ26])" office:value-type="float" office:value="0.1898" calcext:value-type="float">
            <text:p>0,1898</text:p>
          </table:table-cell>
          <table:table-cell table:style-name="ce5" office:value-type="float" office:value="0.4159" calcext:value-type="float">
            <text:p>0,4159</text:p>
          </table:table-cell>
          <table:table-cell table:style-name="ce5" office:value-type="float" office:value="0.4383" calcext:value-type="float">
            <text:p>0,4383</text:p>
          </table:table-cell>
          <table:table-cell table:style-name="ce5" office:value-type="float" office:value="0.4481" calcext:value-type="float">
            <text:p>0,4481</text:p>
          </table:table-cell>
          <table:table-cell table:style-name="ce5" office:value-type="float" office:value="0.4719" calcext:value-type="float">
            <text:p>0,4719</text:p>
          </table:table-cell>
          <table:table-cell table:style-name="ce5" office:value-type="float" office:value="0.4597" calcext:value-type="float">
            <text:p>0,4597</text:p>
          </table:table-cell>
          <table:table-cell table:style-name="ce5" office:value-type="float" office:value="0.4728" calcext:value-type="float">
            <text:p>0,4728</text:p>
          </table:table-cell>
          <table:table-cell table:style-name="ce5" office:value-type="float" office:value="0.4733" calcext:value-type="float">
            <text:p>0,4733</text:p>
          </table:table-cell>
          <table:table-cell table:style-name="ce5" office:value-type="float" office:value="0.4701" calcext:value-type="float">
            <text:p>0,4701</text:p>
          </table:table-cell>
          <table:table-cell table:style-name="ce5" office:value-type="float" office:value="0.4957" calcext:value-type="float">
            <text:p>0,4957</text:p>
          </table:table-cell>
          <table:table-cell table:style-name="ce14" office:value-type="float" office:value="0.1988" calcext:value-type="float">
            <text:p>0,1988</text:p>
          </table:table-cell>
          <table:table-cell table:style-name="ce14" office:value-type="float" office:value="0.1985" calcext:value-type="float">
            <text:p>0,1985</text:p>
          </table:table-cell>
          <table:table-cell table:style-name="ce14" office:value-type="float" office:value="0.1976" calcext:value-type="float">
            <text:p>0,1976</text:p>
          </table:table-cell>
          <table:table-cell table:style-name="ce1" table:formula="of:=AVERAGE([.DU26:.DW26])" office:value-type="float" office:value="0.1983" calcext:value-type="float">
            <text:p>0,1983</text:p>
          </table:table-cell>
          <table:table-cell table:number-columns-repeated="92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office:value-type="float" office:value="25200.3" calcext:value-type="float">
            <text:p>25200,30</text:p>
          </table:table-cell>
          <table:table-cell table:style-name="ce3" table:formula="of:=[.B27]/3600" office:value-type="float" office:value="7.00008333333333" calcext:value-type="float">
            <text:p>7,00</text:p>
          </table:table-cell>
          <table:table-cell table:style-name="ce5" office:value-type="float" office:value="0.5973" calcext:value-type="float">
            <text:p>0,5973</text:p>
          </table:table-cell>
          <table:table-cell table:style-name="ce5" office:value-type="float" office:value="0.6331" calcext:value-type="float">
            <text:p>0,6331</text:p>
          </table:table-cell>
          <table:table-cell table:style-name="ce5" office:value-type="float" office:value="0.6496" calcext:value-type="float">
            <text:p>0,6496</text:p>
          </table:table-cell>
          <table:table-cell table:style-name="ce17" table:formula="of:=AVERAGE([.D27:.F27])-[.CE27]" office:value-type="float" office:value="0.429033333333334" calcext:value-type="float">
            <text:p>0,4290</text:p>
          </table:table-cell>
          <table:table-cell table:style-name="ce5" office:value-type="float" office:value="0.2734" calcext:value-type="float">
            <text:p>0,2734</text:p>
          </table:table-cell>
          <table:table-cell table:style-name="ce5" office:value-type="float" office:value="0.24" calcext:value-type="float">
            <text:p>0,2400</text:p>
          </table:table-cell>
          <table:table-cell table:style-name="ce5" office:value-type="float" office:value="0.255" calcext:value-type="float">
            <text:p>0,2550</text:p>
          </table:table-cell>
          <table:table-cell table:style-name="ce17" table:formula="of:=AVERAGE([.H27:.J27])-[.CE27]" office:value-type="float" office:value="0.0585000000000003" calcext:value-type="float">
            <text:p>0,0585</text:p>
          </table:table-cell>
          <table:table-cell table:style-name="ce5" office:value-type="float" office:value="0.5614" calcext:value-type="float">
            <text:p>0,5614</text:p>
          </table:table-cell>
          <table:table-cell table:style-name="ce5" office:value-type="float" office:value="0.5551" calcext:value-type="float">
            <text:p>0,5551</text:p>
          </table:table-cell>
          <table:table-cell table:style-name="ce5" office:value-type="float" office:value="0.6012" calcext:value-type="float">
            <text:p>0,6012</text:p>
          </table:table-cell>
          <table:table-cell table:style-name="ce17" table:formula="of:=AVERAGE([.L27:.N27])-[.CE27]" office:value-type="float" office:value="0.374933333333334" calcext:value-type="float">
            <text:p>0,3749</text:p>
          </table:table-cell>
          <table:table-cell table:style-name="ce5" office:value-type="float" office:value="0.3002" calcext:value-type="float">
            <text:p>0,3002</text:p>
          </table:table-cell>
          <table:table-cell table:style-name="ce5" office:value-type="float" office:value="0.3017" calcext:value-type="float">
            <text:p>0,3017</text:p>
          </table:table-cell>
          <table:table-cell table:style-name="ce5" office:value-type="float" office:value="0.2821" calcext:value-type="float">
            <text:p>0,2821</text:p>
          </table:table-cell>
          <table:table-cell table:style-name="ce17" table:formula="of:=AVERAGE([.P27:.R27])-[.CE27]" office:value-type="float" office:value="0.0970333333333337" calcext:value-type="float">
            <text:p>0,0970</text:p>
          </table:table-cell>
          <table:table-cell table:style-name="ce5" office:value-type="float" office:value="0.585" calcext:value-type="float">
            <text:p>0,5850</text:p>
          </table:table-cell>
          <table:table-cell table:style-name="ce5" office:value-type="float" office:value="0.6168" calcext:value-type="float">
            <text:p>0,6168</text:p>
          </table:table-cell>
          <table:table-cell table:style-name="ce5" office:value-type="float" office:value="0.6339" calcext:value-type="float">
            <text:p>0,6339</text:p>
          </table:table-cell>
          <table:table-cell table:style-name="ce23" table:formula="of:=AVERAGE([.T27:.V27])-[.CU27]" office:value-type="float" office:value="0.4175" calcext:value-type="float">
            <text:p>0,4175</text:p>
          </table:table-cell>
          <table:table-cell table:style-name="ce5" office:value-type="float" office:value="0.2819" calcext:value-type="float">
            <text:p>0,2819</text:p>
          </table:table-cell>
          <table:table-cell table:style-name="ce5" office:value-type="float" office:value="0.2709" calcext:value-type="float">
            <text:p>0,2709</text:p>
          </table:table-cell>
          <table:table-cell table:style-name="ce5" office:value-type="float" office:value="0.2804" calcext:value-type="float">
            <text:p>0,2804</text:p>
          </table:table-cell>
          <table:table-cell table:style-name="ce23" table:formula="of:=AVERAGE([.X27:.Z27])-[.CU27]" office:value-type="float" office:value="0.0833333333333333" calcext:value-type="float">
            <text:p>0,0833</text:p>
          </table:table-cell>
          <table:table-cell table:style-name="ce5" office:value-type="float" office:value="0.5695" calcext:value-type="float">
            <text:p>0,5695</text:p>
          </table:table-cell>
          <table:table-cell table:style-name="ce5" office:value-type="float" office:value="0.5495" calcext:value-type="float">
            <text:p>0,5495</text:p>
          </table:table-cell>
          <table:table-cell table:style-name="ce5" office:value-type="float" office:value="0.5817" calcext:value-type="float">
            <text:p>0,5817</text:p>
          </table:table-cell>
          <table:table-cell table:style-name="ce23" table:formula="of:=AVERAGE([.AB27:.AD27])-[.CU27]" office:value-type="float" office:value="0.3725" calcext:value-type="float">
            <text:p>0,3725</text:p>
          </table:table-cell>
          <table:table-cell table:style-name="ce5" office:value-type="float" office:value="0.3268" calcext:value-type="float">
            <text:p>0,3268</text:p>
          </table:table-cell>
          <table:table-cell table:style-name="ce5" office:value-type="float" office:value="0.3274" calcext:value-type="float">
            <text:p>0,3274</text:p>
          </table:table-cell>
          <table:table-cell table:style-name="ce5" office:value-type="float" office:value="0.304" calcext:value-type="float">
            <text:p>0,3040</text:p>
          </table:table-cell>
          <table:table-cell table:style-name="ce23" table:formula="of:=AVERAGE([.AF27:.AH27])-[.CU27]" office:value-type="float" office:value="0.125" calcext:value-type="float">
            <text:p>0,1250</text:p>
          </table:table-cell>
          <table:table-cell table:style-name="ce5" office:value-type="float" office:value="0.6277" calcext:value-type="float">
            <text:p>0,6277</text:p>
          </table:table-cell>
          <table:table-cell table:style-name="ce5" office:value-type="float" office:value="0.6468" calcext:value-type="float">
            <text:p>0,6468</text:p>
          </table:table-cell>
          <table:table-cell table:style-name="ce5" office:value-type="float" office:value="0.6627" calcext:value-type="float">
            <text:p>0,6627</text:p>
          </table:table-cell>
          <table:table-cell table:style-name="ce26" table:formula="of:=AVERAGE([.AJ27:.AL27])-[.DK27]" office:value-type="float" office:value="0.4562" calcext:value-type="float">
            <text:p>0,4562</text:p>
          </table:table-cell>
          <table:table-cell table:style-name="ce5" office:value-type="float" office:value="0.3087" calcext:value-type="float">
            <text:p>0,3087</text:p>
          </table:table-cell>
          <table:table-cell table:style-name="ce5" office:value-type="float" office:value="0.287" calcext:value-type="float">
            <text:p>0,2870</text:p>
          </table:table-cell>
          <table:table-cell table:style-name="ce5" office:value-type="float" office:value="0.2895" calcext:value-type="float">
            <text:p>0,2895</text:p>
          </table:table-cell>
          <table:table-cell table:style-name="ce26" table:formula="of:=AVERAGE([.AN27:.AP27])-[.DK27]" office:value-type="float" office:value="0.105533333333334" calcext:value-type="float">
            <text:p>0,1055</text:p>
          </table:table-cell>
          <table:table-cell table:style-name="ce5" office:value-type="float" office:value="0.6759" calcext:value-type="float">
            <text:p>0,6759</text:p>
          </table:table-cell>
          <table:table-cell table:style-name="ce5" office:value-type="float" office:value="0.6668" calcext:value-type="float">
            <text:p>0,6668</text:p>
          </table:table-cell>
          <table:table-cell table:style-name="ce5" office:value-type="float" office:value="0.5823" calcext:value-type="float">
            <text:p>0,5823</text:p>
          </table:table-cell>
          <table:table-cell table:style-name="ce26" table:formula="of:=AVERAGE([.AR27:.AT27])-[.DK27]" office:value-type="float" office:value="0.452133333333334" calcext:value-type="float">
            <text:p>0,4521</text:p>
          </table:table-cell>
          <table:table-cell table:style-name="ce5" office:value-type="float" office:value="0.3508" calcext:value-type="float">
            <text:p>0,3508</text:p>
          </table:table-cell>
          <table:table-cell table:style-name="ce5" office:value-type="float" office:value="0.3483" calcext:value-type="float">
            <text:p>0,3483</text:p>
          </table:table-cell>
          <table:table-cell table:style-name="ce5" office:value-type="float" office:value="0.311" calcext:value-type="float">
            <text:p>0,3110</text:p>
          </table:table-cell>
          <table:table-cell table:style-name="ce26" table:formula="of:=AVERAGE([.AV27:.AX27])-[.DK27]" office:value-type="float" office:value="0.147166666666667" calcext:value-type="float">
            <text:p>0,1472</text:p>
          </table:table-cell>
          <table:table-cell table:style-name="ce5" office:value-type="float" office:value="0.6074" calcext:value-type="float">
            <text:p>0,6074</text:p>
          </table:table-cell>
          <table:table-cell table:style-name="ce5" office:value-type="float" office:value="0.6487" calcext:value-type="float">
            <text:p>0,6487</text:p>
          </table:table-cell>
          <table:table-cell table:style-name="ce5" office:value-type="float" office:value="0.6527" calcext:value-type="float">
            <text:p>0,6527</text:p>
          </table:table-cell>
          <table:table-cell table:style-name="ce38" table:formula="of:=AVERAGE([.AZ27:.BB27])-[.DX27]" office:value-type="float" office:value="0.438033333333334" calcext:value-type="float">
            <text:p>0,4380</text:p>
          </table:table-cell>
          <table:table-cell table:style-name="ce5" office:value-type="float" office:value="0.297" calcext:value-type="float">
            <text:p>0,2970</text:p>
          </table:table-cell>
          <table:table-cell table:style-name="ce5" office:value-type="float" office:value="0.286" calcext:value-type="float">
            <text:p>0,2860</text:p>
          </table:table-cell>
          <table:table-cell table:style-name="ce5" office:value-type="float" office:value="0.2925" calcext:value-type="float">
            <text:p>0,2925</text:p>
          </table:table-cell>
          <table:table-cell table:style-name="ce38" table:formula="of:=AVERAGE([.BD27:.BF27])-[.DX27]" office:value-type="float" office:value="0.0936000000000003" calcext:value-type="float">
            <text:p>0,0936</text:p>
          </table:table-cell>
          <table:table-cell table:style-name="ce5" office:value-type="float" office:value="0.683" calcext:value-type="float">
            <text:p>0,6830</text:p>
          </table:table-cell>
          <table:table-cell table:style-name="ce5" office:value-type="float" office:value="0.6849" calcext:value-type="float">
            <text:p>0,6849</text:p>
          </table:table-cell>
          <table:table-cell table:style-name="ce5" office:value-type="float" office:value="0.6848" calcext:value-type="float">
            <text:p>0,6848</text:p>
          </table:table-cell>
          <table:table-cell table:style-name="ce38" table:formula="of:=AVERAGE([.BH27:.BJ27])-[.DX27]" office:value-type="float" office:value="0.486" calcext:value-type="float">
            <text:p>0,4860</text:p>
          </table:table-cell>
          <table:table-cell table:style-name="ce5" office:value-type="float" office:value="0.3483" calcext:value-type="float">
            <text:p>0,3483</text:p>
          </table:table-cell>
          <table:table-cell table:style-name="ce5" office:value-type="float" office:value="0.3439" calcext:value-type="float">
            <text:p>0,3439</text:p>
          </table:table-cell>
          <table:table-cell table:style-name="ce5" office:value-type="float" office:value="0.3153" calcext:value-type="float">
            <text:p>0,3153</text:p>
          </table:table-cell>
          <table:table-cell table:style-name="ce38" table:formula="of:=AVERAGE([.BL27:.BN27])-[.DX27]" office:value-type="float" office:value="0.1376" calcext:value-type="float">
            <text:p>0,1376</text:p>
          </table:table-cell>
          <table:table-cell table:style-name="ce5" office:value-type="float" office:value="0.5766" calcext:value-type="float">
            <text:p>0,5766</text:p>
          </table:table-cell>
          <table:table-cell table:style-name="ce5" office:value-type="float" office:value="0.5658" calcext:value-type="float">
            <text:p>0,5658</text:p>
          </table:table-cell>
          <table:table-cell table:style-name="ce5" office:value-type="float" office:value="0.6778" calcext:value-type="float">
            <text:p>0,6778</text:p>
          </table:table-cell>
          <table:table-cell table:style-name="ce41" table:formula="of:=AVERAGE([.BP27:.BR27])-[.CE27]" office:value-type="float" office:value="0.4091" calcext:value-type="float">
            <text:p>0,4091</text:p>
          </table:table-cell>
          <table:table-cell table:style-name="ce5" office:value-type="float" office:value="0.5963" calcext:value-type="float">
            <text:p>0,5963</text:p>
          </table:table-cell>
          <table:table-cell table:style-name="ce5" office:value-type="float" office:value="0.6015" calcext:value-type="float">
            <text:p>0,6015</text:p>
          </table:table-cell>
          <table:table-cell table:style-name="ce5" office:value-type="float" office:value="0.6114" calcext:value-type="float">
            <text:p>0,6114</text:p>
          </table:table-cell>
          <table:table-cell table:style-name="ce41" table:formula="of:=AVERAGE([.BT27:.BV27])-[.CE27]" office:value-type="float" office:value="0.405433333333334" calcext:value-type="float">
            <text:p>0,4054</text:p>
          </table:table-cell>
          <table:table-cell table:style-name="ce5" office:value-type="float" office:value="0.6045" calcext:value-type="float">
            <text:p>0,6045</text:p>
          </table:table-cell>
          <table:table-cell table:style-name="ce5" office:value-type="float" office:value="0.6149" calcext:value-type="float">
            <text:p>0,6149</text:p>
          </table:table-cell>
          <table:table-cell table:style-name="ce5" office:value-type="float" office:value="0.5991" calcext:value-type="float">
            <text:p>0,5991</text:p>
          </table:table-cell>
          <table:table-cell table:style-name="ce5" table:formula="of:=AVERAGE([.BX27:.BZ27])-[.CE27]" office:value-type="float" office:value="0.408533333333334" calcext:value-type="float">
            <text:p>0,4085</text:p>
          </table:table-cell>
          <table:table-cell table:style-name="ce5" office:value-type="float" office:value="0.1988" calcext:value-type="float">
            <text:p>0,1988</text:p>
          </table:table-cell>
          <table:table-cell table:style-name="ce5" office:value-type="float" office:value="0.1981" calcext:value-type="float">
            <text:p>0,1981</text:p>
          </table:table-cell>
          <table:table-cell table:style-name="ce5" office:value-type="float" office:value="0.196" calcext:value-type="float">
            <text:p>0,1960</text:p>
          </table:table-cell>
          <table:table-cell table:style-name="ce12" table:formula="of:=AVERAGE([.CB27:.CD27])" office:value-type="float" office:value="0.197633333333333" calcext:value-type="float">
            <text:p>0,1976</text:p>
          </table:table-cell>
          <table:table-cell table:style-name="ce5" office:value-type="float" office:value="0.4624" calcext:value-type="float">
            <text:p>0,4624</text:p>
          </table:table-cell>
          <table:table-cell table:style-name="ce5" office:value-type="float" office:value="0.542" calcext:value-type="float">
            <text:p>0,5420</text:p>
          </table:table-cell>
          <table:table-cell table:style-name="ce5" office:value-type="float" office:value="0.554" calcext:value-type="float">
            <text:p>0,5540</text:p>
          </table:table-cell>
          <table:table-cell table:style-name="ce20" table:formula="of:=AVERAGE([.CF27:.CH27])" office:value-type="float" office:value="0.519466666666667" calcext:value-type="float">
            <text:p>0,5195</text:p>
          </table:table-cell>
          <table:table-cell table:style-name="ce5" office:value-type="float" office:value="0.5673" calcext:value-type="float">
            <text:p>0,5673</text:p>
          </table:table-cell>
          <table:table-cell table:style-name="ce5" office:value-type="float" office:value="0.5739" calcext:value-type="float">
            <text:p>0,5739</text:p>
          </table:table-cell>
          <table:table-cell table:style-name="ce5" office:value-type="float" office:value="0.5712" calcext:value-type="float">
            <text:p>0,5712</text:p>
          </table:table-cell>
          <table:table-cell table:style-name="ce20" table:formula="of:=AVERAGE([.CJ27:.CL27])-[.CU27]" office:value-type="float" office:value="0.3764" calcext:value-type="float">
            <text:p>0,3764</text:p>
          </table:table-cell>
          <table:table-cell table:style-name="ce5" office:value-type="float" office:value="0.1867" calcext:value-type="float">
            <text:p>0,1867</text:p>
          </table:table-cell>
          <table:table-cell table:style-name="ce5" office:value-type="float" office:value="0.5431" calcext:value-type="float">
            <text:p>0,5431</text:p>
          </table:table-cell>
          <table:table-cell table:style-name="ce5" office:value-type="float" office:value="0.668" calcext:value-type="float">
            <text:p>0,6680</text:p>
          </table:table-cell>
          <table:table-cell table:style-name="ce20" table:formula="of:=AVERAGE([.CO27:.CP27])" office:value-type="float" office:value="0.60555" calcext:value-type="float">
            <text:p>0,6056</text:p>
          </table:table-cell>
          <table:table-cell table:style-name="ce5" office:value-type="float" office:value="0.1943" calcext:value-type="float">
            <text:p>0,1943</text:p>
          </table:table-cell>
          <table:table-cell table:style-name="ce5" office:value-type="float" office:value="0.1967" calcext:value-type="float">
            <text:p>0,1967</text:p>
          </table:table-cell>
          <table:table-cell table:style-name="ce5" office:value-type="float" office:value="0.1922" calcext:value-type="float">
            <text:p>0,1922</text:p>
          </table:table-cell>
          <table:table-cell table:style-name="ce12" table:formula="of:=AVERAGE([.CR27:.CT27])" office:value-type="float" office:value="0.1944" calcext:value-type="float">
            <text:p>0,1944</text:p>
          </table:table-cell>
          <table:table-cell table:style-name="ce5" office:value-type="float" office:value="0.4111" calcext:value-type="float">
            <text:p>0,4111</text:p>
          </table:table-cell>
          <table:table-cell table:style-name="ce5" office:value-type="float" office:value="0.4832" calcext:value-type="float">
            <text:p>0,4832</text:p>
          </table:table-cell>
          <table:table-cell table:style-name="ce5" office:value-type="float" office:value="0.5047" calcext:value-type="float">
            <text:p>0,5047</text:p>
          </table:table-cell>
          <table:table-cell table:style-name="ce12" table:formula="of:=AVERAGE([.CV27:.CX27])" office:value-type="float" office:value="0.466333333333333" calcext:value-type="float">
            <text:p>0,4663</text:p>
          </table:table-cell>
          <table:table-cell table:style-name="ce5" office:value-type="float" office:value="0.4974" calcext:value-type="float">
            <text:p>0,4974</text:p>
          </table:table-cell>
          <table:table-cell table:style-name="ce5" office:value-type="float" office:value="0.52" calcext:value-type="float">
            <text:p>0,5200</text:p>
          </table:table-cell>
          <table:table-cell table:style-name="ce5" office:value-type="float" office:value="0.4585" calcext:value-type="float">
            <text:p>0,4585</text:p>
          </table:table-cell>
          <table:table-cell table:style-name="ce12" table:formula="of:=AVERAGE([.CZ27:.DB27])" office:value-type="float" office:value="0.491966666666667" calcext:value-type="float">
            <text:p>0,4920</text:p>
          </table:table-cell>
          <table:table-cell table:style-name="ce5" office:value-type="float" office:value="0.4803" calcext:value-type="float">
            <text:p>0,4803</text:p>
          </table:table-cell>
          <table:table-cell table:style-name="ce5" office:value-type="float" office:value="0.4759" calcext:value-type="float">
            <text:p>0,4759</text:p>
          </table:table-cell>
          <table:table-cell table:style-name="ce5" office:value-type="float" office:value="0.4889" calcext:value-type="float">
            <text:p>0,4889</text:p>
          </table:table-cell>
          <table:table-cell table:style-name="ce12" table:formula="of:=AVERAGE([.DD27:.DF27])" office:value-type="float" office:value="0.4817" calcext:value-type="float">
            <text:p>0,4817</text:p>
          </table:table-cell>
          <table:table-cell table:style-name="ce5" office:value-type="float" office:value="0.1878" calcext:value-type="float">
            <text:p>0,1878</text:p>
          </table:table-cell>
          <table:table-cell table:style-name="ce5" office:value-type="float" office:value="0.194" calcext:value-type="float">
            <text:p>0,1940</text:p>
          </table:table-cell>
          <table:table-cell table:style-name="ce5" office:value-type="float" office:value="0.1868" calcext:value-type="float">
            <text:p>0,1868</text:p>
          </table:table-cell>
          <table:table-cell table:style-name="ce5" table:formula="of:=AVERAGE([.DH27:.DJ27])" office:value-type="float" office:value="0.189533333333333" calcext:value-type="float">
            <text:p>0,1895</text:p>
          </table:table-cell>
          <table:table-cell table:style-name="ce5" office:value-type="float" office:value="0.4597" calcext:value-type="float">
            <text:p>0,4597</text:p>
          </table:table-cell>
          <table:table-cell table:style-name="ce5" office:value-type="float" office:value="0.4841" calcext:value-type="float">
            <text:p>0,4841</text:p>
          </table:table-cell>
          <table:table-cell table:style-name="ce5" office:value-type="float" office:value="0.4944" calcext:value-type="float">
            <text:p>0,4944</text:p>
          </table:table-cell>
          <table:table-cell table:style-name="ce5" office:value-type="float" office:value="0.513" calcext:value-type="float">
            <text:p>0,5130</text:p>
          </table:table-cell>
          <table:table-cell table:style-name="ce5" office:value-type="float" office:value="0.5035" calcext:value-type="float">
            <text:p>0,5035</text:p>
          </table:table-cell>
          <table:table-cell table:style-name="ce5" office:value-type="float" office:value="0.5129" calcext:value-type="float">
            <text:p>0,5129</text:p>
          </table:table-cell>
          <table:table-cell table:style-name="ce5" office:value-type="float" office:value="0.5132" calcext:value-type="float">
            <text:p>0,5132</text:p>
          </table:table-cell>
          <table:table-cell table:style-name="ce5" office:value-type="float" office:value="0.5117" calcext:value-type="float">
            <text:p>0,5117</text:p>
          </table:table-cell>
          <table:table-cell table:style-name="ce5" office:value-type="float" office:value="0.5373" calcext:value-type="float">
            <text:p>0,5373</text:p>
          </table:table-cell>
          <table:table-cell table:style-name="ce14" office:value-type="float" office:value="0.1989" calcext:value-type="float">
            <text:p>0,1989</text:p>
          </table:table-cell>
          <table:table-cell table:style-name="ce14" office:value-type="float" office:value="0.1978" calcext:value-type="float">
            <text:p>0,1978</text:p>
          </table:table-cell>
          <table:table-cell table:style-name="ce14" office:value-type="float" office:value="0.198" calcext:value-type="float">
            <text:p>0,1980</text:p>
          </table:table-cell>
          <table:table-cell table:style-name="ce1" table:formula="of:=AVERAGE([.DU27:.DW27])" office:value-type="float" office:value="0.198233333333333" calcext:value-type="float">
            <text:p>0,198233333333333</text:p>
          </table:table-cell>
          <table:table-cell table:number-columns-repeated="92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float" office:value="27000.3" calcext:value-type="float">
            <text:p>27000,30</text:p>
          </table:table-cell>
          <table:table-cell table:style-name="ce3" table:formula="of:=[.B28]/3600" office:value-type="float" office:value="7.50008333333333" calcext:value-type="float">
            <text:p>7,50</text:p>
          </table:table-cell>
          <table:table-cell table:style-name="ce5" office:value-type="float" office:value="0.6367" calcext:value-type="float">
            <text:p>0,6367</text:p>
          </table:table-cell>
          <table:table-cell table:style-name="ce5" office:value-type="float" office:value="0.6745" calcext:value-type="float">
            <text:p>0,6745</text:p>
          </table:table-cell>
          <table:table-cell table:style-name="ce5" office:value-type="float" office:value="0.6899" calcext:value-type="float">
            <text:p>0,6899</text:p>
          </table:table-cell>
          <table:table-cell table:style-name="ce17" table:formula="of:=AVERAGE([.D28:.F28])-[.CE28]" office:value-type="float" office:value="0.4694" calcext:value-type="float">
            <text:p>0,4694</text:p>
          </table:table-cell>
          <table:table-cell table:style-name="ce5" office:value-type="float" office:value="0.2896" calcext:value-type="float">
            <text:p>0,2896</text:p>
          </table:table-cell>
          <table:table-cell table:style-name="ce5" office:value-type="float" office:value="0.2563" calcext:value-type="float">
            <text:p>0,2563</text:p>
          </table:table-cell>
          <table:table-cell table:style-name="ce5" office:value-type="float" office:value="0.2717" calcext:value-type="float">
            <text:p>0,2717</text:p>
          </table:table-cell>
          <table:table-cell table:style-name="ce17" table:formula="of:=AVERAGE([.H28:.J28])-[.CE28]" office:value-type="float" office:value="0.0749000000000004" calcext:value-type="float">
            <text:p>0,0749</text:p>
          </table:table-cell>
          <table:table-cell table:style-name="ce5" office:value-type="float" office:value="0.5926" calcext:value-type="float">
            <text:p>0,5926</text:p>
          </table:table-cell>
          <table:table-cell table:style-name="ce5" office:value-type="float" office:value="0.5877" calcext:value-type="float">
            <text:p>0,5877</text:p>
          </table:table-cell>
          <table:table-cell table:style-name="ce5" office:value-type="float" office:value="0.6687" calcext:value-type="float">
            <text:p>0,6687</text:p>
          </table:table-cell>
          <table:table-cell table:style-name="ce17" table:formula="of:=AVERAGE([.L28:.N28])-[.CE28]" office:value-type="float" office:value="0.4187" calcext:value-type="float">
            <text:p>0,4187</text:p>
          </table:table-cell>
          <table:table-cell table:style-name="ce5" office:value-type="float" office:value="0.3238" calcext:value-type="float">
            <text:p>0,3238</text:p>
          </table:table-cell>
          <table:table-cell table:style-name="ce5" office:value-type="float" office:value="0.3254" calcext:value-type="float">
            <text:p>0,3254</text:p>
          </table:table-cell>
          <table:table-cell table:style-name="ce5" office:value-type="float" office:value="0.3038" calcext:value-type="float">
            <text:p>0,3038</text:p>
          </table:table-cell>
          <table:table-cell table:style-name="ce17" table:formula="of:=AVERAGE([.P28:.R28])-[.CE28]" office:value-type="float" office:value="0.120033333333334" calcext:value-type="float">
            <text:p>0,1200</text:p>
          </table:table-cell>
          <table:table-cell table:style-name="ce5" office:value-type="float" office:value="0.6239" calcext:value-type="float">
            <text:p>0,6239</text:p>
          </table:table-cell>
          <table:table-cell table:style-name="ce5" office:value-type="float" office:value="0.6544" calcext:value-type="float">
            <text:p>0,6544</text:p>
          </table:table-cell>
          <table:table-cell table:style-name="ce5" office:value-type="float" office:value="0.6723" calcext:value-type="float">
            <text:p>0,6723</text:p>
          </table:table-cell>
          <table:table-cell table:style-name="ce23" table:formula="of:=AVERAGE([.T28:.V28])-[.CU28]" office:value-type="float" office:value="0.4552" calcext:value-type="float">
            <text:p>0,4552</text:p>
          </table:table-cell>
          <table:table-cell table:style-name="ce5" office:value-type="float" office:value="0.3026" calcext:value-type="float">
            <text:p>0,3026</text:p>
          </table:table-cell>
          <table:table-cell table:style-name="ce5" office:value-type="float" office:value="0.2904" calcext:value-type="float">
            <text:p>0,2904</text:p>
          </table:table-cell>
          <table:table-cell table:style-name="ce5" office:value-type="float" office:value="0.3014" calcext:value-type="float">
            <text:p>0,3014</text:p>
          </table:table-cell>
          <table:table-cell table:style-name="ce23" table:formula="of:=AVERAGE([.X28:.Z28])-[.CU28]" office:value-type="float" office:value="0.103133333333333" calcext:value-type="float">
            <text:p>0,1031</text:p>
          </table:table-cell>
          <table:table-cell table:style-name="ce5" office:value-type="float" office:value="0.6028" calcext:value-type="float">
            <text:p>0,6028</text:p>
          </table:table-cell>
          <table:table-cell table:style-name="ce5" office:value-type="float" office:value="0.5799" calcext:value-type="float">
            <text:p>0,5799</text:p>
          </table:table-cell>
          <table:table-cell table:style-name="ce5" office:value-type="float" office:value="0.6199" calcext:value-type="float">
            <text:p>0,6199</text:p>
          </table:table-cell>
          <table:table-cell table:style-name="ce23" table:formula="of:=AVERAGE([.AB28:.AD28])-[.CU28]" office:value-type="float" office:value="0.405866666666667" calcext:value-type="float">
            <text:p>0,4059</text:p>
          </table:table-cell>
          <table:table-cell table:style-name="ce5" office:value-type="float" office:value="0.3552" calcext:value-type="float">
            <text:p>0,3552</text:p>
          </table:table-cell>
          <table:table-cell table:style-name="ce5" office:value-type="float" office:value="0.3543" calcext:value-type="float">
            <text:p>0,3543</text:p>
          </table:table-cell>
          <table:table-cell table:style-name="ce5" office:value-type="float" office:value="0.3296" calcext:value-type="float">
            <text:p>0,3296</text:p>
          </table:table-cell>
          <table:table-cell table:style-name="ce23" table:formula="of:=AVERAGE([.AF28:.AH28])-[.CU28]" office:value-type="float" office:value="0.151366666666667" calcext:value-type="float">
            <text:p>0,1514</text:p>
          </table:table-cell>
          <table:table-cell table:style-name="ce5" office:value-type="float" office:value="0.6622" calcext:value-type="float">
            <text:p>0,6622</text:p>
          </table:table-cell>
          <table:table-cell table:style-name="ce5" office:value-type="float" office:value="0.6842" calcext:value-type="float">
            <text:p>0,6842</text:p>
          </table:table-cell>
          <table:table-cell table:style-name="ce5" office:value-type="float" office:value="0.7003" calcext:value-type="float">
            <text:p>0,7003</text:p>
          </table:table-cell>
          <table:table-cell table:style-name="ce26" table:formula="of:=AVERAGE([.AJ28:.AL28])-[.DK28]" office:value-type="float" office:value="0.492466666666666" calcext:value-type="float">
            <text:p>0,4925</text:p>
          </table:table-cell>
          <table:table-cell table:style-name="ce5" office:value-type="float" office:value="0.3331" calcext:value-type="float">
            <text:p>0,3331</text:p>
          </table:table-cell>
          <table:table-cell table:style-name="ce5" office:value-type="float" office:value="0.31" calcext:value-type="float">
            <text:p>0,3100</text:p>
          </table:table-cell>
          <table:table-cell table:style-name="ce5" office:value-type="float" office:value="0.3127" calcext:value-type="float">
            <text:p>0,3127</text:p>
          </table:table-cell>
          <table:table-cell table:style-name="ce26" table:formula="of:=AVERAGE([.AN28:.AP28])-[.DK28]" office:value-type="float" office:value="0.128833333333333" calcext:value-type="float">
            <text:p>0,1288</text:p>
          </table:table-cell>
          <table:table-cell table:style-name="ce5" office:value-type="float" office:value="0.7671" calcext:value-type="float">
            <text:p>0,7671</text:p>
          </table:table-cell>
          <table:table-cell table:style-name="ce5" office:value-type="float" office:value="0.737" calcext:value-type="float">
            <text:p>0,7370</text:p>
          </table:table-cell>
          <table:table-cell table:style-name="ce5" office:value-type="float" office:value="0.6246" calcext:value-type="float">
            <text:p>0,6246</text:p>
          </table:table-cell>
          <table:table-cell table:style-name="ce26" table:formula="of:=AVERAGE([.AR28:.AT28])-[.DK28]" office:value-type="float" office:value="0.5198" calcext:value-type="float">
            <text:p>0,5198</text:p>
          </table:table-cell>
          <table:table-cell table:style-name="ce5" office:value-type="float" office:value="0.379" calcext:value-type="float">
            <text:p>0,3790</text:p>
          </table:table-cell>
          <table:table-cell table:style-name="ce5" office:value-type="float" office:value="0.3795" calcext:value-type="float">
            <text:p>0,3795</text:p>
          </table:table-cell>
          <table:table-cell table:style-name="ce5" office:value-type="float" office:value="0.3361" calcext:value-type="float">
            <text:p>0,3361</text:p>
          </table:table-cell>
          <table:table-cell table:style-name="ce26" table:formula="of:=AVERAGE([.AV28:.AX28])-[.DK28]" office:value-type="float" office:value="0.1751" calcext:value-type="float">
            <text:p>0,1751</text:p>
          </table:table-cell>
          <table:table-cell table:style-name="ce5" office:value-type="float" office:value="0.6476" calcext:value-type="float">
            <text:p>0,6476</text:p>
          </table:table-cell>
          <table:table-cell table:style-name="ce5" office:value-type="float" office:value="0.6894" calcext:value-type="float">
            <text:p>0,6894</text:p>
          </table:table-cell>
          <table:table-cell table:style-name="ce5" office:value-type="float" office:value="0.6948" calcext:value-type="float">
            <text:p>0,6948</text:p>
          </table:table-cell>
          <table:table-cell table:style-name="ce38" table:formula="of:=AVERAGE([.AZ28:.BB28])-[.DX28]" office:value-type="float" office:value="0.4789" calcext:value-type="float">
            <text:p>0,4789</text:p>
          </table:table-cell>
          <table:table-cell table:style-name="ce5" office:value-type="float" office:value="0.3198" calcext:value-type="float">
            <text:p>0,3198</text:p>
          </table:table-cell>
          <table:table-cell table:style-name="ce5" office:value-type="float" office:value="0.3073" calcext:value-type="float">
            <text:p>0,3073</text:p>
          </table:table-cell>
          <table:table-cell table:style-name="ce5" office:value-type="float" office:value="0.3147" calcext:value-type="float">
            <text:p>0,3147</text:p>
          </table:table-cell>
          <table:table-cell table:style-name="ce38" table:formula="of:=AVERAGE([.BD28:.BF28])-[.DX28]" office:value-type="float" office:value="0.115566666666666" calcext:value-type="float">
            <text:p>0,1156</text:p>
          </table:table-cell>
          <table:table-cell table:style-name="ce5" office:value-type="float" office:value="0.7416" calcext:value-type="float">
            <text:p>0,7416</text:p>
          </table:table-cell>
          <table:table-cell table:style-name="ce5" office:value-type="float" office:value="0.744" calcext:value-type="float">
            <text:p>0,7440</text:p>
          </table:table-cell>
          <table:table-cell table:style-name="ce5" office:value-type="float" office:value="0.7361" calcext:value-type="float">
            <text:p>0,7361</text:p>
          </table:table-cell>
          <table:table-cell table:style-name="ce38" table:formula="of:=AVERAGE([.BH28:.BJ28])-[.DX28]" office:value-type="float" office:value="0.5422" calcext:value-type="float">
            <text:p>0,5422</text:p>
          </table:table-cell>
          <table:table-cell table:style-name="ce5" office:value-type="float" office:value="0.3794" calcext:value-type="float">
            <text:p>0,3794</text:p>
          </table:table-cell>
          <table:table-cell table:style-name="ce5" office:value-type="float" office:value="0.3767" calcext:value-type="float">
            <text:p>0,3767</text:p>
          </table:table-cell>
          <table:table-cell table:style-name="ce5" office:value-type="float" office:value="0.3409" calcext:value-type="float">
            <text:p>0,3409</text:p>
          </table:table-cell>
          <table:table-cell table:style-name="ce38" table:formula="of:=AVERAGE([.BL28:.BN28])-[.DX28]" office:value-type="float" office:value="0.1673" calcext:value-type="float">
            <text:p>0,1673</text:p>
          </table:table-cell>
          <table:table-cell table:style-name="ce5" office:value-type="float" office:value="0.6339" calcext:value-type="float">
            <text:p>0,6339</text:p>
          </table:table-cell>
          <table:table-cell table:style-name="ce5" office:value-type="float" office:value="0.6054" calcext:value-type="float">
            <text:p>0,6054</text:p>
          </table:table-cell>
          <table:table-cell table:style-name="ce5" office:value-type="float" office:value="0.7133" calcext:value-type="float">
            <text:p>0,7133</text:p>
          </table:table-cell>
          <table:table-cell table:style-name="ce41" table:formula="of:=AVERAGE([.BP28:.BR28])-[.CE28]" office:value-type="float" office:value="0.453233333333334" calcext:value-type="float">
            <text:p>0,4532</text:p>
          </table:table-cell>
          <table:table-cell table:style-name="ce5" office:value-type="float" office:value="0.6379" calcext:value-type="float">
            <text:p>0,6379</text:p>
          </table:table-cell>
          <table:table-cell table:style-name="ce5" office:value-type="float" office:value="0.6464" calcext:value-type="float">
            <text:p>0,6464</text:p>
          </table:table-cell>
          <table:table-cell table:style-name="ce5" office:value-type="float" office:value="0.6549" calcext:value-type="float">
            <text:p>0,6549</text:p>
          </table:table-cell>
          <table:table-cell table:style-name="ce41" table:formula="of:=AVERAGE([.BT28:.BV28])-[.CE28]" office:value-type="float" office:value="0.448766666666667" calcext:value-type="float">
            <text:p>0,4488</text:p>
          </table:table-cell>
          <table:table-cell table:style-name="ce5" office:value-type="float" office:value="0.6482" calcext:value-type="float">
            <text:p>0,6482</text:p>
          </table:table-cell>
          <table:table-cell table:style-name="ce5" office:value-type="float" office:value="0.6569" calcext:value-type="float">
            <text:p>0,6569</text:p>
          </table:table-cell>
          <table:table-cell table:style-name="ce5" office:value-type="float" office:value="0.6388" calcext:value-type="float">
            <text:p>0,6388</text:p>
          </table:table-cell>
          <table:table-cell table:style-name="ce5" table:formula="of:=AVERAGE([.BX28:.BZ28])-[.CE28]" office:value-type="float" office:value="0.450333333333334" calcext:value-type="float">
            <text:p>0,4503</text:p>
          </table:table-cell>
          <table:table-cell table:style-name="ce5" office:value-type="float" office:value="0.1994" calcext:value-type="float">
            <text:p>0,1994</text:p>
          </table:table-cell>
          <table:table-cell table:style-name="ce5" office:value-type="float" office:value="0.1978" calcext:value-type="float">
            <text:p>0,1978</text:p>
          </table:table-cell>
          <table:table-cell table:style-name="ce5" office:value-type="float" office:value="0.1957" calcext:value-type="float">
            <text:p>0,1957</text:p>
          </table:table-cell>
          <table:table-cell table:style-name="ce12" table:formula="of:=AVERAGE([.CB28:.CD28])" office:value-type="float" office:value="0.197633333333333" calcext:value-type="float">
            <text:p>0,1976</text:p>
          </table:table-cell>
          <table:table-cell table:style-name="ce5" office:value-type="float" office:value="0.4935" calcext:value-type="float">
            <text:p>0,4935</text:p>
          </table:table-cell>
          <table:table-cell table:style-name="ce5" office:value-type="float" office:value="0.5736" calcext:value-type="float">
            <text:p>0,5736</text:p>
          </table:table-cell>
          <table:table-cell table:style-name="ce5" office:value-type="float" office:value="0.5882" calcext:value-type="float">
            <text:p>0,5882</text:p>
          </table:table-cell>
          <table:table-cell table:style-name="ce20" table:formula="of:=AVERAGE([.CF28:.CH28])" office:value-type="float" office:value="0.551766666666667" calcext:value-type="float">
            <text:p>0,5518</text:p>
          </table:table-cell>
          <table:table-cell table:style-name="ce5" office:value-type="float" office:value="0.6023" calcext:value-type="float">
            <text:p>0,6023</text:p>
          </table:table-cell>
          <table:table-cell table:style-name="ce5" office:value-type="float" office:value="0.6101" calcext:value-type="float">
            <text:p>0,6101</text:p>
          </table:table-cell>
          <table:table-cell table:style-name="ce5" office:value-type="float" office:value="0.6129" calcext:value-type="float">
            <text:p>0,6129</text:p>
          </table:table-cell>
          <table:table-cell table:style-name="ce20" table:formula="of:=AVERAGE([.CJ28:.CL28])-[.CU28]" office:value-type="float" office:value="0.413433333333333" calcext:value-type="float">
            <text:p>0,4134</text:p>
          </table:table-cell>
          <table:table-cell table:style-name="ce5" office:value-type="float" office:value="0.187" calcext:value-type="float">
            <text:p>0,1870</text:p>
          </table:table-cell>
          <table:table-cell table:style-name="ce5" office:value-type="float" office:value="0.5805" calcext:value-type="float">
            <text:p>0,5805</text:p>
          </table:table-cell>
          <table:table-cell table:style-name="ce5" office:value-type="float" office:value="0.7122" calcext:value-type="float">
            <text:p>0,7122</text:p>
          </table:table-cell>
          <table:table-cell table:style-name="ce20" table:formula="of:=AVERAGE([.CO28:.CP28])" office:value-type="float" office:value="0.64635" calcext:value-type="float">
            <text:p>0,6464</text:p>
          </table:table-cell>
          <table:table-cell table:style-name="ce5" office:value-type="float" office:value="0.1943" calcext:value-type="float">
            <text:p>0,1943</text:p>
          </table:table-cell>
          <table:table-cell table:style-name="ce5" office:value-type="float" office:value="0.1978" calcext:value-type="float">
            <text:p>0,1978</text:p>
          </table:table-cell>
          <table:table-cell table:style-name="ce5" office:value-type="float" office:value="0.1929" calcext:value-type="float">
            <text:p>0,1929</text:p>
          </table:table-cell>
          <table:table-cell table:style-name="ce12" table:formula="of:=AVERAGE([.CR28:.CT28])" office:value-type="float" office:value="0.195" calcext:value-type="float">
            <text:p>0,1950</text:p>
          </table:table-cell>
          <table:table-cell table:style-name="ce5" office:value-type="float" office:value="0.4532" calcext:value-type="float">
            <text:p>0,4532</text:p>
          </table:table-cell>
          <table:table-cell table:style-name="ce5" office:value-type="float" office:value="0.5081" calcext:value-type="float">
            <text:p>0,5081</text:p>
          </table:table-cell>
          <table:table-cell table:style-name="ce5" office:value-type="float" office:value="0.5337" calcext:value-type="float">
            <text:p>0,5337</text:p>
          </table:table-cell>
          <table:table-cell table:style-name="ce12" table:formula="of:=AVERAGE([.CV28:.CX28])" office:value-type="float" office:value="0.498333333333333" calcext:value-type="float">
            <text:p>0,4983</text:p>
          </table:table-cell>
          <table:table-cell table:style-name="ce5" office:value-type="float" office:value="0.5315" calcext:value-type="float">
            <text:p>0,5315</text:p>
          </table:table-cell>
          <table:table-cell table:style-name="ce5" office:value-type="float" office:value="0.5708" calcext:value-type="float">
            <text:p>0,5708</text:p>
          </table:table-cell>
          <table:table-cell table:style-name="ce5" office:value-type="float" office:value="0.4938" calcext:value-type="float">
            <text:p>0,4938</text:p>
          </table:table-cell>
          <table:table-cell table:style-name="ce12" table:formula="of:=AVERAGE([.CZ28:.DB28])" office:value-type="float" office:value="0.532033333333333" calcext:value-type="float">
            <text:p>0,5320</text:p>
          </table:table-cell>
          <table:table-cell table:style-name="ce5" office:value-type="float" office:value="0.5149" calcext:value-type="float">
            <text:p>0,5149</text:p>
          </table:table-cell>
          <table:table-cell table:style-name="ce5" office:value-type="float" office:value="0.5097" calcext:value-type="float">
            <text:p>0,5097</text:p>
          </table:table-cell>
          <table:table-cell table:style-name="ce5" office:value-type="float" office:value="0.5299" calcext:value-type="float">
            <text:p>0,5299</text:p>
          </table:table-cell>
          <table:table-cell table:style-name="ce12" table:formula="of:=AVERAGE([.DD28:.DF28])" office:value-type="float" office:value="0.518166666666667" calcext:value-type="float">
            <text:p>0,5182</text:p>
          </table:table-cell>
          <table:table-cell table:style-name="ce5" office:value-type="float" office:value="0.1885" calcext:value-type="float">
            <text:p>0,1885</text:p>
          </table:table-cell>
          <table:table-cell table:style-name="ce5" office:value-type="float" office:value="0.1943" calcext:value-type="float">
            <text:p>0,1943</text:p>
          </table:table-cell>
          <table:table-cell table:style-name="ce5" office:value-type="float" office:value="0.1865" calcext:value-type="float">
            <text:p>0,1865</text:p>
          </table:table-cell>
          <table:table-cell table:style-name="ce5" table:formula="of:=AVERAGE([.DH28:.DJ28])" office:value-type="float" office:value="0.189766666666667" calcext:value-type="float">
            <text:p>0,1898</text:p>
          </table:table-cell>
          <table:table-cell table:style-name="ce5" office:value-type="float" office:value="0.494" calcext:value-type="float">
            <text:p>0,4940</text:p>
          </table:table-cell>
          <table:table-cell table:style-name="ce5" office:value-type="float" office:value="0.5188" calcext:value-type="float">
            <text:p>0,5188</text:p>
          </table:table-cell>
          <table:table-cell table:style-name="ce5" office:value-type="float" office:value="0.5285" calcext:value-type="float">
            <text:p>0,5285</text:p>
          </table:table-cell>
          <table:table-cell table:style-name="ce5" office:value-type="float" office:value="0.5393" calcext:value-type="float">
            <text:p>0,5393</text:p>
          </table:table-cell>
          <table:table-cell table:style-name="ce5" office:value-type="float" office:value="0.5348" calcext:value-type="float">
            <text:p>0,5348</text:p>
          </table:table-cell>
          <table:table-cell table:style-name="ce5" office:value-type="float" office:value="0.5401" calcext:value-type="float">
            <text:p>0,5401</text:p>
          </table:table-cell>
          <table:table-cell table:style-name="ce5" office:value-type="float" office:value="0.5402" calcext:value-type="float">
            <text:p>0,5402</text:p>
          </table:table-cell>
          <table:table-cell table:style-name="ce5" office:value-type="float" office:value="0.541" calcext:value-type="float">
            <text:p>0,5410</text:p>
          </table:table-cell>
          <table:table-cell table:style-name="ce5" office:value-type="float" office:value="0.5772" calcext:value-type="float">
            <text:p>0,5772</text:p>
          </table:table-cell>
          <table:table-cell table:style-name="ce14" office:value-type="float" office:value="0.1988" calcext:value-type="float">
            <text:p>0,1988</text:p>
          </table:table-cell>
          <table:table-cell table:style-name="ce14" office:value-type="float" office:value="0.1985" calcext:value-type="float">
            <text:p>0,1985</text:p>
          </table:table-cell>
          <table:table-cell table:style-name="ce14" office:value-type="float" office:value="0.1978" calcext:value-type="float">
            <text:p>0,1978</text:p>
          </table:table-cell>
          <table:table-cell table:style-name="ce1" table:formula="of:=AVERAGE([.DU28:.DW28])" office:value-type="float" office:value="0.198366666666667" calcext:value-type="float">
            <text:p>0,198366666666667</text:p>
          </table:table-cell>
          <table:table-cell table:number-columns-repeated="92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float" office:value="28800.3" calcext:value-type="float">
            <text:p>28800,30</text:p>
          </table:table-cell>
          <table:table-cell table:style-name="ce3" table:formula="of:=[.B29]/3600" office:value-type="float" office:value="8.00008333333333" calcext:value-type="float">
            <text:p>8,00</text:p>
          </table:table-cell>
          <table:table-cell table:style-name="ce5" office:value-type="float" office:value="0.6688" calcext:value-type="float">
            <text:p>0,6688</text:p>
          </table:table-cell>
          <table:table-cell table:style-name="ce5" office:value-type="float" office:value="0.7089" calcext:value-type="float">
            <text:p>0,7089</text:p>
          </table:table-cell>
          <table:table-cell table:style-name="ce5" office:value-type="float" office:value="0.7237" calcext:value-type="float">
            <text:p>0,7237</text:p>
          </table:table-cell>
          <table:table-cell table:style-name="ce17" table:formula="of:=AVERAGE([.D29:.F29])-[.CE29]" office:value-type="float" office:value="0.502333333333334" calcext:value-type="float">
            <text:p>0,5023</text:p>
          </table:table-cell>
          <table:table-cell table:style-name="ce5" office:value-type="float" office:value="0.3083" calcext:value-type="float">
            <text:p>0,3083</text:p>
          </table:table-cell>
          <table:table-cell table:style-name="ce5" office:value-type="float" office:value="0.2736" calcext:value-type="float">
            <text:p>0,2736</text:p>
          </table:table-cell>
          <table:table-cell table:style-name="ce5" office:value-type="float" office:value="0.2899" calcext:value-type="float">
            <text:p>0,2899</text:p>
          </table:table-cell>
          <table:table-cell table:style-name="ce17" table:formula="of:=AVERAGE([.H29:.J29])-[.CE29]" office:value-type="float" office:value="0.092466666666667" calcext:value-type="float">
            <text:p>0,0925</text:p>
          </table:table-cell>
          <table:table-cell table:style-name="ce5" office:value-type="float" office:value="0.6309" calcext:value-type="float">
            <text:p>0,6309</text:p>
          </table:table-cell>
          <table:table-cell table:style-name="ce5" office:value-type="float" office:value="0.6247" calcext:value-type="float">
            <text:p>0,6247</text:p>
          </table:table-cell>
          <table:table-cell table:style-name="ce5" office:value-type="float" office:value="0.7473" calcext:value-type="float">
            <text:p>0,7473</text:p>
          </table:table-cell>
          <table:table-cell table:style-name="ce17" table:formula="of:=AVERAGE([.L29:.N29])-[.CE29]" office:value-type="float" office:value="0.4695" calcext:value-type="float">
            <text:p>0,4695</text:p>
          </table:table-cell>
          <table:table-cell table:style-name="ce5" office:value-type="float" office:value="0.3478" calcext:value-type="float">
            <text:p>0,3478</text:p>
          </table:table-cell>
          <table:table-cell table:style-name="ce5" office:value-type="float" office:value="0.35" calcext:value-type="float">
            <text:p>0,3500</text:p>
          </table:table-cell>
          <table:table-cell table:style-name="ce5" office:value-type="float" office:value="0.3268" calcext:value-type="float">
            <text:p>0,3268</text:p>
          </table:table-cell>
          <table:table-cell table:style-name="ce17" table:formula="of:=AVERAGE([.P29:.R29])-[.CE29]" office:value-type="float" office:value="0.1434" calcext:value-type="float">
            <text:p>0,1434</text:p>
          </table:table-cell>
          <table:table-cell table:style-name="ce5" office:value-type="float" office:value="0.6569" calcext:value-type="float">
            <text:p>0,6569</text:p>
          </table:table-cell>
          <table:table-cell table:style-name="ce5" office:value-type="float" office:value="0.6852" calcext:value-type="float">
            <text:p>0,6852</text:p>
          </table:table-cell>
          <table:table-cell table:style-name="ce5" office:value-type="float" office:value="0.7037" calcext:value-type="float">
            <text:p>0,7037</text:p>
          </table:table-cell>
          <table:table-cell table:style-name="ce23" table:formula="of:=AVERAGE([.T29:.V29])-[.CU29]" office:value-type="float" office:value="0.486733333333333" calcext:value-type="float">
            <text:p>0,4867</text:p>
          </table:table-cell>
          <table:table-cell table:style-name="ce5" office:value-type="float" office:value="0.3271" calcext:value-type="float">
            <text:p>0,3271</text:p>
          </table:table-cell>
          <table:table-cell table:style-name="ce5" office:value-type="float" office:value="0.314" calcext:value-type="float">
            <text:p>0,3140</text:p>
          </table:table-cell>
          <table:table-cell table:style-name="ce5" office:value-type="float" office:value="0.3256" calcext:value-type="float">
            <text:p>0,3256</text:p>
          </table:table-cell>
          <table:table-cell table:style-name="ce23" table:formula="of:=AVERAGE([.X29:.Z29])-[.CU29]" office:value-type="float" office:value="0.127033333333333" calcext:value-type="float">
            <text:p>0,1270</text:p>
          </table:table-cell>
          <table:table-cell table:style-name="ce5" office:value-type="float" office:value="0.6432" calcext:value-type="float">
            <text:p>0,6432</text:p>
          </table:table-cell>
          <table:table-cell table:style-name="ce5" office:value-type="float" office:value="0.6229" calcext:value-type="float">
            <text:p>0,6229</text:p>
          </table:table-cell>
          <table:table-cell table:style-name="ce5" office:value-type="float" office:value="0.666" calcext:value-type="float">
            <text:p>0,6660</text:p>
          </table:table-cell>
          <table:table-cell table:style-name="ce23" table:formula="of:=AVERAGE([.AB29:.AD29])-[.CU29]" office:value-type="float" office:value="0.448833333333333" calcext:value-type="float">
            <text:p>0,4488</text:p>
          </table:table-cell>
          <table:table-cell table:style-name="ce5" office:value-type="float" office:value="0.3847" calcext:value-type="float">
            <text:p>0,3847</text:p>
          </table:table-cell>
          <table:table-cell table:style-name="ce5" office:value-type="float" office:value="0.3797" calcext:value-type="float">
            <text:p>0,3797</text:p>
          </table:table-cell>
          <table:table-cell table:style-name="ce5" office:value-type="float" office:value="0.3535" calcext:value-type="float">
            <text:p>0,3535</text:p>
          </table:table-cell>
          <table:table-cell table:style-name="ce23" table:formula="of:=AVERAGE([.AF29:.AH29])-[.CU29]" office:value-type="float" office:value="0.177433333333333" calcext:value-type="float">
            <text:p>0,1774</text:p>
          </table:table-cell>
          <table:table-cell table:style-name="ce5" office:value-type="float" office:value="0.6917" calcext:value-type="float">
            <text:p>0,6917</text:p>
          </table:table-cell>
          <table:table-cell table:style-name="ce5" office:value-type="float" office:value="0.7163" calcext:value-type="float">
            <text:p>0,7163</text:p>
          </table:table-cell>
          <table:table-cell table:style-name="ce5" office:value-type="float" office:value="0.7336" calcext:value-type="float">
            <text:p>0,7336</text:p>
          </table:table-cell>
          <table:table-cell table:style-name="ce26" table:formula="of:=AVERAGE([.AJ29:.AL29])-[.DK29]" office:value-type="float" office:value="0.5245" calcext:value-type="float">
            <text:p>0,5245</text:p>
          </table:table-cell>
          <table:table-cell table:style-name="ce5" office:value-type="float" office:value="0.3582" calcext:value-type="float">
            <text:p>0,3582</text:p>
          </table:table-cell>
          <table:table-cell table:style-name="ce5" office:value-type="float" office:value="0.3355" calcext:value-type="float">
            <text:p>0,3355</text:p>
          </table:table-cell>
          <table:table-cell table:style-name="ce5" office:value-type="float" office:value="0.3398" calcext:value-type="float">
            <text:p>0,3398</text:p>
          </table:table-cell>
          <table:table-cell table:style-name="ce26" table:formula="of:=AVERAGE([.AN29:.AP29])-[.DK29]" office:value-type="float" office:value="0.155133333333333" calcext:value-type="float">
            <text:p>0,1551</text:p>
          </table:table-cell>
          <table:table-cell table:style-name="ce5" office:value-type="float" office:value="0.8508" calcext:value-type="float">
            <text:p>0,8508</text:p>
          </table:table-cell>
          <table:table-cell table:style-name="ce5" office:value-type="float" office:value="0.8175" calcext:value-type="float">
            <text:p>0,8175</text:p>
          </table:table-cell>
          <table:table-cell table:style-name="ce5" office:value-type="float" office:value="0.6745" calcext:value-type="float">
            <text:p>0,6745</text:p>
          </table:table-cell>
          <table:table-cell table:style-name="ce26" table:formula="of:=AVERAGE([.AR29:.AT29])-[.DK29]" office:value-type="float" office:value="0.591566666666666" calcext:value-type="float">
            <text:p>0,5916</text:p>
          </table:table-cell>
          <table:table-cell table:style-name="ce5" office:value-type="float" office:value="0.406" calcext:value-type="float">
            <text:p>0,4060</text:p>
          </table:table-cell>
          <table:table-cell table:style-name="ce5" office:value-type="float" office:value="0.4073" calcext:value-type="float">
            <text:p>0,4073</text:p>
          </table:table-cell>
          <table:table-cell table:style-name="ce5" office:value-type="float" office:value="0.3601" calcext:value-type="float">
            <text:p>0,3601</text:p>
          </table:table-cell>
          <table:table-cell table:style-name="ce26" table:formula="of:=AVERAGE([.AV29:.AX29])-[.DK29]" office:value-type="float" office:value="0.201766666666666" calcext:value-type="float">
            <text:p>0,2018</text:p>
          </table:table-cell>
          <table:table-cell table:style-name="ce5" office:value-type="float" office:value="0.6804" calcext:value-type="float">
            <text:p>0,6804</text:p>
          </table:table-cell>
          <table:table-cell table:style-name="ce5" office:value-type="float" office:value="0.7241" calcext:value-type="float">
            <text:p>0,7241</text:p>
          </table:table-cell>
          <table:table-cell table:style-name="ce5" office:value-type="float" office:value="0.7285" calcext:value-type="float">
            <text:p>0,7285</text:p>
          </table:table-cell>
          <table:table-cell table:style-name="ce38" table:formula="of:=AVERAGE([.AZ29:.BB29])-[.DX29]" office:value-type="float" office:value="0.512366666666667" calcext:value-type="float">
            <text:p>0,5124</text:p>
          </table:table-cell>
          <table:table-cell table:style-name="ce5" office:value-type="float" office:value="0.3459" calcext:value-type="float">
            <text:p>0,3459</text:p>
          </table:table-cell>
          <table:table-cell table:style-name="ce5" office:value-type="float" office:value="0.3333" calcext:value-type="float">
            <text:p>0,3333</text:p>
          </table:table-cell>
          <table:table-cell table:style-name="ce5" office:value-type="float" office:value="0.3406" calcext:value-type="float">
            <text:p>0,3406</text:p>
          </table:table-cell>
          <table:table-cell table:style-name="ce38" table:formula="of:=AVERAGE([.BD29:.BF29])-[.DX29]" office:value-type="float" office:value="0.1413" calcext:value-type="float">
            <text:p>0,1413</text:p>
          </table:table-cell>
          <table:table-cell table:style-name="ce5" office:value-type="float" office:value="0.8099" calcext:value-type="float">
            <text:p>0,8099</text:p>
          </table:table-cell>
          <table:table-cell table:style-name="ce5" office:value-type="float" office:value="0.8126" calcext:value-type="float">
            <text:p>0,8126</text:p>
          </table:table-cell>
          <table:table-cell table:style-name="ce5" office:value-type="float" office:value="0.7942" calcext:value-type="float">
            <text:p>0,7942</text:p>
          </table:table-cell>
          <table:table-cell table:style-name="ce38" table:formula="of:=AVERAGE([.BH29:.BJ29])-[.DX29]" office:value-type="float" office:value="0.606933333333334" calcext:value-type="float">
            <text:p>0,6069</text:p>
          </table:table-cell>
          <table:table-cell table:style-name="ce5" office:value-type="float" office:value="0.411" calcext:value-type="float">
            <text:p>0,4110</text:p>
          </table:table-cell>
          <table:table-cell table:style-name="ce5" office:value-type="float" office:value="0.4087" calcext:value-type="float">
            <text:p>0,4087</text:p>
          </table:table-cell>
          <table:table-cell table:style-name="ce5" office:value-type="float" office:value="0.3672" calcext:value-type="float">
            <text:p>0,3672</text:p>
          </table:table-cell>
          <table:table-cell table:style-name="ce38" table:formula="of:=AVERAGE([.BL29:.BN29])-[.DX29]" office:value-type="float" office:value="0.197" calcext:value-type="float">
            <text:p>0,1970</text:p>
          </table:table-cell>
          <table:table-cell table:style-name="ce5" office:value-type="float" office:value="0.7215" calcext:value-type="float">
            <text:p>0,7215</text:p>
          </table:table-cell>
          <table:table-cell table:style-name="ce5" office:value-type="float" office:value="0.6437" calcext:value-type="float">
            <text:p>0,6437</text:p>
          </table:table-cell>
          <table:table-cell table:style-name="ce5" office:value-type="float" office:value="0.7527" calcext:value-type="float">
            <text:p>0,7527</text:p>
          </table:table-cell>
          <table:table-cell table:style-name="ce41" table:formula="of:=AVERAGE([.BP29:.BR29])-[.CE29]" office:value-type="float" office:value="0.507833333333334" calcext:value-type="float">
            <text:p>0,5078</text:p>
          </table:table-cell>
          <table:table-cell table:style-name="ce5" office:value-type="float" office:value="0.6851" calcext:value-type="float">
            <text:p>0,6851</text:p>
          </table:table-cell>
          <table:table-cell table:style-name="ce5" office:value-type="float" office:value="0.7009" calcext:value-type="float">
            <text:p>0,7009</text:p>
          </table:table-cell>
          <table:table-cell table:style-name="ce5" office:value-type="float" office:value="0.7082" calcext:value-type="float">
            <text:p>0,7082</text:p>
          </table:table-cell>
          <table:table-cell table:style-name="ce41" table:formula="of:=AVERAGE([.BT29:.BV29])-[.CE29]" office:value-type="float" office:value="0.499933333333334" calcext:value-type="float">
            <text:p>0,4999</text:p>
          </table:table-cell>
          <table:table-cell table:style-name="ce5" office:value-type="float" office:value="0.6997" calcext:value-type="float">
            <text:p>0,6997</text:p>
          </table:table-cell>
          <table:table-cell table:style-name="ce5" office:value-type="float" office:value="0.7055" calcext:value-type="float">
            <text:p>0,7055</text:p>
          </table:table-cell>
          <table:table-cell table:style-name="ce5" office:value-type="float" office:value="0.6849" calcext:value-type="float">
            <text:p>0,6849</text:p>
          </table:table-cell>
          <table:table-cell table:style-name="ce5" table:formula="of:=AVERAGE([.BX29:.BZ29])-[.CE29]" office:value-type="float" office:value="0.498566666666667" calcext:value-type="float">
            <text:p>0,4986</text:p>
          </table:table-cell>
          <table:table-cell table:style-name="ce5" office:value-type="float" office:value="0.2002" calcext:value-type="float">
            <text:p>0,2002</text:p>
          </table:table-cell>
          <table:table-cell table:style-name="ce5" office:value-type="float" office:value="0.1981" calcext:value-type="float">
            <text:p>0,1981</text:p>
          </table:table-cell>
          <table:table-cell table:style-name="ce5" office:value-type="float" office:value="0.1961" calcext:value-type="float">
            <text:p>0,1961</text:p>
          </table:table-cell>
          <table:table-cell table:style-name="ce12" table:formula="of:=AVERAGE([.CB29:.CD29])" office:value-type="float" office:value="0.198133333333333" calcext:value-type="float">
            <text:p>0,1981</text:p>
          </table:table-cell>
          <table:table-cell table:style-name="ce5" office:value-type="float" office:value="0.5341" calcext:value-type="float">
            <text:p>0,5341</text:p>
          </table:table-cell>
          <table:table-cell table:style-name="ce5" office:value-type="float" office:value="0.6044" calcext:value-type="float">
            <text:p>0,6044</text:p>
          </table:table-cell>
          <table:table-cell table:style-name="ce5" office:value-type="float" office:value="0.6218" calcext:value-type="float">
            <text:p>0,6218</text:p>
          </table:table-cell>
          <table:table-cell table:style-name="ce20" table:formula="of:=AVERAGE([.CF29:.CH29])" office:value-type="float" office:value="0.586766666666667" calcext:value-type="float">
            <text:p>0,5868</text:p>
          </table:table-cell>
          <table:table-cell table:style-name="ce5" office:value-type="float" office:value="0.6454" calcext:value-type="float">
            <text:p>0,6454</text:p>
          </table:table-cell>
          <table:table-cell table:style-name="ce5" office:value-type="float" office:value="0.6556" calcext:value-type="float">
            <text:p>0,6556</text:p>
          </table:table-cell>
          <table:table-cell table:style-name="ce5" office:value-type="float" office:value="0.6628" calcext:value-type="float">
            <text:p>0,6628</text:p>
          </table:table-cell>
          <table:table-cell table:style-name="ce20" table:formula="of:=AVERAGE([.CJ29:.CL29])-[.CU29]" office:value-type="float" office:value="0.4594" calcext:value-type="float">
            <text:p>0,4594</text:p>
          </table:table-cell>
          <table:table-cell table:style-name="ce5" office:value-type="float" office:value="0.1872" calcext:value-type="float">
            <text:p>0,1872</text:p>
          </table:table-cell>
          <table:table-cell table:style-name="ce5" office:value-type="float" office:value="0.6265" calcext:value-type="float">
            <text:p>0,6265</text:p>
          </table:table-cell>
          <table:table-cell table:style-name="ce5" office:value-type="float" office:value="0.7664" calcext:value-type="float">
            <text:p>0,7664</text:p>
          </table:table-cell>
          <table:table-cell table:style-name="ce20" table:formula="of:=AVERAGE([.CO29:.CP29])" office:value-type="float" office:value="0.69645" calcext:value-type="float">
            <text:p>0,6965</text:p>
          </table:table-cell>
          <table:table-cell table:style-name="ce5" office:value-type="float" office:value="0.1947" calcext:value-type="float">
            <text:p>0,1947</text:p>
          </table:table-cell>
          <table:table-cell table:style-name="ce5" office:value-type="float" office:value="0.1977" calcext:value-type="float">
            <text:p>0,1977</text:p>
          </table:table-cell>
          <table:table-cell table:style-name="ce5" office:value-type="float" office:value="0.1932" calcext:value-type="float">
            <text:p>0,1932</text:p>
          </table:table-cell>
          <table:table-cell table:style-name="ce12" table:formula="of:=AVERAGE([.CR29:.CT29])" office:value-type="float" office:value="0.1952" calcext:value-type="float">
            <text:p>0,1952</text:p>
          </table:table-cell>
          <table:table-cell table:style-name="ce5" office:value-type="float" office:value="0.5168" calcext:value-type="float">
            <text:p>0,5168</text:p>
          </table:table-cell>
          <table:table-cell table:style-name="ce5" office:value-type="float" office:value="0.537" calcext:value-type="float">
            <text:p>0,5370</text:p>
          </table:table-cell>
          <table:table-cell table:style-name="ce5" office:value-type="float" office:value="0.5646" calcext:value-type="float">
            <text:p>0,5646</text:p>
          </table:table-cell>
          <table:table-cell table:style-name="ce12" table:formula="of:=AVERAGE([.CV29:.CX29])" office:value-type="float" office:value="0.539466666666667" calcext:value-type="float">
            <text:p>0,5395</text:p>
          </table:table-cell>
          <table:table-cell table:style-name="ce5" office:value-type="float" office:value="0.5799" calcext:value-type="float">
            <text:p>0,5799</text:p>
          </table:table-cell>
          <table:table-cell table:style-name="ce5" office:value-type="float" office:value="0.6301" calcext:value-type="float">
            <text:p>0,6301</text:p>
          </table:table-cell>
          <table:table-cell table:style-name="ce5" office:value-type="float" office:value="0.5498" calcext:value-type="float">
            <text:p>0,5498</text:p>
          </table:table-cell>
          <table:table-cell table:style-name="ce12" table:formula="of:=AVERAGE([.CZ29:.DB29])" office:value-type="float" office:value="0.5866" calcext:value-type="float">
            <text:p>0,5866</text:p>
          </table:table-cell>
          <table:table-cell table:style-name="ce5" office:value-type="float" office:value="0.5663" calcext:value-type="float">
            <text:p>0,5663</text:p>
          </table:table-cell>
          <table:table-cell table:style-name="ce5" office:value-type="float" office:value="0.5593" calcext:value-type="float">
            <text:p>0,5593</text:p>
          </table:table-cell>
          <table:table-cell table:style-name="ce5" office:value-type="float" office:value="0.5836" calcext:value-type="float">
            <text:p>0,5836</text:p>
          </table:table-cell>
          <table:table-cell table:style-name="ce12" table:formula="of:=AVERAGE([.DD29:.DF29])" office:value-type="float" office:value="0.569733333333333" calcext:value-type="float">
            <text:p>0,5697</text:p>
          </table:table-cell>
          <table:table-cell table:style-name="ce5" office:value-type="float" office:value="0.1881" calcext:value-type="float">
            <text:p>0,1881</text:p>
          </table:table-cell>
          <table:table-cell table:style-name="ce5" office:value-type="float" office:value="0.193" calcext:value-type="float">
            <text:p>0,1930</text:p>
          </table:table-cell>
          <table:table-cell table:style-name="ce5" office:value-type="float" office:value="0.187" calcext:value-type="float">
            <text:p>0,1870</text:p>
          </table:table-cell>
          <table:table-cell table:style-name="ce5" table:formula="of:=AVERAGE([.DH29:.DJ29])" office:value-type="float" office:value="0.189366666666667" calcext:value-type="float">
            <text:p>0,1894</text:p>
          </table:table-cell>
          <table:table-cell table:style-name="ce5" office:value-type="float" office:value="0.5244" calcext:value-type="float">
            <text:p>0,5244</text:p>
          </table:table-cell>
          <table:table-cell table:style-name="ce5" office:value-type="float" office:value="0.5471" calcext:value-type="float">
            <text:p>0,5471</text:p>
          </table:table-cell>
          <table:table-cell table:style-name="ce5" office:value-type="float" office:value="0.5552" calcext:value-type="float">
            <text:p>0,5552</text:p>
          </table:table-cell>
          <table:table-cell table:style-name="ce5" office:value-type="float" office:value="0.5729" calcext:value-type="float">
            <text:p>0,5729</text:p>
          </table:table-cell>
          <table:table-cell table:style-name="ce5" office:value-type="float" office:value="0.5685" calcext:value-type="float">
            <text:p>0,5685</text:p>
          </table:table-cell>
          <table:table-cell table:style-name="ce5" office:value-type="float" office:value="0.5724" calcext:value-type="float">
            <text:p>0,5724</text:p>
          </table:table-cell>
          <table:table-cell table:style-name="ce5" office:value-type="float" office:value="0.5701" calcext:value-type="float">
            <text:p>0,5701</text:p>
          </table:table-cell>
          <table:table-cell table:style-name="ce5" office:value-type="float" office:value="0.576" calcext:value-type="float">
            <text:p>0,5760</text:p>
          </table:table-cell>
          <table:table-cell table:style-name="ce5" office:value-type="float" office:value="0.6304" calcext:value-type="float">
            <text:p>0,6304</text:p>
          </table:table-cell>
          <table:table-cell table:style-name="ce14" office:value-type="float" office:value="0.1989" calcext:value-type="float">
            <text:p>0,1989</text:p>
          </table:table-cell>
          <table:table-cell table:style-name="ce14" office:value-type="float" office:value="0.1983" calcext:value-type="float">
            <text:p>0,1983</text:p>
          </table:table-cell>
          <table:table-cell table:style-name="ce14" office:value-type="float" office:value="0.1987" calcext:value-type="float">
            <text:p>0,1987</text:p>
          </table:table-cell>
          <table:table-cell table:style-name="ce1" table:formula="of:=AVERAGE([.DU29:.DW29])" office:value-type="float" office:value="0.198633333333333" calcext:value-type="float">
            <text:p>0,198633333333333</text:p>
          </table:table-cell>
          <table:table-cell table:number-columns-repeated="92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float" office:value="30600.3" calcext:value-type="float">
            <text:p>30600,30</text:p>
          </table:table-cell>
          <table:table-cell table:style-name="ce3" table:formula="of:=[.B30]/3600" office:value-type="float" office:value="8.50008333333333" calcext:value-type="float">
            <text:p>8,50</text:p>
          </table:table-cell>
          <table:table-cell table:style-name="ce5" office:value-type="float" office:value="0.6966" calcext:value-type="float">
            <text:p>0,6966</text:p>
          </table:table-cell>
          <table:table-cell table:style-name="ce5" office:value-type="float" office:value="0.7362" calcext:value-type="float">
            <text:p>0,7362</text:p>
          </table:table-cell>
          <table:table-cell table:style-name="ce5" office:value-type="float" office:value="0.7517" calcext:value-type="float">
            <text:p>0,7517</text:p>
          </table:table-cell>
          <table:table-cell table:style-name="ce17" table:formula="of:=AVERAGE([.D30:.F30])-[.CE30]" office:value-type="float" office:value="0.529966666666667" calcext:value-type="float">
            <text:p>0,5300</text:p>
          </table:table-cell>
          <table:table-cell table:style-name="ce5" office:value-type="float" office:value="0.3289" calcext:value-type="float">
            <text:p>0,3289</text:p>
          </table:table-cell>
          <table:table-cell table:style-name="ce5" office:value-type="float" office:value="0.2945" calcext:value-type="float">
            <text:p>0,2945</text:p>
          </table:table-cell>
          <table:table-cell table:style-name="ce5" office:value-type="float" office:value="0.3112" calcext:value-type="float">
            <text:p>0,3112</text:p>
          </table:table-cell>
          <table:table-cell table:style-name="ce17" table:formula="of:=AVERAGE([.H30:.J30])-[.CE30]" office:value-type="float" office:value="0.113333333333333" calcext:value-type="float">
            <text:p>0,1133</text:p>
          </table:table-cell>
          <table:table-cell table:style-name="ce5" office:value-type="float" office:value="0.6753" calcext:value-type="float">
            <text:p>0,6753</text:p>
          </table:table-cell>
          <table:table-cell table:style-name="ce5" office:value-type="float" office:value="0.6695" calcext:value-type="float">
            <text:p>0,6695</text:p>
          </table:table-cell>
          <table:table-cell table:style-name="ce5" office:value-type="float" office:value="0.8225" calcext:value-type="float">
            <text:p>0,8225</text:p>
          </table:table-cell>
          <table:table-cell table:style-name="ce17" table:formula="of:=AVERAGE([.L30:.N30])-[.CE30]" office:value-type="float" office:value="0.524233333333333" calcext:value-type="float">
            <text:p>0,5242</text:p>
          </table:table-cell>
          <table:table-cell table:style-name="ce5" office:value-type="float" office:value="0.3706" calcext:value-type="float">
            <text:p>0,3706</text:p>
          </table:table-cell>
          <table:table-cell table:style-name="ce5" office:value-type="float" office:value="0.3725" calcext:value-type="float">
            <text:p>0,3725</text:p>
          </table:table-cell>
          <table:table-cell table:style-name="ce5" office:value-type="float" office:value="0.347" calcext:value-type="float">
            <text:p>0,3470</text:p>
          </table:table-cell>
          <table:table-cell table:style-name="ce17" table:formula="of:=AVERAGE([.P30:.R30])-[.CE30]" office:value-type="float" office:value="0.165166666666667" calcext:value-type="float">
            <text:p>0,1652</text:p>
          </table:table-cell>
          <table:table-cell table:style-name="ce5" office:value-type="float" office:value="0.6859" calcext:value-type="float">
            <text:p>0,6859</text:p>
          </table:table-cell>
          <table:table-cell table:style-name="ce5" office:value-type="float" office:value="0.7127" calcext:value-type="float">
            <text:p>0,7127</text:p>
          </table:table-cell>
          <table:table-cell table:style-name="ce5" office:value-type="float" office:value="0.7306" calcext:value-type="float">
            <text:p>0,7306</text:p>
          </table:table-cell>
          <table:table-cell table:style-name="ce23" table:formula="of:=AVERAGE([.T30:.V30])-[.CU30]" office:value-type="float" office:value="0.514666666666666" calcext:value-type="float">
            <text:p>0,5147</text:p>
          </table:table-cell>
          <table:table-cell table:style-name="ce5" office:value-type="float" office:value="0.3523" calcext:value-type="float">
            <text:p>0,3523</text:p>
          </table:table-cell>
          <table:table-cell table:style-name="ce5" office:value-type="float" office:value="0.3385" calcext:value-type="float">
            <text:p>0,3385</text:p>
          </table:table-cell>
          <table:table-cell table:style-name="ce5" office:value-type="float" office:value="0.3497" calcext:value-type="float">
            <text:p>0,3497</text:p>
          </table:table-cell>
          <table:table-cell table:style-name="ce23" table:formula="of:=AVERAGE([.X30:.Z30])-[.CU30]" office:value-type="float" office:value="0.151766666666666" calcext:value-type="float">
            <text:p>0,1518</text:p>
          </table:table-cell>
          <table:table-cell table:style-name="ce5" office:value-type="float" office:value="0.6898" calcext:value-type="float">
            <text:p>0,6898</text:p>
          </table:table-cell>
          <table:table-cell table:style-name="ce5" office:value-type="float" office:value="0.6738" calcext:value-type="float">
            <text:p>0,6738</text:p>
          </table:table-cell>
          <table:table-cell table:style-name="ce5" office:value-type="float" office:value="0.7146" calcext:value-type="float">
            <text:p>0,7146</text:p>
          </table:table-cell>
          <table:table-cell table:style-name="ce23" table:formula="of:=AVERAGE([.AB30:.AD30])-[.CU30]" office:value-type="float" office:value="0.497666666666666" calcext:value-type="float">
            <text:p>0,4977</text:p>
          </table:table-cell>
          <table:table-cell table:style-name="ce5" office:value-type="float" office:value="0.4116" calcext:value-type="float">
            <text:p>0,4116</text:p>
          </table:table-cell>
          <table:table-cell table:style-name="ce5" office:value-type="float" office:value="0.4036" calcext:value-type="float">
            <text:p>0,4036</text:p>
          </table:table-cell>
          <table:table-cell table:style-name="ce5" office:value-type="float" office:value="0.3756" calcext:value-type="float">
            <text:p>0,3756</text:p>
          </table:table-cell>
          <table:table-cell table:style-name="ce23" table:formula="of:=AVERAGE([.AF30:.AH30])-[.CU30]" office:value-type="float" office:value="0.201866666666666" calcext:value-type="float">
            <text:p>0,2019</text:p>
          </table:table-cell>
          <table:table-cell table:style-name="ce5" office:value-type="float" office:value="0.7208" calcext:value-type="float">
            <text:p>0,7208</text:p>
          </table:table-cell>
          <table:table-cell table:style-name="ce5" office:value-type="float" office:value="0.7477" calcext:value-type="float">
            <text:p>0,7477</text:p>
          </table:table-cell>
          <table:table-cell table:style-name="ce5" office:value-type="float" office:value="0.7637" calcext:value-type="float">
            <text:p>0,7637</text:p>
          </table:table-cell>
          <table:table-cell table:style-name="ce26" table:formula="of:=AVERAGE([.AJ30:.AL30])-[.DK30]" office:value-type="float" office:value="0.554833333333334" calcext:value-type="float">
            <text:p>0,5548</text:p>
          </table:table-cell>
          <table:table-cell table:style-name="ce5" office:value-type="float" office:value="0.3849" calcext:value-type="float">
            <text:p>0,3849</text:p>
          </table:table-cell>
          <table:table-cell table:style-name="ce5" office:value-type="float" office:value="0.3606" calcext:value-type="float">
            <text:p>0,3606</text:p>
          </table:table-cell>
          <table:table-cell table:style-name="ce5" office:value-type="float" office:value="0.3652" calcext:value-type="float">
            <text:p>0,3652</text:p>
          </table:table-cell>
          <table:table-cell table:style-name="ce26" table:formula="of:=AVERAGE([.AN30:.AP30])-[.DK30]" office:value-type="float" office:value="0.181" calcext:value-type="float">
            <text:p>0,1810</text:p>
          </table:table-cell>
          <table:table-cell table:style-name="ce5" office:value-type="float" office:value="0.9198" calcext:value-type="float">
            <text:p>0,9198</text:p>
          </table:table-cell>
          <table:table-cell table:style-name="ce5" office:value-type="float" office:value="0.8928" calcext:value-type="float">
            <text:p>0,8928</text:p>
          </table:table-cell>
          <table:table-cell table:style-name="ce5" office:value-type="float" office:value="0.7308" calcext:value-type="float">
            <text:p>0,7308</text:p>
          </table:table-cell>
          <table:table-cell table:style-name="ce26" table:formula="of:=AVERAGE([.AR30:.AT30])-[.DK30]" office:value-type="float" office:value="0.658566666666667" calcext:value-type="float">
            <text:p>0,6586</text:p>
          </table:table-cell>
          <table:table-cell table:style-name="ce5" office:value-type="float" office:value="0.4306" calcext:value-type="float">
            <text:p>0,4306</text:p>
          </table:table-cell>
          <table:table-cell table:style-name="ce5" office:value-type="float" office:value="0.4338" calcext:value-type="float">
            <text:p>0,4338</text:p>
          </table:table-cell>
          <table:table-cell table:style-name="ce5" office:value-type="float" office:value="0.3805" calcext:value-type="float">
            <text:p>0,3805</text:p>
          </table:table-cell>
          <table:table-cell table:style-name="ce26" table:formula="of:=AVERAGE([.AV30:.AX30])-[.DK30]" office:value-type="float" office:value="0.225733333333334" calcext:value-type="float">
            <text:p>0,2257</text:p>
          </table:table-cell>
          <table:table-cell table:style-name="ce5" office:value-type="float" office:value="0.707" calcext:value-type="float">
            <text:p>0,7070</text:p>
          </table:table-cell>
          <table:table-cell table:style-name="ce5" office:value-type="float" office:value="0.7514" calcext:value-type="float">
            <text:p>0,7514</text:p>
          </table:table-cell>
          <table:table-cell table:style-name="ce5" office:value-type="float" office:value="0.7558" calcext:value-type="float">
            <text:p>0,7558</text:p>
          </table:table-cell>
          <table:table-cell table:style-name="ce38" table:formula="of:=AVERAGE([.AZ30:.BB30])-[.DX30]" office:value-type="float" office:value="0.5392" calcext:value-type="float">
            <text:p>0,5392</text:p>
          </table:table-cell>
          <table:table-cell table:style-name="ce5" office:value-type="float" office:value="0.374" calcext:value-type="float">
            <text:p>0,3740</text:p>
          </table:table-cell>
          <table:table-cell table:style-name="ce5" office:value-type="float" office:value="0.3613" calcext:value-type="float">
            <text:p>0,3613</text:p>
          </table:table-cell>
          <table:table-cell table:style-name="ce5" office:value-type="float" office:value="0.3679" calcext:value-type="float">
            <text:p>0,3679</text:p>
          </table:table-cell>
          <table:table-cell table:style-name="ce38" table:formula="of:=AVERAGE([.BD30:.BF30])-[.DX30]" office:value-type="float" office:value="0.168866666666666" calcext:value-type="float">
            <text:p>0,1689</text:p>
          </table:table-cell>
          <table:table-cell table:style-name="ce5" office:value-type="float" office:value="0.8868" calcext:value-type="float">
            <text:p>0,8868</text:p>
          </table:table-cell>
          <table:table-cell table:style-name="ce5" office:value-type="float" office:value="0.8862" calcext:value-type="float">
            <text:p>0,8862</text:p>
          </table:table-cell>
          <table:table-cell table:style-name="ce5" office:value-type="float" office:value="0.8587" calcext:value-type="float">
            <text:p>0,8587</text:p>
          </table:table-cell>
          <table:table-cell table:style-name="ce38" table:formula="of:=AVERAGE([.BH30:.BJ30])-[.DX30]" office:value-type="float" office:value="0.678366666666666" calcext:value-type="float">
            <text:p>0,6784</text:p>
          </table:table-cell>
          <table:table-cell table:style-name="ce5" office:value-type="float" office:value="0.4412" calcext:value-type="float">
            <text:p>0,4412</text:p>
          </table:table-cell>
          <table:table-cell table:style-name="ce5" office:value-type="float" office:value="0.4396" calcext:value-type="float">
            <text:p>0,4396</text:p>
          </table:table-cell>
          <table:table-cell table:style-name="ce5" office:value-type="float" office:value="0.3923" calcext:value-type="float">
            <text:p>0,3923</text:p>
          </table:table-cell>
          <table:table-cell table:style-name="ce38" table:formula="of:=AVERAGE([.BL30:.BN30])-[.DX30]" office:value-type="float" office:value="0.2255" calcext:value-type="float">
            <text:p>0,2255</text:p>
          </table:table-cell>
          <table:table-cell table:style-name="ce5" office:value-type="float" office:value="0.8171" calcext:value-type="float">
            <text:p>0,8171</text:p>
          </table:table-cell>
          <table:table-cell table:style-name="ce5" office:value-type="float" office:value="0.6829" calcext:value-type="float">
            <text:p>0,6829</text:p>
          </table:table-cell>
          <table:table-cell table:style-name="ce5" office:value-type="float" office:value="0.7928" calcext:value-type="float">
            <text:p>0,7928</text:p>
          </table:table-cell>
          <table:table-cell table:style-name="ce41" table:formula="of:=AVERAGE([.BP30:.BR30])-[.CE30]" office:value-type="float" office:value="0.566066666666667" calcext:value-type="float">
            <text:p>0,5661</text:p>
          </table:table-cell>
          <table:table-cell table:style-name="ce5" office:value-type="float" office:value="0.7361" calcext:value-type="float">
            <text:p>0,7361</text:p>
          </table:table-cell>
          <table:table-cell table:style-name="ce5" office:value-type="float" office:value="0.7657" calcext:value-type="float">
            <text:p>0,7657</text:p>
          </table:table-cell>
          <table:table-cell table:style-name="ce5" office:value-type="float" office:value="0.768" calcext:value-type="float">
            <text:p>0,7680</text:p>
          </table:table-cell>
          <table:table-cell table:style-name="ce41" table:formula="of:=AVERAGE([.BT30:.BV30])-[.CE30]" office:value-type="float" office:value="0.5584" calcext:value-type="float">
            <text:p>0,5584</text:p>
          </table:table-cell>
          <table:table-cell table:style-name="ce5" office:value-type="float" office:value="0.758" calcext:value-type="float">
            <text:p>0,7580</text:p>
          </table:table-cell>
          <table:table-cell table:style-name="ce5" office:value-type="float" office:value="0.762" calcext:value-type="float">
            <text:p>0,7620</text:p>
          </table:table-cell>
          <table:table-cell table:style-name="ce5" office:value-type="float" office:value="0.7388" calcext:value-type="float">
            <text:p>0,7388</text:p>
          </table:table-cell>
          <table:table-cell table:style-name="ce5" table:formula="of:=AVERAGE([.BX30:.BZ30])-[.CE30]" office:value-type="float" office:value="0.554733333333333" calcext:value-type="float">
            <text:p>0,5547</text:p>
          </table:table-cell>
          <table:table-cell table:style-name="ce5" office:value-type="float" office:value="0.1995" calcext:value-type="float">
            <text:p>0,1995</text:p>
          </table:table-cell>
          <table:table-cell table:style-name="ce5" office:value-type="float" office:value="0.1989" calcext:value-type="float">
            <text:p>0,1989</text:p>
          </table:table-cell>
          <table:table-cell table:style-name="ce5" office:value-type="float" office:value="0.1962" calcext:value-type="float">
            <text:p>0,1962</text:p>
          </table:table-cell>
          <table:table-cell table:style-name="ce12" table:formula="of:=AVERAGE([.CB30:.CD30])" office:value-type="float" office:value="0.1982" calcext:value-type="float">
            <text:p>0,1982</text:p>
          </table:table-cell>
          <table:table-cell table:style-name="ce5" office:value-type="float" office:value="0.5948" calcext:value-type="float">
            <text:p>0,5948</text:p>
          </table:table-cell>
          <table:table-cell table:style-name="ce5" office:value-type="float" office:value="0.6438" calcext:value-type="float">
            <text:p>0,6438</text:p>
          </table:table-cell>
          <table:table-cell table:style-name="ce5" office:value-type="float" office:value="0.6614" calcext:value-type="float">
            <text:p>0,6614</text:p>
          </table:table-cell>
          <table:table-cell table:style-name="ce20" table:formula="of:=AVERAGE([.CF30:.CH30])" office:value-type="float" office:value="0.633333333333333" calcext:value-type="float">
            <text:p>0,6333</text:p>
          </table:table-cell>
          <table:table-cell table:style-name="ce5" office:value-type="float" office:value="0.6993" calcext:value-type="float">
            <text:p>0,6993</text:p>
          </table:table-cell>
          <table:table-cell table:style-name="ce5" office:value-type="float" office:value="0.7108" calcext:value-type="float">
            <text:p>0,7108</text:p>
          </table:table-cell>
          <table:table-cell table:style-name="ce5" office:value-type="float" office:value="0.7227" calcext:value-type="float">
            <text:p>0,7227</text:p>
          </table:table-cell>
          <table:table-cell table:style-name="ce20" table:formula="of:=AVERAGE([.CJ30:.CL30])-[.CU30]" office:value-type="float" office:value="0.515866666666666" calcext:value-type="float">
            <text:p>0,5159</text:p>
          </table:table-cell>
          <table:table-cell table:style-name="ce5" office:value-type="float" office:value="0.187" calcext:value-type="float">
            <text:p>0,1870</text:p>
          </table:table-cell>
          <table:table-cell table:style-name="ce5" office:value-type="float" office:value="0.6832" calcext:value-type="float">
            <text:p>0,6832</text:p>
          </table:table-cell>
          <table:table-cell table:style-name="ce5" office:value-type="float" office:value="0.8268" calcext:value-type="float">
            <text:p>0,8268</text:p>
          </table:table-cell>
          <table:table-cell table:style-name="ce20" table:formula="of:=AVERAGE([.CO30:.CP30])" office:value-type="float" office:value="0.755" calcext:value-type="float">
            <text:p>0,7550</text:p>
          </table:table-cell>
          <table:table-cell table:style-name="ce5" office:value-type="float" office:value="0.1946" calcext:value-type="float">
            <text:p>0,1946</text:p>
          </table:table-cell>
          <table:table-cell table:style-name="ce5" office:value-type="float" office:value="0.1977" calcext:value-type="float">
            <text:p>0,1977</text:p>
          </table:table-cell>
          <table:table-cell table:style-name="ce5" office:value-type="float" office:value="0.1929" calcext:value-type="float">
            <text:p>0,1929</text:p>
          </table:table-cell>
          <table:table-cell table:style-name="ce12" table:formula="of:=AVERAGE([.CR30:.CT30])" office:value-type="float" office:value="0.195066666666667" calcext:value-type="float">
            <text:p>0,1951</text:p>
          </table:table-cell>
          <table:table-cell table:style-name="ce5" office:value-type="float" office:value="0.5938" calcext:value-type="float">
            <text:p>0,5938</text:p>
          </table:table-cell>
          <table:table-cell table:style-name="ce5" office:value-type="float" office:value="0.5713" calcext:value-type="float">
            <text:p>0,5713</text:p>
          </table:table-cell>
          <table:table-cell table:style-name="ce5" office:value-type="float" office:value="0.6015" calcext:value-type="float">
            <text:p>0,6015</text:p>
          </table:table-cell>
          <table:table-cell table:style-name="ce12" table:formula="of:=AVERAGE([.CV30:.CX30])" office:value-type="float" office:value="0.588866666666667" calcext:value-type="float">
            <text:p>0,5889</text:p>
          </table:table-cell>
          <table:table-cell table:style-name="ce5" office:value-type="float" office:value="0.6411" calcext:value-type="float">
            <text:p>0,6411</text:p>
          </table:table-cell>
          <table:table-cell table:style-name="ce5" office:value-type="float" office:value="0.6987" calcext:value-type="float">
            <text:p>0,6987</text:p>
          </table:table-cell>
          <table:table-cell table:style-name="ce5" office:value-type="float" office:value="0.6238" calcext:value-type="float">
            <text:p>0,6238</text:p>
          </table:table-cell>
          <table:table-cell table:style-name="ce12" table:formula="of:=AVERAGE([.CZ30:.DB30])" office:value-type="float" office:value="0.654533333333333" calcext:value-type="float">
            <text:p>0,6545</text:p>
          </table:table-cell>
          <table:table-cell table:style-name="ce5" office:value-type="float" office:value="0.6357" calcext:value-type="float">
            <text:p>0,6357</text:p>
          </table:table-cell>
          <table:table-cell table:style-name="ce5" office:value-type="float" office:value="0.6343" calcext:value-type="float">
            <text:p>0,6343</text:p>
          </table:table-cell>
          <table:table-cell table:style-name="ce5" office:value-type="float" office:value="0.653" calcext:value-type="float">
            <text:p>0,6530</text:p>
          </table:table-cell>
          <table:table-cell table:style-name="ce12" table:formula="of:=AVERAGE([.DD30:.DF30])" office:value-type="float" office:value="0.641" calcext:value-type="float">
            <text:p>0,6410</text:p>
          </table:table-cell>
          <table:table-cell table:style-name="ce5" office:value-type="float" office:value="0.1882" calcext:value-type="float">
            <text:p>0,1882</text:p>
          </table:table-cell>
          <table:table-cell table:style-name="ce5" office:value-type="float" office:value="0.192" calcext:value-type="float">
            <text:p>0,1920</text:p>
          </table:table-cell>
          <table:table-cell table:style-name="ce5" office:value-type="float" office:value="0.1875" calcext:value-type="float">
            <text:p>0,1875</text:p>
          </table:table-cell>
          <table:table-cell table:style-name="ce5" table:formula="of:=AVERAGE([.DH30:.DJ30])" office:value-type="float" office:value="0.189233333333333" calcext:value-type="float">
            <text:p>0,1892</text:p>
          </table:table-cell>
          <table:table-cell table:style-name="ce5" office:value-type="float" office:value="0.5748" calcext:value-type="float">
            <text:p>0,5748</text:p>
          </table:table-cell>
          <table:table-cell table:style-name="ce5" office:value-type="float" office:value="0.5835" calcext:value-type="float">
            <text:p>0,5835</text:p>
          </table:table-cell>
          <table:table-cell table:style-name="ce5" office:value-type="float" office:value="0.5882" calcext:value-type="float">
            <text:p>0,5882</text:p>
          </table:table-cell>
          <table:table-cell table:style-name="ce5" office:value-type="float" office:value="0.6173" calcext:value-type="float">
            <text:p>0,6173</text:p>
          </table:table-cell>
          <table:table-cell table:style-name="ce5" office:value-type="float" office:value="0.6115" calcext:value-type="float">
            <text:p>0,6115</text:p>
          </table:table-cell>
          <table:table-cell table:style-name="ce5" office:value-type="float" office:value="0.6137" calcext:value-type="float">
            <text:p>0,6137</text:p>
          </table:table-cell>
          <table:table-cell table:style-name="ce5" office:value-type="float" office:value="0.6088" calcext:value-type="float">
            <text:p>0,6088</text:p>
          </table:table-cell>
          <table:table-cell table:style-name="ce5" office:value-type="float" office:value="0.6236" calcext:value-type="float">
            <text:p>0,6236</text:p>
          </table:table-cell>
          <table:table-cell table:style-name="ce5" office:value-type="float" office:value="0.6932" calcext:value-type="float">
            <text:p>0,6932</text:p>
          </table:table-cell>
          <table:table-cell table:style-name="ce14" office:value-type="float" office:value="0.1994" calcext:value-type="float">
            <text:p>0,1994</text:p>
          </table:table-cell>
          <table:table-cell table:style-name="ce14" office:value-type="float" office:value="0.1988" calcext:value-type="float">
            <text:p>0,1988</text:p>
          </table:table-cell>
          <table:table-cell table:style-name="ce14" office:value-type="float" office:value="0.1984" calcext:value-type="float">
            <text:p>0,1984</text:p>
          </table:table-cell>
          <table:table-cell table:style-name="ce1" table:formula="of:=AVERAGE([.DU30:.DW30])" office:value-type="float" office:value="0.198866666666667" calcext:value-type="float">
            <text:p>0,198866666666667</text:p>
          </table:table-cell>
          <table:table-cell table:number-columns-repeated="92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float" office:value="32400.3" calcext:value-type="float">
            <text:p>32400,30</text:p>
          </table:table-cell>
          <table:table-cell table:style-name="ce3" table:formula="of:=[.B31]/3600" office:value-type="float" office:value="9.00008333333333" calcext:value-type="float">
            <text:p>9,00</text:p>
          </table:table-cell>
          <table:table-cell table:style-name="ce5" office:value-type="float" office:value="0.7177" calcext:value-type="float">
            <text:p>0,7177</text:p>
          </table:table-cell>
          <table:table-cell table:style-name="ce5" office:value-type="float" office:value="0.7609" calcext:value-type="float">
            <text:p>0,7609</text:p>
          </table:table-cell>
          <table:table-cell table:style-name="ce5" office:value-type="float" office:value="0.7743" calcext:value-type="float">
            <text:p>0,7743</text:p>
          </table:table-cell>
          <table:table-cell table:style-name="ce17" table:formula="of:=AVERAGE([.D31:.F31])-[.CE31]" office:value-type="float" office:value="0.5529" calcext:value-type="float">
            <text:p>0,5529</text:p>
          </table:table-cell>
          <table:table-cell table:style-name="ce5" office:value-type="float" office:value="0.349" calcext:value-type="float">
            <text:p>0,3490</text:p>
          </table:table-cell>
          <table:table-cell table:style-name="ce5" office:value-type="float" office:value="0.3166" calcext:value-type="float">
            <text:p>0,3166</text:p>
          </table:table-cell>
          <table:table-cell table:style-name="ce5" office:value-type="float" office:value="0.3327" calcext:value-type="float">
            <text:p>0,3327</text:p>
          </table:table-cell>
          <table:table-cell table:style-name="ce17" table:formula="of:=AVERAGE([.H31:.J31])-[.CE31]" office:value-type="float" office:value="0.1347" calcext:value-type="float">
            <text:p>0,1347</text:p>
          </table:table-cell>
          <table:table-cell table:style-name="ce5" office:value-type="float" office:value="0.7276" calcext:value-type="float">
            <text:p>0,7276</text:p>
          </table:table-cell>
          <table:table-cell table:style-name="ce5" office:value-type="float" office:value="0.7203" calcext:value-type="float">
            <text:p>0,7203</text:p>
          </table:table-cell>
          <table:table-cell table:style-name="ce5" office:value-type="float" office:value="0.8867" calcext:value-type="float">
            <text:p>0,8867</text:p>
          </table:table-cell>
          <table:table-cell table:style-name="ce17" table:formula="of:=AVERAGE([.L31:.N31])-[.CE31]" office:value-type="float" office:value="0.580133333333333" calcext:value-type="float">
            <text:p>0,5801</text:p>
          </table:table-cell>
          <table:table-cell table:style-name="ce5" office:value-type="float" office:value="0.3901" calcext:value-type="float">
            <text:p>0,3901</text:p>
          </table:table-cell>
          <table:table-cell table:style-name="ce5" office:value-type="float" office:value="0.3914" calcext:value-type="float">
            <text:p>0,3914</text:p>
          </table:table-cell>
          <table:table-cell table:style-name="ce5" office:value-type="float" office:value="0.366" calcext:value-type="float">
            <text:p>0,3660</text:p>
          </table:table-cell>
          <table:table-cell table:style-name="ce17" table:formula="of:=AVERAGE([.P31:.R31])-[.CE31]" office:value-type="float" office:value="0.184433333333333" calcext:value-type="float">
            <text:p>0,1844</text:p>
          </table:table-cell>
          <table:table-cell table:style-name="ce5" office:value-type="float" office:value="0.7145" calcext:value-type="float">
            <text:p>0,7145</text:p>
          </table:table-cell>
          <table:table-cell table:style-name="ce5" office:value-type="float" office:value="0.7378" calcext:value-type="float">
            <text:p>0,7378</text:p>
          </table:table-cell>
          <table:table-cell table:style-name="ce5" office:value-type="float" office:value="0.7537" calcext:value-type="float">
            <text:p>0,7537</text:p>
          </table:table-cell>
          <table:table-cell table:style-name="ce23" table:formula="of:=AVERAGE([.T31:.V31])-[.CU31]" office:value-type="float" office:value="0.5402" calcext:value-type="float">
            <text:p>0,5402</text:p>
          </table:table-cell>
          <table:table-cell table:style-name="ce5" office:value-type="float" office:value="0.378" calcext:value-type="float">
            <text:p>0,3780</text:p>
          </table:table-cell>
          <table:table-cell table:style-name="ce5" office:value-type="float" office:value="0.3626" calcext:value-type="float">
            <text:p>0,3626</text:p>
          </table:table-cell>
          <table:table-cell table:style-name="ce5" office:value-type="float" office:value="0.3741" calcext:value-type="float">
            <text:p>0,3741</text:p>
          </table:table-cell>
          <table:table-cell table:style-name="ce23" table:formula="of:=AVERAGE([.X31:.Z31])-[.CU31]" office:value-type="float" office:value="0.176433333333334" calcext:value-type="float">
            <text:p>0,1764</text:p>
          </table:table-cell>
          <table:table-cell table:style-name="ce5" office:value-type="float" office:value="0.7396" calcext:value-type="float">
            <text:p>0,7396</text:p>
          </table:table-cell>
          <table:table-cell table:style-name="ce5" office:value-type="float" office:value="0.7298" calcext:value-type="float">
            <text:p>0,7298</text:p>
          </table:table-cell>
          <table:table-cell table:style-name="ce5" office:value-type="float" office:value="0.764" calcext:value-type="float">
            <text:p>0,7640</text:p>
          </table:table-cell>
          <table:table-cell table:style-name="ce23" table:formula="of:=AVERAGE([.AB31:.AD31])-[.CU31]" office:value-type="float" office:value="0.549333333333334" calcext:value-type="float">
            <text:p>0,5493</text:p>
          </table:table-cell>
          <table:table-cell table:style-name="ce5" office:value-type="float" office:value="0.4354" calcext:value-type="float">
            <text:p>0,4354</text:p>
          </table:table-cell>
          <table:table-cell table:style-name="ce5" office:value-type="float" office:value="0.4267" calcext:value-type="float">
            <text:p>0,4267</text:p>
          </table:table-cell>
          <table:table-cell table:style-name="ce5" office:value-type="float" office:value="0.3948" calcext:value-type="float">
            <text:p>0,3948</text:p>
          </table:table-cell>
          <table:table-cell table:style-name="ce23" table:formula="of:=AVERAGE([.AF31:.AH31])-[.CU31]" office:value-type="float" office:value="0.223833333333334" calcext:value-type="float">
            <text:p>0,2238</text:p>
          </table:table-cell>
          <table:table-cell table:style-name="ce5" office:value-type="float" office:value="0.7416" calcext:value-type="float">
            <text:p>0,7416</text:p>
          </table:table-cell>
          <table:table-cell table:style-name="ce5" office:value-type="float" office:value="0.7709" calcext:value-type="float">
            <text:p>0,7709</text:p>
          </table:table-cell>
          <table:table-cell table:style-name="ce5" office:value-type="float" office:value="0.7871" calcext:value-type="float">
            <text:p>0,7871</text:p>
          </table:table-cell>
          <table:table-cell table:style-name="ce26" table:formula="of:=AVERAGE([.AJ31:.AL31])-[.DK31]" office:value-type="float" office:value="0.577466666666666" calcext:value-type="float">
            <text:p>0,5775</text:p>
          </table:table-cell>
          <table:table-cell table:style-name="ce5" office:value-type="float" office:value="0.411" calcext:value-type="float">
            <text:p>0,4110</text:p>
          </table:table-cell>
          <table:table-cell table:style-name="ce5" office:value-type="float" office:value="0.3868" calcext:value-type="float">
            <text:p>0,3868</text:p>
          </table:table-cell>
          <table:table-cell table:style-name="ce5" office:value-type="float" office:value="0.3916" calcext:value-type="float">
            <text:p>0,3916</text:p>
          </table:table-cell>
          <table:table-cell table:style-name="ce26" table:formula="of:=AVERAGE([.AN31:.AP31])-[.DK31]" office:value-type="float" office:value="0.2074" calcext:value-type="float">
            <text:p>0,2074</text:p>
          </table:table-cell>
          <table:table-cell table:style-name="ce5" office:value-type="float" office:value="0.9714" calcext:value-type="float">
            <text:p>0,9714</text:p>
          </table:table-cell>
          <table:table-cell table:style-name="ce5" office:value-type="float" office:value="0.9487" calcext:value-type="float">
            <text:p>0,9487</text:p>
          </table:table-cell>
          <table:table-cell table:style-name="ce5" office:value-type="float" office:value="0.7895" calcext:value-type="float">
            <text:p>0,7895</text:p>
          </table:table-cell>
          <table:table-cell table:style-name="ce26" table:formula="of:=AVERAGE([.AR31:.AT31])-[.DK31]" office:value-type="float" office:value="0.714133333333333" calcext:value-type="float">
            <text:p>0,7141</text:p>
          </table:table-cell>
          <table:table-cell table:style-name="ce5" office:value-type="float" office:value="0.4531" calcext:value-type="float">
            <text:p>0,4531</text:p>
          </table:table-cell>
          <table:table-cell table:style-name="ce5" office:value-type="float" office:value="0.4584" calcext:value-type="float">
            <text:p>0,4584</text:p>
          </table:table-cell>
          <table:table-cell table:style-name="ce5" office:value-type="float" office:value="0.3986" calcext:value-type="float">
            <text:p>0,3986</text:p>
          </table:table-cell>
          <table:table-cell table:style-name="ce26" table:formula="of:=AVERAGE([.AV31:.AX31])-[.DK31]" office:value-type="float" office:value="0.247633333333333" calcext:value-type="float">
            <text:p>0,2476</text:p>
          </table:table-cell>
          <table:table-cell table:style-name="ce5" office:value-type="float" office:value="0.7297" calcext:value-type="float">
            <text:p>0,7297</text:p>
          </table:table-cell>
          <table:table-cell table:style-name="ce5" office:value-type="float" office:value="0.7759" calcext:value-type="float">
            <text:p>0,7759</text:p>
          </table:table-cell>
          <table:table-cell table:style-name="ce5" office:value-type="float" office:value="0.7808" calcext:value-type="float">
            <text:p>0,7808</text:p>
          </table:table-cell>
          <table:table-cell table:style-name="ce38" table:formula="of:=AVERAGE([.AZ31:.BB31])-[.DX31]" office:value-type="float" office:value="0.563066666666666" calcext:value-type="float">
            <text:p>0,5631</text:p>
          </table:table-cell>
          <table:table-cell table:style-name="ce5" office:value-type="float" office:value="0.4044" calcext:value-type="float">
            <text:p>0,4044</text:p>
          </table:table-cell>
          <table:table-cell table:style-name="ce5" office:value-type="float" office:value="0.3904" calcext:value-type="float">
            <text:p>0,3904</text:p>
          </table:table-cell>
          <table:table-cell table:style-name="ce5" office:value-type="float" office:value="0.3966" calcext:value-type="float">
            <text:p>0,3966</text:p>
          </table:table-cell>
          <table:table-cell table:style-name="ce38" table:formula="of:=AVERAGE([.BD31:.BF31])-[.DX31]" office:value-type="float" office:value="0.198066666666666" calcext:value-type="float">
            <text:p>0,1981</text:p>
          </table:table-cell>
          <table:table-cell table:style-name="ce5" office:value-type="float" office:value="0.9603" calcext:value-type="float">
            <text:p>0,9603</text:p>
          </table:table-cell>
          <table:table-cell table:style-name="ce5" office:value-type="float" office:value="0.9552" calcext:value-type="float">
            <text:p>0,9552</text:p>
          </table:table-cell>
          <table:table-cell table:style-name="ce5" office:value-type="float" office:value="0.9225" calcext:value-type="float">
            <text:p>0,9225</text:p>
          </table:table-cell>
          <table:table-cell table:style-name="ce38" table:formula="of:=AVERAGE([.BH31:.BJ31])-[.DX31]" office:value-type="float" office:value="0.746933333333333" calcext:value-type="float">
            <text:p>0,7469</text:p>
          </table:table-cell>
          <table:table-cell table:style-name="ce5" office:value-type="float" office:value="0.468" calcext:value-type="float">
            <text:p>0,4680</text:p>
          </table:table-cell>
          <table:table-cell table:style-name="ce5" office:value-type="float" office:value="0.4683" calcext:value-type="float">
            <text:p>0,4683</text:p>
          </table:table-cell>
          <table:table-cell table:style-name="ce5" office:value-type="float" office:value="0.4138" calcext:value-type="float">
            <text:p>0,4138</text:p>
          </table:table-cell>
          <table:table-cell table:style-name="ce38" table:formula="of:=AVERAGE([.BL31:.BN31])-[.DX31]" office:value-type="float" office:value="0.250966666666666" calcext:value-type="float">
            <text:p>0,2510</text:p>
          </table:table-cell>
          <table:table-cell table:style-name="ce5" office:value-type="float" office:value="0.8974" calcext:value-type="float">
            <text:p>0,8974</text:p>
          </table:table-cell>
          <table:table-cell table:style-name="ce5" office:value-type="float" office:value="0.7277" calcext:value-type="float">
            <text:p>0,7277</text:p>
          </table:table-cell>
          <table:table-cell table:style-name="ce5" office:value-type="float" office:value="0.8381" calcext:value-type="float">
            <text:p>0,8381</text:p>
          </table:table-cell>
          <table:table-cell table:style-name="ce41" table:formula="of:=AVERAGE([.BP31:.BR31])-[.CE31]" office:value-type="float" office:value="0.623" calcext:value-type="float">
            <text:p>0,6230</text:p>
          </table:table-cell>
          <table:table-cell table:style-name="ce5" office:value-type="float" office:value="0.7999" calcext:value-type="float">
            <text:p>0,7999</text:p>
          </table:table-cell>
          <table:table-cell table:style-name="ce5" office:value-type="float" office:value="0.8396" calcext:value-type="float">
            <text:p>0,8396</text:p>
          </table:table-cell>
          <table:table-cell table:style-name="ce5" office:value-type="float" office:value="0.8392" calcext:value-type="float">
            <text:p>0,8392</text:p>
          </table:table-cell>
          <table:table-cell table:style-name="ce41" table:formula="of:=AVERAGE([.BT31:.BV31])-[.CE31]" office:value-type="float" office:value="0.628166666666666" calcext:value-type="float">
            <text:p>0,6282</text:p>
          </table:table-cell>
          <table:table-cell table:style-name="ce5" office:value-type="float" office:value="0.8284" calcext:value-type="float">
            <text:p>0,8284</text:p>
          </table:table-cell>
          <table:table-cell table:style-name="ce5" office:value-type="float" office:value="0.8272" calcext:value-type="float">
            <text:p>0,8272</text:p>
          </table:table-cell>
          <table:table-cell table:style-name="ce5" office:value-type="float" office:value="0.8031" calcext:value-type="float">
            <text:p>0,8031</text:p>
          </table:table-cell>
          <table:table-cell table:style-name="ce5" table:formula="of:=AVERAGE([.BX31:.BZ31])-[.CE31]" office:value-type="float" office:value="0.6215" calcext:value-type="float">
            <text:p>0,6215</text:p>
          </table:table-cell>
          <table:table-cell table:style-name="ce5" office:value-type="float" office:value="0.1996" calcext:value-type="float">
            <text:p>0,1996</text:p>
          </table:table-cell>
          <table:table-cell table:style-name="ce5" office:value-type="float" office:value="0.1983" calcext:value-type="float">
            <text:p>0,1983</text:p>
          </table:table-cell>
          <table:table-cell table:style-name="ce5" office:value-type="float" office:value="0.1963" calcext:value-type="float">
            <text:p>0,1963</text:p>
          </table:table-cell>
          <table:table-cell table:style-name="ce12" table:formula="of:=AVERAGE([.CB31:.CD31])" office:value-type="float" office:value="0.198066666666667" calcext:value-type="float">
            <text:p>0,1981</text:p>
          </table:table-cell>
          <table:table-cell table:style-name="ce5" office:value-type="float" office:value="0.673" calcext:value-type="float">
            <text:p>0,6730</text:p>
          </table:table-cell>
          <table:table-cell table:style-name="ce5" office:value-type="float" office:value="0.6921" calcext:value-type="float">
            <text:p>0,6921</text:p>
          </table:table-cell>
          <table:table-cell table:style-name="ce5" office:value-type="float" office:value="0.7067" calcext:value-type="float">
            <text:p>0,7067</text:p>
          </table:table-cell>
          <table:table-cell table:style-name="ce20" table:formula="of:=AVERAGE([.CF31:.CH31])" office:value-type="float" office:value="0.6906" calcext:value-type="float">
            <text:p>0,6906</text:p>
          </table:table-cell>
          <table:table-cell table:style-name="ce5" office:value-type="float" office:value="0.7621" calcext:value-type="float">
            <text:p>0,7621</text:p>
          </table:table-cell>
          <table:table-cell table:style-name="ce5" office:value-type="float" office:value="0.7683" calcext:value-type="float">
            <text:p>0,7683</text:p>
          </table:table-cell>
          <table:table-cell table:style-name="ce5" office:value-type="float" office:value="0.7869" calcext:value-type="float">
            <text:p>0,7869</text:p>
          </table:table-cell>
          <table:table-cell table:style-name="ce20" table:formula="of:=AVERAGE([.CJ31:.CL31])-[.CU31]" office:value-type="float" office:value="0.5773" calcext:value-type="float">
            <text:p>0,5773</text:p>
          </table:table-cell>
          <table:table-cell table:style-name="ce5" office:value-type="float" office:value="0.188" calcext:value-type="float">
            <text:p>0,1880</text:p>
          </table:table-cell>
          <table:table-cell table:style-name="ce5" office:value-type="float" office:value="0.7463" calcext:value-type="float">
            <text:p>0,7463</text:p>
          </table:table-cell>
          <table:table-cell table:style-name="ce5" office:value-type="float" office:value="0.8897" calcext:value-type="float">
            <text:p>0,8897</text:p>
          </table:table-cell>
          <table:table-cell table:style-name="ce20" table:formula="of:=AVERAGE([.CO31:.CP31])" office:value-type="float" office:value="0.818" calcext:value-type="float">
            <text:p>0,8180</text:p>
          </table:table-cell>
          <table:table-cell table:style-name="ce5" office:value-type="float" office:value="0.1946" calcext:value-type="float">
            <text:p>0,1946</text:p>
          </table:table-cell>
          <table:table-cell table:style-name="ce5" office:value-type="float" office:value="0.1982" calcext:value-type="float">
            <text:p>0,1982</text:p>
          </table:table-cell>
          <table:table-cell table:style-name="ce5" office:value-type="float" office:value="0.1926" calcext:value-type="float">
            <text:p>0,1926</text:p>
          </table:table-cell>
          <table:table-cell table:style-name="ce12" table:formula="of:=AVERAGE([.CR31:.CT31])" office:value-type="float" office:value="0.195133333333333" calcext:value-type="float">
            <text:p>0,1951</text:p>
          </table:table-cell>
          <table:table-cell table:style-name="ce5" office:value-type="float" office:value="0.6846" calcext:value-type="float">
            <text:p>0,6846</text:p>
          </table:table-cell>
          <table:table-cell table:style-name="ce5" office:value-type="float" office:value="0.62" calcext:value-type="float">
            <text:p>0,6200</text:p>
          </table:table-cell>
          <table:table-cell table:style-name="ce5" office:value-type="float" office:value="0.6476" calcext:value-type="float">
            <text:p>0,6476</text:p>
          </table:table-cell>
          <table:table-cell table:style-name="ce12" table:formula="of:=AVERAGE([.CV31:.CX31])" office:value-type="float" office:value="0.650733333333333" calcext:value-type="float">
            <text:p>0,6507</text:p>
          </table:table-cell>
          <table:table-cell table:style-name="ce5" office:value-type="float" office:value="0.712" calcext:value-type="float">
            <text:p>0,7120</text:p>
          </table:table-cell>
          <table:table-cell table:style-name="ce5" office:value-type="float" office:value="0.7685" calcext:value-type="float">
            <text:p>0,7685</text:p>
          </table:table-cell>
          <table:table-cell table:style-name="ce5" office:value-type="float" office:value="0.7029" calcext:value-type="float">
            <text:p>0,7029</text:p>
          </table:table-cell>
          <table:table-cell table:style-name="ce12" table:formula="of:=AVERAGE([.CZ31:.DB31])" office:value-type="float" office:value="0.7278" calcext:value-type="float">
            <text:p>0,7278</text:p>
          </table:table-cell>
          <table:table-cell table:style-name="ce5" office:value-type="float" office:value="0.7115" calcext:value-type="float">
            <text:p>0,7115</text:p>
          </table:table-cell>
          <table:table-cell table:style-name="ce5" office:value-type="float" office:value="0.7141" calcext:value-type="float">
            <text:p>0,7141</text:p>
          </table:table-cell>
          <table:table-cell table:style-name="ce5" office:value-type="float" office:value="0.7308" calcext:value-type="float">
            <text:p>0,7308</text:p>
          </table:table-cell>
          <table:table-cell table:style-name="ce12" table:formula="of:=AVERAGE([.DD31:.DF31])" office:value-type="float" office:value="0.7188" calcext:value-type="float">
            <text:p>0,7188</text:p>
          </table:table-cell>
          <table:table-cell table:style-name="ce5" office:value-type="float" office:value="0.1885" calcext:value-type="float">
            <text:p>0,1885</text:p>
          </table:table-cell>
          <table:table-cell table:style-name="ce5" office:value-type="float" office:value="0.1917" calcext:value-type="float">
            <text:p>0,1917</text:p>
          </table:table-cell>
          <table:table-cell table:style-name="ce5" office:value-type="float" office:value="0.187" calcext:value-type="float">
            <text:p>0,1870</text:p>
          </table:table-cell>
          <table:table-cell table:style-name="ce5" table:formula="of:=AVERAGE([.DH31:.DJ31])" office:value-type="float" office:value="0.189066666666667" calcext:value-type="float">
            <text:p>0,1891</text:p>
          </table:table-cell>
          <table:table-cell table:style-name="ce5" office:value-type="float" office:value="0.6563" calcext:value-type="float">
            <text:p>0,6563</text:p>
          </table:table-cell>
          <table:table-cell table:style-name="ce5" office:value-type="float" office:value="0.6352" calcext:value-type="float">
            <text:p>0,6352</text:p>
          </table:table-cell>
          <table:table-cell table:style-name="ce5" office:value-type="float" office:value="0.6316" calcext:value-type="float">
            <text:p>0,6316</text:p>
          </table:table-cell>
          <table:table-cell table:style-name="ce5" office:value-type="float" office:value="0.6763" calcext:value-type="float">
            <text:p>0,6763</text:p>
          </table:table-cell>
          <table:table-cell table:style-name="ce5" office:value-type="float" office:value="0.666" calcext:value-type="float">
            <text:p>0,6660</text:p>
          </table:table-cell>
          <table:table-cell table:style-name="ce5" office:value-type="float" office:value="0.6691" calcext:value-type="float">
            <text:p>0,6691</text:p>
          </table:table-cell>
          <table:table-cell table:style-name="ce5" office:value-type="float" office:value="0.6607" calcext:value-type="float">
            <text:p>0,6607</text:p>
          </table:table-cell>
          <table:table-cell table:style-name="ce5" office:value-type="float" office:value="0.6835" calcext:value-type="float">
            <text:p>0,6835</text:p>
          </table:table-cell>
          <table:table-cell table:style-name="ce5" office:value-type="float" office:value="0.7652" calcext:value-type="float">
            <text:p>0,7652</text:p>
          </table:table-cell>
          <table:table-cell table:style-name="ce14" office:value-type="float" office:value="0.1994" calcext:value-type="float">
            <text:p>0,1994</text:p>
          </table:table-cell>
          <table:table-cell table:style-name="ce14" office:value-type="float" office:value="0.199" calcext:value-type="float">
            <text:p>0,1990</text:p>
          </table:table-cell>
          <table:table-cell table:style-name="ce14" office:value-type="float" office:value="0.1988" calcext:value-type="float">
            <text:p>0,1988</text:p>
          </table:table-cell>
          <table:table-cell table:style-name="ce1" table:formula="of:=AVERAGE([.DU31:.DW31])" office:value-type="float" office:value="0.199066666666667" calcext:value-type="float">
            <text:p>0,199066666666667</text:p>
          </table:table-cell>
          <table:table-cell table:number-columns-repeated="92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float" office:value="34200.3" calcext:value-type="float">
            <text:p>34200,30</text:p>
          </table:table-cell>
          <table:table-cell table:style-name="ce3" table:formula="of:=[.B32]/3600" office:value-type="float" office:value="9.50008333333333" calcext:value-type="float">
            <text:p>9,50</text:p>
          </table:table-cell>
          <table:table-cell table:style-name="ce5" office:value-type="float" office:value="0.737" calcext:value-type="float">
            <text:p>0,7370</text:p>
          </table:table-cell>
          <table:table-cell table:style-name="ce5" office:value-type="float" office:value="0.7802" calcext:value-type="float">
            <text:p>0,7802</text:p>
          </table:table-cell>
          <table:table-cell table:style-name="ce5" office:value-type="float" office:value="0.7939" calcext:value-type="float">
            <text:p>0,7939</text:p>
          </table:table-cell>
          <table:table-cell table:style-name="ce17" table:formula="of:=AVERAGE([.D32:.F32])-[.CE32]" office:value-type="float" office:value="0.572433333333334" calcext:value-type="float">
            <text:p>0,5724</text:p>
          </table:table-cell>
          <table:table-cell table:style-name="ce5" office:value-type="float" office:value="0.3709" calcext:value-type="float">
            <text:p>0,3709</text:p>
          </table:table-cell>
          <table:table-cell table:style-name="ce5" office:value-type="float" office:value="0.3358" calcext:value-type="float">
            <text:p>0,3358</text:p>
          </table:table-cell>
          <table:table-cell table:style-name="ce5" office:value-type="float" office:value="0.3535" calcext:value-type="float">
            <text:p>0,3535</text:p>
          </table:table-cell>
          <table:table-cell table:style-name="ce17" table:formula="of:=AVERAGE([.H32:.J32])-[.CE32]" office:value-type="float" office:value="0.155466666666667" calcext:value-type="float">
            <text:p>0,1555</text:p>
          </table:table-cell>
          <table:table-cell table:style-name="ce5" office:value-type="float" office:value="0.7833" calcext:value-type="float">
            <text:p>0,7833</text:p>
          </table:table-cell>
          <table:table-cell table:style-name="ce5" office:value-type="float" office:value="0.7739" calcext:value-type="float">
            <text:p>0,7739</text:p>
          </table:table-cell>
          <table:table-cell table:style-name="ce5" office:value-type="float" office:value="0.9446" calcext:value-type="float">
            <text:p>0,9446</text:p>
          </table:table-cell>
          <table:table-cell table:style-name="ce17" table:formula="of:=AVERAGE([.L32:.N32])-[.CE32]" office:value-type="float" office:value="0.636000000000001" calcext:value-type="float">
            <text:p>0,6360</text:p>
          </table:table-cell>
          <table:table-cell table:style-name="ce5" office:value-type="float" office:value="0.4065" calcext:value-type="float">
            <text:p>0,4065</text:p>
          </table:table-cell>
          <table:table-cell table:style-name="ce5" office:value-type="float" office:value="0.4085" calcext:value-type="float">
            <text:p>0,4085</text:p>
          </table:table-cell>
          <table:table-cell table:style-name="ce5" office:value-type="float" office:value="0.3813" calcext:value-type="float">
            <text:p>0,3813</text:p>
          </table:table-cell>
          <table:table-cell table:style-name="ce17" table:formula="of:=AVERAGE([.P32:.R32])-[.CE32]" office:value-type="float" office:value="0.200833333333334" calcext:value-type="float">
            <text:p>0,2008</text:p>
          </table:table-cell>
          <table:table-cell table:style-name="ce5" office:value-type="float" office:value="0.7366" calcext:value-type="float">
            <text:p>0,7366</text:p>
          </table:table-cell>
          <table:table-cell table:style-name="ce5" office:value-type="float" office:value="0.7552" calcext:value-type="float">
            <text:p>0,7552</text:p>
          </table:table-cell>
          <table:table-cell table:style-name="ce5" office:value-type="float" office:value="0.7727" calcext:value-type="float">
            <text:p>0,7727</text:p>
          </table:table-cell>
          <table:table-cell table:style-name="ce23" table:formula="of:=AVERAGE([.T32:.V32])-[.CU32]" office:value-type="float" office:value="0.560366666666666" calcext:value-type="float">
            <text:p>0,5604</text:p>
          </table:table-cell>
          <table:table-cell table:style-name="ce5" office:value-type="float" office:value="0.4036" calcext:value-type="float">
            <text:p>0,4036</text:p>
          </table:table-cell>
          <table:table-cell table:style-name="ce5" office:value-type="float" office:value="0.3865" calcext:value-type="float">
            <text:p>0,3865</text:p>
          </table:table-cell>
          <table:table-cell table:style-name="ce5" office:value-type="float" office:value="0.3992" calcext:value-type="float">
            <text:p>0,3992</text:p>
          </table:table-cell>
          <table:table-cell table:style-name="ce23" table:formula="of:=AVERAGE([.X32:.Z32])-[.CU32]" office:value-type="float" office:value="0.201966666666666" calcext:value-type="float">
            <text:p>0,2020</text:p>
          </table:table-cell>
          <table:table-cell table:style-name="ce5" office:value-type="float" office:value="0.7904" calcext:value-type="float">
            <text:p>0,7904</text:p>
          </table:table-cell>
          <table:table-cell table:style-name="ce5" office:value-type="float" office:value="0.7865" calcext:value-type="float">
            <text:p>0,7865</text:p>
          </table:table-cell>
          <table:table-cell table:style-name="ce5" office:value-type="float" office:value="0.8161" calcext:value-type="float">
            <text:p>0,8161</text:p>
          </table:table-cell>
          <table:table-cell table:style-name="ce23" table:formula="of:=AVERAGE([.AB32:.AD32])-[.CU32]" office:value-type="float" office:value="0.6032" calcext:value-type="float">
            <text:p>0,6032</text:p>
          </table:table-cell>
          <table:table-cell table:style-name="ce5" office:value-type="float" office:value="0.4571" calcext:value-type="float">
            <text:p>0,4571</text:p>
          </table:table-cell>
          <table:table-cell table:style-name="ce5" office:value-type="float" office:value="0.4476" calcext:value-type="float">
            <text:p>0,4476</text:p>
          </table:table-cell>
          <table:table-cell table:style-name="ce5" office:value-type="float" office:value="0.411" calcext:value-type="float">
            <text:p>0,4110</text:p>
          </table:table-cell>
          <table:table-cell table:style-name="ce23" table:formula="of:=AVERAGE([.AF32:.AH32])-[.CU32]" office:value-type="float" office:value="0.2441" calcext:value-type="float">
            <text:p>0,2441</text:p>
          </table:table-cell>
          <table:table-cell table:style-name="ce5" office:value-type="float" office:value="0.7606" calcext:value-type="float">
            <text:p>0,7606</text:p>
          </table:table-cell>
          <table:table-cell table:style-name="ce5" office:value-type="float" office:value="0.7932" calcext:value-type="float">
            <text:p>0,7932</text:p>
          </table:table-cell>
          <table:table-cell table:style-name="ce5" office:value-type="float" office:value="0.8089" calcext:value-type="float">
            <text:p>0,8089</text:p>
          </table:table-cell>
          <table:table-cell table:style-name="ce26" table:formula="of:=AVERAGE([.AJ32:.AL32])-[.DK32]" office:value-type="float" office:value="0.5988" calcext:value-type="float">
            <text:p>0,5988</text:p>
          </table:table-cell>
          <table:table-cell table:style-name="ce5" office:value-type="float" office:value="0.4354" calcext:value-type="float">
            <text:p>0,4354</text:p>
          </table:table-cell>
          <table:table-cell table:style-name="ce5" office:value-type="float" office:value="0.4099" calcext:value-type="float">
            <text:p>0,4099</text:p>
          </table:table-cell>
          <table:table-cell table:style-name="ce5" office:value-type="float" office:value="0.4161" calcext:value-type="float">
            <text:p>0,4161</text:p>
          </table:table-cell>
          <table:table-cell table:style-name="ce26" table:formula="of:=AVERAGE([.AN32:.AP32])-[.DK32]" office:value-type="float" office:value="0.2317" calcext:value-type="float">
            <text:p>0,2317</text:p>
          </table:table-cell>
          <table:table-cell table:style-name="ce5" office:value-type="float" office:value="1.0139" calcext:value-type="float">
            <text:p>1,0139</text:p>
          </table:table-cell>
          <table:table-cell table:style-name="ce5" office:value-type="float" office:value="0.9909" calcext:value-type="float">
            <text:p>0,9909</text:p>
          </table:table-cell>
          <table:table-cell table:style-name="ce5" office:value-type="float" office:value="0.8459" calcext:value-type="float">
            <text:p>0,8459</text:p>
          </table:table-cell>
          <table:table-cell table:style-name="ce26" table:formula="of:=AVERAGE([.AR32:.AT32])-[.DK32]" office:value-type="float" office:value="0.761466666666666" calcext:value-type="float">
            <text:p>0,7615</text:p>
          </table:table-cell>
          <table:table-cell table:style-name="ce5" office:value-type="float" office:value="0.4755" calcext:value-type="float">
            <text:p>0,4755</text:p>
          </table:table-cell>
          <table:table-cell table:style-name="ce5" office:value-type="float" office:value="0.4826" calcext:value-type="float">
            <text:p>0,4826</text:p>
          </table:table-cell>
          <table:table-cell table:style-name="ce5" office:value-type="float" office:value="0.4153" calcext:value-type="float">
            <text:p>0,4153</text:p>
          </table:table-cell>
          <table:table-cell table:style-name="ce26" table:formula="of:=AVERAGE([.AV32:.AX32])-[.DK32]" office:value-type="float" office:value="0.269033333333333" calcext:value-type="float">
            <text:p>0,2690</text:p>
          </table:table-cell>
          <table:table-cell table:style-name="ce5" office:value-type="float" office:value="0.7472" calcext:value-type="float">
            <text:p>0,7472</text:p>
          </table:table-cell>
          <table:table-cell table:style-name="ce5" office:value-type="float" office:value="0.7948" calcext:value-type="float">
            <text:p>0,7948</text:p>
          </table:table-cell>
          <table:table-cell table:style-name="ce5" office:value-type="float" office:value="0.7993" calcext:value-type="float">
            <text:p>0,7993</text:p>
          </table:table-cell>
          <table:table-cell table:style-name="ce38" table:formula="of:=AVERAGE([.AZ32:.BB32])-[.DX32]" office:value-type="float" office:value="0.582033333333333" calcext:value-type="float">
            <text:p>0,5820</text:p>
          </table:table-cell>
          <table:table-cell table:style-name="ce5" office:value-type="float" office:value="0.4336" calcext:value-type="float">
            <text:p>0,4336</text:p>
          </table:table-cell>
          <table:table-cell table:style-name="ce5" office:value-type="float" office:value="0.4192" calcext:value-type="float">
            <text:p>0,4192</text:p>
          </table:table-cell>
          <table:table-cell table:style-name="ce5" office:value-type="float" office:value="0.4254" calcext:value-type="float">
            <text:p>0,4254</text:p>
          </table:table-cell>
          <table:table-cell table:style-name="ce38" table:formula="of:=AVERAGE([.BD32:.BF32])-[.DX32]" office:value-type="float" office:value="0.227666666666667" calcext:value-type="float">
            <text:p>0,2277</text:p>
          </table:table-cell>
          <table:table-cell table:style-name="ce5" office:value-type="float" office:value="1.0178" calcext:value-type="float">
            <text:p>1,0178</text:p>
          </table:table-cell>
          <table:table-cell table:style-name="ce5" office:value-type="float" office:value="1.0103" calcext:value-type="float">
            <text:p>1,0103</text:p>
          </table:table-cell>
          <table:table-cell table:style-name="ce5" office:value-type="float" office:value="0.98" calcext:value-type="float">
            <text:p>0,9800</text:p>
          </table:table-cell>
          <table:table-cell table:style-name="ce38" table:formula="of:=AVERAGE([.BH32:.BJ32])-[.DX32]" office:value-type="float" office:value="0.8043" calcext:value-type="float">
            <text:p>0,8043</text:p>
          </table:table-cell>
          <table:table-cell table:style-name="ce5" office:value-type="float" office:value="0.4936" calcext:value-type="float">
            <text:p>0,4936</text:p>
          </table:table-cell>
          <table:table-cell table:style-name="ce5" office:value-type="float" office:value="0.4937" calcext:value-type="float">
            <text:p>0,4937</text:p>
          </table:table-cell>
          <table:table-cell table:style-name="ce5" office:value-type="float" office:value="0.4328" calcext:value-type="float">
            <text:p>0,4328</text:p>
          </table:table-cell>
          <table:table-cell table:style-name="ce38" table:formula="of:=AVERAGE([.BL32:.BN32])-[.DX32]" office:value-type="float" office:value="0.274966666666667" calcext:value-type="float">
            <text:p>0,2750</text:p>
          </table:table-cell>
          <table:table-cell table:style-name="ce5" office:value-type="float" office:value="0.9588" calcext:value-type="float">
            <text:p>0,9588</text:p>
          </table:table-cell>
          <table:table-cell table:style-name="ce5" office:value-type="float" office:value="0.7739" calcext:value-type="float">
            <text:p>0,7739</text:p>
          </table:table-cell>
          <table:table-cell table:style-name="ce5" office:value-type="float" office:value="0.8855" calcext:value-type="float">
            <text:p>0,8855</text:p>
          </table:table-cell>
          <table:table-cell table:style-name="ce41" table:formula="of:=AVERAGE([.BP32:.BR32])-[.CE32]" office:value-type="float" office:value="0.6748" calcext:value-type="float">
            <text:p>0,6748</text:p>
          </table:table-cell>
          <table:table-cell table:style-name="ce5" office:value-type="float" office:value="0.8668" calcext:value-type="float">
            <text:p>0,8668</text:p>
          </table:table-cell>
          <table:table-cell table:style-name="ce5" office:value-type="float" office:value="0.9091" calcext:value-type="float">
            <text:p>0,9091</text:p>
          </table:table-cell>
          <table:table-cell table:style-name="ce5" office:value-type="float" office:value="0.9075" calcext:value-type="float">
            <text:p>0,9075</text:p>
          </table:table-cell>
          <table:table-cell table:style-name="ce41" table:formula="of:=AVERAGE([.BT32:.BV32])-[.CE32]" office:value-type="float" office:value="0.696533333333334" calcext:value-type="float">
            <text:p>0,6965</text:p>
          </table:table-cell>
          <table:table-cell table:style-name="ce5" office:value-type="float" office:value="0.8985" calcext:value-type="float">
            <text:p>0,8985</text:p>
          </table:table-cell>
          <table:table-cell table:style-name="ce5" office:value-type="float" office:value="0.8922" calcext:value-type="float">
            <text:p>0,8922</text:p>
          </table:table-cell>
          <table:table-cell table:style-name="ce5" office:value-type="float" office:value="0.8675" calcext:value-type="float">
            <text:p>0,8675</text:p>
          </table:table-cell>
          <table:table-cell table:style-name="ce5" table:formula="of:=AVERAGE([.BX32:.BZ32])-[.CE32]" office:value-type="float" office:value="0.688133333333334" calcext:value-type="float">
            <text:p>0,6881</text:p>
          </table:table-cell>
          <table:table-cell table:style-name="ce5" office:value-type="float" office:value="0.1997" calcext:value-type="float">
            <text:p>0,1997</text:p>
          </table:table-cell>
          <table:table-cell table:style-name="ce5" office:value-type="float" office:value="0.1977" calcext:value-type="float">
            <text:p>0,1977</text:p>
          </table:table-cell>
          <table:table-cell table:style-name="ce5" office:value-type="float" office:value="0.1964" calcext:value-type="float">
            <text:p>0,1964</text:p>
          </table:table-cell>
          <table:table-cell table:style-name="ce12" table:formula="of:=AVERAGE([.CB32:.CD32])" office:value-type="float" office:value="0.197933333333333" calcext:value-type="float">
            <text:p>0,1979</text:p>
          </table:table-cell>
          <table:table-cell table:style-name="ce5" office:value-type="float" office:value="0.7564" calcext:value-type="float">
            <text:p>0,7564</text:p>
          </table:table-cell>
          <table:table-cell table:style-name="ce5" office:value-type="float" office:value="0.7492" calcext:value-type="float">
            <text:p>0,7492</text:p>
          </table:table-cell>
          <table:table-cell table:style-name="ce5" office:value-type="float" office:value="0.76" calcext:value-type="float">
            <text:p>0,7600</text:p>
          </table:table-cell>
          <table:table-cell table:style-name="ce20" table:formula="of:=AVERAGE([.CF32:.CH32])" office:value-type="float" office:value="0.7552" calcext:value-type="float">
            <text:p>0,7552</text:p>
          </table:table-cell>
          <table:table-cell table:style-name="ce5" office:value-type="float" office:value="0.8296" calcext:value-type="float">
            <text:p>0,8296</text:p>
          </table:table-cell>
          <table:table-cell table:style-name="ce5" office:value-type="float" office:value="0.8286" calcext:value-type="float">
            <text:p>0,8286</text:p>
          </table:table-cell>
          <table:table-cell table:style-name="ce5" office:value-type="float" office:value="0.854" calcext:value-type="float">
            <text:p>0,8540</text:p>
          </table:table-cell>
          <table:table-cell table:style-name="ce20" table:formula="of:=AVERAGE([.CJ32:.CL32])-[.CU32]" office:value-type="float" office:value="0.642933333333333" calcext:value-type="float">
            <text:p>0,6429</text:p>
          </table:table-cell>
          <table:table-cell table:style-name="ce5" office:value-type="float" office:value="0.187" calcext:value-type="float">
            <text:p>0,1870</text:p>
          </table:table-cell>
          <table:table-cell table:style-name="ce5" office:value-type="float" office:value="0.8113" calcext:value-type="float">
            <text:p>0,8113</text:p>
          </table:table-cell>
          <table:table-cell table:style-name="ce5" office:value-type="float" office:value="0.9471" calcext:value-type="float">
            <text:p>0,9471</text:p>
          </table:table-cell>
          <table:table-cell table:style-name="ce20" table:formula="of:=AVERAGE([.CO32:.CP32])" office:value-type="float" office:value="0.8792" calcext:value-type="float">
            <text:p>0,8792</text:p>
          </table:table-cell>
          <table:table-cell table:style-name="ce5" office:value-type="float" office:value="0.1941" calcext:value-type="float">
            <text:p>0,1941</text:p>
          </table:table-cell>
          <table:table-cell table:style-name="ce5" office:value-type="float" office:value="0.1973" calcext:value-type="float">
            <text:p>0,1973</text:p>
          </table:table-cell>
          <table:table-cell table:style-name="ce5" office:value-type="float" office:value="0.192" calcext:value-type="float">
            <text:p>0,1920</text:p>
          </table:table-cell>
          <table:table-cell table:style-name="ce12" table:formula="of:=AVERAGE([.CR32:.CT32])" office:value-type="float" office:value="0.194466666666667" calcext:value-type="float">
            <text:p>0,1945</text:p>
          </table:table-cell>
          <table:table-cell table:style-name="ce5" office:value-type="float" office:value="0.7746" calcext:value-type="float">
            <text:p>0,7746</text:p>
          </table:table-cell>
          <table:table-cell table:style-name="ce5" office:value-type="float" office:value="0.6843" calcext:value-type="float">
            <text:p>0,6843</text:p>
          </table:table-cell>
          <table:table-cell table:style-name="ce5" office:value-type="float" office:value="0.7036" calcext:value-type="float">
            <text:p>0,7036</text:p>
          </table:table-cell>
          <table:table-cell table:style-name="ce12" table:formula="of:=AVERAGE([.CV32:.CX32])" office:value-type="float" office:value="0.720833333333333" calcext:value-type="float">
            <text:p>0,7208</text:p>
          </table:table-cell>
          <table:table-cell table:style-name="ce5" office:value-type="float" office:value="0.7832" calcext:value-type="float">
            <text:p>0,7832</text:p>
          </table:table-cell>
          <table:table-cell table:style-name="ce5" office:value-type="float" office:value="0.8405" calcext:value-type="float">
            <text:p>0,8405</text:p>
          </table:table-cell>
          <table:table-cell table:style-name="ce5" office:value-type="float" office:value="0.7836" calcext:value-type="float">
            <text:p>0,7836</text:p>
          </table:table-cell>
          <table:table-cell table:style-name="ce12" table:formula="of:=AVERAGE([.CZ32:.DB32])" office:value-type="float" office:value="0.802433333333333" calcext:value-type="float">
            <text:p>0,8024</text:p>
          </table:table-cell>
          <table:table-cell table:style-name="ce5" office:value-type="float" office:value="0.787" calcext:value-type="float">
            <text:p>0,7870</text:p>
          </table:table-cell>
          <table:table-cell table:style-name="ce5" office:value-type="float" office:value="0.7936" calcext:value-type="float">
            <text:p>0,7936</text:p>
          </table:table-cell>
          <table:table-cell table:style-name="ce5" office:value-type="float" office:value="0.8125" calcext:value-type="float">
            <text:p>0,8125</text:p>
          </table:table-cell>
          <table:table-cell table:style-name="ce12" table:formula="of:=AVERAGE([.DD32:.DF32])" office:value-type="float" office:value="0.7977" calcext:value-type="float">
            <text:p>0,7977</text:p>
          </table:table-cell>
          <table:table-cell table:style-name="ce5" office:value-type="float" office:value="0.1883" calcext:value-type="float">
            <text:p>0,1883</text:p>
          </table:table-cell>
          <table:table-cell table:style-name="ce5" office:value-type="float" office:value="0.191" calcext:value-type="float">
            <text:p>0,1910</text:p>
          </table:table-cell>
          <table:table-cell table:style-name="ce5" office:value-type="float" office:value="0.187" calcext:value-type="float">
            <text:p>0,1870</text:p>
          </table:table-cell>
          <table:table-cell table:style-name="ce5" table:formula="of:=AVERAGE([.DH32:.DJ32])" office:value-type="float" office:value="0.188766666666667" calcext:value-type="float">
            <text:p>0,1888</text:p>
          </table:table-cell>
          <table:table-cell table:style-name="ce5" office:value-type="float" office:value="0.7471" calcext:value-type="float">
            <text:p>0,7471</text:p>
          </table:table-cell>
          <table:table-cell table:style-name="ce5" office:value-type="float" office:value="0.6963" calcext:value-type="float">
            <text:p>0,6963</text:p>
          </table:table-cell>
          <table:table-cell table:style-name="ce5" office:value-type="float" office:value="0.6832" calcext:value-type="float">
            <text:p>0,6832</text:p>
          </table:table-cell>
          <table:table-cell table:style-name="ce5" office:value-type="float" office:value="0.7435" calcext:value-type="float">
            <text:p>0,7435</text:p>
          </table:table-cell>
          <table:table-cell table:style-name="ce5" office:value-type="float" office:value="0.7259" calcext:value-type="float">
            <text:p>0,7259</text:p>
          </table:table-cell>
          <table:table-cell table:style-name="ce5" office:value-type="float" office:value="0.7329" calcext:value-type="float">
            <text:p>0,7329</text:p>
          </table:table-cell>
          <table:table-cell table:style-name="ce5" office:value-type="float" office:value="0.7221" calcext:value-type="float">
            <text:p>0,7221</text:p>
          </table:table-cell>
          <table:table-cell table:style-name="ce5" office:value-type="float" office:value="0.7483" calcext:value-type="float">
            <text:p>0,7483</text:p>
          </table:table-cell>
          <table:table-cell table:style-name="ce5" office:value-type="float" office:value="0.8361" calcext:value-type="float">
            <text:p>0,8361</text:p>
          </table:table-cell>
          <table:table-cell table:style-name="ce14" office:value-type="float" office:value="0.1984" calcext:value-type="float">
            <text:p>0,1984</text:p>
          </table:table-cell>
          <table:table-cell table:style-name="ce14" office:value-type="float" office:value="0.1987" calcext:value-type="float">
            <text:p>0,1987</text:p>
          </table:table-cell>
          <table:table-cell table:style-name="ce14" office:value-type="float" office:value="0.1981" calcext:value-type="float">
            <text:p>0,1981</text:p>
          </table:table-cell>
          <table:table-cell table:style-name="ce1" table:formula="of:=AVERAGE([.DU32:.DW32])" office:value-type="float" office:value="0.1984" calcext:value-type="float">
            <text:p>0,1984</text:p>
          </table:table-cell>
          <table:table-cell table:number-columns-repeated="92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float" office:value="36000.3" calcext:value-type="float">
            <text:p>36000,30</text:p>
          </table:table-cell>
          <table:table-cell table:style-name="ce3" table:formula="of:=[.B33]/3600" office:value-type="float" office:value="10.0000833333333" calcext:value-type="float">
            <text:p>10,00</text:p>
          </table:table-cell>
          <table:table-cell table:style-name="ce5" office:value-type="float" office:value="0.7513" calcext:value-type="float">
            <text:p>0,7513</text:p>
          </table:table-cell>
          <table:table-cell table:style-name="ce5" office:value-type="float" office:value="0.7978" calcext:value-type="float">
            <text:p>0,7978</text:p>
          </table:table-cell>
          <table:table-cell table:style-name="ce5" office:value-type="float" office:value="0.811" calcext:value-type="float">
            <text:p>0,8110</text:p>
          </table:table-cell>
          <table:table-cell table:style-name="ce17" table:formula="of:=AVERAGE([.D33:.F33])-[.CE33]" office:value-type="float" office:value="0.5884" calcext:value-type="float">
            <text:p>0,5884</text:p>
          </table:table-cell>
          <table:table-cell table:style-name="ce5" office:value-type="float" office:value="0.3904" calcext:value-type="float">
            <text:p>0,3904</text:p>
          </table:table-cell>
          <table:table-cell table:style-name="ce5" office:value-type="float" office:value="0.3562" calcext:value-type="float">
            <text:p>0,3562</text:p>
          </table:table-cell>
          <table:table-cell table:style-name="ce5" office:value-type="float" office:value="0.3728" calcext:value-type="float">
            <text:p>0,3728</text:p>
          </table:table-cell>
          <table:table-cell table:style-name="ce17" table:formula="of:=AVERAGE([.H33:.J33])-[.CE33]" office:value-type="float" office:value="0.174833333333333" calcext:value-type="float">
            <text:p>0,1748</text:p>
          </table:table-cell>
          <table:table-cell table:style-name="ce5" office:value-type="float" office:value="0.8342" calcext:value-type="float">
            <text:p>0,8342</text:p>
          </table:table-cell>
          <table:table-cell table:style-name="ce5" office:value-type="float" office:value="0.8241" calcext:value-type="float">
            <text:p>0,8241</text:p>
          </table:table-cell>
          <table:table-cell table:style-name="ce5" office:value-type="float" office:value="0.9901" calcext:value-type="float">
            <text:p>0,9901</text:p>
          </table:table-cell>
          <table:table-cell table:style-name="ce17" table:formula="of:=AVERAGE([.L33:.N33])-[.CE33]" office:value-type="float" office:value="0.6845" calcext:value-type="float">
            <text:p>0,6845</text:p>
          </table:table-cell>
          <table:table-cell table:style-name="ce5" office:value-type="float" office:value="0.4205" calcext:value-type="float">
            <text:p>0,4205</text:p>
          </table:table-cell>
          <table:table-cell table:style-name="ce5" office:value-type="float" office:value="0.4218" calcext:value-type="float">
            <text:p>0,4218</text:p>
          </table:table-cell>
          <table:table-cell table:style-name="ce5" office:value-type="float" office:value="0.3939" calcext:value-type="float">
            <text:p>0,3939</text:p>
          </table:table-cell>
          <table:table-cell table:style-name="ce17" table:formula="of:=AVERAGE([.P33:.R33])-[.CE33]" office:value-type="float" office:value="0.213766666666667" calcext:value-type="float">
            <text:p>0,2138</text:p>
          </table:table-cell>
          <table:table-cell table:style-name="ce5" office:value-type="float" office:value="0.7597" calcext:value-type="float">
            <text:p>0,7597</text:p>
          </table:table-cell>
          <table:table-cell table:style-name="ce5" office:value-type="float" office:value="0.7731" calcext:value-type="float">
            <text:p>0,7731</text:p>
          </table:table-cell>
          <table:table-cell table:style-name="ce5" office:value-type="float" office:value="0.7907" calcext:value-type="float">
            <text:p>0,7907</text:p>
          </table:table-cell>
          <table:table-cell table:style-name="ce23" table:formula="of:=AVERAGE([.T33:.V33])-[.CU33]" office:value-type="float" office:value="0.579233333333333" calcext:value-type="float">
            <text:p>0,5792</text:p>
          </table:table-cell>
          <table:table-cell table:style-name="ce5" office:value-type="float" office:value="0.4298" calcext:value-type="float">
            <text:p>0,4298</text:p>
          </table:table-cell>
          <table:table-cell table:style-name="ce5" office:value-type="float" office:value="0.4092" calcext:value-type="float">
            <text:p>0,4092</text:p>
          </table:table-cell>
          <table:table-cell table:style-name="ce5" office:value-type="float" office:value="0.4228" calcext:value-type="float">
            <text:p>0,4228</text:p>
          </table:table-cell>
          <table:table-cell table:style-name="ce23" table:formula="of:=AVERAGE([.X33:.Z33])-[.CU33]" office:value-type="float" office:value="0.225333333333333" calcext:value-type="float">
            <text:p>0,2253</text:p>
          </table:table-cell>
          <table:table-cell table:style-name="ce5" office:value-type="float" office:value="0.8408" calcext:value-type="float">
            <text:p>0,8408</text:p>
          </table:table-cell>
          <table:table-cell table:style-name="ce5" office:value-type="float" office:value="0.8415" calcext:value-type="float">
            <text:p>0,8415</text:p>
          </table:table-cell>
          <table:table-cell table:style-name="ce5" office:value-type="float" office:value="0.8697" calcext:value-type="float">
            <text:p>0,8697</text:p>
          </table:table-cell>
          <table:table-cell table:style-name="ce23" table:formula="of:=AVERAGE([.AB33:.AD33])-[.CU33]" office:value-type="float" office:value="0.6554" calcext:value-type="float">
            <text:p>0,6554</text:p>
          </table:table-cell>
          <table:table-cell table:style-name="ce5" office:value-type="float" office:value="0.4804" calcext:value-type="float">
            <text:p>0,4804</text:p>
          </table:table-cell>
          <table:table-cell table:style-name="ce5" office:value-type="float" office:value="0.4687" calcext:value-type="float">
            <text:p>0,4687</text:p>
          </table:table-cell>
          <table:table-cell table:style-name="ce5" office:value-type="float" office:value="0.4271" calcext:value-type="float">
            <text:p>0,4271</text:p>
          </table:table-cell>
          <table:table-cell table:style-name="ce23" table:formula="of:=AVERAGE([.AF33:.AH33])-[.CU33]" office:value-type="float" office:value="0.263466666666666" calcext:value-type="float">
            <text:p>0,2635</text:p>
          </table:table-cell>
          <table:table-cell table:style-name="ce5" office:value-type="float" office:value="0.7756" calcext:value-type="float">
            <text:p>0,7756</text:p>
          </table:table-cell>
          <table:table-cell table:style-name="ce5" office:value-type="float" office:value="0.8102" calcext:value-type="float">
            <text:p>0,8102</text:p>
          </table:table-cell>
          <table:table-cell table:style-name="ce5" office:value-type="float" office:value="0.8282" calcext:value-type="float">
            <text:p>0,8282</text:p>
          </table:table-cell>
          <table:table-cell table:style-name="ce26" table:formula="of:=AVERAGE([.AJ33:.AL33])-[.DK33]" office:value-type="float" office:value="0.615333333333334" calcext:value-type="float">
            <text:p>0,6153</text:p>
          </table:table-cell>
          <table:table-cell table:style-name="ce5" office:value-type="float" office:value="0.4612" calcext:value-type="float">
            <text:p>0,4612</text:p>
          </table:table-cell>
          <table:table-cell table:style-name="ce5" office:value-type="float" office:value="0.4336" calcext:value-type="float">
            <text:p>0,4336</text:p>
          </table:table-cell>
          <table:table-cell table:style-name="ce5" office:value-type="float" office:value="0.4409" calcext:value-type="float">
            <text:p>0,4409</text:p>
          </table:table-cell>
          <table:table-cell table:style-name="ce26" table:formula="of:=AVERAGE([.AN33:.AP33])-[.DK33]" office:value-type="float" office:value="0.2559" calcext:value-type="float">
            <text:p>0,2559</text:p>
          </table:table-cell>
          <table:table-cell table:style-name="ce5" office:value-type="float" office:value="1.0487" calcext:value-type="float">
            <text:p>1,0487</text:p>
          </table:table-cell>
          <table:table-cell table:style-name="ce5" office:value-type="float" office:value="1.0274" calcext:value-type="float">
            <text:p>1,0274</text:p>
          </table:table-cell>
          <table:table-cell table:style-name="ce5" office:value-type="float" office:value="0.9014" calcext:value-type="float">
            <text:p>0,9014</text:p>
          </table:table-cell>
          <table:table-cell table:style-name="ce26" table:formula="of:=AVERAGE([.AR33:.AT33])-[.DK33]" office:value-type="float" office:value="0.803166666666667" calcext:value-type="float">
            <text:p>0,8032</text:p>
          </table:table-cell>
          <table:table-cell table:style-name="ce5" office:value-type="float" office:value="0.4986" calcext:value-type="float">
            <text:p>0,4986</text:p>
          </table:table-cell>
          <table:table-cell table:style-name="ce5" office:value-type="float" office:value="0.5064" calcext:value-type="float">
            <text:p>0,5064</text:p>
          </table:table-cell>
          <table:table-cell table:style-name="ce5" office:value-type="float" office:value="0.4309" calcext:value-type="float">
            <text:p>0,4309</text:p>
          </table:table-cell>
          <table:table-cell table:style-name="ce26" table:formula="of:=AVERAGE([.AV33:.AX33])-[.DK33]" office:value-type="float" office:value="0.2893" calcext:value-type="float">
            <text:p>0,2893</text:p>
          </table:table-cell>
          <table:table-cell table:style-name="ce5" office:value-type="float" office:value="0.7636" calcext:value-type="float">
            <text:p>0,7636</text:p>
          </table:table-cell>
          <table:table-cell table:style-name="ce5" office:value-type="float" office:value="0.8115" calcext:value-type="float">
            <text:p>0,8115</text:p>
          </table:table-cell>
          <table:table-cell table:style-name="ce5" office:value-type="float" office:value="0.817" calcext:value-type="float">
            <text:p>0,8170</text:p>
          </table:table-cell>
          <table:table-cell table:style-name="ce38" table:formula="of:=AVERAGE([.AZ33:.BB33])-[.DX33]" office:value-type="float" office:value="0.598266666666667" calcext:value-type="float">
            <text:p>0,5983</text:p>
          </table:table-cell>
          <table:table-cell table:style-name="ce5" office:value-type="float" office:value="0.4637" calcext:value-type="float">
            <text:p>0,4637</text:p>
          </table:table-cell>
          <table:table-cell table:style-name="ce5" office:value-type="float" office:value="0.4498" calcext:value-type="float">
            <text:p>0,4498</text:p>
          </table:table-cell>
          <table:table-cell table:style-name="ce5" office:value-type="float" office:value="0.4531" calcext:value-type="float">
            <text:p>0,4531</text:p>
          </table:table-cell>
          <table:table-cell table:style-name="ce38" table:formula="of:=AVERAGE([.BD33:.BF33])-[.DX33]" office:value-type="float" office:value="0.256433333333333" calcext:value-type="float">
            <text:p>0,2564</text:p>
          </table:table-cell>
          <table:table-cell table:style-name="ce5" office:value-type="float" office:value="1.0653" calcext:value-type="float">
            <text:p>1,0653</text:p>
          </table:table-cell>
          <table:table-cell table:style-name="ce5" office:value-type="float" office:value="1.0541" calcext:value-type="float">
            <text:p>1,0541</text:p>
          </table:table-cell>
          <table:table-cell table:style-name="ce5" office:value-type="float" office:value="1.0293" calcext:value-type="float">
            <text:p>1,0293</text:p>
          </table:table-cell>
          <table:table-cell table:style-name="ce38" table:formula="of:=AVERAGE([.BH33:.BJ33])-[.DX33]" office:value-type="float" office:value="0.850466666666667" calcext:value-type="float">
            <text:p>0,8505</text:p>
          </table:table-cell>
          <table:table-cell table:style-name="ce5" office:value-type="float" office:value="0.519" calcext:value-type="float">
            <text:p>0,5190</text:p>
          </table:table-cell>
          <table:table-cell table:style-name="ce5" office:value-type="float" office:value="0.518" calcext:value-type="float">
            <text:p>0,5180</text:p>
          </table:table-cell>
          <table:table-cell table:style-name="ce5" office:value-type="float" office:value="0.4508" calcext:value-type="float">
            <text:p>0,4508</text:p>
          </table:table-cell>
          <table:table-cell table:style-name="ce38" table:formula="of:=AVERAGE([.BL33:.BN33])-[.DX33]" office:value-type="float" office:value="0.296833333333333" calcext:value-type="float">
            <text:p>0,2968</text:p>
          </table:table-cell>
          <table:table-cell table:style-name="ce5" office:value-type="float" office:value="1.0035" calcext:value-type="float">
            <text:p>1,0035</text:p>
          </table:table-cell>
          <table:table-cell table:style-name="ce5" office:value-type="float" office:value="0.8259" calcext:value-type="float">
            <text:p>0,8259</text:p>
          </table:table-cell>
          <table:table-cell table:style-name="ce5" office:value-type="float" office:value="0.9385" calcext:value-type="float">
            <text:p>0,9385</text:p>
          </table:table-cell>
          <table:table-cell table:style-name="ce41" table:formula="of:=AVERAGE([.BP33:.BR33])-[.CE33]" office:value-type="float" office:value="0.724333333333333" calcext:value-type="float">
            <text:p>0,7243</text:p>
          </table:table-cell>
          <table:table-cell table:style-name="ce5" office:value-type="float" office:value="0.9346" calcext:value-type="float">
            <text:p>0,9346</text:p>
          </table:table-cell>
          <table:table-cell table:style-name="ce5" office:value-type="float" office:value="0.971" calcext:value-type="float">
            <text:p>0,9710</text:p>
          </table:table-cell>
          <table:table-cell table:style-name="ce5" office:value-type="float" office:value="0.9703" calcext:value-type="float">
            <text:p>0,9703</text:p>
          </table:table-cell>
          <table:table-cell table:style-name="ce41" table:formula="of:=AVERAGE([.BT33:.BV33])-[.CE33]" office:value-type="float" office:value="0.760333333333333" calcext:value-type="float">
            <text:p>0,7603</text:p>
          </table:table-cell>
          <table:table-cell table:style-name="ce5" office:value-type="float" office:value="0.9636" calcext:value-type="float">
            <text:p>0,9636</text:p>
          </table:table-cell>
          <table:table-cell table:style-name="ce5" office:value-type="float" office:value="0.9533" calcext:value-type="float">
            <text:p>0,9533</text:p>
          </table:table-cell>
          <table:table-cell table:style-name="ce5" office:value-type="float" office:value="0.9279" calcext:value-type="float">
            <text:p>0,9279</text:p>
          </table:table-cell>
          <table:table-cell table:style-name="ce5" table:formula="of:=AVERAGE([.BX33:.BZ33])-[.CE33]" office:value-type="float" office:value="0.749966666666667" calcext:value-type="float">
            <text:p>0,7500</text:p>
          </table:table-cell>
          <table:table-cell table:style-name="ce5" office:value-type="float" office:value="0.1996" calcext:value-type="float">
            <text:p>0,1996</text:p>
          </table:table-cell>
          <table:table-cell table:style-name="ce5" office:value-type="float" office:value="0.1989" calcext:value-type="float">
            <text:p>0,1989</text:p>
          </table:table-cell>
          <table:table-cell table:style-name="ce5" office:value-type="float" office:value="0.1964" calcext:value-type="float">
            <text:p>0,1964</text:p>
          </table:table-cell>
          <table:table-cell table:style-name="ce12" table:formula="of:=AVERAGE([.CB33:.CD33])" office:value-type="float" office:value="0.1983" calcext:value-type="float">
            <text:p>0,1983</text:p>
          </table:table-cell>
          <table:table-cell table:style-name="ce5" office:value-type="float" office:value="0.827" calcext:value-type="float">
            <text:p>0,8270</text:p>
          </table:table-cell>
          <table:table-cell table:style-name="ce5" office:value-type="float" office:value="0.8047" calcext:value-type="float">
            <text:p>0,8047</text:p>
          </table:table-cell>
          <table:table-cell table:style-name="ce5" office:value-type="float" office:value="0.8198" calcext:value-type="float">
            <text:p>0,8198</text:p>
          </table:table-cell>
          <table:table-cell table:style-name="ce20" table:formula="of:=AVERAGE([.CF33:.CH33])" office:value-type="float" office:value="0.817166666666667" calcext:value-type="float">
            <text:p>0,8172</text:p>
          </table:table-cell>
          <table:table-cell table:style-name="ce5" office:value-type="float" office:value="0.8978" calcext:value-type="float">
            <text:p>0,8978</text:p>
          </table:table-cell>
          <table:table-cell table:style-name="ce5" office:value-type="float" office:value="0.8876" calcext:value-type="float">
            <text:p>0,8876</text:p>
          </table:table-cell>
          <table:table-cell table:style-name="ce5" office:value-type="float" office:value="0.9188" calcext:value-type="float">
            <text:p>0,9188</text:p>
          </table:table-cell>
          <table:table-cell table:style-name="ce20" table:formula="of:=AVERAGE([.CJ33:.CL33])-[.CU33]" office:value-type="float" office:value="0.706133333333333" calcext:value-type="float">
            <text:p>0,7061</text:p>
          </table:table-cell>
          <table:table-cell table:style-name="ce5" office:value-type="float" office:value="0.1873" calcext:value-type="float">
            <text:p>0,1873</text:p>
          </table:table-cell>
          <table:table-cell table:style-name="ce5" office:value-type="float" office:value="0.8739" calcext:value-type="float">
            <text:p>0,8739</text:p>
          </table:table-cell>
          <table:table-cell table:style-name="ce5" office:value-type="float" office:value="1.0013" calcext:value-type="float">
            <text:p>1,0013</text:p>
          </table:table-cell>
          <table:table-cell table:style-name="ce20" table:formula="of:=AVERAGE([.CO33:.CP33])" office:value-type="float" office:value="0.9376" calcext:value-type="float">
            <text:p>0,9376</text:p>
          </table:table-cell>
          <table:table-cell table:style-name="ce5" office:value-type="float" office:value="0.1947" calcext:value-type="float">
            <text:p>0,1947</text:p>
          </table:table-cell>
          <table:table-cell table:style-name="ce5" office:value-type="float" office:value="0.1979" calcext:value-type="float">
            <text:p>0,1979</text:p>
          </table:table-cell>
          <table:table-cell table:style-name="ce5" office:value-type="float" office:value="0.1932" calcext:value-type="float">
            <text:p>0,1932</text:p>
          </table:table-cell>
          <table:table-cell table:style-name="ce12" table:formula="of:=AVERAGE([.CR33:.CT33])" office:value-type="float" office:value="0.195266666666667" calcext:value-type="float">
            <text:p>0,1953</text:p>
          </table:table-cell>
          <table:table-cell table:style-name="ce5" office:value-type="float" office:value="0.8412" calcext:value-type="float">
            <text:p>0,8412</text:p>
          </table:table-cell>
          <table:table-cell table:style-name="ce5" office:value-type="float" office:value="0.7499" calcext:value-type="float">
            <text:p>0,7499</text:p>
          </table:table-cell>
          <table:table-cell table:style-name="ce5" office:value-type="float" office:value="0.7626" calcext:value-type="float">
            <text:p>0,7626</text:p>
          </table:table-cell>
          <table:table-cell table:style-name="ce12" table:formula="of:=AVERAGE([.CV33:.CX33])" office:value-type="float" office:value="0.784566666666667" calcext:value-type="float">
            <text:p>0,7846</text:p>
          </table:table-cell>
          <table:table-cell table:style-name="ce5" office:value-type="float" office:value="0.8509" calcext:value-type="float">
            <text:p>0,8509</text:p>
          </table:table-cell>
          <table:table-cell table:style-name="ce5" office:value-type="float" office:value="0.904" calcext:value-type="float">
            <text:p>0,9040</text:p>
          </table:table-cell>
          <table:table-cell table:style-name="ce5" office:value-type="float" office:value="0.8568" calcext:value-type="float">
            <text:p>0,8568</text:p>
          </table:table-cell>
          <table:table-cell table:style-name="ce12" table:formula="of:=AVERAGE([.CZ33:.DB33])" office:value-type="float" office:value="0.870566666666667" calcext:value-type="float">
            <text:p>0,8706</text:p>
          </table:table-cell>
          <table:table-cell table:style-name="ce5" office:value-type="float" office:value="0.8574" calcext:value-type="float">
            <text:p>0,8574</text:p>
          </table:table-cell>
          <table:table-cell table:style-name="ce5" office:value-type="float" office:value="0.8658" calcext:value-type="float">
            <text:p>0,8658</text:p>
          </table:table-cell>
          <table:table-cell table:style-name="ce5" office:value-type="float" office:value="0.8804" calcext:value-type="float">
            <text:p>0,8804</text:p>
          </table:table-cell>
          <table:table-cell table:style-name="ce12" table:formula="of:=AVERAGE([.DD33:.DF33])" office:value-type="float" office:value="0.867866666666667" calcext:value-type="float">
            <text:p>0,8679</text:p>
          </table:table-cell>
          <table:table-cell table:style-name="ce5" office:value-type="float" office:value="0.1886" calcext:value-type="float">
            <text:p>0,1886</text:p>
          </table:table-cell>
          <table:table-cell table:style-name="ce5" office:value-type="float" office:value="0.192" calcext:value-type="float">
            <text:p>0,1920</text:p>
          </table:table-cell>
          <table:table-cell table:style-name="ce5" office:value-type="float" office:value="0.1874" calcext:value-type="float">
            <text:p>0,1874</text:p>
          </table:table-cell>
          <table:table-cell table:style-name="ce5" table:formula="of:=AVERAGE([.DH33:.DJ33])" office:value-type="float" office:value="0.189333333333333" calcext:value-type="float">
            <text:p>0,1893</text:p>
          </table:table-cell>
          <table:table-cell table:style-name="ce5" office:value-type="float" office:value="0.8325" calcext:value-type="float">
            <text:p>0,8325</text:p>
          </table:table-cell>
          <table:table-cell table:style-name="ce5" office:value-type="float" office:value="0.7622" calcext:value-type="float">
            <text:p>0,7622</text:p>
          </table:table-cell>
          <table:table-cell table:style-name="ce5" office:value-type="float" office:value="0.74" calcext:value-type="float">
            <text:p>0,7400</text:p>
          </table:table-cell>
          <table:table-cell table:style-name="ce5" office:value-type="float" office:value="0.8117" calcext:value-type="float">
            <text:p>0,8117</text:p>
          </table:table-cell>
          <table:table-cell table:style-name="ce5" office:value-type="float" office:value="0.7866" calcext:value-type="float">
            <text:p>0,7866</text:p>
          </table:table-cell>
          <table:table-cell table:style-name="ce5" office:value-type="float" office:value="0.7992" calcext:value-type="float">
            <text:p>0,7992</text:p>
          </table:table-cell>
          <table:table-cell table:style-name="ce5" office:value-type="float" office:value="0.7852" calcext:value-type="float">
            <text:p>0,7852</text:p>
          </table:table-cell>
          <table:table-cell table:style-name="ce5" office:value-type="float" office:value="0.8177" calcext:value-type="float">
            <text:p>0,8177</text:p>
          </table:table-cell>
          <table:table-cell table:style-name="ce5" office:value-type="float" office:value="0.9061" calcext:value-type="float">
            <text:p>0,9061</text:p>
          </table:table-cell>
          <table:table-cell table:style-name="ce14" office:value-type="float" office:value="0.1996" calcext:value-type="float">
            <text:p>0,1996</text:p>
          </table:table-cell>
          <table:table-cell table:style-name="ce14" office:value-type="float" office:value="0.1994" calcext:value-type="float">
            <text:p>0,1994</text:p>
          </table:table-cell>
          <table:table-cell table:style-name="ce14" office:value-type="float" office:value="0.1983" calcext:value-type="float">
            <text:p>0,1983</text:p>
          </table:table-cell>
          <table:table-cell table:style-name="ce1" table:formula="of:=AVERAGE([.DU33:.DW33])" office:value-type="float" office:value="0.1991" calcext:value-type="float">
            <text:p>0,1991</text:p>
          </table:table-cell>
          <table:table-cell table:number-columns-repeated="92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float" office:value="37800.3" calcext:value-type="float">
            <text:p>37800,30</text:p>
          </table:table-cell>
          <table:table-cell table:style-name="ce3" table:formula="of:=[.B34]/3600" office:value-type="float" office:value="10.5000833333333" calcext:value-type="float">
            <text:p>10,50</text:p>
          </table:table-cell>
          <table:table-cell table:style-name="ce5" office:value-type="float" office:value="0.7634" calcext:value-type="float">
            <text:p>0,7634</text:p>
          </table:table-cell>
          <table:table-cell table:style-name="ce5" office:value-type="float" office:value="0.8102" calcext:value-type="float">
            <text:p>0,8102</text:p>
          </table:table-cell>
          <table:table-cell table:style-name="ce5" office:value-type="float" office:value="0.8255" calcext:value-type="float">
            <text:p>0,8255</text:p>
          </table:table-cell>
          <table:table-cell table:style-name="ce17" table:formula="of:=AVERAGE([.D34:.F34])-[.CE34]" office:value-type="float" office:value="0.601466666666667" calcext:value-type="float">
            <text:p>0,6015</text:p>
          </table:table-cell>
          <table:table-cell table:style-name="ce5" office:value-type="float" office:value="0.4091" calcext:value-type="float">
            <text:p>0,4091</text:p>
          </table:table-cell>
          <table:table-cell table:style-name="ce5" office:value-type="float" office:value="0.3739" calcext:value-type="float">
            <text:p>0,3739</text:p>
          </table:table-cell>
          <table:table-cell table:style-name="ce5" office:value-type="float" office:value="0.3896" calcext:value-type="float">
            <text:p>0,3896</text:p>
          </table:table-cell>
          <table:table-cell table:style-name="ce17" table:formula="of:=AVERAGE([.H34:.J34])-[.CE34]" office:value-type="float" office:value="0.192633333333334" calcext:value-type="float">
            <text:p>0,1926</text:p>
          </table:table-cell>
          <table:table-cell table:style-name="ce5" office:value-type="float" office:value="0.8887" calcext:value-type="float">
            <text:p>0,8887</text:p>
          </table:table-cell>
          <table:table-cell table:style-name="ce5" office:value-type="float" office:value="0.8773" calcext:value-type="float">
            <text:p>0,8773</text:p>
          </table:table-cell>
          <table:table-cell table:style-name="ce5" office:value-type="float" office:value="1.0341" calcext:value-type="float">
            <text:p>1,0341</text:p>
          </table:table-cell>
          <table:table-cell table:style-name="ce17" table:formula="of:=AVERAGE([.L34:.N34])-[.CE34]" office:value-type="float" office:value="0.735133333333334" calcext:value-type="float">
            <text:p>0,7351</text:p>
          </table:table-cell>
          <table:table-cell table:style-name="ce5" office:value-type="float" office:value="0.4345" calcext:value-type="float">
            <text:p>0,4345</text:p>
          </table:table-cell>
          <table:table-cell table:style-name="ce5" office:value-type="float" office:value="0.4358" calcext:value-type="float">
            <text:p>0,4358</text:p>
          </table:table-cell>
          <table:table-cell table:style-name="ce5" office:value-type="float" office:value="0.4054" calcext:value-type="float">
            <text:p>0,4054</text:p>
          </table:table-cell>
          <table:table-cell table:style-name="ce17" table:formula="of:=AVERAGE([.P34:.R34])-[.CE34]" office:value-type="float" office:value="0.227" calcext:value-type="float">
            <text:p>0,2270</text:p>
          </table:table-cell>
          <table:table-cell table:style-name="ce5" office:value-type="float" office:value="0.7788" calcext:value-type="float">
            <text:p>0,7788</text:p>
          </table:table-cell>
          <table:table-cell table:style-name="ce5" office:value-type="float" office:value="0.7869" calcext:value-type="float">
            <text:p>0,7869</text:p>
          </table:table-cell>
          <table:table-cell table:style-name="ce5" office:value-type="float" office:value="0.8054" calcext:value-type="float">
            <text:p>0,8054</text:p>
          </table:table-cell>
          <table:table-cell table:style-name="ce23" table:formula="of:=AVERAGE([.T34:.V34])-[.CU34]" office:value-type="float" office:value="0.595133333333334" calcext:value-type="float">
            <text:p>0,5951</text:p>
          </table:table-cell>
          <table:table-cell table:style-name="ce5" office:value-type="float" office:value="0.4528" calcext:value-type="float">
            <text:p>0,4528</text:p>
          </table:table-cell>
          <table:table-cell table:style-name="ce5" office:value-type="float" office:value="0.4319" calcext:value-type="float">
            <text:p>0,4319</text:p>
          </table:table-cell>
          <table:table-cell table:style-name="ce5" office:value-type="float" office:value="0.444" calcext:value-type="float">
            <text:p>0,4440</text:p>
          </table:table-cell>
          <table:table-cell table:style-name="ce23" table:formula="of:=AVERAGE([.X34:.Z34])-[.CU34]" office:value-type="float" office:value="0.247666666666667" calcext:value-type="float">
            <text:p>0,2477</text:p>
          </table:table-cell>
          <table:table-cell table:style-name="ce5" office:value-type="float" office:value="0.8846" calcext:value-type="float">
            <text:p>0,8846</text:p>
          </table:table-cell>
          <table:table-cell table:style-name="ce5" office:value-type="float" office:value="0.8905" calcext:value-type="float">
            <text:p>0,8905</text:p>
          </table:table-cell>
          <table:table-cell table:style-name="ce5" office:value-type="float" office:value="0.9196" calcext:value-type="float">
            <text:p>0,9196</text:p>
          </table:table-cell>
          <table:table-cell table:style-name="ce23" table:formula="of:=AVERAGE([.AB34:.AD34])-[.CU34]" office:value-type="float" office:value="0.703" calcext:value-type="float">
            <text:p>0,7030</text:p>
          </table:table-cell>
          <table:table-cell table:style-name="ce5" office:value-type="float" office:value="0.5031" calcext:value-type="float">
            <text:p>0,5031</text:p>
          </table:table-cell>
          <table:table-cell table:style-name="ce5" office:value-type="float" office:value="0.4906" calcext:value-type="float">
            <text:p>0,4906</text:p>
          </table:table-cell>
          <table:table-cell table:style-name="ce5" office:value-type="float" office:value="0.442" calcext:value-type="float">
            <text:p>0,4420</text:p>
          </table:table-cell>
          <table:table-cell table:style-name="ce23" table:formula="of:=AVERAGE([.AF34:.AH34])-[.CU34]" office:value-type="float" office:value="0.283333333333334" calcext:value-type="float">
            <text:p>0,2833</text:p>
          </table:table-cell>
          <table:table-cell table:style-name="ce5" office:value-type="float" office:value="0.7891" calcext:value-type="float">
            <text:p>0,7891</text:p>
          </table:table-cell>
          <table:table-cell table:style-name="ce5" office:value-type="float" office:value="0.8261" calcext:value-type="float">
            <text:p>0,8261</text:p>
          </table:table-cell>
          <table:table-cell table:style-name="ce5" office:value-type="float" office:value="0.8445" calcext:value-type="float">
            <text:p>0,8445</text:p>
          </table:table-cell>
          <table:table-cell table:style-name="ce26" table:formula="of:=AVERAGE([.AJ34:.AL34])-[.DK34]" office:value-type="float" office:value="0.630833333333333" calcext:value-type="float">
            <text:p>0,6308</text:p>
          </table:table-cell>
          <table:table-cell table:style-name="ce5" office:value-type="float" office:value="0.4837" calcext:value-type="float">
            <text:p>0,4837</text:p>
          </table:table-cell>
          <table:table-cell table:style-name="ce5" office:value-type="float" office:value="0.4558" calcext:value-type="float">
            <text:p>0,4558</text:p>
          </table:table-cell>
          <table:table-cell table:style-name="ce5" office:value-type="float" office:value="0.4644" calcext:value-type="float">
            <text:p>0,4644</text:p>
          </table:table-cell>
          <table:table-cell table:style-name="ce26" table:formula="of:=AVERAGE([.AN34:.AP34])-[.DK34]" office:value-type="float" office:value="0.2789" calcext:value-type="float">
            <text:p>0,2789</text:p>
          </table:table-cell>
          <table:table-cell table:style-name="ce5" office:value-type="float" office:value="1.0776" calcext:value-type="float">
            <text:p>1,0776</text:p>
          </table:table-cell>
          <table:table-cell table:style-name="ce5" office:value-type="float" office:value="1.0555" calcext:value-type="float">
            <text:p>1,0555</text:p>
          </table:table-cell>
          <table:table-cell table:style-name="ce5" office:value-type="float" office:value="0.9499" calcext:value-type="float">
            <text:p>0,9499</text:p>
          </table:table-cell>
          <table:table-cell table:style-name="ce26" table:formula="of:=AVERAGE([.AR34:.AT34])-[.DK34]" office:value-type="float" office:value="0.8386" calcext:value-type="float">
            <text:p>0,8386</text:p>
          </table:table-cell>
          <table:table-cell table:style-name="ce5" office:value-type="float" office:value="0.5231" calcext:value-type="float">
            <text:p>0,5231</text:p>
          </table:table-cell>
          <table:table-cell table:style-name="ce5" office:value-type="float" office:value="0.5302" calcext:value-type="float">
            <text:p>0,5302</text:p>
          </table:table-cell>
          <table:table-cell table:style-name="ce5" office:value-type="float" office:value="0.4471" calcext:value-type="float">
            <text:p>0,4471</text:p>
          </table:table-cell>
          <table:table-cell table:style-name="ce26" table:formula="of:=AVERAGE([.AV34:.AX34])-[.DK34]" office:value-type="float" office:value="0.311066666666666" calcext:value-type="float">
            <text:p>0,3111</text:p>
          </table:table-cell>
          <table:table-cell table:style-name="ce5" office:value-type="float" office:value="0.7769" calcext:value-type="float">
            <text:p>0,7769</text:p>
          </table:table-cell>
          <table:table-cell table:style-name="ce5" office:value-type="float" office:value="0.8265" calcext:value-type="float">
            <text:p>0,8265</text:p>
          </table:table-cell>
          <table:table-cell table:style-name="ce5" office:value-type="float" office:value="0.8333" calcext:value-type="float">
            <text:p>0,8333</text:p>
          </table:table-cell>
          <table:table-cell table:style-name="ce38" table:formula="of:=AVERAGE([.AZ34:.BB34])-[.DX34]" office:value-type="float" office:value="0.6135" calcext:value-type="float">
            <text:p>0,6135</text:p>
          </table:table-cell>
          <table:table-cell table:style-name="ce5" office:value-type="float" office:value="0.4916" calcext:value-type="float">
            <text:p>0,4916</text:p>
          </table:table-cell>
          <table:table-cell table:style-name="ce5" office:value-type="float" office:value="0.4793" calcext:value-type="float">
            <text:p>0,4793</text:p>
          </table:table-cell>
          <table:table-cell table:style-name="ce5" office:value-type="float" office:value="0.481" calcext:value-type="float">
            <text:p>0,4810</text:p>
          </table:table-cell>
          <table:table-cell table:style-name="ce38" table:formula="of:=AVERAGE([.BD34:.BF34])-[.DX34]" office:value-type="float" office:value="0.285233333333334" calcext:value-type="float">
            <text:p>0,2852</text:p>
          </table:table-cell>
          <table:table-cell table:style-name="ce5" office:value-type="float" office:value="1.1027" calcext:value-type="float">
            <text:p>1,1027</text:p>
          </table:table-cell>
          <table:table-cell table:style-name="ce5" office:value-type="float" office:value="1.0922" calcext:value-type="float">
            <text:p>1,0922</text:p>
          </table:table-cell>
          <table:table-cell table:style-name="ce5" office:value-type="float" office:value="1.069" calcext:value-type="float">
            <text:p>1,0690</text:p>
          </table:table-cell>
          <table:table-cell table:style-name="ce38" table:formula="of:=AVERAGE([.BH34:.BJ34])-[.DX34]" office:value-type="float" office:value="0.889233333333334" calcext:value-type="float">
            <text:p>0,8892</text:p>
          </table:table-cell>
          <table:table-cell table:style-name="ce5" office:value-type="float" office:value="0.5446" calcext:value-type="float">
            <text:p>0,5446</text:p>
          </table:table-cell>
          <table:table-cell table:style-name="ce5" office:value-type="float" office:value="0.542" calcext:value-type="float">
            <text:p>0,5420</text:p>
          </table:table-cell>
          <table:table-cell table:style-name="ce5" office:value-type="float" office:value="0.4688" calcext:value-type="float">
            <text:p>0,4688</text:p>
          </table:table-cell>
          <table:table-cell table:style-name="ce38" table:formula="of:=AVERAGE([.BL34:.BN34])-[.DX34]" office:value-type="float" office:value="0.319733333333334" calcext:value-type="float">
            <text:p>0,3197</text:p>
          </table:table-cell>
          <table:table-cell table:style-name="ce5" office:value-type="float" office:value="1.0456" calcext:value-type="float">
            <text:p>1,0456</text:p>
          </table:table-cell>
          <table:table-cell table:style-name="ce5" office:value-type="float" office:value="0.8783" calcext:value-type="float">
            <text:p>0,8783</text:p>
          </table:table-cell>
          <table:table-cell table:style-name="ce5" office:value-type="float" office:value="0.9884" calcext:value-type="float">
            <text:p>0,9884</text:p>
          </table:table-cell>
          <table:table-cell table:style-name="ce41" table:formula="of:=AVERAGE([.BP34:.BR34])-[.CE34]" office:value-type="float" office:value="0.772533333333334" calcext:value-type="float">
            <text:p>0,7725</text:p>
          </table:table-cell>
          <table:table-cell table:style-name="ce5" office:value-type="float" office:value="0.9902" calcext:value-type="float">
            <text:p>0,9902</text:p>
          </table:table-cell>
          <table:table-cell table:style-name="ce5" office:value-type="float" office:value="1.02" calcext:value-type="float">
            <text:p>1,0200</text:p>
          </table:table-cell>
          <table:table-cell table:style-name="ce5" office:value-type="float" office:value="1.0228" calcext:value-type="float">
            <text:p>1,0228</text:p>
          </table:table-cell>
          <table:table-cell table:style-name="ce41" table:formula="of:=AVERAGE([.BT34:.BV34])-[.CE34]" office:value-type="float" office:value="0.812766666666667" calcext:value-type="float">
            <text:p>0,8128</text:p>
          </table:table-cell>
          <table:table-cell table:style-name="ce5" office:value-type="float" office:value="1.0145" calcext:value-type="float">
            <text:p>1,0145</text:p>
          </table:table-cell>
          <table:table-cell table:style-name="ce5" office:value-type="float" office:value="1.0064" calcext:value-type="float">
            <text:p>1,0064</text:p>
          </table:table-cell>
          <table:table-cell table:style-name="ce5" office:value-type="float" office:value="0.9801" calcext:value-type="float">
            <text:p>0,9801</text:p>
          </table:table-cell>
          <table:table-cell table:style-name="ce5" table:formula="of:=AVERAGE([.BX34:.BZ34])-[.CE34]" office:value-type="float" office:value="0.8021" calcext:value-type="float">
            <text:p>0,8021</text:p>
          </table:table-cell>
          <table:table-cell table:style-name="ce5" office:value-type="float" office:value="0.1995" calcext:value-type="float">
            <text:p>0,1995</text:p>
          </table:table-cell>
          <table:table-cell table:style-name="ce5" office:value-type="float" office:value="0.1985" calcext:value-type="float">
            <text:p>0,1985</text:p>
          </table:table-cell>
          <table:table-cell table:style-name="ce5" office:value-type="float" office:value="0.1967" calcext:value-type="float">
            <text:p>0,1967</text:p>
          </table:table-cell>
          <table:table-cell table:style-name="ce12" table:formula="of:=AVERAGE([.CB34:.CD34])" office:value-type="float" office:value="0.198233333333333" calcext:value-type="float">
            <text:p>0,1982</text:p>
          </table:table-cell>
          <table:table-cell table:style-name="ce5" office:value-type="float" office:value="0.9082" calcext:value-type="float">
            <text:p>0,9082</text:p>
          </table:table-cell>
          <table:table-cell table:style-name="ce5" office:value-type="float" office:value="0.8644" calcext:value-type="float">
            <text:p>0,8644</text:p>
          </table:table-cell>
          <table:table-cell table:style-name="ce5" office:value-type="float" office:value="0.8814" calcext:value-type="float">
            <text:p>0,8814</text:p>
          </table:table-cell>
          <table:table-cell table:style-name="ce20" table:formula="of:=AVERAGE([.CF34:.CH34])" office:value-type="float" office:value="0.884666666666667" calcext:value-type="float">
            <text:p>0,8847</text:p>
          </table:table-cell>
          <table:table-cell table:style-name="ce5" office:value-type="float" office:value="0.958" calcext:value-type="float">
            <text:p>0,9580</text:p>
          </table:table-cell>
          <table:table-cell table:style-name="ce5" office:value-type="float" office:value="0.9402" calcext:value-type="float">
            <text:p>0,9402</text:p>
          </table:table-cell>
          <table:table-cell table:style-name="ce5" office:value-type="float" office:value="0.9752" calcext:value-type="float">
            <text:p>0,9752</text:p>
          </table:table-cell>
          <table:table-cell table:style-name="ce20" table:formula="of:=AVERAGE([.CJ34:.CL34])-[.CU34]" office:value-type="float" office:value="0.762566666666667" calcext:value-type="float">
            <text:p>0,7626</text:p>
          </table:table-cell>
          <table:table-cell table:style-name="ce5" office:value-type="float" office:value="0.1871" calcext:value-type="float">
            <text:p>0,1871</text:p>
          </table:table-cell>
          <table:table-cell table:style-name="ce5" office:value-type="float" office:value="0.9284" calcext:value-type="float">
            <text:p>0,9284</text:p>
          </table:table-cell>
          <table:table-cell table:style-name="ce5" office:value-type="float" office:value="1.0422" calcext:value-type="float">
            <text:p>1,0422</text:p>
          </table:table-cell>
          <table:table-cell table:style-name="ce20" table:formula="of:=AVERAGE([.CO34:.CP34])" office:value-type="float" office:value="0.9853" calcext:value-type="float">
            <text:p>0,9853</text:p>
          </table:table-cell>
          <table:table-cell table:style-name="ce5" office:value-type="float" office:value="0.1954" calcext:value-type="float">
            <text:p>0,1954</text:p>
          </table:table-cell>
          <table:table-cell table:style-name="ce5" office:value-type="float" office:value="0.1979" calcext:value-type="float">
            <text:p>0,1979</text:p>
          </table:table-cell>
          <table:table-cell table:style-name="ce5" office:value-type="float" office:value="0.1924" calcext:value-type="float">
            <text:p>0,1924</text:p>
          </table:table-cell>
          <table:table-cell table:style-name="ce12" table:formula="of:=AVERAGE([.CR34:.CT34])" office:value-type="float" office:value="0.195233333333333" calcext:value-type="float">
            <text:p>0,1952</text:p>
          </table:table-cell>
          <table:table-cell table:style-name="ce5" office:value-type="float" office:value="0.92" calcext:value-type="float">
            <text:p>0,9200</text:p>
          </table:table-cell>
          <table:table-cell table:style-name="ce5" office:value-type="float" office:value="0.8137" calcext:value-type="float">
            <text:p>0,8137</text:p>
          </table:table-cell>
          <table:table-cell table:style-name="ce5" office:value-type="float" office:value="0.8199" calcext:value-type="float">
            <text:p>0,8199</text:p>
          </table:table-cell>
          <table:table-cell table:style-name="ce12" table:formula="of:=AVERAGE([.CV34:.CX34])" office:value-type="float" office:value="0.8512" calcext:value-type="float">
            <text:p>0,8512</text:p>
          </table:table-cell>
          <table:table-cell table:style-name="ce5" office:value-type="float" office:value="0.9105" calcext:value-type="float">
            <text:p>0,9105</text:p>
          </table:table-cell>
          <table:table-cell table:style-name="ce5" office:value-type="float" office:value="0.9536" calcext:value-type="float">
            <text:p>0,9536</text:p>
          </table:table-cell>
          <table:table-cell table:style-name="ce5" office:value-type="float" office:value="0.9147" calcext:value-type="float">
            <text:p>0,9147</text:p>
          </table:table-cell>
          <table:table-cell table:style-name="ce12" table:formula="of:=AVERAGE([.CZ34:.DB34])" office:value-type="float" office:value="0.926266666666667" calcext:value-type="float">
            <text:p>0,9263</text:p>
          </table:table-cell>
          <table:table-cell table:style-name="ce5" office:value-type="float" office:value="0.916" calcext:value-type="float">
            <text:p>0,9160</text:p>
          </table:table-cell>
          <table:table-cell table:style-name="ce5" office:value-type="float" office:value="0.9247" calcext:value-type="float">
            <text:p>0,9247</text:p>
          </table:table-cell>
          <table:table-cell table:style-name="ce5" office:value-type="float" office:value="0.9402" calcext:value-type="float">
            <text:p>0,9402</text:p>
          </table:table-cell>
          <table:table-cell table:style-name="ce12" table:formula="of:=AVERAGE([.DD34:.DF34])" office:value-type="float" office:value="0.926966666666667" calcext:value-type="float">
            <text:p>0,9270</text:p>
          </table:table-cell>
          <table:table-cell table:style-name="ce5" office:value-type="float" office:value="0.1885" calcext:value-type="float">
            <text:p>0,1885</text:p>
          </table:table-cell>
          <table:table-cell table:style-name="ce5" office:value-type="float" office:value="0.191" calcext:value-type="float">
            <text:p>0,1910</text:p>
          </table:table-cell>
          <table:table-cell table:style-name="ce5" office:value-type="float" office:value="0.1877" calcext:value-type="float">
            <text:p>0,1877</text:p>
          </table:table-cell>
          <table:table-cell table:style-name="ce5" table:formula="of:=AVERAGE([.DH34:.DJ34])" office:value-type="float" office:value="0.189066666666667" calcext:value-type="float">
            <text:p>0,1891</text:p>
          </table:table-cell>
          <table:table-cell table:style-name="ce5" office:value-type="float" office:value="0.9185" calcext:value-type="float">
            <text:p>0,9185</text:p>
          </table:table-cell>
          <table:table-cell table:style-name="ce5" office:value-type="float" office:value="0.8259" calcext:value-type="float">
            <text:p>0,8259</text:p>
          </table:table-cell>
          <table:table-cell table:style-name="ce5" office:value-type="float" office:value="0.7978" calcext:value-type="float">
            <text:p>0,7978</text:p>
          </table:table-cell>
          <table:table-cell table:style-name="ce5" office:value-type="float" office:value="0.876" calcext:value-type="float">
            <text:p>0,8760</text:p>
          </table:table-cell>
          <table:table-cell table:style-name="ce5" office:value-type="float" office:value="0.8459" calcext:value-type="float">
            <text:p>0,8459</text:p>
          </table:table-cell>
          <table:table-cell table:style-name="ce5" office:value-type="float" office:value="0.8611" calcext:value-type="float">
            <text:p>0,8611</text:p>
          </table:table-cell>
          <table:table-cell table:style-name="ce5" office:value-type="float" office:value="0.8444" calcext:value-type="float">
            <text:p>0,8444</text:p>
          </table:table-cell>
          <table:table-cell table:style-name="ce5" office:value-type="float" office:value="0.8786" calcext:value-type="float">
            <text:p>0,8786</text:p>
          </table:table-cell>
          <table:table-cell table:style-name="ce5" office:value-type="float" office:value="0.965" calcext:value-type="float">
            <text:p>0,9650</text:p>
          </table:table-cell>
          <table:table-cell table:style-name="ce14" office:value-type="float" office:value="0.1991" calcext:value-type="float">
            <text:p>0,1991</text:p>
          </table:table-cell>
          <table:table-cell table:style-name="ce14" office:value-type="float" office:value="0.1986" calcext:value-type="float">
            <text:p>0,1986</text:p>
          </table:table-cell>
          <table:table-cell table:style-name="ce14" office:value-type="float" office:value="0.1985" calcext:value-type="float">
            <text:p>0,1985</text:p>
          </table:table-cell>
          <table:table-cell table:style-name="ce1" table:formula="of:=AVERAGE([.DU34:.DW34])" office:value-type="float" office:value="0.198733333333333" calcext:value-type="float">
            <text:p>0,198733333333333</text:p>
          </table:table-cell>
          <table:table-cell table:number-columns-repeated="92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float" office:value="39600.3" calcext:value-type="float">
            <text:p>39600,30</text:p>
          </table:table-cell>
          <table:table-cell table:style-name="ce3" table:formula="of:=[.B35]/3600" office:value-type="float" office:value="11.0000833333333" calcext:value-type="float">
            <text:p>11,00</text:p>
          </table:table-cell>
          <table:table-cell table:style-name="ce5" office:value-type="float" office:value="0.7721" calcext:value-type="float">
            <text:p>0,7721</text:p>
          </table:table-cell>
          <table:table-cell table:style-name="ce5" office:value-type="float" office:value="0.8208" calcext:value-type="float">
            <text:p>0,8208</text:p>
          </table:table-cell>
          <table:table-cell table:style-name="ce5" office:value-type="float" office:value="0.8344" calcext:value-type="float">
            <text:p>0,8344</text:p>
          </table:table-cell>
          <table:table-cell table:style-name="ce17" table:formula="of:=AVERAGE([.D35:.F35])-[.CE35]" office:value-type="float" office:value="0.611466666666667" calcext:value-type="float">
            <text:p>0,6115</text:p>
          </table:table-cell>
          <table:table-cell table:style-name="ce5" office:value-type="float" office:value="0.4234" calcext:value-type="float">
            <text:p>0,4234</text:p>
          </table:table-cell>
          <table:table-cell table:style-name="ce5" office:value-type="float" office:value="0.3886" calcext:value-type="float">
            <text:p>0,3886</text:p>
          </table:table-cell>
          <table:table-cell table:style-name="ce5" office:value-type="float" office:value="0.4046" calcext:value-type="float">
            <text:p>0,4046</text:p>
          </table:table-cell>
          <table:table-cell table:style-name="ce17" table:formula="of:=AVERAGE([.H35:.J35])-[.CE35]" office:value-type="float" office:value="0.2079" calcext:value-type="float">
            <text:p>0,2079</text:p>
          </table:table-cell>
          <table:table-cell table:style-name="ce5" office:value-type="float" office:value="0.9375" calcext:value-type="float">
            <text:p>0,9375</text:p>
          </table:table-cell>
          <table:table-cell table:style-name="ce5" office:value-type="float" office:value="0.9261" calcext:value-type="float">
            <text:p>0,9261</text:p>
          </table:table-cell>
          <table:table-cell table:style-name="ce5" office:value-type="float" office:value="1.0709" calcext:value-type="float">
            <text:p>1,0709</text:p>
          </table:table-cell>
          <table:table-cell table:style-name="ce17" table:formula="of:=AVERAGE([.L35:.N35])-[.CE35]" office:value-type="float" office:value="0.780533333333334" calcext:value-type="float">
            <text:p>0,7805</text:p>
          </table:table-cell>
          <table:table-cell table:style-name="ce5" office:value-type="float" office:value="0.4497" calcext:value-type="float">
            <text:p>0,4497</text:p>
          </table:table-cell>
          <table:table-cell table:style-name="ce5" office:value-type="float" office:value="0.4506" calcext:value-type="float">
            <text:p>0,4506</text:p>
          </table:table-cell>
          <table:table-cell table:style-name="ce5" office:value-type="float" office:value="0.4179" calcext:value-type="float">
            <text:p>0,4179</text:p>
          </table:table-cell>
          <table:table-cell table:style-name="ce17" table:formula="of:=AVERAGE([.P35:.R35])-[.CE35]" office:value-type="float" office:value="0.241766666666667" calcext:value-type="float">
            <text:p>0,2418</text:p>
          </table:table-cell>
          <table:table-cell table:style-name="ce5" office:value-type="float" office:value="0.7966" calcext:value-type="float">
            <text:p>0,7966</text:p>
          </table:table-cell>
          <table:table-cell table:style-name="ce5" office:value-type="float" office:value="0.7988" calcext:value-type="float">
            <text:p>0,7988</text:p>
          </table:table-cell>
          <table:table-cell table:style-name="ce5" office:value-type="float" office:value="0.817" calcext:value-type="float">
            <text:p>0,8170</text:p>
          </table:table-cell>
          <table:table-cell table:style-name="ce23" table:formula="of:=AVERAGE([.T35:.V35])-[.CU35]" office:value-type="float" office:value="0.6096" calcext:value-type="float">
            <text:p>0,6096</text:p>
          </table:table-cell>
          <table:table-cell table:style-name="ce5" office:value-type="float" office:value="0.4748" calcext:value-type="float">
            <text:p>0,4748</text:p>
          </table:table-cell>
          <table:table-cell table:style-name="ce5" office:value-type="float" office:value="0.454" calcext:value-type="float">
            <text:p>0,4540</text:p>
          </table:table-cell>
          <table:table-cell table:style-name="ce5" office:value-type="float" office:value="0.465" calcext:value-type="float">
            <text:p>0,4650</text:p>
          </table:table-cell>
          <table:table-cell table:style-name="ce23" table:formula="of:=AVERAGE([.X35:.Z35])-[.CU35]" office:value-type="float" office:value="0.270066666666667" calcext:value-type="float">
            <text:p>0,2701</text:p>
          </table:table-cell>
          <table:table-cell table:style-name="ce5" office:value-type="float" office:value="0.929" calcext:value-type="float">
            <text:p>0,9290</text:p>
          </table:table-cell>
          <table:table-cell table:style-name="ce5" office:value-type="float" office:value="0.9351" calcext:value-type="float">
            <text:p>0,9351</text:p>
          </table:table-cell>
          <table:table-cell table:style-name="ce5" office:value-type="float" office:value="0.9643" calcext:value-type="float">
            <text:p>0,9643</text:p>
          </table:table-cell>
          <table:table-cell table:style-name="ce23" table:formula="of:=AVERAGE([.AB35:.AD35])-[.CU35]" office:value-type="float" office:value="0.748266666666667" calcext:value-type="float">
            <text:p>0,7483</text:p>
          </table:table-cell>
          <table:table-cell table:style-name="ce5" office:value-type="float" office:value="0.5267" calcext:value-type="float">
            <text:p>0,5267</text:p>
          </table:table-cell>
          <table:table-cell table:style-name="ce5" office:value-type="float" office:value="0.5134" calcext:value-type="float">
            <text:p>0,5134</text:p>
          </table:table-cell>
          <table:table-cell table:style-name="ce5" office:value-type="float" office:value="0.4578" calcext:value-type="float">
            <text:p>0,4578</text:p>
          </table:table-cell>
          <table:table-cell table:style-name="ce23" table:formula="of:=AVERAGE([.AF35:.AH35])-[.CU35]" office:value-type="float" office:value="0.304766666666667" calcext:value-type="float">
            <text:p>0,3048</text:p>
          </table:table-cell>
          <table:table-cell table:style-name="ce5" office:value-type="float" office:value="0.7996" calcext:value-type="float">
            <text:p>0,7996</text:p>
          </table:table-cell>
          <table:table-cell table:style-name="ce5" office:value-type="float" office:value="0.8377" calcext:value-type="float">
            <text:p>0,8377</text:p>
          </table:table-cell>
          <table:table-cell table:style-name="ce5" office:value-type="float" office:value="0.8561" calcext:value-type="float">
            <text:p>0,8561</text:p>
          </table:table-cell>
          <table:table-cell table:style-name="ce26" table:formula="of:=AVERAGE([.AJ35:.AL35])-[.DK35]" office:value-type="float" office:value="0.6426" calcext:value-type="float">
            <text:p>0,6426</text:p>
          </table:table-cell>
          <table:table-cell table:style-name="ce5" office:value-type="float" office:value="0.5074" calcext:value-type="float">
            <text:p>0,5074</text:p>
          </table:table-cell>
          <table:table-cell table:style-name="ce5" office:value-type="float" office:value="0.4783" calcext:value-type="float">
            <text:p>0,4783</text:p>
          </table:table-cell>
          <table:table-cell table:style-name="ce5" office:value-type="float" office:value="0.4872" calcext:value-type="float">
            <text:p>0,4872</text:p>
          </table:table-cell>
          <table:table-cell table:style-name="ce26" table:formula="of:=AVERAGE([.AN35:.AP35])-[.DK35]" office:value-type="float" office:value="0.302433333333334" calcext:value-type="float">
            <text:p>0,3024</text:p>
          </table:table-cell>
          <table:table-cell table:style-name="ce5" office:value-type="float" office:value="1.0973" calcext:value-type="float">
            <text:p>1,0973</text:p>
          </table:table-cell>
          <table:table-cell table:style-name="ce5" office:value-type="float" office:value="1.0777" calcext:value-type="float">
            <text:p>1,0777</text:p>
          </table:table-cell>
          <table:table-cell table:style-name="ce5" office:value-type="float" office:value="0.9935" calcext:value-type="float">
            <text:p>0,9935</text:p>
          </table:table-cell>
          <table:table-cell table:style-name="ce26" table:formula="of:=AVERAGE([.AR35:.AT35])-[.DK35]" office:value-type="float" office:value="0.867633333333334" calcext:value-type="float">
            <text:p>0,8676</text:p>
          </table:table-cell>
          <table:table-cell table:style-name="ce5" office:value-type="float" office:value="0.549" calcext:value-type="float">
            <text:p>0,5490</text:p>
          </table:table-cell>
          <table:table-cell table:style-name="ce5" office:value-type="float" office:value="0.5549" calcext:value-type="float">
            <text:p>0,5549</text:p>
          </table:table-cell>
          <table:table-cell table:style-name="ce5" office:value-type="float" office:value="0.4628" calcext:value-type="float">
            <text:p>0,4628</text:p>
          </table:table-cell>
          <table:table-cell table:style-name="ce26" table:formula="of:=AVERAGE([.AV35:.AX35])-[.DK35]" office:value-type="float" office:value="0.3337" calcext:value-type="float">
            <text:p>0,3337</text:p>
          </table:table-cell>
          <table:table-cell table:style-name="ce5" office:value-type="float" office:value="0.7867" calcext:value-type="float">
            <text:p>0,7867</text:p>
          </table:table-cell>
          <table:table-cell table:style-name="ce5" office:value-type="float" office:value="0.8366" calcext:value-type="float">
            <text:p>0,8366</text:p>
          </table:table-cell>
          <table:table-cell table:style-name="ce5" office:value-type="float" office:value="0.8428" calcext:value-type="float">
            <text:p>0,8428</text:p>
          </table:table-cell>
          <table:table-cell table:style-name="ce38" table:formula="of:=AVERAGE([.AZ35:.BB35])-[.DX35]" office:value-type="float" office:value="0.6237" calcext:value-type="float">
            <text:p>0,6237</text:p>
          </table:table-cell>
          <table:table-cell table:style-name="ce5" office:value-type="float" office:value="0.5166" calcext:value-type="float">
            <text:p>0,5166</text:p>
          </table:table-cell>
          <table:table-cell table:style-name="ce5" office:value-type="float" office:value="0.5057" calcext:value-type="float">
            <text:p>0,5057</text:p>
          </table:table-cell>
          <table:table-cell table:style-name="ce5" office:value-type="float" office:value="0.5074" calcext:value-type="float">
            <text:p>0,5074</text:p>
          </table:table-cell>
          <table:table-cell table:style-name="ce38" table:formula="of:=AVERAGE([.BD35:.BF35])-[.DX35]" office:value-type="float" office:value="0.311566666666667" calcext:value-type="float">
            <text:p>0,3116</text:p>
          </table:table-cell>
          <table:table-cell table:style-name="ce5" office:value-type="float" office:value="1.1331" calcext:value-type="float">
            <text:p>1,1331</text:p>
          </table:table-cell>
          <table:table-cell table:style-name="ce5" office:value-type="float" office:value="1.1223" calcext:value-type="float">
            <text:p>1,1223</text:p>
          </table:table-cell>
          <table:table-cell table:style-name="ce5" office:value-type="float" office:value="1.1031" calcext:value-type="float">
            <text:p>1,1031</text:p>
          </table:table-cell>
          <table:table-cell table:style-name="ce38" table:formula="of:=AVERAGE([.BH35:.BJ35])-[.DX35]" office:value-type="float" office:value="0.921166666666667" calcext:value-type="float">
            <text:p>0,9212</text:p>
          </table:table-cell>
          <table:table-cell table:style-name="ce5" office:value-type="float" office:value="0.5715" calcext:value-type="float">
            <text:p>0,5715</text:p>
          </table:table-cell>
          <table:table-cell table:style-name="ce5" office:value-type="float" office:value="0.5649" calcext:value-type="float">
            <text:p>0,5649</text:p>
          </table:table-cell>
          <table:table-cell table:style-name="ce5" office:value-type="float" office:value="0.4873" calcext:value-type="float">
            <text:p>0,4873</text:p>
          </table:table-cell>
          <table:table-cell table:style-name="ce38" table:formula="of:=AVERAGE([.BL35:.BN35])-[.DX35]" office:value-type="float" office:value="0.3429" calcext:value-type="float">
            <text:p>0,3429</text:p>
          </table:table-cell>
          <table:table-cell table:style-name="ce5" office:value-type="float" office:value="1.0768" calcext:value-type="float">
            <text:p>1,0768</text:p>
          </table:table-cell>
          <table:table-cell table:style-name="ce5" office:value-type="float" office:value="0.9308" calcext:value-type="float">
            <text:p>0,9308</text:p>
          </table:table-cell>
          <table:table-cell table:style-name="ce5" office:value-type="float" office:value="1.0315" calcext:value-type="float">
            <text:p>1,0315</text:p>
          </table:table-cell>
          <table:table-cell table:style-name="ce41" table:formula="of:=AVERAGE([.BP35:.BR35])-[.CE35]" office:value-type="float" office:value="0.8154" calcext:value-type="float">
            <text:p>0,8154</text:p>
          </table:table-cell>
          <table:table-cell table:style-name="ce5" office:value-type="float" office:value="1.0349" calcext:value-type="float">
            <text:p>1,0349</text:p>
          </table:table-cell>
          <table:table-cell table:style-name="ce5" office:value-type="float" office:value="1.0609" calcext:value-type="float">
            <text:p>1,0609</text:p>
          </table:table-cell>
          <table:table-cell table:style-name="ce5" office:value-type="float" office:value="1.0684" calcext:value-type="float">
            <text:p>1,0684</text:p>
          </table:table-cell>
          <table:table-cell table:style-name="ce41" table:formula="of:=AVERAGE([.BT35:.BV35])-[.CE35]" office:value-type="float" office:value="0.8571" calcext:value-type="float">
            <text:p>0,8571</text:p>
          </table:table-cell>
          <table:table-cell table:style-name="ce5" office:value-type="float" office:value="1.0578" calcext:value-type="float">
            <text:p>1,0578</text:p>
          </table:table-cell>
          <table:table-cell table:style-name="ce5" office:value-type="float" office:value="1.0492" calcext:value-type="float">
            <text:p>1,0492</text:p>
          </table:table-cell>
          <table:table-cell table:style-name="ce5" office:value-type="float" office:value="1.0224" calcext:value-type="float">
            <text:p>1,0224</text:p>
          </table:table-cell>
          <table:table-cell table:style-name="ce5" table:formula="of:=AVERAGE([.BX35:.BZ35])-[.CE35]" office:value-type="float" office:value="0.8455" calcext:value-type="float">
            <text:p>0,8455</text:p>
          </table:table-cell>
          <table:table-cell table:style-name="ce5" office:value-type="float" office:value="0.1991" calcext:value-type="float">
            <text:p>0,1991</text:p>
          </table:table-cell>
          <table:table-cell table:style-name="ce5" office:value-type="float" office:value="0.1975" calcext:value-type="float">
            <text:p>0,1975</text:p>
          </table:table-cell>
          <table:table-cell table:style-name="ce5" office:value-type="float" office:value="0.1963" calcext:value-type="float">
            <text:p>0,1963</text:p>
          </table:table-cell>
          <table:table-cell table:style-name="ce12" table:formula="of:=AVERAGE([.CB35:.CD35])" office:value-type="float" office:value="0.197633333333333" calcext:value-type="float">
            <text:p>0,1976</text:p>
          </table:table-cell>
          <table:table-cell table:style-name="ce5" office:value-type="float" office:value="0.9721" calcext:value-type="float">
            <text:p>0,9721</text:p>
          </table:table-cell>
          <table:table-cell table:style-name="ce5" office:value-type="float" office:value="0.9187" calcext:value-type="float">
            <text:p>0,9187</text:p>
          </table:table-cell>
          <table:table-cell table:style-name="ce5" office:value-type="float" office:value="0.9396" calcext:value-type="float">
            <text:p>0,9396</text:p>
          </table:table-cell>
          <table:table-cell table:style-name="ce20" table:formula="of:=AVERAGE([.CF35:.CH35])" office:value-type="float" office:value="0.943466666666667" calcext:value-type="float">
            <text:p>0,9435</text:p>
          </table:table-cell>
          <table:table-cell table:style-name="ce5" office:value-type="float" office:value="1.0052" calcext:value-type="float">
            <text:p>1,0052</text:p>
          </table:table-cell>
          <table:table-cell table:style-name="ce5" office:value-type="float" office:value="0.9865" calcext:value-type="float">
            <text:p>0,9865</text:p>
          </table:table-cell>
          <table:table-cell table:style-name="ce5" office:value-type="float" office:value="1.0218" calcext:value-type="float">
            <text:p>1,0218</text:p>
          </table:table-cell>
          <table:table-cell table:style-name="ce20" table:formula="of:=AVERAGE([.CJ35:.CL35])-[.CU35]" office:value-type="float" office:value="0.809966666666667" calcext:value-type="float">
            <text:p>0,8100</text:p>
          </table:table-cell>
          <table:table-cell table:style-name="ce5" office:value-type="float" office:value="0.1871" calcext:value-type="float">
            <text:p>0,1871</text:p>
          </table:table-cell>
          <table:table-cell table:style-name="ce5" office:value-type="float" office:value="0.9748" calcext:value-type="float">
            <text:p>0,9748</text:p>
          </table:table-cell>
          <table:table-cell table:style-name="ce5" office:value-type="float" office:value="1.0766" calcext:value-type="float">
            <text:p>1,0766</text:p>
          </table:table-cell>
          <table:table-cell table:style-name="ce20" table:formula="of:=AVERAGE([.CO35:.CP35])" office:value-type="float" office:value="1.0257" calcext:value-type="float">
            <text:p>1,0257</text:p>
          </table:table-cell>
          <table:table-cell table:style-name="ce5" office:value-type="float" office:value="0.1937" calcext:value-type="float">
            <text:p>0,1937</text:p>
          </table:table-cell>
          <table:table-cell table:style-name="ce5" office:value-type="float" office:value="0.1972" calcext:value-type="float">
            <text:p>0,1972</text:p>
          </table:table-cell>
          <table:table-cell table:style-name="ce5" office:value-type="float" office:value="0.1927" calcext:value-type="float">
            <text:p>0,1927</text:p>
          </table:table-cell>
          <table:table-cell table:style-name="ce12" table:formula="of:=AVERAGE([.CR35:.CT35])" office:value-type="float" office:value="0.194533333333333" calcext:value-type="float">
            <text:p>0,1945</text:p>
          </table:table-cell>
          <table:table-cell table:style-name="ce5" office:value-type="float" office:value="0.9749" calcext:value-type="float">
            <text:p>0,9749</text:p>
          </table:table-cell>
          <table:table-cell table:style-name="ce5" office:value-type="float" office:value="0.8688" calcext:value-type="float">
            <text:p>0,8688</text:p>
          </table:table-cell>
          <table:table-cell table:style-name="ce5" office:value-type="float" office:value="0.8717" calcext:value-type="float">
            <text:p>0,8717</text:p>
          </table:table-cell>
          <table:table-cell table:style-name="ce12" table:formula="of:=AVERAGE([.CV35:.CX35])" office:value-type="float" office:value="0.905133333333333" calcext:value-type="float">
            <text:p>0,9051</text:p>
          </table:table-cell>
          <table:table-cell table:style-name="ce5" office:value-type="float" office:value="0.9565" calcext:value-type="float">
            <text:p>0,9565</text:p>
          </table:table-cell>
          <table:table-cell table:style-name="ce5" office:value-type="float" office:value="0.9989" calcext:value-type="float">
            <text:p>0,9989</text:p>
          </table:table-cell>
          <table:table-cell table:style-name="ce5" office:value-type="float" office:value="0.9612" calcext:value-type="float">
            <text:p>0,9612</text:p>
          </table:table-cell>
          <table:table-cell table:style-name="ce12" table:formula="of:=AVERAGE([.CZ35:.DB35])" office:value-type="float" office:value="0.9722" calcext:value-type="float">
            <text:p>0,9722</text:p>
          </table:table-cell>
          <table:table-cell table:style-name="ce5" office:value-type="float" office:value="0.9632" calcext:value-type="float">
            <text:p>0,9632</text:p>
          </table:table-cell>
          <table:table-cell table:style-name="ce5" office:value-type="float" office:value="0.9722" calcext:value-type="float">
            <text:p>0,9722</text:p>
          </table:table-cell>
          <table:table-cell table:style-name="ce5" office:value-type="float" office:value="0.9828" calcext:value-type="float">
            <text:p>0,9828</text:p>
          </table:table-cell>
          <table:table-cell table:style-name="ce12" table:formula="of:=AVERAGE([.DD35:.DF35])" office:value-type="float" office:value="0.972733333333333" calcext:value-type="float">
            <text:p>0,9727</text:p>
          </table:table-cell>
          <table:table-cell table:style-name="ce5" office:value-type="float" office:value="0.1874" calcext:value-type="float">
            <text:p>0,1874</text:p>
          </table:table-cell>
          <table:table-cell table:style-name="ce5" office:value-type="float" office:value="0.1911" calcext:value-type="float">
            <text:p>0,1911</text:p>
          </table:table-cell>
          <table:table-cell table:style-name="ce5" office:value-type="float" office:value="0.1871" calcext:value-type="float">
            <text:p>0,1871</text:p>
          </table:table-cell>
          <table:table-cell table:style-name="ce5" table:formula="of:=AVERAGE([.DH35:.DJ35])" office:value-type="float" office:value="0.188533333333333" calcext:value-type="float">
            <text:p>0,1885</text:p>
          </table:table-cell>
          <table:table-cell table:style-name="ce5" office:value-type="float" office:value="0.9844" calcext:value-type="float">
            <text:p>0,9844</text:p>
          </table:table-cell>
          <table:table-cell table:style-name="ce5" office:value-type="float" office:value="0.8871" calcext:value-type="float">
            <text:p>0,8871</text:p>
          </table:table-cell>
          <table:table-cell table:style-name="ce5" office:value-type="float" office:value="0.856" calcext:value-type="float">
            <text:p>0,8560</text:p>
          </table:table-cell>
          <table:table-cell table:style-name="ce5" office:value-type="float" office:value="0.9325" calcext:value-type="float">
            <text:p>0,9325</text:p>
          </table:table-cell>
          <table:table-cell table:style-name="ce5" office:value-type="float" office:value="0.8998" calcext:value-type="float">
            <text:p>0,8998</text:p>
          </table:table-cell>
          <table:table-cell table:style-name="ce5" office:value-type="float" office:value="0.9191" calcext:value-type="float">
            <text:p>0,9191</text:p>
          </table:table-cell>
          <table:table-cell table:style-name="ce5" office:value-type="float" office:value="0.9022" calcext:value-type="float">
            <text:p>0,9022</text:p>
          </table:table-cell>
          <table:table-cell table:style-name="ce5" office:value-type="float" office:value="0.9344" calcext:value-type="float">
            <text:p>0,9344</text:p>
          </table:table-cell>
          <table:table-cell table:style-name="ce5" office:value-type="float" office:value="1.0168" calcext:value-type="float">
            <text:p>1,0168</text:p>
          </table:table-cell>
          <table:table-cell table:style-name="ce14" office:value-type="float" office:value="0.1986" calcext:value-type="float">
            <text:p>0,1986</text:p>
          </table:table-cell>
          <table:table-cell table:style-name="ce14" office:value-type="float" office:value="0.1984" calcext:value-type="float">
            <text:p>0,1984</text:p>
          </table:table-cell>
          <table:table-cell table:style-name="ce14" office:value-type="float" office:value="0.198" calcext:value-type="float">
            <text:p>0,1980</text:p>
          </table:table-cell>
          <table:table-cell table:style-name="ce1" table:formula="of:=AVERAGE([.DU35:.DW35])" office:value-type="float" office:value="0.198333333333333" calcext:value-type="float">
            <text:p>0,198333333333333</text:p>
          </table:table-cell>
          <table:table-cell table:number-columns-repeated="92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float" office:value="41400.3" calcext:value-type="float">
            <text:p>41400,30</text:p>
          </table:table-cell>
          <table:table-cell table:style-name="ce3" table:formula="of:=[.B36]/3600" office:value-type="float" office:value="11.5000833333333" calcext:value-type="float">
            <text:p>11,50</text:p>
          </table:table-cell>
          <table:table-cell table:style-name="ce5" office:value-type="float" office:value="0.7818" calcext:value-type="float">
            <text:p>0,7818</text:p>
          </table:table-cell>
          <table:table-cell table:style-name="ce5" office:value-type="float" office:value="0.83" calcext:value-type="float">
            <text:p>0,8300</text:p>
          </table:table-cell>
          <table:table-cell table:style-name="ce5" office:value-type="float" office:value="0.843" calcext:value-type="float">
            <text:p>0,8430</text:p>
          </table:table-cell>
          <table:table-cell table:style-name="ce17" table:formula="of:=AVERAGE([.D36:.F36])-[.CE36]" office:value-type="float" office:value="0.6207" calcext:value-type="float">
            <text:p>0,6207</text:p>
          </table:table-cell>
          <table:table-cell table:style-name="ce5" office:value-type="float" office:value="0.436" calcext:value-type="float">
            <text:p>0,4360</text:p>
          </table:table-cell>
          <table:table-cell table:style-name="ce5" office:value-type="float" office:value="0.407" calcext:value-type="float">
            <text:p>0,4070</text:p>
          </table:table-cell>
          <table:table-cell table:style-name="ce5" office:value-type="float" office:value="0.4175" calcext:value-type="float">
            <text:p>0,4175</text:p>
          </table:table-cell>
          <table:table-cell table:style-name="ce17" table:formula="of:=AVERAGE([.H36:.J36])-[.CE36]" office:value-type="float" office:value="0.2226" calcext:value-type="float">
            <text:p>0,2226</text:p>
          </table:table-cell>
          <table:table-cell table:style-name="ce5" office:value-type="float" office:value="0.9795" calcext:value-type="float">
            <text:p>0,9795</text:p>
          </table:table-cell>
          <table:table-cell table:style-name="ce5" office:value-type="float" office:value="0.9694" calcext:value-type="float">
            <text:p>0,9694</text:p>
          </table:table-cell>
          <table:table-cell table:style-name="ce5" office:value-type="float" office:value="1.0997" calcext:value-type="float">
            <text:p>1,0997</text:p>
          </table:table-cell>
          <table:table-cell table:style-name="ce17" table:formula="of:=AVERAGE([.L36:.N36])-[.CE36]" office:value-type="float" office:value="0.818633333333333" calcext:value-type="float">
            <text:p>0,8186</text:p>
          </table:table-cell>
          <table:table-cell table:style-name="ce5" office:value-type="float" office:value="0.4687" calcext:value-type="float">
            <text:p>0,4687</text:p>
          </table:table-cell>
          <table:table-cell table:style-name="ce5" office:value-type="float" office:value="0.4691" calcext:value-type="float">
            <text:p>0,4691</text:p>
          </table:table-cell>
          <table:table-cell table:style-name="ce5" office:value-type="float" office:value="0.4328" calcext:value-type="float">
            <text:p>0,4328</text:p>
          </table:table-cell>
          <table:table-cell table:style-name="ce17" table:formula="of:=AVERAGE([.P36:.R36])-[.CE36]" office:value-type="float" office:value="0.2593" calcext:value-type="float">
            <text:p>0,2593</text:p>
          </table:table-cell>
          <table:table-cell table:style-name="ce5" office:value-type="float" office:value="0.8126" calcext:value-type="float">
            <text:p>0,8126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5" office:value-type="float" office:value="0.8281" calcext:value-type="float">
            <text:p>0,8281</text:p>
          </table:table-cell>
          <table:table-cell table:style-name="ce23" table:formula="of:=AVERAGE([.T36:.V36])-[.CU36]" office:value-type="float" office:value="0.622266666666666" calcext:value-type="float">
            <text:p>0,6223</text:p>
          </table:table-cell>
          <table:table-cell table:style-name="ce5" office:value-type="float" office:value="0.4969" calcext:value-type="float">
            <text:p>0,4969</text:p>
          </table:table-cell>
          <table:table-cell table:style-name="ce5" office:value-type="float" office:value="0.4795" calcext:value-type="float">
            <text:p>0,4795</text:p>
          </table:table-cell>
          <table:table-cell table:style-name="ce5" office:value-type="float" office:value="0.4858" calcext:value-type="float">
            <text:p>0,4858</text:p>
          </table:table-cell>
          <table:table-cell table:style-name="ce23" table:formula="of:=AVERAGE([.X36:.Z36])-[.CU36]" office:value-type="float" office:value="0.292933333333333" calcext:value-type="float">
            <text:p>0,2929</text:p>
          </table:table-cell>
          <table:table-cell table:style-name="ce5" office:value-type="float" office:value="0.9671" calcext:value-type="float">
            <text:p>0,9671</text:p>
          </table:table-cell>
          <table:table-cell table:style-name="ce5" office:value-type="float" office:value="0.9764" calcext:value-type="float">
            <text:p>0,9764</text:p>
          </table:table-cell>
          <table:table-cell table:style-name="ce5" office:value-type="float" office:value="1.005" calcext:value-type="float">
            <text:p>1,0050</text:p>
          </table:table-cell>
          <table:table-cell table:style-name="ce23" table:formula="of:=AVERAGE([.AB36:.AD36])-[.CU36]" office:value-type="float" office:value="0.788366666666666" calcext:value-type="float">
            <text:p>0,7884</text:p>
          </table:table-cell>
          <table:table-cell table:style-name="ce5" office:value-type="float" office:value="0.551" calcext:value-type="float">
            <text:p>0,5510</text:p>
          </table:table-cell>
          <table:table-cell table:style-name="ce5" office:value-type="float" office:value="0.5381" calcext:value-type="float">
            <text:p>0,5381</text:p>
          </table:table-cell>
          <table:table-cell table:style-name="ce5" office:value-type="float" office:value="0.4761" calcext:value-type="float">
            <text:p>0,4761</text:p>
          </table:table-cell>
          <table:table-cell table:style-name="ce23" table:formula="of:=AVERAGE([.AF36:.AH36])-[.CU36]" office:value-type="float" office:value="0.327266666666666" calcext:value-type="float">
            <text:p>0,3273</text:p>
          </table:table-cell>
          <table:table-cell table:style-name="ce5" office:value-type="float" office:value="0.8087" calcext:value-type="float">
            <text:p>0,8087</text:p>
          </table:table-cell>
          <table:table-cell table:style-name="ce5" office:value-type="float" office:value="0.8488" calcext:value-type="float">
            <text:p>0,8488</text:p>
          </table:table-cell>
          <table:table-cell table:style-name="ce5" office:value-type="float" office:value="0.8676" calcext:value-type="float">
            <text:p>0,8676</text:p>
          </table:table-cell>
          <table:table-cell table:style-name="ce26" table:formula="of:=AVERAGE([.AJ36:.AL36])-[.DK36]" office:value-type="float" office:value="0.653233333333333" calcext:value-type="float">
            <text:p>0,6532</text:p>
          </table:table-cell>
          <table:table-cell table:style-name="ce5" office:value-type="float" office:value="0.5335" calcext:value-type="float">
            <text:p>0,5335</text:p>
          </table:table-cell>
          <table:table-cell table:style-name="ce5" office:value-type="float" office:value="0.503" calcext:value-type="float">
            <text:p>0,5030</text:p>
          </table:table-cell>
          <table:table-cell table:style-name="ce5" office:value-type="float" office:value="0.5139" calcext:value-type="float">
            <text:p>0,5139</text:p>
          </table:table-cell>
          <table:table-cell table:style-name="ce26" table:formula="of:=AVERAGE([.AN36:.AP36])-[.DK36]" office:value-type="float" office:value="0.328333333333333" calcext:value-type="float">
            <text:p>0,3283</text:p>
          </table:table-cell>
          <table:table-cell table:style-name="ce5" office:value-type="float" office:value="1.1176" calcext:value-type="float">
            <text:p>1,1176</text:p>
          </table:table-cell>
          <table:table-cell table:style-name="ce5" office:value-type="float" office:value="1.0971" calcext:value-type="float">
            <text:p>1,0971</text:p>
          </table:table-cell>
          <table:table-cell table:style-name="ce5" office:value-type="float" office:value="1.0293" calcext:value-type="float">
            <text:p>1,0293</text:p>
          </table:table-cell>
          <table:table-cell table:style-name="ce26" table:formula="of:=AVERAGE([.AR36:.AT36])-[.DK36]" office:value-type="float" office:value="0.892866666666666" calcext:value-type="float">
            <text:p>0,8929</text:p>
          </table:table-cell>
          <table:table-cell table:style-name="ce5" office:value-type="float" office:value="0.5749" calcext:value-type="float">
            <text:p>0,5749</text:p>
          </table:table-cell>
          <table:table-cell table:style-name="ce5" office:value-type="float" office:value="0.5764" calcext:value-type="float">
            <text:p>0,5764</text:p>
          </table:table-cell>
          <table:table-cell table:style-name="ce5" office:value-type="float" office:value="0.4815" calcext:value-type="float">
            <text:p>0,4815</text:p>
          </table:table-cell>
          <table:table-cell table:style-name="ce26" table:formula="of:=AVERAGE([.AV36:.AX36])-[.DK36]" office:value-type="float" office:value="0.3558" calcext:value-type="float">
            <text:p>0,3558</text:p>
          </table:table-cell>
          <table:table-cell table:style-name="ce5" office:value-type="float" office:value="0.7958" calcext:value-type="float">
            <text:p>0,7958</text:p>
          </table:table-cell>
          <table:table-cell table:style-name="ce5" office:value-type="float" office:value="0.8474" calcext:value-type="float">
            <text:p>0,8474</text:p>
          </table:table-cell>
          <table:table-cell table:style-name="ce5" office:value-type="float" office:value="0.8531" calcext:value-type="float">
            <text:p>0,8531</text:p>
          </table:table-cell>
          <table:table-cell table:style-name="ce38" table:formula="of:=AVERAGE([.AZ36:.BB36])-[.DX36]" office:value-type="float" office:value="0.634033333333333" calcext:value-type="float">
            <text:p>0,6340</text:p>
          </table:table-cell>
          <table:table-cell table:style-name="ce5" office:value-type="float" office:value="0.5417" calcext:value-type="float">
            <text:p>0,5417</text:p>
          </table:table-cell>
          <table:table-cell table:style-name="ce5" office:value-type="float" office:value="0.5335" calcext:value-type="float">
            <text:p>0,5335</text:p>
          </table:table-cell>
          <table:table-cell table:style-name="ce5" office:value-type="float" office:value="0.5355" calcext:value-type="float">
            <text:p>0,5355</text:p>
          </table:table-cell>
          <table:table-cell table:style-name="ce38" table:formula="of:=AVERAGE([.BD36:.BF36])-[.DX36]" office:value-type="float" office:value="0.338833333333333" calcext:value-type="float">
            <text:p>0,3388</text:p>
          </table:table-cell>
          <table:table-cell table:style-name="ce5" office:value-type="float" office:value="1.1585" calcext:value-type="float">
            <text:p>1,1585</text:p>
          </table:table-cell>
          <table:table-cell table:style-name="ce5" office:value-type="float" office:value="1.1483" calcext:value-type="float">
            <text:p>1,1483</text:p>
          </table:table-cell>
          <table:table-cell table:style-name="ce5" office:value-type="float" office:value="1.1303" calcext:value-type="float">
            <text:p>1,1303</text:p>
          </table:table-cell>
          <table:table-cell table:style-name="ce38" table:formula="of:=AVERAGE([.BH36:.BJ36])-[.DX36]" office:value-type="float" office:value="0.947633333333333" calcext:value-type="float">
            <text:p>0,9476</text:p>
          </table:table-cell>
          <table:table-cell table:style-name="ce5" office:value-type="float" office:value="0.5976" calcext:value-type="float">
            <text:p>0,5976</text:p>
          </table:table-cell>
          <table:table-cell table:style-name="ce5" office:value-type="float" office:value="0.5885" calcext:value-type="float">
            <text:p>0,5885</text:p>
          </table:table-cell>
          <table:table-cell table:style-name="ce5" office:value-type="float" office:value="0.5059" calcext:value-type="float">
            <text:p>0,5059</text:p>
          </table:table-cell>
          <table:table-cell table:style-name="ce38" table:formula="of:=AVERAGE([.BL36:.BN36])-[.DX36]" office:value-type="float" office:value="0.365933333333333" calcext:value-type="float">
            <text:p>0,3659</text:p>
          </table:table-cell>
          <table:table-cell table:style-name="ce5" office:value-type="float" office:value="1.1075" calcext:value-type="float">
            <text:p>1,1075</text:p>
          </table:table-cell>
          <table:table-cell table:style-name="ce5" office:value-type="float" office:value="0.9795" calcext:value-type="float">
            <text:p>0,9795</text:p>
          </table:table-cell>
          <table:table-cell table:style-name="ce5" office:value-type="float" office:value="1.0679" calcext:value-type="float">
            <text:p>1,0679</text:p>
          </table:table-cell>
          <table:table-cell table:style-name="ce41" table:formula="of:=AVERAGE([.BP36:.BR36])-[.CE36]" office:value-type="float" office:value="0.854066666666666" calcext:value-type="float">
            <text:p>0,8541</text:p>
          </table:table-cell>
          <table:table-cell table:style-name="ce5" office:value-type="float" office:value="1.0746" calcext:value-type="float">
            <text:p>1,0746</text:p>
          </table:table-cell>
          <table:table-cell table:style-name="ce5" office:value-type="float" office:value="1.094" calcext:value-type="float">
            <text:p>1,0940</text:p>
          </table:table-cell>
          <table:table-cell table:style-name="ce5" office:value-type="float" office:value="1.1049" calcext:value-type="float">
            <text:p>1,1049</text:p>
          </table:table-cell>
          <table:table-cell table:style-name="ce41" table:formula="of:=AVERAGE([.BT36:.BV36])-[.CE36]" office:value-type="float" office:value="0.8936" calcext:value-type="float">
            <text:p>0,8936</text:p>
          </table:table-cell>
          <table:table-cell table:style-name="ce5" office:value-type="float" office:value="1.0943" calcext:value-type="float">
            <text:p>1,0943</text:p>
          </table:table-cell>
          <table:table-cell table:style-name="ce5" office:value-type="float" office:value="1.0868" calcext:value-type="float">
            <text:p>1,0868</text:p>
          </table:table-cell>
          <table:table-cell table:style-name="ce5" office:value-type="float" office:value="1.0588" calcext:value-type="float">
            <text:p>1,0588</text:p>
          </table:table-cell>
          <table:table-cell table:style-name="ce5" table:formula="of:=AVERAGE([.BX36:.BZ36])-[.CE36]" office:value-type="float" office:value="0.8824" calcext:value-type="float">
            <text:p>0,8824</text:p>
          </table:table-cell>
          <table:table-cell table:style-name="ce5" office:value-type="float" office:value="0.1994" calcext:value-type="float">
            <text:p>0,1994</text:p>
          </table:table-cell>
          <table:table-cell table:style-name="ce5" office:value-type="float" office:value="0.1976" calcext:value-type="float">
            <text:p>0,1976</text:p>
          </table:table-cell>
          <table:table-cell table:style-name="ce5" office:value-type="float" office:value="0.1957" calcext:value-type="float">
            <text:p>0,1957</text:p>
          </table:table-cell>
          <table:table-cell table:style-name="ce12" table:formula="of:=AVERAGE([.CB36:.CD36])" office:value-type="float" office:value="0.197566666666667" calcext:value-type="float">
            <text:p>0,1976</text:p>
          </table:table-cell>
          <table:table-cell table:style-name="ce5" office:value-type="float" office:value="1.0266" calcext:value-type="float">
            <text:p>1,0266</text:p>
          </table:table-cell>
          <table:table-cell table:style-name="ce5" office:value-type="float" office:value="0.97" calcext:value-type="float">
            <text:p>0,9700</text:p>
          </table:table-cell>
          <table:table-cell table:style-name="ce5" office:value-type="float" office:value="0.9897" calcext:value-type="float">
            <text:p>0,9897</text:p>
          </table:table-cell>
          <table:table-cell table:style-name="ce20" table:formula="of:=AVERAGE([.CF36:.CH36])" office:value-type="float" office:value="0.995433333333333" calcext:value-type="float">
            <text:p>0,9954</text:p>
          </table:table-cell>
          <table:table-cell table:style-name="ce5" office:value-type="float" office:value="1.0466" calcext:value-type="float">
            <text:p>1,0466</text:p>
          </table:table-cell>
          <table:table-cell table:style-name="ce5" office:value-type="float" office:value="1.0259" calcext:value-type="float">
            <text:p>1,0259</text:p>
          </table:table-cell>
          <table:table-cell table:style-name="ce5" office:value-type="float" office:value="1.0591" calcext:value-type="float">
            <text:p>1,0591</text:p>
          </table:table-cell>
          <table:table-cell table:style-name="ce20" table:formula="of:=AVERAGE([.CJ36:.CL36])-[.CU36]" office:value-type="float" office:value="0.8494" calcext:value-type="float">
            <text:p>0,8494</text:p>
          </table:table-cell>
          <table:table-cell table:style-name="ce5" office:value-type="float" office:value="0.1862" calcext:value-type="float">
            <text:p>0,1862</text:p>
          </table:table-cell>
          <table:table-cell table:style-name="ce5" office:value-type="float" office:value="1.0156" calcext:value-type="float">
            <text:p>1,0156</text:p>
          </table:table-cell>
          <table:table-cell table:style-name="ce5" office:value-type="float" office:value="1.1057" calcext:value-type="float">
            <text:p>1,1057</text:p>
          </table:table-cell>
          <table:table-cell table:style-name="ce20" table:formula="of:=AVERAGE([.CO36:.CP36])" office:value-type="float" office:value="1.06065" calcext:value-type="float">
            <text:p>1,0607</text:p>
          </table:table-cell>
          <table:table-cell table:style-name="ce5" office:value-type="float" office:value="0.1939" calcext:value-type="float">
            <text:p>0,1939</text:p>
          </table:table-cell>
          <table:table-cell table:style-name="ce5" office:value-type="float" office:value="0.1975" calcext:value-type="float">
            <text:p>0,1975</text:p>
          </table:table-cell>
          <table:table-cell table:style-name="ce5" office:value-type="float" office:value="0.192" calcext:value-type="float">
            <text:p>0,1920</text:p>
          </table:table-cell>
          <table:table-cell table:style-name="ce12" table:formula="of:=AVERAGE([.CR36:.CT36])" office:value-type="float" office:value="0.194466666666667" calcext:value-type="float">
            <text:p>0,1945</text:p>
          </table:table-cell>
          <table:table-cell table:style-name="ce5" office:value-type="float" office:value="1.0249" calcext:value-type="float">
            <text:p>1,0249</text:p>
          </table:table-cell>
          <table:table-cell table:style-name="ce5" office:value-type="float" office:value="0.924" calcext:value-type="float">
            <text:p>0,9240</text:p>
          </table:table-cell>
          <table:table-cell table:style-name="ce5" office:value-type="float" office:value="0.9211" calcext:value-type="float">
            <text:p>0,9211</text:p>
          </table:table-cell>
          <table:table-cell table:style-name="ce12" table:formula="of:=AVERAGE([.CV36:.CX36])" office:value-type="float" office:value="0.956666666666667" calcext:value-type="float">
            <text:p>0,9567</text:p>
          </table:table-cell>
          <table:table-cell table:style-name="ce5" office:value-type="float" office:value="1.0009" calcext:value-type="float">
            <text:p>1,0009</text:p>
          </table:table-cell>
          <table:table-cell table:style-name="ce5" office:value-type="float" office:value="1.033" calcext:value-type="float">
            <text:p>1,0330</text:p>
          </table:table-cell>
          <table:table-cell table:style-name="ce5" office:value-type="float" office:value="1.0024" calcext:value-type="float">
            <text:p>1,0024</text:p>
          </table:table-cell>
          <table:table-cell table:style-name="ce12" table:formula="of:=AVERAGE([.CZ36:.DB36])" office:value-type="float" office:value="1.0121" calcext:value-type="float">
            <text:p>1,0121</text:p>
          </table:table-cell>
          <table:table-cell table:style-name="ce5" office:value-type="float" office:value="1.0039" calcext:value-type="float">
            <text:p>1,0039</text:p>
          </table:table-cell>
          <table:table-cell table:style-name="ce5" office:value-type="float" office:value="1.011" calcext:value-type="float">
            <text:p>1,0110</text:p>
          </table:table-cell>
          <table:table-cell table:style-name="ce5" office:value-type="float" office:value="1.0201" calcext:value-type="float">
            <text:p>1,0201</text:p>
          </table:table-cell>
          <table:table-cell table:style-name="ce12" table:formula="of:=AVERAGE([.DD36:.DF36])" office:value-type="float" office:value="1.01166666666667" calcext:value-type="float">
            <text:p>1,0117</text:p>
          </table:table-cell>
          <table:table-cell table:style-name="ce5" office:value-type="float" office:value="0.1878" calcext:value-type="float">
            <text:p>0,1878</text:p>
          </table:table-cell>
          <table:table-cell table:style-name="ce5" office:value-type="float" office:value="0.1908" calcext:value-type="float">
            <text:p>0,1908</text:p>
          </table:table-cell>
          <table:table-cell table:style-name="ce5" office:value-type="float" office:value="0.1868" calcext:value-type="float">
            <text:p>0,1868</text:p>
          </table:table-cell>
          <table:table-cell table:style-name="ce5" table:formula="of:=AVERAGE([.DH36:.DJ36])" office:value-type="float" office:value="0.188466666666667" calcext:value-type="float">
            <text:p>0,1885</text:p>
          </table:table-cell>
          <table:table-cell table:style-name="ce5" office:value-type="float" office:value="1.0445" calcext:value-type="float">
            <text:p>1,0445</text:p>
          </table:table-cell>
          <table:table-cell table:style-name="ce5" office:value-type="float" office:value="0.9458" calcext:value-type="float">
            <text:p>0,9458</text:p>
          </table:table-cell>
          <table:table-cell table:style-name="ce5" office:value-type="float" office:value="0.915" calcext:value-type="float">
            <text:p>0,9150</text:p>
          </table:table-cell>
          <table:table-cell table:style-name="ce5" office:value-type="float" office:value="0.9856" calcext:value-type="float">
            <text:p>0,9856</text:p>
          </table:table-cell>
          <table:table-cell table:style-name="ce5" office:value-type="float" office:value="0.95" calcext:value-type="float">
            <text:p>0,9500</text:p>
          </table:table-cell>
          <table:table-cell table:style-name="ce5" office:value-type="float" office:value="0.971" calcext:value-type="float">
            <text:p>0,9710</text:p>
          </table:table-cell>
          <table:table-cell table:style-name="ce5" office:value-type="float" office:value="0.9543" calcext:value-type="float">
            <text:p>0,9543</text:p>
          </table:table-cell>
          <table:table-cell table:style-name="ce5" office:value-type="float" office:value="0.9864" calcext:value-type="float">
            <text:p>0,9864</text:p>
          </table:table-cell>
          <table:table-cell table:style-name="ce5" office:value-type="float" office:value="1.0602" calcext:value-type="float">
            <text:p>1,0602</text:p>
          </table:table-cell>
          <table:table-cell table:style-name="ce14" office:value-type="float" office:value="0.1986" calcext:value-type="float">
            <text:p>0,1986</text:p>
          </table:table-cell>
          <table:table-cell table:style-name="ce14" office:value-type="float" office:value="0.198" calcext:value-type="float">
            <text:p>0,1980</text:p>
          </table:table-cell>
          <table:table-cell table:style-name="ce14" office:value-type="float" office:value="0.1976" calcext:value-type="float">
            <text:p>0,1976</text:p>
          </table:table-cell>
          <table:table-cell table:style-name="ce1" table:formula="of:=AVERAGE([.DU36:.DW36])" office:value-type="float" office:value="0.198066666666667" calcext:value-type="float">
            <text:p>0,198066666666667</text:p>
          </table:table-cell>
          <table:table-cell table:number-columns-repeated="92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3" office:value-type="float" office:value="43200.3" calcext:value-type="float">
            <text:p>43200,30</text:p>
          </table:table-cell>
          <table:table-cell table:style-name="ce3" table:formula="of:=[.B37]/3600" office:value-type="float" office:value="12.0000833333333" calcext:value-type="float">
            <text:p>12,00</text:p>
          </table:table-cell>
          <table:table-cell table:style-name="ce5" office:value-type="float" office:value="0.7864" calcext:value-type="float">
            <text:p>0,7864</text:p>
          </table:table-cell>
          <table:table-cell table:style-name="ce5" office:value-type="float" office:value="0.8369" calcext:value-type="float">
            <text:p>0,8369</text:p>
          </table:table-cell>
          <table:table-cell table:style-name="ce5" office:value-type="float" office:value="0.8522" calcext:value-type="float">
            <text:p>0,8522</text:p>
          </table:table-cell>
          <table:table-cell table:style-name="ce17" table:formula="of:=AVERAGE([.D37:.F37])-[.CE37]" office:value-type="float" office:value="0.627366666666667" calcext:value-type="float">
            <text:p>0,6274</text:p>
          </table:table-cell>
          <table:table-cell table:style-name="ce5" office:value-type="float" office:value="0.4469" calcext:value-type="float">
            <text:p>0,4469</text:p>
          </table:table-cell>
          <table:table-cell table:style-name="ce5" office:value-type="float" office:value="0.4288" calcext:value-type="float">
            <text:p>0,4288</text:p>
          </table:table-cell>
          <table:table-cell table:style-name="ce5" office:value-type="float" office:value="0.4316" calcext:value-type="float">
            <text:p>0,4316</text:p>
          </table:table-cell>
          <table:table-cell table:style-name="ce17" table:formula="of:=AVERAGE([.H37:.J37])-[.CE37]" office:value-type="float" office:value="0.237966666666667" calcext:value-type="float">
            <text:p>0,2380</text:p>
          </table:table-cell>
          <table:table-cell table:style-name="ce5" office:value-type="float" office:value="1.0192" calcext:value-type="float">
            <text:p>1,0192</text:p>
          </table:table-cell>
          <table:table-cell table:style-name="ce5" office:value-type="float" office:value="1.0097" calcext:value-type="float">
            <text:p>1,0097</text:p>
          </table:table-cell>
          <table:table-cell table:style-name="ce5" office:value-type="float" office:value="1.1273" calcext:value-type="float">
            <text:p>1,1273</text:p>
          </table:table-cell>
          <table:table-cell table:style-name="ce17" table:formula="of:=AVERAGE([.L37:.N37])-[.CE37]" office:value-type="float" office:value="0.854266666666667" calcext:value-type="float">
            <text:p>0,8543</text:p>
          </table:table-cell>
          <table:table-cell table:style-name="ce5" office:value-type="float" office:value="0.4918" calcext:value-type="float">
            <text:p>0,4918</text:p>
          </table:table-cell>
          <table:table-cell table:style-name="ce5" office:value-type="float" office:value="0.491" calcext:value-type="float">
            <text:p>0,4910</text:p>
          </table:table-cell>
          <table:table-cell table:style-name="ce5" office:value-type="float" office:value="0.4519" calcext:value-type="float">
            <text:p>0,4519</text:p>
          </table:table-cell>
          <table:table-cell table:style-name="ce17" table:formula="of:=AVERAGE([.P37:.R37])-[.CE37]" office:value-type="float" office:value="0.280433333333333" calcext:value-type="float">
            <text:p>0,2804</text:p>
          </table:table-cell>
          <table:table-cell table:style-name="ce5" office:value-type="float" office:value="0.8243" calcext:value-type="float">
            <text:p>0,8243</text:p>
          </table:table-cell>
          <table:table-cell table:style-name="ce5" office:value-type="float" office:value="0.8183" calcext:value-type="float">
            <text:p>0,8183</text:p>
          </table:table-cell>
          <table:table-cell table:style-name="ce5" office:value-type="float" office:value="0.8359" calcext:value-type="float">
            <text:p>0,8359</text:p>
          </table:table-cell>
          <table:table-cell table:style-name="ce23" table:formula="of:=AVERAGE([.T37:.V37])-[.CU37]" office:value-type="float" office:value="0.6316" calcext:value-type="float">
            <text:p>0,6316</text:p>
          </table:table-cell>
          <table:table-cell table:style-name="ce5" office:value-type="float" office:value="0.5193" calcext:value-type="float">
            <text:p>0,5193</text:p>
          </table:table-cell>
          <table:table-cell table:style-name="ce5" office:value-type="float" office:value="0.505" calcext:value-type="float">
            <text:p>0,5050</text:p>
          </table:table-cell>
          <table:table-cell table:style-name="ce5" office:value-type="float" office:value="0.5074" calcext:value-type="float">
            <text:p>0,5074</text:p>
          </table:table-cell>
          <table:table-cell table:style-name="ce23" table:formula="of:=AVERAGE([.X37:.Z37])-[.CU37]" office:value-type="float" office:value="0.316" calcext:value-type="float">
            <text:p>0,3160</text:p>
          </table:table-cell>
          <table:table-cell table:style-name="ce5" office:value-type="float" office:value="1.0014" calcext:value-type="float">
            <text:p>1,0014</text:p>
          </table:table-cell>
          <table:table-cell table:style-name="ce5" office:value-type="float" office:value="1.009" calcext:value-type="float">
            <text:p>1,0090</text:p>
          </table:table-cell>
          <table:table-cell table:style-name="ce5" office:value-type="float" office:value="1.0377" calcext:value-type="float">
            <text:p>1,0377</text:p>
          </table:table-cell>
          <table:table-cell table:style-name="ce23" table:formula="of:=AVERAGE([.AB37:.AD37])-[.CU37]" office:value-type="float" office:value="0.821466666666666" calcext:value-type="float">
            <text:p>0,8215</text:p>
          </table:table-cell>
          <table:table-cell table:style-name="ce5" office:value-type="float" office:value="0.5731" calcext:value-type="float">
            <text:p>0,5731</text:p>
          </table:table-cell>
          <table:table-cell table:style-name="ce5" office:value-type="float" office:value="0.5615" calcext:value-type="float">
            <text:p>0,5615</text:p>
          </table:table-cell>
          <table:table-cell table:style-name="ce5" office:value-type="float" office:value="0.4933" calcext:value-type="float">
            <text:p>0,4933</text:p>
          </table:table-cell>
          <table:table-cell table:style-name="ce23" table:formula="of:=AVERAGE([.AF37:.AH37])-[.CU37]" office:value-type="float" office:value="0.348066666666666" calcext:value-type="float">
            <text:p>0,3481</text:p>
          </table:table-cell>
          <table:table-cell table:style-name="ce5" office:value-type="float" office:value="0.8165" calcext:value-type="float">
            <text:p>0,8165</text:p>
          </table:table-cell>
          <table:table-cell table:style-name="ce5" office:value-type="float" office:value="0.8593" calcext:value-type="float">
            <text:p>0,8593</text:p>
          </table:table-cell>
          <table:table-cell table:style-name="ce5" office:value-type="float" office:value="0.8767" calcext:value-type="float">
            <text:p>0,8767</text:p>
          </table:table-cell>
          <table:table-cell table:style-name="ce26" table:formula="of:=AVERAGE([.AJ37:.AL37])-[.DK37]" office:value-type="float" office:value="0.662133333333334" calcext:value-type="float">
            <text:p>0,6621</text:p>
          </table:table-cell>
          <table:table-cell table:style-name="ce5" office:value-type="float" office:value="0.5584" calcext:value-type="float">
            <text:p>0,5584</text:p>
          </table:table-cell>
          <table:table-cell table:style-name="ce5" office:value-type="float" office:value="0.5282" calcext:value-type="float">
            <text:p>0,5282</text:p>
          </table:table-cell>
          <table:table-cell table:style-name="ce5" office:value-type="float" office:value="0.54" calcext:value-type="float">
            <text:p>0,5400</text:p>
          </table:table-cell>
          <table:table-cell table:style-name="ce26" table:formula="of:=AVERAGE([.AN37:.AP37])-[.DK37]" office:value-type="float" office:value="0.3535" calcext:value-type="float">
            <text:p>0,3535</text:p>
          </table:table-cell>
          <table:table-cell table:style-name="ce5" office:value-type="float" office:value="1.1321" calcext:value-type="float">
            <text:p>1,1321</text:p>
          </table:table-cell>
          <table:table-cell table:style-name="ce5" office:value-type="float" office:value="1.0895" calcext:value-type="float">
            <text:p>1,0895</text:p>
          </table:table-cell>
          <table:table-cell table:style-name="ce5" office:value-type="float" office:value="1.0568" calcext:value-type="float">
            <text:p>1,0568</text:p>
          </table:table-cell>
          <table:table-cell table:style-name="ce26" table:formula="of:=AVERAGE([.AR37:.AT37])-[.DK37]" office:value-type="float" office:value="0.9041" calcext:value-type="float">
            <text:p>0,9041</text:p>
          </table:table-cell>
          <table:table-cell table:style-name="ce5" office:value-type="float" office:value="0.5986" calcext:value-type="float">
            <text:p>0,5986</text:p>
          </table:table-cell>
          <table:table-cell table:style-name="ce5" office:value-type="float" office:value="0.599" calcext:value-type="float">
            <text:p>0,5990</text:p>
          </table:table-cell>
          <table:table-cell table:style-name="ce5" office:value-type="float" office:value="0.5015" calcext:value-type="float">
            <text:p>0,5015</text:p>
          </table:table-cell>
          <table:table-cell table:style-name="ce26" table:formula="of:=AVERAGE([.AV37:.AX37])-[.DK37]" office:value-type="float" office:value="0.377666666666667" calcext:value-type="float">
            <text:p>0,3777</text:p>
          </table:table-cell>
          <table:table-cell table:style-name="ce5" office:value-type="float" office:value="0.803" calcext:value-type="float">
            <text:p>0,8030</text:p>
          </table:table-cell>
          <table:table-cell table:style-name="ce5" office:value-type="float" office:value="0.8549" calcext:value-type="float">
            <text:p>0,8549</text:p>
          </table:table-cell>
          <table:table-cell table:style-name="ce5" office:value-type="float" office:value="0.8617" calcext:value-type="float">
            <text:p>0,8617</text:p>
          </table:table-cell>
          <table:table-cell table:style-name="ce38" table:formula="of:=AVERAGE([.AZ37:.BB37])-[.DX37]" office:value-type="float" office:value="0.641233333333334" calcext:value-type="float">
            <text:p>0,6412</text:p>
          </table:table-cell>
          <table:table-cell table:style-name="ce5" office:value-type="float" office:value="0.5673" calcext:value-type="float">
            <text:p>0,5673</text:p>
          </table:table-cell>
          <table:table-cell table:style-name="ce5" office:value-type="float" office:value="0.561" calcext:value-type="float">
            <text:p>0,5610</text:p>
          </table:table-cell>
          <table:table-cell table:style-name="ce5" office:value-type="float" office:value="0.564" calcext:value-type="float">
            <text:p>0,5640</text:p>
          </table:table-cell>
          <table:table-cell table:style-name="ce38" table:formula="of:=AVERAGE([.BD37:.BF37])-[.DX37]" office:value-type="float" office:value="0.365466666666667" calcext:value-type="float">
            <text:p>0,3655</text:p>
          </table:table-cell>
          <table:table-cell table:style-name="ce5" office:value-type="float" office:value="1.1804" calcext:value-type="float">
            <text:p>1,1804</text:p>
          </table:table-cell>
          <table:table-cell table:style-name="ce5" office:value-type="float" office:value="1.1714" calcext:value-type="float">
            <text:p>1,1714</text:p>
          </table:table-cell>
          <table:table-cell table:style-name="ce5" office:value-type="float" office:value="1.1551" calcext:value-type="float">
            <text:p>1,1551</text:p>
          </table:table-cell>
          <table:table-cell table:style-name="ce38" table:formula="of:=AVERAGE([.BH37:.BJ37])-[.DX37]" office:value-type="float" office:value="0.970333333333334" calcext:value-type="float">
            <text:p>0,9703</text:p>
          </table:table-cell>
          <table:table-cell table:style-name="ce5" office:value-type="float" office:value="0.6222" calcext:value-type="float">
            <text:p>0,6222</text:p>
          </table:table-cell>
          <table:table-cell table:style-name="ce5" office:value-type="float" office:value="0.6102" calcext:value-type="float">
            <text:p>0,6102</text:p>
          </table:table-cell>
          <table:table-cell table:style-name="ce5" office:value-type="float" office:value="0.5243" calcext:value-type="float">
            <text:p>0,5243</text:p>
          </table:table-cell>
          <table:table-cell table:style-name="ce38" table:formula="of:=AVERAGE([.BL37:.BN37])-[.DX37]" office:value-type="float" office:value="0.386933333333334" calcext:value-type="float">
            <text:p>0,3869</text:p>
          </table:table-cell>
          <table:table-cell table:style-name="ce5" office:value-type="float" office:value="1.132" calcext:value-type="float">
            <text:p>1,1320</text:p>
          </table:table-cell>
          <table:table-cell table:style-name="ce5" office:value-type="float" office:value="1.0188" calcext:value-type="float">
            <text:p>1,0188</text:p>
          </table:table-cell>
          <table:table-cell table:style-name="ce5" office:value-type="float" office:value="1.1028" calcext:value-type="float">
            <text:p>1,1028</text:p>
          </table:table-cell>
          <table:table-cell table:style-name="ce41" table:formula="of:=AVERAGE([.BP37:.BR37])-[.CE37]" office:value-type="float" office:value="0.886733333333333" calcext:value-type="float">
            <text:p>0,8867</text:p>
          </table:table-cell>
          <table:table-cell table:style-name="ce5" office:value-type="float" office:value="1.1049" calcext:value-type="float">
            <text:p>1,1049</text:p>
          </table:table-cell>
          <table:table-cell table:style-name="ce5" office:value-type="float" office:value="1.1219" calcext:value-type="float">
            <text:p>1,1219</text:p>
          </table:table-cell>
          <table:table-cell table:style-name="ce5" office:value-type="float" office:value="1.1352" calcext:value-type="float">
            <text:p>1,1352</text:p>
          </table:table-cell>
          <table:table-cell table:style-name="ce41" table:formula="of:=AVERAGE([.BT37:.BV37])-[.CE37]" office:value-type="float" office:value="0.922866666666667" calcext:value-type="float">
            <text:p>0,9229</text:p>
          </table:table-cell>
          <table:table-cell table:style-name="ce5" office:value-type="float" office:value="1.1257" calcext:value-type="float">
            <text:p>1,1257</text:p>
          </table:table-cell>
          <table:table-cell table:style-name="ce5" office:value-type="float" office:value="1.1182" calcext:value-type="float">
            <text:p>1,1182</text:p>
          </table:table-cell>
          <table:table-cell table:style-name="ce5" office:value-type="float" office:value="1.0902" calcext:value-type="float">
            <text:p>1,0902</text:p>
          </table:table-cell>
          <table:table-cell table:style-name="ce5" table:formula="of:=AVERAGE([.BX37:.BZ37])-[.CE37]" office:value-type="float" office:value="0.913566666666667" calcext:value-type="float">
            <text:p>0,9136</text:p>
          </table:table-cell>
          <table:table-cell table:style-name="ce5" office:value-type="float" office:value="0.1997" calcext:value-type="float">
            <text:p>0,1997</text:p>
          </table:table-cell>
          <table:table-cell table:style-name="ce5" office:value-type="float" office:value="0.1984" calcext:value-type="float">
            <text:p>0,1984</text:p>
          </table:table-cell>
          <table:table-cell table:style-name="ce5" office:value-type="float" office:value="0.1953" calcext:value-type="float">
            <text:p>0,1953</text:p>
          </table:table-cell>
          <table:table-cell table:style-name="ce12" table:formula="of:=AVERAGE([.CB37:.CD37])" office:value-type="float" office:value="0.1978" calcext:value-type="float">
            <text:p>0,1978</text:p>
          </table:table-cell>
          <table:table-cell table:style-name="ce5" office:value-type="float" office:value="1.0647" calcext:value-type="float">
            <text:p>1,0647</text:p>
          </table:table-cell>
          <table:table-cell table:style-name="ce5" office:value-type="float" office:value="1.0102" calcext:value-type="float">
            <text:p>1,0102</text:p>
          </table:table-cell>
          <table:table-cell table:style-name="ce5" office:value-type="float" office:value="1.0317" calcext:value-type="float">
            <text:p>1,0317</text:p>
          </table:table-cell>
          <table:table-cell table:style-name="ce20" table:formula="of:=AVERAGE([.CF37:.CH37])" office:value-type="float" office:value="1.03553333333333" calcext:value-type="float">
            <text:p>1,0355</text:p>
          </table:table-cell>
          <table:table-cell table:style-name="ce5" office:value-type="float" office:value="1.0799" calcext:value-type="float">
            <text:p>1,0799</text:p>
          </table:table-cell>
          <table:table-cell table:style-name="ce5" office:value-type="float" office:value="1.0593" calcext:value-type="float">
            <text:p>1,0593</text:p>
          </table:table-cell>
          <table:table-cell table:style-name="ce5" office:value-type="float" office:value="1.0915" calcext:value-type="float">
            <text:p>1,0915</text:p>
          </table:table-cell>
          <table:table-cell table:style-name="ce20" table:formula="of:=AVERAGE([.CJ37:.CL37])-[.CU37]" office:value-type="float" office:value="0.882333333333333" calcext:value-type="float">
            <text:p>0,8823</text:p>
          </table:table-cell>
          <table:table-cell table:style-name="ce5" office:value-type="float" office:value="0.1863" calcext:value-type="float">
            <text:p>0,1863</text:p>
          </table:table-cell>
          <table:table-cell table:style-name="ce5" office:value-type="float" office:value="1.047" calcext:value-type="float">
            <text:p>1,0470</text:p>
          </table:table-cell>
          <table:table-cell table:style-name="ce5" office:value-type="float" office:value="1.129" calcext:value-type="float">
            <text:p>1,1290</text:p>
          </table:table-cell>
          <table:table-cell table:style-name="ce20" table:formula="of:=AVERAGE([.CO37:.CP37])" office:value-type="float" office:value="1.088" calcext:value-type="float">
            <text:p>1,0880</text:p>
          </table:table-cell>
          <table:table-cell table:style-name="ce5" office:value-type="float" office:value="0.1949" calcext:value-type="float">
            <text:p>0,1949</text:p>
          </table:table-cell>
          <table:table-cell table:style-name="ce5" office:value-type="float" office:value="0.1964" calcext:value-type="float">
            <text:p>0,1964</text:p>
          </table:table-cell>
          <table:table-cell table:style-name="ce5" office:value-type="float" office:value="0.1924" calcext:value-type="float">
            <text:p>0,1924</text:p>
          </table:table-cell>
          <table:table-cell table:style-name="ce12" table:formula="of:=AVERAGE([.CR37:.CT37])" office:value-type="float" office:value="0.194566666666667" calcext:value-type="float">
            <text:p>0,1946</text:p>
          </table:table-cell>
          <table:table-cell table:style-name="ce5" office:value-type="float" office:value="1.0611" calcext:value-type="float">
            <text:p>1,0611</text:p>
          </table:table-cell>
          <table:table-cell table:style-name="ce5" office:value-type="float" office:value="0.9686" calcext:value-type="float">
            <text:p>0,9686</text:p>
          </table:table-cell>
          <table:table-cell table:style-name="ce5" office:value-type="float" office:value="0.9645" calcext:value-type="float">
            <text:p>0,9645</text:p>
          </table:table-cell>
          <table:table-cell table:style-name="ce12" table:formula="of:=AVERAGE([.CV37:.CX37])" office:value-type="float" office:value="0.998066666666667" calcext:value-type="float">
            <text:p>0,9981</text:p>
          </table:table-cell>
          <table:table-cell table:style-name="ce5" office:value-type="float" office:value="1.0343" calcext:value-type="float">
            <text:p>1,0343</text:p>
          </table:table-cell>
          <table:table-cell table:style-name="ce5" office:value-type="float" office:value="1.0623" calcext:value-type="float">
            <text:p>1,0623</text:p>
          </table:table-cell>
          <table:table-cell table:style-name="ce5" office:value-type="float" office:value="1.0355" calcext:value-type="float">
            <text:p>1,0355</text:p>
          </table:table-cell>
          <table:table-cell table:style-name="ce12" table:formula="of:=AVERAGE([.CZ37:.DB37])" office:value-type="float" office:value="1.04403333333333" calcext:value-type="float">
            <text:p>1,0440</text:p>
          </table:table-cell>
          <table:table-cell table:style-name="ce5" office:value-type="float" office:value="1.0387" calcext:value-type="float">
            <text:p>1,0387</text:p>
          </table:table-cell>
          <table:table-cell table:style-name="ce5" office:value-type="float" office:value="1.0441" calcext:value-type="float">
            <text:p>1,0441</text:p>
          </table:table-cell>
          <table:table-cell table:style-name="ce5" office:value-type="float" office:value="1.0511" calcext:value-type="float">
            <text:p>1,0511</text:p>
          </table:table-cell>
          <table:table-cell table:style-name="ce12" table:formula="of:=AVERAGE([.DD37:.DF37])" office:value-type="float" office:value="1.04463333333333" calcext:value-type="float">
            <text:p>1,0446</text:p>
          </table:table-cell>
          <table:table-cell table:style-name="ce5" office:value-type="float" office:value="0.1882" calcext:value-type="float">
            <text:p>0,1882</text:p>
          </table:table-cell>
          <table:table-cell table:style-name="ce5" office:value-type="float" office:value="0.1911" calcext:value-type="float">
            <text:p>0,1911</text:p>
          </table:table-cell>
          <table:table-cell table:style-name="ce5" office:value-type="float" office:value="0.1868" calcext:value-type="float">
            <text:p>0,1868</text:p>
          </table:table-cell>
          <table:table-cell table:style-name="ce5" table:formula="of:=AVERAGE([.DH37:.DJ37])" office:value-type="float" office:value="0.1887" calcext:value-type="float">
            <text:p>0,1887</text:p>
          </table:table-cell>
          <table:table-cell table:style-name="ce5" office:value-type="float" office:value="1.0847" calcext:value-type="float">
            <text:p>1,0847</text:p>
          </table:table-cell>
          <table:table-cell table:style-name="ce5" office:value-type="float" office:value="0.9955" calcext:value-type="float">
            <text:p>0,9955</text:p>
          </table:table-cell>
          <table:table-cell table:style-name="ce5" office:value-type="float" office:value="0.9655" calcext:value-type="float">
            <text:p>0,9655</text:p>
          </table:table-cell>
          <table:table-cell table:style-name="ce5" office:value-type="float" office:value="1.0299" calcext:value-type="float">
            <text:p>1,0299</text:p>
          </table:table-cell>
          <table:table-cell table:style-name="ce5" office:value-type="float" office:value="0.9955" calcext:value-type="float">
            <text:p>0,9955</text:p>
          </table:table-cell>
          <table:table-cell table:style-name="ce5" office:value-type="float" office:value="1.0178" calcext:value-type="float">
            <text:p>1,0178</text:p>
          </table:table-cell>
          <table:table-cell table:style-name="ce5" office:value-type="float" office:value="1.0021" calcext:value-type="float">
            <text:p>1,0021</text:p>
          </table:table-cell>
          <table:table-cell table:style-name="ce5" office:value-type="float" office:value="1.0311" calcext:value-type="float">
            <text:p>1,0311</text:p>
          </table:table-cell>
          <table:table-cell table:style-name="ce5" office:value-type="float" office:value="1.0941" calcext:value-type="float">
            <text:p>1,0941</text:p>
          </table:table-cell>
          <table:table-cell table:style-name="ce14" office:value-type="float" office:value="0.1991" calcext:value-type="float">
            <text:p>0,1991</text:p>
          </table:table-cell>
          <table:table-cell table:style-name="ce14" office:value-type="float" office:value="0.1986" calcext:value-type="float">
            <text:p>0,1986</text:p>
          </table:table-cell>
          <table:table-cell table:style-name="ce14" office:value-type="float" office:value="0.1982" calcext:value-type="float">
            <text:p>0,1982</text:p>
          </table:table-cell>
          <table:table-cell table:style-name="ce1" table:formula="of:=AVERAGE([.DU37:.DW37])" office:value-type="float" office:value="0.198633333333333" calcext:value-type="float">
            <text:p>0,198633333333333</text:p>
          </table:table-cell>
          <table:table-cell table:number-columns-repeated="92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float" office:value="45000.3" calcext:value-type="float">
            <text:p>45000,30</text:p>
          </table:table-cell>
          <table:table-cell table:style-name="ce3" table:formula="of:=[.B38]/3600" office:value-type="float" office:value="12.5000833333333" calcext:value-type="float">
            <text:p>12,50</text:p>
          </table:table-cell>
          <table:table-cell table:style-name="ce5" office:value-type="float" office:value="0.7949" calcext:value-type="float">
            <text:p>0,7949</text:p>
          </table:table-cell>
          <table:table-cell table:style-name="ce5" office:value-type="float" office:value="0.8464" calcext:value-type="float">
            <text:p>0,8464</text:p>
          </table:table-cell>
          <table:table-cell table:style-name="ce5" office:value-type="float" office:value="0.8593" calcext:value-type="float">
            <text:p>0,8593</text:p>
          </table:table-cell>
          <table:table-cell table:style-name="ce17" table:formula="of:=AVERAGE([.D38:.F38])-[.CE38]" office:value-type="float" office:value="0.6346" calcext:value-type="float">
            <text:p>0,6346</text:p>
          </table:table-cell>
          <table:table-cell table:style-name="ce5" office:value-type="float" office:value="0.4581" calcext:value-type="float">
            <text:p>0,4581</text:p>
          </table:table-cell>
          <table:table-cell table:style-name="ce5" office:value-type="float" office:value="0.4549" calcext:value-type="float">
            <text:p>0,4549</text:p>
          </table:table-cell>
          <table:table-cell table:style-name="ce5" office:value-type="float" office:value="0.4497" calcext:value-type="float">
            <text:p>0,4497</text:p>
          </table:table-cell>
          <table:table-cell table:style-name="ce17" table:formula="of:=AVERAGE([.H38:.J38])-[.CE38]" office:value-type="float" office:value="0.2553" calcext:value-type="float">
            <text:p>0,2553</text:p>
          </table:table-cell>
          <table:table-cell table:style-name="ce5" office:value-type="float" office:value="1.0521" calcext:value-type="float">
            <text:p>1,0521</text:p>
          </table:table-cell>
          <table:table-cell table:style-name="ce5" office:value-type="float" office:value="1.0416" calcext:value-type="float">
            <text:p>1,0416</text:p>
          </table:table-cell>
          <table:table-cell table:style-name="ce5" office:value-type="float" office:value="1.1505" calcext:value-type="float">
            <text:p>1,1505</text:p>
          </table:table-cell>
          <table:table-cell table:style-name="ce17" table:formula="of:=AVERAGE([.L38:.N38])-[.CE38]" office:value-type="float" office:value="0.882466666666667" calcext:value-type="float">
            <text:p>0,8825</text:p>
          </table:table-cell>
          <table:table-cell table:style-name="ce5" office:value-type="float" office:value="0.5176" calcext:value-type="float">
            <text:p>0,5176</text:p>
          </table:table-cell>
          <table:table-cell table:style-name="ce5" office:value-type="float" office:value="0.5171" calcext:value-type="float">
            <text:p>0,5171</text:p>
          </table:table-cell>
          <table:table-cell table:style-name="ce5" office:value-type="float" office:value="0.4751" calcext:value-type="float">
            <text:p>0,4751</text:p>
          </table:table-cell>
          <table:table-cell table:style-name="ce17" table:formula="of:=AVERAGE([.P38:.R38])-[.CE38]" office:value-type="float" office:value="0.304333333333334" calcext:value-type="float">
            <text:p>0,3043</text:p>
          </table:table-cell>
          <table:table-cell table:style-name="ce5" office:value-type="float" office:value="0.836" calcext:value-type="float">
            <text:p>0,8360</text:p>
          </table:table-cell>
          <table:table-cell table:style-name="ce5" office:value-type="float" office:value="0.8244" calcext:value-type="float">
            <text:p>0,8244</text:p>
          </table:table-cell>
          <table:table-cell table:style-name="ce5" office:value-type="float" office:value="0.8429" calcext:value-type="float">
            <text:p>0,8429</text:p>
          </table:table-cell>
          <table:table-cell table:style-name="ce23" table:formula="of:=AVERAGE([.T38:.V38])-[.CU38]" office:value-type="float" office:value="0.6382" calcext:value-type="float">
            <text:p>0,6382</text:p>
          </table:table-cell>
          <table:table-cell table:style-name="ce5" office:value-type="float" office:value="0.5429" calcext:value-type="float">
            <text:p>0,5429</text:p>
          </table:table-cell>
          <table:table-cell table:style-name="ce5" office:value-type="float" office:value="0.5335" calcext:value-type="float">
            <text:p>0,5335</text:p>
          </table:table-cell>
          <table:table-cell table:style-name="ce5" office:value-type="float" office:value="0.5319" calcext:value-type="float">
            <text:p>0,5319</text:p>
          </table:table-cell>
          <table:table-cell table:style-name="ce23" table:formula="of:=AVERAGE([.X38:.Z38])-[.CU38]" office:value-type="float" office:value="0.339866666666667" calcext:value-type="float">
            <text:p>0,3399</text:p>
          </table:table-cell>
          <table:table-cell table:style-name="ce5" office:value-type="float" office:value="1.0361" calcext:value-type="float">
            <text:p>1,0361</text:p>
          </table:table-cell>
          <table:table-cell table:style-name="ce5" office:value-type="float" office:value="1.0435" calcext:value-type="float">
            <text:p>1,0435</text:p>
          </table:table-cell>
          <table:table-cell table:style-name="ce5" office:value-type="float" office:value="1.0726" calcext:value-type="float">
            <text:p>1,0726</text:p>
          </table:table-cell>
          <table:table-cell table:style-name="ce23" table:formula="of:=AVERAGE([.AB38:.AD38])-[.CU38]" office:value-type="float" office:value="0.8545" calcext:value-type="float">
            <text:p>0,8545</text:p>
          </table:table-cell>
          <table:table-cell table:style-name="ce5" office:value-type="float" office:value="0.5977" calcext:value-type="float">
            <text:p>0,5977</text:p>
          </table:table-cell>
          <table:table-cell table:style-name="ce5" office:value-type="float" office:value="0.5855" calcext:value-type="float">
            <text:p>0,5855</text:p>
          </table:table-cell>
          <table:table-cell table:style-name="ce5" office:value-type="float" office:value="0.516" calcext:value-type="float">
            <text:p>0,5160</text:p>
          </table:table-cell>
          <table:table-cell table:style-name="ce23" table:formula="of:=AVERAGE([.AF38:.AH38])-[.CU38]" office:value-type="float" office:value="0.370166666666667" calcext:value-type="float">
            <text:p>0,3702</text:p>
          </table:table-cell>
          <table:table-cell table:style-name="ce5" office:value-type="float" office:value="0.8248" calcext:value-type="float">
            <text:p>0,8248</text:p>
          </table:table-cell>
          <table:table-cell table:style-name="ce5" office:value-type="float" office:value="0.8693" calcext:value-type="float">
            <text:p>0,8693</text:p>
          </table:table-cell>
          <table:table-cell table:style-name="ce5" office:value-type="float" office:value="0.8871" calcext:value-type="float">
            <text:p>0,8871</text:p>
          </table:table-cell>
          <table:table-cell table:style-name="ce26" table:formula="of:=AVERAGE([.AJ38:.AL38])-[.DK38]" office:value-type="float" office:value="0.670366666666667" calcext:value-type="float">
            <text:p>0,6704</text:p>
          </table:table-cell>
          <table:table-cell table:style-name="ce5" office:value-type="float" office:value="0.5866" calcext:value-type="float">
            <text:p>0,5866</text:p>
          </table:table-cell>
          <table:table-cell table:style-name="ce5" office:value-type="float" office:value="0.5565" calcext:value-type="float">
            <text:p>0,5565</text:p>
          </table:table-cell>
          <table:table-cell table:style-name="ce5" office:value-type="float" office:value="0.5697" calcext:value-type="float">
            <text:p>0,5697</text:p>
          </table:table-cell>
          <table:table-cell table:style-name="ce26" table:formula="of:=AVERAGE([.AN38:.AP38])-[.DK38]" office:value-type="float" office:value="0.3809" calcext:value-type="float">
            <text:p>0,3809</text:p>
          </table:table-cell>
          <table:table-cell table:style-name="ce5" office:value-type="float" office:value="1.1479" calcext:value-type="float">
            <text:p>1,1479</text:p>
          </table:table-cell>
          <table:table-cell table:style-name="ce5" office:value-type="float" office:value="1.0847" calcext:value-type="float">
            <text:p>1,0847</text:p>
          </table:table-cell>
          <table:table-cell table:style-name="ce5" office:value-type="float" office:value="1.0837" calcext:value-type="float">
            <text:p>1,0837</text:p>
          </table:table-cell>
          <table:table-cell table:style-name="ce26" table:formula="of:=AVERAGE([.AR38:.AT38])-[.DK38]" office:value-type="float" office:value="0.9154" calcext:value-type="float">
            <text:p>0,9154</text:p>
          </table:table-cell>
          <table:table-cell table:style-name="ce5" office:value-type="float" office:value="0.6229" calcext:value-type="float">
            <text:p>0,6229</text:p>
          </table:table-cell>
          <table:table-cell table:style-name="ce5" office:value-type="float" office:value="0.6206" calcext:value-type="float">
            <text:p>0,6206</text:p>
          </table:table-cell>
          <table:table-cell table:style-name="ce5" office:value-type="float" office:value="0.5255" calcext:value-type="float">
            <text:p>0,5255</text:p>
          </table:table-cell>
          <table:table-cell table:style-name="ce26" table:formula="of:=AVERAGE([.AV38:.AX38])-[.DK38]" office:value-type="float" office:value="0.399633333333334" calcext:value-type="float">
            <text:p>0,3996</text:p>
          </table:table-cell>
          <table:table-cell table:style-name="ce5" office:value-type="float" office:value="0.8119" calcext:value-type="float">
            <text:p>0,8119</text:p>
          </table:table-cell>
          <table:table-cell table:style-name="ce5" office:value-type="float" office:value="0.8637" calcext:value-type="float">
            <text:p>0,8637</text:p>
          </table:table-cell>
          <table:table-cell table:style-name="ce5" office:value-type="float" office:value="0.8712" calcext:value-type="float">
            <text:p>0,8712</text:p>
          </table:table-cell>
          <table:table-cell table:style-name="ce38" table:formula="of:=AVERAGE([.AZ38:.BB38])-[.DX38]" office:value-type="float" office:value="0.649533333333333" calcext:value-type="float">
            <text:p>0,6495</text:p>
          </table:table-cell>
          <table:table-cell table:style-name="ce5" office:value-type="float" office:value="0.5938" calcext:value-type="float">
            <text:p>0,5938</text:p>
          </table:table-cell>
          <table:table-cell table:style-name="ce5" office:value-type="float" office:value="0.5901" calcext:value-type="float">
            <text:p>0,5901</text:p>
          </table:table-cell>
          <table:table-cell table:style-name="ce5" office:value-type="float" office:value="0.5943" calcext:value-type="float">
            <text:p>0,5943</text:p>
          </table:table-cell>
          <table:table-cell table:style-name="ce38" table:formula="of:=AVERAGE([.BD38:.BF38])-[.DX38]" office:value-type="float" office:value="0.393333333333333" calcext:value-type="float">
            <text:p>0,3933</text:p>
          </table:table-cell>
          <table:table-cell table:style-name="ce5" office:value-type="float" office:value="1.1999" calcext:value-type="float">
            <text:p>1,1999</text:p>
          </table:table-cell>
          <table:table-cell table:style-name="ce5" office:value-type="float" office:value="1.1927" calcext:value-type="float">
            <text:p>1,1927</text:p>
          </table:table-cell>
          <table:table-cell table:style-name="ce5" office:value-type="float" office:value="1.1786" calcext:value-type="float">
            <text:p>1,1786</text:p>
          </table:table-cell>
          <table:table-cell table:style-name="ce38" table:formula="of:=AVERAGE([.BH38:.BJ38])-[.DX38]" office:value-type="float" office:value="0.991" calcext:value-type="float">
            <text:p>0,9910</text:p>
          </table:table-cell>
          <table:table-cell table:style-name="ce5" office:value-type="float" office:value="0.6466" calcext:value-type="float">
            <text:p>0,6466</text:p>
          </table:table-cell>
          <table:table-cell table:style-name="ce5" office:value-type="float" office:value="0.6326" calcext:value-type="float">
            <text:p>0,6326</text:p>
          </table:table-cell>
          <table:table-cell table:style-name="ce5" office:value-type="float" office:value="0.5468" calcext:value-type="float">
            <text:p>0,5468</text:p>
          </table:table-cell>
          <table:table-cell table:style-name="ce38" table:formula="of:=AVERAGE([.BL38:.BN38])-[.DX38]" office:value-type="float" office:value="0.409266666666667" calcext:value-type="float">
            <text:p>0,4093</text:p>
          </table:table-cell>
          <table:table-cell table:style-name="ce5" office:value-type="float" office:value="1.141" calcext:value-type="float">
            <text:p>1,1410</text:p>
          </table:table-cell>
          <table:table-cell table:style-name="ce5" office:value-type="float" office:value="1.0507" calcext:value-type="float">
            <text:p>1,0507</text:p>
          </table:table-cell>
          <table:table-cell table:style-name="ce5" office:value-type="float" office:value="1.1316" calcext:value-type="float">
            <text:p>1,1316</text:p>
          </table:table-cell>
          <table:table-cell table:style-name="ce41" table:formula="of:=AVERAGE([.BP38:.BR38])-[.CE38]" office:value-type="float" office:value="0.908833333333334" calcext:value-type="float">
            <text:p>0,9088</text:p>
          </table:table-cell>
          <table:table-cell table:style-name="ce5" office:value-type="float" office:value="1.1333" calcext:value-type="float">
            <text:p>1,1333</text:p>
          </table:table-cell>
          <table:table-cell table:style-name="ce5" office:value-type="float" office:value="1.1484" calcext:value-type="float">
            <text:p>1,1484</text:p>
          </table:table-cell>
          <table:table-cell table:style-name="ce5" office:value-type="float" office:value="1.1632" calcext:value-type="float">
            <text:p>1,1632</text:p>
          </table:table-cell>
          <table:table-cell table:style-name="ce41" table:formula="of:=AVERAGE([.BT38:.BV38])-[.CE38]" office:value-type="float" office:value="0.949366666666667" calcext:value-type="float">
            <text:p>0,9494</text:p>
          </table:table-cell>
          <table:table-cell table:style-name="ce5" office:value-type="float" office:value="1.1521" calcext:value-type="float">
            <text:p>1,1521</text:p>
          </table:table-cell>
          <table:table-cell table:style-name="ce5" office:value-type="float" office:value="1.1461" calcext:value-type="float">
            <text:p>1,1461</text:p>
          </table:table-cell>
          <table:table-cell table:style-name="ce5" office:value-type="float" office:value="1.1189" calcext:value-type="float">
            <text:p>1,1189</text:p>
          </table:table-cell>
          <table:table-cell table:style-name="ce5" table:formula="of:=AVERAGE([.BX38:.BZ38])-[.CE38]" office:value-type="float" office:value="0.9401" calcext:value-type="float">
            <text:p>0,9401</text:p>
          </table:table-cell>
          <table:table-cell table:style-name="ce5" office:value-type="float" office:value="0.2006" calcext:value-type="float">
            <text:p>0,2006</text:p>
          </table:table-cell>
          <table:table-cell table:style-name="ce5" office:value-type="float" office:value="0.1992" calcext:value-type="float">
            <text:p>0,1992</text:p>
          </table:table-cell>
          <table:table-cell table:style-name="ce5" office:value-type="float" office:value="0.197" calcext:value-type="float">
            <text:p>0,1970</text:p>
          </table:table-cell>
          <table:table-cell table:style-name="ce12" table:formula="of:=AVERAGE([.CB38:.CD38])" office:value-type="float" office:value="0.198933333333333" calcext:value-type="float">
            <text:p>0,1989</text:p>
          </table:table-cell>
          <table:table-cell table:style-name="ce5" office:value-type="float" office:value="1.0931" calcext:value-type="float">
            <text:p>1,0931</text:p>
          </table:table-cell>
          <table:table-cell table:style-name="ce5" office:value-type="float" office:value="1.0478" calcext:value-type="float">
            <text:p>1,0478</text:p>
          </table:table-cell>
          <table:table-cell table:style-name="ce5" office:value-type="float" office:value="1.0683" calcext:value-type="float">
            <text:p>1,0683</text:p>
          </table:table-cell>
          <table:table-cell table:style-name="ce20" table:formula="of:=AVERAGE([.CF38:.CH38])" office:value-type="float" office:value="1.06973333333333" calcext:value-type="float">
            <text:p>1,0697</text:p>
          </table:table-cell>
          <table:table-cell table:style-name="ce5" office:value-type="float" office:value="1.1098" calcext:value-type="float">
            <text:p>1,1098</text:p>
          </table:table-cell>
          <table:table-cell table:style-name="ce5" office:value-type="float" office:value="1.0886" calcext:value-type="float">
            <text:p>1,0886</text:p>
          </table:table-cell>
          <table:table-cell table:style-name="ce5" office:value-type="float" office:value="1.1188" calcext:value-type="float">
            <text:p>1,1188</text:p>
          </table:table-cell>
          <table:table-cell table:style-name="ce20" table:formula="of:=AVERAGE([.CJ38:.CL38])-[.CU38]" office:value-type="float" office:value="0.9095" calcext:value-type="float">
            <text:p>0,9095</text:p>
          </table:table-cell>
          <table:table-cell table:style-name="ce5" office:value-type="float" office:value="0.188" calcext:value-type="float">
            <text:p>0,1880</text:p>
          </table:table-cell>
          <table:table-cell table:style-name="ce5" office:value-type="float" office:value="1.0796" calcext:value-type="float">
            <text:p>1,0796</text:p>
          </table:table-cell>
          <table:table-cell table:style-name="ce5" office:value-type="float" office:value="1.1537" calcext:value-type="float">
            <text:p>1,1537</text:p>
          </table:table-cell>
          <table:table-cell table:style-name="ce20" table:formula="of:=AVERAGE([.CO38:.CP38])" office:value-type="float" office:value="1.11665" calcext:value-type="float">
            <text:p>1,1167</text:p>
          </table:table-cell>
          <table:table-cell table:style-name="ce5" office:value-type="float" office:value="0.1956" calcext:value-type="float">
            <text:p>0,1956</text:p>
          </table:table-cell>
          <table:table-cell table:style-name="ce5" office:value-type="float" office:value="0.199" calcext:value-type="float">
            <text:p>0,1990</text:p>
          </table:table-cell>
          <table:table-cell table:style-name="ce5" office:value-type="float" office:value="0.1941" calcext:value-type="float">
            <text:p>0,1941</text:p>
          </table:table-cell>
          <table:table-cell table:style-name="ce12" table:formula="of:=AVERAGE([.CR38:.CT38])" office:value-type="float" office:value="0.196233333333333" calcext:value-type="float">
            <text:p>0,1962</text:p>
          </table:table-cell>
          <table:table-cell table:style-name="ce5" office:value-type="float" office:value="1.0851" calcext:value-type="float">
            <text:p>1,0851</text:p>
          </table:table-cell>
          <table:table-cell table:style-name="ce5" office:value-type="float" office:value="1.0044" calcext:value-type="float">
            <text:p>1,0044</text:p>
          </table:table-cell>
          <table:table-cell table:style-name="ce5" office:value-type="float" office:value="1.0008" calcext:value-type="float">
            <text:p>1,0008</text:p>
          </table:table-cell>
          <table:table-cell table:style-name="ce12" table:formula="of:=AVERAGE([.CV38:.CX38])" office:value-type="float" office:value="1.0301" calcext:value-type="float">
            <text:p>1,0301</text:p>
          </table:table-cell>
          <table:table-cell table:style-name="ce5" office:value-type="float" office:value="1.0655" calcext:value-type="float">
            <text:p>1,0655</text:p>
          </table:table-cell>
          <table:table-cell table:style-name="ce5" office:value-type="float" office:value="1.0872" calcext:value-type="float">
            <text:p>1,0872</text:p>
          </table:table-cell>
          <table:table-cell table:style-name="ce5" office:value-type="float" office:value="1.0656" calcext:value-type="float">
            <text:p>1,0656</text:p>
          </table:table-cell>
          <table:table-cell table:style-name="ce12" table:formula="of:=AVERAGE([.CZ38:.DB38])" office:value-type="float" office:value="1.07276666666667" calcext:value-type="float">
            <text:p>1,0728</text:p>
          </table:table-cell>
          <table:table-cell table:style-name="ce5" office:value-type="float" office:value="1.07" calcext:value-type="float">
            <text:p>1,0700</text:p>
          </table:table-cell>
          <table:table-cell table:style-name="ce5" office:value-type="float" office:value="1.0754" calcext:value-type="float">
            <text:p>1,0754</text:p>
          </table:table-cell>
          <table:table-cell table:style-name="ce5" office:value-type="float" office:value="1.0794" calcext:value-type="float">
            <text:p>1,0794</text:p>
          </table:table-cell>
          <table:table-cell table:style-name="ce12" table:formula="of:=AVERAGE([.DD38:.DF38])" office:value-type="float" office:value="1.07493333333333" calcext:value-type="float">
            <text:p>1,0749</text:p>
          </table:table-cell>
          <table:table-cell table:style-name="ce5" office:value-type="float" office:value="0.1898" calcext:value-type="float">
            <text:p>0,1898</text:p>
          </table:table-cell>
          <table:table-cell table:style-name="ce5" office:value-type="float" office:value="0.1927" calcext:value-type="float">
            <text:p>0,1927</text:p>
          </table:table-cell>
          <table:table-cell table:style-name="ce5" office:value-type="float" office:value="0.1876" calcext:value-type="float">
            <text:p>0,1876</text:p>
          </table:table-cell>
          <table:table-cell table:style-name="ce5" table:formula="of:=AVERAGE([.DH38:.DJ38])" office:value-type="float" office:value="0.190033333333333" calcext:value-type="float">
            <text:p>0,1900</text:p>
          </table:table-cell>
          <table:table-cell table:style-name="ce5" office:value-type="float" office:value="1.1173" calcext:value-type="float">
            <text:p>1,1173</text:p>
          </table:table-cell>
          <table:table-cell table:style-name="ce5" office:value-type="float" office:value="1.0399" calcext:value-type="float">
            <text:p>1,0399</text:p>
          </table:table-cell>
          <table:table-cell table:style-name="ce5" office:value-type="float" office:value="1.0133" calcext:value-type="float">
            <text:p>1,0133</text:p>
          </table:table-cell>
          <table:table-cell table:style-name="ce5" office:value-type="float" office:value="1.0708" calcext:value-type="float">
            <text:p>1,0708</text:p>
          </table:table-cell>
          <table:table-cell table:style-name="ce5" office:value-type="float" office:value="1.0366" calcext:value-type="float">
            <text:p>1,0366</text:p>
          </table:table-cell>
          <table:table-cell table:style-name="ce5" office:value-type="float" office:value="1.0593" calcext:value-type="float">
            <text:p>1,0593</text:p>
          </table:table-cell>
          <table:table-cell table:style-name="ce5" office:value-type="float" office:value="1.0467" calcext:value-type="float">
            <text:p>1,0467</text:p>
          </table:table-cell>
          <table:table-cell table:style-name="ce5" office:value-type="float" office:value="1.0732" calcext:value-type="float">
            <text:p>1,0732</text:p>
          </table:table-cell>
          <table:table-cell table:style-name="ce5" office:value-type="float" office:value="1.1279" calcext:value-type="float">
            <text:p>1,1279</text:p>
          </table:table-cell>
          <table:table-cell table:style-name="ce14" office:value-type="float" office:value="0.1999" calcext:value-type="float">
            <text:p>0,1999</text:p>
          </table:table-cell>
          <table:table-cell table:style-name="ce14" office:value-type="float" office:value="0.1991" calcext:value-type="float">
            <text:p>0,1991</text:p>
          </table:table-cell>
          <table:table-cell table:style-name="ce14" office:value-type="float" office:value="0.1992" calcext:value-type="float">
            <text:p>0,1992</text:p>
          </table:table-cell>
          <table:table-cell table:style-name="ce1" table:formula="of:=AVERAGE([.DU38:.DW38])" office:value-type="float" office:value="0.1994" calcext:value-type="float">
            <text:p>0,1994</text:p>
          </table:table-cell>
          <table:table-cell table:number-columns-repeated="92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float" office:value="46800.3" calcext:value-type="float">
            <text:p>46800,30</text:p>
          </table:table-cell>
          <table:table-cell table:style-name="ce3" table:formula="of:=[.B39]/3600" office:value-type="float" office:value="13.0000833333333" calcext:value-type="float">
            <text:p>13,00</text:p>
          </table:table-cell>
          <table:table-cell table:style-name="ce5" office:value-type="float" office:value="0.798" calcext:value-type="float">
            <text:p>0,7980</text:p>
          </table:table-cell>
          <table:table-cell table:style-name="ce5" office:value-type="float" office:value="0.8505" calcext:value-type="float">
            <text:p>0,8505</text:p>
          </table:table-cell>
          <table:table-cell table:style-name="ce5" office:value-type="float" office:value="0.8628" calcext:value-type="float">
            <text:p>0,8628</text:p>
          </table:table-cell>
          <table:table-cell table:style-name="ce17" table:formula="of:=AVERAGE([.D39:.F39])-[.CE39]" office:value-type="float" office:value="0.6394" calcext:value-type="float">
            <text:p>0,6394</text:p>
          </table:table-cell>
          <table:table-cell table:style-name="ce5" office:value-type="float" office:value="0.4655" calcext:value-type="float">
            <text:p>0,4655</text:p>
          </table:table-cell>
          <table:table-cell table:style-name="ce5" office:value-type="float" office:value="0.483" calcext:value-type="float">
            <text:p>0,4830</text:p>
          </table:table-cell>
          <table:table-cell table:style-name="ce5" office:value-type="float" office:value="0.4669" calcext:value-type="float">
            <text:p>0,4669</text:p>
          </table:table-cell>
          <table:table-cell table:style-name="ce17" table:formula="of:=AVERAGE([.H39:.J39])-[.CE39]" office:value-type="float" office:value="0.2741" calcext:value-type="float">
            <text:p>0,2741</text:p>
          </table:table-cell>
          <table:table-cell table:style-name="ce5" office:value-type="float" office:value="1.0792" calcext:value-type="float">
            <text:p>1,0792</text:p>
          </table:table-cell>
          <table:table-cell table:style-name="ce5" office:value-type="float" office:value="1.0696" calcext:value-type="float">
            <text:p>1,0696</text:p>
          </table:table-cell>
          <table:table-cell table:style-name="ce5" office:value-type="float" office:value="1.1672" calcext:value-type="float">
            <text:p>1,1672</text:p>
          </table:table-cell>
          <table:table-cell table:style-name="ce17" table:formula="of:=AVERAGE([.L39:.N39])-[.CE39]" office:value-type="float" office:value="0.907633333333333" calcext:value-type="float">
            <text:p>0,9076</text:p>
          </table:table-cell>
          <table:table-cell table:style-name="ce5" office:value-type="float" office:value="0.5408" calcext:value-type="float">
            <text:p>0,5408</text:p>
          </table:table-cell>
          <table:table-cell table:style-name="ce5" office:value-type="float" office:value="0.5409" calcext:value-type="float">
            <text:p>0,5409</text:p>
          </table:table-cell>
          <table:table-cell table:style-name="ce5" office:value-type="float" office:value="0.5013" calcext:value-type="float">
            <text:p>0,5013</text:p>
          </table:table-cell>
          <table:table-cell table:style-name="ce17" table:formula="of:=AVERAGE([.P39:.R39])-[.CE39]" office:value-type="float" office:value="0.329966666666667" calcext:value-type="float">
            <text:p>0,3300</text:p>
          </table:table-cell>
          <table:table-cell table:style-name="ce5" office:value-type="float" office:value="0.8462" calcext:value-type="float">
            <text:p>0,8462</text:p>
          </table:table-cell>
          <table:table-cell table:style-name="ce5" office:value-type="float" office:value="0.8315" calcext:value-type="float">
            <text:p>0,8315</text:p>
          </table:table-cell>
          <table:table-cell table:style-name="ce5" office:value-type="float" office:value="0.8491" calcext:value-type="float">
            <text:p>0,8491</text:p>
          </table:table-cell>
          <table:table-cell table:style-name="ce23" table:formula="of:=AVERAGE([.T39:.V39])-[.CU39]" office:value-type="float" office:value="0.6477" calcext:value-type="float">
            <text:p>0,6477</text:p>
          </table:table-cell>
          <table:table-cell table:style-name="ce5" office:value-type="float" office:value="0.5632" calcext:value-type="float">
            <text:p>0,5632</text:p>
          </table:table-cell>
          <table:table-cell table:style-name="ce5" office:value-type="float" office:value="0.5586" calcext:value-type="float">
            <text:p>0,5586</text:p>
          </table:table-cell>
          <table:table-cell table:style-name="ce5" office:value-type="float" office:value="0.5537" calcext:value-type="float">
            <text:p>0,5537</text:p>
          </table:table-cell>
          <table:table-cell table:style-name="ce23" table:formula="of:=AVERAGE([.X39:.Z39])-[.CU39]" office:value-type="float" office:value="0.363933333333333" calcext:value-type="float">
            <text:p>0,3639</text:p>
          </table:table-cell>
          <table:table-cell table:style-name="ce5" office:value-type="float" office:value="1.0599" calcext:value-type="float">
            <text:p>1,0599</text:p>
          </table:table-cell>
          <table:table-cell table:style-name="ce5" office:value-type="float" office:value="1.0656" calcext:value-type="float">
            <text:p>1,0656</text:p>
          </table:table-cell>
          <table:table-cell table:style-name="ce5" office:value-type="float" office:value="1.0942" calcext:value-type="float">
            <text:p>1,0942</text:p>
          </table:table-cell>
          <table:table-cell table:style-name="ce23" table:formula="of:=AVERAGE([.AB39:.AD39])-[.CU39]" office:value-type="float" office:value="0.878666666666667" calcext:value-type="float">
            <text:p>0,8787</text:p>
          </table:table-cell>
          <table:table-cell table:style-name="ce5" office:value-type="float" office:value="0.6161" calcext:value-type="float">
            <text:p>0,6161</text:p>
          </table:table-cell>
          <table:table-cell table:style-name="ce5" office:value-type="float" office:value="0.6066" calcext:value-type="float">
            <text:p>0,6066</text:p>
          </table:table-cell>
          <table:table-cell table:style-name="ce5" office:value-type="float" office:value="0.5356" calcext:value-type="float">
            <text:p>0,5356</text:p>
          </table:table-cell>
          <table:table-cell table:style-name="ce23" table:formula="of:=AVERAGE([.AF39:.AH39])-[.CU39]" office:value-type="float" office:value="0.391533333333333" calcext:value-type="float">
            <text:p>0,3915</text:p>
          </table:table-cell>
          <table:table-cell table:style-name="ce5" office:value-type="float" office:value="0.8292" calcext:value-type="float">
            <text:p>0,8292</text:p>
          </table:table-cell>
          <table:table-cell table:style-name="ce5" office:value-type="float" office:value="0.8772" calcext:value-type="float">
            <text:p>0,8772</text:p>
          </table:table-cell>
          <table:table-cell table:style-name="ce5" office:value-type="float" office:value="0.8938" calcext:value-type="float">
            <text:p>0,8938</text:p>
          </table:table-cell>
          <table:table-cell table:style-name="ce26" table:formula="of:=AVERAGE([.AJ39:.AL39])-[.DK39]" office:value-type="float" office:value="0.677733333333333" calcext:value-type="float">
            <text:p>0,6777</text:p>
          </table:table-cell>
          <table:table-cell table:style-name="ce5" office:value-type="float" office:value="0.6108" calcext:value-type="float">
            <text:p>0,6108</text:p>
          </table:table-cell>
          <table:table-cell table:style-name="ce5" office:value-type="float" office:value="0.581" calcext:value-type="float">
            <text:p>0,5810</text:p>
          </table:table-cell>
          <table:table-cell table:style-name="ce5" office:value-type="float" office:value="0.5947" calcext:value-type="float">
            <text:p>0,5947</text:p>
          </table:table-cell>
          <table:table-cell table:style-name="ce26" table:formula="of:=AVERAGE([.AN39:.AP39])-[.DK39]" office:value-type="float" office:value="0.4065" calcext:value-type="float">
            <text:p>0,4065</text:p>
          </table:table-cell>
          <table:table-cell table:style-name="ce5" office:value-type="float" office:value="1.1588" calcext:value-type="float">
            <text:p>1,1588</text:p>
          </table:table-cell>
          <table:table-cell table:style-name="ce5" office:value-type="float" office:value="1.0909" calcext:value-type="float">
            <text:p>1,0909</text:p>
          </table:table-cell>
          <table:table-cell table:style-name="ce5" office:value-type="float" office:value="1.1025" calcext:value-type="float">
            <text:p>1,1025</text:p>
          </table:table-cell>
          <table:table-cell table:style-name="ce26" table:formula="of:=AVERAGE([.AR39:.AT39])-[.DK39]" office:value-type="float" office:value="0.9284" calcext:value-type="float">
            <text:p>0,9284</text:p>
          </table:table-cell>
          <table:table-cell table:style-name="ce5" office:value-type="float" office:value="0.6404" calcext:value-type="float">
            <text:p>0,6404</text:p>
          </table:table-cell>
          <table:table-cell table:style-name="ce5" office:value-type="float" office:value="0.6386" calcext:value-type="float">
            <text:p>0,6386</text:p>
          </table:table-cell>
          <table:table-cell table:style-name="ce5" office:value-type="float" office:value="0.5503" calcext:value-type="float">
            <text:p>0,5503</text:p>
          </table:table-cell>
          <table:table-cell table:style-name="ce26" table:formula="of:=AVERAGE([.AV39:.AX39])-[.DK39]" office:value-type="float" office:value="0.420766666666667" calcext:value-type="float">
            <text:p>0,4208</text:p>
          </table:table-cell>
          <table:table-cell table:style-name="ce5" office:value-type="float" office:value="0.817" calcext:value-type="float">
            <text:p>0,8170</text:p>
          </table:table-cell>
          <table:table-cell table:style-name="ce5" office:value-type="float" office:value="0.869" calcext:value-type="float">
            <text:p>0,8690</text:p>
          </table:table-cell>
          <table:table-cell table:style-name="ce5" office:value-type="float" office:value="0.8761" calcext:value-type="float">
            <text:p>0,8761</text:p>
          </table:table-cell>
          <table:table-cell table:style-name="ce38" table:formula="of:=AVERAGE([.AZ39:.BB39])-[.DX39]" office:value-type="float" office:value="0.655133333333333" calcext:value-type="float">
            <text:p>0,6551</text:p>
          </table:table-cell>
          <table:table-cell table:style-name="ce5" office:value-type="float" office:value="0.6152" calcext:value-type="float">
            <text:p>0,6152</text:p>
          </table:table-cell>
          <table:table-cell table:style-name="ce5" office:value-type="float" office:value="0.6142" calcext:value-type="float">
            <text:p>0,6142</text:p>
          </table:table-cell>
          <table:table-cell table:style-name="ce5" office:value-type="float" office:value="0.621" calcext:value-type="float">
            <text:p>0,6210</text:p>
          </table:table-cell>
          <table:table-cell table:style-name="ce38" table:formula="of:=AVERAGE([.BD39:.BF39])-[.DX39]" office:value-type="float" office:value="0.4179" calcext:value-type="float">
            <text:p>0,4179</text:p>
          </table:table-cell>
          <table:table-cell table:style-name="ce5" office:value-type="float" office:value="1.2135" calcext:value-type="float">
            <text:p>1,2135</text:p>
          </table:table-cell>
          <table:table-cell table:style-name="ce5" office:value-type="float" office:value="1.205" calcext:value-type="float">
            <text:p>1,2050</text:p>
          </table:table-cell>
          <table:table-cell table:style-name="ce5" office:value-type="float" office:value="1.194" calcext:value-type="float">
            <text:p>1,1940</text:p>
          </table:table-cell>
          <table:table-cell table:style-name="ce38" table:formula="of:=AVERAGE([.BH39:.BJ39])-[.DX39]" office:value-type="float" office:value="1.00526666666667" calcext:value-type="float">
            <text:p>1,0053</text:p>
          </table:table-cell>
          <table:table-cell table:style-name="ce5" office:value-type="float" office:value="0.665" calcext:value-type="float">
            <text:p>0,6650</text:p>
          </table:table-cell>
          <table:table-cell table:style-name="ce5" office:value-type="float" office:value="0.6512" calcext:value-type="float">
            <text:p>0,6512</text:p>
          </table:table-cell>
          <table:table-cell table:style-name="ce5" office:value-type="float" office:value="0.5672" calcext:value-type="float">
            <text:p>0,5672</text:p>
          </table:table-cell>
          <table:table-cell table:style-name="ce38" table:formula="of:=AVERAGE([.BL39:.BN39])-[.DX39]" office:value-type="float" office:value="0.4289" calcext:value-type="float">
            <text:p>0,4289</text:p>
          </table:table-cell>
          <table:table-cell table:style-name="ce5" office:value-type="float" office:value="1.1534" calcext:value-type="float">
            <text:p>1,1534</text:p>
          </table:table-cell>
          <table:table-cell table:style-name="ce5" office:value-type="float" office:value="1.0771" calcext:value-type="float">
            <text:p>1,0771</text:p>
          </table:table-cell>
          <table:table-cell table:style-name="ce5" office:value-type="float" office:value="1.1504" calcext:value-type="float">
            <text:p>1,1504</text:p>
          </table:table-cell>
          <table:table-cell table:style-name="ce41" table:formula="of:=AVERAGE([.BP39:.BR39])-[.CE39]" office:value-type="float" office:value="0.929266666666667" calcext:value-type="float">
            <text:p>0,9293</text:p>
          </table:table-cell>
          <table:table-cell table:style-name="ce5" office:value-type="float" office:value="1.1529" calcext:value-type="float">
            <text:p>1,1529</text:p>
          </table:table-cell>
          <table:table-cell table:style-name="ce5" office:value-type="float" office:value="1.1666" calcext:value-type="float">
            <text:p>1,1666</text:p>
          </table:table-cell>
          <table:table-cell table:style-name="ce5" office:value-type="float" office:value="1.1823" calcext:value-type="float">
            <text:p>1,1823</text:p>
          </table:table-cell>
          <table:table-cell table:style-name="ce41" table:formula="of:=AVERAGE([.BT39:.BV39])-[.CE39]" office:value-type="float" office:value="0.969566666666667" calcext:value-type="float">
            <text:p>0,9696</text:p>
          </table:table-cell>
          <table:table-cell table:style-name="ce5" office:value-type="float" office:value="1.1724" calcext:value-type="float">
            <text:p>1,1724</text:p>
          </table:table-cell>
          <table:table-cell table:style-name="ce5" office:value-type="float" office:value="1.1678" calcext:value-type="float">
            <text:p>1,1678</text:p>
          </table:table-cell>
          <table:table-cell table:style-name="ce5" office:value-type="float" office:value="1.1401" calcext:value-type="float">
            <text:p>1,1401</text:p>
          </table:table-cell>
          <table:table-cell table:style-name="ce5" table:formula="of:=AVERAGE([.BX39:.BZ39])-[.CE39]" office:value-type="float" office:value="0.9624" calcext:value-type="float">
            <text:p>0,9624</text:p>
          </table:table-cell>
          <table:table-cell table:style-name="ce5" office:value-type="float" office:value="0.1993" calcext:value-type="float">
            <text:p>0,1993</text:p>
          </table:table-cell>
          <table:table-cell table:style-name="ce5" office:value-type="float" office:value="0.1978" calcext:value-type="float">
            <text:p>0,1978</text:p>
          </table:table-cell>
          <table:table-cell table:style-name="ce5" office:value-type="float" office:value="0.196" calcext:value-type="float">
            <text:p>0,1960</text:p>
          </table:table-cell>
          <table:table-cell table:style-name="ce12" table:formula="of:=AVERAGE([.CB39:.CD39])" office:value-type="float" office:value="0.1977" calcext:value-type="float">
            <text:p>0,1977</text:p>
          </table:table-cell>
          <table:table-cell table:style-name="ce5" office:value-type="float" office:value="1.1174" calcext:value-type="float">
            <text:p>1,1174</text:p>
          </table:table-cell>
          <table:table-cell table:style-name="ce5" office:value-type="float" office:value="1.0734" calcext:value-type="float">
            <text:p>1,0734</text:p>
          </table:table-cell>
          <table:table-cell table:style-name="ce5" office:value-type="float" office:value="1.0944" calcext:value-type="float">
            <text:p>1,0944</text:p>
          </table:table-cell>
          <table:table-cell table:style-name="ce20" table:formula="of:=AVERAGE([.CF39:.CH39])" office:value-type="float" office:value="1.09506666666667" calcext:value-type="float">
            <text:p>1,0951</text:p>
          </table:table-cell>
          <table:table-cell table:style-name="ce5" office:value-type="float" office:value="1.1316" calcext:value-type="float">
            <text:p>1,1316</text:p>
          </table:table-cell>
          <table:table-cell table:style-name="ce5" office:value-type="float" office:value="1.108" calcext:value-type="float">
            <text:p>1,1080</text:p>
          </table:table-cell>
          <table:table-cell table:style-name="ce5" office:value-type="float" office:value="1.1405" calcext:value-type="float">
            <text:p>1,1405</text:p>
          </table:table-cell>
          <table:table-cell table:style-name="ce20" table:formula="of:=AVERAGE([.CJ39:.CL39])-[.CU39]" office:value-type="float" office:value="0.932133333333333" calcext:value-type="float">
            <text:p>0,9321</text:p>
          </table:table-cell>
          <table:table-cell table:style-name="ce5" office:value-type="float" office:value="0.1866" calcext:value-type="float">
            <text:p>0,1866</text:p>
          </table:table-cell>
          <table:table-cell table:style-name="ce5" office:value-type="float" office:value="1.1016" calcext:value-type="float">
            <text:p>1,1016</text:p>
          </table:table-cell>
          <table:table-cell table:style-name="ce5" office:value-type="float" office:value="1.1688" calcext:value-type="float">
            <text:p>1,1688</text:p>
          </table:table-cell>
          <table:table-cell table:style-name="ce20" table:formula="of:=AVERAGE([.CO39:.CP39])" office:value-type="float" office:value="1.1352" calcext:value-type="float">
            <text:p>1,1352</text:p>
          </table:table-cell>
          <table:table-cell table:style-name="ce5" office:value-type="float" office:value="0.1939" calcext:value-type="float">
            <text:p>0,1939</text:p>
          </table:table-cell>
          <table:table-cell table:style-name="ce5" office:value-type="float" office:value="0.1972" calcext:value-type="float">
            <text:p>0,1972</text:p>
          </table:table-cell>
          <table:table-cell table:style-name="ce5" office:value-type="float" office:value="0.1926" calcext:value-type="float">
            <text:p>0,1926</text:p>
          </table:table-cell>
          <table:table-cell table:style-name="ce12" table:formula="of:=AVERAGE([.CR39:.CT39])" office:value-type="float" office:value="0.194566666666667" calcext:value-type="float">
            <text:p>0,1946</text:p>
          </table:table-cell>
          <table:table-cell table:style-name="ce5" office:value-type="float" office:value="1.109" calcext:value-type="float">
            <text:p>1,1090</text:p>
          </table:table-cell>
          <table:table-cell table:style-name="ce5" office:value-type="float" office:value="1.0355" calcext:value-type="float">
            <text:p>1,0355</text:p>
          </table:table-cell>
          <table:table-cell table:style-name="ce5" office:value-type="float" office:value="1.0309" calcext:value-type="float">
            <text:p>1,0309</text:p>
          </table:table-cell>
          <table:table-cell table:style-name="ce12" table:formula="of:=AVERAGE([.CV39:.CX39])" office:value-type="float" office:value="1.05846666666667" calcext:value-type="float">
            <text:p>1,0585</text:p>
          </table:table-cell>
          <table:table-cell table:style-name="ce5" office:value-type="float" office:value="1.0873" calcext:value-type="float">
            <text:p>1,0873</text:p>
          </table:table-cell>
          <table:table-cell table:style-name="ce5" office:value-type="float" office:value="1.1058" calcext:value-type="float">
            <text:p>1,1058</text:p>
          </table:table-cell>
          <table:table-cell table:style-name="ce5" office:value-type="float" office:value="1.0865" calcext:value-type="float">
            <text:p>1,0865</text:p>
          </table:table-cell>
          <table:table-cell table:style-name="ce12" table:formula="of:=AVERAGE([.CZ39:.DB39])" office:value-type="float" office:value="1.0932" calcext:value-type="float">
            <text:p>1,0932</text:p>
          </table:table-cell>
          <table:table-cell table:style-name="ce5" office:value-type="float" office:value="1.0917" calcext:value-type="float">
            <text:p>1,0917</text:p>
          </table:table-cell>
          <table:table-cell table:style-name="ce5" office:value-type="float" office:value="1.0978" calcext:value-type="float">
            <text:p>1,0978</text:p>
          </table:table-cell>
          <table:table-cell table:style-name="ce5" office:value-type="float" office:value="1.0992" calcext:value-type="float">
            <text:p>1,0992</text:p>
          </table:table-cell>
          <table:table-cell table:style-name="ce12" table:formula="of:=AVERAGE([.DD39:.DF39])" office:value-type="float" office:value="1.09623333333333" calcext:value-type="float">
            <text:p>1,0962</text:p>
          </table:table-cell>
          <table:table-cell table:style-name="ce5" office:value-type="float" office:value="0.1887" calcext:value-type="float">
            <text:p>0,1887</text:p>
          </table:table-cell>
          <table:table-cell table:style-name="ce5" office:value-type="float" office:value="0.1916" calcext:value-type="float">
            <text:p>0,1916</text:p>
          </table:table-cell>
          <table:table-cell table:style-name="ce5" office:value-type="float" office:value="0.1867" calcext:value-type="float">
            <text:p>0,1867</text:p>
          </table:table-cell>
          <table:table-cell table:style-name="ce5" table:formula="of:=AVERAGE([.DH39:.DJ39])" office:value-type="float" office:value="0.189" calcext:value-type="float">
            <text:p>0,1890</text:p>
          </table:table-cell>
          <table:table-cell table:style-name="ce5" office:value-type="float" office:value="1.1462" calcext:value-type="float">
            <text:p>1,1462</text:p>
          </table:table-cell>
          <table:table-cell table:style-name="ce5" office:value-type="float" office:value="1.0739" calcext:value-type="float">
            <text:p>1,0739</text:p>
          </table:table-cell>
          <table:table-cell table:style-name="ce5" office:value-type="float" office:value="1.0502" calcext:value-type="float">
            <text:p>1,0502</text:p>
          </table:table-cell>
          <table:table-cell table:style-name="ce5" office:value-type="float" office:value="1.1023" calcext:value-type="float">
            <text:p>1,1023</text:p>
          </table:table-cell>
          <table:table-cell table:style-name="ce5" office:value-type="float" office:value="1.0688" calcext:value-type="float">
            <text:p>1,0688</text:p>
          </table:table-cell>
          <table:table-cell table:style-name="ce5" office:value-type="float" office:value="1.091" calcext:value-type="float">
            <text:p>1,0910</text:p>
          </table:table-cell>
          <table:table-cell table:style-name="ce5" office:value-type="float" office:value="1.0774" calcext:value-type="float">
            <text:p>1,0774</text:p>
          </table:table-cell>
          <table:table-cell table:style-name="ce5" office:value-type="float" office:value="1.1032" calcext:value-type="float">
            <text:p>1,1032</text:p>
          </table:table-cell>
          <table:table-cell table:style-name="ce5" office:value-type="float" office:value="1.1506" calcext:value-type="float">
            <text:p>1,1506</text:p>
          </table:table-cell>
          <table:table-cell table:style-name="ce14" office:value-type="float" office:value="0.1997" calcext:value-type="float">
            <text:p>0,1997</text:p>
          </table:table-cell>
          <table:table-cell table:style-name="ce14" office:value-type="float" office:value="0.1988" calcext:value-type="float">
            <text:p>0,1988</text:p>
          </table:table-cell>
          <table:table-cell table:style-name="ce14" office:value-type="float" office:value="0.1982" calcext:value-type="float">
            <text:p>0,1982</text:p>
          </table:table-cell>
          <table:table-cell table:style-name="ce1" table:formula="of:=AVERAGE([.DU39:.DW39])" office:value-type="float" office:value="0.1989" calcext:value-type="float">
            <text:p>0,1989</text:p>
          </table:table-cell>
          <table:table-cell table:number-columns-repeated="92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float" office:value="48600.3" calcext:value-type="float">
            <text:p>48600,30</text:p>
          </table:table-cell>
          <table:table-cell table:style-name="ce3" table:formula="of:=[.B40]/3600" office:value-type="float" office:value="13.5000833333333" calcext:value-type="float">
            <text:p>13,50</text:p>
          </table:table-cell>
          <table:table-cell table:style-name="ce5" office:value-type="float" office:value="0.8004" calcext:value-type="float">
            <text:p>0,8004</text:p>
          </table:table-cell>
          <table:table-cell table:style-name="ce5" office:value-type="float" office:value="0.8533" calcext:value-type="float">
            <text:p>0,8533</text:p>
          </table:table-cell>
          <table:table-cell table:style-name="ce5" office:value-type="float" office:value="0.8671" calcext:value-type="float">
            <text:p>0,8671</text:p>
          </table:table-cell>
          <table:table-cell table:style-name="ce17" table:formula="of:=AVERAGE([.D40:.F40])-[.CE40]" office:value-type="float" office:value="0.642566666666667" calcext:value-type="float">
            <text:p>0,6426</text:p>
          </table:table-cell>
          <table:table-cell table:style-name="ce5" office:value-type="float" office:value="0.4748" calcext:value-type="float">
            <text:p>0,4748</text:p>
          </table:table-cell>
          <table:table-cell table:style-name="ce5" office:value-type="float" office:value="0.5138" calcext:value-type="float">
            <text:p>0,5138</text:p>
          </table:table-cell>
          <table:table-cell table:style-name="ce5" office:value-type="float" office:value="0.4885" calcext:value-type="float">
            <text:p>0,4885</text:p>
          </table:table-cell>
          <table:table-cell table:style-name="ce17" table:formula="of:=AVERAGE([.H40:.J40])-[.CE40]" office:value-type="float" office:value="0.294666666666667" calcext:value-type="float">
            <text:p>0,2947</text:p>
          </table:table-cell>
          <table:table-cell table:style-name="ce5" office:value-type="float" office:value="1.103" calcext:value-type="float">
            <text:p>1,1030</text:p>
          </table:table-cell>
          <table:table-cell table:style-name="ce5" office:value-type="float" office:value="1.0948" calcext:value-type="float">
            <text:p>1,0948</text:p>
          </table:table-cell>
          <table:table-cell table:style-name="ce5" office:value-type="float" office:value="1.185" calcext:value-type="float">
            <text:p>1,1850</text:p>
          </table:table-cell>
          <table:table-cell table:style-name="ce17" table:formula="of:=AVERAGE([.L40:.N40])-[.CE40]" office:value-type="float" office:value="0.9299" calcext:value-type="float">
            <text:p>0,9299</text:p>
          </table:table-cell>
          <table:table-cell table:style-name="ce5" office:value-type="float" office:value="0.5651" calcext:value-type="float">
            <text:p>0,5651</text:p>
          </table:table-cell>
          <table:table-cell table:style-name="ce5" office:value-type="float" office:value="0.5656" calcext:value-type="float">
            <text:p>0,5656</text:p>
          </table:table-cell>
          <table:table-cell table:style-name="ce5" office:value-type="float" office:value="0.532" calcext:value-type="float">
            <text:p>0,5320</text:p>
          </table:table-cell>
          <table:table-cell table:style-name="ce17" table:formula="of:=AVERAGE([.P40:.R40])-[.CE40]" office:value-type="float" office:value="0.356533333333333" calcext:value-type="float">
            <text:p>0,3565</text:p>
          </table:table-cell>
          <table:table-cell table:style-name="ce5" office:value-type="float" office:value="0.8528" calcext:value-type="float">
            <text:p>0,8528</text:p>
          </table:table-cell>
          <table:table-cell table:style-name="ce5" office:value-type="float" office:value="0.8359" calcext:value-type="float">
            <text:p>0,8359</text:p>
          </table:table-cell>
          <table:table-cell table:style-name="ce5" office:value-type="float" office:value="0.8552" calcext:value-type="float">
            <text:p>0,8552</text:p>
          </table:table-cell>
          <table:table-cell table:style-name="ce23" table:formula="of:=AVERAGE([.T40:.V40])-[.CU40]" office:value-type="float" office:value="0.6534" calcext:value-type="float">
            <text:p>0,6534</text:p>
          </table:table-cell>
          <table:table-cell table:style-name="ce5" office:value-type="float" office:value="0.5862" calcext:value-type="float">
            <text:p>0,5862</text:p>
          </table:table-cell>
          <table:table-cell table:style-name="ce5" office:value-type="float" office:value="0.5854" calcext:value-type="float">
            <text:p>0,5854</text:p>
          </table:table-cell>
          <table:table-cell table:style-name="ce5" office:value-type="float" office:value="0.577" calcext:value-type="float">
            <text:p>0,5770</text:p>
          </table:table-cell>
          <table:table-cell table:style-name="ce23" table:formula="of:=AVERAGE([.X40:.Z40])-[.CU40]" office:value-type="float" office:value="0.3883" calcext:value-type="float">
            <text:p>0,3883</text:p>
          </table:table-cell>
          <table:table-cell table:style-name="ce5" office:value-type="float" office:value="1.0839" calcext:value-type="float">
            <text:p>1,0839</text:p>
          </table:table-cell>
          <table:table-cell table:style-name="ce5" office:value-type="float" office:value="1.0863" calcext:value-type="float">
            <text:p>1,0863</text:p>
          </table:table-cell>
          <table:table-cell table:style-name="ce5" office:value-type="float" office:value="1.1145" calcext:value-type="float">
            <text:p>1,1145</text:p>
          </table:table-cell>
          <table:table-cell table:style-name="ce23" table:formula="of:=AVERAGE([.AB40:.AD40])-[.CU40]" office:value-type="float" office:value="0.900333333333333" calcext:value-type="float">
            <text:p>0,9003</text:p>
          </table:table-cell>
          <table:table-cell table:style-name="ce5" office:value-type="float" office:value="0.6355" calcext:value-type="float">
            <text:p>0,6355</text:p>
          </table:table-cell>
          <table:table-cell table:style-name="ce5" office:value-type="float" office:value="0.6256" calcext:value-type="float">
            <text:p>0,6256</text:p>
          </table:table-cell>
          <table:table-cell table:style-name="ce5" office:value-type="float" office:value="0.558" calcext:value-type="float">
            <text:p>0,5580</text:p>
          </table:table-cell>
          <table:table-cell table:style-name="ce23" table:formula="of:=AVERAGE([.AF40:.AH40])-[.CU40]" office:value-type="float" office:value="0.4118" calcext:value-type="float">
            <text:p>0,4118</text:p>
          </table:table-cell>
          <table:table-cell table:style-name="ce5" office:value-type="float" office:value="0.8316" calcext:value-type="float">
            <text:p>0,8316</text:p>
          </table:table-cell>
          <table:table-cell table:style-name="ce5" office:value-type="float" office:value="0.8799" calcext:value-type="float">
            <text:p>0,8799</text:p>
          </table:table-cell>
          <table:table-cell table:style-name="ce5" office:value-type="float" office:value="0.8972" calcext:value-type="float">
            <text:p>0,8972</text:p>
          </table:table-cell>
          <table:table-cell table:style-name="ce26" table:formula="of:=AVERAGE([.AJ40:.AL40])-[.DK40]" office:value-type="float" office:value="0.6805" calcext:value-type="float">
            <text:p>0,6805</text:p>
          </table:table-cell>
          <table:table-cell table:style-name="ce5" office:value-type="float" office:value="0.6319" calcext:value-type="float">
            <text:p>0,6319</text:p>
          </table:table-cell>
          <table:table-cell table:style-name="ce5" office:value-type="float" office:value="0.6043" calcext:value-type="float">
            <text:p>0,6043</text:p>
          </table:table-cell>
          <table:table-cell table:style-name="ce5" office:value-type="float" office:value="0.6184" calcext:value-type="float">
            <text:p>0,6184</text:p>
          </table:table-cell>
          <table:table-cell table:style-name="ce26" table:formula="of:=AVERAGE([.AN40:.AP40])-[.DK40]" office:value-type="float" office:value="0.429133333333333" calcext:value-type="float">
            <text:p>0,4291</text:p>
          </table:table-cell>
          <table:table-cell table:style-name="ce5" office:value-type="float" office:value="1.1671" calcext:value-type="float">
            <text:p>1,1671</text:p>
          </table:table-cell>
          <table:table-cell table:style-name="ce5" office:value-type="float" office:value="1.102" calcext:value-type="float">
            <text:p>1,1020</text:p>
          </table:table-cell>
          <table:table-cell table:style-name="ce5" office:value-type="float" office:value="1.1214" calcext:value-type="float">
            <text:p>1,1214</text:p>
          </table:table-cell>
          <table:table-cell table:style-name="ce26" table:formula="of:=AVERAGE([.AR40:.AT40])-[.DK40]" office:value-type="float" office:value="0.9411" calcext:value-type="float">
            <text:p>0,9411</text:p>
          </table:table-cell>
          <table:table-cell table:style-name="ce5" office:value-type="float" office:value="0.659" calcext:value-type="float">
            <text:p>0,6590</text:p>
          </table:table-cell>
          <table:table-cell table:style-name="ce5" office:value-type="float" office:value="0.6556" calcext:value-type="float">
            <text:p>0,6556</text:p>
          </table:table-cell>
          <table:table-cell table:style-name="ce5" office:value-type="float" office:value="0.576" calcext:value-type="float">
            <text:p>0,5760</text:p>
          </table:table-cell>
          <table:table-cell table:style-name="ce26" table:formula="of:=AVERAGE([.AV40:.AX40])-[.DK40]" office:value-type="float" office:value="0.441133333333333" calcext:value-type="float">
            <text:p>0,4411</text:p>
          </table:table-cell>
          <table:table-cell table:style-name="ce5" office:value-type="float" office:value="0.8219" calcext:value-type="float">
            <text:p>0,8219</text:p>
          </table:table-cell>
          <table:table-cell table:style-name="ce5" office:value-type="float" office:value="0.8724" calcext:value-type="float">
            <text:p>0,8724</text:p>
          </table:table-cell>
          <table:table-cell table:style-name="ce5" office:value-type="float" office:value="0.8809" calcext:value-type="float">
            <text:p>0,8809</text:p>
          </table:table-cell>
          <table:table-cell table:style-name="ce38" table:formula="of:=AVERAGE([.AZ40:.BB40])-[.DX40]" office:value-type="float" office:value="0.6599" calcext:value-type="float">
            <text:p>0,6599</text:p>
          </table:table-cell>
          <table:table-cell table:number-columns-repeated="2" table:style-name="ce5" office:value-type="float" office:value="0.6381" calcext:value-type="float">
            <text:p>0,6381</text:p>
          </table:table-cell>
          <table:table-cell table:style-name="ce5" office:value-type="float" office:value="0.6466" calcext:value-type="float">
            <text:p>0,6466</text:p>
          </table:table-cell>
          <table:table-cell table:style-name="ce38" table:formula="of:=AVERAGE([.BD40:.BF40])-[.DX40]" office:value-type="float" office:value="0.442433333333333" calcext:value-type="float">
            <text:p>0,4424</text:p>
          </table:table-cell>
          <table:table-cell table:style-name="ce5" office:value-type="float" office:value="1.2262" calcext:value-type="float">
            <text:p>1,2262</text:p>
          </table:table-cell>
          <table:table-cell table:style-name="ce5" office:value-type="float" office:value="1.2187" calcext:value-type="float">
            <text:p>1,2187</text:p>
          </table:table-cell>
          <table:table-cell table:style-name="ce5" office:value-type="float" office:value="1.2077" calcext:value-type="float">
            <text:p>1,2077</text:p>
          </table:table-cell>
          <table:table-cell table:style-name="ce38" table:formula="of:=AVERAGE([.BH40:.BJ40])-[.DX40]" office:value-type="float" office:value="1.01903333333333" calcext:value-type="float">
            <text:p>1,0190</text:p>
          </table:table-cell>
          <table:table-cell table:style-name="ce5" office:value-type="float" office:value="0.6834" calcext:value-type="float">
            <text:p>0,6834</text:p>
          </table:table-cell>
          <table:table-cell table:style-name="ce5" office:value-type="float" office:value="0.6685" calcext:value-type="float">
            <text:p>0,6685</text:p>
          </table:table-cell>
          <table:table-cell table:style-name="ce5" office:value-type="float" office:value="0.5898" calcext:value-type="float">
            <text:p>0,5898</text:p>
          </table:table-cell>
          <table:table-cell table:style-name="ce38" table:formula="of:=AVERAGE([.BL40:.BN40])-[.DX40]" office:value-type="float" office:value="0.448733333333333" calcext:value-type="float">
            <text:p>0,4487</text:p>
          </table:table-cell>
          <table:table-cell table:style-name="ce5" office:value-type="float" office:value="1.1692" calcext:value-type="float">
            <text:p>1,1692</text:p>
          </table:table-cell>
          <table:table-cell table:style-name="ce5" office:value-type="float" office:value="1.1025" calcext:value-type="float">
            <text:p>1,1025</text:p>
          </table:table-cell>
          <table:table-cell table:style-name="ce5" office:value-type="float" office:value="1.1691" calcext:value-type="float">
            <text:p>1,1691</text:p>
          </table:table-cell>
          <table:table-cell table:style-name="ce41" table:formula="of:=AVERAGE([.BP40:.BR40])-[.CE40]" office:value-type="float" office:value="0.949233333333333" calcext:value-type="float">
            <text:p>0,9492</text:p>
          </table:table-cell>
          <table:table-cell table:style-name="ce5" office:value-type="float" office:value="1.1732" calcext:value-type="float">
            <text:p>1,1732</text:p>
          </table:table-cell>
          <table:table-cell table:style-name="ce5" office:value-type="float" office:value="1.1859" calcext:value-type="float">
            <text:p>1,1859</text:p>
          </table:table-cell>
          <table:table-cell table:style-name="ce5" office:value-type="float" office:value="1.2016" calcext:value-type="float">
            <text:p>1,2016</text:p>
          </table:table-cell>
          <table:table-cell table:style-name="ce41" table:formula="of:=AVERAGE([.BT40:.BV40])-[.CE40]" office:value-type="float" office:value="0.9892" calcext:value-type="float">
            <text:p>0,9892</text:p>
          </table:table-cell>
          <table:table-cell table:style-name="ce5" office:value-type="float" office:value="1.1901" calcext:value-type="float">
            <text:p>1,1901</text:p>
          </table:table-cell>
          <table:table-cell table:style-name="ce5" office:value-type="float" office:value="1.1847" calcext:value-type="float">
            <text:p>1,1847</text:p>
          </table:table-cell>
          <table:table-cell table:style-name="ce5" office:value-type="float" office:value="1.1596" calcext:value-type="float">
            <text:p>1,1596</text:p>
          </table:table-cell>
          <table:table-cell table:style-name="ce5" table:formula="of:=AVERAGE([.BX40:.BZ40])-[.CE40]" office:value-type="float" office:value="0.980433333333333" calcext:value-type="float">
            <text:p>0,9804</text:p>
          </table:table-cell>
          <table:table-cell table:style-name="ce5" office:value-type="float" office:value="0.1992" calcext:value-type="float">
            <text:p>0,1992</text:p>
          </table:table-cell>
          <table:table-cell table:style-name="ce5" office:value-type="float" office:value="0.1983" calcext:value-type="float">
            <text:p>0,1983</text:p>
          </table:table-cell>
          <table:table-cell table:style-name="ce5" office:value-type="float" office:value="0.1956" calcext:value-type="float">
            <text:p>0,1956</text:p>
          </table:table-cell>
          <table:table-cell table:style-name="ce12" table:formula="of:=AVERAGE([.CB40:.CD40])" office:value-type="float" office:value="0.1977" calcext:value-type="float">
            <text:p>0,1977</text:p>
          </table:table-cell>
          <table:table-cell table:style-name="ce5" office:value-type="float" office:value="1.1402" calcext:value-type="float">
            <text:p>1,1402</text:p>
          </table:table-cell>
          <table:table-cell table:style-name="ce5" office:value-type="float" office:value="1.0967" calcext:value-type="float">
            <text:p>1,0967</text:p>
          </table:table-cell>
          <table:table-cell table:style-name="ce5" office:value-type="float" office:value="1.117" calcext:value-type="float">
            <text:p>1,1170</text:p>
          </table:table-cell>
          <table:table-cell table:style-name="ce20" table:formula="of:=AVERAGE([.CF40:.CH40])" office:value-type="float" office:value="1.11796666666667" calcext:value-type="float">
            <text:p>1,1180</text:p>
          </table:table-cell>
          <table:table-cell table:style-name="ce5" office:value-type="float" office:value="1.1516" calcext:value-type="float">
            <text:p>1,1516</text:p>
          </table:table-cell>
          <table:table-cell table:style-name="ce5" office:value-type="float" office:value="1.1266" calcext:value-type="float">
            <text:p>1,1266</text:p>
          </table:table-cell>
          <table:table-cell table:style-name="ce5" office:value-type="float" office:value="1.1586" calcext:value-type="float">
            <text:p>1,1586</text:p>
          </table:table-cell>
          <table:table-cell table:style-name="ce20" table:formula="of:=AVERAGE([.CJ40:.CL40])-[.CU40]" office:value-type="float" office:value="0.951033333333333" calcext:value-type="float">
            <text:p>0,9510</text:p>
          </table:table-cell>
          <table:table-cell table:style-name="ce5" office:value-type="float" office:value="0.1869" calcext:value-type="float">
            <text:p>0,1869</text:p>
          </table:table-cell>
          <table:table-cell table:style-name="ce5" office:value-type="float" office:value="1.1226" calcext:value-type="float">
            <text:p>1,1226</text:p>
          </table:table-cell>
          <table:table-cell table:style-name="ce5" office:value-type="float" office:value="1.1835" calcext:value-type="float">
            <text:p>1,1835</text:p>
          </table:table-cell>
          <table:table-cell table:style-name="ce20" table:formula="of:=AVERAGE([.CO40:.CP40])" office:value-type="float" office:value="1.15305" calcext:value-type="float">
            <text:p>1,1531</text:p>
          </table:table-cell>
          <table:table-cell table:style-name="ce5" office:value-type="float" office:value="0.1941" calcext:value-type="float">
            <text:p>0,1941</text:p>
          </table:table-cell>
          <table:table-cell table:style-name="ce5" office:value-type="float" office:value="0.1975" calcext:value-type="float">
            <text:p>0,1975</text:p>
          </table:table-cell>
          <table:table-cell table:style-name="ce5" office:value-type="float" office:value="0.1921" calcext:value-type="float">
            <text:p>0,1921</text:p>
          </table:table-cell>
          <table:table-cell table:style-name="ce12" table:formula="of:=AVERAGE([.CR40:.CT40])" office:value-type="float" office:value="0.194566666666667" calcext:value-type="float">
            <text:p>0,1946</text:p>
          </table:table-cell>
          <table:table-cell table:style-name="ce5" office:value-type="float" office:value="1.1305" calcext:value-type="float">
            <text:p>1,1305</text:p>
          </table:table-cell>
          <table:table-cell table:style-name="ce5" office:value-type="float" office:value="1.0624" calcext:value-type="float">
            <text:p>1,0624</text:p>
          </table:table-cell>
          <table:table-cell table:style-name="ce5" office:value-type="float" office:value="1.0557" calcext:value-type="float">
            <text:p>1,0557</text:p>
          </table:table-cell>
          <table:table-cell table:style-name="ce12" table:formula="of:=AVERAGE([.CV40:.CX40])" office:value-type="float" office:value="1.08286666666667" calcext:value-type="float">
            <text:p>1,0829</text:p>
          </table:table-cell>
          <table:table-cell table:style-name="ce5" office:value-type="float" office:value="1.1089" calcext:value-type="float">
            <text:p>1,1089</text:p>
          </table:table-cell>
          <table:table-cell table:style-name="ce5" office:value-type="float" office:value="1.1242" calcext:value-type="float">
            <text:p>1,1242</text:p>
          </table:table-cell>
          <table:table-cell table:style-name="ce5" office:value-type="float" office:value="1.1077" calcext:value-type="float">
            <text:p>1,1077</text:p>
          </table:table-cell>
          <table:table-cell table:style-name="ce12" table:formula="of:=AVERAGE([.CZ40:.DB40])" office:value-type="float" office:value="1.1136" calcext:value-type="float">
            <text:p>1,1136</text:p>
          </table:table-cell>
          <table:table-cell table:style-name="ce5" office:value-type="float" office:value="1.1126" calcext:value-type="float">
            <text:p>1,1126</text:p>
          </table:table-cell>
          <table:table-cell table:style-name="ce5" office:value-type="float" office:value="1.1155" calcext:value-type="float">
            <text:p>1,1155</text:p>
          </table:table-cell>
          <table:table-cell table:style-name="ce5" office:value-type="float" office:value="1.1183" calcext:value-type="float">
            <text:p>1,1183</text:p>
          </table:table-cell>
          <table:table-cell table:style-name="ce12" table:formula="of:=AVERAGE([.DD40:.DF40])" office:value-type="float" office:value="1.11546666666667" calcext:value-type="float">
            <text:p>1,1155</text:p>
          </table:table-cell>
          <table:table-cell table:style-name="ce5" office:value-type="float" office:value="0.1889" calcext:value-type="float">
            <text:p>0,1889</text:p>
          </table:table-cell>
          <table:table-cell table:style-name="ce5" office:value-type="float" office:value="0.1916" calcext:value-type="float">
            <text:p>0,1916</text:p>
          </table:table-cell>
          <table:table-cell table:style-name="ce5" office:value-type="float" office:value="0.1867" calcext:value-type="float">
            <text:p>0,1867</text:p>
          </table:table-cell>
          <table:table-cell table:style-name="ce5" table:formula="of:=AVERAGE([.DH40:.DJ40])" office:value-type="float" office:value="0.189066666666667" calcext:value-type="float">
            <text:p>0,1891</text:p>
          </table:table-cell>
          <table:table-cell table:style-name="ce5" office:value-type="float" office:value="1.1716" calcext:value-type="float">
            <text:p>1,1716</text:p>
          </table:table-cell>
          <table:table-cell table:style-name="ce5" office:value-type="float" office:value="1.1012" calcext:value-type="float">
            <text:p>1,1012</text:p>
          </table:table-cell>
          <table:table-cell table:style-name="ce5" office:value-type="float" office:value="1.0814" calcext:value-type="float">
            <text:p>1,0814</text:p>
          </table:table-cell>
          <table:table-cell table:style-name="ce5" office:value-type="float" office:value="1.1266" calcext:value-type="float">
            <text:p>1,1266</text:p>
          </table:table-cell>
          <table:table-cell table:style-name="ce5" office:value-type="float" office:value="1.0958" calcext:value-type="float">
            <text:p>1,0958</text:p>
          </table:table-cell>
          <table:table-cell table:style-name="ce5" office:value-type="float" office:value="1.1178" calcext:value-type="float">
            <text:p>1,1178</text:p>
          </table:table-cell>
          <table:table-cell table:style-name="ce5" office:value-type="float" office:value="1.1063" calcext:value-type="float">
            <text:p>1,1063</text:p>
          </table:table-cell>
          <table:table-cell table:style-name="ce5" office:value-type="float" office:value="1.1292" calcext:value-type="float">
            <text:p>1,1292</text:p>
          </table:table-cell>
          <table:table-cell table:style-name="ce5" office:value-type="float" office:value="1.1746" calcext:value-type="float">
            <text:p>1,1746</text:p>
          </table:table-cell>
          <table:table-cell table:style-name="ce14" office:value-type="float" office:value="0.1987" calcext:value-type="float">
            <text:p>0,1987</text:p>
          </table:table-cell>
          <table:table-cell table:style-name="ce14" office:value-type="float" office:value="0.1986" calcext:value-type="float">
            <text:p>0,1986</text:p>
          </table:table-cell>
          <table:table-cell table:style-name="ce14" office:value-type="float" office:value="0.1982" calcext:value-type="float">
            <text:p>0,1982</text:p>
          </table:table-cell>
          <table:table-cell table:style-name="ce1" table:formula="of:=AVERAGE([.DU40:.DW40])" office:value-type="float" office:value="0.1985" calcext:value-type="float">
            <text:p>0,1985</text:p>
          </table:table-cell>
          <table:table-cell table:number-columns-repeated="92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3" office:value-type="float" office:value="50400.3" calcext:value-type="float">
            <text:p>50400,30</text:p>
          </table:table-cell>
          <table:table-cell table:style-name="ce3" table:formula="of:=[.B41]/3600" office:value-type="float" office:value="14.0000833333333" calcext:value-type="float">
            <text:p>14,00</text:p>
          </table:table-cell>
          <table:table-cell table:style-name="ce5" office:value-type="float" office:value="0.803" calcext:value-type="float">
            <text:p>0,8030</text:p>
          </table:table-cell>
          <table:table-cell table:style-name="ce5" office:value-type="float" office:value="0.8552" calcext:value-type="float">
            <text:p>0,8552</text:p>
          </table:table-cell>
          <table:table-cell table:style-name="ce5" office:value-type="float" office:value="0.8702" calcext:value-type="float">
            <text:p>0,8702</text:p>
          </table:table-cell>
          <table:table-cell table:style-name="ce17" table:formula="of:=AVERAGE([.D41:.F41])-[.CE41]" office:value-type="float" office:value="0.644833333333333" calcext:value-type="float">
            <text:p>0,6448</text:p>
          </table:table-cell>
          <table:table-cell table:style-name="ce5" office:value-type="float" office:value="0.4856" calcext:value-type="float">
            <text:p>0,4856</text:p>
          </table:table-cell>
          <table:table-cell table:style-name="ce5" office:value-type="float" office:value="0.5453" calcext:value-type="float">
            <text:p>0,5453</text:p>
          </table:table-cell>
          <table:table-cell table:style-name="ce5" office:value-type="float" office:value="0.513" calcext:value-type="float">
            <text:p>0,5130</text:p>
          </table:table-cell>
          <table:table-cell table:style-name="ce17" table:formula="of:=AVERAGE([.H41:.J41])-[.CE41]" office:value-type="float" office:value="0.316666666666666" calcext:value-type="float">
            <text:p>0,3167</text:p>
          </table:table-cell>
          <table:table-cell table:style-name="ce5" office:value-type="float" office:value="1.1256" calcext:value-type="float">
            <text:p>1,1256</text:p>
          </table:table-cell>
          <table:table-cell table:style-name="ce5" office:value-type="float" office:value="1.118" calcext:value-type="float">
            <text:p>1,1180</text:p>
          </table:table-cell>
          <table:table-cell table:style-name="ce5" office:value-type="float" office:value="1.2009" calcext:value-type="float">
            <text:p>1,2009</text:p>
          </table:table-cell>
          <table:table-cell table:style-name="ce17" table:formula="of:=AVERAGE([.L41:.N41])-[.CE41]" office:value-type="float" office:value="0.9502" calcext:value-type="float">
            <text:p>0,9502</text:p>
          </table:table-cell>
          <table:table-cell table:style-name="ce5" office:value-type="float" office:value="0.5894" calcext:value-type="float">
            <text:p>0,5894</text:p>
          </table:table-cell>
          <table:table-cell table:style-name="ce5" office:value-type="float" office:value="0.5892" calcext:value-type="float">
            <text:p>0,5892</text:p>
          </table:table-cell>
          <table:table-cell table:style-name="ce5" office:value-type="float" office:value="0.5621" calcext:value-type="float">
            <text:p>0,5621</text:p>
          </table:table-cell>
          <table:table-cell table:style-name="ce17" table:formula="of:=AVERAGE([.P41:.R41])-[.CE41]" office:value-type="float" office:value="0.382266666666666" calcext:value-type="float">
            <text:p>0,3823</text:p>
          </table:table-cell>
          <table:table-cell table:style-name="ce5" office:value-type="float" office:value="0.8555" calcext:value-type="float">
            <text:p>0,8555</text:p>
          </table:table-cell>
          <table:table-cell table:style-name="ce5" office:value-type="float" office:value="0.8394" calcext:value-type="float">
            <text:p>0,8394</text:p>
          </table:table-cell>
          <table:table-cell table:style-name="ce5" office:value-type="float" office:value="0.858" calcext:value-type="float">
            <text:p>0,8580</text:p>
          </table:table-cell>
          <table:table-cell table:style-name="ce23" table:formula="of:=AVERAGE([.T41:.V41])-[.CU41]" office:value-type="float" office:value="0.655766666666667" calcext:value-type="float">
            <text:p>0,6558</text:p>
          </table:table-cell>
          <table:table-cell table:style-name="ce5" office:value-type="float" office:value="0.6056" calcext:value-type="float">
            <text:p>0,6056</text:p>
          </table:table-cell>
          <table:table-cell table:style-name="ce5" office:value-type="float" office:value="0.6076" calcext:value-type="float">
            <text:p>0,6076</text:p>
          </table:table-cell>
          <table:table-cell table:style-name="ce5" office:value-type="float" office:value="0.5986" calcext:value-type="float">
            <text:p>0,5986</text:p>
          </table:table-cell>
          <table:table-cell table:style-name="ce23" table:formula="of:=AVERAGE([.X41:.Z41])-[.CU41]" office:value-type="float" office:value="0.408733333333333" calcext:value-type="float">
            <text:p>0,4087</text:p>
          </table:table-cell>
          <table:table-cell table:style-name="ce5" office:value-type="float" office:value="1.1024" calcext:value-type="float">
            <text:p>1,1024</text:p>
          </table:table-cell>
          <table:table-cell table:style-name="ce5" office:value-type="float" office:value="1.1041" calcext:value-type="float">
            <text:p>1,1041</text:p>
          </table:table-cell>
          <table:table-cell table:style-name="ce5" office:value-type="float" office:value="1.1317" calcext:value-type="float">
            <text:p>1,1317</text:p>
          </table:table-cell>
          <table:table-cell table:style-name="ce23" table:formula="of:=AVERAGE([.AB41:.AD41])-[.CU41]" office:value-type="float" office:value="0.917533333333333" calcext:value-type="float">
            <text:p>0,9175</text:p>
          </table:table-cell>
          <table:table-cell table:style-name="ce5" office:value-type="float" office:value="0.6521" calcext:value-type="float">
            <text:p>0,6521</text:p>
          </table:table-cell>
          <table:table-cell table:style-name="ce5" office:value-type="float" office:value="0.6439" calcext:value-type="float">
            <text:p>0,6439</text:p>
          </table:table-cell>
          <table:table-cell table:style-name="ce5" office:value-type="float" office:value="0.58" calcext:value-type="float">
            <text:p>0,5800</text:p>
          </table:table-cell>
          <table:table-cell table:style-name="ce23" table:formula="of:=AVERAGE([.AF41:.AH41])-[.CU41]" office:value-type="float" office:value="0.430133333333333" calcext:value-type="float">
            <text:p>0,4301</text:p>
          </table:table-cell>
          <table:table-cell table:style-name="ce5" office:value-type="float" office:value="0.8358" calcext:value-type="float">
            <text:p>0,8358</text:p>
          </table:table-cell>
          <table:table-cell table:style-name="ce5" office:value-type="float" office:value="0.8864" calcext:value-type="float">
            <text:p>0,8864</text:p>
          </table:table-cell>
          <table:table-cell table:style-name="ce5" office:value-type="float" office:value="0.9033" calcext:value-type="float">
            <text:p>0,9033</text:p>
          </table:table-cell>
          <table:table-cell table:style-name="ce26" table:formula="of:=AVERAGE([.AJ41:.AL41])-[.DK41]" office:value-type="float" office:value="0.686266666666667" calcext:value-type="float">
            <text:p>0,6863</text:p>
          </table:table-cell>
          <table:table-cell table:style-name="ce5" office:value-type="float" office:value="0.6501" calcext:value-type="float">
            <text:p>0,6501</text:p>
          </table:table-cell>
          <table:table-cell table:style-name="ce5" office:value-type="float" office:value="0.6251" calcext:value-type="float">
            <text:p>0,6251</text:p>
          </table:table-cell>
          <table:table-cell table:style-name="ce5" office:value-type="float" office:value="0.6402" calcext:value-type="float">
            <text:p>0,6402</text:p>
          </table:table-cell>
          <table:table-cell table:style-name="ce26" table:formula="of:=AVERAGE([.AN41:.AP41])-[.DK41]" office:value-type="float" office:value="0.449566666666667" calcext:value-type="float">
            <text:p>0,4496</text:p>
          </table:table-cell>
          <table:table-cell table:style-name="ce5" office:value-type="float" office:value="1.1761" calcext:value-type="float">
            <text:p>1,1761</text:p>
          </table:table-cell>
          <table:table-cell table:style-name="ce5" office:value-type="float" office:value="1.112" calcext:value-type="float">
            <text:p>1,1120</text:p>
          </table:table-cell>
          <table:table-cell table:style-name="ce5" office:value-type="float" office:value="1.1324" calcext:value-type="float">
            <text:p>1,1324</text:p>
          </table:table-cell>
          <table:table-cell table:style-name="ce26" table:formula="of:=AVERAGE([.AR41:.AT41])-[.DK41]" office:value-type="float" office:value="0.951266666666667" calcext:value-type="float">
            <text:p>0,9513</text:p>
          </table:table-cell>
          <table:table-cell table:style-name="ce5" office:value-type="float" office:value="0.6737" calcext:value-type="float">
            <text:p>0,6737</text:p>
          </table:table-cell>
          <table:table-cell table:style-name="ce5" office:value-type="float" office:value="0.671" calcext:value-type="float">
            <text:p>0,6710</text:p>
          </table:table-cell>
          <table:table-cell table:style-name="ce5" office:value-type="float" office:value="0.5995" calcext:value-type="float">
            <text:p>0,5995</text:p>
          </table:table-cell>
          <table:table-cell table:style-name="ce26" table:formula="of:=AVERAGE([.AV41:.AX41])-[.DK41]" office:value-type="float" office:value="0.459166666666667" calcext:value-type="float">
            <text:p>0,4592</text:p>
          </table:table-cell>
          <table:table-cell table:style-name="ce5" office:value-type="float" office:value="0.8268" calcext:value-type="float">
            <text:p>0,8268</text:p>
          </table:table-cell>
          <table:table-cell table:style-name="ce5" office:value-type="float" office:value="0.8764" calcext:value-type="float">
            <text:p>0,8764</text:p>
          </table:table-cell>
          <table:table-cell table:style-name="ce5" office:value-type="float" office:value="0.8854" calcext:value-type="float">
            <text:p>0,8854</text:p>
          </table:table-cell>
          <table:table-cell table:style-name="ce38" table:formula="of:=AVERAGE([.AZ41:.BB41])-[.DX41]" office:value-type="float" office:value="0.663933333333334" calcext:value-type="float">
            <text:p>0,6639</text:p>
          </table:table-cell>
          <table:table-cell table:style-name="ce5" office:value-type="float" office:value="0.6579" calcext:value-type="float">
            <text:p>0,6579</text:p>
          </table:table-cell>
          <table:table-cell table:style-name="ce5" office:value-type="float" office:value="0.6601" calcext:value-type="float">
            <text:p>0,6601</text:p>
          </table:table-cell>
          <table:table-cell table:style-name="ce5" office:value-type="float" office:value="0.6701" calcext:value-type="float">
            <text:p>0,6701</text:p>
          </table:table-cell>
          <table:table-cell table:style-name="ce38" table:formula="of:=AVERAGE([.BD41:.BF41])-[.DX41]" office:value-type="float" office:value="0.463766666666667" calcext:value-type="float">
            <text:p>0,4638</text:p>
          </table:table-cell>
          <table:table-cell table:style-name="ce5" office:value-type="float" office:value="1.2354" calcext:value-type="float">
            <text:p>1,2354</text:p>
          </table:table-cell>
          <table:table-cell table:style-name="ce5" office:value-type="float" office:value="1.2289" calcext:value-type="float">
            <text:p>1,2289</text:p>
          </table:table-cell>
          <table:table-cell table:style-name="ce5" office:value-type="float" office:value="1.22" calcext:value-type="float">
            <text:p>1,2200</text:p>
          </table:table-cell>
          <table:table-cell table:style-name="ce38" table:formula="of:=AVERAGE([.BH41:.BJ41])-[.DX41]" office:value-type="float" office:value="1.02916666666667" calcext:value-type="float">
            <text:p>1,0292</text:p>
          </table:table-cell>
          <table:table-cell table:style-name="ce5" office:value-type="float" office:value="0.6991" calcext:value-type="float">
            <text:p>0,6991</text:p>
          </table:table-cell>
          <table:table-cell table:style-name="ce5" office:value-type="float" office:value="0.6843" calcext:value-type="float">
            <text:p>0,6843</text:p>
          </table:table-cell>
          <table:table-cell table:style-name="ce5" office:value-type="float" office:value="0.612" calcext:value-type="float">
            <text:p>0,6120</text:p>
          </table:table-cell>
          <table:table-cell table:style-name="ce38" table:formula="of:=AVERAGE([.BL41:.BN41])-[.DX41]" office:value-type="float" office:value="0.4662" calcext:value-type="float">
            <text:p>0,4662</text:p>
          </table:table-cell>
          <table:table-cell table:style-name="ce5" office:value-type="float" office:value="1.1874" calcext:value-type="float">
            <text:p>1,1874</text:p>
          </table:table-cell>
          <table:table-cell table:style-name="ce5" office:value-type="float" office:value="1.1225" calcext:value-type="float">
            <text:p>1,1225</text:p>
          </table:table-cell>
          <table:table-cell table:style-name="ce5" office:value-type="float" office:value="1.1849" calcext:value-type="float">
            <text:p>1,1849</text:p>
          </table:table-cell>
          <table:table-cell table:style-name="ce41" table:formula="of:=AVERAGE([.BP41:.BR41])-[.CE41]" office:value-type="float" office:value="0.966966666666666" calcext:value-type="float">
            <text:p>0,9670</text:p>
          </table:table-cell>
          <table:table-cell table:style-name="ce5" office:value-type="float" office:value="1.188" calcext:value-type="float">
            <text:p>1,1880</text:p>
          </table:table-cell>
          <table:table-cell table:style-name="ce5" office:value-type="float" office:value="1.1979" calcext:value-type="float">
            <text:p>1,1979</text:p>
          </table:table-cell>
          <table:table-cell table:style-name="ce5" office:value-type="float" office:value="1.2159" calcext:value-type="float">
            <text:p>1,2159</text:p>
          </table:table-cell>
          <table:table-cell table:style-name="ce41" table:formula="of:=AVERAGE([.BT41:.BV41])-[.CE41]" office:value-type="float" office:value="1.00263333333333" calcext:value-type="float">
            <text:p>1,0026</text:p>
          </table:table-cell>
          <table:table-cell table:style-name="ce5" office:value-type="float" office:value="1.2049" calcext:value-type="float">
            <text:p>1,2049</text:p>
          </table:table-cell>
          <table:table-cell table:style-name="ce5" office:value-type="float" office:value="1.1988" calcext:value-type="float">
            <text:p>1,1988</text:p>
          </table:table-cell>
          <table:table-cell table:style-name="ce5" office:value-type="float" office:value="1.1738" calcext:value-type="float">
            <text:p>1,1738</text:p>
          </table:table-cell>
          <table:table-cell table:style-name="ce5" table:formula="of:=AVERAGE([.BX41:.BZ41])-[.CE41]" office:value-type="float" office:value="0.994533333333333" calcext:value-type="float">
            <text:p>0,9945</text:p>
          </table:table-cell>
          <table:table-cell table:style-name="ce5" office:value-type="float" office:value="0.1996" calcext:value-type="float">
            <text:p>0,1996</text:p>
          </table:table-cell>
          <table:table-cell table:style-name="ce5" office:value-type="float" office:value="0.1986" calcext:value-type="float">
            <text:p>0,1986</text:p>
          </table:table-cell>
          <table:table-cell table:style-name="ce5" office:value-type="float" office:value="0.1957" calcext:value-type="float">
            <text:p>0,1957</text:p>
          </table:table-cell>
          <table:table-cell table:style-name="ce12" table:formula="of:=AVERAGE([.CB41:.CD41])" office:value-type="float" office:value="0.197966666666667" calcext:value-type="float">
            <text:p>0,1980</text:p>
          </table:table-cell>
          <table:table-cell table:style-name="ce5" office:value-type="float" office:value="1.1629" calcext:value-type="float">
            <text:p>1,1629</text:p>
          </table:table-cell>
          <table:table-cell table:style-name="ce5" office:value-type="float" office:value="1.118" calcext:value-type="float">
            <text:p>1,1180</text:p>
          </table:table-cell>
          <table:table-cell table:style-name="ce5" office:value-type="float" office:value="1.1378" calcext:value-type="float">
            <text:p>1,1378</text:p>
          </table:table-cell>
          <table:table-cell table:style-name="ce20" table:formula="of:=AVERAGE([.CF41:.CH41])" office:value-type="float" office:value="1.13956666666667" calcext:value-type="float">
            <text:p>1,1396</text:p>
          </table:table-cell>
          <table:table-cell table:style-name="ce5" office:value-type="float" office:value="1.1689" calcext:value-type="float">
            <text:p>1,1689</text:p>
          </table:table-cell>
          <table:table-cell table:style-name="ce5" office:value-type="float" office:value="1.1424" calcext:value-type="float">
            <text:p>1,1424</text:p>
          </table:table-cell>
          <table:table-cell table:style-name="ce5" office:value-type="float" office:value="1.1742" calcext:value-type="float">
            <text:p>1,1742</text:p>
          </table:table-cell>
          <table:table-cell table:style-name="ce20" table:formula="of:=AVERAGE([.CJ41:.CL41])-[.CU41]" office:value-type="float" office:value="0.966633333333333" calcext:value-type="float">
            <text:p>0,9666</text:p>
          </table:table-cell>
          <table:table-cell table:style-name="ce5" office:value-type="float" office:value="0.1866" calcext:value-type="float">
            <text:p>0,1866</text:p>
          </table:table-cell>
          <table:table-cell table:style-name="ce5" office:value-type="float" office:value="1.1408" calcext:value-type="float">
            <text:p>1,1408</text:p>
          </table:table-cell>
          <table:table-cell table:style-name="ce5" office:value-type="float" office:value="1.1939" calcext:value-type="float">
            <text:p>1,1939</text:p>
          </table:table-cell>
          <table:table-cell table:style-name="ce20" table:formula="of:=AVERAGE([.CO41:.CP41])" office:value-type="float" office:value="1.16735" calcext:value-type="float">
            <text:p>1,1674</text:p>
          </table:table-cell>
          <table:table-cell table:style-name="ce5" office:value-type="float" office:value="0.1949" calcext:value-type="float">
            <text:p>0,1949</text:p>
          </table:table-cell>
          <table:table-cell table:style-name="ce5" office:value-type="float" office:value="0.1981" calcext:value-type="float">
            <text:p>0,1981</text:p>
          </table:table-cell>
          <table:table-cell table:style-name="ce5" office:value-type="float" office:value="0.1926" calcext:value-type="float">
            <text:p>0,1926</text:p>
          </table:table-cell>
          <table:table-cell table:style-name="ce12" table:formula="of:=AVERAGE([.CR41:.CT41])" office:value-type="float" office:value="0.1952" calcext:value-type="float">
            <text:p>0,1952</text:p>
          </table:table-cell>
          <table:table-cell table:style-name="ce5" office:value-type="float" office:value="1.1522" calcext:value-type="float">
            <text:p>1,1522</text:p>
          </table:table-cell>
          <table:table-cell table:style-name="ce5" office:value-type="float" office:value="1.085" calcext:value-type="float">
            <text:p>1,0850</text:p>
          </table:table-cell>
          <table:table-cell table:style-name="ce5" office:value-type="float" office:value="1.0808" calcext:value-type="float">
            <text:p>1,0808</text:p>
          </table:table-cell>
          <table:table-cell table:style-name="ce12" table:formula="of:=AVERAGE([.CV41:.CX41])" office:value-type="float" office:value="1.106" calcext:value-type="float">
            <text:p>1,1060</text:p>
          </table:table-cell>
          <table:table-cell table:style-name="ce5" office:value-type="float" office:value="1.1249" calcext:value-type="float">
            <text:p>1,1249</text:p>
          </table:table-cell>
          <table:table-cell table:style-name="ce5" office:value-type="float" office:value="1.1369" calcext:value-type="float">
            <text:p>1,1369</text:p>
          </table:table-cell>
          <table:table-cell table:style-name="ce5" office:value-type="float" office:value="1.1261" calcext:value-type="float">
            <text:p>1,1261</text:p>
          </table:table-cell>
          <table:table-cell table:style-name="ce12" table:formula="of:=AVERAGE([.CZ41:.DB41])" office:value-type="float" office:value="1.1293" calcext:value-type="float">
            <text:p>1,1293</text:p>
          </table:table-cell>
          <table:table-cell table:style-name="ce5" office:value-type="float" office:value="1.1293" calcext:value-type="float">
            <text:p>1,1293</text:p>
          </table:table-cell>
          <table:table-cell table:style-name="ce5" office:value-type="float" office:value="1.1329" calcext:value-type="float">
            <text:p>1,1329</text:p>
          </table:table-cell>
          <table:table-cell table:style-name="ce5" office:value-type="float" office:value="1.1325" calcext:value-type="float">
            <text:p>1,1325</text:p>
          </table:table-cell>
          <table:table-cell table:style-name="ce12" table:formula="of:=AVERAGE([.DD41:.DF41])" office:value-type="float" office:value="1.13156666666667" calcext:value-type="float">
            <text:p>1,1316</text:p>
          </table:table-cell>
          <table:table-cell table:style-name="ce5" office:value-type="float" office:value="0.1883" calcext:value-type="float">
            <text:p>0,1883</text:p>
          </table:table-cell>
          <table:table-cell table:style-name="ce5" office:value-type="float" office:value="0.1915" calcext:value-type="float">
            <text:p>0,1915</text:p>
          </table:table-cell>
          <table:table-cell table:style-name="ce5" office:value-type="float" office:value="0.1869" calcext:value-type="float">
            <text:p>0,1869</text:p>
          </table:table-cell>
          <table:table-cell table:style-name="ce5" table:formula="of:=AVERAGE([.DH41:.DJ41])" office:value-type="float" office:value="0.1889" calcext:value-type="float">
            <text:p>0,1889</text:p>
          </table:table-cell>
          <table:table-cell table:style-name="ce5" office:value-type="float" office:value="1.1964" calcext:value-type="float">
            <text:p>1,1964</text:p>
          </table:table-cell>
          <table:table-cell table:style-name="ce5" office:value-type="float" office:value="1.1288" calcext:value-type="float">
            <text:p>1,1288</text:p>
          </table:table-cell>
          <table:table-cell table:style-name="ce5" office:value-type="float" office:value="1.1105" calcext:value-type="float">
            <text:p>1,1105</text:p>
          </table:table-cell>
          <table:table-cell table:style-name="ce5" office:value-type="float" office:value="1.1523" calcext:value-type="float">
            <text:p>1,1523</text:p>
          </table:table-cell>
          <table:table-cell table:style-name="ce5" office:value-type="float" office:value="1.1213" calcext:value-type="float">
            <text:p>1,1213</text:p>
          </table:table-cell>
          <table:table-cell table:style-name="ce5" office:value-type="float" office:value="1.143" calcext:value-type="float">
            <text:p>1,1430</text:p>
          </table:table-cell>
          <table:table-cell table:style-name="ce5" office:value-type="float" office:value="1.1333" calcext:value-type="float">
            <text:p>1,1333</text:p>
          </table:table-cell>
          <table:table-cell table:style-name="ce5" office:value-type="float" office:value="1.1538" calcext:value-type="float">
            <text:p>1,1538</text:p>
          </table:table-cell>
          <table:table-cell table:style-name="ce5" office:value-type="float" office:value="1.193" calcext:value-type="float">
            <text:p>1,1930</text:p>
          </table:table-cell>
          <table:table-cell table:style-name="ce14" office:value-type="float" office:value="0.1988" calcext:value-type="float">
            <text:p>0,1988</text:p>
          </table:table-cell>
          <table:table-cell table:style-name="ce14" office:value-type="float" office:value="0.1996" calcext:value-type="float">
            <text:p>0,1996</text:p>
          </table:table-cell>
          <table:table-cell table:style-name="ce14" office:value-type="float" office:value="0.1984" calcext:value-type="float">
            <text:p>0,1984</text:p>
          </table:table-cell>
          <table:table-cell table:style-name="ce1" table:formula="of:=AVERAGE([.DU41:.DW41])" office:value-type="float" office:value="0.198933333333333" calcext:value-type="float">
            <text:p>0,198933333333333</text:p>
          </table:table-cell>
          <table:table-cell table:number-columns-repeated="92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float" office:value="52200.3" calcext:value-type="float">
            <text:p>52200,30</text:p>
          </table:table-cell>
          <table:table-cell table:style-name="ce3" table:formula="of:=[.B42]/3600" office:value-type="float" office:value="14.5000833333333" calcext:value-type="float">
            <text:p>14,50</text:p>
          </table:table-cell>
          <table:table-cell table:style-name="ce5" office:value-type="float" office:value="0.8066" calcext:value-type="float">
            <text:p>0,8066</text:p>
          </table:table-cell>
          <table:table-cell table:style-name="ce5" office:value-type="float" office:value="0.8583" calcext:value-type="float">
            <text:p>0,8583</text:p>
          </table:table-cell>
          <table:table-cell table:style-name="ce5" office:value-type="float" office:value="0.8724" calcext:value-type="float">
            <text:p>0,8724</text:p>
          </table:table-cell>
          <table:table-cell table:style-name="ce17" table:formula="of:=AVERAGE([.D42:.F42])-[.CE42]" office:value-type="float" office:value="0.647766666666667" calcext:value-type="float">
            <text:p>0,6478</text:p>
          </table:table-cell>
          <table:table-cell table:style-name="ce5" office:value-type="float" office:value="0.4959" calcext:value-type="float">
            <text:p>0,4959</text:p>
          </table:table-cell>
          <table:table-cell table:style-name="ce5" office:value-type="float" office:value="0.5769" calcext:value-type="float">
            <text:p>0,5769</text:p>
          </table:table-cell>
          <table:table-cell table:style-name="ce5" office:value-type="float" office:value="0.5383" calcext:value-type="float">
            <text:p>0,5383</text:p>
          </table:table-cell>
          <table:table-cell table:style-name="ce17" table:formula="of:=AVERAGE([.H42:.J42])-[.CE42]" office:value-type="float" office:value="0.339033333333333" calcext:value-type="float">
            <text:p>0,3390</text:p>
          </table:table-cell>
          <table:table-cell table:style-name="ce5" office:value-type="float" office:value="1.1417" calcext:value-type="float">
            <text:p>1,1417</text:p>
          </table:table-cell>
          <table:table-cell table:style-name="ce5" office:value-type="float" office:value="1.1355" calcext:value-type="float">
            <text:p>1,1355</text:p>
          </table:table-cell>
          <table:table-cell table:style-name="ce5" office:value-type="float" office:value="1.2121" calcext:value-type="float">
            <text:p>1,2121</text:p>
          </table:table-cell>
          <table:table-cell table:style-name="ce17" table:formula="of:=AVERAGE([.L42:.N42])-[.CE42]" office:value-type="float" office:value="0.9651" calcext:value-type="float">
            <text:p>0,9651</text:p>
          </table:table-cell>
          <table:table-cell table:style-name="ce5" office:value-type="float" office:value="0.6112" calcext:value-type="float">
            <text:p>0,6112</text:p>
          </table:table-cell>
          <table:table-cell table:style-name="ce5" office:value-type="float" office:value="0.6128" calcext:value-type="float">
            <text:p>0,6128</text:p>
          </table:table-cell>
          <table:table-cell table:style-name="ce5" office:value-type="float" office:value="0.5929" calcext:value-type="float">
            <text:p>0,5929</text:p>
          </table:table-cell>
          <table:table-cell table:style-name="ce17" table:formula="of:=AVERAGE([.P42:.R42])-[.CE42]" office:value-type="float" office:value="0.407633333333333" calcext:value-type="float">
            <text:p>0,4076</text:p>
          </table:table-cell>
          <table:table-cell table:style-name="ce5" office:value-type="float" office:value="0.8622" calcext:value-type="float">
            <text:p>0,8622</text:p>
          </table:table-cell>
          <table:table-cell table:style-name="ce5" office:value-type="float" office:value="0.8447" calcext:value-type="float">
            <text:p>0,8447</text:p>
          </table:table-cell>
          <table:table-cell table:style-name="ce5" office:value-type="float" office:value="0.862" calcext:value-type="float">
            <text:p>0,8620</text:p>
          </table:table-cell>
          <table:table-cell table:style-name="ce23" table:formula="of:=AVERAGE([.T42:.V42])-[.CU42]" office:value-type="float" office:value="0.661733333333333" calcext:value-type="float">
            <text:p>0,6617</text:p>
          </table:table-cell>
          <table:table-cell table:style-name="ce5" office:value-type="float" office:value="0.6239" calcext:value-type="float">
            <text:p>0,6239</text:p>
          </table:table-cell>
          <table:table-cell table:style-name="ce5" office:value-type="float" office:value="0.6298" calcext:value-type="float">
            <text:p>0,6298</text:p>
          </table:table-cell>
          <table:table-cell table:style-name="ce5" office:value-type="float" office:value="0.6185" calcext:value-type="float">
            <text:p>0,6185</text:p>
          </table:table-cell>
          <table:table-cell table:style-name="ce23" table:formula="of:=AVERAGE([.X42:.Z42])-[.CU42]" office:value-type="float" office:value="0.4295" calcext:value-type="float">
            <text:p>0,4295</text:p>
          </table:table-cell>
          <table:table-cell table:style-name="ce5" office:value-type="float" office:value="1.1182" calcext:value-type="float">
            <text:p>1,1182</text:p>
          </table:table-cell>
          <table:table-cell table:style-name="ce5" office:value-type="float" office:value="1.1165" calcext:value-type="float">
            <text:p>1,1165</text:p>
          </table:table-cell>
          <table:table-cell table:style-name="ce5" office:value-type="float" office:value="1.1439" calcext:value-type="float">
            <text:p>1,1439</text:p>
          </table:table-cell>
          <table:table-cell table:style-name="ce23" table:formula="of:=AVERAGE([.AB42:.AD42])-[.CU42]" office:value-type="float" office:value="0.931633333333333" calcext:value-type="float">
            <text:p>0,9316</text:p>
          </table:table-cell>
          <table:table-cell table:style-name="ce5" office:value-type="float" office:value="0.6693" calcext:value-type="float">
            <text:p>0,6693</text:p>
          </table:table-cell>
          <table:table-cell table:style-name="ce5" office:value-type="float" office:value="0.6611" calcext:value-type="float">
            <text:p>0,6611</text:p>
          </table:table-cell>
          <table:table-cell table:style-name="ce5" office:value-type="float" office:value="0.6024" calcext:value-type="float">
            <text:p>0,6024</text:p>
          </table:table-cell>
          <table:table-cell table:style-name="ce23" table:formula="of:=AVERAGE([.AF42:.AH42])-[.CU42]" office:value-type="float" office:value="0.4497" calcext:value-type="float">
            <text:p>0,4497</text:p>
          </table:table-cell>
          <table:table-cell table:style-name="ce5" office:value-type="float" office:value="0.8362" calcext:value-type="float">
            <text:p>0,8362</text:p>
          </table:table-cell>
          <table:table-cell table:style-name="ce5" office:value-type="float" office:value="0.8901" calcext:value-type="float">
            <text:p>0,8901</text:p>
          </table:table-cell>
          <table:table-cell table:style-name="ce5" office:value-type="float" office:value="0.9081" calcext:value-type="float">
            <text:p>0,9081</text:p>
          </table:table-cell>
          <table:table-cell table:style-name="ce26" table:formula="of:=AVERAGE([.AJ42:.AL42])-[.DK42]" office:value-type="float" office:value="0.689333333333334" calcext:value-type="float">
            <text:p>0,6893</text:p>
          </table:table-cell>
          <table:table-cell table:style-name="ce5" office:value-type="float" office:value="0.667" calcext:value-type="float">
            <text:p>0,6670</text:p>
          </table:table-cell>
          <table:table-cell table:style-name="ce5" office:value-type="float" office:value="0.6446" calcext:value-type="float">
            <text:p>0,6446</text:p>
          </table:table-cell>
          <table:table-cell table:style-name="ce5" office:value-type="float" office:value="0.66" calcext:value-type="float">
            <text:p>0,6600</text:p>
          </table:table-cell>
          <table:table-cell table:style-name="ce26" table:formula="of:=AVERAGE([.AN42:.AP42])-[.DK42]" office:value-type="float" office:value="0.4684" calcext:value-type="float">
            <text:p>0,4684</text:p>
          </table:table-cell>
          <table:table-cell table:style-name="ce5" office:value-type="float" office:value="1.1847" calcext:value-type="float">
            <text:p>1,1847</text:p>
          </table:table-cell>
          <table:table-cell table:style-name="ce5" office:value-type="float" office:value="1.1244" calcext:value-type="float">
            <text:p>1,1244</text:p>
          </table:table-cell>
          <table:table-cell table:style-name="ce5" office:value-type="float" office:value="1.1432" calcext:value-type="float">
            <text:p>1,1432</text:p>
          </table:table-cell>
          <table:table-cell table:style-name="ce26" table:formula="of:=AVERAGE([.AR42:.AT42])-[.DK42]" office:value-type="float" office:value="0.961966666666667" calcext:value-type="float">
            <text:p>0,9620</text:p>
          </table:table-cell>
          <table:table-cell table:style-name="ce5" office:value-type="float" office:value="0.6877" calcext:value-type="float">
            <text:p>0,6877</text:p>
          </table:table-cell>
          <table:table-cell table:style-name="ce5" office:value-type="float" office:value="0.6865" calcext:value-type="float">
            <text:p>0,6865</text:p>
          </table:table-cell>
          <table:table-cell table:style-name="ce5" office:value-type="float" office:value="0.6225" calcext:value-type="float">
            <text:p>0,6225</text:p>
          </table:table-cell>
          <table:table-cell table:style-name="ce26" table:formula="of:=AVERAGE([.AV42:.AX42])-[.DK42]" office:value-type="float" office:value="0.476766666666667" calcext:value-type="float">
            <text:p>0,4768</text:p>
          </table:table-cell>
          <table:table-cell table:style-name="ce5" office:value-type="float" office:value="0.8309" calcext:value-type="float">
            <text:p>0,8309</text:p>
          </table:table-cell>
          <table:table-cell table:style-name="ce5" office:value-type="float" office:value="0.88" calcext:value-type="float">
            <text:p>0,8800</text:p>
          </table:table-cell>
          <table:table-cell table:style-name="ce5" office:value-type="float" office:value="0.8872" calcext:value-type="float">
            <text:p>0,8872</text:p>
          </table:table-cell>
          <table:table-cell table:style-name="ce38" table:formula="of:=AVERAGE([.AZ42:.BB42])-[.DX42]" office:value-type="float" office:value="0.6672" calcext:value-type="float">
            <text:p>0,6672</text:p>
          </table:table-cell>
          <table:table-cell table:style-name="ce5" office:value-type="float" office:value="0.6755" calcext:value-type="float">
            <text:p>0,6755</text:p>
          </table:table-cell>
          <table:table-cell table:style-name="ce5" office:value-type="float" office:value="0.6797" calcext:value-type="float">
            <text:p>0,6797</text:p>
          </table:table-cell>
          <table:table-cell table:style-name="ce5" office:value-type="float" office:value="0.6885" calcext:value-type="float">
            <text:p>0,6885</text:p>
          </table:table-cell>
          <table:table-cell table:style-name="ce38" table:formula="of:=AVERAGE([.BD42:.BF42])-[.DX42]" office:value-type="float" office:value="0.4824" calcext:value-type="float">
            <text:p>0,4824</text:p>
          </table:table-cell>
          <table:table-cell table:style-name="ce5" office:value-type="float" office:value="1.2448" calcext:value-type="float">
            <text:p>1,2448</text:p>
          </table:table-cell>
          <table:table-cell table:style-name="ce5" office:value-type="float" office:value="1.236" calcext:value-type="float">
            <text:p>1,2360</text:p>
          </table:table-cell>
          <table:table-cell table:style-name="ce5" office:value-type="float" office:value="1.2292" calcext:value-type="float">
            <text:p>1,2292</text:p>
          </table:table-cell>
          <table:table-cell table:style-name="ce38" table:formula="of:=AVERAGE([.BH42:.BJ42])-[.DX42]" office:value-type="float" office:value="1.03783333333333" calcext:value-type="float">
            <text:p>1,0378</text:p>
          </table:table-cell>
          <table:table-cell table:style-name="ce5" office:value-type="float" office:value="0.7128" calcext:value-type="float">
            <text:p>0,7128</text:p>
          </table:table-cell>
          <table:table-cell table:style-name="ce5" office:value-type="float" office:value="0.7" calcext:value-type="float">
            <text:p>0,7000</text:p>
          </table:table-cell>
          <table:table-cell table:style-name="ce5" office:value-type="float" office:value="0.6326" calcext:value-type="float">
            <text:p>0,6326</text:p>
          </table:table-cell>
          <table:table-cell table:style-name="ce38" table:formula="of:=AVERAGE([.BL42:.BN42])-[.DX42]" office:value-type="float" office:value="0.482966666666667" calcext:value-type="float">
            <text:p>0,4830</text:p>
          </table:table-cell>
          <table:table-cell table:style-name="ce5" office:value-type="float" office:value="1.1983" calcext:value-type="float">
            <text:p>1,1983</text:p>
          </table:table-cell>
          <table:table-cell table:style-name="ce5" office:value-type="float" office:value="1.1382" calcext:value-type="float">
            <text:p>1,1382</text:p>
          </table:table-cell>
          <table:table-cell table:style-name="ce5" office:value-type="float" office:value="1.1956" calcext:value-type="float">
            <text:p>1,1956</text:p>
          </table:table-cell>
          <table:table-cell table:style-name="ce41" table:formula="of:=AVERAGE([.BP42:.BR42])-[.CE42]" office:value-type="float" office:value="0.979366666666667" calcext:value-type="float">
            <text:p>0,9794</text:p>
          </table:table-cell>
          <table:table-cell table:style-name="ce5" office:value-type="float" office:value="1.2008" calcext:value-type="float">
            <text:p>1,2008</text:p>
          </table:table-cell>
          <table:table-cell table:style-name="ce5" office:value-type="float" office:value="1.2109" calcext:value-type="float">
            <text:p>1,2109</text:p>
          </table:table-cell>
          <table:table-cell table:style-name="ce5" office:value-type="float" office:value="1.2281" calcext:value-type="float">
            <text:p>1,2281</text:p>
          </table:table-cell>
          <table:table-cell table:style-name="ce41" table:formula="of:=AVERAGE([.BT42:.BV42])-[.CE42]" office:value-type="float" office:value="1.01526666666667" calcext:value-type="float">
            <text:p>1,0153</text:p>
          </table:table-cell>
          <table:table-cell table:style-name="ce5" office:value-type="float" office:value="1.2171" calcext:value-type="float">
            <text:p>1,2171</text:p>
          </table:table-cell>
          <table:table-cell table:style-name="ce5" office:value-type="float" office:value="1.2119" calcext:value-type="float">
            <text:p>1,2119</text:p>
          </table:table-cell>
          <table:table-cell table:style-name="ce5" office:value-type="float" office:value="1.1867" calcext:value-type="float">
            <text:p>1,1867</text:p>
          </table:table-cell>
          <table:table-cell table:style-name="ce5" table:formula="of:=AVERAGE([.BX42:.BZ42])-[.CE42]" office:value-type="float" office:value="1.00723333333333" calcext:value-type="float">
            <text:p>1,0072</text:p>
          </table:table-cell>
          <table:table-cell table:style-name="ce5" office:value-type="float" office:value="0.1992" calcext:value-type="float">
            <text:p>0,1992</text:p>
          </table:table-cell>
          <table:table-cell table:style-name="ce5" office:value-type="float" office:value="0.198" calcext:value-type="float">
            <text:p>0,1980</text:p>
          </table:table-cell>
          <table:table-cell table:style-name="ce5" office:value-type="float" office:value="0.1968" calcext:value-type="float">
            <text:p>0,1968</text:p>
          </table:table-cell>
          <table:table-cell table:style-name="ce12" table:formula="of:=AVERAGE([.CB42:.CD42])" office:value-type="float" office:value="0.198" calcext:value-type="float">
            <text:p>0,1980</text:p>
          </table:table-cell>
          <table:table-cell table:style-name="ce5" office:value-type="float" office:value="1.1799" calcext:value-type="float">
            <text:p>1,1799</text:p>
          </table:table-cell>
          <table:table-cell table:style-name="ce5" office:value-type="float" office:value="1.1346" calcext:value-type="float">
            <text:p>1,1346</text:p>
          </table:table-cell>
          <table:table-cell table:style-name="ce5" office:value-type="float" office:value="1.1507" calcext:value-type="float">
            <text:p>1,1507</text:p>
          </table:table-cell>
          <table:table-cell table:style-name="ce20" table:formula="of:=AVERAGE([.CF42:.CH42])" office:value-type="float" office:value="1.15506666666667" calcext:value-type="float">
            <text:p>1,1551</text:p>
          </table:table-cell>
          <table:table-cell table:style-name="ce5" office:value-type="float" office:value="1.1809" calcext:value-type="float">
            <text:p>1,1809</text:p>
          </table:table-cell>
          <table:table-cell table:style-name="ce5" office:value-type="float" office:value="1.1547" calcext:value-type="float">
            <text:p>1,1547</text:p>
          </table:table-cell>
          <table:table-cell table:style-name="ce5" office:value-type="float" office:value="1.1867" calcext:value-type="float">
            <text:p>1,1867</text:p>
          </table:table-cell>
          <table:table-cell table:style-name="ce20" table:formula="of:=AVERAGE([.CJ42:.CL42])-[.CU42]" office:value-type="float" office:value="0.979533333333333" calcext:value-type="float">
            <text:p>0,9795</text:p>
          </table:table-cell>
          <table:table-cell table:style-name="ce5" office:value-type="float" office:value="0.1873" calcext:value-type="float">
            <text:p>0,1873</text:p>
          </table:table-cell>
          <table:table-cell table:style-name="ce5" office:value-type="float" office:value="1.155" calcext:value-type="float">
            <text:p>1,1550</text:p>
          </table:table-cell>
          <table:table-cell table:style-name="ce5" office:value-type="float" office:value="1.2042" calcext:value-type="float">
            <text:p>1,2042</text:p>
          </table:table-cell>
          <table:table-cell table:style-name="ce20" table:formula="of:=AVERAGE([.CO42:.CP42])" office:value-type="float" office:value="1.1796" calcext:value-type="float">
            <text:p>1,1796</text:p>
          </table:table-cell>
          <table:table-cell table:style-name="ce5" office:value-type="float" office:value="0.1942" calcext:value-type="float">
            <text:p>0,1942</text:p>
          </table:table-cell>
          <table:table-cell table:style-name="ce5" office:value-type="float" office:value="0.1968" calcext:value-type="float">
            <text:p>0,1968</text:p>
          </table:table-cell>
          <table:table-cell table:style-name="ce5" office:value-type="float" office:value="0.1927" calcext:value-type="float">
            <text:p>0,1927</text:p>
          </table:table-cell>
          <table:table-cell table:style-name="ce12" table:formula="of:=AVERAGE([.CR42:.CT42])" office:value-type="float" office:value="0.194566666666667" calcext:value-type="float">
            <text:p>0,1946</text:p>
          </table:table-cell>
          <table:table-cell table:style-name="ce5" office:value-type="float" office:value="1.1702" calcext:value-type="float">
            <text:p>1,1702</text:p>
          </table:table-cell>
          <table:table-cell table:style-name="ce5" office:value-type="float" office:value="1.1039" calcext:value-type="float">
            <text:p>1,1039</text:p>
          </table:table-cell>
          <table:table-cell table:style-name="ce5" office:value-type="float" office:value="1.0955" calcext:value-type="float">
            <text:p>1,0955</text:p>
          </table:table-cell>
          <table:table-cell table:style-name="ce12" table:formula="of:=AVERAGE([.CV42:.CX42])" office:value-type="float" office:value="1.1232" calcext:value-type="float">
            <text:p>1,1232</text:p>
          </table:table-cell>
          <table:table-cell table:style-name="ce5" office:value-type="float" office:value="1.1403" calcext:value-type="float">
            <text:p>1,1403</text:p>
          </table:table-cell>
          <table:table-cell table:style-name="ce5" office:value-type="float" office:value="1.1483" calcext:value-type="float">
            <text:p>1,1483</text:p>
          </table:table-cell>
          <table:table-cell table:style-name="ce5" office:value-type="float" office:value="1.1372" calcext:value-type="float">
            <text:p>1,1372</text:p>
          </table:table-cell>
          <table:table-cell table:style-name="ce12" table:formula="of:=AVERAGE([.CZ42:.DB42])" office:value-type="float" office:value="1.14193333333333" calcext:value-type="float">
            <text:p>1,1419</text:p>
          </table:table-cell>
          <table:table-cell table:style-name="ce5" office:value-type="float" office:value="1.1474" calcext:value-type="float">
            <text:p>1,1474</text:p>
          </table:table-cell>
          <table:table-cell table:style-name="ce5" office:value-type="float" office:value="1.1484" calcext:value-type="float">
            <text:p>1,1484</text:p>
          </table:table-cell>
          <table:table-cell table:style-name="ce5" office:value-type="float" office:value="1.1458" calcext:value-type="float">
            <text:p>1,1458</text:p>
          </table:table-cell>
          <table:table-cell table:style-name="ce12" table:formula="of:=AVERAGE([.DD42:.DF42])" office:value-type="float" office:value="1.1472" calcext:value-type="float">
            <text:p>1,1472</text:p>
          </table:table-cell>
          <table:table-cell table:style-name="ce5" office:value-type="float" office:value="0.1883" calcext:value-type="float">
            <text:p>0,1883</text:p>
          </table:table-cell>
          <table:table-cell table:style-name="ce5" office:value-type="float" office:value="0.1912" calcext:value-type="float">
            <text:p>0,1912</text:p>
          </table:table-cell>
          <table:table-cell table:style-name="ce5" office:value-type="float" office:value="0.1869" calcext:value-type="float">
            <text:p>0,1869</text:p>
          </table:table-cell>
          <table:table-cell table:style-name="ce5" table:formula="of:=AVERAGE([.DH42:.DJ42])" office:value-type="float" office:value="0.1888" calcext:value-type="float">
            <text:p>0,1888</text:p>
          </table:table-cell>
          <table:table-cell table:style-name="ce5" office:value-type="float" office:value="1.2182" calcext:value-type="float">
            <text:p>1,2182</text:p>
          </table:table-cell>
          <table:table-cell table:style-name="ce5" office:value-type="float" office:value="1.1518" calcext:value-type="float">
            <text:p>1,1518</text:p>
          </table:table-cell>
          <table:table-cell table:style-name="ce5" office:value-type="float" office:value="1.1355" calcext:value-type="float">
            <text:p>1,1355</text:p>
          </table:table-cell>
          <table:table-cell table:style-name="ce5" office:value-type="float" office:value="1.1717" calcext:value-type="float">
            <text:p>1,1717</text:p>
          </table:table-cell>
          <table:table-cell table:style-name="ce5" office:value-type="float" office:value="1.143" calcext:value-type="float">
            <text:p>1,1430</text:p>
          </table:table-cell>
          <table:table-cell table:style-name="ce5" office:value-type="float" office:value="1.1618" calcext:value-type="float">
            <text:p>1,1618</text:p>
          </table:table-cell>
          <table:table-cell table:style-name="ce5" office:value-type="float" office:value="1.1547" calcext:value-type="float">
            <text:p>1,1547</text:p>
          </table:table-cell>
          <table:table-cell table:style-name="ce5" office:value-type="float" office:value="1.1731" calcext:value-type="float">
            <text:p>1,1731</text:p>
          </table:table-cell>
          <table:table-cell table:style-name="ce5" office:value-type="float" office:value="1.2088" calcext:value-type="float">
            <text:p>1,2088</text:p>
          </table:table-cell>
          <table:table-cell table:number-columns-repeated="2" table:style-name="ce14" office:value-type="float" office:value="0.199" calcext:value-type="float">
            <text:p>0,1990</text:p>
          </table:table-cell>
          <table:table-cell table:style-name="ce14" office:value-type="float" office:value="0.1985" calcext:value-type="float">
            <text:p>0,1985</text:p>
          </table:table-cell>
          <table:table-cell table:style-name="ce1" table:formula="of:=AVERAGE([.DU42:.DW42])" office:value-type="float" office:value="0.198833333333333" calcext:value-type="float">
            <text:p>0,198833333333333</text:p>
          </table:table-cell>
          <table:table-cell table:number-columns-repeated="92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3" office:value-type="float" office:value="54000.3" calcext:value-type="float">
            <text:p>54000,30</text:p>
          </table:table-cell>
          <table:table-cell table:style-name="ce3" table:formula="of:=[.B43]/3600" office:value-type="float" office:value="15.0000833333333" calcext:value-type="float">
            <text:p>15,00</text:p>
          </table:table-cell>
          <table:table-cell table:style-name="ce5" office:value-type="float" office:value="0.8098" calcext:value-type="float">
            <text:p>0,8098</text:p>
          </table:table-cell>
          <table:table-cell table:style-name="ce5" office:value-type="float" office:value="0.8609" calcext:value-type="float">
            <text:p>0,8609</text:p>
          </table:table-cell>
          <table:table-cell table:style-name="ce5" office:value-type="float" office:value="0.8759" calcext:value-type="float">
            <text:p>0,8759</text:p>
          </table:table-cell>
          <table:table-cell table:style-name="ce17" table:formula="of:=AVERAGE([.D43:.F43])-[.CE43]" office:value-type="float" office:value="0.650966666666667" calcext:value-type="float">
            <text:p>0,6510</text:p>
          </table:table-cell>
          <table:table-cell table:style-name="ce5" office:value-type="float" office:value="0.5064" calcext:value-type="float">
            <text:p>0,5064</text:p>
          </table:table-cell>
          <table:table-cell table:style-name="ce5" office:value-type="float" office:value="0.6039" calcext:value-type="float">
            <text:p>0,6039</text:p>
          </table:table-cell>
          <table:table-cell table:style-name="ce5" office:value-type="float" office:value="0.5626" calcext:value-type="float">
            <text:p>0,5626</text:p>
          </table:table-cell>
          <table:table-cell table:style-name="ce17" table:formula="of:=AVERAGE([.H43:.J43])-[.CE43]" office:value-type="float" office:value="0.359733333333333" calcext:value-type="float">
            <text:p>0,3597</text:p>
          </table:table-cell>
          <table:table-cell table:style-name="ce5" office:value-type="float" office:value="1.155" calcext:value-type="float">
            <text:p>1,1550</text:p>
          </table:table-cell>
          <table:table-cell table:style-name="ce5" office:value-type="float" office:value="1.1487" calcext:value-type="float">
            <text:p>1,1487</text:p>
          </table:table-cell>
          <table:table-cell table:style-name="ce5" office:value-type="float" office:value="1.2228" calcext:value-type="float">
            <text:p>1,2228</text:p>
          </table:table-cell>
          <table:table-cell table:style-name="ce17" table:formula="of:=AVERAGE([.L43:.N43])-[.CE43]" office:value-type="float" office:value="0.9776" calcext:value-type="float">
            <text:p>0,9776</text:p>
          </table:table-cell>
          <table:table-cell table:style-name="ce5" office:value-type="float" office:value="0.6317" calcext:value-type="float">
            <text:p>0,6317</text:p>
          </table:table-cell>
          <table:table-cell table:style-name="ce5" office:value-type="float" office:value="0.6346" calcext:value-type="float">
            <text:p>0,6346</text:p>
          </table:table-cell>
          <table:table-cell table:style-name="ce5" office:value-type="float" office:value="0.6223" calcext:value-type="float">
            <text:p>0,6223</text:p>
          </table:table-cell>
          <table:table-cell table:style-name="ce17" table:formula="of:=AVERAGE([.P43:.R43])-[.CE43]" office:value-type="float" office:value="0.431633333333333" calcext:value-type="float">
            <text:p>0,4316</text:p>
          </table:table-cell>
          <table:table-cell table:style-name="ce5" office:value-type="float" office:value="0.8646" calcext:value-type="float">
            <text:p>0,8646</text:p>
          </table:table-cell>
          <table:table-cell table:style-name="ce5" office:value-type="float" office:value="0.8475" calcext:value-type="float">
            <text:p>0,8475</text:p>
          </table:table-cell>
          <table:table-cell table:style-name="ce5" office:value-type="float" office:value="0.8652" calcext:value-type="float">
            <text:p>0,8652</text:p>
          </table:table-cell>
          <table:table-cell table:style-name="ce23" table:formula="of:=AVERAGE([.T43:.V43])-[.CU43]" office:value-type="float" office:value="0.664033333333333" calcext:value-type="float">
            <text:p>0,6640</text:p>
          </table:table-cell>
          <table:table-cell table:style-name="ce5" office:value-type="float" office:value="0.641" calcext:value-type="float">
            <text:p>0,6410</text:p>
          </table:table-cell>
          <table:table-cell table:style-name="ce5" office:value-type="float" office:value="0.6501" calcext:value-type="float">
            <text:p>0,6501</text:p>
          </table:table-cell>
          <table:table-cell table:style-name="ce5" office:value-type="float" office:value="0.6376" calcext:value-type="float">
            <text:p>0,6376</text:p>
          </table:table-cell>
          <table:table-cell table:style-name="ce23" table:formula="of:=AVERAGE([.X43:.Z43])-[.CU43]" office:value-type="float" office:value="0.447833333333333" calcext:value-type="float">
            <text:p>0,4478</text:p>
          </table:table-cell>
          <table:table-cell table:style-name="ce5" office:value-type="float" office:value="1.1341" calcext:value-type="float">
            <text:p>1,1341</text:p>
          </table:table-cell>
          <table:table-cell table:style-name="ce5" office:value-type="float" office:value="1.131" calcext:value-type="float">
            <text:p>1,1310</text:p>
          </table:table-cell>
          <table:table-cell table:style-name="ce5" office:value-type="float" office:value="1.1561" calcext:value-type="float">
            <text:p>1,1561</text:p>
          </table:table-cell>
          <table:table-cell table:style-name="ce23" table:formula="of:=AVERAGE([.AB43:.AD43])-[.CU43]" office:value-type="float" office:value="0.945333333333333" calcext:value-type="float">
            <text:p>0,9453</text:p>
          </table:table-cell>
          <table:table-cell table:style-name="ce5" office:value-type="float" office:value="0.6825" calcext:value-type="float">
            <text:p>0,6825</text:p>
          </table:table-cell>
          <table:table-cell table:style-name="ce5" office:value-type="float" office:value="0.676" calcext:value-type="float">
            <text:p>0,6760</text:p>
          </table:table-cell>
          <table:table-cell table:style-name="ce5" office:value-type="float" office:value="0.6226" calcext:value-type="float">
            <text:p>0,6226</text:p>
          </table:table-cell>
          <table:table-cell table:style-name="ce23" table:formula="of:=AVERAGE([.AF43:.AH43])-[.CU43]" office:value-type="float" office:value="0.4653" calcext:value-type="float">
            <text:p>0,4653</text:p>
          </table:table-cell>
          <table:table-cell table:style-name="ce5" office:value-type="float" office:value="0.8397" calcext:value-type="float">
            <text:p>0,8397</text:p>
          </table:table-cell>
          <table:table-cell table:style-name="ce5" office:value-type="float" office:value="0.8946" calcext:value-type="float">
            <text:p>0,8946</text:p>
          </table:table-cell>
          <table:table-cell table:style-name="ce5" office:value-type="float" office:value="0.9124" calcext:value-type="float">
            <text:p>0,9124</text:p>
          </table:table-cell>
          <table:table-cell table:style-name="ce26" table:formula="of:=AVERAGE([.AJ43:.AL43])-[.DK43]" office:value-type="float" office:value="0.6934" calcext:value-type="float">
            <text:p>0,6934</text:p>
          </table:table-cell>
          <table:table-cell table:style-name="ce5" office:value-type="float" office:value="0.6822" calcext:value-type="float">
            <text:p>0,6822</text:p>
          </table:table-cell>
          <table:table-cell table:style-name="ce5" office:value-type="float" office:value="0.662" calcext:value-type="float">
            <text:p>0,6620</text:p>
          </table:table-cell>
          <table:table-cell table:style-name="ce5" office:value-type="float" office:value="0.6768" calcext:value-type="float">
            <text:p>0,6768</text:p>
          </table:table-cell>
          <table:table-cell table:style-name="ce26" table:formula="of:=AVERAGE([.AN43:.AP43])-[.DK43]" office:value-type="float" office:value="0.484833333333334" calcext:value-type="float">
            <text:p>0,4848</text:p>
          </table:table-cell>
          <table:table-cell table:style-name="ce5" office:value-type="float" office:value="1.1892" calcext:value-type="float">
            <text:p>1,1892</text:p>
          </table:table-cell>
          <table:table-cell table:style-name="ce5" office:value-type="float" office:value="1.1337" calcext:value-type="float">
            <text:p>1,1337</text:p>
          </table:table-cell>
          <table:table-cell table:style-name="ce5" office:value-type="float" office:value="1.1529" calcext:value-type="float">
            <text:p>1,1529</text:p>
          </table:table-cell>
          <table:table-cell table:style-name="ce26" table:formula="of:=AVERAGE([.AR43:.AT43])-[.DK43]" office:value-type="float" office:value="0.969766666666667" calcext:value-type="float">
            <text:p>0,9698</text:p>
          </table:table-cell>
          <table:table-cell table:style-name="ce5" office:value-type="float" office:value="0.6997" calcext:value-type="float">
            <text:p>0,6997</text:p>
          </table:table-cell>
          <table:table-cell table:style-name="ce5" office:value-type="float" office:value="0.698" calcext:value-type="float">
            <text:p>0,6980</text:p>
          </table:table-cell>
          <table:table-cell table:style-name="ce5" office:value-type="float" office:value="0.6449" calcext:value-type="float">
            <text:p>0,6449</text:p>
          </table:table-cell>
          <table:table-cell table:style-name="ce26" table:formula="of:=AVERAGE([.AV43:.AX43])-[.DK43]" office:value-type="float" office:value="0.492033333333334" calcext:value-type="float">
            <text:p>0,4920</text:p>
          </table:table-cell>
          <table:table-cell table:style-name="ce5" office:value-type="float" office:value="0.8358" calcext:value-type="float">
            <text:p>0,8358</text:p>
          </table:table-cell>
          <table:table-cell table:style-name="ce5" office:value-type="float" office:value="0.8826" calcext:value-type="float">
            <text:p>0,8826</text:p>
          </table:table-cell>
          <table:table-cell table:style-name="ce5" office:value-type="float" office:value="0.8909" calcext:value-type="float">
            <text:p>0,8909</text:p>
          </table:table-cell>
          <table:table-cell table:style-name="ce38" table:formula="of:=AVERAGE([.AZ43:.BB43])-[.DX43]" office:value-type="float" office:value="0.6711" calcext:value-type="float">
            <text:p>0,6711</text:p>
          </table:table-cell>
          <table:table-cell table:style-name="ce5" office:value-type="float" office:value="0.6931" calcext:value-type="float">
            <text:p>0,6931</text:p>
          </table:table-cell>
          <table:table-cell table:style-name="ce5" office:value-type="float" office:value="0.6977" calcext:value-type="float">
            <text:p>0,6977</text:p>
          </table:table-cell>
          <table:table-cell table:style-name="ce5" office:value-type="float" office:value="0.7073" calcext:value-type="float">
            <text:p>0,7073</text:p>
          </table:table-cell>
          <table:table-cell table:style-name="ce38" table:formula="of:=AVERAGE([.BD43:.BF43])-[.DX43]" office:value-type="float" office:value="0.5007" calcext:value-type="float">
            <text:p>0,5007</text:p>
          </table:table-cell>
          <table:table-cell table:style-name="ce5" office:value-type="float" office:value="1.2521" calcext:value-type="float">
            <text:p>1,2521</text:p>
          </table:table-cell>
          <table:table-cell table:style-name="ce5" office:value-type="float" office:value="1.2439" calcext:value-type="float">
            <text:p>1,2439</text:p>
          </table:table-cell>
          <table:table-cell table:style-name="ce5" office:value-type="float" office:value="1.2362" calcext:value-type="float">
            <text:p>1,2362</text:p>
          </table:table-cell>
          <table:table-cell table:style-name="ce38" table:formula="of:=AVERAGE([.BH43:.BJ43])-[.DX43]" office:value-type="float" office:value="1.0454" calcext:value-type="float">
            <text:p>1,0454</text:p>
          </table:table-cell>
          <table:table-cell table:style-name="ce5" office:value-type="float" office:value="0.7261" calcext:value-type="float">
            <text:p>0,7261</text:p>
          </table:table-cell>
          <table:table-cell table:style-name="ce5" office:value-type="float" office:value="0.714" calcext:value-type="float">
            <text:p>0,7140</text:p>
          </table:table-cell>
          <table:table-cell table:style-name="ce5" office:value-type="float" office:value="0.6545" calcext:value-type="float">
            <text:p>0,6545</text:p>
          </table:table-cell>
          <table:table-cell table:style-name="ce38" table:formula="of:=AVERAGE([.BL43:.BN43])-[.DX43]" office:value-type="float" office:value="0.499533333333333" calcext:value-type="float">
            <text:p>0,4995</text:p>
          </table:table-cell>
          <table:table-cell table:style-name="ce5" office:value-type="float" office:value="1.2124" calcext:value-type="float">
            <text:p>1,2124</text:p>
          </table:table-cell>
          <table:table-cell table:style-name="ce5" office:value-type="float" office:value="1.1531" calcext:value-type="float">
            <text:p>1,1531</text:p>
          </table:table-cell>
          <table:table-cell table:style-name="ce5" office:value-type="float" office:value="1.2015" calcext:value-type="float">
            <text:p>1,2015</text:p>
          </table:table-cell>
          <table:table-cell table:style-name="ce41" table:formula="of:=AVERAGE([.BP43:.BR43])-[.CE43]" office:value-type="float" office:value="0.9911" calcext:value-type="float">
            <text:p>0,9911</text:p>
          </table:table-cell>
          <table:table-cell table:style-name="ce5" office:value-type="float" office:value="1.2102" calcext:value-type="float">
            <text:p>1,2102</text:p>
          </table:table-cell>
          <table:table-cell table:style-name="ce5" office:value-type="float" office:value="1.2202" calcext:value-type="float">
            <text:p>1,2202</text:p>
          </table:table-cell>
          <table:table-cell table:style-name="ce5" office:value-type="float" office:value="1.239" calcext:value-type="float">
            <text:p>1,2390</text:p>
          </table:table-cell>
          <table:table-cell table:style-name="ce41" table:formula="of:=AVERAGE([.BT43:.BV43])-[.CE43]" office:value-type="float" office:value="1.02523333333333" calcext:value-type="float">
            <text:p>1,0252</text:p>
          </table:table-cell>
          <table:table-cell table:style-name="ce5" office:value-type="float" office:value="1.2285" calcext:value-type="float">
            <text:p>1,2285</text:p>
          </table:table-cell>
          <table:table-cell table:style-name="ce5" office:value-type="float" office:value="1.2225" calcext:value-type="float">
            <text:p>1,2225</text:p>
          </table:table-cell>
          <table:table-cell table:style-name="ce5" office:value-type="float" office:value="1.1963" calcext:value-type="float">
            <text:p>1,1963</text:p>
          </table:table-cell>
          <table:table-cell table:style-name="ce5" table:formula="of:=AVERAGE([.BX43:.BZ43])-[.CE43]" office:value-type="float" office:value="1.01786666666667" calcext:value-type="float">
            <text:p>1,0179</text:p>
          </table:table-cell>
          <table:table-cell table:style-name="ce5" office:value-type="float" office:value="0.1996" calcext:value-type="float">
            <text:p>0,1996</text:p>
          </table:table-cell>
          <table:table-cell table:style-name="ce5" office:value-type="float" office:value="0.1979" calcext:value-type="float">
            <text:p>0,1979</text:p>
          </table:table-cell>
          <table:table-cell table:style-name="ce5" office:value-type="float" office:value="0.1962" calcext:value-type="float">
            <text:p>0,1962</text:p>
          </table:table-cell>
          <table:table-cell table:style-name="ce12" table:formula="of:=AVERAGE([.CB43:.CD43])" office:value-type="float" office:value="0.1979" calcext:value-type="float">
            <text:p>0,1979</text:p>
          </table:table-cell>
          <table:table-cell table:style-name="ce5" office:value-type="float" office:value="1.1943" calcext:value-type="float">
            <text:p>1,1943</text:p>
          </table:table-cell>
          <table:table-cell table:style-name="ce5" office:value-type="float" office:value="1.1497" calcext:value-type="float">
            <text:p>1,1497</text:p>
          </table:table-cell>
          <table:table-cell table:style-name="ce5" office:value-type="float" office:value="1.1662" calcext:value-type="float">
            <text:p>1,1662</text:p>
          </table:table-cell>
          <table:table-cell table:style-name="ce20" table:formula="of:=AVERAGE([.CF43:.CH43])" office:value-type="float" office:value="1.17006666666667" calcext:value-type="float">
            <text:p>1,1701</text:p>
          </table:table-cell>
          <table:table-cell table:style-name="ce5" office:value-type="float" office:value="1.1935" calcext:value-type="float">
            <text:p>1,1935</text:p>
          </table:table-cell>
          <table:table-cell table:style-name="ce5" office:value-type="float" office:value="1.1666" calcext:value-type="float">
            <text:p>1,1666</text:p>
          </table:table-cell>
          <table:table-cell table:style-name="ce5" office:value-type="float" office:value="1.1978" calcext:value-type="float">
            <text:p>1,1978</text:p>
          </table:table-cell>
          <table:table-cell table:style-name="ce20" table:formula="of:=AVERAGE([.CJ43:.CL43])-[.CU43]" office:value-type="float" office:value="0.9909" calcext:value-type="float">
            <text:p>0,9909</text:p>
          </table:table-cell>
          <table:table-cell table:style-name="ce5" office:value-type="float" office:value="0.1865" calcext:value-type="float">
            <text:p>0,1865</text:p>
          </table:table-cell>
          <table:table-cell table:style-name="ce5" office:value-type="float" office:value="1.1692" calcext:value-type="float">
            <text:p>1,1692</text:p>
          </table:table-cell>
          <table:table-cell table:style-name="ce5" office:value-type="float" office:value="1.2115" calcext:value-type="float">
            <text:p>1,2115</text:p>
          </table:table-cell>
          <table:table-cell table:style-name="ce20" table:formula="of:=AVERAGE([.CO43:.CP43])" office:value-type="float" office:value="1.19035" calcext:value-type="float">
            <text:p>1,1904</text:p>
          </table:table-cell>
          <table:table-cell table:style-name="ce5" office:value-type="float" office:value="0.1947" calcext:value-type="float">
            <text:p>0,1947</text:p>
          </table:table-cell>
          <table:table-cell table:style-name="ce5" office:value-type="float" office:value="0.1977" calcext:value-type="float">
            <text:p>0,1977</text:p>
          </table:table-cell>
          <table:table-cell table:style-name="ce5" office:value-type="float" office:value="0.1928" calcext:value-type="float">
            <text:p>0,1928</text:p>
          </table:table-cell>
          <table:table-cell table:style-name="ce12" table:formula="of:=AVERAGE([.CR43:.CT43])" office:value-type="float" office:value="0.195066666666667" calcext:value-type="float">
            <text:p>0,1951</text:p>
          </table:table-cell>
          <table:table-cell table:style-name="ce5" office:value-type="float" office:value="1.1828" calcext:value-type="float">
            <text:p>1,1828</text:p>
          </table:table-cell>
          <table:table-cell table:style-name="ce5" office:value-type="float" office:value="1.1183" calcext:value-type="float">
            <text:p>1,1183</text:p>
          </table:table-cell>
          <table:table-cell table:style-name="ce5" office:value-type="float" office:value="1.1109" calcext:value-type="float">
            <text:p>1,1109</text:p>
          </table:table-cell>
          <table:table-cell table:style-name="ce12" table:formula="of:=AVERAGE([.CV43:.CX43])" office:value-type="float" office:value="1.13733333333333" calcext:value-type="float">
            <text:p>1,1373</text:p>
          </table:table-cell>
          <table:table-cell table:style-name="ce5" office:value-type="float" office:value="1.1492" calcext:value-type="float">
            <text:p>1,1492</text:p>
          </table:table-cell>
          <table:table-cell table:style-name="ce5" office:value-type="float" office:value="1.1592" calcext:value-type="float">
            <text:p>1,1592</text:p>
          </table:table-cell>
          <table:table-cell table:style-name="ce5" office:value-type="float" office:value="1.1481" calcext:value-type="float">
            <text:p>1,1481</text:p>
          </table:table-cell>
          <table:table-cell table:style-name="ce12" table:formula="of:=AVERAGE([.CZ43:.DB43])" office:value-type="float" office:value="1.15216666666667" calcext:value-type="float">
            <text:p>1,1522</text:p>
          </table:table-cell>
          <table:table-cell table:style-name="ce5" office:value-type="float" office:value="1.1588" calcext:value-type="float">
            <text:p>1,1588</text:p>
          </table:table-cell>
          <table:table-cell table:style-name="ce5" office:value-type="float" office:value="1.1587" calcext:value-type="float">
            <text:p>1,1587</text:p>
          </table:table-cell>
          <table:table-cell table:style-name="ce5" office:value-type="float" office:value="1.1557" calcext:value-type="float">
            <text:p>1,1557</text:p>
          </table:table-cell>
          <table:table-cell table:style-name="ce12" table:formula="of:=AVERAGE([.DD43:.DF43])" office:value-type="float" office:value="1.15773333333333" calcext:value-type="float">
            <text:p>1,1577</text:p>
          </table:table-cell>
          <table:table-cell table:style-name="ce5" office:value-type="float" office:value="0.1883" calcext:value-type="float">
            <text:p>0,1883</text:p>
          </table:table-cell>
          <table:table-cell table:style-name="ce5" office:value-type="float" office:value="0.1916" calcext:value-type="float">
            <text:p>0,1916</text:p>
          </table:table-cell>
          <table:table-cell table:style-name="ce5" office:value-type="float" office:value="0.1866" calcext:value-type="float">
            <text:p>0,1866</text:p>
          </table:table-cell>
          <table:table-cell table:style-name="ce5" table:formula="of:=AVERAGE([.DH43:.DJ43])" office:value-type="float" office:value="0.188833333333333" calcext:value-type="float">
            <text:p>0,1888</text:p>
          </table:table-cell>
          <table:table-cell table:style-name="ce5" office:value-type="float" office:value="1.2352" calcext:value-type="float">
            <text:p>1,2352</text:p>
          </table:table-cell>
          <table:table-cell table:style-name="ce5" office:value-type="float" office:value="1.1694" calcext:value-type="float">
            <text:p>1,1694</text:p>
          </table:table-cell>
          <table:table-cell table:style-name="ce5" office:value-type="float" office:value="1.1538" calcext:value-type="float">
            <text:p>1,1538</text:p>
          </table:table-cell>
          <table:table-cell table:style-name="ce5" office:value-type="float" office:value="1.1868" calcext:value-type="float">
            <text:p>1,1868</text:p>
          </table:table-cell>
          <table:table-cell table:style-name="ce5" office:value-type="float" office:value="1.1575" calcext:value-type="float">
            <text:p>1,1575</text:p>
          </table:table-cell>
          <table:table-cell table:style-name="ce5" office:value-type="float" office:value="1.1775" calcext:value-type="float">
            <text:p>1,1775</text:p>
          </table:table-cell>
          <table:table-cell table:style-name="ce5" office:value-type="float" office:value="1.1693" calcext:value-type="float">
            <text:p>1,1693</text:p>
          </table:table-cell>
          <table:table-cell table:style-name="ce5" office:value-type="float" office:value="1.1869" calcext:value-type="float">
            <text:p>1,1869</text:p>
          </table:table-cell>
          <table:table-cell table:style-name="ce5" office:value-type="float" office:value="1.2227" calcext:value-type="float">
            <text:p>1,2227</text:p>
          </table:table-cell>
          <table:table-cell table:style-name="ce14" office:value-type="float" office:value="0.1992" calcext:value-type="float">
            <text:p>0,1992</text:p>
          </table:table-cell>
          <table:table-cell table:style-name="ce14" office:value-type="float" office:value="0.1987" calcext:value-type="float">
            <text:p>0,1987</text:p>
          </table:table-cell>
          <table:table-cell table:style-name="ce14" office:value-type="float" office:value="0.1981" calcext:value-type="float">
            <text:p>0,1981</text:p>
          </table:table-cell>
          <table:table-cell table:style-name="ce1" table:formula="of:=AVERAGE([.DU43:.DW43])" office:value-type="float" office:value="0.198666666666667" calcext:value-type="float">
            <text:p>0,198666666666667</text:p>
          </table:table-cell>
          <table:table-cell table:number-columns-repeated="92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3" office:value-type="float" office:value="55800.3" calcext:value-type="float">
            <text:p>55800,30</text:p>
          </table:table-cell>
          <table:table-cell table:style-name="ce3" table:formula="of:=[.B44]/3600" office:value-type="float" office:value="15.5000833333333" calcext:value-type="float">
            <text:p>15,50</text:p>
          </table:table-cell>
          <table:table-cell table:style-name="ce5" office:value-type="float" office:value="0.8125" calcext:value-type="float">
            <text:p>0,8125</text:p>
          </table:table-cell>
          <table:table-cell table:style-name="ce5" office:value-type="float" office:value="0.8637" calcext:value-type="float">
            <text:p>0,8637</text:p>
          </table:table-cell>
          <table:table-cell table:style-name="ce5" office:value-type="float" office:value="0.8782" calcext:value-type="float">
            <text:p>0,8782</text:p>
          </table:table-cell>
          <table:table-cell table:style-name="ce17" table:formula="of:=AVERAGE([.D44:.F44])-[.CE44]" office:value-type="float" office:value="0.652966666666667" calcext:value-type="float">
            <text:p>0,6530</text:p>
          </table:table-cell>
          <table:table-cell table:style-name="ce5" office:value-type="float" office:value="0.5178" calcext:value-type="float">
            <text:p>0,5178</text:p>
          </table:table-cell>
          <table:table-cell table:style-name="ce5" office:value-type="float" office:value="0.6311" calcext:value-type="float">
            <text:p>0,6311</text:p>
          </table:table-cell>
          <table:table-cell table:style-name="ce5" office:value-type="float" office:value="0.5848" calcext:value-type="float">
            <text:p>0,5848</text:p>
          </table:table-cell>
          <table:table-cell table:style-name="ce17" table:formula="of:=AVERAGE([.H44:.J44])-[.CE44]" office:value-type="float" office:value="0.3794" calcext:value-type="float">
            <text:p>0,3794</text:p>
          </table:table-cell>
          <table:table-cell table:style-name="ce5" office:value-type="float" office:value="1.169" calcext:value-type="float">
            <text:p>1,1690</text:p>
          </table:table-cell>
          <table:table-cell table:style-name="ce5" office:value-type="float" office:value="1.1639" calcext:value-type="float">
            <text:p>1,1639</text:p>
          </table:table-cell>
          <table:table-cell table:style-name="ce5" office:value-type="float" office:value="1.2335" calcext:value-type="float">
            <text:p>1,2335</text:p>
          </table:table-cell>
          <table:table-cell table:style-name="ce17" table:formula="of:=AVERAGE([.L44:.N44])-[.CE44]" office:value-type="float" office:value="0.9903" calcext:value-type="float">
            <text:p>0,9903</text:p>
          </table:table-cell>
          <table:table-cell table:style-name="ce5" office:value-type="float" office:value="0.6516" calcext:value-type="float">
            <text:p>0,6516</text:p>
          </table:table-cell>
          <table:table-cell table:style-name="ce5" office:value-type="float" office:value="0.6547" calcext:value-type="float">
            <text:p>0,6547</text:p>
          </table:table-cell>
          <table:table-cell table:style-name="ce5" office:value-type="float" office:value="0.6478" calcext:value-type="float">
            <text:p>0,6478</text:p>
          </table:table-cell>
          <table:table-cell table:style-name="ce17" table:formula="of:=AVERAGE([.P44:.R44])-[.CE44]" office:value-type="float" office:value="0.452866666666667" calcext:value-type="float">
            <text:p>0,4529</text:p>
          </table:table-cell>
          <table:table-cell table:style-name="ce5" office:value-type="float" office:value="0.8678" calcext:value-type="float">
            <text:p>0,8678</text:p>
          </table:table-cell>
          <table:table-cell table:style-name="ce5" office:value-type="float" office:value="0.8504" calcext:value-type="float">
            <text:p>0,8504</text:p>
          </table:table-cell>
          <table:table-cell table:style-name="ce5" office:value-type="float" office:value="0.8671" calcext:value-type="float">
            <text:p>0,8671</text:p>
          </table:table-cell>
          <table:table-cell table:style-name="ce23" table:formula="of:=AVERAGE([.T44:.V44])-[.CU44]" office:value-type="float" office:value="0.666333333333334" calcext:value-type="float">
            <text:p>0,6663</text:p>
          </table:table-cell>
          <table:table-cell table:style-name="ce5" office:value-type="float" office:value="0.6571" calcext:value-type="float">
            <text:p>0,6571</text:p>
          </table:table-cell>
          <table:table-cell table:style-name="ce5" office:value-type="float" office:value="0.6682" calcext:value-type="float">
            <text:p>0,6682</text:p>
          </table:table-cell>
          <table:table-cell table:style-name="ce5" office:value-type="float" office:value="0.6549" calcext:value-type="float">
            <text:p>0,6549</text:p>
          </table:table-cell>
          <table:table-cell table:style-name="ce23" table:formula="of:=AVERAGE([.X44:.Z44])-[.CU44]" office:value-type="float" office:value="0.464633333333334" calcext:value-type="float">
            <text:p>0,4646</text:p>
          </table:table-cell>
          <table:table-cell table:style-name="ce5" office:value-type="float" office:value="1.1449" calcext:value-type="float">
            <text:p>1,1449</text:p>
          </table:table-cell>
          <table:table-cell table:style-name="ce5" office:value-type="float" office:value="1.1396" calcext:value-type="float">
            <text:p>1,1396</text:p>
          </table:table-cell>
          <table:table-cell table:style-name="ce5" office:value-type="float" office:value="1.1654" calcext:value-type="float">
            <text:p>1,1654</text:p>
          </table:table-cell>
          <table:table-cell table:style-name="ce23" table:formula="of:=AVERAGE([.AB44:.AD44])-[.CU44]" office:value-type="float" office:value="0.954533333333334" calcext:value-type="float">
            <text:p>0,9545</text:p>
          </table:table-cell>
          <table:table-cell table:style-name="ce5" office:value-type="float" office:value="0.6949" calcext:value-type="float">
            <text:p>0,6949</text:p>
          </table:table-cell>
          <table:table-cell table:style-name="ce5" office:value-type="float" office:value="0.6907" calcext:value-type="float">
            <text:p>0,6907</text:p>
          </table:table-cell>
          <table:table-cell table:style-name="ce5" office:value-type="float" office:value="0.6402" calcext:value-type="float">
            <text:p>0,6402</text:p>
          </table:table-cell>
          <table:table-cell table:style-name="ce23" table:formula="of:=AVERAGE([.AF44:.AH44])-[.CU44]" office:value-type="float" office:value="0.479833333333334" calcext:value-type="float">
            <text:p>0,4798</text:p>
          </table:table-cell>
          <table:table-cell table:style-name="ce5" office:value-type="float" office:value="0.8406" calcext:value-type="float">
            <text:p>0,8406</text:p>
          </table:table-cell>
          <table:table-cell table:style-name="ce5" office:value-type="float" office:value="0.8973" calcext:value-type="float">
            <text:p>0,8973</text:p>
          </table:table-cell>
          <table:table-cell table:style-name="ce5" office:value-type="float" office:value="0.9148" calcext:value-type="float">
            <text:p>0,9148</text:p>
          </table:table-cell>
          <table:table-cell table:style-name="ce26" table:formula="of:=AVERAGE([.AJ44:.AL44])-[.DK44]" office:value-type="float" office:value="0.695066666666666" calcext:value-type="float">
            <text:p>0,6951</text:p>
          </table:table-cell>
          <table:table-cell table:style-name="ce5" office:value-type="float" office:value="0.6946" calcext:value-type="float">
            <text:p>0,6946</text:p>
          </table:table-cell>
          <table:table-cell table:style-name="ce5" office:value-type="float" office:value="0.6766" calcext:value-type="float">
            <text:p>0,6766</text:p>
          </table:table-cell>
          <table:table-cell table:style-name="ce5" office:value-type="float" office:value="0.6941" calcext:value-type="float">
            <text:p>0,6941</text:p>
          </table:table-cell>
          <table:table-cell table:style-name="ce26" table:formula="of:=AVERAGE([.AN44:.AP44])-[.DK44]" office:value-type="float" office:value="0.499266666666666" calcext:value-type="float">
            <text:p>0,4993</text:p>
          </table:table-cell>
          <table:table-cell table:style-name="ce5" office:value-type="float" office:value="1.1816" calcext:value-type="float">
            <text:p>1,1816</text:p>
          </table:table-cell>
          <table:table-cell table:style-name="ce5" office:value-type="float" office:value="1.1438" calcext:value-type="float">
            <text:p>1,1438</text:p>
          </table:table-cell>
          <table:table-cell table:style-name="ce5" office:value-type="float" office:value="1.1607" calcext:value-type="float">
            <text:p>1,1607</text:p>
          </table:table-cell>
          <table:table-cell table:style-name="ce26" table:formula="of:=AVERAGE([.AR44:.AT44])-[.DK44]" office:value-type="float" office:value="0.972866666666666" calcext:value-type="float">
            <text:p>0,9729</text:p>
          </table:table-cell>
          <table:table-cell table:style-name="ce5" office:value-type="float" office:value="0.7115" calcext:value-type="float">
            <text:p>0,7115</text:p>
          </table:table-cell>
          <table:table-cell table:style-name="ce5" office:value-type="float" office:value="0.7102" calcext:value-type="float">
            <text:p>0,7102</text:p>
          </table:table-cell>
          <table:table-cell table:style-name="ce5" office:value-type="float" office:value="0.6622" calcext:value-type="float">
            <text:p>0,6622</text:p>
          </table:table-cell>
          <table:table-cell table:style-name="ce26" table:formula="of:=AVERAGE([.AV44:.AX44])-[.DK44]" office:value-type="float" office:value="0.505466666666666" calcext:value-type="float">
            <text:p>0,5055</text:p>
          </table:table-cell>
          <table:table-cell table:style-name="ce5" office:value-type="float" office:value="0.8403" calcext:value-type="float">
            <text:p>0,8403</text:p>
          </table:table-cell>
          <table:table-cell table:style-name="ce5" office:value-type="float" office:value="0.886" calcext:value-type="float">
            <text:p>0,8860</text:p>
          </table:table-cell>
          <table:table-cell table:style-name="ce5" office:value-type="float" office:value="0.8947" calcext:value-type="float">
            <text:p>0,8947</text:p>
          </table:table-cell>
          <table:table-cell table:style-name="ce38" table:formula="of:=AVERAGE([.AZ44:.BB44])-[.DX44]" office:value-type="float" office:value="0.675066666666667" calcext:value-type="float">
            <text:p>0,6751</text:p>
          </table:table-cell>
          <table:table-cell table:style-name="ce5" office:value-type="float" office:value="0.7087" calcext:value-type="float">
            <text:p>0,7087</text:p>
          </table:table-cell>
          <table:table-cell table:style-name="ce5" office:value-type="float" office:value="0.7152" calcext:value-type="float">
            <text:p>0,7152</text:p>
          </table:table-cell>
          <table:table-cell table:style-name="ce5" office:value-type="float" office:value="0.7238" calcext:value-type="float">
            <text:p>0,7238</text:p>
          </table:table-cell>
          <table:table-cell table:style-name="ce38" table:formula="of:=AVERAGE([.BD44:.BF44])-[.DX44]" office:value-type="float" office:value="0.5173" calcext:value-type="float">
            <text:p>0,5173</text:p>
          </table:table-cell>
          <table:table-cell table:style-name="ce5" office:value-type="float" office:value="1.257" calcext:value-type="float">
            <text:p>1,2570</text:p>
          </table:table-cell>
          <table:table-cell table:style-name="ce5" office:value-type="float" office:value="1.2498" calcext:value-type="float">
            <text:p>1,2498</text:p>
          </table:table-cell>
          <table:table-cell table:style-name="ce5" office:value-type="float" office:value="1.2412" calcext:value-type="float">
            <text:p>1,2412</text:p>
          </table:table-cell>
          <table:table-cell table:style-name="ce38" table:formula="of:=AVERAGE([.BH44:.BJ44])-[.DX44]" office:value-type="float" office:value="1.05073333333333" calcext:value-type="float">
            <text:p>1,0507</text:p>
          </table:table-cell>
          <table:table-cell table:style-name="ce5" office:value-type="float" office:value="0.7375" calcext:value-type="float">
            <text:p>0,7375</text:p>
          </table:table-cell>
          <table:table-cell table:style-name="ce5" office:value-type="float" office:value="0.7258" calcext:value-type="float">
            <text:p>0,7258</text:p>
          </table:table-cell>
          <table:table-cell table:style-name="ce5" office:value-type="float" office:value="0.6716" calcext:value-type="float">
            <text:p>0,6716</text:p>
          </table:table-cell>
          <table:table-cell table:style-name="ce38" table:formula="of:=AVERAGE([.BL44:.BN44])-[.DX44]" office:value-type="float" office:value="0.513033333333333" calcext:value-type="float">
            <text:p>0,5130</text:p>
          </table:table-cell>
          <table:table-cell table:style-name="ce5" office:value-type="float" office:value="1.2285" calcext:value-type="float">
            <text:p>1,2285</text:p>
          </table:table-cell>
          <table:table-cell table:style-name="ce5" office:value-type="float" office:value="1.1655" calcext:value-type="float">
            <text:p>1,1655</text:p>
          </table:table-cell>
          <table:table-cell table:style-name="ce5" office:value-type="float" office:value="1.2135" calcext:value-type="float">
            <text:p>1,2135</text:p>
          </table:table-cell>
          <table:table-cell table:style-name="ce41" table:formula="of:=AVERAGE([.BP44:.BR44])-[.CE44]" office:value-type="float" office:value="1.004" calcext:value-type="float">
            <text:p>1,0040</text:p>
          </table:table-cell>
          <table:table-cell table:style-name="ce5" office:value-type="float" office:value="1.2206" calcext:value-type="float">
            <text:p>1,2206</text:p>
          </table:table-cell>
          <table:table-cell table:style-name="ce5" office:value-type="float" office:value="1.227" calcext:value-type="float">
            <text:p>1,2270</text:p>
          </table:table-cell>
          <table:table-cell table:style-name="ce5" office:value-type="float" office:value="1.2469" calcext:value-type="float">
            <text:p>1,2469</text:p>
          </table:table-cell>
          <table:table-cell table:style-name="ce41" table:formula="of:=AVERAGE([.BT44:.BV44])-[.CE44]" office:value-type="float" office:value="1.033" calcext:value-type="float">
            <text:p>1,0330</text:p>
          </table:table-cell>
          <table:table-cell table:style-name="ce5" office:value-type="float" office:value="1.2352" calcext:value-type="float">
            <text:p>1,2352</text:p>
          </table:table-cell>
          <table:table-cell table:style-name="ce5" office:value-type="float" office:value="1.2295" calcext:value-type="float">
            <text:p>1,2295</text:p>
          </table:table-cell>
          <table:table-cell table:style-name="ce5" office:value-type="float" office:value="1.2057" calcext:value-type="float">
            <text:p>1,2057</text:p>
          </table:table-cell>
          <table:table-cell table:style-name="ce5" table:formula="of:=AVERAGE([.BX44:.BZ44])-[.CE44]" office:value-type="float" office:value="1.02496666666667" calcext:value-type="float">
            <text:p>1,0250</text:p>
          </table:table-cell>
          <table:table-cell table:style-name="ce5" office:value-type="float" office:value="0.1996" calcext:value-type="float">
            <text:p>0,1996</text:p>
          </table:table-cell>
          <table:table-cell table:style-name="ce5" office:value-type="float" office:value="0.1988" calcext:value-type="float">
            <text:p>0,1988</text:p>
          </table:table-cell>
          <table:table-cell table:style-name="ce5" office:value-type="float" office:value="0.1971" calcext:value-type="float">
            <text:p>0,1971</text:p>
          </table:table-cell>
          <table:table-cell table:style-name="ce12" table:formula="of:=AVERAGE([.CB44:.CD44])" office:value-type="float" office:value="0.1985" calcext:value-type="float">
            <text:p>0,1985</text:p>
          </table:table-cell>
          <table:table-cell table:style-name="ce5" office:value-type="float" office:value="1.2138" calcext:value-type="float">
            <text:p>1,2138</text:p>
          </table:table-cell>
          <table:table-cell table:style-name="ce5" office:value-type="float" office:value="1.1652" calcext:value-type="float">
            <text:p>1,1652</text:p>
          </table:table-cell>
          <table:table-cell table:style-name="ce5" office:value-type="float" office:value="1.1798" calcext:value-type="float">
            <text:p>1,1798</text:p>
          </table:table-cell>
          <table:table-cell table:style-name="ce20" table:formula="of:=AVERAGE([.CF44:.CH44])" office:value-type="float" office:value="1.18626666666667" calcext:value-type="float">
            <text:p>1,1863</text:p>
          </table:table-cell>
          <table:table-cell table:style-name="ce5" office:value-type="float" office:value="1.203" calcext:value-type="float">
            <text:p>1,2030</text:p>
          </table:table-cell>
          <table:table-cell table:style-name="ce5" office:value-type="float" office:value="1.1764" calcext:value-type="float">
            <text:p>1,1764</text:p>
          </table:table-cell>
          <table:table-cell table:style-name="ce5" office:value-type="float" office:value="1.2073" calcext:value-type="float">
            <text:p>1,2073</text:p>
          </table:table-cell>
          <table:table-cell table:style-name="ce20" table:formula="of:=AVERAGE([.CJ44:.CL44])-[.CU44]" office:value-type="float" office:value="1.00013333333333" calcext:value-type="float">
            <text:p>1,0001</text:p>
          </table:table-cell>
          <table:table-cell table:style-name="ce5" office:value-type="float" office:value="0.1876" calcext:value-type="float">
            <text:p>0,1876</text:p>
          </table:table-cell>
          <table:table-cell table:style-name="ce5" office:value-type="float" office:value="1.1775" calcext:value-type="float">
            <text:p>1,1775</text:p>
          </table:table-cell>
          <table:table-cell table:style-name="ce5" office:value-type="float" office:value="1.2169" calcext:value-type="float">
            <text:p>1,2169</text:p>
          </table:table-cell>
          <table:table-cell table:style-name="ce20" table:formula="of:=AVERAGE([.CO44:.CP44])" office:value-type="float" office:value="1.1972" calcext:value-type="float">
            <text:p>1,1972</text:p>
          </table:table-cell>
          <table:table-cell table:style-name="ce5" office:value-type="float" office:value="0.1949" calcext:value-type="float">
            <text:p>0,1949</text:p>
          </table:table-cell>
          <table:table-cell table:style-name="ce5" office:value-type="float" office:value="0.1983" calcext:value-type="float">
            <text:p>0,1983</text:p>
          </table:table-cell>
          <table:table-cell table:style-name="ce5" office:value-type="float" office:value="0.1931" calcext:value-type="float">
            <text:p>0,1931</text:p>
          </table:table-cell>
          <table:table-cell table:style-name="ce12" table:formula="of:=AVERAGE([.CR44:.CT44])" office:value-type="float" office:value="0.195433333333333" calcext:value-type="float">
            <text:p>0,1954</text:p>
          </table:table-cell>
          <table:table-cell table:style-name="ce5" office:value-type="float" office:value="1.2017" calcext:value-type="float">
            <text:p>1,2017</text:p>
          </table:table-cell>
          <table:table-cell table:style-name="ce5" office:value-type="float" office:value="1.135" calcext:value-type="float">
            <text:p>1,1350</text:p>
          </table:table-cell>
          <table:table-cell table:style-name="ce5" office:value-type="float" office:value="1.1257" calcext:value-type="float">
            <text:p>1,1257</text:p>
          </table:table-cell>
          <table:table-cell table:style-name="ce12" table:formula="of:=AVERAGE([.CV44:.CX44])" office:value-type="float" office:value="1.15413333333333" calcext:value-type="float">
            <text:p>1,1541</text:p>
          </table:table-cell>
          <table:table-cell table:style-name="ce5" office:value-type="float" office:value="1.1613" calcext:value-type="float">
            <text:p>1,1613</text:p>
          </table:table-cell>
          <table:table-cell table:style-name="ce5" office:value-type="float" office:value="1.1693" calcext:value-type="float">
            <text:p>1,1693</text:p>
          </table:table-cell>
          <table:table-cell table:style-name="ce5" office:value-type="float" office:value="1.1593" calcext:value-type="float">
            <text:p>1,1593</text:p>
          </table:table-cell>
          <table:table-cell table:style-name="ce12" table:formula="of:=AVERAGE([.CZ44:.DB44])" office:value-type="float" office:value="1.1633" calcext:value-type="float">
            <text:p>1,1633</text:p>
          </table:table-cell>
          <table:table-cell table:style-name="ce5" office:value-type="float" office:value="1.1679" calcext:value-type="float">
            <text:p>1,1679</text:p>
          </table:table-cell>
          <table:table-cell table:style-name="ce5" office:value-type="float" office:value="1.1685" calcext:value-type="float">
            <text:p>1,1685</text:p>
          </table:table-cell>
          <table:table-cell table:style-name="ce5" office:value-type="float" office:value="1.1627" calcext:value-type="float">
            <text:p>1,1627</text:p>
          </table:table-cell>
          <table:table-cell table:style-name="ce12" table:formula="of:=AVERAGE([.DD44:.DF44])" office:value-type="float" office:value="1.16636666666667" calcext:value-type="float">
            <text:p>1,1664</text:p>
          </table:table-cell>
          <table:table-cell table:style-name="ce5" office:value-type="float" office:value="0.1886" calcext:value-type="float">
            <text:p>0,1886</text:p>
          </table:table-cell>
          <table:table-cell table:style-name="ce5" office:value-type="float" office:value="0.1914" calcext:value-type="float">
            <text:p>0,1914</text:p>
          </table:table-cell>
          <table:table-cell table:style-name="ce5" office:value-type="float" office:value="0.1875" calcext:value-type="float">
            <text:p>0,1875</text:p>
          </table:table-cell>
          <table:table-cell table:style-name="ce5" table:formula="of:=AVERAGE([.DH44:.DJ44])" office:value-type="float" office:value="0.189166666666667" calcext:value-type="float">
            <text:p>0,1892</text:p>
          </table:table-cell>
          <table:table-cell table:style-name="ce5" office:value-type="float" office:value="1.2549" calcext:value-type="float">
            <text:p>1,2549</text:p>
          </table:table-cell>
          <table:table-cell table:style-name="ce5" office:value-type="float" office:value="1.1863" calcext:value-type="float">
            <text:p>1,1863</text:p>
          </table:table-cell>
          <table:table-cell table:style-name="ce5" office:value-type="float" office:value="1.1707" calcext:value-type="float">
            <text:p>1,1707</text:p>
          </table:table-cell>
          <table:table-cell table:style-name="ce5" office:value-type="float" office:value="1.2004" calcext:value-type="float">
            <text:p>1,2004</text:p>
          </table:table-cell>
          <table:table-cell table:style-name="ce5" office:value-type="float" office:value="1.172" calcext:value-type="float">
            <text:p>1,1720</text:p>
          </table:table-cell>
          <table:table-cell table:style-name="ce5" office:value-type="float" office:value="1.1898" calcext:value-type="float">
            <text:p>1,1898</text:p>
          </table:table-cell>
          <table:table-cell table:style-name="ce5" office:value-type="float" office:value="1.1837" calcext:value-type="float">
            <text:p>1,1837</text:p>
          </table:table-cell>
          <table:table-cell table:style-name="ce5" office:value-type="float" office:value="1.1996" calcext:value-type="float">
            <text:p>1,1996</text:p>
          </table:table-cell>
          <table:table-cell table:style-name="ce5" office:value-type="float" office:value="1.2333" calcext:value-type="float">
            <text:p>1,2333</text:p>
          </table:table-cell>
          <table:table-cell table:style-name="ce14" office:value-type="float" office:value="0.1992" calcext:value-type="float">
            <text:p>0,1992</text:p>
          </table:table-cell>
          <table:table-cell table:style-name="ce14" office:value-type="float" office:value="0.1986" calcext:value-type="float">
            <text:p>0,1986</text:p>
          </table:table-cell>
          <table:table-cell table:style-name="ce14" office:value-type="float" office:value="0.198" calcext:value-type="float">
            <text:p>0,1980</text:p>
          </table:table-cell>
          <table:table-cell table:style-name="ce1" table:formula="of:=AVERAGE([.DU44:.DW44])" office:value-type="float" office:value="0.1986" calcext:value-type="float">
            <text:p>0,1986</text:p>
          </table:table-cell>
          <table:table-cell table:number-columns-repeated="92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3" office:value-type="float" office:value="57600.3" calcext:value-type="float">
            <text:p>57600,30</text:p>
          </table:table-cell>
          <table:table-cell table:style-name="ce3" table:formula="of:=[.B45]/3600" office:value-type="float" office:value="16.0000833333333" calcext:value-type="float">
            <text:p>16,00</text:p>
          </table:table-cell>
          <table:table-cell table:style-name="ce5" office:value-type="float" office:value="0.8146" calcext:value-type="float">
            <text:p>0,8146</text:p>
          </table:table-cell>
          <table:table-cell table:style-name="ce5" office:value-type="float" office:value="0.8641" calcext:value-type="float">
            <text:p>0,8641</text:p>
          </table:table-cell>
          <table:table-cell table:style-name="ce5" office:value-type="float" office:value="0.8788" calcext:value-type="float">
            <text:p>0,8788</text:p>
          </table:table-cell>
          <table:table-cell table:style-name="ce17" table:formula="of:=AVERAGE([.D45:.F45])-[.CE45]" office:value-type="float" office:value="0.654466666666667" calcext:value-type="float">
            <text:p>0,6545</text:p>
          </table:table-cell>
          <table:table-cell table:style-name="ce5" office:value-type="float" office:value="0.5283" calcext:value-type="float">
            <text:p>0,5283</text:p>
          </table:table-cell>
          <table:table-cell table:style-name="ce5" office:value-type="float" office:value="0.6553" calcext:value-type="float">
            <text:p>0,6553</text:p>
          </table:table-cell>
          <table:table-cell table:style-name="ce5" office:value-type="float" office:value="0.6067" calcext:value-type="float">
            <text:p>0,6067</text:p>
          </table:table-cell>
          <table:table-cell table:style-name="ce17" table:formula="of:=AVERAGE([.H45:.J45])-[.CE45]" office:value-type="float" office:value="0.398733333333334" calcext:value-type="float">
            <text:p>0,3987</text:p>
          </table:table-cell>
          <table:table-cell table:style-name="ce5" office:value-type="float" office:value="1.1782" calcext:value-type="float">
            <text:p>1,1782</text:p>
          </table:table-cell>
          <table:table-cell table:style-name="ce5" office:value-type="float" office:value="1.174" calcext:value-type="float">
            <text:p>1,1740</text:p>
          </table:table-cell>
          <table:table-cell table:style-name="ce5" office:value-type="float" office:value="1.2401" calcext:value-type="float">
            <text:p>1,2401</text:p>
          </table:table-cell>
          <table:table-cell table:style-name="ce17" table:formula="of:=AVERAGE([.L45:.N45])-[.CE45]" office:value-type="float" office:value="0.9994" calcext:value-type="float">
            <text:p>0,9994</text:p>
          </table:table-cell>
          <table:table-cell table:style-name="ce5" office:value-type="float" office:value="0.6699" calcext:value-type="float">
            <text:p>0,6699</text:p>
          </table:table-cell>
          <table:table-cell table:number-columns-repeated="2" table:style-name="ce5" office:value-type="float" office:value="0.6734" calcext:value-type="float">
            <text:p>0,6734</text:p>
          </table:table-cell>
          <table:table-cell table:style-name="ce17" table:formula="of:=AVERAGE([.P45:.R45])-[.CE45]" office:value-type="float" office:value="0.4742" calcext:value-type="float">
            <text:p>0,4742</text:p>
          </table:table-cell>
          <table:table-cell table:style-name="ce5" office:value-type="float" office:value="0.8675" calcext:value-type="float">
            <text:p>0,8675</text:p>
          </table:table-cell>
          <table:table-cell table:style-name="ce5" office:value-type="float" office:value="0.8523" calcext:value-type="float">
            <text:p>0,8523</text:p>
          </table:table-cell>
          <table:table-cell table:style-name="ce5" office:value-type="float" office:value="0.8709" calcext:value-type="float">
            <text:p>0,8709</text:p>
          </table:table-cell>
          <table:table-cell table:style-name="ce23" table:formula="of:=AVERAGE([.T45:.V45])-[.CU45]" office:value-type="float" office:value="0.668233333333334" calcext:value-type="float">
            <text:p>0,6682</text:p>
          </table:table-cell>
          <table:table-cell table:style-name="ce5" office:value-type="float" office:value="0.6723" calcext:value-type="float">
            <text:p>0,6723</text:p>
          </table:table-cell>
          <table:table-cell table:style-name="ce5" office:value-type="float" office:value="0.6847" calcext:value-type="float">
            <text:p>0,6847</text:p>
          </table:table-cell>
          <table:table-cell table:style-name="ce5" office:value-type="float" office:value="0.6717" calcext:value-type="float">
            <text:p>0,6717</text:p>
          </table:table-cell>
          <table:table-cell table:style-name="ce23" table:formula="of:=AVERAGE([.X45:.Z45])-[.CU45]" office:value-type="float" office:value="0.4809" calcext:value-type="float">
            <text:p>0,4809</text:p>
          </table:table-cell>
          <table:table-cell table:style-name="ce5" office:value-type="float" office:value="1.1569" calcext:value-type="float">
            <text:p>1,1569</text:p>
          </table:table-cell>
          <table:table-cell table:style-name="ce5" office:value-type="float" office:value="1.1508" calcext:value-type="float">
            <text:p>1,1508</text:p>
          </table:table-cell>
          <table:table-cell table:style-name="ce5" office:value-type="float" office:value="1.1758" calcext:value-type="float">
            <text:p>1,1758</text:p>
          </table:table-cell>
          <table:table-cell table:style-name="ce23" table:formula="of:=AVERAGE([.AB45:.AD45])-[.CU45]" office:value-type="float" office:value="0.965833333333334" calcext:value-type="float">
            <text:p>0,9658</text:p>
          </table:table-cell>
          <table:table-cell table:style-name="ce5" office:value-type="float" office:value="0.708" calcext:value-type="float">
            <text:p>0,7080</text:p>
          </table:table-cell>
          <table:table-cell table:style-name="ce5" office:value-type="float" office:value="0.7031" calcext:value-type="float">
            <text:p>0,7031</text:p>
          </table:table-cell>
          <table:table-cell table:style-name="ce5" office:value-type="float" office:value="0.6583" calcext:value-type="float">
            <text:p>0,6583</text:p>
          </table:table-cell>
          <table:table-cell table:style-name="ce23" table:formula="of:=AVERAGE([.AF45:.AH45])-[.CU45]" office:value-type="float" office:value="0.494466666666667" calcext:value-type="float">
            <text:p>0,4945</text:p>
          </table:table-cell>
          <table:table-cell table:style-name="ce5" office:value-type="float" office:value="0.8408" calcext:value-type="float">
            <text:p>0,8408</text:p>
          </table:table-cell>
          <table:table-cell table:style-name="ce5" office:value-type="float" office:value="0.899" calcext:value-type="float">
            <text:p>0,8990</text:p>
          </table:table-cell>
          <table:table-cell table:style-name="ce5" office:value-type="float" office:value="0.9155" calcext:value-type="float">
            <text:p>0,9155</text:p>
          </table:table-cell>
          <table:table-cell table:style-name="ce26" table:formula="of:=AVERAGE([.AJ45:.AL45])-[.DK45]" office:value-type="float" office:value="0.695866666666667" calcext:value-type="float">
            <text:p>0,6959</text:p>
          </table:table-cell>
          <table:table-cell table:style-name="ce5" office:value-type="float" office:value="0.706" calcext:value-type="float">
            <text:p>0,7060</text:p>
          </table:table-cell>
          <table:table-cell table:style-name="ce5" office:value-type="float" office:value="0.6905" calcext:value-type="float">
            <text:p>0,6905</text:p>
          </table:table-cell>
          <table:table-cell table:style-name="ce5" office:value-type="float" office:value="0.7083" calcext:value-type="float">
            <text:p>0,7083</text:p>
          </table:table-cell>
          <table:table-cell table:style-name="ce26" table:formula="of:=AVERAGE([.AN45:.AP45])-[.DK45]" office:value-type="float" office:value="0.512366666666667" calcext:value-type="float">
            <text:p>0,5124</text:p>
          </table:table-cell>
          <table:table-cell table:style-name="ce5" office:value-type="float" office:value="1.1829" calcext:value-type="float">
            <text:p>1,1829</text:p>
          </table:table-cell>
          <table:table-cell table:style-name="ce5" office:value-type="float" office:value="1.1516" calcext:value-type="float">
            <text:p>1,1516</text:p>
          </table:table-cell>
          <table:table-cell table:style-name="ce5" office:value-type="float" office:value="1.1679" calcext:value-type="float">
            <text:p>1,1679</text:p>
          </table:table-cell>
          <table:table-cell table:style-name="ce26" table:formula="of:=AVERAGE([.AR45:.AT45])-[.DK45]" office:value-type="float" office:value="0.978233333333334" calcext:value-type="float">
            <text:p>0,9782</text:p>
          </table:table-cell>
          <table:table-cell table:style-name="ce5" office:value-type="float" office:value="0.7209" calcext:value-type="float">
            <text:p>0,7209</text:p>
          </table:table-cell>
          <table:table-cell table:style-name="ce5" office:value-type="float" office:value="0.7211" calcext:value-type="float">
            <text:p>0,7211</text:p>
          </table:table-cell>
          <table:table-cell table:style-name="ce5" office:value-type="float" office:value="0.6785" calcext:value-type="float">
            <text:p>0,6785</text:p>
          </table:table-cell>
          <table:table-cell table:style-name="ce26" table:formula="of:=AVERAGE([.AV45:.AX45])-[.DK45]" office:value-type="float" office:value="0.5176" calcext:value-type="float">
            <text:p>0,5176</text:p>
          </table:table-cell>
          <table:table-cell table:style-name="ce5" office:value-type="float" office:value="0.844" calcext:value-type="float">
            <text:p>0,8440</text:p>
          </table:table-cell>
          <table:table-cell table:style-name="ce5" office:value-type="float" office:value="0.8861" calcext:value-type="float">
            <text:p>0,8861</text:p>
          </table:table-cell>
          <table:table-cell table:style-name="ce5" office:value-type="float" office:value="0.8954" calcext:value-type="float">
            <text:p>0,8954</text:p>
          </table:table-cell>
          <table:table-cell table:style-name="ce38" table:formula="of:=AVERAGE([.AZ45:.BB45])-[.DX45]" office:value-type="float" office:value="0.676566666666667" calcext:value-type="float">
            <text:p>0,6766</text:p>
          </table:table-cell>
          <table:table-cell table:style-name="ce5" office:value-type="float" office:value="0.7209" calcext:value-type="float">
            <text:p>0,7209</text:p>
          </table:table-cell>
          <table:table-cell table:style-name="ce5" office:value-type="float" office:value="0.7283" calcext:value-type="float">
            <text:p>0,7283</text:p>
          </table:table-cell>
          <table:table-cell table:style-name="ce5" office:value-type="float" office:value="0.737" calcext:value-type="float">
            <text:p>0,7370</text:p>
          </table:table-cell>
          <table:table-cell table:style-name="ce38" table:formula="of:=AVERAGE([.BD45:.BF45])-[.DX45]" office:value-type="float" office:value="0.530133333333333" calcext:value-type="float">
            <text:p>0,5301</text:p>
          </table:table-cell>
          <table:table-cell table:style-name="ce5" office:value-type="float" office:value="1.2613" calcext:value-type="float">
            <text:p>1,2613</text:p>
          </table:table-cell>
          <table:table-cell table:style-name="ce5" office:value-type="float" office:value="1.2529" calcext:value-type="float">
            <text:p>1,2529</text:p>
          </table:table-cell>
          <table:table-cell table:style-name="ce5" office:value-type="float" office:value="1.247" calcext:value-type="float">
            <text:p>1,2470</text:p>
          </table:table-cell>
          <table:table-cell table:style-name="ce38" table:formula="of:=AVERAGE([.BH45:.BJ45])-[.DX45]" office:value-type="float" office:value="1.05513333333333" calcext:value-type="float">
            <text:p>1,0551</text:p>
          </table:table-cell>
          <table:table-cell table:style-name="ce5" office:value-type="float" office:value="0.7485" calcext:value-type="float">
            <text:p>0,7485</text:p>
          </table:table-cell>
          <table:table-cell table:style-name="ce5" office:value-type="float" office:value="0.7377" calcext:value-type="float">
            <text:p>0,7377</text:p>
          </table:table-cell>
          <table:table-cell table:style-name="ce5" office:value-type="float" office:value="0.6891" calcext:value-type="float">
            <text:p>0,6891</text:p>
          </table:table-cell>
          <table:table-cell table:style-name="ce38" table:formula="of:=AVERAGE([.BL45:.BN45])-[.DX45]" office:value-type="float" office:value="0.5265" calcext:value-type="float">
            <text:p>0,5265</text:p>
          </table:table-cell>
          <table:table-cell table:style-name="ce5" office:value-type="float" office:value="1.2359" calcext:value-type="float">
            <text:p>1,2359</text:p>
          </table:table-cell>
          <table:table-cell table:style-name="ce5" office:value-type="float" office:value="1.1753" calcext:value-type="float">
            <text:p>1,1753</text:p>
          </table:table-cell>
          <table:table-cell table:style-name="ce5" office:value-type="float" office:value="1.2191" calcext:value-type="float">
            <text:p>1,2191</text:p>
          </table:table-cell>
          <table:table-cell table:style-name="ce41" table:formula="of:=AVERAGE([.BP45:.BR45])-[.CE45]" office:value-type="float" office:value="1.01206666666667" calcext:value-type="float">
            <text:p>1,0121</text:p>
          </table:table-cell>
          <table:table-cell table:style-name="ce5" office:value-type="float" office:value="1.2272" calcext:value-type="float">
            <text:p>1,2272</text:p>
          </table:table-cell>
          <table:table-cell table:style-name="ce5" office:value-type="float" office:value="1.2353" calcext:value-type="float">
            <text:p>1,2353</text:p>
          </table:table-cell>
          <table:table-cell table:style-name="ce5" office:value-type="float" office:value="1.2535" calcext:value-type="float">
            <text:p>1,2535</text:p>
          </table:table-cell>
          <table:table-cell table:style-name="ce41" table:formula="of:=AVERAGE([.BT45:.BV45])-[.CE45]" office:value-type="float" office:value="1.04063333333333" calcext:value-type="float">
            <text:p>1,0406</text:p>
          </table:table-cell>
          <table:table-cell table:style-name="ce5" office:value-type="float" office:value="1.241" calcext:value-type="float">
            <text:p>1,2410</text:p>
          </table:table-cell>
          <table:table-cell table:style-name="ce5" office:value-type="float" office:value="1.2365" calcext:value-type="float">
            <text:p>1,2365</text:p>
          </table:table-cell>
          <table:table-cell table:style-name="ce5" office:value-type="float" office:value="1.2121" calcext:value-type="float">
            <text:p>1,2121</text:p>
          </table:table-cell>
          <table:table-cell table:style-name="ce5" table:formula="of:=AVERAGE([.BX45:.BZ45])-[.CE45]" office:value-type="float" office:value="1.03183333333333" calcext:value-type="float">
            <text:p>1,0318</text:p>
          </table:table-cell>
          <table:table-cell table:style-name="ce5" office:value-type="float" office:value="0.1993" calcext:value-type="float">
            <text:p>0,1993</text:p>
          </table:table-cell>
          <table:table-cell table:style-name="ce5" office:value-type="float" office:value="0.1986" calcext:value-type="float">
            <text:p>0,1986</text:p>
          </table:table-cell>
          <table:table-cell table:style-name="ce5" office:value-type="float" office:value="0.1962" calcext:value-type="float">
            <text:p>0,1962</text:p>
          </table:table-cell>
          <table:table-cell table:style-name="ce12" table:formula="of:=AVERAGE([.CB45:.CD45])" office:value-type="float" office:value="0.198033333333333" calcext:value-type="float">
            <text:p>0,1980</text:p>
          </table:table-cell>
          <table:table-cell table:style-name="ce5" office:value-type="float" office:value="1.2243" calcext:value-type="float">
            <text:p>1,2243</text:p>
          </table:table-cell>
          <table:table-cell table:style-name="ce5" office:value-type="float" office:value="1.1727" calcext:value-type="float">
            <text:p>1,1727</text:p>
          </table:table-cell>
          <table:table-cell table:style-name="ce5" office:value-type="float" office:value="1.1866" calcext:value-type="float">
            <text:p>1,1866</text:p>
          </table:table-cell>
          <table:table-cell table:style-name="ce20" table:formula="of:=AVERAGE([.CF45:.CH45])" office:value-type="float" office:value="1.19453333333333" calcext:value-type="float">
            <text:p>1,1945</text:p>
          </table:table-cell>
          <table:table-cell table:style-name="ce5" office:value-type="float" office:value="1.2108" calcext:value-type="float">
            <text:p>1,2108</text:p>
          </table:table-cell>
          <table:table-cell table:style-name="ce5" office:value-type="float" office:value="1.1849" calcext:value-type="float">
            <text:p>1,1849</text:p>
          </table:table-cell>
          <table:table-cell table:style-name="ce5" office:value-type="float" office:value="1.2148" calcext:value-type="float">
            <text:p>1,2148</text:p>
          </table:table-cell>
          <table:table-cell table:style-name="ce20" table:formula="of:=AVERAGE([.CJ45:.CL45])-[.CU45]" office:value-type="float" office:value="1.00816666666667" calcext:value-type="float">
            <text:p>1,0082</text:p>
          </table:table-cell>
          <table:table-cell table:style-name="ce5" office:value-type="float" office:value="0.1869" calcext:value-type="float">
            <text:p>0,1869</text:p>
          </table:table-cell>
          <table:table-cell table:style-name="ce5" office:value-type="float" office:value="1.1854" calcext:value-type="float">
            <text:p>1,1854</text:p>
          </table:table-cell>
          <table:table-cell table:style-name="ce5" office:value-type="float" office:value="1.221" calcext:value-type="float">
            <text:p>1,2210</text:p>
          </table:table-cell>
          <table:table-cell table:style-name="ce20" table:formula="of:=AVERAGE([.CO45:.CP45])" office:value-type="float" office:value="1.2032" calcext:value-type="float">
            <text:p>1,2032</text:p>
          </table:table-cell>
          <table:table-cell table:style-name="ce5" office:value-type="float" office:value="0.1955" calcext:value-type="float">
            <text:p>0,1955</text:p>
          </table:table-cell>
          <table:table-cell table:style-name="ce5" office:value-type="float" office:value="0.1981" calcext:value-type="float">
            <text:p>0,1981</text:p>
          </table:table-cell>
          <table:table-cell table:style-name="ce5" office:value-type="float" office:value="0.1924" calcext:value-type="float">
            <text:p>0,1924</text:p>
          </table:table-cell>
          <table:table-cell table:style-name="ce12" table:formula="of:=AVERAGE([.CR45:.CT45])" office:value-type="float" office:value="0.195333333333333" calcext:value-type="float">
            <text:p>0,1953</text:p>
          </table:table-cell>
          <table:table-cell table:style-name="ce5" office:value-type="float" office:value="1.2127" calcext:value-type="float">
            <text:p>1,2127</text:p>
          </table:table-cell>
          <table:table-cell table:style-name="ce5" office:value-type="float" office:value="1.1445" calcext:value-type="float">
            <text:p>1,1445</text:p>
          </table:table-cell>
          <table:table-cell table:style-name="ce5" office:value-type="float" office:value="1.1367" calcext:value-type="float">
            <text:p>1,1367</text:p>
          </table:table-cell>
          <table:table-cell table:style-name="ce12" table:formula="of:=AVERAGE([.CV45:.CX45])" office:value-type="float" office:value="1.16463333333333" calcext:value-type="float">
            <text:p>1,1646</text:p>
          </table:table-cell>
          <table:table-cell table:style-name="ce5" office:value-type="float" office:value="1.1677" calcext:value-type="float">
            <text:p>1,1677</text:p>
          </table:table-cell>
          <table:table-cell table:style-name="ce5" office:value-type="float" office:value="1.1741" calcext:value-type="float">
            <text:p>1,1741</text:p>
          </table:table-cell>
          <table:table-cell table:style-name="ce5" office:value-type="float" office:value="1.1678" calcext:value-type="float">
            <text:p>1,1678</text:p>
          </table:table-cell>
          <table:table-cell table:style-name="ce12" table:formula="of:=AVERAGE([.CZ45:.DB45])" office:value-type="float" office:value="1.16986666666667" calcext:value-type="float">
            <text:p>1,1699</text:p>
          </table:table-cell>
          <table:table-cell table:style-name="ce5" office:value-type="float" office:value="1.1752" calcext:value-type="float">
            <text:p>1,1752</text:p>
          </table:table-cell>
          <table:table-cell table:style-name="ce5" office:value-type="float" office:value="1.1756" calcext:value-type="float">
            <text:p>1,1756</text:p>
          </table:table-cell>
          <table:table-cell table:style-name="ce5" office:value-type="float" office:value="1.1697" calcext:value-type="float">
            <text:p>1,1697</text:p>
          </table:table-cell>
          <table:table-cell table:style-name="ce12" table:formula="of:=AVERAGE([.DD45:.DF45])" office:value-type="float" office:value="1.1735" calcext:value-type="float">
            <text:p>1,1735</text:p>
          </table:table-cell>
          <table:table-cell table:style-name="ce5" office:value-type="float" office:value="0.1882" calcext:value-type="float">
            <text:p>0,1882</text:p>
          </table:table-cell>
          <table:table-cell table:style-name="ce5" office:value-type="float" office:value="0.1922" calcext:value-type="float">
            <text:p>0,1922</text:p>
          </table:table-cell>
          <table:table-cell table:style-name="ce5" office:value-type="float" office:value="0.1873" calcext:value-type="float">
            <text:p>0,1873</text:p>
          </table:table-cell>
          <table:table-cell table:style-name="ce5" table:formula="of:=AVERAGE([.DH45:.DJ45])" office:value-type="float" office:value="0.189233333333333" calcext:value-type="float">
            <text:p>0,1892</text:p>
          </table:table-cell>
          <table:table-cell table:style-name="ce5" office:value-type="float" office:value="1.2694" calcext:value-type="float">
            <text:p>1,2694</text:p>
          </table:table-cell>
          <table:table-cell table:style-name="ce5" office:value-type="float" office:value="1.1978" calcext:value-type="float">
            <text:p>1,1978</text:p>
          </table:table-cell>
          <table:table-cell table:style-name="ce5" office:value-type="float" office:value="1.1821" calcext:value-type="float">
            <text:p>1,1821</text:p>
          </table:table-cell>
          <table:table-cell table:style-name="ce5" office:value-type="float" office:value="1.2117" calcext:value-type="float">
            <text:p>1,2117</text:p>
          </table:table-cell>
          <table:table-cell table:style-name="ce5" office:value-type="float" office:value="1.1837" calcext:value-type="float">
            <text:p>1,1837</text:p>
          </table:table-cell>
          <table:table-cell table:style-name="ce5" office:value-type="float" office:value="1.2009" calcext:value-type="float">
            <text:p>1,2009</text:p>
          </table:table-cell>
          <table:table-cell table:style-name="ce5" office:value-type="float" office:value="1.1951" calcext:value-type="float">
            <text:p>1,1951</text:p>
          </table:table-cell>
          <table:table-cell table:style-name="ce5" office:value-type="float" office:value="1.2114" calcext:value-type="float">
            <text:p>1,2114</text:p>
          </table:table-cell>
          <table:table-cell table:style-name="ce5" office:value-type="float" office:value="1.2435" calcext:value-type="float">
            <text:p>1,2435</text:p>
          </table:table-cell>
          <table:table-cell table:style-name="ce14" office:value-type="float" office:value="0.199" calcext:value-type="float">
            <text:p>0,1990</text:p>
          </table:table-cell>
          <table:table-cell table:style-name="ce14" office:value-type="float" office:value="0.1985" calcext:value-type="float">
            <text:p>0,1985</text:p>
          </table:table-cell>
          <table:table-cell table:style-name="ce14" office:value-type="float" office:value="0.1983" calcext:value-type="float">
            <text:p>0,1983</text:p>
          </table:table-cell>
          <table:table-cell table:style-name="ce1" table:formula="of:=AVERAGE([.DU45:.DW45])" office:value-type="float" office:value="0.1986" calcext:value-type="float">
            <text:p>0,1986</text:p>
          </table:table-cell>
          <table:table-cell table:number-columns-repeated="92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3" office:value-type="float" office:value="59400.3" calcext:value-type="float">
            <text:p>59400,30</text:p>
          </table:table-cell>
          <table:table-cell table:style-name="ce3" table:formula="of:=[.B46]/3600" office:value-type="float" office:value="16.5000833333333" calcext:value-type="float">
            <text:p>16,50</text:p>
          </table:table-cell>
          <table:table-cell table:style-name="ce5" office:value-type="float" office:value="0.816" calcext:value-type="float">
            <text:p>0,8160</text:p>
          </table:table-cell>
          <table:table-cell table:style-name="ce5" office:value-type="float" office:value="0.8647" calcext:value-type="float">
            <text:p>0,8647</text:p>
          </table:table-cell>
          <table:table-cell table:style-name="ce5" office:value-type="float" office:value="0.8801" calcext:value-type="float">
            <text:p>0,8801</text:p>
          </table:table-cell>
          <table:table-cell table:style-name="ce17" table:formula="of:=AVERAGE([.D46:.F46])-[.CE46]" office:value-type="float" office:value="0.656" calcext:value-type="float">
            <text:p>0,6560</text:p>
          </table:table-cell>
          <table:table-cell table:style-name="ce5" office:value-type="float" office:value="0.5393" calcext:value-type="float">
            <text:p>0,5393</text:p>
          </table:table-cell>
          <table:table-cell table:style-name="ce5" office:value-type="float" office:value="0.6812" calcext:value-type="float">
            <text:p>0,6812</text:p>
          </table:table-cell>
          <table:table-cell table:style-name="ce5" office:value-type="float" office:value="0.6294" calcext:value-type="float">
            <text:p>0,6294</text:p>
          </table:table-cell>
          <table:table-cell table:style-name="ce17" table:formula="of:=AVERAGE([.H46:.J46])-[.CE46]" office:value-type="float" office:value="0.419033333333333" calcext:value-type="float">
            <text:p>0,4190</text:p>
          </table:table-cell>
          <table:table-cell table:style-name="ce5" office:value-type="float" office:value="1.1907" calcext:value-type="float">
            <text:p>1,1907</text:p>
          </table:table-cell>
          <table:table-cell table:style-name="ce5" office:value-type="float" office:value="1.185" calcext:value-type="float">
            <text:p>1,1850</text:p>
          </table:table-cell>
          <table:table-cell table:style-name="ce5" office:value-type="float" office:value="1.2488" calcext:value-type="float">
            <text:p>1,2488</text:p>
          </table:table-cell>
          <table:table-cell table:style-name="ce17" table:formula="of:=AVERAGE([.L46:.N46])-[.CE46]" office:value-type="float" office:value="1.01056666666667" calcext:value-type="float">
            <text:p>1,0106</text:p>
          </table:table-cell>
          <table:table-cell table:style-name="ce5" office:value-type="float" office:value="0.6874" calcext:value-type="float">
            <text:p>0,6874</text:p>
          </table:table-cell>
          <table:table-cell table:style-name="ce5" office:value-type="float" office:value="0.6918" calcext:value-type="float">
            <text:p>0,6918</text:p>
          </table:table-cell>
          <table:table-cell table:style-name="ce5" office:value-type="float" office:value="0.6987" calcext:value-type="float">
            <text:p>0,6987</text:p>
          </table:table-cell>
          <table:table-cell table:style-name="ce17" table:formula="of:=AVERAGE([.P46:.R46])-[.CE46]" office:value-type="float" office:value="0.495033333333333" calcext:value-type="float">
            <text:p>0,4950</text:p>
          </table:table-cell>
          <table:table-cell table:style-name="ce5" office:value-type="float" office:value="0.8631" calcext:value-type="float">
            <text:p>0,8631</text:p>
          </table:table-cell>
          <table:table-cell table:style-name="ce5" office:value-type="float" office:value="0.8541" calcext:value-type="float">
            <text:p>0,8541</text:p>
          </table:table-cell>
          <table:table-cell table:style-name="ce5" office:value-type="float" office:value="0.8715" calcext:value-type="float">
            <text:p>0,8715</text:p>
          </table:table-cell>
          <table:table-cell table:style-name="ce23" table:formula="of:=AVERAGE([.T46:.V46])-[.CU46]" office:value-type="float" office:value="0.6685" calcext:value-type="float">
            <text:p>0,6685</text:p>
          </table:table-cell>
          <table:table-cell table:style-name="ce5" office:value-type="float" office:value="0.6836" calcext:value-type="float">
            <text:p>0,6836</text:p>
          </table:table-cell>
          <table:table-cell table:style-name="ce5" office:value-type="float" office:value="0.6969" calcext:value-type="float">
            <text:p>0,6969</text:p>
          </table:table-cell>
          <table:table-cell table:style-name="ce5" office:value-type="float" office:value="0.6837" calcext:value-type="float">
            <text:p>0,6837</text:p>
          </table:table-cell>
          <table:table-cell table:style-name="ce23" table:formula="of:=AVERAGE([.X46:.Z46])-[.CU46]" office:value-type="float" office:value="0.493666666666667" calcext:value-type="float">
            <text:p>0,4937</text:p>
          </table:table-cell>
          <table:table-cell table:style-name="ce5" office:value-type="float" office:value="1.1639" calcext:value-type="float">
            <text:p>1,1639</text:p>
          </table:table-cell>
          <table:table-cell table:style-name="ce5" office:value-type="float" office:value="1.1565" calcext:value-type="float">
            <text:p>1,1565</text:p>
          </table:table-cell>
          <table:table-cell table:style-name="ce5" office:value-type="float" office:value="1.1808" calcext:value-type="float">
            <text:p>1,1808</text:p>
          </table:table-cell>
          <table:table-cell table:style-name="ce23" table:formula="of:=AVERAGE([.AB46:.AD46])-[.CU46]" office:value-type="float" office:value="0.972666666666667" calcext:value-type="float">
            <text:p>0,9727</text:p>
          </table:table-cell>
          <table:table-cell table:style-name="ce5" office:value-type="float" office:value="0.7176" calcext:value-type="float">
            <text:p>0,7176</text:p>
          </table:table-cell>
          <table:table-cell table:style-name="ce5" office:value-type="float" office:value="0.7137" calcext:value-type="float">
            <text:p>0,7137</text:p>
          </table:table-cell>
          <table:table-cell table:style-name="ce5" office:value-type="float" office:value="0.6755" calcext:value-type="float">
            <text:p>0,6755</text:p>
          </table:table-cell>
          <table:table-cell table:style-name="ce23" table:formula="of:=AVERAGE([.AF46:.AH46])-[.CU46]" office:value-type="float" office:value="0.507866666666667" calcext:value-type="float">
            <text:p>0,5079</text:p>
          </table:table-cell>
          <table:table-cell table:style-name="ce5" office:value-type="float" office:value="0.8425" calcext:value-type="float">
            <text:p>0,8425</text:p>
          </table:table-cell>
          <table:table-cell table:style-name="ce5" office:value-type="float" office:value="0.902" calcext:value-type="float">
            <text:p>0,9020</text:p>
          </table:table-cell>
          <table:table-cell table:style-name="ce5" office:value-type="float" office:value="0.9192" calcext:value-type="float">
            <text:p>0,9192</text:p>
          </table:table-cell>
          <table:table-cell table:style-name="ce26" table:formula="of:=AVERAGE([.AJ46:.AL46])-[.DK46]" office:value-type="float" office:value="0.699366666666667" calcext:value-type="float">
            <text:p>0,6994</text:p>
          </table:table-cell>
          <table:table-cell table:style-name="ce5" office:value-type="float" office:value="0.715" calcext:value-type="float">
            <text:p>0,7150</text:p>
          </table:table-cell>
          <table:table-cell table:style-name="ce5" office:value-type="float" office:value="0.7011" calcext:value-type="float">
            <text:p>0,7011</text:p>
          </table:table-cell>
          <table:table-cell table:style-name="ce5" office:value-type="float" office:value="0.7172" calcext:value-type="float">
            <text:p>0,7172</text:p>
          </table:table-cell>
          <table:table-cell table:style-name="ce26" table:formula="of:=AVERAGE([.AN46:.AP46])-[.DK46]" office:value-type="float" office:value="0.522566666666667" calcext:value-type="float">
            <text:p>0,5226</text:p>
          </table:table-cell>
          <table:table-cell table:style-name="ce5" office:value-type="float" office:value="1.1852" calcext:value-type="float">
            <text:p>1,1852</text:p>
          </table:table-cell>
          <table:table-cell table:style-name="ce5" office:value-type="float" office:value="1.1564" calcext:value-type="float">
            <text:p>1,1564</text:p>
          </table:table-cell>
          <table:table-cell table:style-name="ce5" office:value-type="float" office:value="1.1726" calcext:value-type="float">
            <text:p>1,1726</text:p>
          </table:table-cell>
          <table:table-cell table:style-name="ce26" table:formula="of:=AVERAGE([.AR46:.AT46])-[.DK46]" office:value-type="float" office:value="0.982866666666667" calcext:value-type="float">
            <text:p>0,9829</text:p>
          </table:table-cell>
          <table:table-cell table:style-name="ce5" office:value-type="float" office:value="0.7284" calcext:value-type="float">
            <text:p>0,7284</text:p>
          </table:table-cell>
          <table:table-cell table:style-name="ce5" office:value-type="float" office:value="0.7297" calcext:value-type="float">
            <text:p>0,7297</text:p>
          </table:table-cell>
          <table:table-cell table:style-name="ce5" office:value-type="float" office:value="0.6965" calcext:value-type="float">
            <text:p>0,6965</text:p>
          </table:table-cell>
          <table:table-cell table:style-name="ce26" table:formula="of:=AVERAGE([.AV46:.AX46])-[.DK46]" office:value-type="float" office:value="0.529666666666667" calcext:value-type="float">
            <text:p>0,5297</text:p>
          </table:table-cell>
          <table:table-cell table:style-name="ce5" office:value-type="float" office:value="0.8478" calcext:value-type="float">
            <text:p>0,8478</text:p>
          </table:table-cell>
          <table:table-cell table:style-name="ce5" office:value-type="float" office:value="0.8882" calcext:value-type="float">
            <text:p>0,8882</text:p>
          </table:table-cell>
          <table:table-cell table:style-name="ce5" office:value-type="float" office:value="0.8975" calcext:value-type="float">
            <text:p>0,8975</text:p>
          </table:table-cell>
          <table:table-cell table:style-name="ce38" table:formula="of:=AVERAGE([.AZ46:.BB46])-[.DX46]" office:value-type="float" office:value="0.679733333333333" calcext:value-type="float">
            <text:p>0,6797</text:p>
          </table:table-cell>
          <table:table-cell table:style-name="ce5" office:value-type="float" office:value="0.7335" calcext:value-type="float">
            <text:p>0,7335</text:p>
          </table:table-cell>
          <table:table-cell table:style-name="ce5" office:value-type="float" office:value="0.7413" calcext:value-type="float">
            <text:p>0,7413</text:p>
          </table:table-cell>
          <table:table-cell table:style-name="ce5" office:value-type="float" office:value="0.7489" calcext:value-type="float">
            <text:p>0,7489</text:p>
          </table:table-cell>
          <table:table-cell table:style-name="ce38" table:formula="of:=AVERAGE([.BD46:.BF46])-[.DX46]" office:value-type="float" office:value="0.543133333333333" calcext:value-type="float">
            <text:p>0,5431</text:p>
          </table:table-cell>
          <table:table-cell table:style-name="ce5" office:value-type="float" office:value="1.2638" calcext:value-type="float">
            <text:p>1,2638</text:p>
          </table:table-cell>
          <table:table-cell table:style-name="ce5" office:value-type="float" office:value="1.2572" calcext:value-type="float">
            <text:p>1,2572</text:p>
          </table:table-cell>
          <table:table-cell table:style-name="ce5" office:value-type="float" office:value="1.2485" calcext:value-type="float">
            <text:p>1,2485</text:p>
          </table:table-cell>
          <table:table-cell table:style-name="ce38" table:formula="of:=AVERAGE([.BH46:.BJ46])-[.DX46]" office:value-type="float" office:value="1.0584" calcext:value-type="float">
            <text:p>1,0584</text:p>
          </table:table-cell>
          <table:table-cell table:style-name="ce5" office:value-type="float" office:value="0.7579" calcext:value-type="float">
            <text:p>0,7579</text:p>
          </table:table-cell>
          <table:table-cell table:style-name="ce5" office:value-type="float" office:value="0.7473" calcext:value-type="float">
            <text:p>0,7473</text:p>
          </table:table-cell>
          <table:table-cell table:style-name="ce5" office:value-type="float" office:value="0.7056" calcext:value-type="float">
            <text:p>0,7056</text:p>
          </table:table-cell>
          <table:table-cell table:style-name="ce38" table:formula="of:=AVERAGE([.BL46:.BN46])-[.DX46]" office:value-type="float" office:value="0.538833333333333" calcext:value-type="float">
            <text:p>0,5388</text:p>
          </table:table-cell>
          <table:table-cell table:style-name="ce5" office:value-type="float" office:value="1.2462" calcext:value-type="float">
            <text:p>1,2462</text:p>
          </table:table-cell>
          <table:table-cell table:style-name="ce5" office:value-type="float" office:value="1.1836" calcext:value-type="float">
            <text:p>1,1836</text:p>
          </table:table-cell>
          <table:table-cell table:style-name="ce5" office:value-type="float" office:value="1.2247" calcext:value-type="float">
            <text:p>1,2247</text:p>
          </table:table-cell>
          <table:table-cell table:style-name="ce41" table:formula="of:=AVERAGE([.BP46:.BR46])-[.CE46]" office:value-type="float" office:value="1.02056666666667" calcext:value-type="float">
            <text:p>1,0206</text:p>
          </table:table-cell>
          <table:table-cell table:style-name="ce5" office:value-type="float" office:value="1.2333" calcext:value-type="float">
            <text:p>1,2333</text:p>
          </table:table-cell>
          <table:table-cell table:style-name="ce5" office:value-type="float" office:value="1.2418" calcext:value-type="float">
            <text:p>1,2418</text:p>
          </table:table-cell>
          <table:table-cell table:style-name="ce5" office:value-type="float" office:value="1.2579" calcext:value-type="float">
            <text:p>1,2579</text:p>
          </table:table-cell>
          <table:table-cell table:style-name="ce41" table:formula="of:=AVERAGE([.BT46:.BV46])-[.CE46]" office:value-type="float" office:value="1.04673333333333" calcext:value-type="float">
            <text:p>1,0467</text:p>
          </table:table-cell>
          <table:table-cell table:style-name="ce5" office:value-type="float" office:value="1.2473" calcext:value-type="float">
            <text:p>1,2473</text:p>
          </table:table-cell>
          <table:table-cell table:style-name="ce5" office:value-type="float" office:value="1.2409" calcext:value-type="float">
            <text:p>1,2409</text:p>
          </table:table-cell>
          <table:table-cell table:style-name="ce5" office:value-type="float" office:value="1.2176" calcext:value-type="float">
            <text:p>1,2176</text:p>
          </table:table-cell>
          <table:table-cell table:style-name="ce5" table:formula="of:=AVERAGE([.BX46:.BZ46])-[.CE46]" office:value-type="float" office:value="1.03766666666667" calcext:value-type="float">
            <text:p>1,0377</text:p>
          </table:table-cell>
          <table:table-cell table:style-name="ce5" office:value-type="float" office:value="0.1989" calcext:value-type="float">
            <text:p>0,1989</text:p>
          </table:table-cell>
          <table:table-cell table:style-name="ce5" office:value-type="float" office:value="0.1978" calcext:value-type="float">
            <text:p>0,1978</text:p>
          </table:table-cell>
          <table:table-cell table:style-name="ce5" office:value-type="float" office:value="0.1961" calcext:value-type="float">
            <text:p>0,1961</text:p>
          </table:table-cell>
          <table:table-cell table:style-name="ce12" table:formula="of:=AVERAGE([.CB46:.CD46])" office:value-type="float" office:value="0.1976" calcext:value-type="float">
            <text:p>0,1976</text:p>
          </table:table-cell>
          <table:table-cell table:style-name="ce5" office:value-type="float" office:value="1.2346" calcext:value-type="float">
            <text:p>1,2346</text:p>
          </table:table-cell>
          <table:table-cell table:style-name="ce5" office:value-type="float" office:value="1.1842" calcext:value-type="float">
            <text:p>1,1842</text:p>
          </table:table-cell>
          <table:table-cell table:style-name="ce5" office:value-type="float" office:value="1.1952" calcext:value-type="float">
            <text:p>1,1952</text:p>
          </table:table-cell>
          <table:table-cell table:style-name="ce20" table:formula="of:=AVERAGE([.CF46:.CH46])" office:value-type="float" office:value="1.20466666666667" calcext:value-type="float">
            <text:p>1,2047</text:p>
          </table:table-cell>
          <table:table-cell table:style-name="ce5" office:value-type="float" office:value="1.2158" calcext:value-type="float">
            <text:p>1,2158</text:p>
          </table:table-cell>
          <table:table-cell table:style-name="ce5" office:value-type="float" office:value="1.1886" calcext:value-type="float">
            <text:p>1,1886</text:p>
          </table:table-cell>
          <table:table-cell table:style-name="ce5" office:value-type="float" office:value="1.2184" calcext:value-type="float">
            <text:p>1,2184</text:p>
          </table:table-cell>
          <table:table-cell table:style-name="ce20" table:formula="of:=AVERAGE([.CJ46:.CL46])-[.CU46]" office:value-type="float" office:value="1.0132" calcext:value-type="float">
            <text:p>1,0132</text:p>
          </table:table-cell>
          <table:table-cell table:style-name="ce5" office:value-type="float" office:value="0.1861" calcext:value-type="float">
            <text:p>0,1861</text:p>
          </table:table-cell>
          <table:table-cell table:style-name="ce5" office:value-type="float" office:value="1.1925" calcext:value-type="float">
            <text:p>1,1925</text:p>
          </table:table-cell>
          <table:table-cell table:style-name="ce5" office:value-type="float" office:value="1.225" calcext:value-type="float">
            <text:p>1,2250</text:p>
          </table:table-cell>
          <table:table-cell table:style-name="ce20" table:formula="of:=AVERAGE([.CO46:.CP46])" office:value-type="float" office:value="1.20875" calcext:value-type="float">
            <text:p>1,2088</text:p>
          </table:table-cell>
          <table:table-cell table:style-name="ce5" office:value-type="float" office:value="0.1941" calcext:value-type="float">
            <text:p>0,1941</text:p>
          </table:table-cell>
          <table:table-cell table:style-name="ce5" office:value-type="float" office:value="0.1973" calcext:value-type="float">
            <text:p>0,1973</text:p>
          </table:table-cell>
          <table:table-cell table:style-name="ce5" office:value-type="float" office:value="0.1918" calcext:value-type="float">
            <text:p>0,1918</text:p>
          </table:table-cell>
          <table:table-cell table:style-name="ce12" table:formula="of:=AVERAGE([.CR46:.CT46])" office:value-type="float" office:value="0.1944" calcext:value-type="float">
            <text:p>0,1944</text:p>
          </table:table-cell>
          <table:table-cell table:style-name="ce5" office:value-type="float" office:value="1.2255" calcext:value-type="float">
            <text:p>1,2255</text:p>
          </table:table-cell>
          <table:table-cell table:style-name="ce5" office:value-type="float" office:value="1.1546" calcext:value-type="float">
            <text:p>1,1546</text:p>
          </table:table-cell>
          <table:table-cell table:style-name="ce5" office:value-type="float" office:value="1.146" calcext:value-type="float">
            <text:p>1,1460</text:p>
          </table:table-cell>
          <table:table-cell table:style-name="ce12" table:formula="of:=AVERAGE([.CV46:.CX46])" office:value-type="float" office:value="1.17536666666667" calcext:value-type="float">
            <text:p>1,1754</text:p>
          </table:table-cell>
          <table:table-cell table:style-name="ce5" office:value-type="float" office:value="1.1758" calcext:value-type="float">
            <text:p>1,1758</text:p>
          </table:table-cell>
          <table:table-cell table:style-name="ce5" office:value-type="float" office:value="1.1816" calcext:value-type="float">
            <text:p>1,1816</text:p>
          </table:table-cell>
          <table:table-cell table:style-name="ce5" office:value-type="float" office:value="1.1738" calcext:value-type="float">
            <text:p>1,1738</text:p>
          </table:table-cell>
          <table:table-cell table:style-name="ce12" table:formula="of:=AVERAGE([.CZ46:.DB46])" office:value-type="float" office:value="1.17706666666667" calcext:value-type="float">
            <text:p>1,1771</text:p>
          </table:table-cell>
          <table:table-cell table:style-name="ce5" office:value-type="float" office:value="1.1831" calcext:value-type="float">
            <text:p>1,1831</text:p>
          </table:table-cell>
          <table:table-cell table:style-name="ce5" office:value-type="float" office:value="1.1829" calcext:value-type="float">
            <text:p>1,1829</text:p>
          </table:table-cell>
          <table:table-cell table:style-name="ce5" office:value-type="float" office:value="1.1768" calcext:value-type="float">
            <text:p>1,1768</text:p>
          </table:table-cell>
          <table:table-cell table:style-name="ce12" table:formula="of:=AVERAGE([.DD46:.DF46])" office:value-type="float" office:value="1.18093333333333" calcext:value-type="float">
            <text:p>1,1809</text:p>
          </table:table-cell>
          <table:table-cell table:style-name="ce5" office:value-type="float" office:value="0.1881" calcext:value-type="float">
            <text:p>0,1881</text:p>
          </table:table-cell>
          <table:table-cell table:style-name="ce5" office:value-type="float" office:value="0.1911" calcext:value-type="float">
            <text:p>0,1911</text:p>
          </table:table-cell>
          <table:table-cell table:style-name="ce5" office:value-type="float" office:value="0.1864" calcext:value-type="float">
            <text:p>0,1864</text:p>
          </table:table-cell>
          <table:table-cell table:style-name="ce5" table:formula="of:=AVERAGE([.DH46:.DJ46])" office:value-type="float" office:value="0.188533333333333" calcext:value-type="float">
            <text:p>0,1885</text:p>
          </table:table-cell>
          <table:table-cell table:style-name="ce5" office:value-type="float" office:value="1.2803" calcext:value-type="float">
            <text:p>1,2803</text:p>
          </table:table-cell>
          <table:table-cell table:style-name="ce5" office:value-type="float" office:value="1.2094" calcext:value-type="float">
            <text:p>1,2094</text:p>
          </table:table-cell>
          <table:table-cell table:style-name="ce5" office:value-type="float" office:value="1.1951" calcext:value-type="float">
            <text:p>1,1951</text:p>
          </table:table-cell>
          <table:table-cell table:style-name="ce5" office:value-type="float" office:value="1.2198" calcext:value-type="float">
            <text:p>1,2198</text:p>
          </table:table-cell>
          <table:table-cell table:style-name="ce5" office:value-type="float" office:value="1.1943" calcext:value-type="float">
            <text:p>1,1943</text:p>
          </table:table-cell>
          <table:table-cell table:style-name="ce5" office:value-type="float" office:value="1.2101" calcext:value-type="float">
            <text:p>1,2101</text:p>
          </table:table-cell>
          <table:table-cell table:style-name="ce5" office:value-type="float" office:value="1.203" calcext:value-type="float">
            <text:p>1,2030</text:p>
          </table:table-cell>
          <table:table-cell table:style-name="ce5" office:value-type="float" office:value="1.2228" calcext:value-type="float">
            <text:p>1,2228</text:p>
          </table:table-cell>
          <table:table-cell table:style-name="ce5" office:value-type="float" office:value="1.2508" calcext:value-type="float">
            <text:p>1,2508</text:p>
          </table:table-cell>
          <table:table-cell table:style-name="ce14" office:value-type="float" office:value="0.1984" calcext:value-type="float">
            <text:p>0,1984</text:p>
          </table:table-cell>
          <table:table-cell table:style-name="ce14" office:value-type="float" office:value="0.198" calcext:value-type="float">
            <text:p>0,1980</text:p>
          </table:table-cell>
          <table:table-cell table:style-name="ce14" office:value-type="float" office:value="0.1979" calcext:value-type="float">
            <text:p>0,1979</text:p>
          </table:table-cell>
          <table:table-cell table:style-name="ce1" table:formula="of:=AVERAGE([.DU46:.DW46])" office:value-type="float" office:value="0.1981" calcext:value-type="float">
            <text:p>0,1981</text:p>
          </table:table-cell>
          <table:table-cell table:number-columns-repeated="92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61200.3" calcext:value-type="float">
            <text:p>61200,30</text:p>
          </table:table-cell>
          <table:table-cell table:style-name="ce3" table:formula="of:=[.B47]/3600" office:value-type="float" office:value="17.0000833333333" calcext:value-type="float">
            <text:p>17,00</text:p>
          </table:table-cell>
          <table:table-cell table:style-name="ce5" office:value-type="float" office:value="0.818" calcext:value-type="float">
            <text:p>0,8180</text:p>
          </table:table-cell>
          <table:table-cell table:style-name="ce5" office:value-type="float" office:value="0.8657" calcext:value-type="float">
            <text:p>0,8657</text:p>
          </table:table-cell>
          <table:table-cell table:style-name="ce5" office:value-type="float" office:value="0.8807" calcext:value-type="float">
            <text:p>0,8807</text:p>
          </table:table-cell>
          <table:table-cell table:style-name="ce17" table:formula="of:=AVERAGE([.D47:.F47])-[.CE47]" office:value-type="float" office:value="0.657266666666667" calcext:value-type="float">
            <text:p>0,6573</text:p>
          </table:table-cell>
          <table:table-cell table:style-name="ce5" office:value-type="float" office:value="0.5512" calcext:value-type="float">
            <text:p>0,5512</text:p>
          </table:table-cell>
          <table:table-cell table:style-name="ce5" office:value-type="float" office:value="0.7029" calcext:value-type="float">
            <text:p>0,7029</text:p>
          </table:table-cell>
          <table:table-cell table:style-name="ce5" office:value-type="float" office:value="0.6494" calcext:value-type="float">
            <text:p>0,6494</text:p>
          </table:table-cell>
          <table:table-cell table:style-name="ce17" table:formula="of:=AVERAGE([.H47:.J47])-[.CE47]" office:value-type="float" office:value="0.436966666666667" calcext:value-type="float">
            <text:p>0,4370</text:p>
          </table:table-cell>
          <table:table-cell table:style-name="ce5" office:value-type="float" office:value="1.198" calcext:value-type="float">
            <text:p>1,1980</text:p>
          </table:table-cell>
          <table:table-cell table:style-name="ce5" office:value-type="float" office:value="1.192" calcext:value-type="float">
            <text:p>1,1920</text:p>
          </table:table-cell>
          <table:table-cell table:style-name="ce5" office:value-type="float" office:value="1.2543" calcext:value-type="float">
            <text:p>1,2543</text:p>
          </table:table-cell>
          <table:table-cell table:style-name="ce17" table:formula="of:=AVERAGE([.L47:.N47])-[.CE47]" office:value-type="float" office:value="1.01723333333333" calcext:value-type="float">
            <text:p>1,0172</text:p>
          </table:table-cell>
          <table:table-cell table:style-name="ce5" office:value-type="float" office:value="0.7023" calcext:value-type="float">
            <text:p>0,7023</text:p>
          </table:table-cell>
          <table:table-cell table:style-name="ce5" office:value-type="float" office:value="0.7093" calcext:value-type="float">
            <text:p>0,7093</text:p>
          </table:table-cell>
          <table:table-cell table:style-name="ce5" office:value-type="float" office:value="0.7232" calcext:value-type="float">
            <text:p>0,7232</text:p>
          </table:table-cell>
          <table:table-cell table:style-name="ce17" table:formula="of:=AVERAGE([.P47:.R47])-[.CE47]" office:value-type="float" office:value="0.514066666666667" calcext:value-type="float">
            <text:p>0,5141</text:p>
          </table:table-cell>
          <table:table-cell table:style-name="ce5" office:value-type="float" office:value="0.8573" calcext:value-type="float">
            <text:p>0,8573</text:p>
          </table:table-cell>
          <table:table-cell table:style-name="ce5" office:value-type="float" office:value="0.8559" calcext:value-type="float">
            <text:p>0,8559</text:p>
          </table:table-cell>
          <table:table-cell table:style-name="ce5" office:value-type="float" office:value="0.8739" calcext:value-type="float">
            <text:p>0,8739</text:p>
          </table:table-cell>
          <table:table-cell table:style-name="ce23" table:formula="of:=AVERAGE([.T47:.V47])-[.CU47]" office:value-type="float" office:value="0.6677" calcext:value-type="float">
            <text:p>0,6677</text:p>
          </table:table-cell>
          <table:table-cell table:style-name="ce5" office:value-type="float" office:value="0.6956" calcext:value-type="float">
            <text:p>0,6956</text:p>
          </table:table-cell>
          <table:table-cell table:style-name="ce5" office:value-type="float" office:value="0.7103" calcext:value-type="float">
            <text:p>0,7103</text:p>
          </table:table-cell>
          <table:table-cell table:style-name="ce5" office:value-type="float" office:value="0.697" calcext:value-type="float">
            <text:p>0,6970</text:p>
          </table:table-cell>
          <table:table-cell table:style-name="ce23" table:formula="of:=AVERAGE([.X47:.Z47])-[.CU47]" office:value-type="float" office:value="0.5063" calcext:value-type="float">
            <text:p>0,5063</text:p>
          </table:table-cell>
          <table:table-cell table:style-name="ce5" office:value-type="float" office:value="1.1745" calcext:value-type="float">
            <text:p>1,1745</text:p>
          </table:table-cell>
          <table:table-cell table:style-name="ce5" office:value-type="float" office:value="1.164" calcext:value-type="float">
            <text:p>1,1640</text:p>
          </table:table-cell>
          <table:table-cell table:style-name="ce5" office:value-type="float" office:value="1.1886" calcext:value-type="float">
            <text:p>1,1886</text:p>
          </table:table-cell>
          <table:table-cell table:style-name="ce23" table:formula="of:=AVERAGE([.AB47:.AD47])-[.CU47]" office:value-type="float" office:value="0.981033333333333" calcext:value-type="float">
            <text:p>0,9810</text:p>
          </table:table-cell>
          <table:table-cell table:style-name="ce5" office:value-type="float" office:value="0.727" calcext:value-type="float">
            <text:p>0,7270</text:p>
          </table:table-cell>
          <table:table-cell table:style-name="ce5" office:value-type="float" office:value="0.7245" calcext:value-type="float">
            <text:p>0,7245</text:p>
          </table:table-cell>
          <table:table-cell table:style-name="ce5" office:value-type="float" office:value="0.6939" calcext:value-type="float">
            <text:p>0,6939</text:p>
          </table:table-cell>
          <table:table-cell table:style-name="ce23" table:formula="of:=AVERAGE([.AF47:.AH47])-[.CU47]" office:value-type="float" office:value="0.520466666666666" calcext:value-type="float">
            <text:p>0,5205</text:p>
          </table:table-cell>
          <table:table-cell table:style-name="ce5" office:value-type="float" office:value="0.8453" calcext:value-type="float">
            <text:p>0,8453</text:p>
          </table:table-cell>
          <table:table-cell table:style-name="ce5" office:value-type="float" office:value="0.9063" calcext:value-type="float">
            <text:p>0,9063</text:p>
          </table:table-cell>
          <table:table-cell table:style-name="ce5" office:value-type="float" office:value="0.9237" calcext:value-type="float">
            <text:p>0,9237</text:p>
          </table:table-cell>
          <table:table-cell table:style-name="ce26" table:formula="of:=AVERAGE([.AJ47:.AL47])-[.DK47]" office:value-type="float" office:value="0.703" calcext:value-type="float">
            <text:p>0,7030</text:p>
          </table:table-cell>
          <table:table-cell table:style-name="ce5" office:value-type="float" office:value="0.7249" calcext:value-type="float">
            <text:p>0,7249</text:p>
          </table:table-cell>
          <table:table-cell table:style-name="ce5" office:value-type="float" office:value="0.7122" calcext:value-type="float">
            <text:p>0,7122</text:p>
          </table:table-cell>
          <table:table-cell table:style-name="ce5" office:value-type="float" office:value="0.7288" calcext:value-type="float">
            <text:p>0,7288</text:p>
          </table:table-cell>
          <table:table-cell table:style-name="ce26" table:formula="of:=AVERAGE([.AN47:.AP47])-[.DK47]" office:value-type="float" office:value="0.5332" calcext:value-type="float">
            <text:p>0,5332</text:p>
          </table:table-cell>
          <table:table-cell table:style-name="ce5" office:value-type="float" office:value="1.1905" calcext:value-type="float">
            <text:p>1,1905</text:p>
          </table:table-cell>
          <table:table-cell table:style-name="ce5" office:value-type="float" office:value="1.1634" calcext:value-type="float">
            <text:p>1,1634</text:p>
          </table:table-cell>
          <table:table-cell table:style-name="ce5" office:value-type="float" office:value="1.1773" calcext:value-type="float">
            <text:p>1,1773</text:p>
          </table:table-cell>
          <table:table-cell table:style-name="ce26" table:formula="of:=AVERAGE([.AR47:.AT47])-[.DK47]" office:value-type="float" office:value="0.9883" calcext:value-type="float">
            <text:p>0,9883</text:p>
          </table:table-cell>
          <table:table-cell table:style-name="ce5" office:value-type="float" office:value="0.7358" calcext:value-type="float">
            <text:p>0,7358</text:p>
          </table:table-cell>
          <table:table-cell table:style-name="ce5" office:value-type="float" office:value="0.7382" calcext:value-type="float">
            <text:p>0,7382</text:p>
          </table:table-cell>
          <table:table-cell table:style-name="ce5" office:value-type="float" office:value="0.7136" calcext:value-type="float">
            <text:p>0,7136</text:p>
          </table:table-cell>
          <table:table-cell table:style-name="ce26" table:formula="of:=AVERAGE([.AV47:.AX47])-[.DK47]" office:value-type="float" office:value="0.540433333333333" calcext:value-type="float">
            <text:p>0,5404</text:p>
          </table:table-cell>
          <table:table-cell table:style-name="ce5" office:value-type="float" office:value="0.8513" calcext:value-type="float">
            <text:p>0,8513</text:p>
          </table:table-cell>
          <table:table-cell table:style-name="ce5" office:value-type="float" office:value="0.8913" calcext:value-type="float">
            <text:p>0,8913</text:p>
          </table:table-cell>
          <table:table-cell table:style-name="ce5" office:value-type="float" office:value="0.9011" calcext:value-type="float">
            <text:p>0,9011</text:p>
          </table:table-cell>
          <table:table-cell table:style-name="ce38" table:formula="of:=AVERAGE([.AZ47:.BB47])-[.DX47]" office:value-type="float" office:value="0.683033333333333" calcext:value-type="float">
            <text:p>0,6830</text:p>
          </table:table-cell>
          <table:table-cell table:style-name="ce5" office:value-type="float" office:value="0.7452" calcext:value-type="float">
            <text:p>0,7452</text:p>
          </table:table-cell>
          <table:table-cell table:style-name="ce5" office:value-type="float" office:value="0.7537" calcext:value-type="float">
            <text:p>0,7537</text:p>
          </table:table-cell>
          <table:table-cell table:style-name="ce5" office:value-type="float" office:value="0.7621" calcext:value-type="float">
            <text:p>0,7621</text:p>
          </table:table-cell>
          <table:table-cell table:style-name="ce38" table:formula="of:=AVERAGE([.BD47:.BF47])-[.DX47]" office:value-type="float" office:value="0.555466666666667" calcext:value-type="float">
            <text:p>0,5555</text:p>
          </table:table-cell>
          <table:table-cell table:style-name="ce5" office:value-type="float" office:value="1.2674" calcext:value-type="float">
            <text:p>1,2674</text:p>
          </table:table-cell>
          <table:table-cell table:style-name="ce5" office:value-type="float" office:value="1.2588" calcext:value-type="float">
            <text:p>1,2588</text:p>
          </table:table-cell>
          <table:table-cell table:style-name="ce5" office:value-type="float" office:value="1.2517" calcext:value-type="float">
            <text:p>1,2517</text:p>
          </table:table-cell>
          <table:table-cell table:style-name="ce38" table:formula="of:=AVERAGE([.BH47:.BJ47])-[.DX47]" office:value-type="float" office:value="1.0611" calcext:value-type="float">
            <text:p>1,0611</text:p>
          </table:table-cell>
          <table:table-cell table:style-name="ce5" office:value-type="float" office:value="0.7653" calcext:value-type="float">
            <text:p>0,7653</text:p>
          </table:table-cell>
          <table:table-cell table:style-name="ce5" office:value-type="float" office:value="0.7565" calcext:value-type="float">
            <text:p>0,7565</text:p>
          </table:table-cell>
          <table:table-cell table:style-name="ce5" office:value-type="float" office:value="0.7226" calcext:value-type="float">
            <text:p>0,7226</text:p>
          </table:table-cell>
          <table:table-cell table:style-name="ce38" table:formula="of:=AVERAGE([.BL47:.BN47])-[.DX47]" office:value-type="float" office:value="0.549933333333333" calcext:value-type="float">
            <text:p>0,5499</text:p>
          </table:table-cell>
          <table:table-cell table:style-name="ce5" office:value-type="float" office:value="1.2526" calcext:value-type="float">
            <text:p>1,2526</text:p>
          </table:table-cell>
          <table:table-cell table:style-name="ce5" office:value-type="float" office:value="1.1911" calcext:value-type="float">
            <text:p>1,1911</text:p>
          </table:table-cell>
          <table:table-cell table:style-name="ce5" office:value-type="float" office:value="1.2286" calcext:value-type="float">
            <text:p>1,2286</text:p>
          </table:table-cell>
          <table:table-cell table:style-name="ce41" table:formula="of:=AVERAGE([.BP47:.BR47])-[.CE47]" office:value-type="float" office:value="1.02656666666667" calcext:value-type="float">
            <text:p>1,0266</text:p>
          </table:table-cell>
          <table:table-cell table:style-name="ce5" office:value-type="float" office:value="1.2372" calcext:value-type="float">
            <text:p>1,2372</text:p>
          </table:table-cell>
          <table:table-cell table:style-name="ce5" office:value-type="float" office:value="1.2439" calcext:value-type="float">
            <text:p>1,2439</text:p>
          </table:table-cell>
          <table:table-cell table:style-name="ce5" office:value-type="float" office:value="1.2611" calcext:value-type="float">
            <text:p>1,2611</text:p>
          </table:table-cell>
          <table:table-cell table:style-name="ce41" table:formula="of:=AVERAGE([.BT47:.BV47])-[.CE47]" office:value-type="float" office:value="1.04986666666667" calcext:value-type="float">
            <text:p>1,0499</text:p>
          </table:table-cell>
          <table:table-cell table:style-name="ce5" office:value-type="float" office:value="1.2498" calcext:value-type="float">
            <text:p>1,2498</text:p>
          </table:table-cell>
          <table:table-cell table:style-name="ce5" office:value-type="float" office:value="1.2449" calcext:value-type="float">
            <text:p>1,2449</text:p>
          </table:table-cell>
          <table:table-cell table:style-name="ce5" office:value-type="float" office:value="1.2213" calcext:value-type="float">
            <text:p>1,2213</text:p>
          </table:table-cell>
          <table:table-cell table:style-name="ce5" table:formula="of:=AVERAGE([.BX47:.BZ47])-[.CE47]" office:value-type="float" office:value="1.04113333333333" calcext:value-type="float">
            <text:p>1,0411</text:p>
          </table:table-cell>
          <table:table-cell table:style-name="ce5" office:value-type="float" office:value="0.1998" calcext:value-type="float">
            <text:p>0,1998</text:p>
          </table:table-cell>
          <table:table-cell table:style-name="ce5" office:value-type="float" office:value="0.1971" calcext:value-type="float">
            <text:p>0,1971</text:p>
          </table:table-cell>
          <table:table-cell table:style-name="ce5" office:value-type="float" office:value="0.1957" calcext:value-type="float">
            <text:p>0,1957</text:p>
          </table:table-cell>
          <table:table-cell table:style-name="ce12" table:formula="of:=AVERAGE([.CB47:.CD47])" office:value-type="float" office:value="0.197533333333333" calcext:value-type="float">
            <text:p>0,1975</text:p>
          </table:table-cell>
          <table:table-cell table:style-name="ce5" office:value-type="float" office:value="1.241" calcext:value-type="float">
            <text:p>1,2410</text:p>
          </table:table-cell>
          <table:table-cell table:style-name="ce5" office:value-type="float" office:value="1.1913" calcext:value-type="float">
            <text:p>1,1913</text:p>
          </table:table-cell>
          <table:table-cell table:style-name="ce5" office:value-type="float" office:value="1.2026" calcext:value-type="float">
            <text:p>1,2026</text:p>
          </table:table-cell>
          <table:table-cell table:style-name="ce20" table:formula="of:=AVERAGE([.CF47:.CH47])" office:value-type="float" office:value="1.21163333333333" calcext:value-type="float">
            <text:p>1,2116</text:p>
          </table:table-cell>
          <table:table-cell table:style-name="ce5" office:value-type="float" office:value="1.2222" calcext:value-type="float">
            <text:p>1,2222</text:p>
          </table:table-cell>
          <table:table-cell table:style-name="ce5" office:value-type="float" office:value="1.1966" calcext:value-type="float">
            <text:p>1,1966</text:p>
          </table:table-cell>
          <table:table-cell table:style-name="ce5" office:value-type="float" office:value="1.2259" calcext:value-type="float">
            <text:p>1,2259</text:p>
          </table:table-cell>
          <table:table-cell table:style-name="ce20" table:formula="of:=AVERAGE([.CJ47:.CL47])-[.CU47]" office:value-type="float" office:value="1.02023333333333" calcext:value-type="float">
            <text:p>1,0202</text:p>
          </table:table-cell>
          <table:table-cell table:style-name="ce5" office:value-type="float" office:value="0.1859" calcext:value-type="float">
            <text:p>0,1859</text:p>
          </table:table-cell>
          <table:table-cell table:style-name="ce5" office:value-type="float" office:value="1.1983" calcext:value-type="float">
            <text:p>1,1983</text:p>
          </table:table-cell>
          <table:table-cell table:style-name="ce5" office:value-type="float" office:value="1.2284" calcext:value-type="float">
            <text:p>1,2284</text:p>
          </table:table-cell>
          <table:table-cell table:style-name="ce20" table:formula="of:=AVERAGE([.CO47:.CP47])" office:value-type="float" office:value="1.21335" calcext:value-type="float">
            <text:p>1,2134</text:p>
          </table:table-cell>
          <table:table-cell table:style-name="ce5" office:value-type="float" office:value="0.1942" calcext:value-type="float">
            <text:p>0,1942</text:p>
          </table:table-cell>
          <table:table-cell table:style-name="ce5" office:value-type="float" office:value="0.1978" calcext:value-type="float">
            <text:p>0,1978</text:p>
          </table:table-cell>
          <table:table-cell table:style-name="ce5" office:value-type="float" office:value="0.192" calcext:value-type="float">
            <text:p>0,1920</text:p>
          </table:table-cell>
          <table:table-cell table:style-name="ce12" table:formula="of:=AVERAGE([.CR47:.CT47])" office:value-type="float" office:value="0.194666666666667" calcext:value-type="float">
            <text:p>0,1947</text:p>
          </table:table-cell>
          <table:table-cell table:style-name="ce5" office:value-type="float" office:value="1.2298" calcext:value-type="float">
            <text:p>1,2298</text:p>
          </table:table-cell>
          <table:table-cell table:style-name="ce5" office:value-type="float" office:value="1.1618" calcext:value-type="float">
            <text:p>1,1618</text:p>
          </table:table-cell>
          <table:table-cell table:style-name="ce5" office:value-type="float" office:value="1.1509" calcext:value-type="float">
            <text:p>1,1509</text:p>
          </table:table-cell>
          <table:table-cell table:style-name="ce12" table:formula="of:=AVERAGE([.CV47:.CX47])" office:value-type="float" office:value="1.18083333333333" calcext:value-type="float">
            <text:p>1,1808</text:p>
          </table:table-cell>
          <table:table-cell table:style-name="ce5" office:value-type="float" office:value="1.1821" calcext:value-type="float">
            <text:p>1,1821</text:p>
          </table:table-cell>
          <table:table-cell table:style-name="ce5" office:value-type="float" office:value="1.1863" calcext:value-type="float">
            <text:p>1,1863</text:p>
          </table:table-cell>
          <table:table-cell table:style-name="ce5" office:value-type="float" office:value="1.1814" calcext:value-type="float">
            <text:p>1,1814</text:p>
          </table:table-cell>
          <table:table-cell table:style-name="ce12" table:formula="of:=AVERAGE([.CZ47:.DB47])" office:value-type="float" office:value="1.18326666666667" calcext:value-type="float">
            <text:p>1,1833</text:p>
          </table:table-cell>
          <table:table-cell table:style-name="ce5" office:value-type="float" office:value="1.1904" calcext:value-type="float">
            <text:p>1,1904</text:p>
          </table:table-cell>
          <table:table-cell table:style-name="ce5" office:value-type="float" office:value="1.1892" calcext:value-type="float">
            <text:p>1,1892</text:p>
          </table:table-cell>
          <table:table-cell table:style-name="ce5" office:value-type="float" office:value="1.1829" calcext:value-type="float">
            <text:p>1,1829</text:p>
          </table:table-cell>
          <table:table-cell table:style-name="ce12" table:formula="of:=AVERAGE([.DD47:.DF47])" office:value-type="float" office:value="1.1875" calcext:value-type="float">
            <text:p>1,1875</text:p>
          </table:table-cell>
          <table:table-cell table:style-name="ce5" office:value-type="float" office:value="0.1872" calcext:value-type="float">
            <text:p>0,1872</text:p>
          </table:table-cell>
          <table:table-cell table:style-name="ce5" office:value-type="float" office:value="0.1912" calcext:value-type="float">
            <text:p>0,1912</text:p>
          </table:table-cell>
          <table:table-cell table:style-name="ce5" office:value-type="float" office:value="0.1879" calcext:value-type="float">
            <text:p>0,1879</text:p>
          </table:table-cell>
          <table:table-cell table:style-name="ce5" table:formula="of:=AVERAGE([.DH47:.DJ47])" office:value-type="float" office:value="0.188766666666667" calcext:value-type="float">
            <text:p>0,1888</text:p>
          </table:table-cell>
          <table:table-cell table:style-name="ce5" office:value-type="float" office:value="1.2919" calcext:value-type="float">
            <text:p>1,2919</text:p>
          </table:table-cell>
          <table:table-cell table:style-name="ce5" office:value-type="float" office:value="1.2197" calcext:value-type="float">
            <text:p>1,2197</text:p>
          </table:table-cell>
          <table:table-cell table:style-name="ce5" office:value-type="float" office:value="1.2059" calcext:value-type="float">
            <text:p>1,2059</text:p>
          </table:table-cell>
          <table:table-cell table:style-name="ce5" office:value-type="float" office:value="1.2296" calcext:value-type="float">
            <text:p>1,2296</text:p>
          </table:table-cell>
          <table:table-cell table:style-name="ce5" office:value-type="float" office:value="1.2032" calcext:value-type="float">
            <text:p>1,2032</text:p>
          </table:table-cell>
          <table:table-cell table:style-name="ce5" office:value-type="float" office:value="1.219" calcext:value-type="float">
            <text:p>1,2190</text:p>
          </table:table-cell>
          <table:table-cell table:style-name="ce5" office:value-type="float" office:value="1.2135" calcext:value-type="float">
            <text:p>1,2135</text:p>
          </table:table-cell>
          <table:table-cell table:style-name="ce5" office:value-type="float" office:value="1.2299" calcext:value-type="float">
            <text:p>1,2299</text:p>
          </table:table-cell>
          <table:table-cell table:style-name="ce5" office:value-type="float" office:value="1.2567" calcext:value-type="float">
            <text:p>1,2567</text:p>
          </table:table-cell>
          <table:table-cell table:style-name="ce14" office:value-type="float" office:value="0.1986" calcext:value-type="float">
            <text:p>0,1986</text:p>
          </table:table-cell>
          <table:table-cell table:number-columns-repeated="2" table:style-name="ce14" office:value-type="float" office:value="0.198" calcext:value-type="float">
            <text:p>0,1980</text:p>
          </table:table-cell>
          <table:table-cell table:style-name="ce1" table:formula="of:=AVERAGE([.DU47:.DW47])" office:value-type="float" office:value="0.1982" calcext:value-type="float">
            <text:p>0,1982</text:p>
          </table:table-cell>
          <table:table-cell table:number-columns-repeated="92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3" office:value-type="float" office:value="63000.3" calcext:value-type="float">
            <text:p>63000,30</text:p>
          </table:table-cell>
          <table:table-cell table:style-name="ce3" table:formula="of:=[.B48]/3600" office:value-type="float" office:value="17.5000833333333" calcext:value-type="float">
            <text:p>17,50</text:p>
          </table:table-cell>
          <table:table-cell table:style-name="ce5" office:value-type="float" office:value="0.8205" calcext:value-type="float">
            <text:p>0,8205</text:p>
          </table:table-cell>
          <table:table-cell table:style-name="ce5" office:value-type="float" office:value="0.8655" calcext:value-type="float">
            <text:p>0,8655</text:p>
          </table:table-cell>
          <table:table-cell table:style-name="ce5" office:value-type="float" office:value="0.8809" calcext:value-type="float">
            <text:p>0,8809</text:p>
          </table:table-cell>
          <table:table-cell table:style-name="ce17" table:formula="of:=AVERAGE([.D48:.F48])-[.CE48]" office:value-type="float" office:value="0.657366666666666" calcext:value-type="float">
            <text:p>0,6574</text:p>
          </table:table-cell>
          <table:table-cell table:style-name="ce5" office:value-type="float" office:value="0.5617" calcext:value-type="float">
            <text:p>0,5617</text:p>
          </table:table-cell>
          <table:table-cell table:style-name="ce5" office:value-type="float" office:value="0.7229" calcext:value-type="float">
            <text:p>0,7229</text:p>
          </table:table-cell>
          <table:table-cell table:style-name="ce5" office:value-type="float" office:value="0.668" calcext:value-type="float">
            <text:p>0,6680</text:p>
          </table:table-cell>
          <table:table-cell table:style-name="ce17" table:formula="of:=AVERAGE([.H48:.J48])-[.CE48]" office:value-type="float" office:value="0.4526" calcext:value-type="float">
            <text:p>0,4526</text:p>
          </table:table-cell>
          <table:table-cell table:style-name="ce5" office:value-type="float" office:value="1.2049" calcext:value-type="float">
            <text:p>1,2049</text:p>
          </table:table-cell>
          <table:table-cell table:style-name="ce5" office:value-type="float" office:value="1.1994" calcext:value-type="float">
            <text:p>1,1994</text:p>
          </table:table-cell>
          <table:table-cell table:style-name="ce5" office:value-type="float" office:value="1.2613" calcext:value-type="float">
            <text:p>1,2613</text:p>
          </table:table-cell>
          <table:table-cell table:style-name="ce17" table:formula="of:=AVERAGE([.L48:.N48])-[.CE48]" office:value-type="float" office:value="1.0236" calcext:value-type="float">
            <text:p>1,0236</text:p>
          </table:table-cell>
          <table:table-cell table:style-name="ce5" office:value-type="float" office:value="0.7163" calcext:value-type="float">
            <text:p>0,7163</text:p>
          </table:table-cell>
          <table:table-cell table:style-name="ce5" office:value-type="float" office:value="0.7244" calcext:value-type="float">
            <text:p>0,7244</text:p>
          </table:table-cell>
          <table:table-cell table:style-name="ce5" office:value-type="float" office:value="0.7465" calcext:value-type="float">
            <text:p>0,7465</text:p>
          </table:table-cell>
          <table:table-cell table:style-name="ce17" table:formula="of:=AVERAGE([.P48:.R48])-[.CE48]" office:value-type="float" office:value="0.5308" calcext:value-type="float">
            <text:p>0,5308</text:p>
          </table:table-cell>
          <table:table-cell table:style-name="ce5" office:value-type="float" office:value="0.851" calcext:value-type="float">
            <text:p>0,8510</text:p>
          </table:table-cell>
          <table:table-cell table:style-name="ce5" office:value-type="float" office:value="0.8568" calcext:value-type="float">
            <text:p>0,8568</text:p>
          </table:table-cell>
          <table:table-cell table:style-name="ce5" office:value-type="float" office:value="0.8754" calcext:value-type="float">
            <text:p>0,8754</text:p>
          </table:table-cell>
          <table:table-cell table:style-name="ce23" table:formula="of:=AVERAGE([.T48:.V48])-[.CU48]" office:value-type="float" office:value="0.665933333333334" calcext:value-type="float">
            <text:p>0,6659</text:p>
          </table:table-cell>
          <table:table-cell table:style-name="ce5" office:value-type="float" office:value="0.7058" calcext:value-type="float">
            <text:p>0,7058</text:p>
          </table:table-cell>
          <table:table-cell table:style-name="ce5" office:value-type="float" office:value="0.7204" calcext:value-type="float">
            <text:p>0,7204</text:p>
          </table:table-cell>
          <table:table-cell table:style-name="ce5" office:value-type="float" office:value="0.7076" calcext:value-type="float">
            <text:p>0,7076</text:p>
          </table:table-cell>
          <table:table-cell table:style-name="ce23" table:formula="of:=AVERAGE([.X48:.Z48])-[.CU48]" office:value-type="float" office:value="0.516133333333334" calcext:value-type="float">
            <text:p>0,5161</text:p>
          </table:table-cell>
          <table:table-cell table:style-name="ce5" office:value-type="float" office:value="1.1791" calcext:value-type="float">
            <text:p>1,1791</text:p>
          </table:table-cell>
          <table:table-cell table:style-name="ce5" office:value-type="float" office:value="1.1694" calcext:value-type="float">
            <text:p>1,1694</text:p>
          </table:table-cell>
          <table:table-cell table:style-name="ce5" office:value-type="float" office:value="1.1931" calcext:value-type="float">
            <text:p>1,1931</text:p>
          </table:table-cell>
          <table:table-cell table:style-name="ce23" table:formula="of:=AVERAGE([.AB48:.AD48])-[.CU48]" office:value-type="float" office:value="0.9854" calcext:value-type="float">
            <text:p>0,9854</text:p>
          </table:table-cell>
          <table:table-cell table:style-name="ce5" office:value-type="float" office:value="0.7352" calcext:value-type="float">
            <text:p>0,7352</text:p>
          </table:table-cell>
          <table:table-cell table:style-name="ce5" office:value-type="float" office:value="0.7334" calcext:value-type="float">
            <text:p>0,7334</text:p>
          </table:table-cell>
          <table:table-cell table:style-name="ce5" office:value-type="float" office:value="0.7108" calcext:value-type="float">
            <text:p>0,7108</text:p>
          </table:table-cell>
          <table:table-cell table:style-name="ce23" table:formula="of:=AVERAGE([.AF48:.AH48])-[.CU48]" office:value-type="float" office:value="0.531333333333334" calcext:value-type="float">
            <text:p>0,5313</text:p>
          </table:table-cell>
          <table:table-cell table:style-name="ce5" office:value-type="float" office:value="0.8442" calcext:value-type="float">
            <text:p>0,8442</text:p>
          </table:table-cell>
          <table:table-cell table:style-name="ce5" office:value-type="float" office:value="0.9063" calcext:value-type="float">
            <text:p>0,9063</text:p>
          </table:table-cell>
          <table:table-cell table:style-name="ce5" office:value-type="float" office:value="0.9242" calcext:value-type="float">
            <text:p>0,9242</text:p>
          </table:table-cell>
          <table:table-cell table:style-name="ce26" table:formula="of:=AVERAGE([.AJ48:.AL48])-[.DK48]" office:value-type="float" office:value="0.702633333333334" calcext:value-type="float">
            <text:p>0,7026</text:p>
          </table:table-cell>
          <table:table-cell table:style-name="ce5" office:value-type="float" office:value="0.7328" calcext:value-type="float">
            <text:p>0,7328</text:p>
          </table:table-cell>
          <table:table-cell table:style-name="ce5" office:value-type="float" office:value="0.721" calcext:value-type="float">
            <text:p>0,7210</text:p>
          </table:table-cell>
          <table:table-cell table:style-name="ce5" office:value-type="float" office:value="0.7393" calcext:value-type="float">
            <text:p>0,7393</text:p>
          </table:table-cell>
          <table:table-cell table:style-name="ce26" table:formula="of:=AVERAGE([.AN48:.AP48])-[.DK48]" office:value-type="float" office:value="0.5421" calcext:value-type="float">
            <text:p>0,5421</text:p>
          </table:table-cell>
          <table:table-cell table:style-name="ce5" office:value-type="float" office:value="1.195" calcext:value-type="float">
            <text:p>1,1950</text:p>
          </table:table-cell>
          <table:table-cell table:style-name="ce5" office:value-type="float" office:value="1.1709" calcext:value-type="float">
            <text:p>1,1709</text:p>
          </table:table-cell>
          <table:table-cell table:style-name="ce5" office:value-type="float" office:value="1.1825" calcext:value-type="float">
            <text:p>1,1825</text:p>
          </table:table-cell>
          <table:table-cell table:style-name="ce26" table:formula="of:=AVERAGE([.AR48:.AT48])-[.DK48]" office:value-type="float" office:value="0.993866666666667" calcext:value-type="float">
            <text:p>0,9939</text:p>
          </table:table-cell>
          <table:table-cell table:style-name="ce5" office:value-type="float" office:value="0.7433" calcext:value-type="float">
            <text:p>0,7433</text:p>
          </table:table-cell>
          <table:table-cell table:style-name="ce5" office:value-type="float" office:value="0.7468" calcext:value-type="float">
            <text:p>0,7468</text:p>
          </table:table-cell>
          <table:table-cell table:style-name="ce5" office:value-type="float" office:value="0.7297" calcext:value-type="float">
            <text:p>0,7297</text:p>
          </table:table-cell>
          <table:table-cell table:style-name="ce26" table:formula="of:=AVERAGE([.AV48:.AX48])-[.DK48]" office:value-type="float" office:value="0.551" calcext:value-type="float">
            <text:p>0,5510</text:p>
          </table:table-cell>
          <table:table-cell table:style-name="ce5" office:value-type="float" office:value="0.8571" calcext:value-type="float">
            <text:p>0,8571</text:p>
          </table:table-cell>
          <table:table-cell table:style-name="ce5" office:value-type="float" office:value="0.8934" calcext:value-type="float">
            <text:p>0,8934</text:p>
          </table:table-cell>
          <table:table-cell table:style-name="ce5" office:value-type="float" office:value="0.9023" calcext:value-type="float">
            <text:p>0,9023</text:p>
          </table:table-cell>
          <table:table-cell table:style-name="ce38" table:formula="of:=AVERAGE([.AZ48:.BB48])-[.DX48]" office:value-type="float" office:value="0.685966666666667" calcext:value-type="float">
            <text:p>0,6860</text:p>
          </table:table-cell>
          <table:table-cell table:style-name="ce5" office:value-type="float" office:value="0.7542" calcext:value-type="float">
            <text:p>0,7542</text:p>
          </table:table-cell>
          <table:table-cell table:style-name="ce5" office:value-type="float" office:value="0.763" calcext:value-type="float">
            <text:p>0,7630</text:p>
          </table:table-cell>
          <table:table-cell table:style-name="ce5" office:value-type="float" office:value="0.7714" calcext:value-type="float">
            <text:p>0,7714</text:p>
          </table:table-cell>
          <table:table-cell table:style-name="ce38" table:formula="of:=AVERAGE([.BD48:.BF48])-[.DX48]" office:value-type="float" office:value="0.564566666666667" calcext:value-type="float">
            <text:p>0,5646</text:p>
          </table:table-cell>
          <table:table-cell table:style-name="ce5" office:value-type="float" office:value="1.2686" calcext:value-type="float">
            <text:p>1,2686</text:p>
          </table:table-cell>
          <table:table-cell table:style-name="ce5" office:value-type="float" office:value="1.2612" calcext:value-type="float">
            <text:p>1,2612</text:p>
          </table:table-cell>
          <table:table-cell table:style-name="ce5" office:value-type="float" office:value="1.2543" calcext:value-type="float">
            <text:p>1,2543</text:p>
          </table:table-cell>
          <table:table-cell table:style-name="ce38" table:formula="of:=AVERAGE([.BH48:.BJ48])-[.DX48]" office:value-type="float" office:value="1.06306666666667" calcext:value-type="float">
            <text:p>1,0631</text:p>
          </table:table-cell>
          <table:table-cell table:style-name="ce5" office:value-type="float" office:value="0.773" calcext:value-type="float">
            <text:p>0,7730</text:p>
          </table:table-cell>
          <table:table-cell table:style-name="ce5" office:value-type="float" office:value="0.7658" calcext:value-type="float">
            <text:p>0,7658</text:p>
          </table:table-cell>
          <table:table-cell table:style-name="ce5" office:value-type="float" office:value="0.7398" calcext:value-type="float">
            <text:p>0,7398</text:p>
          </table:table-cell>
          <table:table-cell table:style-name="ce38" table:formula="of:=AVERAGE([.BL48:.BN48])-[.DX48]" office:value-type="float" office:value="0.561233333333333" calcext:value-type="float">
            <text:p>0,5612</text:p>
          </table:table-cell>
          <table:table-cell table:style-name="ce5" office:value-type="float" office:value="1.2599" calcext:value-type="float">
            <text:p>1,2599</text:p>
          </table:table-cell>
          <table:table-cell table:style-name="ce5" office:value-type="float" office:value="1.1969" calcext:value-type="float">
            <text:p>1,1969</text:p>
          </table:table-cell>
          <table:table-cell table:style-name="ce5" office:value-type="float" office:value="1.2334" calcext:value-type="float">
            <text:p>1,2334</text:p>
          </table:table-cell>
          <table:table-cell table:style-name="ce41" table:formula="of:=AVERAGE([.BP48:.BR48])-[.CE48]" office:value-type="float" office:value="1.0318" calcext:value-type="float">
            <text:p>1,0318</text:p>
          </table:table-cell>
          <table:table-cell table:style-name="ce5" office:value-type="float" office:value="1.2403" calcext:value-type="float">
            <text:p>1,2403</text:p>
          </table:table-cell>
          <table:table-cell table:style-name="ce5" office:value-type="float" office:value="1.2506" calcext:value-type="float">
            <text:p>1,2506</text:p>
          </table:table-cell>
          <table:table-cell table:style-name="ce5" office:value-type="float" office:value="1.2659" calcext:value-type="float">
            <text:p>1,2659</text:p>
          </table:table-cell>
          <table:table-cell table:style-name="ce41" table:formula="of:=AVERAGE([.BT48:.BV48])-[.CE48]" office:value-type="float" office:value="1.054" calcext:value-type="float">
            <text:p>1,0540</text:p>
          </table:table-cell>
          <table:table-cell table:style-name="ce5" office:value-type="float" office:value="1.2562" calcext:value-type="float">
            <text:p>1,2562</text:p>
          </table:table-cell>
          <table:table-cell table:style-name="ce5" office:value-type="float" office:value="1.249" calcext:value-type="float">
            <text:p>1,2490</text:p>
          </table:table-cell>
          <table:table-cell table:style-name="ce5" office:value-type="float" office:value="1.2271" calcext:value-type="float">
            <text:p>1,2271</text:p>
          </table:table-cell>
          <table:table-cell table:style-name="ce5" table:formula="of:=AVERAGE([.BX48:.BZ48])-[.CE48]" office:value-type="float" office:value="1.04583333333333" calcext:value-type="float">
            <text:p>1,0458</text:p>
          </table:table-cell>
          <table:table-cell table:style-name="ce5" office:value-type="float" office:value="0.1994" calcext:value-type="float">
            <text:p>0,1994</text:p>
          </table:table-cell>
          <table:table-cell table:style-name="ce5" office:value-type="float" office:value="0.1983" calcext:value-type="float">
            <text:p>0,1983</text:p>
          </table:table-cell>
          <table:table-cell table:style-name="ce5" office:value-type="float" office:value="0.1971" calcext:value-type="float">
            <text:p>0,1971</text:p>
          </table:table-cell>
          <table:table-cell table:style-name="ce12" table:formula="of:=AVERAGE([.CB48:.CD48])" office:value-type="float" office:value="0.198266666666667" calcext:value-type="float">
            <text:p>0,1983</text:p>
          </table:table-cell>
          <table:table-cell table:style-name="ce5" office:value-type="float" office:value="1.2517" calcext:value-type="float">
            <text:p>1,2517</text:p>
          </table:table-cell>
          <table:table-cell table:style-name="ce5" office:value-type="float" office:value="1.1985" calcext:value-type="float">
            <text:p>1,1985</text:p>
          </table:table-cell>
          <table:table-cell table:style-name="ce5" office:value-type="float" office:value="1.2097" calcext:value-type="float">
            <text:p>1,2097</text:p>
          </table:table-cell>
          <table:table-cell table:style-name="ce20" table:formula="of:=AVERAGE([.CF48:.CH48])" office:value-type="float" office:value="1.21996666666667" calcext:value-type="float">
            <text:p>1,2200</text:p>
          </table:table-cell>
          <table:table-cell table:style-name="ce5" office:value-type="float" office:value="1.2288" calcext:value-type="float">
            <text:p>1,2288</text:p>
          </table:table-cell>
          <table:table-cell table:style-name="ce5" office:value-type="float" office:value="1.2007" calcext:value-type="float">
            <text:p>1,2007</text:p>
          </table:table-cell>
          <table:table-cell table:style-name="ce5" office:value-type="float" office:value="1.2282" calcext:value-type="float">
            <text:p>1,2282</text:p>
          </table:table-cell>
          <table:table-cell table:style-name="ce20" table:formula="of:=AVERAGE([.CJ48:.CL48])-[.CU48]" office:value-type="float" office:value="1.0241" calcext:value-type="float">
            <text:p>1,0241</text:p>
          </table:table-cell>
          <table:table-cell table:style-name="ce5" office:value-type="float" office:value="0.1869" calcext:value-type="float">
            <text:p>0,1869</text:p>
          </table:table-cell>
          <table:table-cell table:style-name="ce5" office:value-type="float" office:value="1.2037" calcext:value-type="float">
            <text:p>1,2037</text:p>
          </table:table-cell>
          <table:table-cell table:style-name="ce5" office:value-type="float" office:value="1.2325" calcext:value-type="float">
            <text:p>1,2325</text:p>
          </table:table-cell>
          <table:table-cell table:style-name="ce20" table:formula="of:=AVERAGE([.CO48:.CP48])" office:value-type="float" office:value="1.2181" calcext:value-type="float">
            <text:p>1,2181</text:p>
          </table:table-cell>
          <table:table-cell table:style-name="ce5" office:value-type="float" office:value="0.1944" calcext:value-type="float">
            <text:p>0,1944</text:p>
          </table:table-cell>
          <table:table-cell table:style-name="ce5" office:value-type="float" office:value="0.1981" calcext:value-type="float">
            <text:p>0,1981</text:p>
          </table:table-cell>
          <table:table-cell table:style-name="ce5" office:value-type="float" office:value="0.1929" calcext:value-type="float">
            <text:p>0,1929</text:p>
          </table:table-cell>
          <table:table-cell table:style-name="ce12" table:formula="of:=AVERAGE([.CR48:.CT48])" office:value-type="float" office:value="0.195133333333333" calcext:value-type="float">
            <text:p>0,1951</text:p>
          </table:table-cell>
          <table:table-cell table:style-name="ce5" office:value-type="float" office:value="1.2387" calcext:value-type="float">
            <text:p>1,2387</text:p>
          </table:table-cell>
          <table:table-cell table:style-name="ce5" office:value-type="float" office:value="1.1702" calcext:value-type="float">
            <text:p>1,1702</text:p>
          </table:table-cell>
          <table:table-cell table:style-name="ce5" office:value-type="float" office:value="1.1601" calcext:value-type="float">
            <text:p>1,1601</text:p>
          </table:table-cell>
          <table:table-cell table:style-name="ce12" table:formula="of:=AVERAGE([.CV48:.CX48])" office:value-type="float" office:value="1.18966666666667" calcext:value-type="float">
            <text:p>1,1897</text:p>
          </table:table-cell>
          <table:table-cell table:style-name="ce5" office:value-type="float" office:value="1.1877" calcext:value-type="float">
            <text:p>1,1877</text:p>
          </table:table-cell>
          <table:table-cell table:style-name="ce5" office:value-type="float" office:value="1.1923" calcext:value-type="float">
            <text:p>1,1923</text:p>
          </table:table-cell>
          <table:table-cell table:style-name="ce5" office:value-type="float" office:value="1.1873" calcext:value-type="float">
            <text:p>1,1873</text:p>
          </table:table-cell>
          <table:table-cell table:style-name="ce12" table:formula="of:=AVERAGE([.CZ48:.DB48])" office:value-type="float" office:value="1.1891" calcext:value-type="float">
            <text:p>1,1891</text:p>
          </table:table-cell>
          <table:table-cell table:style-name="ce5" office:value-type="float" office:value="1.197" calcext:value-type="float">
            <text:p>1,1970</text:p>
          </table:table-cell>
          <table:table-cell table:style-name="ce5" office:value-type="float" office:value="1.1953" calcext:value-type="float">
            <text:p>1,1953</text:p>
          </table:table-cell>
          <table:table-cell table:style-name="ce5" office:value-type="float" office:value="1.1888" calcext:value-type="float">
            <text:p>1,1888</text:p>
          </table:table-cell>
          <table:table-cell table:style-name="ce12" table:formula="of:=AVERAGE([.DD48:.DF48])" office:value-type="float" office:value="1.1937" calcext:value-type="float">
            <text:p>1,1937</text:p>
          </table:table-cell>
          <table:table-cell table:style-name="ce5" office:value-type="float" office:value="0.1881" calcext:value-type="float">
            <text:p>0,1881</text:p>
          </table:table-cell>
          <table:table-cell table:style-name="ce5" office:value-type="float" office:value="0.1919" calcext:value-type="float">
            <text:p>0,1919</text:p>
          </table:table-cell>
          <table:table-cell table:style-name="ce5" office:value-type="float" office:value="0.1868" calcext:value-type="float">
            <text:p>0,1868</text:p>
          </table:table-cell>
          <table:table-cell table:style-name="ce5" table:formula="of:=AVERAGE([.DH48:.DJ48])" office:value-type="float" office:value="0.188933333333333" calcext:value-type="float">
            <text:p>0,1889</text:p>
          </table:table-cell>
          <table:table-cell table:style-name="ce5" office:value-type="float" office:value="1.3" calcext:value-type="float">
            <text:p>1,3000</text:p>
          </table:table-cell>
          <table:table-cell table:style-name="ce5" office:value-type="float" office:value="1.228" calcext:value-type="float">
            <text:p>1,2280</text:p>
          </table:table-cell>
          <table:table-cell table:style-name="ce5" office:value-type="float" office:value="1.2128" calcext:value-type="float">
            <text:p>1,2128</text:p>
          </table:table-cell>
          <table:table-cell table:style-name="ce5" office:value-type="float" office:value="1.2353" calcext:value-type="float">
            <text:p>1,2353</text:p>
          </table:table-cell>
          <table:table-cell table:style-name="ce5" office:value-type="float" office:value="1.2095" calcext:value-type="float">
            <text:p>1,2095</text:p>
          </table:table-cell>
          <table:table-cell table:style-name="ce5" office:value-type="float" office:value="1.2258" calcext:value-type="float">
            <text:p>1,2258</text:p>
          </table:table-cell>
          <table:table-cell table:style-name="ce5" office:value-type="float" office:value="1.2219" calcext:value-type="float">
            <text:p>1,2219</text:p>
          </table:table-cell>
          <table:table-cell table:style-name="ce5" office:value-type="float" office:value="1.2386" calcext:value-type="float">
            <text:p>1,2386</text:p>
          </table:table-cell>
          <table:table-cell table:style-name="ce5" office:value-type="float" office:value="1.2658" calcext:value-type="float">
            <text:p>1,2658</text:p>
          </table:table-cell>
          <table:table-cell table:style-name="ce14" office:value-type="float" office:value="0.1989" calcext:value-type="float">
            <text:p>0,1989</text:p>
          </table:table-cell>
          <table:table-cell table:style-name="ce14" office:value-type="float" office:value="0.1983" calcext:value-type="float">
            <text:p>0,1983</text:p>
          </table:table-cell>
          <table:table-cell table:style-name="ce14" office:value-type="float" office:value="0.1977" calcext:value-type="float">
            <text:p>0,1977</text:p>
          </table:table-cell>
          <table:table-cell table:style-name="ce1" table:formula="of:=AVERAGE([.DU48:.DW48])" office:value-type="float" office:value="0.1983" calcext:value-type="float">
            <text:p>0,1983</text:p>
          </table:table-cell>
          <table:table-cell table:number-columns-repeated="92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3" office:value-type="float" office:value="64800.3" calcext:value-type="float">
            <text:p>64800,30</text:p>
          </table:table-cell>
          <table:table-cell table:style-name="ce3" table:formula="of:=[.B49]/3600" office:value-type="float" office:value="18.0000833333333" calcext:value-type="float">
            <text:p>18,00</text:p>
          </table:table-cell>
          <table:table-cell table:style-name="ce5" office:value-type="float" office:value="0.8217" calcext:value-type="float">
            <text:p>0,8217</text:p>
          </table:table-cell>
          <table:table-cell table:style-name="ce5" office:value-type="float" office:value="0.865" calcext:value-type="float">
            <text:p>0,8650</text:p>
          </table:table-cell>
          <table:table-cell table:style-name="ce5" office:value-type="float" office:value="0.8812" calcext:value-type="float">
            <text:p>0,8812</text:p>
          </table:table-cell>
          <table:table-cell table:style-name="ce17" table:formula="of:=AVERAGE([.D49:.F49])-[.CE49]" office:value-type="float" office:value="0.657933333333334" calcext:value-type="float">
            <text:p>0,6579</text:p>
          </table:table-cell>
          <table:table-cell table:style-name="ce5" office:value-type="float" office:value="0.5715" calcext:value-type="float">
            <text:p>0,5715</text:p>
          </table:table-cell>
          <table:table-cell table:style-name="ce5" office:value-type="float" office:value="0.7408" calcext:value-type="float">
            <text:p>0,7408</text:p>
          </table:table-cell>
          <table:table-cell table:style-name="ce5" office:value-type="float" office:value="0.6829" calcext:value-type="float">
            <text:p>0,6829</text:p>
          </table:table-cell>
          <table:table-cell table:style-name="ce17" table:formula="of:=AVERAGE([.H49:.J49])-[.CE49]" office:value-type="float" office:value="0.467033333333334" calcext:value-type="float">
            <text:p>0,4670</text:p>
          </table:table-cell>
          <table:table-cell table:style-name="ce5" office:value-type="float" office:value="1.211" calcext:value-type="float">
            <text:p>1,2110</text:p>
          </table:table-cell>
          <table:table-cell table:style-name="ce5" office:value-type="float" office:value="1.206" calcext:value-type="float">
            <text:p>1,2060</text:p>
          </table:table-cell>
          <table:table-cell table:style-name="ce5" office:value-type="float" office:value="1.2671" calcext:value-type="float">
            <text:p>1,2671</text:p>
          </table:table-cell>
          <table:table-cell table:style-name="ce17" table:formula="of:=AVERAGE([.L49:.N49])-[.CE49]" office:value-type="float" office:value="1.03" calcext:value-type="float">
            <text:p>1,0300</text:p>
          </table:table-cell>
          <table:table-cell table:style-name="ce5" office:value-type="float" office:value="0.7304" calcext:value-type="float">
            <text:p>0,7304</text:p>
          </table:table-cell>
          <table:table-cell table:style-name="ce5" office:value-type="float" office:value="0.7379" calcext:value-type="float">
            <text:p>0,7379</text:p>
          </table:table-cell>
          <table:table-cell table:style-name="ce5" office:value-type="float" office:value="0.7654" calcext:value-type="float">
            <text:p>0,7654</text:p>
          </table:table-cell>
          <table:table-cell table:style-name="ce17" table:formula="of:=AVERAGE([.P49:.R49])-[.CE49]" office:value-type="float" office:value="0.546533333333334" calcext:value-type="float">
            <text:p>0,5465</text:p>
          </table:table-cell>
          <table:table-cell table:style-name="ce5" office:value-type="float" office:value="0.8465" calcext:value-type="float">
            <text:p>0,8465</text:p>
          </table:table-cell>
          <table:table-cell table:style-name="ce5" office:value-type="float" office:value="0.8585" calcext:value-type="float">
            <text:p>0,8585</text:p>
          </table:table-cell>
          <table:table-cell table:style-name="ce5" office:value-type="float" office:value="0.8762" calcext:value-type="float">
            <text:p>0,8762</text:p>
          </table:table-cell>
          <table:table-cell table:style-name="ce23" table:formula="of:=AVERAGE([.T49:.V49])-[.CU49]" office:value-type="float" office:value="0.6652" calcext:value-type="float">
            <text:p>0,6652</text:p>
          </table:table-cell>
          <table:table-cell table:style-name="ce5" office:value-type="float" office:value="0.7136" calcext:value-type="float">
            <text:p>0,7136</text:p>
          </table:table-cell>
          <table:table-cell table:style-name="ce5" office:value-type="float" office:value="0.7293" calcext:value-type="float">
            <text:p>0,7293</text:p>
          </table:table-cell>
          <table:table-cell table:style-name="ce5" office:value-type="float" office:value="0.7152" calcext:value-type="float">
            <text:p>0,7152</text:p>
          </table:table-cell>
          <table:table-cell table:style-name="ce23" table:formula="of:=AVERAGE([.X49:.Z49])-[.CU49]" office:value-type="float" office:value="0.524166666666667" calcext:value-type="float">
            <text:p>0,5242</text:p>
          </table:table-cell>
          <table:table-cell table:style-name="ce5" office:value-type="float" office:value="1.1817" calcext:value-type="float">
            <text:p>1,1817</text:p>
          </table:table-cell>
          <table:table-cell table:style-name="ce5" office:value-type="float" office:value="1.1726" calcext:value-type="float">
            <text:p>1,1726</text:p>
          </table:table-cell>
          <table:table-cell table:style-name="ce5" office:value-type="float" office:value="1.1982" calcext:value-type="float">
            <text:p>1,1982</text:p>
          </table:table-cell>
          <table:table-cell table:style-name="ce23" table:formula="of:=AVERAGE([.AB49:.AD49])-[.CU49]" office:value-type="float" office:value="0.988966666666667" calcext:value-type="float">
            <text:p>0,9890</text:p>
          </table:table-cell>
          <table:table-cell table:style-name="ce5" office:value-type="float" office:value="0.7421" calcext:value-type="float">
            <text:p>0,7421</text:p>
          </table:table-cell>
          <table:table-cell table:style-name="ce5" office:value-type="float" office:value="0.7429" calcext:value-type="float">
            <text:p>0,7429</text:p>
          </table:table-cell>
          <table:table-cell table:style-name="ce5" office:value-type="float" office:value="0.7259" calcext:value-type="float">
            <text:p>0,7259</text:p>
          </table:table-cell>
          <table:table-cell table:style-name="ce23" table:formula="of:=AVERAGE([.AF49:.AH49])-[.CU49]" office:value-type="float" office:value="0.541766666666667" calcext:value-type="float">
            <text:p>0,5418</text:p>
          </table:table-cell>
          <table:table-cell table:style-name="ce5" office:value-type="float" office:value="0.8456" calcext:value-type="float">
            <text:p>0,8456</text:p>
          </table:table-cell>
          <table:table-cell table:style-name="ce5" office:value-type="float" office:value="0.9082" calcext:value-type="float">
            <text:p>0,9082</text:p>
          </table:table-cell>
          <table:table-cell table:style-name="ce5" office:value-type="float" office:value="0.9247" calcext:value-type="float">
            <text:p>0,9247</text:p>
          </table:table-cell>
          <table:table-cell table:style-name="ce26" table:formula="of:=AVERAGE([.AJ49:.AL49])-[.DK49]" office:value-type="float" office:value="0.7035" calcext:value-type="float">
            <text:p>0,7035</text:p>
          </table:table-cell>
          <table:table-cell table:style-name="ce5" office:value-type="float" office:value="0.7396" calcext:value-type="float">
            <text:p>0,7396</text:p>
          </table:table-cell>
          <table:table-cell table:style-name="ce5" office:value-type="float" office:value="0.7289" calcext:value-type="float">
            <text:p>0,7289</text:p>
          </table:table-cell>
          <table:table-cell table:style-name="ce5" office:value-type="float" office:value="0.7467" calcext:value-type="float">
            <text:p>0,7467</text:p>
          </table:table-cell>
          <table:table-cell table:style-name="ce26" table:formula="of:=AVERAGE([.AN49:.AP49])-[.DK49]" office:value-type="float" office:value="0.549066666666667" calcext:value-type="float">
            <text:p>0,5491</text:p>
          </table:table-cell>
          <table:table-cell table:style-name="ce5" office:value-type="float" office:value="1.1995" calcext:value-type="float">
            <text:p>1,1995</text:p>
          </table:table-cell>
          <table:table-cell table:style-name="ce5" office:value-type="float" office:value="1.1733" calcext:value-type="float">
            <text:p>1,1733</text:p>
          </table:table-cell>
          <table:table-cell table:style-name="ce5" office:value-type="float" office:value="1.1861" calcext:value-type="float">
            <text:p>1,1861</text:p>
          </table:table-cell>
          <table:table-cell table:style-name="ce26" table:formula="of:=AVERAGE([.AR49:.AT49])-[.DK49]" office:value-type="float" office:value="0.996966666666667" calcext:value-type="float">
            <text:p>0,9970</text:p>
          </table:table-cell>
          <table:table-cell table:style-name="ce5" office:value-type="float" office:value="0.749" calcext:value-type="float">
            <text:p>0,7490</text:p>
          </table:table-cell>
          <table:table-cell table:style-name="ce5" office:value-type="float" office:value="0.7548" calcext:value-type="float">
            <text:p>0,7548</text:p>
          </table:table-cell>
          <table:table-cell table:style-name="ce5" office:value-type="float" office:value="0.744" calcext:value-type="float">
            <text:p>0,7440</text:p>
          </table:table-cell>
          <table:table-cell table:style-name="ce26" table:formula="of:=AVERAGE([.AV49:.AX49])-[.DK49]" office:value-type="float" office:value="0.559933333333334" calcext:value-type="float">
            <text:p>0,5599</text:p>
          </table:table-cell>
          <table:table-cell table:style-name="ce5" office:value-type="float" office:value="0.8587" calcext:value-type="float">
            <text:p>0,8587</text:p>
          </table:table-cell>
          <table:table-cell table:style-name="ce5" office:value-type="float" office:value="0.8925" calcext:value-type="float">
            <text:p>0,8925</text:p>
          </table:table-cell>
          <table:table-cell table:style-name="ce5" office:value-type="float" office:value="0.903" calcext:value-type="float">
            <text:p>0,9030</text:p>
          </table:table-cell>
          <table:table-cell table:style-name="ce38" table:formula="of:=AVERAGE([.AZ49:.BB49])-[.DX49]" office:value-type="float" office:value="0.6862" calcext:value-type="float">
            <text:p>0,6862</text:p>
          </table:table-cell>
          <table:table-cell table:style-name="ce5" office:value-type="float" office:value="0.7632" calcext:value-type="float">
            <text:p>0,7632</text:p>
          </table:table-cell>
          <table:table-cell table:style-name="ce5" office:value-type="float" office:value="0.7724" calcext:value-type="float">
            <text:p>0,7724</text:p>
          </table:table-cell>
          <table:table-cell table:style-name="ce5" office:value-type="float" office:value="0.7809" calcext:value-type="float">
            <text:p>0,7809</text:p>
          </table:table-cell>
          <table:table-cell table:style-name="ce38" table:formula="of:=AVERAGE([.BD49:.BF49])-[.DX49]" office:value-type="float" office:value="0.573633333333334" calcext:value-type="float">
            <text:p>0,5736</text:p>
          </table:table-cell>
          <table:table-cell table:style-name="ce5" office:value-type="float" office:value="1.2702" calcext:value-type="float">
            <text:p>1,2702</text:p>
          </table:table-cell>
          <table:table-cell table:style-name="ce5" office:value-type="float" office:value="1.2627" calcext:value-type="float">
            <text:p>1,2627</text:p>
          </table:table-cell>
          <table:table-cell table:style-name="ce5" office:value-type="float" office:value="1.2562" calcext:value-type="float">
            <text:p>1,2562</text:p>
          </table:table-cell>
          <table:table-cell table:style-name="ce38" table:formula="of:=AVERAGE([.BH49:.BJ49])-[.DX49]" office:value-type="float" office:value="1.0645" calcext:value-type="float">
            <text:p>1,0645</text:p>
          </table:table-cell>
          <table:table-cell table:style-name="ce5" office:value-type="float" office:value="0.781" calcext:value-type="float">
            <text:p>0,7810</text:p>
          </table:table-cell>
          <table:table-cell table:style-name="ce5" office:value-type="float" office:value="0.7739" calcext:value-type="float">
            <text:p>0,7739</text:p>
          </table:table-cell>
          <table:table-cell table:style-name="ce5" office:value-type="float" office:value="0.7545" calcext:value-type="float">
            <text:p>0,7545</text:p>
          </table:table-cell>
          <table:table-cell table:style-name="ce38" table:formula="of:=AVERAGE([.BL49:.BN49])-[.DX49]" office:value-type="float" office:value="0.571266666666667" calcext:value-type="float">
            <text:p>0,5713</text:p>
          </table:table-cell>
          <table:table-cell table:style-name="ce5" office:value-type="float" office:value="1.2683" calcext:value-type="float">
            <text:p>1,2683</text:p>
          </table:table-cell>
          <table:table-cell table:style-name="ce5" office:value-type="float" office:value="1.202" calcext:value-type="float">
            <text:p>1,2020</text:p>
          </table:table-cell>
          <table:table-cell table:style-name="ce5" office:value-type="float" office:value="1.2367" calcext:value-type="float">
            <text:p>1,2367</text:p>
          </table:table-cell>
          <table:table-cell table:style-name="ce41" table:formula="of:=AVERAGE([.BP49:.BR49])-[.CE49]" office:value-type="float" office:value="1.03763333333333" calcext:value-type="float">
            <text:p>1,0376</text:p>
          </table:table-cell>
          <table:table-cell table:style-name="ce5" office:value-type="float" office:value="1.2447" calcext:value-type="float">
            <text:p>1,2447</text:p>
          </table:table-cell>
          <table:table-cell table:style-name="ce5" office:value-type="float" office:value="1.2519" calcext:value-type="float">
            <text:p>1,2519</text:p>
          </table:table-cell>
          <table:table-cell table:style-name="ce5" office:value-type="float" office:value="1.2701" calcext:value-type="float">
            <text:p>1,2701</text:p>
          </table:table-cell>
          <table:table-cell table:style-name="ce41" table:formula="of:=AVERAGE([.BT49:.BV49])-[.CE49]" office:value-type="float" office:value="1.05753333333333" calcext:value-type="float">
            <text:p>1,0575</text:p>
          </table:table-cell>
          <table:table-cell table:style-name="ce5" office:value-type="float" office:value="1.259" calcext:value-type="float">
            <text:p>1,2590</text:p>
          </table:table-cell>
          <table:table-cell table:style-name="ce5" office:value-type="float" office:value="1.2548" calcext:value-type="float">
            <text:p>1,2548</text:p>
          </table:table-cell>
          <table:table-cell table:style-name="ce5" office:value-type="float" office:value="1.2306" calcext:value-type="float">
            <text:p>1,2306</text:p>
          </table:table-cell>
          <table:table-cell table:style-name="ce5" table:formula="of:=AVERAGE([.BX49:.BZ49])-[.CE49]" office:value-type="float" office:value="1.0501" calcext:value-type="float">
            <text:p>1,0501</text:p>
          </table:table-cell>
          <table:table-cell table:style-name="ce5" office:value-type="float" office:value="0.1995" calcext:value-type="float">
            <text:p>0,1995</text:p>
          </table:table-cell>
          <table:table-cell table:style-name="ce5" office:value-type="float" office:value="0.1982" calcext:value-type="float">
            <text:p>0,1982</text:p>
          </table:table-cell>
          <table:table-cell table:style-name="ce5" office:value-type="float" office:value="0.1964" calcext:value-type="float">
            <text:p>0,1964</text:p>
          </table:table-cell>
          <table:table-cell table:style-name="ce12" table:formula="of:=AVERAGE([.CB49:.CD49])" office:value-type="float" office:value="0.198033333333333" calcext:value-type="float">
            <text:p>0,1980</text:p>
          </table:table-cell>
          <table:table-cell table:style-name="ce5" office:value-type="float" office:value="1.2606" calcext:value-type="float">
            <text:p>1,2606</text:p>
          </table:table-cell>
          <table:table-cell table:style-name="ce5" office:value-type="float" office:value="1.206" calcext:value-type="float">
            <text:p>1,2060</text:p>
          </table:table-cell>
          <table:table-cell table:style-name="ce5" office:value-type="float" office:value="1.2142" calcext:value-type="float">
            <text:p>1,2142</text:p>
          </table:table-cell>
          <table:table-cell table:style-name="ce20" table:formula="of:=AVERAGE([.CF49:.CH49])" office:value-type="float" office:value="1.22693333333333" calcext:value-type="float">
            <text:p>1,2269</text:p>
          </table:table-cell>
          <table:table-cell table:style-name="ce5" office:value-type="float" office:value="1.2314" calcext:value-type="float">
            <text:p>1,2314</text:p>
          </table:table-cell>
          <table:table-cell table:style-name="ce5" office:value-type="float" office:value="1.2047" calcext:value-type="float">
            <text:p>1,2047</text:p>
          </table:table-cell>
          <table:table-cell table:style-name="ce5" office:value-type="float" office:value="1.2324" calcext:value-type="float">
            <text:p>1,2324</text:p>
          </table:table-cell>
          <table:table-cell table:style-name="ce20" table:formula="of:=AVERAGE([.CJ49:.CL49])-[.CU49]" office:value-type="float" office:value="1.02763333333333" calcext:value-type="float">
            <text:p>1,0276</text:p>
          </table:table-cell>
          <table:table-cell table:style-name="ce5" office:value-type="float" office:value="0.1866" calcext:value-type="float">
            <text:p>0,1866</text:p>
          </table:table-cell>
          <table:table-cell table:style-name="ce5" office:value-type="float" office:value="1.2069" calcext:value-type="float">
            <text:p>1,2069</text:p>
          </table:table-cell>
          <table:table-cell table:style-name="ce5" office:value-type="float" office:value="1.2347" calcext:value-type="float">
            <text:p>1,2347</text:p>
          </table:table-cell>
          <table:table-cell table:style-name="ce20" table:formula="of:=AVERAGE([.CO49:.CP49])" office:value-type="float" office:value="1.2208" calcext:value-type="float">
            <text:p>1,2208</text:p>
          </table:table-cell>
          <table:table-cell table:style-name="ce5" office:value-type="float" office:value="0.1942" calcext:value-type="float">
            <text:p>0,1942</text:p>
          </table:table-cell>
          <table:table-cell table:style-name="ce5" office:value-type="float" office:value="0.1984" calcext:value-type="float">
            <text:p>0,1984</text:p>
          </table:table-cell>
          <table:table-cell table:style-name="ce5" office:value-type="float" office:value="0.193" calcext:value-type="float">
            <text:p>0,1930</text:p>
          </table:table-cell>
          <table:table-cell table:style-name="ce12" table:formula="of:=AVERAGE([.CR49:.CT49])" office:value-type="float" office:value="0.1952" calcext:value-type="float">
            <text:p>0,1952</text:p>
          </table:table-cell>
          <table:table-cell table:style-name="ce5" office:value-type="float" office:value="1.2492" calcext:value-type="float">
            <text:p>1,2492</text:p>
          </table:table-cell>
          <table:table-cell table:style-name="ce5" office:value-type="float" office:value="1.1769" calcext:value-type="float">
            <text:p>1,1769</text:p>
          </table:table-cell>
          <table:table-cell table:style-name="ce5" office:value-type="float" office:value="1.1687" calcext:value-type="float">
            <text:p>1,1687</text:p>
          </table:table-cell>
          <table:table-cell table:style-name="ce12" table:formula="of:=AVERAGE([.CV49:.CX49])" office:value-type="float" office:value="1.19826666666667" calcext:value-type="float">
            <text:p>1,1983</text:p>
          </table:table-cell>
          <table:table-cell table:style-name="ce5" office:value-type="float" office:value="1.1936" calcext:value-type="float">
            <text:p>1,1936</text:p>
          </table:table-cell>
          <table:table-cell table:style-name="ce5" office:value-type="float" office:value="1.1972" calcext:value-type="float">
            <text:p>1,1972</text:p>
          </table:table-cell>
          <table:table-cell table:style-name="ce5" office:value-type="float" office:value="1.1929" calcext:value-type="float">
            <text:p>1,1929</text:p>
          </table:table-cell>
          <table:table-cell table:style-name="ce12" table:formula="of:=AVERAGE([.CZ49:.DB49])" office:value-type="float" office:value="1.19456666666667" calcext:value-type="float">
            <text:p>1,1946</text:p>
          </table:table-cell>
          <table:table-cell table:style-name="ce5" office:value-type="float" office:value="1.2023" calcext:value-type="float">
            <text:p>1,2023</text:p>
          </table:table-cell>
          <table:table-cell table:style-name="ce5" office:value-type="float" office:value="1.1996" calcext:value-type="float">
            <text:p>1,1996</text:p>
          </table:table-cell>
          <table:table-cell table:style-name="ce5" office:value-type="float" office:value="1.1934" calcext:value-type="float">
            <text:p>1,1934</text:p>
          </table:table-cell>
          <table:table-cell table:style-name="ce12" table:formula="of:=AVERAGE([.DD49:.DF49])" office:value-type="float" office:value="1.19843333333333" calcext:value-type="float">
            <text:p>1,1984</text:p>
          </table:table-cell>
          <table:table-cell table:style-name="ce5" office:value-type="float" office:value="0.1895" calcext:value-type="float">
            <text:p>0,1895</text:p>
          </table:table-cell>
          <table:table-cell table:style-name="ce5" office:value-type="float" office:value="0.1913" calcext:value-type="float">
            <text:p>0,1913</text:p>
          </table:table-cell>
          <table:table-cell table:style-name="ce5" office:value-type="float" office:value="0.1872" calcext:value-type="float">
            <text:p>0,1872</text:p>
          </table:table-cell>
          <table:table-cell table:style-name="ce5" table:formula="of:=AVERAGE([.DH49:.DJ49])" office:value-type="float" office:value="0.189333333333333" calcext:value-type="float">
            <text:p>0,1893</text:p>
          </table:table-cell>
          <table:table-cell table:style-name="ce5" office:value-type="float" office:value="1.313" calcext:value-type="float">
            <text:p>1,3130</text:p>
          </table:table-cell>
          <table:table-cell table:style-name="ce5" office:value-type="float" office:value="1.238" calcext:value-type="float">
            <text:p>1,2380</text:p>
          </table:table-cell>
          <table:table-cell table:style-name="ce5" office:value-type="float" office:value="1.2242" calcext:value-type="float">
            <text:p>1,2242</text:p>
          </table:table-cell>
          <table:table-cell table:style-name="ce5" office:value-type="float" office:value="1.2432" calcext:value-type="float">
            <text:p>1,2432</text:p>
          </table:table-cell>
          <table:table-cell table:style-name="ce5" office:value-type="float" office:value="1.2161" calcext:value-type="float">
            <text:p>1,2161</text:p>
          </table:table-cell>
          <table:table-cell table:style-name="ce5" office:value-type="float" office:value="1.2323" calcext:value-type="float">
            <text:p>1,2323</text:p>
          </table:table-cell>
          <table:table-cell table:style-name="ce5" office:value-type="float" office:value="1.2281" calcext:value-type="float">
            <text:p>1,2281</text:p>
          </table:table-cell>
          <table:table-cell table:style-name="ce5" office:value-type="float" office:value="1.2419" calcext:value-type="float">
            <text:p>1,2419</text:p>
          </table:table-cell>
          <table:table-cell table:style-name="ce5" office:value-type="float" office:value="1.2708" calcext:value-type="float">
            <text:p>1,2708</text:p>
          </table:table-cell>
          <table:table-cell table:number-columns-repeated="2" table:style-name="ce14" office:value-type="float" office:value="0.1987" calcext:value-type="float">
            <text:p>0,1987</text:p>
          </table:table-cell>
          <table:table-cell table:style-name="ce14" office:value-type="float" office:value="0.1982" calcext:value-type="float">
            <text:p>0,1982</text:p>
          </table:table-cell>
          <table:table-cell table:style-name="ce1" table:formula="of:=AVERAGE([.DU49:.DW49])" office:value-type="float" office:value="0.198533333333333" calcext:value-type="float">
            <text:p>0,198533333333333</text:p>
          </table:table-cell>
          <table:table-cell table:number-columns-repeated="92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3" office:value-type="float" office:value="66600.3" calcext:value-type="float">
            <text:p>66600,30</text:p>
          </table:table-cell>
          <table:table-cell table:style-name="ce3" table:formula="of:=[.B50]/3600" office:value-type="float" office:value="18.5000833333333" calcext:value-type="float">
            <text:p>18,50</text:p>
          </table:table-cell>
          <table:table-cell table:style-name="ce5" office:value-type="float" office:value="0.8258" calcext:value-type="float">
            <text:p>0,8258</text:p>
          </table:table-cell>
          <table:table-cell table:style-name="ce5" office:value-type="float" office:value="0.8676" calcext:value-type="float">
            <text:p>0,8676</text:p>
          </table:table-cell>
          <table:table-cell table:style-name="ce5" office:value-type="float" office:value="0.8831" calcext:value-type="float">
            <text:p>0,8831</text:p>
          </table:table-cell>
          <table:table-cell table:style-name="ce17" table:formula="of:=AVERAGE([.D50:.F50])-[.CE50]" office:value-type="float" office:value="0.659900000000001" calcext:value-type="float">
            <text:p>0,6599</text:p>
          </table:table-cell>
          <table:table-cell table:style-name="ce5" office:value-type="float" office:value="0.5831" calcext:value-type="float">
            <text:p>0,5831</text:p>
          </table:table-cell>
          <table:table-cell table:style-name="ce5" office:value-type="float" office:value="0.7594" calcext:value-type="float">
            <text:p>0,7594</text:p>
          </table:table-cell>
          <table:table-cell table:style-name="ce5" office:value-type="float" office:value="0.7028" calcext:value-type="float">
            <text:p>0,7028</text:p>
          </table:table-cell>
          <table:table-cell table:style-name="ce17" table:formula="of:=AVERAGE([.H50:.J50])-[.CE50]" office:value-type="float" office:value="0.482833333333334" calcext:value-type="float">
            <text:p>0,4828</text:p>
          </table:table-cell>
          <table:table-cell table:style-name="ce5" office:value-type="float" office:value="1.2178" calcext:value-type="float">
            <text:p>1,2178</text:p>
          </table:table-cell>
          <table:table-cell table:style-name="ce5" office:value-type="float" office:value="1.2123" calcext:value-type="float">
            <text:p>1,2123</text:p>
          </table:table-cell>
          <table:table-cell table:style-name="ce5" office:value-type="float" office:value="1.2733" calcext:value-type="float">
            <text:p>1,2733</text:p>
          </table:table-cell>
          <table:table-cell table:style-name="ce17" table:formula="of:=AVERAGE([.L50:.N50])-[.CE50]" office:value-type="float" office:value="1.03553333333333" calcext:value-type="float">
            <text:p>1,0355</text:p>
          </table:table-cell>
          <table:table-cell table:style-name="ce5" office:value-type="float" office:value="0.7458" calcext:value-type="float">
            <text:p>0,7458</text:p>
          </table:table-cell>
          <table:table-cell table:style-name="ce5" office:value-type="float" office:value="0.7551" calcext:value-type="float">
            <text:p>0,7551</text:p>
          </table:table-cell>
          <table:table-cell table:style-name="ce5" office:value-type="float" office:value="0.7882" calcext:value-type="float">
            <text:p>0,7882</text:p>
          </table:table-cell>
          <table:table-cell table:style-name="ce17" table:formula="of:=AVERAGE([.P50:.R50])-[.CE50]" office:value-type="float" office:value="0.5641" calcext:value-type="float">
            <text:p>0,5641</text:p>
          </table:table-cell>
          <table:table-cell table:style-name="ce5" office:value-type="float" office:value="0.8412" calcext:value-type="float">
            <text:p>0,8412</text:p>
          </table:table-cell>
          <table:table-cell table:style-name="ce5" office:value-type="float" office:value="0.859" calcext:value-type="float">
            <text:p>0,8590</text:p>
          </table:table-cell>
          <table:table-cell table:style-name="ce5" office:value-type="float" office:value="0.8765" calcext:value-type="float">
            <text:p>0,8765</text:p>
          </table:table-cell>
          <table:table-cell table:style-name="ce23" table:formula="of:=AVERAGE([.T50:.V50])-[.CU50]" office:value-type="float" office:value="0.663166666666667" calcext:value-type="float">
            <text:p>0,6632</text:p>
          </table:table-cell>
          <table:table-cell table:style-name="ce5" office:value-type="float" office:value="0.7233" calcext:value-type="float">
            <text:p>0,7233</text:p>
          </table:table-cell>
          <table:table-cell table:style-name="ce5" office:value-type="float" office:value="0.7398" calcext:value-type="float">
            <text:p>0,7398</text:p>
          </table:table-cell>
          <table:table-cell table:style-name="ce5" office:value-type="float" office:value="0.7259" calcext:value-type="float">
            <text:p>0,7259</text:p>
          </table:table-cell>
          <table:table-cell table:style-name="ce23" table:formula="of:=AVERAGE([.X50:.Z50])-[.CU50]" office:value-type="float" office:value="0.533933333333334" calcext:value-type="float">
            <text:p>0,5339</text:p>
          </table:table-cell>
          <table:table-cell table:style-name="ce5" office:value-type="float" office:value="1.1889" calcext:value-type="float">
            <text:p>1,1889</text:p>
          </table:table-cell>
          <table:table-cell table:style-name="ce5" office:value-type="float" office:value="1.1782" calcext:value-type="float">
            <text:p>1,1782</text:p>
          </table:table-cell>
          <table:table-cell table:style-name="ce5" office:value-type="float" office:value="1.2038" calcext:value-type="float">
            <text:p>1,2038</text:p>
          </table:table-cell>
          <table:table-cell table:style-name="ce23" table:formula="of:=AVERAGE([.AB50:.AD50])-[.CU50]" office:value-type="float" office:value="0.994566666666667" calcext:value-type="float">
            <text:p>0,9946</text:p>
          </table:table-cell>
          <table:table-cell table:style-name="ce5" office:value-type="float" office:value="0.7517" calcext:value-type="float">
            <text:p>0,7517</text:p>
          </table:table-cell>
          <table:table-cell table:style-name="ce5" office:value-type="float" office:value="0.752" calcext:value-type="float">
            <text:p>0,7520</text:p>
          </table:table-cell>
          <table:table-cell table:style-name="ce5" office:value-type="float" office:value="0.7434" calcext:value-type="float">
            <text:p>0,7434</text:p>
          </table:table-cell>
          <table:table-cell table:style-name="ce23" table:formula="of:=AVERAGE([.AF50:.AH50])-[.CU50]" office:value-type="float" office:value="0.5533" calcext:value-type="float">
            <text:p>0,5533</text:p>
          </table:table-cell>
          <table:table-cell table:style-name="ce5" office:value-type="float" office:value="0.8438" calcext:value-type="float">
            <text:p>0,8438</text:p>
          </table:table-cell>
          <table:table-cell table:style-name="ce5" office:value-type="float" office:value="0.9085" calcext:value-type="float">
            <text:p>0,9085</text:p>
          </table:table-cell>
          <table:table-cell table:style-name="ce5" office:value-type="float" office:value="0.9261" calcext:value-type="float">
            <text:p>0,9261</text:p>
          </table:table-cell>
          <table:table-cell table:style-name="ce26" table:formula="of:=AVERAGE([.AJ50:.AL50])-[.DK50]" office:value-type="float" office:value="0.703266666666667" calcext:value-type="float">
            <text:p>0,7033</text:p>
          </table:table-cell>
          <table:table-cell table:style-name="ce5" office:value-type="float" office:value="0.7468" calcext:value-type="float">
            <text:p>0,7468</text:p>
          </table:table-cell>
          <table:table-cell table:style-name="ce5" office:value-type="float" office:value="0.7377" calcext:value-type="float">
            <text:p>0,7377</text:p>
          </table:table-cell>
          <table:table-cell table:style-name="ce5" office:value-type="float" office:value="0.7553" calcext:value-type="float">
            <text:p>0,7553</text:p>
          </table:table-cell>
          <table:table-cell table:style-name="ce26" table:formula="of:=AVERAGE([.AN50:.AP50])-[.DK50]" office:value-type="float" office:value="0.557066666666667" calcext:value-type="float">
            <text:p>0,5571</text:p>
          </table:table-cell>
          <table:table-cell table:style-name="ce5" office:value-type="float" office:value="1.2049" calcext:value-type="float">
            <text:p>1,2049</text:p>
          </table:table-cell>
          <table:table-cell table:style-name="ce5" office:value-type="float" office:value="1.1801" calcext:value-type="float">
            <text:p>1,1801</text:p>
          </table:table-cell>
          <table:table-cell table:style-name="ce5" office:value-type="float" office:value="1.1921" calcext:value-type="float">
            <text:p>1,1921</text:p>
          </table:table-cell>
          <table:table-cell table:style-name="ce26" table:formula="of:=AVERAGE([.AR50:.AT50])-[.DK50]" office:value-type="float" office:value="1.00283333333333" calcext:value-type="float">
            <text:p>1,0028</text:p>
          </table:table-cell>
          <table:table-cell table:style-name="ce5" office:value-type="float" office:value="0.7562" calcext:value-type="float">
            <text:p>0,7562</text:p>
          </table:table-cell>
          <table:table-cell table:style-name="ce5" office:value-type="float" office:value="0.7618" calcext:value-type="float">
            <text:p>0,7618</text:p>
          </table:table-cell>
          <table:table-cell table:style-name="ce5" office:value-type="float" office:value="0.7597" calcext:value-type="float">
            <text:p>0,7597</text:p>
          </table:table-cell>
          <table:table-cell table:style-name="ce26" table:formula="of:=AVERAGE([.AV50:.AX50])-[.DK50]" office:value-type="float" office:value="0.5697" calcext:value-type="float">
            <text:p>0,5697</text:p>
          </table:table-cell>
          <table:table-cell table:style-name="ce5" office:value-type="float" office:value="0.8623" calcext:value-type="float">
            <text:p>0,8623</text:p>
          </table:table-cell>
          <table:table-cell table:style-name="ce5" office:value-type="float" office:value="0.8954" calcext:value-type="float">
            <text:p>0,8954</text:p>
          </table:table-cell>
          <table:table-cell table:style-name="ce5" office:value-type="float" office:value="0.9053" calcext:value-type="float">
            <text:p>0,9053</text:p>
          </table:table-cell>
          <table:table-cell table:style-name="ce38" table:formula="of:=AVERAGE([.AZ50:.BB50])-[.DX50]" office:value-type="float" office:value="0.688566666666667" calcext:value-type="float">
            <text:p>0,6886</text:p>
          </table:table-cell>
          <table:table-cell table:style-name="ce5" office:value-type="float" office:value="0.7728" calcext:value-type="float">
            <text:p>0,7728</text:p>
          </table:table-cell>
          <table:table-cell table:style-name="ce5" office:value-type="float" office:value="0.7827" calcext:value-type="float">
            <text:p>0,7827</text:p>
          </table:table-cell>
          <table:table-cell table:style-name="ce5" office:value-type="float" office:value="0.7899" calcext:value-type="float">
            <text:p>0,7899</text:p>
          </table:table-cell>
          <table:table-cell table:style-name="ce38" table:formula="of:=AVERAGE([.BD50:.BF50])-[.DX50]" office:value-type="float" office:value="0.5827" calcext:value-type="float">
            <text:p>0,5827</text:p>
          </table:table-cell>
          <table:table-cell table:style-name="ce5" office:value-type="float" office:value="1.2735" calcext:value-type="float">
            <text:p>1,2735</text:p>
          </table:table-cell>
          <table:table-cell table:style-name="ce5" office:value-type="float" office:value="1.2662" calcext:value-type="float">
            <text:p>1,2662</text:p>
          </table:table-cell>
          <table:table-cell table:style-name="ce5" office:value-type="float" office:value="1.2576" calcext:value-type="float">
            <text:p>1,2576</text:p>
          </table:table-cell>
          <table:table-cell table:style-name="ce38" table:formula="of:=AVERAGE([.BH50:.BJ50])-[.DX50]" office:value-type="float" office:value="1.06666666666667" calcext:value-type="float">
            <text:p>1,0667</text:p>
          </table:table-cell>
          <table:table-cell table:style-name="ce5" office:value-type="float" office:value="0.7888" calcext:value-type="float">
            <text:p>0,7888</text:p>
          </table:table-cell>
          <table:table-cell table:style-name="ce5" office:value-type="float" office:value="0.7821" calcext:value-type="float">
            <text:p>0,7821</text:p>
          </table:table-cell>
          <table:table-cell table:style-name="ce5" office:value-type="float" office:value="0.7712" calcext:value-type="float">
            <text:p>0,7712</text:p>
          </table:table-cell>
          <table:table-cell table:style-name="ce38" table:formula="of:=AVERAGE([.BL50:.BN50])-[.DX50]" office:value-type="float" office:value="0.5816" calcext:value-type="float">
            <text:p>0,5816</text:p>
          </table:table-cell>
          <table:table-cell table:style-name="ce5" office:value-type="float" office:value="1.2772" calcext:value-type="float">
            <text:p>1,2772</text:p>
          </table:table-cell>
          <table:table-cell table:style-name="ce5" office:value-type="float" office:value="1.2091" calcext:value-type="float">
            <text:p>1,2091</text:p>
          </table:table-cell>
          <table:table-cell table:style-name="ce5" office:value-type="float" office:value="1.2406" calcext:value-type="float">
            <text:p>1,2406</text:p>
          </table:table-cell>
          <table:table-cell table:style-name="ce41" table:formula="of:=AVERAGE([.BP50:.BR50])-[.CE50]" office:value-type="float" office:value="1.04336666666667" calcext:value-type="float">
            <text:p>1,0434</text:p>
          </table:table-cell>
          <table:table-cell table:style-name="ce5" office:value-type="float" office:value="1.2472" calcext:value-type="float">
            <text:p>1,2472</text:p>
          </table:table-cell>
          <table:table-cell table:style-name="ce5" office:value-type="float" office:value="1.2566" calcext:value-type="float">
            <text:p>1,2566</text:p>
          </table:table-cell>
          <table:table-cell table:style-name="ce5" office:value-type="float" office:value="1.2733" calcext:value-type="float">
            <text:p>1,2733</text:p>
          </table:table-cell>
          <table:table-cell table:style-name="ce41" table:formula="of:=AVERAGE([.BT50:.BV50])-[.CE50]" office:value-type="float" office:value="1.0601" calcext:value-type="float">
            <text:p>1,0601</text:p>
          </table:table-cell>
          <table:table-cell table:style-name="ce5" office:value-type="float" office:value="1.2612" calcext:value-type="float">
            <text:p>1,2612</text:p>
          </table:table-cell>
          <table:table-cell table:style-name="ce5" office:value-type="float" office:value="1.2547" calcext:value-type="float">
            <text:p>1,2547</text:p>
          </table:table-cell>
          <table:table-cell table:style-name="ce5" office:value-type="float" office:value="1.2339" calcext:value-type="float">
            <text:p>1,2339</text:p>
          </table:table-cell>
          <table:table-cell table:style-name="ce5" table:formula="of:=AVERAGE([.BX50:.BZ50])-[.CE50]" office:value-type="float" office:value="1.051" calcext:value-type="float">
            <text:p>1,0510</text:p>
          </table:table-cell>
          <table:table-cell table:style-name="ce5" office:value-type="float" office:value="0.2006" calcext:value-type="float">
            <text:p>0,2006</text:p>
          </table:table-cell>
          <table:table-cell table:style-name="ce5" office:value-type="float" office:value="0.1991" calcext:value-type="float">
            <text:p>0,1991</text:p>
          </table:table-cell>
          <table:table-cell table:style-name="ce5" office:value-type="float" office:value="0.1971" calcext:value-type="float">
            <text:p>0,1971</text:p>
          </table:table-cell>
          <table:table-cell table:style-name="ce12" table:formula="of:=AVERAGE([.CB50:.CD50])" office:value-type="float" office:value="0.198933333333333" calcext:value-type="float">
            <text:p>0,1989</text:p>
          </table:table-cell>
          <table:table-cell table:style-name="ce5" office:value-type="float" office:value="1.2696" calcext:value-type="float">
            <text:p>1,2696</text:p>
          </table:table-cell>
          <table:table-cell table:style-name="ce5" office:value-type="float" office:value="1.2136" calcext:value-type="float">
            <text:p>1,2136</text:p>
          </table:table-cell>
          <table:table-cell table:style-name="ce5" office:value-type="float" office:value="1.2215" calcext:value-type="float">
            <text:p>1,2215</text:p>
          </table:table-cell>
          <table:table-cell table:style-name="ce20" table:formula="of:=AVERAGE([.CF50:.CH50])" office:value-type="float" office:value="1.2349" calcext:value-type="float">
            <text:p>1,2349</text:p>
          </table:table-cell>
          <table:table-cell table:style-name="ce5" office:value-type="float" office:value="1.2379" calcext:value-type="float">
            <text:p>1,2379</text:p>
          </table:table-cell>
          <table:table-cell table:style-name="ce5" office:value-type="float" office:value="1.2114" calcext:value-type="float">
            <text:p>1,2114</text:p>
          </table:table-cell>
          <table:table-cell table:style-name="ce5" office:value-type="float" office:value="1.2386" calcext:value-type="float">
            <text:p>1,2386</text:p>
          </table:table-cell>
          <table:table-cell table:style-name="ce20" table:formula="of:=AVERAGE([.CJ50:.CL50])-[.CU50]" office:value-type="float" office:value="1.03356666666667" calcext:value-type="float">
            <text:p>1,0336</text:p>
          </table:table-cell>
          <table:table-cell table:style-name="ce5" office:value-type="float" office:value="0.1872" calcext:value-type="float">
            <text:p>0,1872</text:p>
          </table:table-cell>
          <table:table-cell table:style-name="ce5" office:value-type="float" office:value="1.2113" calcext:value-type="float">
            <text:p>1,2113</text:p>
          </table:table-cell>
          <table:table-cell table:style-name="ce5" office:value-type="float" office:value="1.2373" calcext:value-type="float">
            <text:p>1,2373</text:p>
          </table:table-cell>
          <table:table-cell table:style-name="ce20" table:formula="of:=AVERAGE([.CO50:.CP50])" office:value-type="float" office:value="1.2243" calcext:value-type="float">
            <text:p>1,2243</text:p>
          </table:table-cell>
          <table:table-cell table:style-name="ce5" office:value-type="float" office:value="0.1951" calcext:value-type="float">
            <text:p>0,1951</text:p>
          </table:table-cell>
          <table:table-cell table:style-name="ce5" office:value-type="float" office:value="0.199" calcext:value-type="float">
            <text:p>0,1990</text:p>
          </table:table-cell>
          <table:table-cell table:style-name="ce5" office:value-type="float" office:value="0.1931" calcext:value-type="float">
            <text:p>0,1931</text:p>
          </table:table-cell>
          <table:table-cell table:style-name="ce12" table:formula="of:=AVERAGE([.CR50:.CT50])" office:value-type="float" office:value="0.195733333333333" calcext:value-type="float">
            <text:p>0,1957</text:p>
          </table:table-cell>
          <table:table-cell table:style-name="ce5" office:value-type="float" office:value="1.2609" calcext:value-type="float">
            <text:p>1,2609</text:p>
          </table:table-cell>
          <table:table-cell table:style-name="ce5" office:value-type="float" office:value="1.1833" calcext:value-type="float">
            <text:p>1,1833</text:p>
          </table:table-cell>
          <table:table-cell table:style-name="ce5" office:value-type="float" office:value="1.1748" calcext:value-type="float">
            <text:p>1,1748</text:p>
          </table:table-cell>
          <table:table-cell table:style-name="ce12" table:formula="of:=AVERAGE([.CV50:.CX50])" office:value-type="float" office:value="1.20633333333333" calcext:value-type="float">
            <text:p>1,2063</text:p>
          </table:table-cell>
          <table:table-cell table:style-name="ce5" office:value-type="float" office:value="1.1998" calcext:value-type="float">
            <text:p>1,1998</text:p>
          </table:table-cell>
          <table:table-cell table:style-name="ce5" office:value-type="float" office:value="1.2008" calcext:value-type="float">
            <text:p>1,2008</text:p>
          </table:table-cell>
          <table:table-cell table:style-name="ce5" office:value-type="float" office:value="1.1968" calcext:value-type="float">
            <text:p>1,1968</text:p>
          </table:table-cell>
          <table:table-cell table:style-name="ce12" table:formula="of:=AVERAGE([.CZ50:.DB50])" office:value-type="float" office:value="1.19913333333333" calcext:value-type="float">
            <text:p>1,1991</text:p>
          </table:table-cell>
          <table:table-cell table:style-name="ce5" office:value-type="float" office:value="1.2061" calcext:value-type="float">
            <text:p>1,2061</text:p>
          </table:table-cell>
          <table:table-cell table:style-name="ce5" office:value-type="float" office:value="1.2029" calcext:value-type="float">
            <text:p>1,2029</text:p>
          </table:table-cell>
          <table:table-cell table:style-name="ce5" office:value-type="float" office:value="1.1956" calcext:value-type="float">
            <text:p>1,1956</text:p>
          </table:table-cell>
          <table:table-cell table:style-name="ce12" table:formula="of:=AVERAGE([.DD50:.DF50])" office:value-type="float" office:value="1.20153333333333" calcext:value-type="float">
            <text:p>1,2015</text:p>
          </table:table-cell>
          <table:table-cell table:style-name="ce5" office:value-type="float" office:value="0.1892" calcext:value-type="float">
            <text:p>0,1892</text:p>
          </table:table-cell>
          <table:table-cell table:style-name="ce5" office:value-type="float" office:value="0.1917" calcext:value-type="float">
            <text:p>0,1917</text:p>
          </table:table-cell>
          <table:table-cell table:style-name="ce5" office:value-type="float" office:value="0.1877" calcext:value-type="float">
            <text:p>0,1877</text:p>
          </table:table-cell>
          <table:table-cell table:style-name="ce5" table:formula="of:=AVERAGE([.DH50:.DJ50])" office:value-type="float" office:value="0.189533333333333" calcext:value-type="float">
            <text:p>0,1895</text:p>
          </table:table-cell>
          <table:table-cell table:style-name="ce5" office:value-type="float" office:value="1.3205" calcext:value-type="float">
            <text:p>1,3205</text:p>
          </table:table-cell>
          <table:table-cell table:style-name="ce5" office:value-type="float" office:value="1.245" calcext:value-type="float">
            <text:p>1,2450</text:p>
          </table:table-cell>
          <table:table-cell table:style-name="ce5" office:value-type="float" office:value="1.231" calcext:value-type="float">
            <text:p>1,2310</text:p>
          </table:table-cell>
          <table:table-cell table:style-name="ce5" office:value-type="float" office:value="1.2485" calcext:value-type="float">
            <text:p>1,2485</text:p>
          </table:table-cell>
          <table:table-cell table:style-name="ce5" office:value-type="float" office:value="1.2218" calcext:value-type="float">
            <text:p>1,2218</text:p>
          </table:table-cell>
          <table:table-cell table:style-name="ce5" office:value-type="float" office:value="1.2376" calcext:value-type="float">
            <text:p>1,2376</text:p>
          </table:table-cell>
          <table:table-cell table:style-name="ce5" office:value-type="float" office:value="1.233" calcext:value-type="float">
            <text:p>1,2330</text:p>
          </table:table-cell>
          <table:table-cell table:style-name="ce5" office:value-type="float" office:value="1.2498" calcext:value-type="float">
            <text:p>1,2498</text:p>
          </table:table-cell>
          <table:table-cell table:style-name="ce5" office:value-type="float" office:value="1.2743" calcext:value-type="float">
            <text:p>1,2743</text:p>
          </table:table-cell>
          <table:table-cell table:number-columns-repeated="2" table:style-name="ce14" office:value-type="float" office:value="0.1995" calcext:value-type="float">
            <text:p>0,1995</text:p>
          </table:table-cell>
          <table:table-cell table:style-name="ce14" office:value-type="float" office:value="0.1983" calcext:value-type="float">
            <text:p>0,1983</text:p>
          </table:table-cell>
          <table:table-cell table:style-name="ce1" table:formula="of:=AVERAGE([.DU50:.DW50])" office:value-type="float" office:value="0.1991" calcext:value-type="float">
            <text:p>0,1991</text:p>
          </table:table-cell>
          <table:table-cell table:number-columns-repeated="92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3" office:value-type="float" office:value="68400.3" calcext:value-type="float">
            <text:p>68400,30</text:p>
          </table:table-cell>
          <table:table-cell table:style-name="ce3" table:formula="of:=[.B51]/3600" office:value-type="float" office:value="19.0000833333333" calcext:value-type="float">
            <text:p>19,00</text:p>
          </table:table-cell>
          <table:table-cell table:style-name="ce5" office:value-type="float" office:value="0.8258" calcext:value-type="float">
            <text:p>0,8258</text:p>
          </table:table-cell>
          <table:table-cell table:style-name="ce5" office:value-type="float" office:value="0.8649" calcext:value-type="float">
            <text:p>0,8649</text:p>
          </table:table-cell>
          <table:table-cell table:style-name="ce5" office:value-type="float" office:value="0.8833" calcext:value-type="float">
            <text:p>0,8833</text:p>
          </table:table-cell>
          <table:table-cell table:style-name="ce17" table:formula="of:=AVERAGE([.D51:.F51])-[.CE51]" office:value-type="float" office:value="0.6596" calcext:value-type="float">
            <text:p>0,6596</text:p>
          </table:table-cell>
          <table:table-cell table:style-name="ce5" office:value-type="float" office:value="0.5981" calcext:value-type="float">
            <text:p>0,5981</text:p>
          </table:table-cell>
          <table:table-cell table:style-name="ce5" office:value-type="float" office:value="0.7773" calcext:value-type="float">
            <text:p>0,7773</text:p>
          </table:table-cell>
          <table:table-cell table:style-name="ce5" office:value-type="float" office:value="0.7231" calcext:value-type="float">
            <text:p>0,7231</text:p>
          </table:table-cell>
          <table:table-cell table:style-name="ce17" table:formula="of:=AVERAGE([.H51:.J51])-[.CE51]" office:value-type="float" office:value="0.5011" calcext:value-type="float">
            <text:p>0,5011</text:p>
          </table:table-cell>
          <table:table-cell table:style-name="ce5" office:value-type="float" office:value="1.2254" calcext:value-type="float">
            <text:p>1,2254</text:p>
          </table:table-cell>
          <table:table-cell table:style-name="ce5" office:value-type="float" office:value="1.2199" calcext:value-type="float">
            <text:p>1,2199</text:p>
          </table:table-cell>
          <table:table-cell table:style-name="ce5" office:value-type="float" office:value="1.2814" calcext:value-type="float">
            <text:p>1,2814</text:p>
          </table:table-cell>
          <table:table-cell table:style-name="ce17" table:formula="of:=AVERAGE([.L51:.N51])-[.CE51]" office:value-type="float" office:value="1.04383333333333" calcext:value-type="float">
            <text:p>1,0438</text:p>
          </table:table-cell>
          <table:table-cell table:style-name="ce5" office:value-type="float" office:value="0.7625" calcext:value-type="float">
            <text:p>0,7625</text:p>
          </table:table-cell>
          <table:table-cell table:style-name="ce5" office:value-type="float" office:value="0.7717" calcext:value-type="float">
            <text:p>0,7717</text:p>
          </table:table-cell>
          <table:table-cell table:style-name="ce5" office:value-type="float" office:value="0.8104" calcext:value-type="float">
            <text:p>0,8104</text:p>
          </table:table-cell>
          <table:table-cell table:style-name="ce17" table:formula="of:=AVERAGE([.P51:.R51])-[.CE51]" office:value-type="float" office:value="0.583133333333333" calcext:value-type="float">
            <text:p>0,5831</text:p>
          </table:table-cell>
          <table:table-cell table:style-name="ce5" office:value-type="float" office:value="0.8348" calcext:value-type="float">
            <text:p>0,8348</text:p>
          </table:table-cell>
          <table:table-cell table:style-name="ce5" office:value-type="float" office:value="0.8604" calcext:value-type="float">
            <text:p>0,8604</text:p>
          </table:table-cell>
          <table:table-cell table:style-name="ce5" office:value-type="float" office:value="0.8789" calcext:value-type="float">
            <text:p>0,8789</text:p>
          </table:table-cell>
          <table:table-cell table:style-name="ce23" table:formula="of:=AVERAGE([.T51:.V51])-[.CU51]" office:value-type="float" office:value="0.6628" calcext:value-type="float">
            <text:p>0,6628</text:p>
          </table:table-cell>
          <table:table-cell table:style-name="ce5" office:value-type="float" office:value="0.7311" calcext:value-type="float">
            <text:p>0,7311</text:p>
          </table:table-cell>
          <table:table-cell table:style-name="ce5" office:value-type="float" office:value="0.7489" calcext:value-type="float">
            <text:p>0,7489</text:p>
          </table:table-cell>
          <table:table-cell table:style-name="ce5" office:value-type="float" office:value="0.7332" calcext:value-type="float">
            <text:p>0,7332</text:p>
          </table:table-cell>
          <table:table-cell table:style-name="ce23" table:formula="of:=AVERAGE([.X51:.Z51])-[.CU51]" office:value-type="float" office:value="0.5425" calcext:value-type="float">
            <text:p>0,5425</text:p>
          </table:table-cell>
          <table:table-cell table:style-name="ce5" office:value-type="float" office:value="1.193" calcext:value-type="float">
            <text:p>1,1930</text:p>
          </table:table-cell>
          <table:table-cell table:style-name="ce5" office:value-type="float" office:value="1.1827" calcext:value-type="float">
            <text:p>1,1827</text:p>
          </table:table-cell>
          <table:table-cell table:style-name="ce5" office:value-type="float" office:value="1.2058" calcext:value-type="float">
            <text:p>1,2058</text:p>
          </table:table-cell>
          <table:table-cell table:style-name="ce23" table:formula="of:=AVERAGE([.AB51:.AD51])-[.CU51]" office:value-type="float" office:value="0.9986" calcext:value-type="float">
            <text:p>0,9986</text:p>
          </table:table-cell>
          <table:table-cell table:style-name="ce5" office:value-type="float" office:value="0.7576" calcext:value-type="float">
            <text:p>0,7576</text:p>
          </table:table-cell>
          <table:table-cell table:style-name="ce5" office:value-type="float" office:value="0.7592" calcext:value-type="float">
            <text:p>0,7592</text:p>
          </table:table-cell>
          <table:table-cell table:style-name="ce5" office:value-type="float" office:value="0.7601" calcext:value-type="float">
            <text:p>0,7601</text:p>
          </table:table-cell>
          <table:table-cell table:style-name="ce23" table:formula="of:=AVERAGE([.AF51:.AH51])-[.CU51]" office:value-type="float" office:value="0.563733333333334" calcext:value-type="float">
            <text:p>0,5637</text:p>
          </table:table-cell>
          <table:table-cell table:style-name="ce5" office:value-type="float" office:value="0.8456" calcext:value-type="float">
            <text:p>0,8456</text:p>
          </table:table-cell>
          <table:table-cell table:style-name="ce5" office:value-type="float" office:value="0.9099" calcext:value-type="float">
            <text:p>0,9099</text:p>
          </table:table-cell>
          <table:table-cell table:style-name="ce5" office:value-type="float" office:value="0.9278" calcext:value-type="float">
            <text:p>0,9278</text:p>
          </table:table-cell>
          <table:table-cell table:style-name="ce26" table:formula="of:=AVERAGE([.AJ51:.AL51])-[.DK51]" office:value-type="float" office:value="0.705333333333333" calcext:value-type="float">
            <text:p>0,7053</text:p>
          </table:table-cell>
          <table:table-cell table:style-name="ce5" office:value-type="float" office:value="0.7532" calcext:value-type="float">
            <text:p>0,7532</text:p>
          </table:table-cell>
          <table:table-cell table:style-name="ce5" office:value-type="float" office:value="0.7448" calcext:value-type="float">
            <text:p>0,7448</text:p>
          </table:table-cell>
          <table:table-cell table:style-name="ce5" office:value-type="float" office:value="0.7622" calcext:value-type="float">
            <text:p>0,7622</text:p>
          </table:table-cell>
          <table:table-cell table:style-name="ce26" table:formula="of:=AVERAGE([.AN51:.AP51])-[.DK51]" office:value-type="float" office:value="0.5643" calcext:value-type="float">
            <text:p>0,5643</text:p>
          </table:table-cell>
          <table:table-cell table:style-name="ce5" office:value-type="float" office:value="1.2069" calcext:value-type="float">
            <text:p>1,2069</text:p>
          </table:table-cell>
          <table:table-cell table:style-name="ce5" office:value-type="float" office:value="1.1822" calcext:value-type="float">
            <text:p>1,1822</text:p>
          </table:table-cell>
          <table:table-cell table:style-name="ce5" office:value-type="float" office:value="1.1936" calcext:value-type="float">
            <text:p>1,1936</text:p>
          </table:table-cell>
          <table:table-cell table:style-name="ce26" table:formula="of:=AVERAGE([.AR51:.AT51])-[.DK51]" office:value-type="float" office:value="1.00513333333333" calcext:value-type="float">
            <text:p>1,0051</text:p>
          </table:table-cell>
          <table:table-cell table:style-name="ce5" office:value-type="float" office:value="0.7607" calcext:value-type="float">
            <text:p>0,7607</text:p>
          </table:table-cell>
          <table:table-cell table:style-name="ce5" office:value-type="float" office:value="0.7677" calcext:value-type="float">
            <text:p>0,7677</text:p>
          </table:table-cell>
          <table:table-cell table:style-name="ce5" office:value-type="float" office:value="0.7736" calcext:value-type="float">
            <text:p>0,7736</text:p>
          </table:table-cell>
          <table:table-cell table:style-name="ce26" table:formula="of:=AVERAGE([.AV51:.AX51])-[.DK51]" office:value-type="float" office:value="0.578233333333333" calcext:value-type="float">
            <text:p>0,5782</text:p>
          </table:table-cell>
          <table:table-cell table:style-name="ce5" office:value-type="float" office:value="0.8641" calcext:value-type="float">
            <text:p>0,8641</text:p>
          </table:table-cell>
          <table:table-cell table:style-name="ce5" office:value-type="float" office:value="0.8949" calcext:value-type="float">
            <text:p>0,8949</text:p>
          </table:table-cell>
          <table:table-cell table:style-name="ce5" office:value-type="float" office:value="0.9054" calcext:value-type="float">
            <text:p>0,9054</text:p>
          </table:table-cell>
          <table:table-cell table:style-name="ce38" table:formula="of:=AVERAGE([.AZ51:.BB51])-[.DX51]" office:value-type="float" office:value="0.6891" calcext:value-type="float">
            <text:p>0,6891</text:p>
          </table:table-cell>
          <table:table-cell table:style-name="ce5" office:value-type="float" office:value="0.7794" calcext:value-type="float">
            <text:p>0,7794</text:p>
          </table:table-cell>
          <table:table-cell table:style-name="ce5" office:value-type="float" office:value="0.7909" calcext:value-type="float">
            <text:p>0,7909</text:p>
          </table:table-cell>
          <table:table-cell table:style-name="ce5" office:value-type="float" office:value="0.7969" calcext:value-type="float">
            <text:p>0,7969</text:p>
          </table:table-cell>
          <table:table-cell table:style-name="ce38" table:formula="of:=AVERAGE([.BD51:.BF51])-[.DX51]" office:value-type="float" office:value="0.590033333333334" calcext:value-type="float">
            <text:p>0,5900</text:p>
          </table:table-cell>
          <table:table-cell table:style-name="ce5" office:value-type="float" office:value="1.2742" calcext:value-type="float">
            <text:p>1,2742</text:p>
          </table:table-cell>
          <table:table-cell table:style-name="ce5" office:value-type="float" office:value="1.2689" calcext:value-type="float">
            <text:p>1,2689</text:p>
          </table:table-cell>
          <table:table-cell table:style-name="ce5" office:value-type="float" office:value="1.2592" calcext:value-type="float">
            <text:p>1,2592</text:p>
          </table:table-cell>
          <table:table-cell table:style-name="ce38" table:formula="of:=AVERAGE([.BH51:.BJ51])-[.DX51]" office:value-type="float" office:value="1.0684" calcext:value-type="float">
            <text:p>1,0684</text:p>
          </table:table-cell>
          <table:table-cell table:style-name="ce5" office:value-type="float" office:value="0.7927" calcext:value-type="float">
            <text:p>0,7927</text:p>
          </table:table-cell>
          <table:table-cell table:style-name="ce5" office:value-type="float" office:value="0.7878" calcext:value-type="float">
            <text:p>0,7878</text:p>
          </table:table-cell>
          <table:table-cell table:style-name="ce5" office:value-type="float" office:value="0.7849" calcext:value-type="float">
            <text:p>0,7849</text:p>
          </table:table-cell>
          <table:table-cell table:style-name="ce38" table:formula="of:=AVERAGE([.BL51:.BN51])-[.DX51]" office:value-type="float" office:value="0.589433333333334" calcext:value-type="float">
            <text:p>0,5894</text:p>
          </table:table-cell>
          <table:table-cell table:style-name="ce5" office:value-type="float" office:value="1.2852" calcext:value-type="float">
            <text:p>1,2852</text:p>
          </table:table-cell>
          <table:table-cell table:style-name="ce5" office:value-type="float" office:value="1.213" calcext:value-type="float">
            <text:p>1,2130</text:p>
          </table:table-cell>
          <table:table-cell table:style-name="ce5" office:value-type="float" office:value="1.2447" calcext:value-type="float">
            <text:p>1,2447</text:p>
          </table:table-cell>
          <table:table-cell table:style-name="ce41" table:formula="of:=AVERAGE([.BP51:.BR51])-[.CE51]" office:value-type="float" office:value="1.04923333333333" calcext:value-type="float">
            <text:p>1,0492</text:p>
          </table:table-cell>
          <table:table-cell table:style-name="ce5" office:value-type="float" office:value="1.253" calcext:value-type="float">
            <text:p>1,2530</text:p>
          </table:table-cell>
          <table:table-cell table:style-name="ce5" office:value-type="float" office:value="1.262" calcext:value-type="float">
            <text:p>1,2620</text:p>
          </table:table-cell>
          <table:table-cell table:style-name="ce5" office:value-type="float" office:value="1.2775" calcext:value-type="float">
            <text:p>1,2775</text:p>
          </table:table-cell>
          <table:table-cell table:style-name="ce41" table:formula="of:=AVERAGE([.BT51:.BV51])-[.CE51]" office:value-type="float" office:value="1.06576666666667" calcext:value-type="float">
            <text:p>1,0658</text:p>
          </table:table-cell>
          <table:table-cell table:style-name="ce5" office:value-type="float" office:value="1.2652" calcext:value-type="float">
            <text:p>1,2652</text:p>
          </table:table-cell>
          <table:table-cell table:style-name="ce5" office:value-type="float" office:value="1.2595" calcext:value-type="float">
            <text:p>1,2595</text:p>
          </table:table-cell>
          <table:table-cell table:style-name="ce5" office:value-type="float" office:value="1.2366" calcext:value-type="float">
            <text:p>1,2366</text:p>
          </table:table-cell>
          <table:table-cell table:style-name="ce5" table:formula="of:=AVERAGE([.BX51:.BZ51])-[.CE51]" office:value-type="float" office:value="1.05536666666667" calcext:value-type="float">
            <text:p>1,0554</text:p>
          </table:table-cell>
          <table:table-cell table:style-name="ce5" office:value-type="float" office:value="0.1996" calcext:value-type="float">
            <text:p>0,1996</text:p>
          </table:table-cell>
          <table:table-cell table:style-name="ce5" office:value-type="float" office:value="0.1989" calcext:value-type="float">
            <text:p>0,1989</text:p>
          </table:table-cell>
          <table:table-cell table:style-name="ce5" office:value-type="float" office:value="0.1967" calcext:value-type="float">
            <text:p>0,1967</text:p>
          </table:table-cell>
          <table:table-cell table:style-name="ce12" table:formula="of:=AVERAGE([.CB51:.CD51])" office:value-type="float" office:value="0.1984" calcext:value-type="float">
            <text:p>0,1984</text:p>
          </table:table-cell>
          <table:table-cell table:style-name="ce5" office:value-type="float" office:value="1.2761" calcext:value-type="float">
            <text:p>1,2761</text:p>
          </table:table-cell>
          <table:table-cell table:style-name="ce5" office:value-type="float" office:value="1.2176" calcext:value-type="float">
            <text:p>1,2176</text:p>
          </table:table-cell>
          <table:table-cell table:style-name="ce5" office:value-type="float" office:value="1.2252" calcext:value-type="float">
            <text:p>1,2252</text:p>
          </table:table-cell>
          <table:table-cell table:style-name="ce20" table:formula="of:=AVERAGE([.CF51:.CH51])" office:value-type="float" office:value="1.23963333333333" calcext:value-type="float">
            <text:p>1,2396</text:p>
          </table:table-cell>
          <table:table-cell table:style-name="ce5" office:value-type="float" office:value="1.2389" calcext:value-type="float">
            <text:p>1,2389</text:p>
          </table:table-cell>
          <table:table-cell table:style-name="ce5" office:value-type="float" office:value="1.214" calcext:value-type="float">
            <text:p>1,2140</text:p>
          </table:table-cell>
          <table:table-cell table:style-name="ce5" office:value-type="float" office:value="1.2421" calcext:value-type="float">
            <text:p>1,2421</text:p>
          </table:table-cell>
          <table:table-cell table:style-name="ce20" table:formula="of:=AVERAGE([.CJ51:.CL51])-[.CU51]" office:value-type="float" office:value="1.03643333333333" calcext:value-type="float">
            <text:p>1,0364</text:p>
          </table:table-cell>
          <table:table-cell table:style-name="ce5" office:value-type="float" office:value="0.1868" calcext:value-type="float">
            <text:p>0,1868</text:p>
          </table:table-cell>
          <table:table-cell table:style-name="ce5" office:value-type="float" office:value="1.2161" calcext:value-type="float">
            <text:p>1,2161</text:p>
          </table:table-cell>
          <table:table-cell table:style-name="ce5" office:value-type="float" office:value="1.2406" calcext:value-type="float">
            <text:p>1,2406</text:p>
          </table:table-cell>
          <table:table-cell table:style-name="ce20" table:formula="of:=AVERAGE([.CO51:.CP51])" office:value-type="float" office:value="1.22835" calcext:value-type="float">
            <text:p>1,2284</text:p>
          </table:table-cell>
          <table:table-cell table:style-name="ce5" office:value-type="float" office:value="0.1951" calcext:value-type="float">
            <text:p>0,1951</text:p>
          </table:table-cell>
          <table:table-cell table:style-name="ce5" office:value-type="float" office:value="0.1983" calcext:value-type="float">
            <text:p>0,1983</text:p>
          </table:table-cell>
          <table:table-cell table:style-name="ce5" office:value-type="float" office:value="0.1923" calcext:value-type="float">
            <text:p>0,1923</text:p>
          </table:table-cell>
          <table:table-cell table:style-name="ce12" table:formula="of:=AVERAGE([.CR51:.CT51])" office:value-type="float" office:value="0.195233333333333" calcext:value-type="float">
            <text:p>0,1952</text:p>
          </table:table-cell>
          <table:table-cell table:style-name="ce5" office:value-type="float" office:value="1.2709" calcext:value-type="float">
            <text:p>1,2709</text:p>
          </table:table-cell>
          <table:table-cell table:style-name="ce5" office:value-type="float" office:value="1.1894" calcext:value-type="float">
            <text:p>1,1894</text:p>
          </table:table-cell>
          <table:table-cell table:style-name="ce5" office:value-type="float" office:value="1.1803" calcext:value-type="float">
            <text:p>1,1803</text:p>
          </table:table-cell>
          <table:table-cell table:style-name="ce12" table:formula="of:=AVERAGE([.CV51:.CX51])" office:value-type="float" office:value="1.21353333333333" calcext:value-type="float">
            <text:p>1,2135</text:p>
          </table:table-cell>
          <table:table-cell table:style-name="ce5" office:value-type="float" office:value="1.2039" calcext:value-type="float">
            <text:p>1,2039</text:p>
          </table:table-cell>
          <table:table-cell table:style-name="ce5" office:value-type="float" office:value="1.206" calcext:value-type="float">
            <text:p>1,2060</text:p>
          </table:table-cell>
          <table:table-cell table:style-name="ce5" office:value-type="float" office:value="1.2032" calcext:value-type="float">
            <text:p>1,2032</text:p>
          </table:table-cell>
          <table:table-cell table:style-name="ce12" table:formula="of:=AVERAGE([.CZ51:.DB51])" office:value-type="float" office:value="1.20436666666667" calcext:value-type="float">
            <text:p>1,2044</text:p>
          </table:table-cell>
          <table:table-cell table:style-name="ce5" office:value-type="float" office:value="1.2111" calcext:value-type="float">
            <text:p>1,2111</text:p>
          </table:table-cell>
          <table:table-cell table:style-name="ce5" office:value-type="float" office:value="1.2089" calcext:value-type="float">
            <text:p>1,2089</text:p>
          </table:table-cell>
          <table:table-cell table:style-name="ce5" office:value-type="float" office:value="1.2014" calcext:value-type="float">
            <text:p>1,2014</text:p>
          </table:table-cell>
          <table:table-cell table:style-name="ce12" table:formula="of:=AVERAGE([.DD51:.DF51])" office:value-type="float" office:value="1.20713333333333" calcext:value-type="float">
            <text:p>1,2071</text:p>
          </table:table-cell>
          <table:table-cell table:style-name="ce5" office:value-type="float" office:value="0.1883" calcext:value-type="float">
            <text:p>0,1883</text:p>
          </table:table-cell>
          <table:table-cell table:style-name="ce5" office:value-type="float" office:value="0.1915" calcext:value-type="float">
            <text:p>0,1915</text:p>
          </table:table-cell>
          <table:table-cell table:style-name="ce5" office:value-type="float" office:value="0.1875" calcext:value-type="float">
            <text:p>0,1875</text:p>
          </table:table-cell>
          <table:table-cell table:style-name="ce5" table:formula="of:=AVERAGE([.DH51:.DJ51])" office:value-type="float" office:value="0.1891" calcext:value-type="float">
            <text:p>0,1891</text:p>
          </table:table-cell>
          <table:table-cell table:style-name="ce5" office:value-type="float" office:value="1.3295" calcext:value-type="float">
            <text:p>1,3295</text:p>
          </table:table-cell>
          <table:table-cell table:style-name="ce5" office:value-type="float" office:value="1.2525" calcext:value-type="float">
            <text:p>1,2525</text:p>
          </table:table-cell>
          <table:table-cell table:style-name="ce5" office:value-type="float" office:value="1.2389" calcext:value-type="float">
            <text:p>1,2389</text:p>
          </table:table-cell>
          <table:table-cell table:style-name="ce5" office:value-type="float" office:value="1.2552" calcext:value-type="float">
            <text:p>1,2552</text:p>
          </table:table-cell>
          <table:table-cell table:style-name="ce5" office:value-type="float" office:value="1.2322" calcext:value-type="float">
            <text:p>1,2322</text:p>
          </table:table-cell>
          <table:table-cell table:style-name="ce5" office:value-type="float" office:value="1.2463" calcext:value-type="float">
            <text:p>1,2463</text:p>
          </table:table-cell>
          <table:table-cell table:style-name="ce5" office:value-type="float" office:value="1.2415" calcext:value-type="float">
            <text:p>1,2415</text:p>
          </table:table-cell>
          <table:table-cell table:style-name="ce5" office:value-type="float" office:value="1.2565" calcext:value-type="float">
            <text:p>1,2565</text:p>
          </table:table-cell>
          <table:table-cell table:style-name="ce5" office:value-type="float" office:value="1.2815" calcext:value-type="float">
            <text:p>1,2815</text:p>
          </table:table-cell>
          <table:table-cell table:style-name="ce14" office:value-type="float" office:value="0.1993" calcext:value-type="float">
            <text:p>0,1993</text:p>
          </table:table-cell>
          <table:table-cell table:number-columns-repeated="2" table:style-name="ce14" office:value-type="float" office:value="0.1989" calcext:value-type="float">
            <text:p>0,1989</text:p>
          </table:table-cell>
          <table:table-cell table:style-name="ce1" table:formula="of:=AVERAGE([.DU51:.DW51])" office:value-type="float" office:value="0.199033333333333" calcext:value-type="float">
            <text:p>0,199033333333333</text:p>
          </table:table-cell>
          <table:table-cell table:number-columns-repeated="92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3" office:value-type="float" office:value="70200.3" calcext:value-type="float">
            <text:p>70200,30</text:p>
          </table:table-cell>
          <table:table-cell table:style-name="ce3" table:formula="of:=[.B52]/3600" office:value-type="float" office:value="19.5000833333333" calcext:value-type="float">
            <text:p>19,50</text:p>
          </table:table-cell>
          <table:table-cell table:style-name="ce5" office:value-type="float" office:value="0.8284" calcext:value-type="float">
            <text:p>0,8284</text:p>
          </table:table-cell>
          <table:table-cell table:style-name="ce5" office:value-type="float" office:value="0.8669" calcext:value-type="float">
            <text:p>0,8669</text:p>
          </table:table-cell>
          <table:table-cell table:style-name="ce5" office:value-type="float" office:value="0.8824" calcext:value-type="float">
            <text:p>0,8824</text:p>
          </table:table-cell>
          <table:table-cell table:style-name="ce17" table:formula="of:=AVERAGE([.D52:.F52])-[.CE52]" office:value-type="float" office:value="0.660966666666666" calcext:value-type="float">
            <text:p>0,6610</text:p>
          </table:table-cell>
          <table:table-cell table:style-name="ce5" office:value-type="float" office:value="0.615" calcext:value-type="float">
            <text:p>0,6150</text:p>
          </table:table-cell>
          <table:table-cell table:style-name="ce5" office:value-type="float" office:value="0.7946" calcext:value-type="float">
            <text:p>0,7946</text:p>
          </table:table-cell>
          <table:table-cell table:style-name="ce5" office:value-type="float" office:value="0.7436" calcext:value-type="float">
            <text:p>0,7436</text:p>
          </table:table-cell>
          <table:table-cell table:style-name="ce17" table:formula="of:=AVERAGE([.H52:.J52])-[.CE52]" office:value-type="float" office:value="0.519466666666666" calcext:value-type="float">
            <text:p>0,5195</text:p>
          </table:table-cell>
          <table:table-cell table:style-name="ce5" office:value-type="float" office:value="1.2307" calcext:value-type="float">
            <text:p>1,2307</text:p>
          </table:table-cell>
          <table:table-cell table:style-name="ce5" office:value-type="float" office:value="1.2264" calcext:value-type="float">
            <text:p>1,2264</text:p>
          </table:table-cell>
          <table:table-cell table:style-name="ce5" office:value-type="float" office:value="1.284" calcext:value-type="float">
            <text:p>1,2840</text:p>
          </table:table-cell>
          <table:table-cell table:style-name="ce17" table:formula="of:=AVERAGE([.L52:.N52])-[.CE52]" office:value-type="float" office:value="1.04876666666667" calcext:value-type="float">
            <text:p>1,0488</text:p>
          </table:table-cell>
          <table:table-cell table:style-name="ce5" office:value-type="float" office:value="0.7797" calcext:value-type="float">
            <text:p>0,7797</text:p>
          </table:table-cell>
          <table:table-cell table:style-name="ce5" office:value-type="float" office:value="0.7885" calcext:value-type="float">
            <text:p>0,7885</text:p>
          </table:table-cell>
          <table:table-cell table:style-name="ce5" office:value-type="float" office:value="0.8293" calcext:value-type="float">
            <text:p>0,8293</text:p>
          </table:table-cell>
          <table:table-cell table:style-name="ce17" table:formula="of:=AVERAGE([.P52:.R52])-[.CE52]" office:value-type="float" office:value="0.6009" calcext:value-type="float">
            <text:p>0,6009</text:p>
          </table:table-cell>
          <table:table-cell table:style-name="ce5" office:value-type="float" office:value="0.8304" calcext:value-type="float">
            <text:p>0,8304</text:p>
          </table:table-cell>
          <table:table-cell table:style-name="ce5" office:value-type="float" office:value="0.8592" calcext:value-type="float">
            <text:p>0,8592</text:p>
          </table:table-cell>
          <table:table-cell table:style-name="ce5" office:value-type="float" office:value="0.8777" calcext:value-type="float">
            <text:p>0,8777</text:p>
          </table:table-cell>
          <table:table-cell table:style-name="ce23" table:formula="of:=AVERAGE([.T52:.V52])-[.CU52]" office:value-type="float" office:value="0.660066666666667" calcext:value-type="float">
            <text:p>0,6601</text:p>
          </table:table-cell>
          <table:table-cell table:style-name="ce5" office:value-type="float" office:value="0.7418" calcext:value-type="float">
            <text:p>0,7418</text:p>
          </table:table-cell>
          <table:table-cell table:style-name="ce5" office:value-type="float" office:value="0.7598" calcext:value-type="float">
            <text:p>0,7598</text:p>
          </table:table-cell>
          <table:table-cell table:style-name="ce5" office:value-type="float" office:value="0.744" calcext:value-type="float">
            <text:p>0,7440</text:p>
          </table:table-cell>
          <table:table-cell table:style-name="ce23" table:formula="of:=AVERAGE([.X52:.Z52])-[.CU52]" office:value-type="float" office:value="0.552833333333333" calcext:value-type="float">
            <text:p>0,5528</text:p>
          </table:table-cell>
          <table:table-cell table:style-name="ce5" office:value-type="float" office:value="1.2031" calcext:value-type="float">
            <text:p>1,2031</text:p>
          </table:table-cell>
          <table:table-cell table:style-name="ce5" office:value-type="float" office:value="1.1918" calcext:value-type="float">
            <text:p>1,1918</text:p>
          </table:table-cell>
          <table:table-cell table:style-name="ce5" office:value-type="float" office:value="1.214" calcext:value-type="float">
            <text:p>1,2140</text:p>
          </table:table-cell>
          <table:table-cell table:style-name="ce23" table:formula="of:=AVERAGE([.AB52:.AD52])-[.CU52]" office:value-type="float" office:value="1.00726666666667" calcext:value-type="float">
            <text:p>1,0073</text:p>
          </table:table-cell>
          <table:table-cell table:style-name="ce5" office:value-type="float" office:value="0.7655" calcext:value-type="float">
            <text:p>0,7655</text:p>
          </table:table-cell>
          <table:table-cell table:style-name="ce5" office:value-type="float" office:value="0.7686" calcext:value-type="float">
            <text:p>0,7686</text:p>
          </table:table-cell>
          <table:table-cell table:style-name="ce5" office:value-type="float" office:value="0.7792" calcext:value-type="float">
            <text:p>0,7792</text:p>
          </table:table-cell>
          <table:table-cell table:style-name="ce23" table:formula="of:=AVERAGE([.AF52:.AH52])-[.CU52]" office:value-type="float" office:value="0.5754" calcext:value-type="float">
            <text:p>0,5754</text:p>
          </table:table-cell>
          <table:table-cell table:style-name="ce5" office:value-type="float" office:value="0.8457" calcext:value-type="float">
            <text:p>0,8457</text:p>
          </table:table-cell>
          <table:table-cell table:style-name="ce5" office:value-type="float" office:value="0.9116" calcext:value-type="float">
            <text:p>0,9116</text:p>
          </table:table-cell>
          <table:table-cell table:style-name="ce5" office:value-type="float" office:value="0.9293" calcext:value-type="float">
            <text:p>0,9293</text:p>
          </table:table-cell>
          <table:table-cell table:style-name="ce26" table:formula="of:=AVERAGE([.AJ52:.AL52])-[.DK52]" office:value-type="float" office:value="0.706033333333333" calcext:value-type="float">
            <text:p>0,7060</text:p>
          </table:table-cell>
          <table:table-cell table:style-name="ce5" office:value-type="float" office:value="0.759" calcext:value-type="float">
            <text:p>0,7590</text:p>
          </table:table-cell>
          <table:table-cell table:style-name="ce5" office:value-type="float" office:value="0.7524" calcext:value-type="float">
            <text:p>0,7524</text:p>
          </table:table-cell>
          <table:table-cell table:style-name="ce5" office:value-type="float" office:value="0.7695" calcext:value-type="float">
            <text:p>0,7695</text:p>
          </table:table-cell>
          <table:table-cell table:style-name="ce26" table:formula="of:=AVERAGE([.AN52:.AP52])-[.DK52]" office:value-type="float" office:value="0.5708" calcext:value-type="float">
            <text:p>0,5708</text:p>
          </table:table-cell>
          <table:table-cell table:style-name="ce5" office:value-type="float" office:value="1.2119" calcext:value-type="float">
            <text:p>1,2119</text:p>
          </table:table-cell>
          <table:table-cell table:style-name="ce5" office:value-type="float" office:value="1.1881" calcext:value-type="float">
            <text:p>1,1881</text:p>
          </table:table-cell>
          <table:table-cell table:style-name="ce5" office:value-type="float" office:value="1.1979" calcext:value-type="float">
            <text:p>1,1979</text:p>
          </table:table-cell>
          <table:table-cell table:style-name="ce26" table:formula="of:=AVERAGE([.AR52:.AT52])-[.DK52]" office:value-type="float" office:value="1.0098" calcext:value-type="float">
            <text:p>1,0098</text:p>
          </table:table-cell>
          <table:table-cell table:style-name="ce5" office:value-type="float" office:value="0.7666" calcext:value-type="float">
            <text:p>0,7666</text:p>
          </table:table-cell>
          <table:table-cell table:style-name="ce5" office:value-type="float" office:value="0.7757" calcext:value-type="float">
            <text:p>0,7757</text:p>
          </table:table-cell>
          <table:table-cell table:style-name="ce5" office:value-type="float" office:value="0.7892" calcext:value-type="float">
            <text:p>0,7892</text:p>
          </table:table-cell>
          <table:table-cell table:style-name="ce26" table:formula="of:=AVERAGE([.AV52:.AX52])-[.DK52]" office:value-type="float" office:value="0.587666666666667" calcext:value-type="float">
            <text:p>0,5877</text:p>
          </table:table-cell>
          <table:table-cell table:style-name="ce5" office:value-type="float" office:value="0.8677" calcext:value-type="float">
            <text:p>0,8677</text:p>
          </table:table-cell>
          <table:table-cell table:style-name="ce5" office:value-type="float" office:value="0.8967" calcext:value-type="float">
            <text:p>0,8967</text:p>
          </table:table-cell>
          <table:table-cell table:style-name="ce5" office:value-type="float" office:value="0.9072" calcext:value-type="float">
            <text:p>0,9072</text:p>
          </table:table-cell>
          <table:table-cell table:style-name="ce38" table:formula="of:=AVERAGE([.AZ52:.BB52])-[.DX52]" office:value-type="float" office:value="0.691033333333333" calcext:value-type="float">
            <text:p>0,6910</text:p>
          </table:table-cell>
          <table:table-cell table:style-name="ce5" office:value-type="float" office:value="0.7879" calcext:value-type="float">
            <text:p>0,7879</text:p>
          </table:table-cell>
          <table:table-cell table:style-name="ce5" office:value-type="float" office:value="0.7994" calcext:value-type="float">
            <text:p>0,7994</text:p>
          </table:table-cell>
          <table:table-cell table:style-name="ce5" office:value-type="float" office:value="0.8054" calcext:value-type="float">
            <text:p>0,8054</text:p>
          </table:table-cell>
          <table:table-cell table:style-name="ce38" table:formula="of:=AVERAGE([.BD52:.BF52])-[.DX52]" office:value-type="float" office:value="0.598066666666667" calcext:value-type="float">
            <text:p>0,5981</text:p>
          </table:table-cell>
          <table:table-cell table:style-name="ce5" office:value-type="float" office:value="1.2769" calcext:value-type="float">
            <text:p>1,2769</text:p>
          </table:table-cell>
          <table:table-cell table:style-name="ce5" office:value-type="float" office:value="1.2696" calcext:value-type="float">
            <text:p>1,2696</text:p>
          </table:table-cell>
          <table:table-cell table:style-name="ce5" office:value-type="float" office:value="1.261" calcext:value-type="float">
            <text:p>1,2610</text:p>
          </table:table-cell>
          <table:table-cell table:style-name="ce38" table:formula="of:=AVERAGE([.BH52:.BJ52])-[.DX52]" office:value-type="float" office:value="1.06966666666667" calcext:value-type="float">
            <text:p>1,0697</text:p>
          </table:table-cell>
          <table:table-cell table:style-name="ce5" office:value-type="float" office:value="0.7993" calcext:value-type="float">
            <text:p>0,7993</text:p>
          </table:table-cell>
          <table:table-cell table:style-name="ce5" office:value-type="float" office:value="0.7953" calcext:value-type="float">
            <text:p>0,7953</text:p>
          </table:table-cell>
          <table:table-cell table:style-name="ce5" office:value-type="float" office:value="0.8024" calcext:value-type="float">
            <text:p>0,8024</text:p>
          </table:table-cell>
          <table:table-cell table:style-name="ce38" table:formula="of:=AVERAGE([.BL52:.BN52])-[.DX52]" office:value-type="float" office:value="0.5995" calcext:value-type="float">
            <text:p>0,5995</text:p>
          </table:table-cell>
          <table:table-cell table:style-name="ce5" office:value-type="float" office:value="1.2916" calcext:value-type="float">
            <text:p>1,2916</text:p>
          </table:table-cell>
          <table:table-cell table:style-name="ce5" office:value-type="float" office:value="1.2184" calcext:value-type="float">
            <text:p>1,2184</text:p>
          </table:table-cell>
          <table:table-cell table:style-name="ce5" office:value-type="float" office:value="1.2475" calcext:value-type="float">
            <text:p>1,2475</text:p>
          </table:table-cell>
          <table:table-cell table:style-name="ce41" table:formula="of:=AVERAGE([.BP52:.BR52])-[.CE52]" office:value-type="float" office:value="1.05423333333333" calcext:value-type="float">
            <text:p>1,0542</text:p>
          </table:table-cell>
          <table:table-cell table:style-name="ce5" office:value-type="float" office:value="1.2533" calcext:value-type="float">
            <text:p>1,2533</text:p>
          </table:table-cell>
          <table:table-cell table:style-name="ce5" office:value-type="float" office:value="1.2642" calcext:value-type="float">
            <text:p>1,2642</text:p>
          </table:table-cell>
          <table:table-cell table:style-name="ce5" office:value-type="float" office:value="1.2802" calcext:value-type="float">
            <text:p>1,2802</text:p>
          </table:table-cell>
          <table:table-cell table:style-name="ce41" table:formula="of:=AVERAGE([.BT52:.BV52])-[.CE52]" office:value-type="float" office:value="1.06763333333333" calcext:value-type="float">
            <text:p>1,0676</text:p>
          </table:table-cell>
          <table:table-cell table:style-name="ce5" office:value-type="float" office:value="1.2666" calcext:value-type="float">
            <text:p>1,2666</text:p>
          </table:table-cell>
          <table:table-cell table:style-name="ce5" office:value-type="float" office:value="1.2617" calcext:value-type="float">
            <text:p>1,2617</text:p>
          </table:table-cell>
          <table:table-cell table:style-name="ce5" office:value-type="float" office:value="1.2395" calcext:value-type="float">
            <text:p>1,2395</text:p>
          </table:table-cell>
          <table:table-cell table:style-name="ce5" table:formula="of:=AVERAGE([.BX52:.BZ52])-[.CE52]" office:value-type="float" office:value="1.05766666666667" calcext:value-type="float">
            <text:p>1,0577</text:p>
          </table:table-cell>
          <table:table-cell table:style-name="ce5" office:value-type="float" office:value="0.1999" calcext:value-type="float">
            <text:p>0,1999</text:p>
          </table:table-cell>
          <table:table-cell table:style-name="ce5" office:value-type="float" office:value="0.1985" calcext:value-type="float">
            <text:p>0,1985</text:p>
          </table:table-cell>
          <table:table-cell table:style-name="ce5" office:value-type="float" office:value="0.1964" calcext:value-type="float">
            <text:p>0,1964</text:p>
          </table:table-cell>
          <table:table-cell table:style-name="ce12" table:formula="of:=AVERAGE([.CB52:.CD52])" office:value-type="float" office:value="0.198266666666667" calcext:value-type="float">
            <text:p>0,1983</text:p>
          </table:table-cell>
          <table:table-cell table:style-name="ce5" office:value-type="float" office:value="1.2835" calcext:value-type="float">
            <text:p>1,2835</text:p>
          </table:table-cell>
          <table:table-cell table:style-name="ce5" office:value-type="float" office:value="1.2186" calcext:value-type="float">
            <text:p>1,2186</text:p>
          </table:table-cell>
          <table:table-cell table:style-name="ce5" office:value-type="float" office:value="1.228" calcext:value-type="float">
            <text:p>1,2280</text:p>
          </table:table-cell>
          <table:table-cell table:style-name="ce20" table:formula="of:=AVERAGE([.CF52:.CH52])" office:value-type="float" office:value="1.24336666666667" calcext:value-type="float">
            <text:p>1,2434</text:p>
          </table:table-cell>
          <table:table-cell table:style-name="ce5" office:value-type="float" office:value="1.2423" calcext:value-type="float">
            <text:p>1,2423</text:p>
          </table:table-cell>
          <table:table-cell table:style-name="ce5" office:value-type="float" office:value="1.2169" calcext:value-type="float">
            <text:p>1,2169</text:p>
          </table:table-cell>
          <table:table-cell table:style-name="ce5" office:value-type="float" office:value="1.2443" calcext:value-type="float">
            <text:p>1,2443</text:p>
          </table:table-cell>
          <table:table-cell table:style-name="ce20" table:formula="of:=AVERAGE([.CJ52:.CL52])-[.CU52]" office:value-type="float" office:value="1.0388" calcext:value-type="float">
            <text:p>1,0388</text:p>
          </table:table-cell>
          <table:table-cell table:style-name="ce5" office:value-type="float" office:value="0.1871" calcext:value-type="float">
            <text:p>0,1871</text:p>
          </table:table-cell>
          <table:table-cell table:style-name="ce5" office:value-type="float" office:value="1.2194" calcext:value-type="float">
            <text:p>1,2194</text:p>
          </table:table-cell>
          <table:table-cell table:style-name="ce5" office:value-type="float" office:value="1.2429" calcext:value-type="float">
            <text:p>1,2429</text:p>
          </table:table-cell>
          <table:table-cell table:style-name="ce20" table:formula="of:=AVERAGE([.CO52:.CP52])" office:value-type="float" office:value="1.23115" calcext:value-type="float">
            <text:p>1,2312</text:p>
          </table:table-cell>
          <table:table-cell table:style-name="ce5" office:value-type="float" office:value="0.1952" calcext:value-type="float">
            <text:p>0,1952</text:p>
          </table:table-cell>
          <table:table-cell table:style-name="ce5" office:value-type="float" office:value="0.1988" calcext:value-type="float">
            <text:p>0,1988</text:p>
          </table:table-cell>
          <table:table-cell table:style-name="ce5" office:value-type="float" office:value="0.1931" calcext:value-type="float">
            <text:p>0,1931</text:p>
          </table:table-cell>
          <table:table-cell table:style-name="ce12" table:formula="of:=AVERAGE([.CR52:.CT52])" office:value-type="float" office:value="0.1957" calcext:value-type="float">
            <text:p>0,1957</text:p>
          </table:table-cell>
          <table:table-cell table:style-name="ce5" office:value-type="float" office:value="1.2762" calcext:value-type="float">
            <text:p>1,2762</text:p>
          </table:table-cell>
          <table:table-cell table:style-name="ce5" office:value-type="float" office:value="1.195" calcext:value-type="float">
            <text:p>1,1950</text:p>
          </table:table-cell>
          <table:table-cell table:style-name="ce5" office:value-type="float" office:value="1.1844" calcext:value-type="float">
            <text:p>1,1844</text:p>
          </table:table-cell>
          <table:table-cell table:style-name="ce12" table:formula="of:=AVERAGE([.CV52:.CX52])" office:value-type="float" office:value="1.21853333333333" calcext:value-type="float">
            <text:p>1,2185</text:p>
          </table:table-cell>
          <table:table-cell table:style-name="ce5" office:value-type="float" office:value="1.2093" calcext:value-type="float">
            <text:p>1,2093</text:p>
          </table:table-cell>
          <table:table-cell table:style-name="ce5" office:value-type="float" office:value="1.2108" calcext:value-type="float">
            <text:p>1,2108</text:p>
          </table:table-cell>
          <table:table-cell table:style-name="ce5" office:value-type="float" office:value="1.2078" calcext:value-type="float">
            <text:p>1,2078</text:p>
          </table:table-cell>
          <table:table-cell table:style-name="ce12" table:formula="of:=AVERAGE([.CZ52:.DB52])" office:value-type="float" office:value="1.2093" calcext:value-type="float">
            <text:p>1,2093</text:p>
          </table:table-cell>
          <table:table-cell table:style-name="ce5" office:value-type="float" office:value="1.2152" calcext:value-type="float">
            <text:p>1,2152</text:p>
          </table:table-cell>
          <table:table-cell table:style-name="ce5" office:value-type="float" office:value="1.2147" calcext:value-type="float">
            <text:p>1,2147</text:p>
          </table:table-cell>
          <table:table-cell table:style-name="ce5" office:value-type="float" office:value="1.2054" calcext:value-type="float">
            <text:p>1,2054</text:p>
          </table:table-cell>
          <table:table-cell table:style-name="ce12" table:formula="of:=AVERAGE([.DD52:.DF52])" office:value-type="float" office:value="1.21176666666667" calcext:value-type="float">
            <text:p>1,2118</text:p>
          </table:table-cell>
          <table:table-cell table:style-name="ce5" office:value-type="float" office:value="0.1887" calcext:value-type="float">
            <text:p>0,1887</text:p>
          </table:table-cell>
          <table:table-cell table:style-name="ce5" office:value-type="float" office:value="0.1921" calcext:value-type="float">
            <text:p>0,1921</text:p>
          </table:table-cell>
          <table:table-cell table:style-name="ce5" office:value-type="float" office:value="0.1877" calcext:value-type="float">
            <text:p>0,1877</text:p>
          </table:table-cell>
          <table:table-cell table:style-name="ce5" table:formula="of:=AVERAGE([.DH52:.DJ52])" office:value-type="float" office:value="0.1895" calcext:value-type="float">
            <text:p>0,1895</text:p>
          </table:table-cell>
          <table:table-cell table:style-name="ce5" office:value-type="float" office:value="1.3389" calcext:value-type="float">
            <text:p>1,3389</text:p>
          </table:table-cell>
          <table:table-cell table:style-name="ce5" office:value-type="float" office:value="1.2592" calcext:value-type="float">
            <text:p>1,2592</text:p>
          </table:table-cell>
          <table:table-cell table:style-name="ce5" office:value-type="float" office:value="1.2463" calcext:value-type="float">
            <text:p>1,2463</text:p>
          </table:table-cell>
          <table:table-cell table:style-name="ce5" office:value-type="float" office:value="1.2613" calcext:value-type="float">
            <text:p>1,2613</text:p>
          </table:table-cell>
          <table:table-cell table:style-name="ce5" office:value-type="float" office:value="1.2394" calcext:value-type="float">
            <text:p>1,2394</text:p>
          </table:table-cell>
          <table:table-cell table:style-name="ce5" office:value-type="float" office:value="1.2518" calcext:value-type="float">
            <text:p>1,2518</text:p>
          </table:table-cell>
          <table:table-cell table:style-name="ce5" office:value-type="float" office:value="1.2501" calcext:value-type="float">
            <text:p>1,2501</text:p>
          </table:table-cell>
          <table:table-cell table:style-name="ce5" office:value-type="float" office:value="1.2641" calcext:value-type="float">
            <text:p>1,2641</text:p>
          </table:table-cell>
          <table:table-cell table:style-name="ce5" office:value-type="float" office:value="1.2874" calcext:value-type="float">
            <text:p>1,2874</text:p>
          </table:table-cell>
          <table:table-cell table:style-name="ce14" office:value-type="float" office:value="0.1996" calcext:value-type="float">
            <text:p>0,1996</text:p>
          </table:table-cell>
          <table:table-cell table:style-name="ce14" office:value-type="float" office:value="0.1997" calcext:value-type="float">
            <text:p>0,1997</text:p>
          </table:table-cell>
          <table:table-cell table:style-name="ce14" office:value-type="float" office:value="0.1992" calcext:value-type="float">
            <text:p>0,1992</text:p>
          </table:table-cell>
          <table:table-cell table:style-name="ce1" table:formula="of:=AVERAGE([.DU52:.DW52])" office:value-type="float" office:value="0.1995" calcext:value-type="float">
            <text:p>0,1995</text:p>
          </table:table-cell>
          <table:table-cell table:number-columns-repeated="92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3" office:value-type="float" office:value="72000.3" calcext:value-type="float">
            <text:p>72000,30</text:p>
          </table:table-cell>
          <table:table-cell table:style-name="ce3" table:formula="of:=[.B53]/3600" office:value-type="float" office:value="20.0000833333333" calcext:value-type="float">
            <text:p>20,00</text:p>
          </table:table-cell>
          <table:table-cell table:style-name="ce5" office:value-type="float" office:value="0.829" calcext:value-type="float">
            <text:p>0,8290</text:p>
          </table:table-cell>
          <table:table-cell table:style-name="ce5" office:value-type="float" office:value="0.8658" calcext:value-type="float">
            <text:p>0,8658</text:p>
          </table:table-cell>
          <table:table-cell table:style-name="ce5" office:value-type="float" office:value="0.8828" calcext:value-type="float">
            <text:p>0,8828</text:p>
          </table:table-cell>
          <table:table-cell table:style-name="ce17" table:formula="of:=AVERAGE([.D53:.F53])-[.CE53]" office:value-type="float" office:value="0.6612" calcext:value-type="float">
            <text:p>0,6612</text:p>
          </table:table-cell>
          <table:table-cell table:style-name="ce5" office:value-type="float" office:value="0.6445" calcext:value-type="float">
            <text:p>0,6445</text:p>
          </table:table-cell>
          <table:table-cell table:style-name="ce5" office:value-type="float" office:value="0.8113" calcext:value-type="float">
            <text:p>0,8113</text:p>
          </table:table-cell>
          <table:table-cell table:style-name="ce5" office:value-type="float" office:value="0.7671" calcext:value-type="float">
            <text:p>0,7671</text:p>
          </table:table-cell>
          <table:table-cell table:style-name="ce17" table:formula="of:=AVERAGE([.H53:.J53])-[.CE53]" office:value-type="float" office:value="0.542966666666667" calcext:value-type="float">
            <text:p>0,5430</text:p>
          </table:table-cell>
          <table:table-cell table:style-name="ce5" office:value-type="float" office:value="1.2393" calcext:value-type="float">
            <text:p>1,2393</text:p>
          </table:table-cell>
          <table:table-cell table:style-name="ce5" office:value-type="float" office:value="1.2341" calcext:value-type="float">
            <text:p>1,2341</text:p>
          </table:table-cell>
          <table:table-cell table:style-name="ce5" office:value-type="float" office:value="1.2921" calcext:value-type="float">
            <text:p>1,2921</text:p>
          </table:table-cell>
          <table:table-cell table:style-name="ce17" table:formula="of:=AVERAGE([.L53:.N53])-[.CE53]" office:value-type="float" office:value="1.05716666666667" calcext:value-type="float">
            <text:p>1,0572</text:p>
          </table:table-cell>
          <table:table-cell table:style-name="ce5" office:value-type="float" office:value="0.7996" calcext:value-type="float">
            <text:p>0,7996</text:p>
          </table:table-cell>
          <table:table-cell table:style-name="ce5" office:value-type="float" office:value="0.8086" calcext:value-type="float">
            <text:p>0,8086</text:p>
          </table:table-cell>
          <table:table-cell table:style-name="ce5" office:value-type="float" office:value="0.8483" calcext:value-type="float">
            <text:p>0,8483</text:p>
          </table:table-cell>
          <table:table-cell table:style-name="ce17" table:formula="of:=AVERAGE([.P53:.R53])-[.CE53]" office:value-type="float" office:value="0.620833333333333" calcext:value-type="float">
            <text:p>0,6208</text:p>
          </table:table-cell>
          <table:table-cell table:style-name="ce5" office:value-type="float" office:value="0.8288" calcext:value-type="float">
            <text:p>0,8288</text:p>
          </table:table-cell>
          <table:table-cell table:style-name="ce5" office:value-type="float" office:value="0.8617" calcext:value-type="float">
            <text:p>0,8617</text:p>
          </table:table-cell>
          <table:table-cell table:style-name="ce5" office:value-type="float" office:value="0.8792" calcext:value-type="float">
            <text:p>0,8792</text:p>
          </table:table-cell>
          <table:table-cell table:style-name="ce23" table:formula="of:=AVERAGE([.T53:.V53])-[.CU53]" office:value-type="float" office:value="0.661033333333334" calcext:value-type="float">
            <text:p>0,6610</text:p>
          </table:table-cell>
          <table:table-cell table:style-name="ce5" office:value-type="float" office:value="0.7504" calcext:value-type="float">
            <text:p>0,7504</text:p>
          </table:table-cell>
          <table:table-cell table:style-name="ce5" office:value-type="float" office:value="0.7684" calcext:value-type="float">
            <text:p>0,7684</text:p>
          </table:table-cell>
          <table:table-cell table:style-name="ce5" office:value-type="float" office:value="0.7526" calcext:value-type="float">
            <text:p>0,7526</text:p>
          </table:table-cell>
          <table:table-cell table:style-name="ce23" table:formula="of:=AVERAGE([.X53:.Z53])-[.CU53]" office:value-type="float" office:value="0.5616" calcext:value-type="float">
            <text:p>0,5616</text:p>
          </table:table-cell>
          <table:table-cell table:style-name="ce5" office:value-type="float" office:value="1.2059" calcext:value-type="float">
            <text:p>1,2059</text:p>
          </table:table-cell>
          <table:table-cell table:style-name="ce5" office:value-type="float" office:value="1.1936" calcext:value-type="float">
            <text:p>1,1936</text:p>
          </table:table-cell>
          <table:table-cell table:style-name="ce5" office:value-type="float" office:value="1.2164" calcext:value-type="float">
            <text:p>1,2164</text:p>
          </table:table-cell>
          <table:table-cell table:style-name="ce23" table:formula="of:=AVERAGE([.AB53:.AD53])-[.CU53]" office:value-type="float" office:value="1.00976666666667" calcext:value-type="float">
            <text:p>1,0098</text:p>
          </table:table-cell>
          <table:table-cell table:style-name="ce5" office:value-type="float" office:value="0.7734" calcext:value-type="float">
            <text:p>0,7734</text:p>
          </table:table-cell>
          <table:table-cell table:style-name="ce5" office:value-type="float" office:value="0.7786" calcext:value-type="float">
            <text:p>0,7786</text:p>
          </table:table-cell>
          <table:table-cell table:style-name="ce5" office:value-type="float" office:value="0.7987" calcext:value-type="float">
            <text:p>0,7987</text:p>
          </table:table-cell>
          <table:table-cell table:style-name="ce23" table:formula="of:=AVERAGE([.AF53:.AH53])-[.CU53]" office:value-type="float" office:value="0.588033333333334" calcext:value-type="float">
            <text:p>0,5880</text:p>
          </table:table-cell>
          <table:table-cell table:style-name="ce5" office:value-type="float" office:value="0.8429" calcext:value-type="float">
            <text:p>0,8429</text:p>
          </table:table-cell>
          <table:table-cell table:style-name="ce5" office:value-type="float" office:value="0.9108" calcext:value-type="float">
            <text:p>0,9108</text:p>
          </table:table-cell>
          <table:table-cell table:style-name="ce5" office:value-type="float" office:value="0.9284" calcext:value-type="float">
            <text:p>0,9284</text:p>
          </table:table-cell>
          <table:table-cell table:style-name="ce26" table:formula="of:=AVERAGE([.AJ53:.AL53])-[.DK53]" office:value-type="float" office:value="0.705066666666666" calcext:value-type="float">
            <text:p>0,7051</text:p>
          </table:table-cell>
          <table:table-cell table:style-name="ce5" office:value-type="float" office:value="0.7662" calcext:value-type="float">
            <text:p>0,7662</text:p>
          </table:table-cell>
          <table:table-cell table:style-name="ce5" office:value-type="float" office:value="0.7599" calcext:value-type="float">
            <text:p>0,7599</text:p>
          </table:table-cell>
          <table:table-cell table:style-name="ce5" office:value-type="float" office:value="0.7764" calcext:value-type="float">
            <text:p>0,7764</text:p>
          </table:table-cell>
          <table:table-cell table:style-name="ce26" table:formula="of:=AVERAGE([.AN53:.AP53])-[.DK53]" office:value-type="float" office:value="0.578533333333333" calcext:value-type="float">
            <text:p>0,5785</text:p>
          </table:table-cell>
          <table:table-cell table:style-name="ce5" office:value-type="float" office:value="1.2155" calcext:value-type="float">
            <text:p>1,2155</text:p>
          </table:table-cell>
          <table:table-cell table:style-name="ce5" office:value-type="float" office:value="1.1922" calcext:value-type="float">
            <text:p>1,1922</text:p>
          </table:table-cell>
          <table:table-cell table:style-name="ce5" office:value-type="float" office:value="1.2018" calcext:value-type="float">
            <text:p>1,2018</text:p>
          </table:table-cell>
          <table:table-cell table:style-name="ce26" table:formula="of:=AVERAGE([.AR53:.AT53])-[.DK53]" office:value-type="float" office:value="1.0142" calcext:value-type="float">
            <text:p>1,0142</text:p>
          </table:table-cell>
          <table:table-cell table:style-name="ce5" office:value-type="float" office:value="0.7715" calcext:value-type="float">
            <text:p>0,7715</text:p>
          </table:table-cell>
          <table:table-cell table:style-name="ce5" office:value-type="float" office:value="0.7807" calcext:value-type="float">
            <text:p>0,7807</text:p>
          </table:table-cell>
          <table:table-cell table:style-name="ce5" office:value-type="float" office:value="0.8043" calcext:value-type="float">
            <text:p>0,8043</text:p>
          </table:table-cell>
          <table:table-cell table:style-name="ce26" table:formula="of:=AVERAGE([.AV53:.AX53])-[.DK53]" office:value-type="float" office:value="0.596533333333333" calcext:value-type="float">
            <text:p>0,5965</text:p>
          </table:table-cell>
          <table:table-cell table:style-name="ce5" office:value-type="float" office:value="0.8688" calcext:value-type="float">
            <text:p>0,8688</text:p>
          </table:table-cell>
          <table:table-cell table:style-name="ce5" office:value-type="float" office:value="0.8972" calcext:value-type="float">
            <text:p>0,8972</text:p>
          </table:table-cell>
          <table:table-cell table:style-name="ce5" office:value-type="float" office:value="0.9076" calcext:value-type="float">
            <text:p>0,9076</text:p>
          </table:table-cell>
          <table:table-cell table:style-name="ce38" table:formula="of:=AVERAGE([.AZ53:.BB53])-[.DX53]" office:value-type="float" office:value="0.692433333333333" calcext:value-type="float">
            <text:p>0,6924</text:p>
          </table:table-cell>
          <table:table-cell table:style-name="ce5" office:value-type="float" office:value="0.7955" calcext:value-type="float">
            <text:p>0,7955</text:p>
          </table:table-cell>
          <table:table-cell table:style-name="ce5" office:value-type="float" office:value="0.8067" calcext:value-type="float">
            <text:p>0,8067</text:p>
          </table:table-cell>
          <table:table-cell table:style-name="ce5" office:value-type="float" office:value="0.8125" calcext:value-type="float">
            <text:p>0,8125</text:p>
          </table:table-cell>
          <table:table-cell table:style-name="ce38" table:formula="of:=AVERAGE([.BD53:.BF53])-[.DX53]" office:value-type="float" office:value="0.606133333333333" calcext:value-type="float">
            <text:p>0,6061</text:p>
          </table:table-cell>
          <table:table-cell table:style-name="ce5" office:value-type="float" office:value="1.2771" calcext:value-type="float">
            <text:p>1,2771</text:p>
          </table:table-cell>
          <table:table-cell table:style-name="ce5" office:value-type="float" office:value="1.2716" calcext:value-type="float">
            <text:p>1,2716</text:p>
          </table:table-cell>
          <table:table-cell table:style-name="ce5" office:value-type="float" office:value="1.2617" calcext:value-type="float">
            <text:p>1,2617</text:p>
          </table:table-cell>
          <table:table-cell table:style-name="ce38" table:formula="of:=AVERAGE([.BH53:.BJ53])-[.DX53]" office:value-type="float" office:value="1.07136666666667" calcext:value-type="float">
            <text:p>1,0714</text:p>
          </table:table-cell>
          <table:table-cell table:style-name="ce5" office:value-type="float" office:value="0.8036" calcext:value-type="float">
            <text:p>0,8036</text:p>
          </table:table-cell>
          <table:table-cell table:style-name="ce5" office:value-type="float" office:value="0.8008" calcext:value-type="float">
            <text:p>0,8008</text:p>
          </table:table-cell>
          <table:table-cell table:style-name="ce5" office:value-type="float" office:value="0.8194" calcext:value-type="float">
            <text:p>0,8194</text:p>
          </table:table-cell>
          <table:table-cell table:style-name="ce38" table:formula="of:=AVERAGE([.BL53:.BN53])-[.DX53]" office:value-type="float" office:value="0.609166666666666" calcext:value-type="float">
            <text:p>0,6092</text:p>
          </table:table-cell>
          <table:table-cell table:style-name="ce5" office:value-type="float" office:value="1.2996" calcext:value-type="float">
            <text:p>1,2996</text:p>
          </table:table-cell>
          <table:table-cell table:style-name="ce5" office:value-type="float" office:value="1.2222" calcext:value-type="float">
            <text:p>1,2222</text:p>
          </table:table-cell>
          <table:table-cell table:style-name="ce5" office:value-type="float" office:value="1.2462" calcext:value-type="float">
            <text:p>1,2462</text:p>
          </table:table-cell>
          <table:table-cell table:style-name="ce41" table:formula="of:=AVERAGE([.BP53:.BR53])-[.CE53]" office:value-type="float" office:value="1.058" calcext:value-type="float">
            <text:p>1,0580</text:p>
          </table:table-cell>
          <table:table-cell table:style-name="ce5" office:value-type="float" office:value="1.2538" calcext:value-type="float">
            <text:p>1,2538</text:p>
          </table:table-cell>
          <table:table-cell table:style-name="ce5" office:value-type="float" office:value="1.2653" calcext:value-type="float">
            <text:p>1,2653</text:p>
          </table:table-cell>
          <table:table-cell table:style-name="ce5" office:value-type="float" office:value="1.2809" calcext:value-type="float">
            <text:p>1,2809</text:p>
          </table:table-cell>
          <table:table-cell table:style-name="ce41" table:formula="of:=AVERAGE([.BT53:.BV53])-[.CE53]" office:value-type="float" office:value="1.06866666666667" calcext:value-type="float">
            <text:p>1,0687</text:p>
          </table:table-cell>
          <table:table-cell table:style-name="ce5" office:value-type="float" office:value="1.2668" calcext:value-type="float">
            <text:p>1,2668</text:p>
          </table:table-cell>
          <table:table-cell table:style-name="ce5" office:value-type="float" office:value="1.2617" calcext:value-type="float">
            <text:p>1,2617</text:p>
          </table:table-cell>
          <table:table-cell table:style-name="ce5" office:value-type="float" office:value="1.2385" calcext:value-type="float">
            <text:p>1,2385</text:p>
          </table:table-cell>
          <table:table-cell table:style-name="ce5" table:formula="of:=AVERAGE([.BX53:.BZ53])-[.CE53]" office:value-type="float" office:value="1.05766666666667" calcext:value-type="float">
            <text:p>1,0577</text:p>
          </table:table-cell>
          <table:table-cell table:style-name="ce5" office:value-type="float" office:value="0.1997" calcext:value-type="float">
            <text:p>0,1997</text:p>
          </table:table-cell>
          <table:table-cell table:style-name="ce5" office:value-type="float" office:value="0.198" calcext:value-type="float">
            <text:p>0,1980</text:p>
          </table:table-cell>
          <table:table-cell table:style-name="ce5" office:value-type="float" office:value="0.1963" calcext:value-type="float">
            <text:p>0,1963</text:p>
          </table:table-cell>
          <table:table-cell table:style-name="ce12" table:formula="of:=AVERAGE([.CB53:.CD53])" office:value-type="float" office:value="0.198" calcext:value-type="float">
            <text:p>0,1980</text:p>
          </table:table-cell>
          <table:table-cell table:style-name="ce5" office:value-type="float" office:value="1.2924" calcext:value-type="float">
            <text:p>1,2924</text:p>
          </table:table-cell>
          <table:table-cell table:style-name="ce5" office:value-type="float" office:value="1.2264" calcext:value-type="float">
            <text:p>1,2264</text:p>
          </table:table-cell>
          <table:table-cell table:style-name="ce5" office:value-type="float" office:value="1.2317" calcext:value-type="float">
            <text:p>1,2317</text:p>
          </table:table-cell>
          <table:table-cell table:style-name="ce20" table:formula="of:=AVERAGE([.CF53:.CH53])" office:value-type="float" office:value="1.25016666666667" calcext:value-type="float">
            <text:p>1,2502</text:p>
          </table:table-cell>
          <table:table-cell table:style-name="ce5" office:value-type="float" office:value="1.2435" calcext:value-type="float">
            <text:p>1,2435</text:p>
          </table:table-cell>
          <table:table-cell table:style-name="ce5" office:value-type="float" office:value="1.2196" calcext:value-type="float">
            <text:p>1,2196</text:p>
          </table:table-cell>
          <table:table-cell table:style-name="ce5" office:value-type="float" office:value="1.246" calcext:value-type="float">
            <text:p>1,2460</text:p>
          </table:table-cell>
          <table:table-cell table:style-name="ce20" table:formula="of:=AVERAGE([.CJ53:.CL53])-[.CU53]" office:value-type="float" office:value="1.04083333333333" calcext:value-type="float">
            <text:p>1,0408</text:p>
          </table:table-cell>
          <table:table-cell table:style-name="ce5" office:value-type="float" office:value="0.1865" calcext:value-type="float">
            <text:p>0,1865</text:p>
          </table:table-cell>
          <table:table-cell table:style-name="ce5" office:value-type="float" office:value="1.2209" calcext:value-type="float">
            <text:p>1,2209</text:p>
          </table:table-cell>
          <table:table-cell table:style-name="ce5" office:value-type="float" office:value="1.2441" calcext:value-type="float">
            <text:p>1,2441</text:p>
          </table:table-cell>
          <table:table-cell table:style-name="ce20" table:formula="of:=AVERAGE([.CO53:.CP53])" office:value-type="float" office:value="1.2325" calcext:value-type="float">
            <text:p>1,2325</text:p>
          </table:table-cell>
          <table:table-cell table:style-name="ce5" office:value-type="float" office:value="0.1952" calcext:value-type="float">
            <text:p>0,1952</text:p>
          </table:table-cell>
          <table:table-cell table:style-name="ce5" office:value-type="float" office:value="0.1983" calcext:value-type="float">
            <text:p>0,1983</text:p>
          </table:table-cell>
          <table:table-cell table:style-name="ce5" office:value-type="float" office:value="0.1931" calcext:value-type="float">
            <text:p>0,1931</text:p>
          </table:table-cell>
          <table:table-cell table:style-name="ce12" table:formula="of:=AVERAGE([.CR53:.CT53])" office:value-type="float" office:value="0.195533333333333" calcext:value-type="float">
            <text:p>0,1955</text:p>
          </table:table-cell>
          <table:table-cell table:style-name="ce5" office:value-type="float" office:value="1.2867" calcext:value-type="float">
            <text:p>1,2867</text:p>
          </table:table-cell>
          <table:table-cell table:style-name="ce5" office:value-type="float" office:value="1.1995" calcext:value-type="float">
            <text:p>1,1995</text:p>
          </table:table-cell>
          <table:table-cell table:style-name="ce5" office:value-type="float" office:value="1.1894" calcext:value-type="float">
            <text:p>1,1894</text:p>
          </table:table-cell>
          <table:table-cell table:style-name="ce12" table:formula="of:=AVERAGE([.CV53:.CX53])" office:value-type="float" office:value="1.2252" calcext:value-type="float">
            <text:p>1,2252</text:p>
          </table:table-cell>
          <table:table-cell table:style-name="ce5" office:value-type="float" office:value="1.211" calcext:value-type="float">
            <text:p>1,2110</text:p>
          </table:table-cell>
          <table:table-cell table:style-name="ce5" office:value-type="float" office:value="1.2129" calcext:value-type="float">
            <text:p>1,2129</text:p>
          </table:table-cell>
          <table:table-cell table:style-name="ce5" office:value-type="float" office:value="1.2112" calcext:value-type="float">
            <text:p>1,2112</text:p>
          </table:table-cell>
          <table:table-cell table:style-name="ce12" table:formula="of:=AVERAGE([.CZ53:.DB53])" office:value-type="float" office:value="1.2117" calcext:value-type="float">
            <text:p>1,2117</text:p>
          </table:table-cell>
          <table:table-cell table:style-name="ce5" office:value-type="float" office:value="1.2202" calcext:value-type="float">
            <text:p>1,2202</text:p>
          </table:table-cell>
          <table:table-cell table:style-name="ce5" office:value-type="float" office:value="1.2185" calcext:value-type="float">
            <text:p>1,2185</text:p>
          </table:table-cell>
          <table:table-cell table:style-name="ce5" office:value-type="float" office:value="1.2091" calcext:value-type="float">
            <text:p>1,2091</text:p>
          </table:table-cell>
          <table:table-cell table:style-name="ce12" table:formula="of:=AVERAGE([.DD53:.DF53])" office:value-type="float" office:value="1.21593333333333" calcext:value-type="float">
            <text:p>1,2159</text:p>
          </table:table-cell>
          <table:table-cell table:style-name="ce5" office:value-type="float" office:value="0.1882" calcext:value-type="float">
            <text:p>0,1882</text:p>
          </table:table-cell>
          <table:table-cell table:style-name="ce5" office:value-type="float" office:value="0.1918" calcext:value-type="float">
            <text:p>0,1918</text:p>
          </table:table-cell>
          <table:table-cell table:style-name="ce5" office:value-type="float" office:value="0.1869" calcext:value-type="float">
            <text:p>0,1869</text:p>
          </table:table-cell>
          <table:table-cell table:style-name="ce5" table:formula="of:=AVERAGE([.DH53:.DJ53])" office:value-type="float" office:value="0.188966666666667" calcext:value-type="float">
            <text:p>0,1890</text:p>
          </table:table-cell>
          <table:table-cell table:style-name="ce5" office:value-type="float" office:value="1.3479" calcext:value-type="float">
            <text:p>1,3479</text:p>
          </table:table-cell>
          <table:table-cell table:style-name="ce5" office:value-type="float" office:value="1.2648" calcext:value-type="float">
            <text:p>1,2648</text:p>
          </table:table-cell>
          <table:table-cell table:style-name="ce5" office:value-type="float" office:value="1.2524" calcext:value-type="float">
            <text:p>1,2524</text:p>
          </table:table-cell>
          <table:table-cell table:style-name="ce5" office:value-type="float" office:value="1.2644" calcext:value-type="float">
            <text:p>1,2644</text:p>
          </table:table-cell>
          <table:table-cell table:style-name="ce5" office:value-type="float" office:value="1.2412" calcext:value-type="float">
            <text:p>1,2412</text:p>
          </table:table-cell>
          <table:table-cell table:style-name="ce5" office:value-type="float" office:value="1.2536" calcext:value-type="float">
            <text:p>1,2536</text:p>
          </table:table-cell>
          <table:table-cell table:style-name="ce5" office:value-type="float" office:value="1.2511" calcext:value-type="float">
            <text:p>1,2511</text:p>
          </table:table-cell>
          <table:table-cell table:style-name="ce5" office:value-type="float" office:value="1.2661" calcext:value-type="float">
            <text:p>1,2661</text:p>
          </table:table-cell>
          <table:table-cell table:style-name="ce5" office:value-type="float" office:value="1.2896" calcext:value-type="float">
            <text:p>1,2896</text:p>
          </table:table-cell>
          <table:table-cell table:number-columns-repeated="2" table:style-name="ce14" office:value-type="float" office:value="0.199" calcext:value-type="float">
            <text:p>0,1990</text:p>
          </table:table-cell>
          <table:table-cell table:style-name="ce14" office:value-type="float" office:value="0.1983" calcext:value-type="float">
            <text:p>0,1983</text:p>
          </table:table-cell>
          <table:table-cell table:style-name="ce1" table:formula="of:=AVERAGE([.DU53:.DW53])" office:value-type="float" office:value="0.198766666666667" calcext:value-type="float">
            <text:p>0,198766666666667</text:p>
          </table:table-cell>
          <table:table-cell table:number-columns-repeated="92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3" office:value-type="float" office:value="73800.3" calcext:value-type="float">
            <text:p>73800,30</text:p>
          </table:table-cell>
          <table:table-cell table:style-name="ce3" table:formula="of:=[.B54]/3600" office:value-type="float" office:value="20.5000833333333" calcext:value-type="float">
            <text:p>20,50</text:p>
          </table:table-cell>
          <table:table-cell table:style-name="ce5" office:value-type="float" office:value="0.8297" calcext:value-type="float">
            <text:p>0,8297</text:p>
          </table:table-cell>
          <table:table-cell table:style-name="ce5" office:value-type="float" office:value="0.8661" calcext:value-type="float">
            <text:p>0,8661</text:p>
          </table:table-cell>
          <table:table-cell table:style-name="ce5" office:value-type="float" office:value="0.8823" calcext:value-type="float">
            <text:p>0,8823</text:p>
          </table:table-cell>
          <table:table-cell table:style-name="ce17" table:formula="of:=AVERAGE([.D54:.F54])-[.CE54]" office:value-type="float" office:value="0.661766666666667" calcext:value-type="float">
            <text:p>0,6618</text:p>
          </table:table-cell>
          <table:table-cell table:style-name="ce5" office:value-type="float" office:value="0.658" calcext:value-type="float">
            <text:p>0,6580</text:p>
          </table:table-cell>
          <table:table-cell table:style-name="ce5" office:value-type="float" office:value="0.8222" calcext:value-type="float">
            <text:p>0,8222</text:p>
          </table:table-cell>
          <table:table-cell table:style-name="ce5" office:value-type="float" office:value="0.7793" calcext:value-type="float">
            <text:p>0,7793</text:p>
          </table:table-cell>
          <table:table-cell table:style-name="ce17" table:formula="of:=AVERAGE([.H54:.J54])-[.CE54]" office:value-type="float" office:value="0.555566666666667" calcext:value-type="float">
            <text:p>0,5556</text:p>
          </table:table-cell>
          <table:table-cell table:style-name="ce5" office:value-type="float" office:value="1.2422" calcext:value-type="float">
            <text:p>1,2422</text:p>
          </table:table-cell>
          <table:table-cell table:style-name="ce5" office:value-type="float" office:value="1.239" calcext:value-type="float">
            <text:p>1,2390</text:p>
          </table:table-cell>
          <table:table-cell table:style-name="ce5" office:value-type="float" office:value="1.2956" calcext:value-type="float">
            <text:p>1,2956</text:p>
          </table:table-cell>
          <table:table-cell table:style-name="ce17" table:formula="of:=AVERAGE([.L54:.N54])-[.CE54]" office:value-type="float" office:value="1.06133333333333" calcext:value-type="float">
            <text:p>1,0613</text:p>
          </table:table-cell>
          <table:table-cell table:style-name="ce5" office:value-type="float" office:value="0.8094" calcext:value-type="float">
            <text:p>0,8094</text:p>
          </table:table-cell>
          <table:table-cell table:style-name="ce5" office:value-type="float" office:value="0.819" calcext:value-type="float">
            <text:p>0,8190</text:p>
          </table:table-cell>
          <table:table-cell table:style-name="ce5" office:value-type="float" office:value="0.8594" calcext:value-type="float">
            <text:p>0,8594</text:p>
          </table:table-cell>
          <table:table-cell table:style-name="ce17" table:formula="of:=AVERAGE([.P54:.R54])-[.CE54]" office:value-type="float" office:value="0.631666666666667" calcext:value-type="float">
            <text:p>0,6317</text:p>
          </table:table-cell>
          <table:table-cell table:style-name="ce5" office:value-type="float" office:value="0.8251" calcext:value-type="float">
            <text:p>0,8251</text:p>
          </table:table-cell>
          <table:table-cell table:style-name="ce5" office:value-type="float" office:value="0.8608" calcext:value-type="float">
            <text:p>0,8608</text:p>
          </table:table-cell>
          <table:table-cell table:style-name="ce5" office:value-type="float" office:value="0.8791" calcext:value-type="float">
            <text:p>0,8791</text:p>
          </table:table-cell>
          <table:table-cell table:style-name="ce23" table:formula="of:=AVERAGE([.T54:.V54])-[.CU54]" office:value-type="float" office:value="0.660466666666667" calcext:value-type="float">
            <text:p>0,6605</text:p>
          </table:table-cell>
          <table:table-cell table:style-name="ce5" office:value-type="float" office:value="0.7587" calcext:value-type="float">
            <text:p>0,7587</text:p>
          </table:table-cell>
          <table:table-cell table:style-name="ce5" office:value-type="float" office:value="0.7764" calcext:value-type="float">
            <text:p>0,7764</text:p>
          </table:table-cell>
          <table:table-cell table:style-name="ce5" office:value-type="float" office:value="0.7592" calcext:value-type="float">
            <text:p>0,7592</text:p>
          </table:table-cell>
          <table:table-cell table:style-name="ce23" table:formula="of:=AVERAGE([.X54:.Z54])-[.CU54]" office:value-type="float" office:value="0.570233333333334" calcext:value-type="float">
            <text:p>0,5702</text:p>
          </table:table-cell>
          <table:table-cell table:style-name="ce5" office:value-type="float" office:value="1.2084" calcext:value-type="float">
            <text:p>1,2084</text:p>
          </table:table-cell>
          <table:table-cell table:style-name="ce5" office:value-type="float" office:value="1.1963" calcext:value-type="float">
            <text:p>1,1963</text:p>
          </table:table-cell>
          <table:table-cell table:style-name="ce5" office:value-type="float" office:value="1.2194" calcext:value-type="float">
            <text:p>1,2194</text:p>
          </table:table-cell>
          <table:table-cell table:style-name="ce23" table:formula="of:=AVERAGE([.AB54:.AD54])-[.CU54]" office:value-type="float" office:value="1.0135" calcext:value-type="float">
            <text:p>1,0135</text:p>
          </table:table-cell>
          <table:table-cell table:style-name="ce5" office:value-type="float" office:value="0.7787" calcext:value-type="float">
            <text:p>0,7787</text:p>
          </table:table-cell>
          <table:table-cell table:style-name="ce5" office:value-type="float" office:value="0.7839" calcext:value-type="float">
            <text:p>0,7839</text:p>
          </table:table-cell>
          <table:table-cell table:style-name="ce5" office:value-type="float" office:value="0.8113" calcext:value-type="float">
            <text:p>0,8113</text:p>
          </table:table-cell>
          <table:table-cell table:style-name="ce23" table:formula="of:=AVERAGE([.AF54:.AH54])-[.CU54]" office:value-type="float" office:value="0.596766666666667" calcext:value-type="float">
            <text:p>0,5968</text:p>
          </table:table-cell>
          <table:table-cell table:style-name="ce5" office:value-type="float" office:value="0.8434" calcext:value-type="float">
            <text:p>0,8434</text:p>
          </table:table-cell>
          <table:table-cell table:style-name="ce5" office:value-type="float" office:value="0.91" calcext:value-type="float">
            <text:p>0,9100</text:p>
          </table:table-cell>
          <table:table-cell table:style-name="ce5" office:value-type="float" office:value="0.9277" calcext:value-type="float">
            <text:p>0,9277</text:p>
          </table:table-cell>
          <table:table-cell table:style-name="ce26" table:formula="of:=AVERAGE([.AJ54:.AL54])-[.DK54]" office:value-type="float" office:value="0.7052" calcext:value-type="float">
            <text:p>0,7052</text:p>
          </table:table-cell>
          <table:table-cell table:style-name="ce5" office:value-type="float" office:value="0.7728" calcext:value-type="float">
            <text:p>0,7728</text:p>
          </table:table-cell>
          <table:table-cell table:style-name="ce5" office:value-type="float" office:value="0.7665" calcext:value-type="float">
            <text:p>0,7665</text:p>
          </table:table-cell>
          <table:table-cell table:style-name="ce5" office:value-type="float" office:value="0.7827" calcext:value-type="float">
            <text:p>0,7827</text:p>
          </table:table-cell>
          <table:table-cell table:style-name="ce26" table:formula="of:=AVERAGE([.AN54:.AP54])-[.DK54]" office:value-type="float" office:value="0.5855" calcext:value-type="float">
            <text:p>0,5855</text:p>
          </table:table-cell>
          <table:table-cell table:style-name="ce5" office:value-type="float" office:value="1.2183" calcext:value-type="float">
            <text:p>1,2183</text:p>
          </table:table-cell>
          <table:table-cell table:style-name="ce5" office:value-type="float" office:value="1.1964" calcext:value-type="float">
            <text:p>1,1964</text:p>
          </table:table-cell>
          <table:table-cell table:style-name="ce5" office:value-type="float" office:value="1.2066" calcext:value-type="float">
            <text:p>1,2066</text:p>
          </table:table-cell>
          <table:table-cell table:style-name="ce26" table:formula="of:=AVERAGE([.AR54:.AT54])-[.DK54]" office:value-type="float" office:value="1.0186" calcext:value-type="float">
            <text:p>1,0186</text:p>
          </table:table-cell>
          <table:table-cell table:style-name="ce5" office:value-type="float" office:value="0.7761" calcext:value-type="float">
            <text:p>0,7761</text:p>
          </table:table-cell>
          <table:table-cell table:style-name="ce5" office:value-type="float" office:value="0.7856" calcext:value-type="float">
            <text:p>0,7856</text:p>
          </table:table-cell>
          <table:table-cell table:style-name="ce5" office:value-type="float" office:value="0.8155" calcext:value-type="float">
            <text:p>0,8155</text:p>
          </table:table-cell>
          <table:table-cell table:style-name="ce26" table:formula="of:=AVERAGE([.AV54:.AX54])-[.DK54]" office:value-type="float" office:value="0.6039" calcext:value-type="float">
            <text:p>0,6039</text:p>
          </table:table-cell>
          <table:table-cell table:style-name="ce5" office:value-type="float" office:value="0.8689" calcext:value-type="float">
            <text:p>0,8689</text:p>
          </table:table-cell>
          <table:table-cell table:style-name="ce5" office:value-type="float" office:value="0.8964" calcext:value-type="float">
            <text:p>0,8964</text:p>
          </table:table-cell>
          <table:table-cell table:style-name="ce5" office:value-type="float" office:value="0.907" calcext:value-type="float">
            <text:p>0,9070</text:p>
          </table:table-cell>
          <table:table-cell table:style-name="ce38" table:formula="of:=AVERAGE([.AZ54:.BB54])-[.DX54]" office:value-type="float" office:value="0.6924" calcext:value-type="float">
            <text:p>0,6924</text:p>
          </table:table-cell>
          <table:table-cell table:style-name="ce5" office:value-type="float" office:value="0.8013" calcext:value-type="float">
            <text:p>0,8013</text:p>
          </table:table-cell>
          <table:table-cell table:style-name="ce5" office:value-type="float" office:value="0.8138" calcext:value-type="float">
            <text:p>0,8138</text:p>
          </table:table-cell>
          <table:table-cell table:style-name="ce5" office:value-type="float" office:value="0.8195" calcext:value-type="float">
            <text:p>0,8195</text:p>
          </table:table-cell>
          <table:table-cell table:style-name="ce38" table:formula="of:=AVERAGE([.BD54:.BF54])-[.DX54]" office:value-type="float" office:value="0.613166666666666" calcext:value-type="float">
            <text:p>0,6132</text:p>
          </table:table-cell>
          <table:table-cell table:style-name="ce5" office:value-type="float" office:value="1.2791" calcext:value-type="float">
            <text:p>1,2791</text:p>
          </table:table-cell>
          <table:table-cell table:style-name="ce5" office:value-type="float" office:value="1.2713" calcext:value-type="float">
            <text:p>1,2713</text:p>
          </table:table-cell>
          <table:table-cell table:style-name="ce5" office:value-type="float" office:value="1.2638" calcext:value-type="float">
            <text:p>1,2638</text:p>
          </table:table-cell>
          <table:table-cell table:style-name="ce38" table:formula="of:=AVERAGE([.BH54:.BJ54])-[.DX54]" office:value-type="float" office:value="1.07303333333333" calcext:value-type="float">
            <text:p>1,0730</text:p>
          </table:table-cell>
          <table:table-cell table:style-name="ce5" office:value-type="float" office:value="0.8075" calcext:value-type="float">
            <text:p>0,8075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5" office:value-type="float" office:value="0.8299" calcext:value-type="float">
            <text:p>0,8299</text:p>
          </table:table-cell>
          <table:table-cell table:style-name="ce38" table:formula="of:=AVERAGE([.BL54:.BN54])-[.DX54]" office:value-type="float" office:value="0.615766666666666" calcext:value-type="float">
            <text:p>0,6158</text:p>
          </table:table-cell>
          <table:table-cell table:style-name="ce5" office:value-type="float" office:value="1.3049" calcext:value-type="float">
            <text:p>1,3049</text:p>
          </table:table-cell>
          <table:table-cell table:style-name="ce5" office:value-type="float" office:value="1.2249" calcext:value-type="float">
            <text:p>1,2249</text:p>
          </table:table-cell>
          <table:table-cell table:style-name="ce5" office:value-type="float" office:value="1.2489" calcext:value-type="float">
            <text:p>1,2489</text:p>
          </table:table-cell>
          <table:table-cell table:style-name="ce41" table:formula="of:=AVERAGE([.BP54:.BR54])-[.CE54]" office:value-type="float" office:value="1.06196666666667" calcext:value-type="float">
            <text:p>1,0620</text:p>
          </table:table-cell>
          <table:table-cell table:style-name="ce5" office:value-type="float" office:value="1.2568" calcext:value-type="float">
            <text:p>1,2568</text:p>
          </table:table-cell>
          <table:table-cell table:style-name="ce5" office:value-type="float" office:value="1.2671" calcext:value-type="float">
            <text:p>1,2671</text:p>
          </table:table-cell>
          <table:table-cell table:style-name="ce5" office:value-type="float" office:value="1.2814" calcext:value-type="float">
            <text:p>1,2814</text:p>
          </table:table-cell>
          <table:table-cell table:style-name="ce41" table:formula="of:=AVERAGE([.BT54:.BV54])-[.CE54]" office:value-type="float" office:value="1.07083333333333" calcext:value-type="float">
            <text:p>1,0708</text:p>
          </table:table-cell>
          <table:table-cell table:style-name="ce5" office:value-type="float" office:value="1.2685" calcext:value-type="float">
            <text:p>1,2685</text:p>
          </table:table-cell>
          <table:table-cell table:style-name="ce5" office:value-type="float" office:value="1.2644" calcext:value-type="float">
            <text:p>1,2644</text:p>
          </table:table-cell>
          <table:table-cell table:style-name="ce5" office:value-type="float" office:value="1.242" calcext:value-type="float">
            <text:p>1,2420</text:p>
          </table:table-cell>
          <table:table-cell table:style-name="ce5" table:formula="of:=AVERAGE([.BX54:.BZ54])-[.CE54]" office:value-type="float" office:value="1.0607" calcext:value-type="float">
            <text:p>1,0607</text:p>
          </table:table-cell>
          <table:table-cell table:style-name="ce5" office:value-type="float" office:value="0.1988" calcext:value-type="float">
            <text:p>0,1988</text:p>
          </table:table-cell>
          <table:table-cell table:style-name="ce5" office:value-type="float" office:value="0.1982" calcext:value-type="float">
            <text:p>0,1982</text:p>
          </table:table-cell>
          <table:table-cell table:style-name="ce5" office:value-type="float" office:value="0.1958" calcext:value-type="float">
            <text:p>0,1958</text:p>
          </table:table-cell>
          <table:table-cell table:style-name="ce12" table:formula="of:=AVERAGE([.CB54:.CD54])" office:value-type="float" office:value="0.1976" calcext:value-type="float">
            <text:p>0,1976</text:p>
          </table:table-cell>
          <table:table-cell table:style-name="ce5" office:value-type="float" office:value="1.2955" calcext:value-type="float">
            <text:p>1,2955</text:p>
          </table:table-cell>
          <table:table-cell table:style-name="ce5" office:value-type="float" office:value="1.2274" calcext:value-type="float">
            <text:p>1,2274</text:p>
          </table:table-cell>
          <table:table-cell table:style-name="ce5" office:value-type="float" office:value="1.2322" calcext:value-type="float">
            <text:p>1,2322</text:p>
          </table:table-cell>
          <table:table-cell table:style-name="ce20" table:formula="of:=AVERAGE([.CF54:.CH54])" office:value-type="float" office:value="1.2517" calcext:value-type="float">
            <text:p>1,2517</text:p>
          </table:table-cell>
          <table:table-cell table:style-name="ce5" office:value-type="float" office:value="1.2464" calcext:value-type="float">
            <text:p>1,2464</text:p>
          </table:table-cell>
          <table:table-cell table:style-name="ce5" office:value-type="float" office:value="1.2204" calcext:value-type="float">
            <text:p>1,2204</text:p>
          </table:table-cell>
          <table:table-cell table:style-name="ce5" office:value-type="float" office:value="1.248" calcext:value-type="float">
            <text:p>1,2480</text:p>
          </table:table-cell>
          <table:table-cell table:style-name="ce20" table:formula="of:=AVERAGE([.CJ54:.CL54])-[.CU54]" office:value-type="float" office:value="1.04373333333333" calcext:value-type="float">
            <text:p>1,0437</text:p>
          </table:table-cell>
          <table:table-cell table:style-name="ce5" office:value-type="float" office:value="0.1862" calcext:value-type="float">
            <text:p>0,1862</text:p>
          </table:table-cell>
          <table:table-cell table:style-name="ce5" office:value-type="float" office:value="1.2225" calcext:value-type="float">
            <text:p>1,2225</text:p>
          </table:table-cell>
          <table:table-cell table:style-name="ce5" office:value-type="float" office:value="1.2446" calcext:value-type="float">
            <text:p>1,2446</text:p>
          </table:table-cell>
          <table:table-cell table:style-name="ce20" table:formula="of:=AVERAGE([.CO54:.CP54])" office:value-type="float" office:value="1.23355" calcext:value-type="float">
            <text:p>1,2336</text:p>
          </table:table-cell>
          <table:table-cell table:style-name="ce5" office:value-type="float" office:value="0.1938" calcext:value-type="float">
            <text:p>0,1938</text:p>
          </table:table-cell>
          <table:table-cell table:style-name="ce5" office:value-type="float" office:value="0.1972" calcext:value-type="float">
            <text:p>0,1972</text:p>
          </table:table-cell>
          <table:table-cell table:style-name="ce5" office:value-type="float" office:value="0.1926" calcext:value-type="float">
            <text:p>0,1926</text:p>
          </table:table-cell>
          <table:table-cell table:style-name="ce12" table:formula="of:=AVERAGE([.CR54:.CT54])" office:value-type="float" office:value="0.194533333333333" calcext:value-type="float">
            <text:p>0,1945</text:p>
          </table:table-cell>
          <table:table-cell table:style-name="ce5" office:value-type="float" office:value="1.2902" calcext:value-type="float">
            <text:p>1,2902</text:p>
          </table:table-cell>
          <table:table-cell table:style-name="ce5" office:value-type="float" office:value="1.1994" calcext:value-type="float">
            <text:p>1,1994</text:p>
          </table:table-cell>
          <table:table-cell table:style-name="ce5" office:value-type="float" office:value="1.1929" calcext:value-type="float">
            <text:p>1,1929</text:p>
          </table:table-cell>
          <table:table-cell table:style-name="ce12" table:formula="of:=AVERAGE([.CV54:.CX54])" office:value-type="float" office:value="1.2275" calcext:value-type="float">
            <text:p>1,2275</text:p>
          </table:table-cell>
          <table:table-cell table:style-name="ce5" office:value-type="float" office:value="1.2141" calcext:value-type="float">
            <text:p>1,2141</text:p>
          </table:table-cell>
          <table:table-cell table:style-name="ce5" office:value-type="float" office:value="1.2161" calcext:value-type="float">
            <text:p>1,2161</text:p>
          </table:table-cell>
          <table:table-cell table:style-name="ce5" office:value-type="float" office:value="1.2146" calcext:value-type="float">
            <text:p>1,2146</text:p>
          </table:table-cell>
          <table:table-cell table:style-name="ce12" table:formula="of:=AVERAGE([.CZ54:.DB54])" office:value-type="float" office:value="1.21493333333333" calcext:value-type="float">
            <text:p>1,2149</text:p>
          </table:table-cell>
          <table:table-cell table:style-name="ce5" office:value-type="float" office:value="1.2214" calcext:value-type="float">
            <text:p>1,2214</text:p>
          </table:table-cell>
          <table:table-cell table:style-name="ce5" office:value-type="float" office:value="1.2207" calcext:value-type="float">
            <text:p>1,2207</text:p>
          </table:table-cell>
          <table:table-cell table:style-name="ce5" office:value-type="float" office:value="1.2124" calcext:value-type="float">
            <text:p>1,2124</text:p>
          </table:table-cell>
          <table:table-cell table:style-name="ce12" table:formula="of:=AVERAGE([.DD54:.DF54])" office:value-type="float" office:value="1.21816666666667" calcext:value-type="float">
            <text:p>1,2182</text:p>
          </table:table-cell>
          <table:table-cell table:style-name="ce5" office:value-type="float" office:value="0.1878" calcext:value-type="float">
            <text:p>0,1878</text:p>
          </table:table-cell>
          <table:table-cell table:style-name="ce5" office:value-type="float" office:value="0.1909" calcext:value-type="float">
            <text:p>0,1909</text:p>
          </table:table-cell>
          <table:table-cell table:style-name="ce5" office:value-type="float" office:value="0.1868" calcext:value-type="float">
            <text:p>0,1868</text:p>
          </table:table-cell>
          <table:table-cell table:style-name="ce5" table:formula="of:=AVERAGE([.DH54:.DJ54])" office:value-type="float" office:value="0.1885" calcext:value-type="float">
            <text:p>0,1885</text:p>
          </table:table-cell>
          <table:table-cell table:style-name="ce5" office:value-type="float" office:value="1.3547" calcext:value-type="float">
            <text:p>1,3547</text:p>
          </table:table-cell>
          <table:table-cell table:style-name="ce5" office:value-type="float" office:value="1.2684" calcext:value-type="float">
            <text:p>1,2684</text:p>
          </table:table-cell>
          <table:table-cell table:style-name="ce5" office:value-type="float" office:value="1.2557" calcext:value-type="float">
            <text:p>1,2557</text:p>
          </table:table-cell>
          <table:table-cell table:style-name="ce5" office:value-type="float" office:value="1.2701" calcext:value-type="float">
            <text:p>1,2701</text:p>
          </table:table-cell>
          <table:table-cell table:style-name="ce5" office:value-type="float" office:value="1.2492" calcext:value-type="float">
            <text:p>1,2492</text:p>
          </table:table-cell>
          <table:table-cell table:style-name="ce5" office:value-type="float" office:value="1.2595" calcext:value-type="float">
            <text:p>1,2595</text:p>
          </table:table-cell>
          <table:table-cell table:style-name="ce5" office:value-type="float" office:value="1.2563" calcext:value-type="float">
            <text:p>1,2563</text:p>
          </table:table-cell>
          <table:table-cell table:style-name="ce5" office:value-type="float" office:value="1.2706" calcext:value-type="float">
            <text:p>1,2706</text:p>
          </table:table-cell>
          <table:table-cell table:style-name="ce5" office:value-type="float" office:value="1.2918" calcext:value-type="float">
            <text:p>1,2918</text:p>
          </table:table-cell>
          <table:table-cell table:style-name="ce14" office:value-type="float" office:value="0.1988" calcext:value-type="float">
            <text:p>0,1988</text:p>
          </table:table-cell>
          <table:table-cell table:style-name="ce14" office:value-type="float" office:value="0.1985" calcext:value-type="float">
            <text:p>0,1985</text:p>
          </table:table-cell>
          <table:table-cell table:style-name="ce14" office:value-type="float" office:value="0.1978" calcext:value-type="float">
            <text:p>0,1978</text:p>
          </table:table-cell>
          <table:table-cell table:style-name="ce1" table:formula="of:=AVERAGE([.DU54:.DW54])" office:value-type="float" office:value="0.198366666666667" calcext:value-type="float">
            <text:p>0,198366666666667</text:p>
          </table:table-cell>
          <table:table-cell table:number-columns-repeated="92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3" office:value-type="float" office:value="75600.3" calcext:value-type="float">
            <text:p>75600,30</text:p>
          </table:table-cell>
          <table:table-cell table:style-name="ce3" table:formula="of:=[.B55]/3600" office:value-type="float" office:value="21.0000833333333" calcext:value-type="float">
            <text:p>21,00</text:p>
          </table:table-cell>
          <table:table-cell table:style-name="ce5" office:value-type="float" office:value="0.83" calcext:value-type="float">
            <text:p>0,8300</text:p>
          </table:table-cell>
          <table:table-cell table:style-name="ce5" office:value-type="float" office:value="0.8655" calcext:value-type="float">
            <text:p>0,8655</text:p>
          </table:table-cell>
          <table:table-cell table:style-name="ce5" office:value-type="float" office:value="0.8832" calcext:value-type="float">
            <text:p>0,8832</text:p>
          </table:table-cell>
          <table:table-cell table:style-name="ce17" table:formula="of:=AVERAGE([.D55:.F55])-[.CE55]" office:value-type="float" office:value="0.6618" calcext:value-type="float">
            <text:p>0,6618</text:p>
          </table:table-cell>
          <table:table-cell table:style-name="ce5" office:value-type="float" office:value="0.6597" calcext:value-type="float">
            <text:p>0,6597</text:p>
          </table:table-cell>
          <table:table-cell table:style-name="ce5" office:value-type="float" office:value="0.8297" calcext:value-type="float">
            <text:p>0,8297</text:p>
          </table:table-cell>
          <table:table-cell table:style-name="ce5" office:value-type="float" office:value="0.7835" calcext:value-type="float">
            <text:p>0,7835</text:p>
          </table:table-cell>
          <table:table-cell table:style-name="ce17" table:formula="of:=AVERAGE([.H55:.J55])-[.CE55]" office:value-type="float" office:value="0.559866666666666" calcext:value-type="float">
            <text:p>0,5599</text:p>
          </table:table-cell>
          <table:table-cell table:style-name="ce5" office:value-type="float" office:value="1.2453" calcext:value-type="float">
            <text:p>1,2453</text:p>
          </table:table-cell>
          <table:table-cell table:style-name="ce5" office:value-type="float" office:value="1.2419" calcext:value-type="float">
            <text:p>1,2419</text:p>
          </table:table-cell>
          <table:table-cell table:style-name="ce5" office:value-type="float" office:value="1.2995" calcext:value-type="float">
            <text:p>1,2995</text:p>
          </table:table-cell>
          <table:table-cell table:style-name="ce17" table:formula="of:=AVERAGE([.L55:.N55])-[.CE55]" office:value-type="float" office:value="1.06446666666667" calcext:value-type="float">
            <text:p>1,0645</text:p>
          </table:table-cell>
          <table:table-cell table:style-name="ce5" office:value-type="float" office:value="0.8136" calcext:value-type="float">
            <text:p>0,8136</text:p>
          </table:table-cell>
          <table:table-cell table:style-name="ce5" office:value-type="float" office:value="0.8224" calcext:value-type="float">
            <text:p>0,8224</text:p>
          </table:table-cell>
          <table:table-cell table:style-name="ce5" office:value-type="float" office:value="0.8615" calcext:value-type="float">
            <text:p>0,8615</text:p>
          </table:table-cell>
          <table:table-cell table:style-name="ce17" table:formula="of:=AVERAGE([.P55:.R55])-[.CE55]" office:value-type="float" office:value="0.634733333333333" calcext:value-type="float">
            <text:p>0,6347</text:p>
          </table:table-cell>
          <table:table-cell table:style-name="ce5" office:value-type="float" office:value="0.8219" calcext:value-type="float">
            <text:p>0,8219</text:p>
          </table:table-cell>
          <table:table-cell table:style-name="ce5" office:value-type="float" office:value="0.8598" calcext:value-type="float">
            <text:p>0,8598</text:p>
          </table:table-cell>
          <table:table-cell table:style-name="ce5" office:value-type="float" office:value="0.8804" calcext:value-type="float">
            <text:p>0,8804</text:p>
          </table:table-cell>
          <table:table-cell table:style-name="ce23" table:formula="of:=AVERAGE([.T55:.V55])-[.CU55]" office:value-type="float" office:value="0.658733333333333" calcext:value-type="float">
            <text:p>0,6587</text:p>
          </table:table-cell>
          <table:table-cell table:style-name="ce5" office:value-type="float" office:value="0.7654" calcext:value-type="float">
            <text:p>0,7654</text:p>
          </table:table-cell>
          <table:table-cell table:style-name="ce5" office:value-type="float" office:value="0.7837" calcext:value-type="float">
            <text:p>0,7837</text:p>
          </table:table-cell>
          <table:table-cell table:style-name="ce5" office:value-type="float" office:value="0.7671" calcext:value-type="float">
            <text:p>0,7671</text:p>
          </table:table-cell>
          <table:table-cell table:style-name="ce23" table:formula="of:=AVERAGE([.X55:.Z55])-[.CU55]" office:value-type="float" office:value="0.576766666666667" calcext:value-type="float">
            <text:p>0,5768</text:p>
          </table:table-cell>
          <table:table-cell table:style-name="ce5" office:value-type="float" office:value="1.215" calcext:value-type="float">
            <text:p>1,2150</text:p>
          </table:table-cell>
          <table:table-cell table:style-name="ce5" office:value-type="float" office:value="1.2025" calcext:value-type="float">
            <text:p>1,2025</text:p>
          </table:table-cell>
          <table:table-cell table:style-name="ce5" office:value-type="float" office:value="1.2241" calcext:value-type="float">
            <text:p>1,2241</text:p>
          </table:table-cell>
          <table:table-cell table:style-name="ce23" table:formula="of:=AVERAGE([.AB55:.AD55])-[.CU55]" office:value-type="float" office:value="1.01856666666667" calcext:value-type="float">
            <text:p>1,0186</text:p>
          </table:table-cell>
          <table:table-cell table:style-name="ce5" office:value-type="float" office:value="0.7846" calcext:value-type="float">
            <text:p>0,7846</text:p>
          </table:table-cell>
          <table:table-cell table:style-name="ce5" office:value-type="float" office:value="0.7888" calcext:value-type="float">
            <text:p>0,7888</text:p>
          </table:table-cell>
          <table:table-cell table:style-name="ce5" office:value-type="float" office:value="0.8155" calcext:value-type="float">
            <text:p>0,8155</text:p>
          </table:table-cell>
          <table:table-cell table:style-name="ce23" table:formula="of:=AVERAGE([.AF55:.AH55])-[.CU55]" office:value-type="float" office:value="0.601" calcext:value-type="float">
            <text:p>0,6010</text:p>
          </table:table-cell>
          <table:table-cell table:style-name="ce5" office:value-type="float" office:value="0.8443" calcext:value-type="float">
            <text:p>0,8443</text:p>
          </table:table-cell>
          <table:table-cell table:style-name="ce5" office:value-type="float" office:value="0.9124" calcext:value-type="float">
            <text:p>0,9124</text:p>
          </table:table-cell>
          <table:table-cell table:style-name="ce5" office:value-type="float" office:value="0.93" calcext:value-type="float">
            <text:p>0,9300</text:p>
          </table:table-cell>
          <table:table-cell table:style-name="ce26" table:formula="of:=AVERAGE([.AJ55:.AL55])-[.DK55]" office:value-type="float" office:value="0.707" calcext:value-type="float">
            <text:p>0,7070</text:p>
          </table:table-cell>
          <table:table-cell table:style-name="ce5" office:value-type="float" office:value="0.778" calcext:value-type="float">
            <text:p>0,7780</text:p>
          </table:table-cell>
          <table:table-cell table:style-name="ce5" office:value-type="float" office:value="0.7726" calcext:value-type="float">
            <text:p>0,7726</text:p>
          </table:table-cell>
          <table:table-cell table:style-name="ce5" office:value-type="float" office:value="0.7883" calcext:value-type="float">
            <text:p>0,7883</text:p>
          </table:table-cell>
          <table:table-cell table:style-name="ce26" table:formula="of:=AVERAGE([.AN55:.AP55])-[.DK55]" office:value-type="float" office:value="0.591066666666666" calcext:value-type="float">
            <text:p>0,5911</text:p>
          </table:table-cell>
          <table:table-cell table:style-name="ce5" office:value-type="float" office:value="1.2208" calcext:value-type="float">
            <text:p>1,2208</text:p>
          </table:table-cell>
          <table:table-cell table:style-name="ce5" office:value-type="float" office:value="1.1993" calcext:value-type="float">
            <text:p>1,1993</text:p>
          </table:table-cell>
          <table:table-cell table:style-name="ce5" office:value-type="float" office:value="1.2074" calcext:value-type="float">
            <text:p>1,2074</text:p>
          </table:table-cell>
          <table:table-cell table:style-name="ce26" table:formula="of:=AVERAGE([.AR55:.AT55])-[.DK55]" office:value-type="float" office:value="1.0206" calcext:value-type="float">
            <text:p>1,0206</text:p>
          </table:table-cell>
          <table:table-cell table:style-name="ce5" office:value-type="float" office:value="0.7798" calcext:value-type="float">
            <text:p>0,7798</text:p>
          </table:table-cell>
          <table:table-cell table:style-name="ce5" office:value-type="float" office:value="0.7898" calcext:value-type="float">
            <text:p>0,7898</text:p>
          </table:table-cell>
          <table:table-cell table:style-name="ce5" office:value-type="float" office:value="0.8202" calcext:value-type="float">
            <text:p>0,8202</text:p>
          </table:table-cell>
          <table:table-cell table:style-name="ce26" table:formula="of:=AVERAGE([.AV55:.AX55])-[.DK55]" office:value-type="float" office:value="0.608033333333333" calcext:value-type="float">
            <text:p>0,6080</text:p>
          </table:table-cell>
          <table:table-cell table:style-name="ce5" office:value-type="float" office:value="0.8725" calcext:value-type="float">
            <text:p>0,8725</text:p>
          </table:table-cell>
          <table:table-cell table:style-name="ce5" office:value-type="float" office:value="0.8973" calcext:value-type="float">
            <text:p>0,8973</text:p>
          </table:table-cell>
          <table:table-cell table:style-name="ce5" office:value-type="float" office:value="0.9084" calcext:value-type="float">
            <text:p>0,9084</text:p>
          </table:table-cell>
          <table:table-cell table:style-name="ce38" table:formula="of:=AVERAGE([.AZ55:.BB55])-[.DX55]" office:value-type="float" office:value="0.694566666666666" calcext:value-type="float">
            <text:p>0,6946</text:p>
          </table:table-cell>
          <table:table-cell table:style-name="ce5" office:value-type="float" office:value="0.8081" calcext:value-type="float">
            <text:p>0,8081</text:p>
          </table:table-cell>
          <table:table-cell table:style-name="ce5" office:value-type="float" office:value="0.8202" calcext:value-type="float">
            <text:p>0,8202</text:p>
          </table:table-cell>
          <table:table-cell table:style-name="ce5" office:value-type="float" office:value="0.8254" calcext:value-type="float">
            <text:p>0,8254</text:p>
          </table:table-cell>
          <table:table-cell table:style-name="ce38" table:formula="of:=AVERAGE([.BD55:.BF55])-[.DX55]" office:value-type="float" office:value="0.619733333333333" calcext:value-type="float">
            <text:p>0,6197</text:p>
          </table:table-cell>
          <table:table-cell table:style-name="ce5" office:value-type="float" office:value="1.2827" calcext:value-type="float">
            <text:p>1,2827</text:p>
          </table:table-cell>
          <table:table-cell table:style-name="ce5" office:value-type="float" office:value="1.2738" calcext:value-type="float">
            <text:p>1,2738</text:p>
          </table:table-cell>
          <table:table-cell table:style-name="ce5" office:value-type="float" office:value="1.2665" calcext:value-type="float">
            <text:p>1,2665</text:p>
          </table:table-cell>
          <table:table-cell table:style-name="ce38" table:formula="of:=AVERAGE([.BH55:.BJ55])-[.DX55]" office:value-type="float" office:value="1.07616666666667" calcext:value-type="float">
            <text:p>1,0762</text:p>
          </table:table-cell>
          <table:table-cell table:style-name="ce5" office:value-type="float" office:value="0.8119" calcext:value-type="float">
            <text:p>0,8119</text:p>
          </table:table-cell>
          <table:table-cell table:style-name="ce5" office:value-type="float" office:value="0.8081" calcext:value-type="float">
            <text:p>0,8081</text:p>
          </table:table-cell>
          <table:table-cell table:style-name="ce5" office:value-type="float" office:value="0.8347" calcext:value-type="float">
            <text:p>0,8347</text:p>
          </table:table-cell>
          <table:table-cell table:style-name="ce38" table:formula="of:=AVERAGE([.BL55:.BN55])-[.DX55]" office:value-type="float" office:value="0.620066666666666" calcext:value-type="float">
            <text:p>0,6201</text:p>
          </table:table-cell>
          <table:table-cell table:style-name="ce5" office:value-type="float" office:value="1.3111" calcext:value-type="float">
            <text:p>1,3111</text:p>
          </table:table-cell>
          <table:table-cell table:style-name="ce5" office:value-type="float" office:value="1.2286" calcext:value-type="float">
            <text:p>1,2286</text:p>
          </table:table-cell>
          <table:table-cell table:style-name="ce5" office:value-type="float" office:value="1.2536" calcext:value-type="float">
            <text:p>1,2536</text:p>
          </table:table-cell>
          <table:table-cell table:style-name="ce41" table:formula="of:=AVERAGE([.BP55:.BR55])-[.CE55]" office:value-type="float" office:value="1.06666666666667" calcext:value-type="float">
            <text:p>1,0667</text:p>
          </table:table-cell>
          <table:table-cell table:style-name="ce5" office:value-type="float" office:value="1.2603" calcext:value-type="float">
            <text:p>1,2603</text:p>
          </table:table-cell>
          <table:table-cell table:style-name="ce5" office:value-type="float" office:value="1.27" calcext:value-type="float">
            <text:p>1,2700</text:p>
          </table:table-cell>
          <table:table-cell table:style-name="ce5" office:value-type="float" office:value="1.2848" calcext:value-type="float">
            <text:p>1,2848</text:p>
          </table:table-cell>
          <table:table-cell table:style-name="ce41" table:formula="of:=AVERAGE([.BT55:.BV55])-[.CE55]" office:value-type="float" office:value="1.07393333333333" calcext:value-type="float">
            <text:p>1,0739</text:p>
          </table:table-cell>
          <table:table-cell table:style-name="ce5" office:value-type="float" office:value="1.2721" calcext:value-type="float">
            <text:p>1,2721</text:p>
          </table:table-cell>
          <table:table-cell table:style-name="ce5" office:value-type="float" office:value="1.2675" calcext:value-type="float">
            <text:p>1,2675</text:p>
          </table:table-cell>
          <table:table-cell table:style-name="ce5" office:value-type="float" office:value="1.2439" calcext:value-type="float">
            <text:p>1,2439</text:p>
          </table:table-cell>
          <table:table-cell table:style-name="ce5" table:formula="of:=AVERAGE([.BX55:.BZ55])-[.CE55]" office:value-type="float" office:value="1.0634" calcext:value-type="float">
            <text:p>1,0634</text:p>
          </table:table-cell>
          <table:table-cell table:style-name="ce5" office:value-type="float" office:value="0.1995" calcext:value-type="float">
            <text:p>0,1995</text:p>
          </table:table-cell>
          <table:table-cell table:style-name="ce5" office:value-type="float" office:value="0.1979" calcext:value-type="float">
            <text:p>0,1979</text:p>
          </table:table-cell>
          <table:table-cell table:style-name="ce5" office:value-type="float" office:value="0.1959" calcext:value-type="float">
            <text:p>0,1959</text:p>
          </table:table-cell>
          <table:table-cell table:style-name="ce12" table:formula="of:=AVERAGE([.CB55:.CD55])" office:value-type="float" office:value="0.197766666666667" calcext:value-type="float">
            <text:p>0,1978</text:p>
          </table:table-cell>
          <table:table-cell table:style-name="ce5" office:value-type="float" office:value="1.3027" calcext:value-type="float">
            <text:p>1,3027</text:p>
          </table:table-cell>
          <table:table-cell table:style-name="ce5" office:value-type="float" office:value="1.2311" calcext:value-type="float">
            <text:p>1,2311</text:p>
          </table:table-cell>
          <table:table-cell table:style-name="ce5" office:value-type="float" office:value="1.2359" calcext:value-type="float">
            <text:p>1,2359</text:p>
          </table:table-cell>
          <table:table-cell table:style-name="ce20" table:formula="of:=AVERAGE([.CF55:.CH55])" office:value-type="float" office:value="1.25656666666667" calcext:value-type="float">
            <text:p>1,2566</text:p>
          </table:table-cell>
          <table:table-cell table:style-name="ce5" office:value-type="float" office:value="1.2516" calcext:value-type="float">
            <text:p>1,2516</text:p>
          </table:table-cell>
          <table:table-cell table:style-name="ce5" office:value-type="float" office:value="1.2254" calcext:value-type="float">
            <text:p>1,2254</text:p>
          </table:table-cell>
          <table:table-cell table:style-name="ce5" office:value-type="float" office:value="1.2513" calcext:value-type="float">
            <text:p>1,2513</text:p>
          </table:table-cell>
          <table:table-cell table:style-name="ce20" table:formula="of:=AVERAGE([.CJ55:.CL55])-[.CU55]" office:value-type="float" office:value="1.04746666666667" calcext:value-type="float">
            <text:p>1,0475</text:p>
          </table:table-cell>
          <table:table-cell table:style-name="ce5" office:value-type="float" office:value="0.1865" calcext:value-type="float">
            <text:p>0,1865</text:p>
          </table:table-cell>
          <table:table-cell table:style-name="ce5" office:value-type="float" office:value="1.227" calcext:value-type="float">
            <text:p>1,2270</text:p>
          </table:table-cell>
          <table:table-cell table:style-name="ce5" office:value-type="float" office:value="1.2469" calcext:value-type="float">
            <text:p>1,2469</text:p>
          </table:table-cell>
          <table:table-cell table:style-name="ce20" table:formula="of:=AVERAGE([.CO55:.CP55])" office:value-type="float" office:value="1.23695" calcext:value-type="float">
            <text:p>1,2370</text:p>
          </table:table-cell>
          <table:table-cell table:style-name="ce5" office:value-type="float" office:value="0.1949" calcext:value-type="float">
            <text:p>0,1949</text:p>
          </table:table-cell>
          <table:table-cell table:style-name="ce5" office:value-type="float" office:value="0.1983" calcext:value-type="float">
            <text:p>0,1983</text:p>
          </table:table-cell>
          <table:table-cell table:style-name="ce5" office:value-type="float" office:value="0.1927" calcext:value-type="float">
            <text:p>0,1927</text:p>
          </table:table-cell>
          <table:table-cell table:style-name="ce12" table:formula="of:=AVERAGE([.CR55:.CT55])" office:value-type="float" office:value="0.1953" calcext:value-type="float">
            <text:p>0,1953</text:p>
          </table:table-cell>
          <table:table-cell table:style-name="ce5" office:value-type="float" office:value="1.2971" calcext:value-type="float">
            <text:p>1,2971</text:p>
          </table:table-cell>
          <table:table-cell table:style-name="ce5" office:value-type="float" office:value="1.2017" calcext:value-type="float">
            <text:p>1,2017</text:p>
          </table:table-cell>
          <table:table-cell table:style-name="ce5" office:value-type="float" office:value="1.1924" calcext:value-type="float">
            <text:p>1,1924</text:p>
          </table:table-cell>
          <table:table-cell table:style-name="ce12" table:formula="of:=AVERAGE([.CV55:.CX55])" office:value-type="float" office:value="1.2304" calcext:value-type="float">
            <text:p>1,2304</text:p>
          </table:table-cell>
          <table:table-cell table:style-name="ce5" office:value-type="float" office:value="1.2143" calcext:value-type="float">
            <text:p>1,2143</text:p>
          </table:table-cell>
          <table:table-cell table:style-name="ce5" office:value-type="float" office:value="1.2167" calcext:value-type="float">
            <text:p>1,2167</text:p>
          </table:table-cell>
          <table:table-cell table:style-name="ce5" office:value-type="float" office:value="1.215" calcext:value-type="float">
            <text:p>1,2150</text:p>
          </table:table-cell>
          <table:table-cell table:style-name="ce12" table:formula="of:=AVERAGE([.CZ55:.DB55])" office:value-type="float" office:value="1.21533333333333" calcext:value-type="float">
            <text:p>1,2153</text:p>
          </table:table-cell>
          <table:table-cell table:style-name="ce5" office:value-type="float" office:value="1.2219" calcext:value-type="float">
            <text:p>1,2219</text:p>
          </table:table-cell>
          <table:table-cell table:style-name="ce5" office:value-type="float" office:value="1.2202" calcext:value-type="float">
            <text:p>1,2202</text:p>
          </table:table-cell>
          <table:table-cell table:style-name="ce5" office:value-type="float" office:value="1.2116" calcext:value-type="float">
            <text:p>1,2116</text:p>
          </table:table-cell>
          <table:table-cell table:style-name="ce12" table:formula="of:=AVERAGE([.DD55:.DF55])" office:value-type="float" office:value="1.2179" calcext:value-type="float">
            <text:p>1,2179</text:p>
          </table:table-cell>
          <table:table-cell table:style-name="ce5" office:value-type="float" office:value="0.188" calcext:value-type="float">
            <text:p>0,1880</text:p>
          </table:table-cell>
          <table:table-cell table:style-name="ce5" office:value-type="float" office:value="0.1909" calcext:value-type="float">
            <text:p>0,1909</text:p>
          </table:table-cell>
          <table:table-cell table:style-name="ce5" office:value-type="float" office:value="0.1868" calcext:value-type="float">
            <text:p>0,1868</text:p>
          </table:table-cell>
          <table:table-cell table:style-name="ce5" table:formula="of:=AVERAGE([.DH55:.DJ55])" office:value-type="float" office:value="0.188566666666667" calcext:value-type="float">
            <text:p>0,1886</text:p>
          </table:table-cell>
          <table:table-cell table:style-name="ce5" office:value-type="float" office:value="1.3623" calcext:value-type="float">
            <text:p>1,3623</text:p>
          </table:table-cell>
          <table:table-cell table:style-name="ce5" office:value-type="float" office:value="1.2686" calcext:value-type="float">
            <text:p>1,2686</text:p>
          </table:table-cell>
          <table:table-cell table:style-name="ce5" office:value-type="float" office:value="1.2548" calcext:value-type="float">
            <text:p>1,2548</text:p>
          </table:table-cell>
          <table:table-cell table:style-name="ce5" office:value-type="float" office:value="1.2677" calcext:value-type="float">
            <text:p>1,2677</text:p>
          </table:table-cell>
          <table:table-cell table:style-name="ce5" office:value-type="float" office:value="1.2472" calcext:value-type="float">
            <text:p>1,2472</text:p>
          </table:table-cell>
          <table:table-cell table:style-name="ce5" office:value-type="float" office:value="1.2595" calcext:value-type="float">
            <text:p>1,2595</text:p>
          </table:table-cell>
          <table:table-cell table:style-name="ce5" office:value-type="float" office:value="1.2561" calcext:value-type="float">
            <text:p>1,2561</text:p>
          </table:table-cell>
          <table:table-cell table:style-name="ce5" office:value-type="float" office:value="1.2705" calcext:value-type="float">
            <text:p>1,2705</text:p>
          </table:table-cell>
          <table:table-cell table:style-name="ce5" office:value-type="float" office:value="1.2956" calcext:value-type="float">
            <text:p>1,2956</text:p>
          </table:table-cell>
          <table:table-cell table:style-name="ce14" office:value-type="float" office:value="0.1982" calcext:value-type="float">
            <text:p>0,1982</text:p>
          </table:table-cell>
          <table:table-cell table:style-name="ce14" office:value-type="float" office:value="0.1984" calcext:value-type="float">
            <text:p>0,1984</text:p>
          </table:table-cell>
          <table:table-cell table:style-name="ce14" office:value-type="float" office:value="0.1979" calcext:value-type="float">
            <text:p>0,1979</text:p>
          </table:table-cell>
          <table:table-cell table:style-name="ce1" table:formula="of:=AVERAGE([.DU55:.DW55])" office:value-type="float" office:value="0.198166666666667" calcext:value-type="float">
            <text:p>0,198166666666667</text:p>
          </table:table-cell>
          <table:table-cell table:number-columns-repeated="92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3" office:value-type="float" office:value="77400.3" calcext:value-type="float">
            <text:p>77400,30</text:p>
          </table:table-cell>
          <table:table-cell table:style-name="ce3" table:formula="of:=[.B56]/3600" office:value-type="float" office:value="21.5000833333333" calcext:value-type="float">
            <text:p>21,50</text:p>
          </table:table-cell>
          <table:table-cell table:style-name="ce5" office:value-type="float" office:value="0.8298" calcext:value-type="float">
            <text:p>0,8298</text:p>
          </table:table-cell>
          <table:table-cell table:style-name="ce5" office:value-type="float" office:value="0.8657" calcext:value-type="float">
            <text:p>0,8657</text:p>
          </table:table-cell>
          <table:table-cell table:style-name="ce5" office:value-type="float" office:value="0.8825" calcext:value-type="float">
            <text:p>0,8825</text:p>
          </table:table-cell>
          <table:table-cell table:style-name="ce17" table:formula="of:=AVERAGE([.D56:.F56])-[.CE56]" office:value-type="float" office:value="0.661666666666666" calcext:value-type="float">
            <text:p>0,6617</text:p>
          </table:table-cell>
          <table:table-cell table:style-name="ce5" office:value-type="float" office:value="0.6594" calcext:value-type="float">
            <text:p>0,6594</text:p>
          </table:table-cell>
          <table:table-cell table:style-name="ce5" office:value-type="float" office:value="0.8378" calcext:value-type="float">
            <text:p>0,8378</text:p>
          </table:table-cell>
          <table:table-cell table:style-name="ce5" office:value-type="float" office:value="0.7908" calcext:value-type="float">
            <text:p>0,7908</text:p>
          </table:table-cell>
          <table:table-cell table:style-name="ce17" table:formula="of:=AVERAGE([.H56:.J56])-[.CE56]" office:value-type="float" office:value="0.565" calcext:value-type="float">
            <text:p>0,5650</text:p>
          </table:table-cell>
          <table:table-cell table:style-name="ce5" office:value-type="float" office:value="1.2482" calcext:value-type="float">
            <text:p>1,2482</text:p>
          </table:table-cell>
          <table:table-cell table:style-name="ce5" office:value-type="float" office:value="1.2436" calcext:value-type="float">
            <text:p>1,2436</text:p>
          </table:table-cell>
          <table:table-cell table:style-name="ce5" office:value-type="float" office:value="1.3033" calcext:value-type="float">
            <text:p>1,3033</text:p>
          </table:table-cell>
          <table:table-cell table:style-name="ce17" table:formula="of:=AVERAGE([.L56:.N56])-[.CE56]" office:value-type="float" office:value="1.06736666666667" calcext:value-type="float">
            <text:p>1,0674</text:p>
          </table:table-cell>
          <table:table-cell table:style-name="ce5" office:value-type="float" office:value="0.818" calcext:value-type="float">
            <text:p>0,8180</text:p>
          </table:table-cell>
          <table:table-cell table:style-name="ce5" office:value-type="float" office:value="0.8278" calcext:value-type="float">
            <text:p>0,8278</text:p>
          </table:table-cell>
          <table:table-cell table:style-name="ce5" office:value-type="float" office:value="0.8703" calcext:value-type="float">
            <text:p>0,8703</text:p>
          </table:table-cell>
          <table:table-cell table:style-name="ce17" table:formula="of:=AVERAGE([.P56:.R56])-[.CE56]" office:value-type="float" office:value="0.641033333333333" calcext:value-type="float">
            <text:p>0,6410</text:p>
          </table:table-cell>
          <table:table-cell table:style-name="ce5" office:value-type="float" office:value="0.8205" calcext:value-type="float">
            <text:p>0,8205</text:p>
          </table:table-cell>
          <table:table-cell table:style-name="ce5" office:value-type="float" office:value="0.8614" calcext:value-type="float">
            <text:p>0,8614</text:p>
          </table:table-cell>
          <table:table-cell table:style-name="ce5" office:value-type="float" office:value="0.8806" calcext:value-type="float">
            <text:p>0,8806</text:p>
          </table:table-cell>
          <table:table-cell table:style-name="ce23" table:formula="of:=AVERAGE([.T56:.V56])-[.CU56]" office:value-type="float" office:value="0.659066666666667" calcext:value-type="float">
            <text:p>0,6591</text:p>
          </table:table-cell>
          <table:table-cell table:style-name="ce5" office:value-type="float" office:value="0.7705" calcext:value-type="float">
            <text:p>0,7705</text:p>
          </table:table-cell>
          <table:table-cell table:style-name="ce5" office:value-type="float" office:value="0.7882" calcext:value-type="float">
            <text:p>0,7882</text:p>
          </table:table-cell>
          <table:table-cell table:style-name="ce5" office:value-type="float" office:value="0.7702" calcext:value-type="float">
            <text:p>0,7702</text:p>
          </table:table-cell>
          <table:table-cell table:style-name="ce23" table:formula="of:=AVERAGE([.X56:.Z56])-[.CU56]" office:value-type="float" office:value="0.5812" calcext:value-type="float">
            <text:p>0,5812</text:p>
          </table:table-cell>
          <table:table-cell table:style-name="ce5" office:value-type="float" office:value="1.2148" calcext:value-type="float">
            <text:p>1,2148</text:p>
          </table:table-cell>
          <table:table-cell table:style-name="ce5" office:value-type="float" office:value="1.202" calcext:value-type="float">
            <text:p>1,2020</text:p>
          </table:table-cell>
          <table:table-cell table:style-name="ce5" office:value-type="float" office:value="1.2249" calcext:value-type="float">
            <text:p>1,2249</text:p>
          </table:table-cell>
          <table:table-cell table:style-name="ce23" table:formula="of:=AVERAGE([.AB56:.AD56])-[.CU56]" office:value-type="float" office:value="1.0188" calcext:value-type="float">
            <text:p>1,0188</text:p>
          </table:table-cell>
          <table:table-cell table:style-name="ce5" office:value-type="float" office:value="0.789" calcext:value-type="float">
            <text:p>0,7890</text:p>
          </table:table-cell>
          <table:table-cell table:style-name="ce5" office:value-type="float" office:value="0.7937" calcext:value-type="float">
            <text:p>0,7937</text:p>
          </table:table-cell>
          <table:table-cell table:style-name="ce5" office:value-type="float" office:value="0.8233" calcext:value-type="float">
            <text:p>0,8233</text:p>
          </table:table-cell>
          <table:table-cell table:style-name="ce23" table:formula="of:=AVERAGE([.AF56:.AH56])-[.CU56]" office:value-type="float" office:value="0.6069" calcext:value-type="float">
            <text:p>0,6069</text:p>
          </table:table-cell>
          <table:table-cell table:style-name="ce5" office:value-type="float" office:value="0.8411" calcext:value-type="float">
            <text:p>0,8411</text:p>
          </table:table-cell>
          <table:table-cell table:style-name="ce5" office:value-type="float" office:value="0.9119" calcext:value-type="float">
            <text:p>0,9119</text:p>
          </table:table-cell>
          <table:table-cell table:style-name="ce5" office:value-type="float" office:value="0.9301" calcext:value-type="float">
            <text:p>0,9301</text:p>
          </table:table-cell>
          <table:table-cell table:style-name="ce26" table:formula="of:=AVERAGE([.AJ56:.AL56])-[.DK56]" office:value-type="float" office:value="0.7056" calcext:value-type="float">
            <text:p>0,7056</text:p>
          </table:table-cell>
          <table:table-cell table:style-name="ce5" office:value-type="float" office:value="0.7832" calcext:value-type="float">
            <text:p>0,7832</text:p>
          </table:table-cell>
          <table:table-cell table:style-name="ce5" office:value-type="float" office:value="0.7789" calcext:value-type="float">
            <text:p>0,7789</text:p>
          </table:table-cell>
          <table:table-cell table:style-name="ce5" office:value-type="float" office:value="0.7948" calcext:value-type="float">
            <text:p>0,7948</text:p>
          </table:table-cell>
          <table:table-cell table:style-name="ce26" table:formula="of:=AVERAGE([.AN56:.AP56])-[.DK56]" office:value-type="float" office:value="0.596866666666666" calcext:value-type="float">
            <text:p>0,5969</text:p>
          </table:table-cell>
          <table:table-cell table:style-name="ce5" office:value-type="float" office:value="1.2249" calcext:value-type="float">
            <text:p>1,2249</text:p>
          </table:table-cell>
          <table:table-cell table:style-name="ce5" office:value-type="float" office:value="1.2023" calcext:value-type="float">
            <text:p>1,2023</text:p>
          </table:table-cell>
          <table:table-cell table:style-name="ce5" office:value-type="float" office:value="1.2094" calcext:value-type="float">
            <text:p>1,2094</text:p>
          </table:table-cell>
          <table:table-cell table:style-name="ce26" table:formula="of:=AVERAGE([.AR56:.AT56])-[.DK56]" office:value-type="float" office:value="1.02343333333333" calcext:value-type="float">
            <text:p>1,0234</text:p>
          </table:table-cell>
          <table:table-cell table:style-name="ce5" office:value-type="float" office:value="0.7842" calcext:value-type="float">
            <text:p>0,7842</text:p>
          </table:table-cell>
          <table:table-cell table:style-name="ce5" office:value-type="float" office:value="0.797" calcext:value-type="float">
            <text:p>0,7970</text:p>
          </table:table-cell>
          <table:table-cell table:style-name="ce5" office:value-type="float" office:value="0.8281" calcext:value-type="float">
            <text:p>0,8281</text:p>
          </table:table-cell>
          <table:table-cell table:style-name="ce26" table:formula="of:=AVERAGE([.AV56:.AX56])-[.DK56]" office:value-type="float" office:value="0.614333333333333" calcext:value-type="float">
            <text:p>0,6143</text:p>
          </table:table-cell>
          <table:table-cell table:style-name="ce5" office:value-type="float" office:value="0.8718" calcext:value-type="float">
            <text:p>0,8718</text:p>
          </table:table-cell>
          <table:table-cell table:style-name="ce5" office:value-type="float" office:value="0.8977" calcext:value-type="float">
            <text:p>0,8977</text:p>
          </table:table-cell>
          <table:table-cell table:style-name="ce5" office:value-type="float" office:value="0.9088" calcext:value-type="float">
            <text:p>0,9088</text:p>
          </table:table-cell>
          <table:table-cell table:style-name="ce38" table:formula="of:=AVERAGE([.AZ56:.BB56])-[.DX56]" office:value-type="float" office:value="0.694733333333334" calcext:value-type="float">
            <text:p>0,6947</text:p>
          </table:table-cell>
          <table:table-cell table:style-name="ce5" office:value-type="float" office:value="0.814" calcext:value-type="float">
            <text:p>0,8140</text:p>
          </table:table-cell>
          <table:table-cell table:style-name="ce5" office:value-type="float" office:value="0.8273" calcext:value-type="float">
            <text:p>0,8273</text:p>
          </table:table-cell>
          <table:table-cell table:style-name="ce5" office:value-type="float" office:value="0.8314" calcext:value-type="float">
            <text:p>0,8314</text:p>
          </table:table-cell>
          <table:table-cell table:style-name="ce38" table:formula="of:=AVERAGE([.BD56:.BF56])-[.DX56]" office:value-type="float" office:value="0.6262" calcext:value-type="float">
            <text:p>0,6262</text:p>
          </table:table-cell>
          <table:table-cell table:style-name="ce5" office:value-type="float" office:value="1.2854" calcext:value-type="float">
            <text:p>1,2854</text:p>
          </table:table-cell>
          <table:table-cell table:style-name="ce5" office:value-type="float" office:value="1.2778" calcext:value-type="float">
            <text:p>1,2778</text:p>
          </table:table-cell>
          <table:table-cell table:style-name="ce5" office:value-type="float" office:value="1.2673" calcext:value-type="float">
            <text:p>1,2673</text:p>
          </table:table-cell>
          <table:table-cell table:style-name="ce38" table:formula="of:=AVERAGE([.BH56:.BJ56])-[.DX56]" office:value-type="float" office:value="1.0788" calcext:value-type="float">
            <text:p>1,0788</text:p>
          </table:table-cell>
          <table:table-cell table:style-name="ce5" office:value-type="float" office:value="0.8182" calcext:value-type="float">
            <text:p>0,8182</text:p>
          </table:table-cell>
          <table:table-cell table:style-name="ce5" office:value-type="float" office:value="0.816" calcext:value-type="float">
            <text:p>0,8160</text:p>
          </table:table-cell>
          <table:table-cell table:style-name="ce5" office:value-type="float" office:value="0.8416" calcext:value-type="float">
            <text:p>0,8416</text:p>
          </table:table-cell>
          <table:table-cell table:style-name="ce38" table:formula="of:=AVERAGE([.BL56:.BN56])-[.DX56]" office:value-type="float" office:value="0.627233333333334" calcext:value-type="float">
            <text:p>0,6272</text:p>
          </table:table-cell>
          <table:table-cell table:style-name="ce5" office:value-type="float" office:value="1.3151" calcext:value-type="float">
            <text:p>1,3151</text:p>
          </table:table-cell>
          <table:table-cell table:style-name="ce5" office:value-type="float" office:value="1.2298" calcext:value-type="float">
            <text:p>1,2298</text:p>
          </table:table-cell>
          <table:table-cell table:style-name="ce5" office:value-type="float" office:value="1.2526" calcext:value-type="float">
            <text:p>1,2526</text:p>
          </table:table-cell>
          <table:table-cell table:style-name="ce41" table:formula="of:=AVERAGE([.BP56:.BR56])-[.CE56]" office:value-type="float" office:value="1.06816666666667" calcext:value-type="float">
            <text:p>1,0682</text:p>
          </table:table-cell>
          <table:table-cell table:style-name="ce5" office:value-type="float" office:value="1.26" calcext:value-type="float">
            <text:p>1,2600</text:p>
          </table:table-cell>
          <table:table-cell table:style-name="ce5" office:value-type="float" office:value="1.2704" calcext:value-type="float">
            <text:p>1,2704</text:p>
          </table:table-cell>
          <table:table-cell table:style-name="ce5" office:value-type="float" office:value="1.2839" calcext:value-type="float">
            <text:p>1,2839</text:p>
          </table:table-cell>
          <table:table-cell table:style-name="ce41" table:formula="of:=AVERAGE([.BT56:.BV56])-[.CE56]" office:value-type="float" office:value="1.07376666666667" calcext:value-type="float">
            <text:p>1,0738</text:p>
          </table:table-cell>
          <table:table-cell table:style-name="ce5" office:value-type="float" office:value="1.2724" calcext:value-type="float">
            <text:p>1,2724</text:p>
          </table:table-cell>
          <table:table-cell table:style-name="ce5" office:value-type="float" office:value="1.2671" calcext:value-type="float">
            <text:p>1,2671</text:p>
          </table:table-cell>
          <table:table-cell table:style-name="ce5" office:value-type="float" office:value="1.2449" calcext:value-type="float">
            <text:p>1,2449</text:p>
          </table:table-cell>
          <table:table-cell table:style-name="ce5" table:formula="of:=AVERAGE([.BX56:.BZ56])-[.CE56]" office:value-type="float" office:value="1.0638" calcext:value-type="float">
            <text:p>1,0638</text:p>
          </table:table-cell>
          <table:table-cell table:style-name="ce5" office:value-type="float" office:value="0.1995" calcext:value-type="float">
            <text:p>0,1995</text:p>
          </table:table-cell>
          <table:table-cell table:style-name="ce5" office:value-type="float" office:value="0.1976" calcext:value-type="float">
            <text:p>0,1976</text:p>
          </table:table-cell>
          <table:table-cell table:style-name="ce5" office:value-type="float" office:value="0.1959" calcext:value-type="float">
            <text:p>0,1959</text:p>
          </table:table-cell>
          <table:table-cell table:style-name="ce12" table:formula="of:=AVERAGE([.CB56:.CD56])" office:value-type="float" office:value="0.197666666666667" calcext:value-type="float">
            <text:p>0,1977</text:p>
          </table:table-cell>
          <table:table-cell table:style-name="ce5" office:value-type="float" office:value="1.3083" calcext:value-type="float">
            <text:p>1,3083</text:p>
          </table:table-cell>
          <table:table-cell table:style-name="ce5" office:value-type="float" office:value="1.2355" calcext:value-type="float">
            <text:p>1,2355</text:p>
          </table:table-cell>
          <table:table-cell table:style-name="ce5" office:value-type="float" office:value="1.239" calcext:value-type="float">
            <text:p>1,2390</text:p>
          </table:table-cell>
          <table:table-cell table:style-name="ce20" table:formula="of:=AVERAGE([.CF56:.CH56])" office:value-type="float" office:value="1.26093333333333" calcext:value-type="float">
            <text:p>1,2609</text:p>
          </table:table-cell>
          <table:table-cell table:style-name="ce5" office:value-type="float" office:value="1.2529" calcext:value-type="float">
            <text:p>1,2529</text:p>
          </table:table-cell>
          <table:table-cell table:style-name="ce5" office:value-type="float" office:value="1.2273" calcext:value-type="float">
            <text:p>1,2273</text:p>
          </table:table-cell>
          <table:table-cell table:style-name="ce5" office:value-type="float" office:value="1.2535" calcext:value-type="float">
            <text:p>1,2535</text:p>
          </table:table-cell>
          <table:table-cell table:style-name="ce20" table:formula="of:=AVERAGE([.CJ56:.CL56])-[.CU56]" office:value-type="float" office:value="1.04946666666667" calcext:value-type="float">
            <text:p>1,0495</text:p>
          </table:table-cell>
          <table:table-cell table:style-name="ce5" office:value-type="float" office:value="0.1861" calcext:value-type="float">
            <text:p>0,1861</text:p>
          </table:table-cell>
          <table:table-cell table:style-name="ce5" office:value-type="float" office:value="1.2272" calcext:value-type="float">
            <text:p>1,2272</text:p>
          </table:table-cell>
          <table:table-cell table:style-name="ce5" office:value-type="float" office:value="1.2471" calcext:value-type="float">
            <text:p>1,2471</text:p>
          </table:table-cell>
          <table:table-cell table:style-name="ce20" table:formula="of:=AVERAGE([.CO56:.CP56])" office:value-type="float" office:value="1.23715" calcext:value-type="float">
            <text:p>1,2372</text:p>
          </table:table-cell>
          <table:table-cell table:style-name="ce5" office:value-type="float" office:value="0.1943" calcext:value-type="float">
            <text:p>0,1943</text:p>
          </table:table-cell>
          <table:table-cell table:style-name="ce5" office:value-type="float" office:value="0.1982" calcext:value-type="float">
            <text:p>0,1982</text:p>
          </table:table-cell>
          <table:table-cell table:style-name="ce5" office:value-type="float" office:value="0.1928" calcext:value-type="float">
            <text:p>0,1928</text:p>
          </table:table-cell>
          <table:table-cell table:style-name="ce12" table:formula="of:=AVERAGE([.CR56:.CT56])" office:value-type="float" office:value="0.1951" calcext:value-type="float">
            <text:p>0,1951</text:p>
          </table:table-cell>
          <table:table-cell table:style-name="ce5" office:value-type="float" office:value="1.3034" calcext:value-type="float">
            <text:p>1,3034</text:p>
          </table:table-cell>
          <table:table-cell table:style-name="ce5" office:value-type="float" office:value="1.2029" calcext:value-type="float">
            <text:p>1,2029</text:p>
          </table:table-cell>
          <table:table-cell table:style-name="ce5" office:value-type="float" office:value="1.1955" calcext:value-type="float">
            <text:p>1,1955</text:p>
          </table:table-cell>
          <table:table-cell table:style-name="ce12" table:formula="of:=AVERAGE([.CV56:.CX56])" office:value-type="float" office:value="1.23393333333333" calcext:value-type="float">
            <text:p>1,2339</text:p>
          </table:table-cell>
          <table:table-cell table:style-name="ce5" office:value-type="float" office:value="1.2163" calcext:value-type="float">
            <text:p>1,2163</text:p>
          </table:table-cell>
          <table:table-cell table:style-name="ce5" office:value-type="float" office:value="1.2164" calcext:value-type="float">
            <text:p>1,2164</text:p>
          </table:table-cell>
          <table:table-cell table:style-name="ce5" office:value-type="float" office:value="1.2153" calcext:value-type="float">
            <text:p>1,2153</text:p>
          </table:table-cell>
          <table:table-cell table:style-name="ce12" table:formula="of:=AVERAGE([.CZ56:.DB56])" office:value-type="float" office:value="1.216" calcext:value-type="float">
            <text:p>1,2160</text:p>
          </table:table-cell>
          <table:table-cell table:style-name="ce5" office:value-type="float" office:value="1.2241" calcext:value-type="float">
            <text:p>1,2241</text:p>
          </table:table-cell>
          <table:table-cell table:style-name="ce5" office:value-type="float" office:value="1.222" calcext:value-type="float">
            <text:p>1,2220</text:p>
          </table:table-cell>
          <table:table-cell table:style-name="ce5" office:value-type="float" office:value="1.2139" calcext:value-type="float">
            <text:p>1,2139</text:p>
          </table:table-cell>
          <table:table-cell table:style-name="ce12" table:formula="of:=AVERAGE([.DD56:.DF56])" office:value-type="float" office:value="1.22" calcext:value-type="float">
            <text:p>1,2200</text:p>
          </table:table-cell>
          <table:table-cell table:style-name="ce5" office:value-type="float" office:value="0.1879" calcext:value-type="float">
            <text:p>0,1879</text:p>
          </table:table-cell>
          <table:table-cell table:style-name="ce5" office:value-type="float" office:value="0.1915" calcext:value-type="float">
            <text:p>0,1915</text:p>
          </table:table-cell>
          <table:table-cell table:style-name="ce5" office:value-type="float" office:value="0.1869" calcext:value-type="float">
            <text:p>0,1869</text:p>
          </table:table-cell>
          <table:table-cell table:style-name="ce5" table:formula="of:=AVERAGE([.DH56:.DJ56])" office:value-type="float" office:value="0.188766666666667" calcext:value-type="float">
            <text:p>0,1888</text:p>
          </table:table-cell>
          <table:table-cell table:style-name="ce5" office:value-type="float" office:value="1.3688" calcext:value-type="float">
            <text:p>1,3688</text:p>
          </table:table-cell>
          <table:table-cell table:style-name="ce5" office:value-type="float" office:value="1.2719" calcext:value-type="float">
            <text:p>1,2719</text:p>
          </table:table-cell>
          <table:table-cell table:style-name="ce5" office:value-type="float" office:value="1.2591" calcext:value-type="float">
            <text:p>1,2591</text:p>
          </table:table-cell>
          <table:table-cell table:style-name="ce5" office:value-type="float" office:value="1.2718" calcext:value-type="float">
            <text:p>1,2718</text:p>
          </table:table-cell>
          <table:table-cell table:style-name="ce5" office:value-type="float" office:value="1.2506" calcext:value-type="float">
            <text:p>1,2506</text:p>
          </table:table-cell>
          <table:table-cell table:style-name="ce5" office:value-type="float" office:value="1.2618" calcext:value-type="float">
            <text:p>1,2618</text:p>
          </table:table-cell>
          <table:table-cell table:style-name="ce5" office:value-type="float" office:value="1.2583" calcext:value-type="float">
            <text:p>1,2583</text:p>
          </table:table-cell>
          <table:table-cell table:style-name="ce5" office:value-type="float" office:value="1.2733" calcext:value-type="float">
            <text:p>1,2733</text:p>
          </table:table-cell>
          <table:table-cell table:style-name="ce5" office:value-type="float" office:value="1.2971" calcext:value-type="float">
            <text:p>1,2971</text:p>
          </table:table-cell>
          <table:table-cell table:style-name="ce14" office:value-type="float" office:value="0.1989" calcext:value-type="float">
            <text:p>0,1989</text:p>
          </table:table-cell>
          <table:table-cell table:style-name="ce14" office:value-type="float" office:value="0.1985" calcext:value-type="float">
            <text:p>0,1985</text:p>
          </table:table-cell>
          <table:table-cell table:style-name="ce14" office:value-type="float" office:value="0.1967" calcext:value-type="float">
            <text:p>0,1967</text:p>
          </table:table-cell>
          <table:table-cell table:style-name="ce1" table:formula="of:=AVERAGE([.DU56:.DW56])" office:value-type="float" office:value="0.198033333333333" calcext:value-type="float">
            <text:p>0,198033333333333</text:p>
          </table:table-cell>
          <table:table-cell table:number-columns-repeated="92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3" office:value-type="float" office:value="79200.3" calcext:value-type="float">
            <text:p>79200,30</text:p>
          </table:table-cell>
          <table:table-cell table:style-name="ce3" table:formula="of:=[.B57]/3600" office:value-type="float" office:value="22.0000833333333" calcext:value-type="float">
            <text:p>22,00</text:p>
          </table:table-cell>
          <table:table-cell table:style-name="ce5" office:value-type="float" office:value="0.8296" calcext:value-type="float">
            <text:p>0,8296</text:p>
          </table:table-cell>
          <table:table-cell table:style-name="ce5" office:value-type="float" office:value="0.8654" calcext:value-type="float">
            <text:p>0,8654</text:p>
          </table:table-cell>
          <table:table-cell table:style-name="ce5" office:value-type="float" office:value="0.8813" calcext:value-type="float">
            <text:p>0,8813</text:p>
          </table:table-cell>
          <table:table-cell table:style-name="ce17" table:formula="of:=AVERAGE([.D57:.F57])-[.CE57]" office:value-type="float" office:value="0.660966666666667" calcext:value-type="float">
            <text:p>0,6610</text:p>
          </table:table-cell>
          <table:table-cell table:style-name="ce5" office:value-type="float" office:value="0.6657" calcext:value-type="float">
            <text:p>0,6657</text:p>
          </table:table-cell>
          <table:table-cell table:style-name="ce5" office:value-type="float" office:value="0.8495" calcext:value-type="float">
            <text:p>0,8495</text:p>
          </table:table-cell>
          <table:table-cell table:style-name="ce5" office:value-type="float" office:value="0.8035" calcext:value-type="float">
            <text:p>0,8035</text:p>
          </table:table-cell>
          <table:table-cell table:style-name="ce17" table:formula="of:=AVERAGE([.H57:.J57])-[.CE57]" office:value-type="float" office:value="0.5751" calcext:value-type="float">
            <text:p>0,5751</text:p>
          </table:table-cell>
          <table:table-cell table:style-name="ce5" office:value-type="float" office:value="1.2522" calcext:value-type="float">
            <text:p>1,2522</text:p>
          </table:table-cell>
          <table:table-cell table:style-name="ce5" office:value-type="float" office:value="1.2478" calcext:value-type="float">
            <text:p>1,2478</text:p>
          </table:table-cell>
          <table:table-cell table:style-name="ce5" office:value-type="float" office:value="1.3067" calcext:value-type="float">
            <text:p>1,3067</text:p>
          </table:table-cell>
          <table:table-cell table:style-name="ce17" table:formula="of:=AVERAGE([.L57:.N57])-[.CE57]" office:value-type="float" office:value="1.0711" calcext:value-type="float">
            <text:p>1,0711</text:p>
          </table:table-cell>
          <table:table-cell table:style-name="ce5" office:value-type="float" office:value="0.8279" calcext:value-type="float">
            <text:p>0,8279</text:p>
          </table:table-cell>
          <table:table-cell table:style-name="ce5" office:value-type="float" office:value="0.8365" calcext:value-type="float">
            <text:p>0,8365</text:p>
          </table:table-cell>
          <table:table-cell table:style-name="ce5" office:value-type="float" office:value="0.8826" calcext:value-type="float">
            <text:p>0,8826</text:p>
          </table:table-cell>
          <table:table-cell table:style-name="ce17" table:formula="of:=AVERAGE([.P57:.R57])-[.CE57]" office:value-type="float" office:value="0.6512" calcext:value-type="float">
            <text:p>0,6512</text:p>
          </table:table-cell>
          <table:table-cell table:style-name="ce5" office:value-type="float" office:value="0.8201" calcext:value-type="float">
            <text:p>0,8201</text:p>
          </table:table-cell>
          <table:table-cell table:style-name="ce5" office:value-type="float" office:value="0.8612" calcext:value-type="float">
            <text:p>0,8612</text:p>
          </table:table-cell>
          <table:table-cell table:style-name="ce5" office:value-type="float" office:value="0.8799" calcext:value-type="float">
            <text:p>0,8799</text:p>
          </table:table-cell>
          <table:table-cell table:style-name="ce23" table:formula="of:=AVERAGE([.T57:.V57])-[.CU57]" office:value-type="float" office:value="0.659133333333333" calcext:value-type="float">
            <text:p>0,6591</text:p>
          </table:table-cell>
          <table:table-cell table:style-name="ce5" office:value-type="float" office:value="0.7744" calcext:value-type="float">
            <text:p>0,7744</text:p>
          </table:table-cell>
          <table:table-cell table:style-name="ce5" office:value-type="float" office:value="0.7928" calcext:value-type="float">
            <text:p>0,7928</text:p>
          </table:table-cell>
          <table:table-cell table:style-name="ce5" office:value-type="float" office:value="0.7742" calcext:value-type="float">
            <text:p>0,7742</text:p>
          </table:table-cell>
          <table:table-cell table:style-name="ce23" table:formula="of:=AVERAGE([.X57:.Z57])-[.CU57]" office:value-type="float" office:value="0.585866666666667" calcext:value-type="float">
            <text:p>0,5859</text:p>
          </table:table-cell>
          <table:table-cell table:style-name="ce5" office:value-type="float" office:value="1.2163" calcext:value-type="float">
            <text:p>1,2163</text:p>
          </table:table-cell>
          <table:table-cell table:style-name="ce5" office:value-type="float" office:value="1.2029" calcext:value-type="float">
            <text:p>1,2029</text:p>
          </table:table-cell>
          <table:table-cell table:style-name="ce5" office:value-type="float" office:value="1.2259" calcext:value-type="float">
            <text:p>1,2259</text:p>
          </table:table-cell>
          <table:table-cell table:style-name="ce23" table:formula="of:=AVERAGE([.AB57:.AD57])-[.CU57]" office:value-type="float" office:value="1.02043333333333" calcext:value-type="float">
            <text:p>1,0204</text:p>
          </table:table-cell>
          <table:table-cell table:style-name="ce5" office:value-type="float" office:value="0.7926" calcext:value-type="float">
            <text:p>0,7926</text:p>
          </table:table-cell>
          <table:table-cell table:style-name="ce5" office:value-type="float" office:value="0.7986" calcext:value-type="float">
            <text:p>0,7986</text:p>
          </table:table-cell>
          <table:table-cell table:style-name="ce5" office:value-type="float" office:value="0.8333" calcext:value-type="float">
            <text:p>0,8333</text:p>
          </table:table-cell>
          <table:table-cell table:style-name="ce23" table:formula="of:=AVERAGE([.AF57:.AH57])-[.CU57]" office:value-type="float" office:value="0.613566666666667" calcext:value-type="float">
            <text:p>0,6136</text:p>
          </table:table-cell>
          <table:table-cell table:style-name="ce5" office:value-type="float" office:value="0.8408" calcext:value-type="float">
            <text:p>0,8408</text:p>
          </table:table-cell>
          <table:table-cell table:style-name="ce5" office:value-type="float" office:value="0.9106" calcext:value-type="float">
            <text:p>0,9106</text:p>
          </table:table-cell>
          <table:table-cell table:style-name="ce5" office:value-type="float" office:value="0.9292" calcext:value-type="float">
            <text:p>0,9292</text:p>
          </table:table-cell>
          <table:table-cell table:style-name="ce26" table:formula="of:=AVERAGE([.AJ57:.AL57])-[.DK57]" office:value-type="float" office:value="0.705166666666666" calcext:value-type="float">
            <text:p>0,7052</text:p>
          </table:table-cell>
          <table:table-cell table:style-name="ce5" office:value-type="float" office:value="0.7865" calcext:value-type="float">
            <text:p>0,7865</text:p>
          </table:table-cell>
          <table:table-cell table:style-name="ce5" office:value-type="float" office:value="0.783" calcext:value-type="float">
            <text:p>0,7830</text:p>
          </table:table-cell>
          <table:table-cell table:style-name="ce5" office:value-type="float" office:value="0.7988" calcext:value-type="float">
            <text:p>0,7988</text:p>
          </table:table-cell>
          <table:table-cell table:style-name="ce26" table:formula="of:=AVERAGE([.AN57:.AP57])-[.DK57]" office:value-type="float" office:value="0.601066666666666" calcext:value-type="float">
            <text:p>0,6011</text:p>
          </table:table-cell>
          <table:table-cell table:style-name="ce5" office:value-type="float" office:value="1.226" calcext:value-type="float">
            <text:p>1,2260</text:p>
          </table:table-cell>
          <table:table-cell table:style-name="ce5" office:value-type="float" office:value="1.2034" calcext:value-type="float">
            <text:p>1,2034</text:p>
          </table:table-cell>
          <table:table-cell table:style-name="ce5" office:value-type="float" office:value="1.2119" calcext:value-type="float">
            <text:p>1,2119</text:p>
          </table:table-cell>
          <table:table-cell table:style-name="ce26" table:formula="of:=AVERAGE([.AR57:.AT57])-[.DK57]" office:value-type="float" office:value="1.0254" calcext:value-type="float">
            <text:p>1,0254</text:p>
          </table:table-cell>
          <table:table-cell table:style-name="ce5" office:value-type="float" office:value="0.7896" calcext:value-type="float">
            <text:p>0,7896</text:p>
          </table:table-cell>
          <table:table-cell table:style-name="ce5" office:value-type="float" office:value="0.802" calcext:value-type="float">
            <text:p>0,8020</text:p>
          </table:table-cell>
          <table:table-cell table:style-name="ce5" office:value-type="float" office:value="0.8366" calcext:value-type="float">
            <text:p>0,8366</text:p>
          </table:table-cell>
          <table:table-cell table:style-name="ce26" table:formula="of:=AVERAGE([.AV57:.AX57])-[.DK57]" office:value-type="float" office:value="0.621033333333333" calcext:value-type="float">
            <text:p>0,6210</text:p>
          </table:table-cell>
          <table:table-cell table:style-name="ce5" office:value-type="float" office:value="0.871" calcext:value-type="float">
            <text:p>0,8710</text:p>
          </table:table-cell>
          <table:table-cell table:style-name="ce5" office:value-type="float" office:value="0.8967" calcext:value-type="float">
            <text:p>0,8967</text:p>
          </table:table-cell>
          <table:table-cell table:style-name="ce5" office:value-type="float" office:value="0.9078" calcext:value-type="float">
            <text:p>0,9078</text:p>
          </table:table-cell>
          <table:table-cell table:style-name="ce38" table:formula="of:=AVERAGE([.AZ57:.BB57])-[.DX57]" office:value-type="float" office:value="0.6937" calcext:value-type="float">
            <text:p>0,6937</text:p>
          </table:table-cell>
          <table:table-cell table:style-name="ce5" office:value-type="float" office:value="0.8206" calcext:value-type="float">
            <text:p>0,8206</text:p>
          </table:table-cell>
          <table:table-cell table:style-name="ce5" office:value-type="float" office:value="0.8338" calcext:value-type="float">
            <text:p>0,8338</text:p>
          </table:table-cell>
          <table:table-cell table:style-name="ce5" office:value-type="float" office:value="0.8379" calcext:value-type="float">
            <text:p>0,8379</text:p>
          </table:table-cell>
          <table:table-cell table:style-name="ce38" table:formula="of:=AVERAGE([.BD57:.BF57])-[.DX57]" office:value-type="float" office:value="0.632633333333334" calcext:value-type="float">
            <text:p>0,6326</text:p>
          </table:table-cell>
          <table:table-cell table:style-name="ce5" office:value-type="float" office:value="1.2871" calcext:value-type="float">
            <text:p>1,2871</text:p>
          </table:table-cell>
          <table:table-cell table:style-name="ce5" office:value-type="float" office:value="1.2785" calcext:value-type="float">
            <text:p>1,2785</text:p>
          </table:table-cell>
          <table:table-cell table:style-name="ce5" office:value-type="float" office:value="1.2684" calcext:value-type="float">
            <text:p>1,2684</text:p>
          </table:table-cell>
          <table:table-cell table:style-name="ce38" table:formula="of:=AVERAGE([.BH57:.BJ57])-[.DX57]" office:value-type="float" office:value="1.07986666666667" calcext:value-type="float">
            <text:p>1,0799</text:p>
          </table:table-cell>
          <table:table-cell table:style-name="ce5" office:value-type="float" office:value="0.8239" calcext:value-type="float">
            <text:p>0,8239</text:p>
          </table:table-cell>
          <table:table-cell table:style-name="ce5" office:value-type="float" office:value="0.8219" calcext:value-type="float">
            <text:p>0,8219</text:p>
          </table:table-cell>
          <table:table-cell table:style-name="ce5" office:value-type="float" office:value="0.8503" calcext:value-type="float">
            <text:p>0,8503</text:p>
          </table:table-cell>
          <table:table-cell table:style-name="ce38" table:formula="of:=AVERAGE([.BL57:.BN57])-[.DX57]" office:value-type="float" office:value="0.6339" calcext:value-type="float">
            <text:p>0,6339</text:p>
          </table:table-cell>
          <table:table-cell table:style-name="ce5" office:value-type="float" office:value="1.3213" calcext:value-type="float">
            <text:p>1,3213</text:p>
          </table:table-cell>
          <table:table-cell table:style-name="ce5" office:value-type="float" office:value="1.2325" calcext:value-type="float">
            <text:p>1,2325</text:p>
          </table:table-cell>
          <table:table-cell table:style-name="ce5" office:value-type="float" office:value="1.2561" calcext:value-type="float">
            <text:p>1,2561</text:p>
          </table:table-cell>
          <table:table-cell table:style-name="ce41" table:formula="of:=AVERAGE([.BP57:.BR57])-[.CE57]" office:value-type="float" office:value="1.07216666666667" calcext:value-type="float">
            <text:p>1,0722</text:p>
          </table:table-cell>
          <table:table-cell table:style-name="ce5" office:value-type="float" office:value="1.2614" calcext:value-type="float">
            <text:p>1,2614</text:p>
          </table:table-cell>
          <table:table-cell table:style-name="ce5" office:value-type="float" office:value="1.2722" calcext:value-type="float">
            <text:p>1,2722</text:p>
          </table:table-cell>
          <table:table-cell table:style-name="ce5" office:value-type="float" office:value="1.2873" calcext:value-type="float">
            <text:p>1,2873</text:p>
          </table:table-cell>
          <table:table-cell table:style-name="ce41" table:formula="of:=AVERAGE([.BT57:.BV57])-[.CE57]" office:value-type="float" office:value="1.07583333333333" calcext:value-type="float">
            <text:p>1,0758</text:p>
          </table:table-cell>
          <table:table-cell table:style-name="ce5" office:value-type="float" office:value="1.2746" calcext:value-type="float">
            <text:p>1,2746</text:p>
          </table:table-cell>
          <table:table-cell table:style-name="ce5" office:value-type="float" office:value="1.2691" calcext:value-type="float">
            <text:p>1,2691</text:p>
          </table:table-cell>
          <table:table-cell table:style-name="ce5" office:value-type="float" office:value="1.245" calcext:value-type="float">
            <text:p>1,2450</text:p>
          </table:table-cell>
          <table:table-cell table:style-name="ce5" table:formula="of:=AVERAGE([.BX57:.BZ57])-[.CE57]" office:value-type="float" office:value="1.0651" calcext:value-type="float">
            <text:p>1,0651</text:p>
          </table:table-cell>
          <table:table-cell table:style-name="ce5" office:value-type="float" office:value="0.1993" calcext:value-type="float">
            <text:p>0,1993</text:p>
          </table:table-cell>
          <table:table-cell table:style-name="ce5" office:value-type="float" office:value="0.1978" calcext:value-type="float">
            <text:p>0,1978</text:p>
          </table:table-cell>
          <table:table-cell table:style-name="ce5" office:value-type="float" office:value="0.1963" calcext:value-type="float">
            <text:p>0,1963</text:p>
          </table:table-cell>
          <table:table-cell table:style-name="ce12" table:formula="of:=AVERAGE([.CB57:.CD57])" office:value-type="float" office:value="0.1978" calcext:value-type="float">
            <text:p>0,1978</text:p>
          </table:table-cell>
          <table:table-cell table:style-name="ce5" office:value-type="float" office:value="1.3122" calcext:value-type="float">
            <text:p>1,3122</text:p>
          </table:table-cell>
          <table:table-cell table:style-name="ce5" office:value-type="float" office:value="1.2353" calcext:value-type="float">
            <text:p>1,2353</text:p>
          </table:table-cell>
          <table:table-cell table:style-name="ce5" office:value-type="float" office:value="1.2395" calcext:value-type="float">
            <text:p>1,2395</text:p>
          </table:table-cell>
          <table:table-cell table:style-name="ce20" table:formula="of:=AVERAGE([.CF57:.CH57])" office:value-type="float" office:value="1.26233333333333" calcext:value-type="float">
            <text:p>1,2623</text:p>
          </table:table-cell>
          <table:table-cell table:style-name="ce5" office:value-type="float" office:value="1.2542" calcext:value-type="float">
            <text:p>1,2542</text:p>
          </table:table-cell>
          <table:table-cell table:style-name="ce5" office:value-type="float" office:value="1.2272" calcext:value-type="float">
            <text:p>1,2272</text:p>
          </table:table-cell>
          <table:table-cell table:style-name="ce5" office:value-type="float" office:value="1.2541" calcext:value-type="float">
            <text:p>1,2541</text:p>
          </table:table-cell>
          <table:table-cell table:style-name="ce20" table:formula="of:=AVERAGE([.CJ57:.CL57])-[.CU57]" office:value-type="float" office:value="1.05056666666667" calcext:value-type="float">
            <text:p>1,0506</text:p>
          </table:table-cell>
          <table:table-cell table:style-name="ce5" office:value-type="float" office:value="0.1859" calcext:value-type="float">
            <text:p>0,1859</text:p>
          </table:table-cell>
          <table:table-cell table:style-name="ce5" office:value-type="float" office:value="1.2303" calcext:value-type="float">
            <text:p>1,2303</text:p>
          </table:table-cell>
          <table:table-cell table:style-name="ce5" office:value-type="float" office:value="1.2489" calcext:value-type="float">
            <text:p>1,2489</text:p>
          </table:table-cell>
          <table:table-cell table:style-name="ce20" table:formula="of:=AVERAGE([.CO57:.CP57])" office:value-type="float" office:value="1.2396" calcext:value-type="float">
            <text:p>1,2396</text:p>
          </table:table-cell>
          <table:table-cell table:style-name="ce5" office:value-type="float" office:value="0.1939" calcext:value-type="float">
            <text:p>0,1939</text:p>
          </table:table-cell>
          <table:table-cell table:style-name="ce5" office:value-type="float" office:value="0.1975" calcext:value-type="float">
            <text:p>0,1975</text:p>
          </table:table-cell>
          <table:table-cell table:style-name="ce5" office:value-type="float" office:value="0.1924" calcext:value-type="float">
            <text:p>0,1924</text:p>
          </table:table-cell>
          <table:table-cell table:style-name="ce12" table:formula="of:=AVERAGE([.CR57:.CT57])" office:value-type="float" office:value="0.1946" calcext:value-type="float">
            <text:p>0,1946</text:p>
          </table:table-cell>
          <table:table-cell table:style-name="ce5" office:value-type="float" office:value="1.3114" calcext:value-type="float">
            <text:p>1,3114</text:p>
          </table:table-cell>
          <table:table-cell table:style-name="ce5" office:value-type="float" office:value="1.2053" calcext:value-type="float">
            <text:p>1,2053</text:p>
          </table:table-cell>
          <table:table-cell table:style-name="ce5" office:value-type="float" office:value="1.198" calcext:value-type="float">
            <text:p>1,1980</text:p>
          </table:table-cell>
          <table:table-cell table:style-name="ce12" table:formula="of:=AVERAGE([.CV57:.CX57])" office:value-type="float" office:value="1.23823333333333" calcext:value-type="float">
            <text:p>1,2382</text:p>
          </table:table-cell>
          <table:table-cell table:style-name="ce5" office:value-type="float" office:value="1.2196" calcext:value-type="float">
            <text:p>1,2196</text:p>
          </table:table-cell>
          <table:table-cell table:style-name="ce5" office:value-type="float" office:value="1.2204" calcext:value-type="float">
            <text:p>1,2204</text:p>
          </table:table-cell>
          <table:table-cell table:style-name="ce5" office:value-type="float" office:value="1.2182" calcext:value-type="float">
            <text:p>1,2182</text:p>
          </table:table-cell>
          <table:table-cell table:style-name="ce12" table:formula="of:=AVERAGE([.CZ57:.DB57])" office:value-type="float" office:value="1.2194" calcext:value-type="float">
            <text:p>1,2194</text:p>
          </table:table-cell>
          <table:table-cell table:style-name="ce5" office:value-type="float" office:value="1.226" calcext:value-type="float">
            <text:p>1,2260</text:p>
          </table:table-cell>
          <table:table-cell table:style-name="ce5" office:value-type="float" office:value="1.2238" calcext:value-type="float">
            <text:p>1,2238</text:p>
          </table:table-cell>
          <table:table-cell table:style-name="ce5" office:value-type="float" office:value="1.214" calcext:value-type="float">
            <text:p>1,2140</text:p>
          </table:table-cell>
          <table:table-cell table:style-name="ce12" table:formula="of:=AVERAGE([.DD57:.DF57])" office:value-type="float" office:value="1.22126666666667" calcext:value-type="float">
            <text:p>1,2213</text:p>
          </table:table-cell>
          <table:table-cell table:style-name="ce5" office:value-type="float" office:value="0.1879" calcext:value-type="float">
            <text:p>0,1879</text:p>
          </table:table-cell>
          <table:table-cell table:style-name="ce5" office:value-type="float" office:value="0.1911" calcext:value-type="float">
            <text:p>0,1911</text:p>
          </table:table-cell>
          <table:table-cell table:style-name="ce5" office:value-type="float" office:value="0.1861" calcext:value-type="float">
            <text:p>0,1861</text:p>
          </table:table-cell>
          <table:table-cell table:style-name="ce5" table:formula="of:=AVERAGE([.DH57:.DJ57])" office:value-type="float" office:value="0.188366666666667" calcext:value-type="float">
            <text:p>0,1884</text:p>
          </table:table-cell>
          <table:table-cell table:style-name="ce5" office:value-type="float" office:value="1.3738" calcext:value-type="float">
            <text:p>1,3738</text:p>
          </table:table-cell>
          <table:table-cell table:style-name="ce5" office:value-type="float" office:value="1.2759" calcext:value-type="float">
            <text:p>1,2759</text:p>
          </table:table-cell>
          <table:table-cell table:style-name="ce5" office:value-type="float" office:value="1.2642" calcext:value-type="float">
            <text:p>1,2642</text:p>
          </table:table-cell>
          <table:table-cell table:style-name="ce5" office:value-type="float" office:value="1.2761" calcext:value-type="float">
            <text:p>1,2761</text:p>
          </table:table-cell>
          <table:table-cell table:style-name="ce5" office:value-type="float" office:value="1.2571" calcext:value-type="float">
            <text:p>1,2571</text:p>
          </table:table-cell>
          <table:table-cell table:style-name="ce5" office:value-type="float" office:value="1.2681" calcext:value-type="float">
            <text:p>1,2681</text:p>
          </table:table-cell>
          <table:table-cell table:style-name="ce5" office:value-type="float" office:value="1.2643" calcext:value-type="float">
            <text:p>1,2643</text:p>
          </table:table-cell>
          <table:table-cell table:style-name="ce5" office:value-type="float" office:value="1.2789" calcext:value-type="float">
            <text:p>1,2789</text:p>
          </table:table-cell>
          <table:table-cell table:style-name="ce5" office:value-type="float" office:value="1.3006" calcext:value-type="float">
            <text:p>1,3006</text:p>
          </table:table-cell>
          <table:table-cell table:style-name="ce14" office:value-type="float" office:value="0.1982" calcext:value-type="float">
            <text:p>0,1982</text:p>
          </table:table-cell>
          <table:table-cell table:style-name="ce14" office:value-type="float" office:value="0.1985" calcext:value-type="float">
            <text:p>0,1985</text:p>
          </table:table-cell>
          <table:table-cell table:style-name="ce14" office:value-type="float" office:value="0.1977" calcext:value-type="float">
            <text:p>0,1977</text:p>
          </table:table-cell>
          <table:table-cell table:style-name="ce1" table:formula="of:=AVERAGE([.DU57:.DW57])" office:value-type="float" office:value="0.198133333333333" calcext:value-type="float">
            <text:p>0,198133333333333</text:p>
          </table:table-cell>
          <table:table-cell table:number-columns-repeated="92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3" office:value-type="float" office:value="81000.3" calcext:value-type="float">
            <text:p>81000,30</text:p>
          </table:table-cell>
          <table:table-cell table:style-name="ce3" table:formula="of:=[.B58]/3600" office:value-type="float" office:value="22.5000833333333" calcext:value-type="float">
            <text:p>22,50</text:p>
          </table:table-cell>
          <table:table-cell table:style-name="ce5" office:value-type="float" office:value="0.8308" calcext:value-type="float">
            <text:p>0,8308</text:p>
          </table:table-cell>
          <table:table-cell table:style-name="ce5" office:value-type="float" office:value="0.8651" calcext:value-type="float">
            <text:p>0,8651</text:p>
          </table:table-cell>
          <table:table-cell table:style-name="ce5" office:value-type="float" office:value="0.8828" calcext:value-type="float">
            <text:p>0,8828</text:p>
          </table:table-cell>
          <table:table-cell table:style-name="ce17" table:formula="of:=AVERAGE([.D58:.F58])-[.CE58]" office:value-type="float" office:value="0.661266666666667" calcext:value-type="float">
            <text:p>0,6613</text:p>
          </table:table-cell>
          <table:table-cell table:style-name="ce5" office:value-type="float" office:value="0.6764" calcext:value-type="float">
            <text:p>0,6764</text:p>
          </table:table-cell>
          <table:table-cell table:style-name="ce5" office:value-type="float" office:value="0.8604" calcext:value-type="float">
            <text:p>0,8604</text:p>
          </table:table-cell>
          <table:table-cell table:style-name="ce5" office:value-type="float" office:value="0.8166" calcext:value-type="float">
            <text:p>0,8166</text:p>
          </table:table-cell>
          <table:table-cell table:style-name="ce17" table:formula="of:=AVERAGE([.H58:.J58])-[.CE58]" office:value-type="float" office:value="0.586166666666667" calcext:value-type="float">
            <text:p>0,5862</text:p>
          </table:table-cell>
          <table:table-cell table:style-name="ce5" office:value-type="float" office:value="1.2573" calcext:value-type="float">
            <text:p>1,2573</text:p>
          </table:table-cell>
          <table:table-cell table:style-name="ce5" office:value-type="float" office:value="1.254" calcext:value-type="float">
            <text:p>1,2540</text:p>
          </table:table-cell>
          <table:table-cell table:style-name="ce5" office:value-type="float" office:value="1.3134" calcext:value-type="float">
            <text:p>1,3134</text:p>
          </table:table-cell>
          <table:table-cell table:style-name="ce17" table:formula="of:=AVERAGE([.L58:.N58])-[.CE58]" office:value-type="float" office:value="1.0766" calcext:value-type="float">
            <text:p>1,0766</text:p>
          </table:table-cell>
          <table:table-cell table:style-name="ce5" office:value-type="float" office:value="0.8388" calcext:value-type="float">
            <text:p>0,8388</text:p>
          </table:table-cell>
          <table:table-cell table:style-name="ce5" office:value-type="float" office:value="0.8492" calcext:value-type="float">
            <text:p>0,8492</text:p>
          </table:table-cell>
          <table:table-cell table:style-name="ce5" office:value-type="float" office:value="0.8938" calcext:value-type="float">
            <text:p>0,8938</text:p>
          </table:table-cell>
          <table:table-cell table:style-name="ce17" table:formula="of:=AVERAGE([.P58:.R58])-[.CE58]" office:value-type="float" office:value="0.6623" calcext:value-type="float">
            <text:p>0,6623</text:p>
          </table:table-cell>
          <table:table-cell table:style-name="ce5" office:value-type="float" office:value="0.8176" calcext:value-type="float">
            <text:p>0,8176</text:p>
          </table:table-cell>
          <table:table-cell table:style-name="ce5" office:value-type="float" office:value="0.8609" calcext:value-type="float">
            <text:p>0,8609</text:p>
          </table:table-cell>
          <table:table-cell table:style-name="ce5" office:value-type="float" office:value="0.8808" calcext:value-type="float">
            <text:p>0,8808</text:p>
          </table:table-cell>
          <table:table-cell table:style-name="ce23" table:formula="of:=AVERAGE([.T58:.V58])-[.CU58]" office:value-type="float" office:value="0.657566666666667" calcext:value-type="float">
            <text:p>0,6576</text:p>
          </table:table-cell>
          <table:table-cell table:style-name="ce5" office:value-type="float" office:value="0.782" calcext:value-type="float">
            <text:p>0,7820</text:p>
          </table:table-cell>
          <table:table-cell table:style-name="ce5" office:value-type="float" office:value="0.8005" calcext:value-type="float">
            <text:p>0,8005</text:p>
          </table:table-cell>
          <table:table-cell table:style-name="ce5" office:value-type="float" office:value="0.7817" calcext:value-type="float">
            <text:p>0,7817</text:p>
          </table:table-cell>
          <table:table-cell table:style-name="ce23" table:formula="of:=AVERAGE([.X58:.Z58])-[.CU58]" office:value-type="float" office:value="0.592533333333334" calcext:value-type="float">
            <text:p>0,5925</text:p>
          </table:table-cell>
          <table:table-cell table:style-name="ce5" office:value-type="float" office:value="1.2226" calcext:value-type="float">
            <text:p>1,2226</text:p>
          </table:table-cell>
          <table:table-cell table:style-name="ce5" office:value-type="float" office:value="1.2092" calcext:value-type="float">
            <text:p>1,2092</text:p>
          </table:table-cell>
          <table:table-cell table:style-name="ce5" office:value-type="float" office:value="1.233" calcext:value-type="float">
            <text:p>1,2330</text:p>
          </table:table-cell>
          <table:table-cell table:style-name="ce23" table:formula="of:=AVERAGE([.AB58:.AD58])-[.CU58]" office:value-type="float" office:value="1.02606666666667" calcext:value-type="float">
            <text:p>1,0261</text:p>
          </table:table-cell>
          <table:table-cell table:style-name="ce5" office:value-type="float" office:value="0.7997" calcext:value-type="float">
            <text:p>0,7997</text:p>
          </table:table-cell>
          <table:table-cell table:style-name="ce5" office:value-type="float" office:value="0.8055" calcext:value-type="float">
            <text:p>0,8055</text:p>
          </table:table-cell>
          <table:table-cell table:style-name="ce5" office:value-type="float" office:value="0.843" calcext:value-type="float">
            <text:p>0,8430</text:p>
          </table:table-cell>
          <table:table-cell table:style-name="ce23" table:formula="of:=AVERAGE([.AF58:.AH58])-[.CU58]" office:value-type="float" office:value="0.620533333333334" calcext:value-type="float">
            <text:p>0,6205</text:p>
          </table:table-cell>
          <table:table-cell table:style-name="ce5" office:value-type="float" office:value="0.8426" calcext:value-type="float">
            <text:p>0,8426</text:p>
          </table:table-cell>
          <table:table-cell table:style-name="ce5" office:value-type="float" office:value="0.9142" calcext:value-type="float">
            <text:p>0,9142</text:p>
          </table:table-cell>
          <table:table-cell table:style-name="ce5" office:value-type="float" office:value="0.9317" calcext:value-type="float">
            <text:p>0,9317</text:p>
          </table:table-cell>
          <table:table-cell table:style-name="ce26" table:formula="of:=AVERAGE([.AJ58:.AL58])-[.DK58]" office:value-type="float" office:value="0.706666666666667" calcext:value-type="float">
            <text:p>0,7067</text:p>
          </table:table-cell>
          <table:table-cell table:style-name="ce5" office:value-type="float" office:value="0.7924" calcext:value-type="float">
            <text:p>0,7924</text:p>
          </table:table-cell>
          <table:table-cell table:style-name="ce5" office:value-type="float" office:value="0.7889" calcext:value-type="float">
            <text:p>0,7889</text:p>
          </table:table-cell>
          <table:table-cell table:style-name="ce5" office:value-type="float" office:value="0.8043" calcext:value-type="float">
            <text:p>0,8043</text:p>
          </table:table-cell>
          <table:table-cell table:style-name="ce26" table:formula="of:=AVERAGE([.AN58:.AP58])-[.DK58]" office:value-type="float" office:value="0.6057" calcext:value-type="float">
            <text:p>0,6057</text:p>
          </table:table-cell>
          <table:table-cell table:style-name="ce5" office:value-type="float" office:value="1.2295" calcext:value-type="float">
            <text:p>1,2295</text:p>
          </table:table-cell>
          <table:table-cell table:style-name="ce5" office:value-type="float" office:value="1.208" calcext:value-type="float">
            <text:p>1,2080</text:p>
          </table:table-cell>
          <table:table-cell table:style-name="ce5" office:value-type="float" office:value="1.2143" calcext:value-type="float">
            <text:p>1,2143</text:p>
          </table:table-cell>
          <table:table-cell table:style-name="ce26" table:formula="of:=AVERAGE([.AR58:.AT58])-[.DK58]" office:value-type="float" office:value="1.02776666666667" calcext:value-type="float">
            <text:p>1,0278</text:p>
          </table:table-cell>
          <table:table-cell table:style-name="ce5" office:value-type="float" office:value="0.7952" calcext:value-type="float">
            <text:p>0,7952</text:p>
          </table:table-cell>
          <table:table-cell table:style-name="ce5" office:value-type="float" office:value="0.8082" calcext:value-type="float">
            <text:p>0,8082</text:p>
          </table:table-cell>
          <table:table-cell table:style-name="ce5" office:value-type="float" office:value="0.8459" calcext:value-type="float">
            <text:p>0,8459</text:p>
          </table:table-cell>
          <table:table-cell table:style-name="ce26" table:formula="of:=AVERAGE([.AV58:.AX58])-[.DK58]" office:value-type="float" office:value="0.626933333333333" calcext:value-type="float">
            <text:p>0,6269</text:p>
          </table:table-cell>
          <table:table-cell table:style-name="ce5" office:value-type="float" office:value="0.8729" calcext:value-type="float">
            <text:p>0,8729</text:p>
          </table:table-cell>
          <table:table-cell table:style-name="ce5" office:value-type="float" office:value="0.8981" calcext:value-type="float">
            <text:p>0,8981</text:p>
          </table:table-cell>
          <table:table-cell table:style-name="ce5" office:value-type="float" office:value="0.9084" calcext:value-type="float">
            <text:p>0,9084</text:p>
          </table:table-cell>
          <table:table-cell table:style-name="ce38" table:formula="of:=AVERAGE([.AZ58:.BB58])-[.DX58]" office:value-type="float" office:value="0.694366666666667" calcext:value-type="float">
            <text:p>0,6944</text:p>
          </table:table-cell>
          <table:table-cell table:style-name="ce5" office:value-type="float" office:value="0.8259" calcext:value-type="float">
            <text:p>0,8259</text:p>
          </table:table-cell>
          <table:table-cell table:style-name="ce5" office:value-type="float" office:value="0.839" calcext:value-type="float">
            <text:p>0,8390</text:p>
          </table:table-cell>
          <table:table-cell table:style-name="ce5" office:value-type="float" office:value="0.8437" calcext:value-type="float">
            <text:p>0,8437</text:p>
          </table:table-cell>
          <table:table-cell table:style-name="ce38" table:formula="of:=AVERAGE([.BD58:.BF58])-[.DX58]" office:value-type="float" office:value="0.637433333333333" calcext:value-type="float">
            <text:p>0,6374</text:p>
          </table:table-cell>
          <table:table-cell table:style-name="ce5" office:value-type="float" office:value="1.2881" calcext:value-type="float">
            <text:p>1,2881</text:p>
          </table:table-cell>
          <table:table-cell table:style-name="ce5" office:value-type="float" office:value="1.2808" calcext:value-type="float">
            <text:p>1,2808</text:p>
          </table:table-cell>
          <table:table-cell table:style-name="ce5" office:value-type="float" office:value="1.2722" calcext:value-type="float">
            <text:p>1,2722</text:p>
          </table:table-cell>
          <table:table-cell table:style-name="ce38" table:formula="of:=AVERAGE([.BH58:.BJ58])-[.DX58]" office:value-type="float" office:value="1.0816" calcext:value-type="float">
            <text:p>1,0816</text:p>
          </table:table-cell>
          <table:table-cell table:style-name="ce5" office:value-type="float" office:value="0.8294" calcext:value-type="float">
            <text:p>0,8294</text:p>
          </table:table-cell>
          <table:table-cell table:style-name="ce5" office:value-type="float" office:value="0.8276" calcext:value-type="float">
            <text:p>0,8276</text:p>
          </table:table-cell>
          <table:table-cell table:style-name="ce5" office:value-type="float" office:value="0.8597" calcext:value-type="float">
            <text:p>0,8597</text:p>
          </table:table-cell>
          <table:table-cell table:style-name="ce38" table:formula="of:=AVERAGE([.BL58:.BN58])-[.DX58]" office:value-type="float" office:value="0.640133333333333" calcext:value-type="float">
            <text:p>0,6401</text:p>
          </table:table-cell>
          <table:table-cell table:style-name="ce5" office:value-type="float" office:value="1.3263" calcext:value-type="float">
            <text:p>1,3263</text:p>
          </table:table-cell>
          <table:table-cell table:style-name="ce5" office:value-type="float" office:value="1.2355" calcext:value-type="float">
            <text:p>1,2355</text:p>
          </table:table-cell>
          <table:table-cell table:style-name="ce5" office:value-type="float" office:value="1.2569" calcext:value-type="float">
            <text:p>1,2569</text:p>
          </table:table-cell>
          <table:table-cell table:style-name="ce41" table:formula="of:=AVERAGE([.BP58:.BR58])-[.CE58]" office:value-type="float" office:value="1.0746" calcext:value-type="float">
            <text:p>1,0746</text:p>
          </table:table-cell>
          <table:table-cell table:style-name="ce5" office:value-type="float" office:value="1.2633" calcext:value-type="float">
            <text:p>1,2633</text:p>
          </table:table-cell>
          <table:table-cell table:style-name="ce5" office:value-type="float" office:value="1.2763" calcext:value-type="float">
            <text:p>1,2763</text:p>
          </table:table-cell>
          <table:table-cell table:style-name="ce5" office:value-type="float" office:value="1.2883" calcext:value-type="float">
            <text:p>1,2883</text:p>
          </table:table-cell>
          <table:table-cell table:style-name="ce41" table:formula="of:=AVERAGE([.BT58:.BV58])-[.CE58]" office:value-type="float" office:value="1.07766666666667" calcext:value-type="float">
            <text:p>1,0777</text:p>
          </table:table-cell>
          <table:table-cell table:style-name="ce5" office:value-type="float" office:value="1.2758" calcext:value-type="float">
            <text:p>1,2758</text:p>
          </table:table-cell>
          <table:table-cell table:style-name="ce5" office:value-type="float" office:value="1.2721" calcext:value-type="float">
            <text:p>1,2721</text:p>
          </table:table-cell>
          <table:table-cell table:style-name="ce5" office:value-type="float" office:value="1.2481" calcext:value-type="float">
            <text:p>1,2481</text:p>
          </table:table-cell>
          <table:table-cell table:style-name="ce5" table:formula="of:=AVERAGE([.BX58:.BZ58])-[.CE58]" office:value-type="float" office:value="1.06703333333333" calcext:value-type="float">
            <text:p>1,0670</text:p>
          </table:table-cell>
          <table:table-cell table:style-name="ce5" office:value-type="float" office:value="0.1997" calcext:value-type="float">
            <text:p>0,1997</text:p>
          </table:table-cell>
          <table:table-cell table:style-name="ce5" office:value-type="float" office:value="0.1988" calcext:value-type="float">
            <text:p>0,1988</text:p>
          </table:table-cell>
          <table:table-cell table:style-name="ce5" office:value-type="float" office:value="0.1964" calcext:value-type="float">
            <text:p>0,1964</text:p>
          </table:table-cell>
          <table:table-cell table:style-name="ce12" table:formula="of:=AVERAGE([.CB58:.CD58])" office:value-type="float" office:value="0.1983" calcext:value-type="float">
            <text:p>0,1983</text:p>
          </table:table-cell>
          <table:table-cell table:style-name="ce5" office:value-type="float" office:value="1.3199" calcext:value-type="float">
            <text:p>1,3199</text:p>
          </table:table-cell>
          <table:table-cell table:style-name="ce5" office:value-type="float" office:value="1.2402" calcext:value-type="float">
            <text:p>1,2402</text:p>
          </table:table-cell>
          <table:table-cell table:style-name="ce5" office:value-type="float" office:value="1.2446" calcext:value-type="float">
            <text:p>1,2446</text:p>
          </table:table-cell>
          <table:table-cell table:style-name="ce20" table:formula="of:=AVERAGE([.CF58:.CH58])" office:value-type="float" office:value="1.26823333333333" calcext:value-type="float">
            <text:p>1,2682</text:p>
          </table:table-cell>
          <table:table-cell table:style-name="ce5" office:value-type="float" office:value="1.2581" calcext:value-type="float">
            <text:p>1,2581</text:p>
          </table:table-cell>
          <table:table-cell table:style-name="ce5" office:value-type="float" office:value="1.2331" calcext:value-type="float">
            <text:p>1,2331</text:p>
          </table:table-cell>
          <table:table-cell table:style-name="ce5" office:value-type="float" office:value="1.2573" calcext:value-type="float">
            <text:p>1,2573</text:p>
          </table:table-cell>
          <table:table-cell table:style-name="ce20" table:formula="of:=AVERAGE([.CJ58:.CL58])-[.CU58]" office:value-type="float" office:value="1.05396666666667" calcext:value-type="float">
            <text:p>1,0540</text:p>
          </table:table-cell>
          <table:table-cell table:style-name="ce5" office:value-type="float" office:value="0.1871" calcext:value-type="float">
            <text:p>0,1871</text:p>
          </table:table-cell>
          <table:table-cell table:style-name="ce5" office:value-type="float" office:value="1.233" calcext:value-type="float">
            <text:p>1,2330</text:p>
          </table:table-cell>
          <table:table-cell table:style-name="ce5" office:value-type="float" office:value="1.2507" calcext:value-type="float">
            <text:p>1,2507</text:p>
          </table:table-cell>
          <table:table-cell table:style-name="ce20" table:formula="of:=AVERAGE([.CO58:.CP58])" office:value-type="float" office:value="1.24185" calcext:value-type="float">
            <text:p>1,2419</text:p>
          </table:table-cell>
          <table:table-cell table:style-name="ce5" office:value-type="float" office:value="0.1949" calcext:value-type="float">
            <text:p>0,1949</text:p>
          </table:table-cell>
          <table:table-cell table:style-name="ce5" office:value-type="float" office:value="0.1984" calcext:value-type="float">
            <text:p>0,1984</text:p>
          </table:table-cell>
          <table:table-cell table:style-name="ce5" office:value-type="float" office:value="0.1933" calcext:value-type="float">
            <text:p>0,1933</text:p>
          </table:table-cell>
          <table:table-cell table:style-name="ce12" table:formula="of:=AVERAGE([.CR58:.CT58])" office:value-type="float" office:value="0.195533333333333" calcext:value-type="float">
            <text:p>0,1955</text:p>
          </table:table-cell>
          <table:table-cell table:style-name="ce5" office:value-type="float" office:value="1.3174" calcext:value-type="float">
            <text:p>1,3174</text:p>
          </table:table-cell>
          <table:table-cell table:style-name="ce5" office:value-type="float" office:value="1.209" calcext:value-type="float">
            <text:p>1,2090</text:p>
          </table:table-cell>
          <table:table-cell table:style-name="ce5" office:value-type="float" office:value="1.2" calcext:value-type="float">
            <text:p>1,2000</text:p>
          </table:table-cell>
          <table:table-cell table:style-name="ce12" table:formula="of:=AVERAGE([.CV58:.CX58])" office:value-type="float" office:value="1.24213333333333" calcext:value-type="float">
            <text:p>1,2421</text:p>
          </table:table-cell>
          <table:table-cell table:style-name="ce5" office:value-type="float" office:value="1.2235" calcext:value-type="float">
            <text:p>1,2235</text:p>
          </table:table-cell>
          <table:table-cell table:style-name="ce5" office:value-type="float" office:value="1.2246" calcext:value-type="float">
            <text:p>1,2246</text:p>
          </table:table-cell>
          <table:table-cell table:style-name="ce5" office:value-type="float" office:value="1.223" calcext:value-type="float">
            <text:p>1,2230</text:p>
          </table:table-cell>
          <table:table-cell table:style-name="ce12" table:formula="of:=AVERAGE([.CZ58:.DB58])" office:value-type="float" office:value="1.2237" calcext:value-type="float">
            <text:p>1,2237</text:p>
          </table:table-cell>
          <table:table-cell table:style-name="ce5" office:value-type="float" office:value="1.2281" calcext:value-type="float">
            <text:p>1,2281</text:p>
          </table:table-cell>
          <table:table-cell table:style-name="ce5" office:value-type="float" office:value="1.2274" calcext:value-type="float">
            <text:p>1,2274</text:p>
          </table:table-cell>
          <table:table-cell table:style-name="ce5" office:value-type="float" office:value="1.219" calcext:value-type="float">
            <text:p>1,2190</text:p>
          </table:table-cell>
          <table:table-cell table:style-name="ce12" table:formula="of:=AVERAGE([.DD58:.DF58])" office:value-type="float" office:value="1.22483333333333" calcext:value-type="float">
            <text:p>1,2248</text:p>
          </table:table-cell>
          <table:table-cell table:style-name="ce5" office:value-type="float" office:value="0.1888" calcext:value-type="float">
            <text:p>0,1888</text:p>
          </table:table-cell>
          <table:table-cell table:style-name="ce5" office:value-type="float" office:value="0.1918" calcext:value-type="float">
            <text:p>0,1918</text:p>
          </table:table-cell>
          <table:table-cell table:style-name="ce5" office:value-type="float" office:value="0.1879" calcext:value-type="float">
            <text:p>0,1879</text:p>
          </table:table-cell>
          <table:table-cell table:style-name="ce5" table:formula="of:=AVERAGE([.DH58:.DJ58])" office:value-type="float" office:value="0.1895" calcext:value-type="float">
            <text:p>0,1895</text:p>
          </table:table-cell>
          <table:table-cell table:style-name="ce5" office:value-type="float" office:value="1.3828" calcext:value-type="float">
            <text:p>1,3828</text:p>
          </table:table-cell>
          <table:table-cell table:style-name="ce5" office:value-type="float" office:value="1.2808" calcext:value-type="float">
            <text:p>1,2808</text:p>
          </table:table-cell>
          <table:table-cell table:style-name="ce5" office:value-type="float" office:value="1.2666" calcext:value-type="float">
            <text:p>1,2666</text:p>
          </table:table-cell>
          <table:table-cell table:style-name="ce5" office:value-type="float" office:value="1.2813" calcext:value-type="float">
            <text:p>1,2813</text:p>
          </table:table-cell>
          <table:table-cell table:style-name="ce5" office:value-type="float" office:value="1.2602" calcext:value-type="float">
            <text:p>1,2602</text:p>
          </table:table-cell>
          <table:table-cell table:style-name="ce5" office:value-type="float" office:value="1.2733" calcext:value-type="float">
            <text:p>1,2733</text:p>
          </table:table-cell>
          <table:table-cell table:style-name="ce5" office:value-type="float" office:value="1.2679" calcext:value-type="float">
            <text:p>1,2679</text:p>
          </table:table-cell>
          <table:table-cell table:style-name="ce5" office:value-type="float" office:value="1.2823" calcext:value-type="float">
            <text:p>1,2823</text:p>
          </table:table-cell>
          <table:table-cell table:style-name="ce5" office:value-type="float" office:value="1.3059" calcext:value-type="float">
            <text:p>1,3059</text:p>
          </table:table-cell>
          <table:table-cell table:style-name="ce14" office:value-type="float" office:value="0.1993" calcext:value-type="float">
            <text:p>0,1993</text:p>
          </table:table-cell>
          <table:table-cell table:style-name="ce14" office:value-type="float" office:value="0.1989" calcext:value-type="float">
            <text:p>0,1989</text:p>
          </table:table-cell>
          <table:table-cell table:style-name="ce14" office:value-type="float" office:value="0.1981" calcext:value-type="float">
            <text:p>0,1981</text:p>
          </table:table-cell>
          <table:table-cell table:style-name="ce1" table:formula="of:=AVERAGE([.DU58:.DW58])" office:value-type="float" office:value="0.198766666666667" calcext:value-type="float">
            <text:p>0,198766666666667</text:p>
          </table:table-cell>
          <table:table-cell table:number-columns-repeated="92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3" office:value-type="float" office:value="82800.3" calcext:value-type="float">
            <text:p>82800,30</text:p>
          </table:table-cell>
          <table:table-cell table:style-name="ce3" table:formula="of:=[.B59]/3600" office:value-type="float" office:value="23.0000833333333" calcext:value-type="float">
            <text:p>23,00</text:p>
          </table:table-cell>
          <table:table-cell table:style-name="ce5" office:value-type="float" office:value="0.8296" calcext:value-type="float">
            <text:p>0,8296</text:p>
          </table:table-cell>
          <table:table-cell table:style-name="ce5" office:value-type="float" office:value="0.8649" calcext:value-type="float">
            <text:p>0,8649</text:p>
          </table:table-cell>
          <table:table-cell table:style-name="ce5" office:value-type="float" office:value="0.8813" calcext:value-type="float">
            <text:p>0,8813</text:p>
          </table:table-cell>
          <table:table-cell table:style-name="ce17" table:formula="of:=AVERAGE([.D59:.F59])-[.CE59]" office:value-type="float" office:value="0.660566666666667" calcext:value-type="float">
            <text:p>0,6606</text:p>
          </table:table-cell>
          <table:table-cell table:style-name="ce5" office:value-type="float" office:value="0.6838" calcext:value-type="float">
            <text:p>0,6838</text:p>
          </table:table-cell>
          <table:table-cell table:style-name="ce5" office:value-type="float" office:value="0.8669" calcext:value-type="float">
            <text:p>0,8669</text:p>
          </table:table-cell>
          <table:table-cell table:style-name="ce5" office:value-type="float" office:value="0.8257" calcext:value-type="float">
            <text:p>0,8257</text:p>
          </table:table-cell>
          <table:table-cell table:style-name="ce17" table:formula="of:=AVERAGE([.H59:.J59])-[.CE59]" office:value-type="float" office:value="0.5941" calcext:value-type="float">
            <text:p>0,5941</text:p>
          </table:table-cell>
          <table:table-cell table:style-name="ce5" office:value-type="float" office:value="1.259" calcext:value-type="float">
            <text:p>1,2590</text:p>
          </table:table-cell>
          <table:table-cell table:style-name="ce5" office:value-type="float" office:value="1.2559" calcext:value-type="float">
            <text:p>1,2559</text:p>
          </table:table-cell>
          <table:table-cell table:style-name="ce5" office:value-type="float" office:value="1.3147" calcext:value-type="float">
            <text:p>1,3147</text:p>
          </table:table-cell>
          <table:table-cell table:style-name="ce17" table:formula="of:=AVERAGE([.L59:.N59])-[.CE59]" office:value-type="float" office:value="1.0785" calcext:value-type="float">
            <text:p>1,0785</text:p>
          </table:table-cell>
          <table:table-cell table:style-name="ce5" office:value-type="float" office:value="0.8455" calcext:value-type="float">
            <text:p>0,8455</text:p>
          </table:table-cell>
          <table:table-cell table:style-name="ce5" office:value-type="float" office:value="0.8565" calcext:value-type="float">
            <text:p>0,8565</text:p>
          </table:table-cell>
          <table:table-cell table:style-name="ce5" office:value-type="float" office:value="0.902" calcext:value-type="float">
            <text:p>0,9020</text:p>
          </table:table-cell>
          <table:table-cell table:style-name="ce17" table:formula="of:=AVERAGE([.P59:.R59])-[.CE59]" office:value-type="float" office:value="0.669966666666667" calcext:value-type="float">
            <text:p>0,6700</text:p>
          </table:table-cell>
          <table:table-cell table:style-name="ce5" office:value-type="float" office:value="0.8183" calcext:value-type="float">
            <text:p>0,8183</text:p>
          </table:table-cell>
          <table:table-cell table:style-name="ce5" office:value-type="float" office:value="0.8613" calcext:value-type="float">
            <text:p>0,8613</text:p>
          </table:table-cell>
          <table:table-cell table:style-name="ce5" office:value-type="float" office:value="0.8807" calcext:value-type="float">
            <text:p>0,8807</text:p>
          </table:table-cell>
          <table:table-cell table:style-name="ce23" table:formula="of:=AVERAGE([.T59:.V59])-[.CU59]" office:value-type="float" office:value="0.6583" calcext:value-type="float">
            <text:p>0,6583</text:p>
          </table:table-cell>
          <table:table-cell table:style-name="ce5" office:value-type="float" office:value="0.7857" calcext:value-type="float">
            <text:p>0,7857</text:p>
          </table:table-cell>
          <table:table-cell table:style-name="ce5" office:value-type="float" office:value="0.8036" calcext:value-type="float">
            <text:p>0,8036</text:p>
          </table:table-cell>
          <table:table-cell table:style-name="ce5" office:value-type="float" office:value="0.7853" calcext:value-type="float">
            <text:p>0,7853</text:p>
          </table:table-cell>
          <table:table-cell table:style-name="ce23" table:formula="of:=AVERAGE([.X59:.Z59])-[.CU59]" office:value-type="float" office:value="0.5964" calcext:value-type="float">
            <text:p>0,5964</text:p>
          </table:table-cell>
          <table:table-cell table:style-name="ce5" office:value-type="float" office:value="1.2212" calcext:value-type="float">
            <text:p>1,2212</text:p>
          </table:table-cell>
          <table:table-cell table:style-name="ce5" office:value-type="float" office:value="1.2087" calcext:value-type="float">
            <text:p>1,2087</text:p>
          </table:table-cell>
          <table:table-cell table:style-name="ce5" office:value-type="float" office:value="1.2324" calcext:value-type="float">
            <text:p>1,2324</text:p>
          </table:table-cell>
          <table:table-cell table:style-name="ce23" table:formula="of:=AVERAGE([.AB59:.AD59])-[.CU59]" office:value-type="float" office:value="1.02563333333333" calcext:value-type="float">
            <text:p>1,0256</text:p>
          </table:table-cell>
          <table:table-cell table:style-name="ce5" office:value-type="float" office:value="0.8024" calcext:value-type="float">
            <text:p>0,8024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5" office:value-type="float" office:value="0.8527" calcext:value-type="float">
            <text:p>0,8527</text:p>
          </table:table-cell>
          <table:table-cell table:style-name="ce23" table:formula="of:=AVERAGE([.AF59:.AH59])-[.CU59]" office:value-type="float" office:value="0.6264" calcext:value-type="float">
            <text:p>0,6264</text:p>
          </table:table-cell>
          <table:table-cell table:style-name="ce5" office:value-type="float" office:value="0.8401" calcext:value-type="float">
            <text:p>0,8401</text:p>
          </table:table-cell>
          <table:table-cell table:style-name="ce5" office:value-type="float" office:value="0.9116" calcext:value-type="float">
            <text:p>0,9116</text:p>
          </table:table-cell>
          <table:table-cell table:style-name="ce5" office:value-type="float" office:value="0.9298" calcext:value-type="float">
            <text:p>0,9298</text:p>
          </table:table-cell>
          <table:table-cell table:style-name="ce26" table:formula="of:=AVERAGE([.AJ59:.AL59])-[.DK59]" office:value-type="float" office:value="0.705133333333333" calcext:value-type="float">
            <text:p>0,7051</text:p>
          </table:table-cell>
          <table:table-cell table:style-name="ce5" office:value-type="float" office:value="0.7954" calcext:value-type="float">
            <text:p>0,7954</text:p>
          </table:table-cell>
          <table:table-cell table:style-name="ce5" office:value-type="float" office:value="0.7914" calcext:value-type="float">
            <text:p>0,7914</text:p>
          </table:table-cell>
          <table:table-cell table:style-name="ce5" office:value-type="float" office:value="0.8081" calcext:value-type="float">
            <text:p>0,8081</text:p>
          </table:table-cell>
          <table:table-cell table:style-name="ce26" table:formula="of:=AVERAGE([.AN59:.AP59])-[.DK59]" office:value-type="float" office:value="0.6096" calcext:value-type="float">
            <text:p>0,6096</text:p>
          </table:table-cell>
          <table:table-cell table:style-name="ce5" office:value-type="float" office:value="1.2283" calcext:value-type="float">
            <text:p>1,2283</text:p>
          </table:table-cell>
          <table:table-cell table:style-name="ce5" office:value-type="float" office:value="1.2077" calcext:value-type="float">
            <text:p>1,2077</text:p>
          </table:table-cell>
          <table:table-cell table:style-name="ce5" office:value-type="float" office:value="1.2148" calcext:value-type="float">
            <text:p>1,2148</text:p>
          </table:table-cell>
          <table:table-cell table:style-name="ce26" table:formula="of:=AVERAGE([.AR59:.AT59])-[.DK59]" office:value-type="float" office:value="1.02823333333333" calcext:value-type="float">
            <text:p>1,0282</text:p>
          </table:table-cell>
          <table:table-cell table:style-name="ce5" office:value-type="float" office:value="0.7979" calcext:value-type="float">
            <text:p>0,7979</text:p>
          </table:table-cell>
          <table:table-cell table:style-name="ce5" office:value-type="float" office:value="0.8115" calcext:value-type="float">
            <text:p>0,8115</text:p>
          </table:table-cell>
          <table:table-cell table:style-name="ce5" office:value-type="float" office:value="0.8526" calcext:value-type="float">
            <text:p>0,8526</text:p>
          </table:table-cell>
          <table:table-cell table:style-name="ce26" table:formula="of:=AVERAGE([.AV59:.AX59])-[.DK59]" office:value-type="float" office:value="0.631966666666667" calcext:value-type="float">
            <text:p>0,6320</text:p>
          </table:table-cell>
          <table:table-cell table:style-name="ce5" office:value-type="float" office:value="0.873" calcext:value-type="float">
            <text:p>0,8730</text:p>
          </table:table-cell>
          <table:table-cell table:style-name="ce5" office:value-type="float" office:value="0.897" calcext:value-type="float">
            <text:p>0,8970</text:p>
          </table:table-cell>
          <table:table-cell table:style-name="ce5" office:value-type="float" office:value="0.9078" calcext:value-type="float">
            <text:p>0,9078</text:p>
          </table:table-cell>
          <table:table-cell table:style-name="ce38" table:formula="of:=AVERAGE([.AZ59:.BB59])-[.DX59]" office:value-type="float" office:value="0.694033333333333" calcext:value-type="float">
            <text:p>0,6940</text:p>
          </table:table-cell>
          <table:table-cell table:style-name="ce5" office:value-type="float" office:value="0.8299" calcext:value-type="float">
            <text:p>0,8299</text:p>
          </table:table-cell>
          <table:table-cell table:style-name="ce5" office:value-type="float" office:value="0.8444" calcext:value-type="float">
            <text:p>0,8444</text:p>
          </table:table-cell>
          <table:table-cell table:style-name="ce5" office:value-type="float" office:value="0.848" calcext:value-type="float">
            <text:p>0,8480</text:p>
          </table:table-cell>
          <table:table-cell table:style-name="ce38" table:formula="of:=AVERAGE([.BD59:.BF59])-[.DX59]" office:value-type="float" office:value="0.6422" calcext:value-type="float">
            <text:p>0,6422</text:p>
          </table:table-cell>
          <table:table-cell table:style-name="ce5" office:value-type="float" office:value="1.2885" calcext:value-type="float">
            <text:p>1,2885</text:p>
          </table:table-cell>
          <table:table-cell table:style-name="ce5" office:value-type="float" office:value="1.2819" calcext:value-type="float">
            <text:p>1,2819</text:p>
          </table:table-cell>
          <table:table-cell table:style-name="ce5" office:value-type="float" office:value="1.273" calcext:value-type="float">
            <text:p>1,2730</text:p>
          </table:table-cell>
          <table:table-cell table:style-name="ce38" table:formula="of:=AVERAGE([.BH59:.BJ59])-[.DX59]" office:value-type="float" office:value="1.08256666666667" calcext:value-type="float">
            <text:p>1,0826</text:p>
          </table:table-cell>
          <table:table-cell table:style-name="ce5" office:value-type="float" office:value="0.8329" calcext:value-type="float">
            <text:p>0,8329</text:p>
          </table:table-cell>
          <table:table-cell table:style-name="ce5" office:value-type="float" office:value="0.832" calcext:value-type="float">
            <text:p>0,8320</text:p>
          </table:table-cell>
          <table:table-cell table:style-name="ce5" office:value-type="float" office:value="0.8681" calcext:value-type="float">
            <text:p>0,8681</text:p>
          </table:table-cell>
          <table:table-cell table:style-name="ce38" table:formula="of:=AVERAGE([.BL59:.BN59])-[.DX59]" office:value-type="float" office:value="0.645766666666666" calcext:value-type="float">
            <text:p>0,6458</text:p>
          </table:table-cell>
          <table:table-cell table:style-name="ce5" office:value-type="float" office:value="1.3333" calcext:value-type="float">
            <text:p>1,3333</text:p>
          </table:table-cell>
          <table:table-cell table:style-name="ce5" office:value-type="float" office:value="1.237" calcext:value-type="float">
            <text:p>1,2370</text:p>
          </table:table-cell>
          <table:table-cell table:style-name="ce5" office:value-type="float" office:value="1.2599" calcext:value-type="float">
            <text:p>1,2599</text:p>
          </table:table-cell>
          <table:table-cell table:style-name="ce41" table:formula="of:=AVERAGE([.BP59:.BR59])-[.CE59]" office:value-type="float" office:value="1.0787" calcext:value-type="float">
            <text:p>1,0787</text:p>
          </table:table-cell>
          <table:table-cell table:style-name="ce5" office:value-type="float" office:value="1.267" calcext:value-type="float">
            <text:p>1,2670</text:p>
          </table:table-cell>
          <table:table-cell table:style-name="ce5" office:value-type="float" office:value="1.2789" calcext:value-type="float">
            <text:p>1,2789</text:p>
          </table:table-cell>
          <table:table-cell table:style-name="ce5" office:value-type="float" office:value="1.2932" calcext:value-type="float">
            <text:p>1,2932</text:p>
          </table:table-cell>
          <table:table-cell table:style-name="ce41" table:formula="of:=AVERAGE([.BT59:.BV59])-[.CE59]" office:value-type="float" office:value="1.08166666666667" calcext:value-type="float">
            <text:p>1,0817</text:p>
          </table:table-cell>
          <table:table-cell table:style-name="ce5" office:value-type="float" office:value="1.2778" calcext:value-type="float">
            <text:p>1,2778</text:p>
          </table:table-cell>
          <table:table-cell table:style-name="ce5" office:value-type="float" office:value="1.2727" calcext:value-type="float">
            <text:p>1,2727</text:p>
          </table:table-cell>
          <table:table-cell table:style-name="ce5" office:value-type="float" office:value="1.2503" calcext:value-type="float">
            <text:p>1,2503</text:p>
          </table:table-cell>
          <table:table-cell table:style-name="ce5" table:formula="of:=AVERAGE([.BX59:.BZ59])-[.CE59]" office:value-type="float" office:value="1.0689" calcext:value-type="float">
            <text:p>1,0689</text:p>
          </table:table-cell>
          <table:table-cell table:style-name="ce5" office:value-type="float" office:value="0.1988" calcext:value-type="float">
            <text:p>0,1988</text:p>
          </table:table-cell>
          <table:table-cell table:style-name="ce5" office:value-type="float" office:value="0.1986" calcext:value-type="float">
            <text:p>0,1986</text:p>
          </table:table-cell>
          <table:table-cell table:style-name="ce5" office:value-type="float" office:value="0.1967" calcext:value-type="float">
            <text:p>0,1967</text:p>
          </table:table-cell>
          <table:table-cell table:style-name="ce12" table:formula="of:=AVERAGE([.CB59:.CD59])" office:value-type="float" office:value="0.198033333333333" calcext:value-type="float">
            <text:p>0,1980</text:p>
          </table:table-cell>
          <table:table-cell table:style-name="ce5" office:value-type="float" office:value="1.3251" calcext:value-type="float">
            <text:p>1,3251</text:p>
          </table:table-cell>
          <table:table-cell table:style-name="ce5" office:value-type="float" office:value="1.2421" calcext:value-type="float">
            <text:p>1,2421</text:p>
          </table:table-cell>
          <table:table-cell table:style-name="ce5" office:value-type="float" office:value="1.2453" calcext:value-type="float">
            <text:p>1,2453</text:p>
          </table:table-cell>
          <table:table-cell table:style-name="ce20" table:formula="of:=AVERAGE([.CF59:.CH59])" office:value-type="float" office:value="1.27083333333333" calcext:value-type="float">
            <text:p>1,2708</text:p>
          </table:table-cell>
          <table:table-cell table:style-name="ce5" office:value-type="float" office:value="1.2577" calcext:value-type="float">
            <text:p>1,2577</text:p>
          </table:table-cell>
          <table:table-cell table:style-name="ce5" office:value-type="float" office:value="1.2328" calcext:value-type="float">
            <text:p>1,2328</text:p>
          </table:table-cell>
          <table:table-cell table:style-name="ce5" office:value-type="float" office:value="1.2592" calcext:value-type="float">
            <text:p>1,2592</text:p>
          </table:table-cell>
          <table:table-cell table:style-name="ce20" table:formula="of:=AVERAGE([.CJ59:.CL59])-[.CU59]" office:value-type="float" office:value="1.05476666666667" calcext:value-type="float">
            <text:p>1,0548</text:p>
          </table:table-cell>
          <table:table-cell table:style-name="ce5" office:value-type="float" office:value="0.1861" calcext:value-type="float">
            <text:p>0,1861</text:p>
          </table:table-cell>
          <table:table-cell table:style-name="ce5" office:value-type="float" office:value="1.2343" calcext:value-type="float">
            <text:p>1,2343</text:p>
          </table:table-cell>
          <table:table-cell table:style-name="ce5" office:value-type="float" office:value="1.2535" calcext:value-type="float">
            <text:p>1,2535</text:p>
          </table:table-cell>
          <table:table-cell table:style-name="ce20" table:formula="of:=AVERAGE([.CO59:.CP59])" office:value-type="float" office:value="1.2439" calcext:value-type="float">
            <text:p>1,2439</text:p>
          </table:table-cell>
          <table:table-cell table:style-name="ce5" office:value-type="float" office:value="0.1949" calcext:value-type="float">
            <text:p>0,1949</text:p>
          </table:table-cell>
          <table:table-cell table:style-name="ce5" office:value-type="float" office:value="0.1976" calcext:value-type="float">
            <text:p>0,1976</text:p>
          </table:table-cell>
          <table:table-cell table:style-name="ce5" office:value-type="float" office:value="0.1929" calcext:value-type="float">
            <text:p>0,1929</text:p>
          </table:table-cell>
          <table:table-cell table:style-name="ce12" table:formula="of:=AVERAGE([.CR59:.CT59])" office:value-type="float" office:value="0.195133333333333" calcext:value-type="float">
            <text:p>0,1951</text:p>
          </table:table-cell>
          <table:table-cell table:style-name="ce5" office:value-type="float" office:value="1.3261" calcext:value-type="float">
            <text:p>1,3261</text:p>
          </table:table-cell>
          <table:table-cell table:style-name="ce5" office:value-type="float" office:value="1.2127" calcext:value-type="float">
            <text:p>1,2127</text:p>
          </table:table-cell>
          <table:table-cell table:style-name="ce5" office:value-type="float" office:value="1.2052" calcext:value-type="float">
            <text:p>1,2052</text:p>
          </table:table-cell>
          <table:table-cell table:style-name="ce12" table:formula="of:=AVERAGE([.CV59:.CX59])" office:value-type="float" office:value="1.248" calcext:value-type="float">
            <text:p>1,2480</text:p>
          </table:table-cell>
          <table:table-cell table:style-name="ce5" office:value-type="float" office:value="1.2273" calcext:value-type="float">
            <text:p>1,2273</text:p>
          </table:table-cell>
          <table:table-cell table:style-name="ce5" office:value-type="float" office:value="1.2284" calcext:value-type="float">
            <text:p>1,2284</text:p>
          </table:table-cell>
          <table:table-cell table:style-name="ce5" office:value-type="float" office:value="1.2259" calcext:value-type="float">
            <text:p>1,2259</text:p>
          </table:table-cell>
          <table:table-cell table:style-name="ce12" table:formula="of:=AVERAGE([.CZ59:.DB59])" office:value-type="float" office:value="1.2272" calcext:value-type="float">
            <text:p>1,2272</text:p>
          </table:table-cell>
          <table:table-cell table:style-name="ce5" office:value-type="float" office:value="1.2316" calcext:value-type="float">
            <text:p>1,2316</text:p>
          </table:table-cell>
          <table:table-cell table:style-name="ce5" office:value-type="float" office:value="1.2304" calcext:value-type="float">
            <text:p>1,2304</text:p>
          </table:table-cell>
          <table:table-cell table:style-name="ce5" office:value-type="float" office:value="1.221" calcext:value-type="float">
            <text:p>1,2210</text:p>
          </table:table-cell>
          <table:table-cell table:style-name="ce12" table:formula="of:=AVERAGE([.DD59:.DF59])" office:value-type="float" office:value="1.22766666666667" calcext:value-type="float">
            <text:p>1,2277</text:p>
          </table:table-cell>
          <table:table-cell table:style-name="ce5" office:value-type="float" office:value="0.1873" calcext:value-type="float">
            <text:p>0,1873</text:p>
          </table:table-cell>
          <table:table-cell table:style-name="ce5" office:value-type="float" office:value="0.1913" calcext:value-type="float">
            <text:p>0,1913</text:p>
          </table:table-cell>
          <table:table-cell table:style-name="ce5" office:value-type="float" office:value="0.1875" calcext:value-type="float">
            <text:p>0,1875</text:p>
          </table:table-cell>
          <table:table-cell table:style-name="ce5" table:formula="of:=AVERAGE([.DH59:.DJ59])" office:value-type="float" office:value="0.1887" calcext:value-type="float">
            <text:p>0,1887</text:p>
          </table:table-cell>
          <table:table-cell table:style-name="ce5" office:value-type="float" office:value="1.3908" calcext:value-type="float">
            <text:p>1,3908</text:p>
          </table:table-cell>
          <table:table-cell table:style-name="ce5" office:value-type="float" office:value="1.2875" calcext:value-type="float">
            <text:p>1,2875</text:p>
          </table:table-cell>
          <table:table-cell table:style-name="ce5" office:value-type="float" office:value="1.2717" calcext:value-type="float">
            <text:p>1,2717</text:p>
          </table:table-cell>
          <table:table-cell table:style-name="ce5" office:value-type="float" office:value="1.2841" calcext:value-type="float">
            <text:p>1,2841</text:p>
          </table:table-cell>
          <table:table-cell table:style-name="ce5" office:value-type="float" office:value="1.2656" calcext:value-type="float">
            <text:p>1,2656</text:p>
          </table:table-cell>
          <table:table-cell table:style-name="ce5" office:value-type="float" office:value="1.2757" calcext:value-type="float">
            <text:p>1,2757</text:p>
          </table:table-cell>
          <table:table-cell table:style-name="ce5" office:value-type="float" office:value="1.2715" calcext:value-type="float">
            <text:p>1,2715</text:p>
          </table:table-cell>
          <table:table-cell table:style-name="ce5" office:value-type="float" office:value="1.2862" calcext:value-type="float">
            <text:p>1,2862</text:p>
          </table:table-cell>
          <table:table-cell table:style-name="ce5" office:value-type="float" office:value="1.3101" calcext:value-type="float">
            <text:p>1,3101</text:p>
          </table:table-cell>
          <table:table-cell table:style-name="ce14" office:value-type="float" office:value="0.1986" calcext:value-type="float">
            <text:p>0,1986</text:p>
          </table:table-cell>
          <table:table-cell table:style-name="ce14" office:value-type="float" office:value="0.1991" calcext:value-type="float">
            <text:p>0,1991</text:p>
          </table:table-cell>
          <table:table-cell table:style-name="ce14" office:value-type="float" office:value="0.198" calcext:value-type="float">
            <text:p>0,1980</text:p>
          </table:table-cell>
          <table:table-cell table:style-name="ce1" table:formula="of:=AVERAGE([.DU59:.DW59])" office:value-type="float" office:value="0.198566666666667" calcext:value-type="float">
            <text:p>0,198566666666667</text:p>
          </table:table-cell>
          <table:table-cell table:number-columns-repeated="92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3" office:value-type="float" office:value="84600.3" calcext:value-type="float">
            <text:p>84600,30</text:p>
          </table:table-cell>
          <table:table-cell table:style-name="ce3" table:formula="of:=[.B60]/3600" office:value-type="float" office:value="23.5000833333333" calcext:value-type="float">
            <text:p>23,50</text:p>
          </table:table-cell>
          <table:table-cell table:style-name="ce5" office:value-type="float" office:value="0.83" calcext:value-type="float">
            <text:p>0,8300</text:p>
          </table:table-cell>
          <table:table-cell table:style-name="ce5" office:value-type="float" office:value="0.864" calcext:value-type="float">
            <text:p>0,8640</text:p>
          </table:table-cell>
          <table:table-cell table:style-name="ce5" office:value-type="float" office:value="0.8813" calcext:value-type="float">
            <text:p>0,8813</text:p>
          </table:table-cell>
          <table:table-cell table:style-name="ce17" table:formula="of:=AVERAGE([.D60:.F60])-[.CE60]" office:value-type="float" office:value="0.6606" calcext:value-type="float">
            <text:p>0,6606</text:p>
          </table:table-cell>
          <table:table-cell table:style-name="ce5" office:value-type="float" office:value="0.6916" calcext:value-type="float">
            <text:p>0,6916</text:p>
          </table:table-cell>
          <table:table-cell table:style-name="ce5" office:value-type="float" office:value="0.8758" calcext:value-type="float">
            <text:p>0,8758</text:p>
          </table:table-cell>
          <table:table-cell table:style-name="ce5" office:value-type="float" office:value="0.8331" calcext:value-type="float">
            <text:p>0,8331</text:p>
          </table:table-cell>
          <table:table-cell table:style-name="ce17" table:formula="of:=AVERAGE([.H60:.J60])-[.CE60]" office:value-type="float" office:value="0.602333333333334" calcext:value-type="float">
            <text:p>0,6023</text:p>
          </table:table-cell>
          <table:table-cell table:style-name="ce5" office:value-type="float" office:value="1.2648" calcext:value-type="float">
            <text:p>1,2648</text:p>
          </table:table-cell>
          <table:table-cell table:style-name="ce5" office:value-type="float" office:value="1.2609" calcext:value-type="float">
            <text:p>1,2609</text:p>
          </table:table-cell>
          <table:table-cell table:style-name="ce5" office:value-type="float" office:value="1.3204" calcext:value-type="float">
            <text:p>1,3204</text:p>
          </table:table-cell>
          <table:table-cell table:style-name="ce17" table:formula="of:=AVERAGE([.L60:.N60])-[.CE60]" office:value-type="float" office:value="1.0842" calcext:value-type="float">
            <text:p>1,0842</text:p>
          </table:table-cell>
          <table:table-cell table:style-name="ce5" office:value-type="float" office:value="0.8531" calcext:value-type="float">
            <text:p>0,8531</text:p>
          </table:table-cell>
          <table:table-cell table:style-name="ce5" office:value-type="float" office:value="0.863" calcext:value-type="float">
            <text:p>0,8630</text:p>
          </table:table-cell>
          <table:table-cell table:style-name="ce5" office:value-type="float" office:value="0.9077" calcext:value-type="float">
            <text:p>0,9077</text:p>
          </table:table-cell>
          <table:table-cell table:style-name="ce17" table:formula="of:=AVERAGE([.P60:.R60])-[.CE60]" office:value-type="float" office:value="0.676766666666667" calcext:value-type="float">
            <text:p>0,6768</text:p>
          </table:table-cell>
          <table:table-cell table:style-name="ce5" office:value-type="float" office:value="0.8147" calcext:value-type="float">
            <text:p>0,8147</text:p>
          </table:table-cell>
          <table:table-cell table:style-name="ce5" office:value-type="float" office:value="0.8617" calcext:value-type="float">
            <text:p>0,8617</text:p>
          </table:table-cell>
          <table:table-cell table:style-name="ce5" office:value-type="float" office:value="0.8801" calcext:value-type="float">
            <text:p>0,8801</text:p>
          </table:table-cell>
          <table:table-cell table:style-name="ce23" table:formula="of:=AVERAGE([.T60:.V60])-[.CU60]" office:value-type="float" office:value="0.656966666666667" calcext:value-type="float">
            <text:p>0,6570</text:p>
          </table:table-cell>
          <table:table-cell table:style-name="ce5" office:value-type="float" office:value="0.7921" calcext:value-type="float">
            <text:p>0,7921</text:p>
          </table:table-cell>
          <table:table-cell table:style-name="ce5" office:value-type="float" office:value="0.8119" calcext:value-type="float">
            <text:p>0,8119</text:p>
          </table:table-cell>
          <table:table-cell table:style-name="ce5" office:value-type="float" office:value="0.7909" calcext:value-type="float">
            <text:p>0,7909</text:p>
          </table:table-cell>
          <table:table-cell table:style-name="ce23" table:formula="of:=AVERAGE([.X60:.Z60])-[.CU60]" office:value-type="float" office:value="0.6031" calcext:value-type="float">
            <text:p>0,6031</text:p>
          </table:table-cell>
          <table:table-cell table:style-name="ce5" office:value-type="float" office:value="1.2274" calcext:value-type="float">
            <text:p>1,2274</text:p>
          </table:table-cell>
          <table:table-cell table:style-name="ce5" office:value-type="float" office:value="1.2133" calcext:value-type="float">
            <text:p>1,2133</text:p>
          </table:table-cell>
          <table:table-cell table:style-name="ce5" office:value-type="float" office:value="1.2351" calcext:value-type="float">
            <text:p>1,2351</text:p>
          </table:table-cell>
          <table:table-cell table:style-name="ce23" table:formula="of:=AVERAGE([.AB60:.AD60])-[.CU60]" office:value-type="float" office:value="1.03006666666667" calcext:value-type="float">
            <text:p>1,0301</text:p>
          </table:table-cell>
          <table:table-cell table:style-name="ce5" office:value-type="float" office:value="0.8067" calcext:value-type="float">
            <text:p>0,8067</text:p>
          </table:table-cell>
          <table:table-cell table:style-name="ce5" office:value-type="float" office:value="0.8127" calcext:value-type="float">
            <text:p>0,8127</text:p>
          </table:table-cell>
          <table:table-cell table:style-name="ce5" office:value-type="float" office:value="0.8602" calcext:value-type="float">
            <text:p>0,8602</text:p>
          </table:table-cell>
          <table:table-cell table:style-name="ce23" table:formula="of:=AVERAGE([.AF60:.AH60])-[.CU60]" office:value-type="float" office:value="0.631333333333333" calcext:value-type="float">
            <text:p>0,6313</text:p>
          </table:table-cell>
          <table:table-cell table:style-name="ce5" office:value-type="float" office:value="0.8407" calcext:value-type="float">
            <text:p>0,8407</text:p>
          </table:table-cell>
          <table:table-cell table:style-name="ce5" office:value-type="float" office:value="0.9121" calcext:value-type="float">
            <text:p>0,9121</text:p>
          </table:table-cell>
          <table:table-cell table:style-name="ce5" office:value-type="float" office:value="0.9306" calcext:value-type="float">
            <text:p>0,9306</text:p>
          </table:table-cell>
          <table:table-cell table:style-name="ce26" table:formula="of:=AVERAGE([.AJ60:.AL60])-[.DK60]" office:value-type="float" office:value="0.705466666666667" calcext:value-type="float">
            <text:p>0,7055</text:p>
          </table:table-cell>
          <table:table-cell table:style-name="ce5" office:value-type="float" office:value="0.7999" calcext:value-type="float">
            <text:p>0,7999</text:p>
          </table:table-cell>
          <table:table-cell table:style-name="ce5" office:value-type="float" office:value="0.7969" calcext:value-type="float">
            <text:p>0,7969</text:p>
          </table:table-cell>
          <table:table-cell table:style-name="ce5" office:value-type="float" office:value="0.8131" calcext:value-type="float">
            <text:p>0,8131</text:p>
          </table:table-cell>
          <table:table-cell table:style-name="ce26" table:formula="of:=AVERAGE([.AN60:.AP60])-[.DK60]" office:value-type="float" office:value="0.6143" calcext:value-type="float">
            <text:p>0,6143</text:p>
          </table:table-cell>
          <table:table-cell table:style-name="ce5" office:value-type="float" office:value="1.2321" calcext:value-type="float">
            <text:p>1,2321</text:p>
          </table:table-cell>
          <table:table-cell table:style-name="ce5" office:value-type="float" office:value="1.212" calcext:value-type="float">
            <text:p>1,2120</text:p>
          </table:table-cell>
          <table:table-cell table:style-name="ce5" office:value-type="float" office:value="1.2181" calcext:value-type="float">
            <text:p>1,2181</text:p>
          </table:table-cell>
          <table:table-cell table:style-name="ce26" table:formula="of:=AVERAGE([.AR60:.AT60])-[.DK60]" office:value-type="float" office:value="1.03173333333333" calcext:value-type="float">
            <text:p>1,0317</text:p>
          </table:table-cell>
          <table:table-cell table:style-name="ce5" office:value-type="float" office:value="0.8027" calcext:value-type="float">
            <text:p>0,8027</text:p>
          </table:table-cell>
          <table:table-cell table:style-name="ce5" office:value-type="float" office:value="0.8172" calcext:value-type="float">
            <text:p>0,8172</text:p>
          </table:table-cell>
          <table:table-cell table:style-name="ce5" office:value-type="float" office:value="0.8598" calcext:value-type="float">
            <text:p>0,8598</text:p>
          </table:table-cell>
          <table:table-cell table:style-name="ce26" table:formula="of:=AVERAGE([.AV60:.AX60])-[.DK60]" office:value-type="float" office:value="0.637566666666667" calcext:value-type="float">
            <text:p>0,6376</text:p>
          </table:table-cell>
          <table:table-cell table:style-name="ce5" office:value-type="float" office:value="0.8733" calcext:value-type="float">
            <text:p>0,8733</text:p>
          </table:table-cell>
          <table:table-cell table:style-name="ce5" office:value-type="float" office:value="0.8978" calcext:value-type="float">
            <text:p>0,8978</text:p>
          </table:table-cell>
          <table:table-cell table:style-name="ce5" office:value-type="float" office:value="0.9088" calcext:value-type="float">
            <text:p>0,9088</text:p>
          </table:table-cell>
          <table:table-cell table:style-name="ce38" table:formula="of:=AVERAGE([.AZ60:.BB60])-[.DX60]" office:value-type="float" office:value="0.694833333333333" calcext:value-type="float">
            <text:p>0,6948</text:p>
          </table:table-cell>
          <table:table-cell table:style-name="ce5" office:value-type="float" office:value="0.8348" calcext:value-type="float">
            <text:p>0,8348</text:p>
          </table:table-cell>
          <table:table-cell table:style-name="ce5" office:value-type="float" office:value="0.8496" calcext:value-type="float">
            <text:p>0,8496</text:p>
          </table:table-cell>
          <table:table-cell table:style-name="ce5" office:value-type="float" office:value="0.8531" calcext:value-type="float">
            <text:p>0,8531</text:p>
          </table:table-cell>
          <table:table-cell table:style-name="ce38" table:formula="of:=AVERAGE([.BD60:.BF60])-[.DX60]" office:value-type="float" office:value="0.647366666666666" calcext:value-type="float">
            <text:p>0,6474</text:p>
          </table:table-cell>
          <table:table-cell table:style-name="ce5" office:value-type="float" office:value="1.2907" calcext:value-type="float">
            <text:p>1,2907</text:p>
          </table:table-cell>
          <table:table-cell table:style-name="ce5" office:value-type="float" office:value="1.2837" calcext:value-type="float">
            <text:p>1,2837</text:p>
          </table:table-cell>
          <table:table-cell table:style-name="ce5" office:value-type="float" office:value="1.2741" calcext:value-type="float">
            <text:p>1,2741</text:p>
          </table:table-cell>
          <table:table-cell table:style-name="ce38" table:formula="of:=AVERAGE([.BH60:.BJ60])-[.DX60]" office:value-type="float" office:value="1.08436666666667" calcext:value-type="float">
            <text:p>1,0844</text:p>
          </table:table-cell>
          <table:table-cell table:style-name="ce5" office:value-type="float" office:value="0.8369" calcext:value-type="float">
            <text:p>0,8369</text:p>
          </table:table-cell>
          <table:table-cell table:style-name="ce5" office:value-type="float" office:value="0.8354" calcext:value-type="float">
            <text:p>0,8354</text:p>
          </table:table-cell>
          <table:table-cell table:style-name="ce5" office:value-type="float" office:value="0.8758" calcext:value-type="float">
            <text:p>0,8758</text:p>
          </table:table-cell>
          <table:table-cell table:style-name="ce38" table:formula="of:=AVERAGE([.BL60:.BN60])-[.DX60]" office:value-type="float" office:value="0.6509" calcext:value-type="float">
            <text:p>0,6509</text:p>
          </table:table-cell>
          <table:table-cell table:style-name="ce5" office:value-type="float" office:value="1.3399" calcext:value-type="float">
            <text:p>1,3399</text:p>
          </table:table-cell>
          <table:table-cell table:style-name="ce5" office:value-type="float" office:value="1.2395" calcext:value-type="float">
            <text:p>1,2395</text:p>
          </table:table-cell>
          <table:table-cell table:style-name="ce5" office:value-type="float" office:value="1.2619" calcext:value-type="float">
            <text:p>1,2619</text:p>
          </table:table-cell>
          <table:table-cell table:style-name="ce41" table:formula="of:=AVERAGE([.BP60:.BR60])-[.CE60]" office:value-type="float" office:value="1.0826" calcext:value-type="float">
            <text:p>1,0826</text:p>
          </table:table-cell>
          <table:table-cell table:style-name="ce5" office:value-type="float" office:value="1.267" calcext:value-type="float">
            <text:p>1,2670</text:p>
          </table:table-cell>
          <table:table-cell table:style-name="ce5" office:value-type="float" office:value="1.2783" calcext:value-type="float">
            <text:p>1,2783</text:p>
          </table:table-cell>
          <table:table-cell table:style-name="ce5" office:value-type="float" office:value="1.2931" calcext:value-type="float">
            <text:p>1,2931</text:p>
          </table:table-cell>
          <table:table-cell table:style-name="ce41" table:formula="of:=AVERAGE([.BT60:.BV60])-[.CE60]" office:value-type="float" office:value="1.08163333333333" calcext:value-type="float">
            <text:p>1,0816</text:p>
          </table:table-cell>
          <table:table-cell table:style-name="ce5" office:value-type="float" office:value="1.2794" calcext:value-type="float">
            <text:p>1,2794</text:p>
          </table:table-cell>
          <table:table-cell table:style-name="ce5" office:value-type="float" office:value="1.2736" calcext:value-type="float">
            <text:p>1,2736</text:p>
          </table:table-cell>
          <table:table-cell table:style-name="ce5" office:value-type="float" office:value="1.2515" calcext:value-type="float">
            <text:p>1,2515</text:p>
          </table:table-cell>
          <table:table-cell table:style-name="ce5" table:formula="of:=AVERAGE([.BX60:.BZ60])-[.CE60]" office:value-type="float" office:value="1.07033333333333" calcext:value-type="float">
            <text:p>1,0703</text:p>
          </table:table-cell>
          <table:table-cell table:style-name="ce5" office:value-type="float" office:value="0.1993" calcext:value-type="float">
            <text:p>0,1993</text:p>
          </table:table-cell>
          <table:table-cell table:style-name="ce5" office:value-type="float" office:value="0.1984" calcext:value-type="float">
            <text:p>0,1984</text:p>
          </table:table-cell>
          <table:table-cell table:style-name="ce5" office:value-type="float" office:value="0.1958" calcext:value-type="float">
            <text:p>0,1958</text:p>
          </table:table-cell>
          <table:table-cell table:style-name="ce12" table:formula="of:=AVERAGE([.CB60:.CD60])" office:value-type="float" office:value="0.197833333333333" calcext:value-type="float">
            <text:p>0,1978</text:p>
          </table:table-cell>
          <table:table-cell table:style-name="ce5" office:value-type="float" office:value="1.3326" calcext:value-type="float">
            <text:p>1,3326</text:p>
          </table:table-cell>
          <table:table-cell table:style-name="ce5" office:value-type="float" office:value="1.2459" calcext:value-type="float">
            <text:p>1,2459</text:p>
          </table:table-cell>
          <table:table-cell table:style-name="ce5" office:value-type="float" office:value="1.2495" calcext:value-type="float">
            <text:p>1,2495</text:p>
          </table:table-cell>
          <table:table-cell table:style-name="ce20" table:formula="of:=AVERAGE([.CF60:.CH60])" office:value-type="float" office:value="1.276" calcext:value-type="float">
            <text:p>1,2760</text:p>
          </table:table-cell>
          <table:table-cell table:style-name="ce5" office:value-type="float" office:value="1.2617" calcext:value-type="float">
            <text:p>1,2617</text:p>
          </table:table-cell>
          <table:table-cell table:style-name="ce5" office:value-type="float" office:value="1.237" calcext:value-type="float">
            <text:p>1,2370</text:p>
          </table:table-cell>
          <table:table-cell table:style-name="ce5" office:value-type="float" office:value="1.2615" calcext:value-type="float">
            <text:p>1,2615</text:p>
          </table:table-cell>
          <table:table-cell table:style-name="ce20" table:formula="of:=AVERAGE([.CJ60:.CL60])-[.CU60]" office:value-type="float" office:value="1.0582" calcext:value-type="float">
            <text:p>1,0582</text:p>
          </table:table-cell>
          <table:table-cell table:style-name="ce5" office:value-type="float" office:value="0.1859" calcext:value-type="float">
            <text:p>0,1859</text:p>
          </table:table-cell>
          <table:table-cell table:style-name="ce5" office:value-type="float" office:value="1.2376" calcext:value-type="float">
            <text:p>1,2376</text:p>
          </table:table-cell>
          <table:table-cell table:style-name="ce5" office:value-type="float" office:value="1.2528" calcext:value-type="float">
            <text:p>1,2528</text:p>
          </table:table-cell>
          <table:table-cell table:style-name="ce20" table:formula="of:=AVERAGE([.CO60:.CP60])" office:value-type="float" office:value="1.2452" calcext:value-type="float">
            <text:p>1,2452</text:p>
          </table:table-cell>
          <table:table-cell table:style-name="ce5" office:value-type="float" office:value="0.1947" calcext:value-type="float">
            <text:p>0,1947</text:p>
          </table:table-cell>
          <table:table-cell table:style-name="ce5" office:value-type="float" office:value="0.1978" calcext:value-type="float">
            <text:p>0,1978</text:p>
          </table:table-cell>
          <table:table-cell table:style-name="ce5" office:value-type="float" office:value="0.1931" calcext:value-type="float">
            <text:p>0,1931</text:p>
          </table:table-cell>
          <table:table-cell table:style-name="ce12" table:formula="of:=AVERAGE([.CR60:.CT60])" office:value-type="float" office:value="0.1952" calcext:value-type="float">
            <text:p>0,1952</text:p>
          </table:table-cell>
          <table:table-cell table:style-name="ce5" office:value-type="float" office:value="1.3301" calcext:value-type="float">
            <text:p>1,3301</text:p>
          </table:table-cell>
          <table:table-cell table:style-name="ce5" office:value-type="float" office:value="1.2123" calcext:value-type="float">
            <text:p>1,2123</text:p>
          </table:table-cell>
          <table:table-cell table:style-name="ce5" office:value-type="float" office:value="1.206" calcext:value-type="float">
            <text:p>1,2060</text:p>
          </table:table-cell>
          <table:table-cell table:style-name="ce12" table:formula="of:=AVERAGE([.CV60:.CX60])" office:value-type="float" office:value="1.24946666666667" calcext:value-type="float">
            <text:p>1,2495</text:p>
          </table:table-cell>
          <table:table-cell table:style-name="ce5" office:value-type="float" office:value="1.2292" calcext:value-type="float">
            <text:p>1,2292</text:p>
          </table:table-cell>
          <table:table-cell table:style-name="ce5" office:value-type="float" office:value="1.2297" calcext:value-type="float">
            <text:p>1,2297</text:p>
          </table:table-cell>
          <table:table-cell table:style-name="ce5" office:value-type="float" office:value="1.2279" calcext:value-type="float">
            <text:p>1,2279</text:p>
          </table:table-cell>
          <table:table-cell table:style-name="ce12" table:formula="of:=AVERAGE([.CZ60:.DB60])" office:value-type="float" office:value="1.22893333333333" calcext:value-type="float">
            <text:p>1,2289</text:p>
          </table:table-cell>
          <table:table-cell table:style-name="ce5" office:value-type="float" office:value="1.2363" calcext:value-type="float">
            <text:p>1,2363</text:p>
          </table:table-cell>
          <table:table-cell table:style-name="ce5" office:value-type="float" office:value="1.2352" calcext:value-type="float">
            <text:p>1,2352</text:p>
          </table:table-cell>
          <table:table-cell table:style-name="ce5" office:value-type="float" office:value="1.2269" calcext:value-type="float">
            <text:p>1,2269</text:p>
          </table:table-cell>
          <table:table-cell table:style-name="ce12" table:formula="of:=AVERAGE([.DD60:.DF60])" office:value-type="float" office:value="1.2328" calcext:value-type="float">
            <text:p>1,2328</text:p>
          </table:table-cell>
          <table:table-cell table:style-name="ce5" office:value-type="float" office:value="0.188" calcext:value-type="float">
            <text:p>0,1880</text:p>
          </table:table-cell>
          <table:table-cell table:style-name="ce5" office:value-type="float" office:value="0.192" calcext:value-type="float">
            <text:p>0,1920</text:p>
          </table:table-cell>
          <table:table-cell table:style-name="ce5" office:value-type="float" office:value="0.187" calcext:value-type="float">
            <text:p>0,1870</text:p>
          </table:table-cell>
          <table:table-cell table:style-name="ce5" table:formula="of:=AVERAGE([.DH60:.DJ60])" office:value-type="float" office:value="0.189" calcext:value-type="float">
            <text:p>0,1890</text:p>
          </table:table-cell>
          <table:table-cell table:style-name="ce5" office:value-type="float" office:value="1.3955" calcext:value-type="float">
            <text:p>1,3955</text:p>
          </table:table-cell>
          <table:table-cell table:style-name="ce5" office:value-type="float" office:value="1.2903" calcext:value-type="float">
            <text:p>1,2903</text:p>
          </table:table-cell>
          <table:table-cell table:style-name="ce5" office:value-type="float" office:value="1.2751" calcext:value-type="float">
            <text:p>1,2751</text:p>
          </table:table-cell>
          <table:table-cell table:style-name="ce5" office:value-type="float" office:value="1.2902" calcext:value-type="float">
            <text:p>1,2902</text:p>
          </table:table-cell>
          <table:table-cell table:style-name="ce5" office:value-type="float" office:value="1.2717" calcext:value-type="float">
            <text:p>1,2717</text:p>
          </table:table-cell>
          <table:table-cell table:style-name="ce5" office:value-type="float" office:value="1.2816" calcext:value-type="float">
            <text:p>1,2816</text:p>
          </table:table-cell>
          <table:table-cell table:style-name="ce5" office:value-type="float" office:value="1.2783" calcext:value-type="float">
            <text:p>1,2783</text:p>
          </table:table-cell>
          <table:table-cell table:style-name="ce5" office:value-type="float" office:value="1.2928" calcext:value-type="float">
            <text:p>1,2928</text:p>
          </table:table-cell>
          <table:table-cell table:style-name="ce5" office:value-type="float" office:value="1.3151" calcext:value-type="float">
            <text:p>1,3151</text:p>
          </table:table-cell>
          <table:table-cell table:style-name="ce14" office:value-type="float" office:value="0.1991" calcext:value-type="float">
            <text:p>0,1991</text:p>
          </table:table-cell>
          <table:table-cell table:style-name="ce14" office:value-type="float" office:value="0.1983" calcext:value-type="float">
            <text:p>0,1983</text:p>
          </table:table-cell>
          <table:table-cell table:style-name="ce14" office:value-type="float" office:value="0.198" calcext:value-type="float">
            <text:p>0,1980</text:p>
          </table:table-cell>
          <table:table-cell table:style-name="ce1" table:formula="of:=AVERAGE([.DU60:.DW60])" office:value-type="float" office:value="0.198466666666667" calcext:value-type="float">
            <text:p>0,198466666666667</text:p>
          </table:table-cell>
          <table:table-cell table:number-columns-repeated="92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3" office:value-type="float" office:value="86400.3" calcext:value-type="float">
            <text:p>86400,30</text:p>
          </table:table-cell>
          <table:table-cell table:style-name="ce3" table:formula="of:=[.B61]/3600" office:value-type="float" office:value="24.0000833333333" calcext:value-type="float">
            <text:p>24,00</text:p>
          </table:table-cell>
          <table:table-cell table:style-name="ce5" office:value-type="float" office:value="0.828" calcext:value-type="float">
            <text:p>0,8280</text:p>
          </table:table-cell>
          <table:table-cell table:style-name="ce5" office:value-type="float" office:value="0.8635" calcext:value-type="float">
            <text:p>0,8635</text:p>
          </table:table-cell>
          <table:table-cell table:style-name="ce5" office:value-type="float" office:value="0.8791" calcext:value-type="float">
            <text:p>0,8791</text:p>
          </table:table-cell>
          <table:table-cell table:style-name="ce17" table:formula="of:=AVERAGE([.D61:.F61])-[.CE61]" office:value-type="float" office:value="0.66" calcext:value-type="float">
            <text:p>0,6600</text:p>
          </table:table-cell>
          <table:table-cell table:style-name="ce5" office:value-type="float" office:value="0.7" calcext:value-type="float">
            <text:p>0,7000</text:p>
          </table:table-cell>
          <table:table-cell table:style-name="ce5" office:value-type="float" office:value="0.8835" calcext:value-type="float">
            <text:p>0,8835</text:p>
          </table:table-cell>
          <table:table-cell table:style-name="ce5" office:value-type="float" office:value="0.8428" calcext:value-type="float">
            <text:p>0,8428</text:p>
          </table:table-cell>
          <table:table-cell table:style-name="ce17" table:formula="of:=AVERAGE([.H61:.J61])-[.CE61]" office:value-type="float" office:value="0.6119" calcext:value-type="float">
            <text:p>0,6119</text:p>
          </table:table-cell>
          <table:table-cell table:style-name="ce5" office:value-type="float" office:value="1.2684" calcext:value-type="float">
            <text:p>1,2684</text:p>
          </table:table-cell>
          <table:table-cell table:style-name="ce5" office:value-type="float" office:value="1.265" calcext:value-type="float">
            <text:p>1,2650</text:p>
          </table:table-cell>
          <table:table-cell table:style-name="ce5" office:value-type="float" office:value="1.3206" calcext:value-type="float">
            <text:p>1,3206</text:p>
          </table:table-cell>
          <table:table-cell table:style-name="ce17" table:formula="of:=AVERAGE([.L61:.N61])-[.CE61]" office:value-type="float" office:value="1.0878" calcext:value-type="float">
            <text:p>1,0878</text:p>
          </table:table-cell>
          <table:table-cell table:style-name="ce5" office:value-type="float" office:value="0.8615" calcext:value-type="float">
            <text:p>0,8615</text:p>
          </table:table-cell>
          <table:table-cell table:style-name="ce5" office:value-type="float" office:value="0.8704" calcext:value-type="float">
            <text:p>0,8704</text:p>
          </table:table-cell>
          <table:table-cell table:style-name="ce5" office:value-type="float" office:value="0.916" calcext:value-type="float">
            <text:p>0,9160</text:p>
          </table:table-cell>
          <table:table-cell table:style-name="ce17" table:formula="of:=AVERAGE([.P61:.R61])-[.CE61]" office:value-type="float" office:value="0.685766666666666" calcext:value-type="float">
            <text:p>0,6858</text:p>
          </table:table-cell>
          <table:table-cell table:style-name="ce5" office:value-type="float" office:value="0.8137" calcext:value-type="float">
            <text:p>0,8137</text:p>
          </table:table-cell>
          <table:table-cell table:style-name="ce5" office:value-type="float" office:value="0.861" calcext:value-type="float">
            <text:p>0,8610</text:p>
          </table:table-cell>
          <table:table-cell table:style-name="ce5" office:value-type="float" office:value="0.8797" calcext:value-type="float">
            <text:p>0,8797</text:p>
          </table:table-cell>
          <table:table-cell table:style-name="ce23" table:formula="of:=AVERAGE([.T61:.V61])-[.CU61]" office:value-type="float" office:value="0.657266666666667" calcext:value-type="float">
            <text:p>0,6573</text:p>
          </table:table-cell>
          <table:table-cell table:style-name="ce5" office:value-type="float" office:value="0.7938" calcext:value-type="float">
            <text:p>0,7938</text:p>
          </table:table-cell>
          <table:table-cell table:style-name="ce5" office:value-type="float" office:value="0.8134" calcext:value-type="float">
            <text:p>0,8134</text:p>
          </table:table-cell>
          <table:table-cell table:style-name="ce5" office:value-type="float" office:value="0.7931" calcext:value-type="float">
            <text:p>0,7931</text:p>
          </table:table-cell>
          <table:table-cell table:style-name="ce23" table:formula="of:=AVERAGE([.X61:.Z61])-[.CU61]" office:value-type="float" office:value="0.6059" calcext:value-type="float">
            <text:p>0,6059</text:p>
          </table:table-cell>
          <table:table-cell table:style-name="ce5" office:value-type="float" office:value="1.2269" calcext:value-type="float">
            <text:p>1,2269</text:p>
          </table:table-cell>
          <table:table-cell table:style-name="ce5" office:value-type="float" office:value="1.2133" calcext:value-type="float">
            <text:p>1,2133</text:p>
          </table:table-cell>
          <table:table-cell table:style-name="ce5" office:value-type="float" office:value="1.2354" calcext:value-type="float">
            <text:p>1,2354</text:p>
          </table:table-cell>
          <table:table-cell table:style-name="ce23" table:formula="of:=AVERAGE([.AB61:.AD61])-[.CU61]" office:value-type="float" office:value="1.031" calcext:value-type="float">
            <text:p>1,0310</text:p>
          </table:table-cell>
          <table:table-cell table:style-name="ce5" office:value-type="float" office:value="0.8106" calcext:value-type="float">
            <text:p>0,8106</text:p>
          </table:table-cell>
          <table:table-cell table:style-name="ce5" office:value-type="float" office:value="0.818" calcext:value-type="float">
            <text:p>0,8180</text:p>
          </table:table-cell>
          <table:table-cell table:style-name="ce5" office:value-type="float" office:value="0.8678" calcext:value-type="float">
            <text:p>0,8678</text:p>
          </table:table-cell>
          <table:table-cell table:style-name="ce23" table:formula="of:=AVERAGE([.AF61:.AH61])-[.CU61]" office:value-type="float" office:value="0.637933333333333" calcext:value-type="float">
            <text:p>0,6379</text:p>
          </table:table-cell>
          <table:table-cell table:style-name="ce5" office:value-type="float" office:value="0.8411" calcext:value-type="float">
            <text:p>0,8411</text:p>
          </table:table-cell>
          <table:table-cell table:style-name="ce5" office:value-type="float" office:value="0.9136" calcext:value-type="float">
            <text:p>0,9136</text:p>
          </table:table-cell>
          <table:table-cell table:style-name="ce5" office:value-type="float" office:value="0.9315" calcext:value-type="float">
            <text:p>0,9315</text:p>
          </table:table-cell>
          <table:table-cell table:style-name="ce26" table:formula="of:=AVERAGE([.AJ61:.AL61])-[.DK61]" office:value-type="float" office:value="0.707666666666667" calcext:value-type="float">
            <text:p>0,7077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5" office:value-type="float" office:value="0.8008" calcext:value-type="float">
            <text:p>0,8008</text:p>
          </table:table-cell>
          <table:table-cell table:style-name="ce5" office:value-type="float" office:value="0.8155" calcext:value-type="float">
            <text:p>0,8155</text:p>
          </table:table-cell>
          <table:table-cell table:style-name="ce26" table:formula="of:=AVERAGE([.AN61:.AP61])-[.DK61]" office:value-type="float" office:value="0.618533333333334" calcext:value-type="float">
            <text:p>0,6185</text:p>
          </table:table-cell>
          <table:table-cell table:style-name="ce5" office:value-type="float" office:value="1.2334" calcext:value-type="float">
            <text:p>1,2334</text:p>
          </table:table-cell>
          <table:table-cell table:style-name="ce5" office:value-type="float" office:value="1.212" calcext:value-type="float">
            <text:p>1,2120</text:p>
          </table:table-cell>
          <table:table-cell table:style-name="ce5" office:value-type="float" office:value="1.2176" calcext:value-type="float">
            <text:p>1,2176</text:p>
          </table:table-cell>
          <table:table-cell table:style-name="ce26" table:formula="of:=AVERAGE([.AR61:.AT61])-[.DK61]" office:value-type="float" office:value="1.03326666666667" calcext:value-type="float">
            <text:p>1,0333</text:p>
          </table:table-cell>
          <table:table-cell table:style-name="ce5" office:value-type="float" office:value="0.8039" calcext:value-type="float">
            <text:p>0,8039</text:p>
          </table:table-cell>
          <table:table-cell table:style-name="ce5" office:value-type="float" office:value="0.8193" calcext:value-type="float">
            <text:p>0,8193</text:p>
          </table:table-cell>
          <table:table-cell table:style-name="ce5" office:value-type="float" office:value="0.8659" calcext:value-type="float">
            <text:p>0,8659</text:p>
          </table:table-cell>
          <table:table-cell table:style-name="ce26" table:formula="of:=AVERAGE([.AV61:.AX61])-[.DK61]" office:value-type="float" office:value="0.641966666666667" calcext:value-type="float">
            <text:p>0,6420</text:p>
          </table:table-cell>
          <table:table-cell table:style-name="ce5" office:value-type="float" office:value="0.8719" calcext:value-type="float">
            <text:p>0,8719</text:p>
          </table:table-cell>
          <table:table-cell table:style-name="ce5" office:value-type="float" office:value="0.8973" calcext:value-type="float">
            <text:p>0,8973</text:p>
          </table:table-cell>
          <table:table-cell table:style-name="ce5" office:value-type="float" office:value="0.9085" calcext:value-type="float">
            <text:p>0,9085</text:p>
          </table:table-cell>
          <table:table-cell table:style-name="ce38" table:formula="of:=AVERAGE([.AZ61:.BB61])-[.DX61]" office:value-type="float" office:value="0.695233333333334" calcext:value-type="float">
            <text:p>0,6952</text:p>
          </table:table-cell>
          <table:table-cell table:style-name="ce5" office:value-type="float" office:value="0.8402" calcext:value-type="float">
            <text:p>0,8402</text:p>
          </table:table-cell>
          <table:table-cell table:style-name="ce5" office:value-type="float" office:value="0.8529" calcext:value-type="float">
            <text:p>0,8529</text:p>
          </table:table-cell>
          <table:table-cell table:style-name="ce5" office:value-type="float" office:value="0.8567" calcext:value-type="float">
            <text:p>0,8567</text:p>
          </table:table-cell>
          <table:table-cell table:style-name="ce38" table:formula="of:=AVERAGE([.BD61:.BF61])-[.DX61]" office:value-type="float" office:value="0.6526" calcext:value-type="float">
            <text:p>0,6526</text:p>
          </table:table-cell>
          <table:table-cell table:style-name="ce5" office:value-type="float" office:value="1.2911" calcext:value-type="float">
            <text:p>1,2911</text:p>
          </table:table-cell>
          <table:table-cell table:style-name="ce5" office:value-type="float" office:value="1.2838" calcext:value-type="float">
            <text:p>1,2838</text:p>
          </table:table-cell>
          <table:table-cell table:style-name="ce5" office:value-type="float" office:value="1.2739" calcext:value-type="float">
            <text:p>1,2739</text:p>
          </table:table-cell>
          <table:table-cell table:style-name="ce38" table:formula="of:=AVERAGE([.BH61:.BJ61])-[.DX61]" office:value-type="float" office:value="1.0856" calcext:value-type="float">
            <text:p>1,0856</text:p>
          </table:table-cell>
          <table:table-cell table:style-name="ce5" office:value-type="float" office:value="0.8401" calcext:value-type="float">
            <text:p>0,8401</text:p>
          </table:table-cell>
          <table:table-cell table:style-name="ce5" office:value-type="float" office:value="0.8391" calcext:value-type="float">
            <text:p>0,8391</text:p>
          </table:table-cell>
          <table:table-cell table:style-name="ce5" office:value-type="float" office:value="0.8825" calcext:value-type="float">
            <text:p>0,8825</text:p>
          </table:table-cell>
          <table:table-cell table:style-name="ce38" table:formula="of:=AVERAGE([.BL61:.BN61])-[.DX61]" office:value-type="float" office:value="0.656566666666667" calcext:value-type="float">
            <text:p>0,6566</text:p>
          </table:table-cell>
          <table:table-cell table:style-name="ce5" office:value-type="float" office:value="1.3435" calcext:value-type="float">
            <text:p>1,3435</text:p>
          </table:table-cell>
          <table:table-cell table:style-name="ce5" office:value-type="float" office:value="1.24" calcext:value-type="float">
            <text:p>1,2400</text:p>
          </table:table-cell>
          <table:table-cell table:style-name="ce5" office:value-type="float" office:value="1.2632" calcext:value-type="float">
            <text:p>1,2632</text:p>
          </table:table-cell>
          <table:table-cell table:style-name="ce41" table:formula="of:=AVERAGE([.BP61:.BR61])-[.CE61]" office:value-type="float" office:value="1.08536666666667" calcext:value-type="float">
            <text:p>1,0854</text:p>
          </table:table-cell>
          <table:table-cell table:style-name="ce5" office:value-type="float" office:value="1.2672" calcext:value-type="float">
            <text:p>1,2672</text:p>
          </table:table-cell>
          <table:table-cell table:style-name="ce5" office:value-type="float" office:value="1.2804" calcext:value-type="float">
            <text:p>1,2804</text:p>
          </table:table-cell>
          <table:table-cell table:style-name="ce5" office:value-type="float" office:value="1.295" calcext:value-type="float">
            <text:p>1,2950</text:p>
          </table:table-cell>
          <table:table-cell table:style-name="ce41" table:formula="of:=AVERAGE([.BT61:.BV61])-[.CE61]" office:value-type="float" office:value="1.084" calcext:value-type="float">
            <text:p>1,0840</text:p>
          </table:table-cell>
          <table:table-cell table:style-name="ce5" office:value-type="float" office:value="1.2807" calcext:value-type="float">
            <text:p>1,2807</text:p>
          </table:table-cell>
          <table:table-cell table:style-name="ce5" office:value-type="float" office:value="1.2749" calcext:value-type="float">
            <text:p>1,2749</text:p>
          </table:table-cell>
          <table:table-cell table:style-name="ce5" office:value-type="float" office:value="1.2518" calcext:value-type="float">
            <text:p>1,2518</text:p>
          </table:table-cell>
          <table:table-cell table:style-name="ce5" table:formula="of:=AVERAGE([.BX61:.BZ61])-[.CE61]" office:value-type="float" office:value="1.07226666666667" calcext:value-type="float">
            <text:p>1,0723</text:p>
          </table:table-cell>
          <table:table-cell table:style-name="ce5" office:value-type="float" office:value="0.1983" calcext:value-type="float">
            <text:p>0,1983</text:p>
          </table:table-cell>
          <table:table-cell table:style-name="ce5" office:value-type="float" office:value="0.1971" calcext:value-type="float">
            <text:p>0,1971</text:p>
          </table:table-cell>
          <table:table-cell table:style-name="ce5" office:value-type="float" office:value="0.1952" calcext:value-type="float">
            <text:p>0,1952</text:p>
          </table:table-cell>
          <table:table-cell table:style-name="ce12" table:formula="of:=AVERAGE([.CB61:.CD61])" office:value-type="float" office:value="0.196866666666667" calcext:value-type="float">
            <text:p>0,1969</text:p>
          </table:table-cell>
          <table:table-cell table:style-name="ce5" office:value-type="float" office:value="1.3391" calcext:value-type="float">
            <text:p>1,3391</text:p>
          </table:table-cell>
          <table:table-cell table:style-name="ce5" office:value-type="float" office:value="1.248" calcext:value-type="float">
            <text:p>1,2480</text:p>
          </table:table-cell>
          <table:table-cell table:style-name="ce5" office:value-type="float" office:value="1.2512" calcext:value-type="float">
            <text:p>1,2512</text:p>
          </table:table-cell>
          <table:table-cell table:style-name="ce20" table:formula="of:=AVERAGE([.CF61:.CH61])" office:value-type="float" office:value="1.27943333333333" calcext:value-type="float">
            <text:p>1,2794</text:p>
          </table:table-cell>
          <table:table-cell table:style-name="ce5" office:value-type="float" office:value="1.2636" calcext:value-type="float">
            <text:p>1,2636</text:p>
          </table:table-cell>
          <table:table-cell table:style-name="ce5" office:value-type="float" office:value="1.2382" calcext:value-type="float">
            <text:p>1,2382</text:p>
          </table:table-cell>
          <table:table-cell table:style-name="ce5" office:value-type="float" office:value="1.2625" calcext:value-type="float">
            <text:p>1,2625</text:p>
          </table:table-cell>
          <table:table-cell table:style-name="ce20" table:formula="of:=AVERAGE([.CJ61:.CL61])-[.CU61]" office:value-type="float" office:value="1.06056666666667" calcext:value-type="float">
            <text:p>1,0606</text:p>
          </table:table-cell>
          <table:table-cell table:style-name="ce5" office:value-type="float" office:value="0.185" calcext:value-type="float">
            <text:p>0,1850</text:p>
          </table:table-cell>
          <table:table-cell table:style-name="ce5" office:value-type="float" office:value="1.2374" calcext:value-type="float">
            <text:p>1,2374</text:p>
          </table:table-cell>
          <table:table-cell table:style-name="ce5" office:value-type="float" office:value="1.254" calcext:value-type="float">
            <text:p>1,2540</text:p>
          </table:table-cell>
          <table:table-cell table:style-name="ce20" table:formula="of:=AVERAGE([.CO61:.CP61])" office:value-type="float" office:value="1.2457" calcext:value-type="float">
            <text:p>1,2457</text:p>
          </table:table-cell>
          <table:table-cell table:style-name="ce5" office:value-type="float" office:value="0.1936" calcext:value-type="float">
            <text:p>0,1936</text:p>
          </table:table-cell>
          <table:table-cell table:style-name="ce5" office:value-type="float" office:value="0.1973" calcext:value-type="float">
            <text:p>0,1973</text:p>
          </table:table-cell>
          <table:table-cell table:style-name="ce5" office:value-type="float" office:value="0.1917" calcext:value-type="float">
            <text:p>0,1917</text:p>
          </table:table-cell>
          <table:table-cell table:style-name="ce12" table:formula="of:=AVERAGE([.CR61:.CT61])" office:value-type="float" office:value="0.1942" calcext:value-type="float">
            <text:p>0,1942</text:p>
          </table:table-cell>
          <table:table-cell table:style-name="ce5" office:value-type="float" office:value="1.3367" calcext:value-type="float">
            <text:p>1,3367</text:p>
          </table:table-cell>
          <table:table-cell table:style-name="ce5" office:value-type="float" office:value="1.2166" calcext:value-type="float">
            <text:p>1,2166</text:p>
          </table:table-cell>
          <table:table-cell table:style-name="ce5" office:value-type="float" office:value="1.2094" calcext:value-type="float">
            <text:p>1,2094</text:p>
          </table:table-cell>
          <table:table-cell table:style-name="ce12" table:formula="of:=AVERAGE([.CV61:.CX61])" office:value-type="float" office:value="1.25423333333333" calcext:value-type="float">
            <text:p>1,2542</text:p>
          </table:table-cell>
          <table:table-cell table:number-columns-repeated="2" table:style-name="ce5" office:value-type="float" office:value="1.231" calcext:value-type="float">
            <text:p>1,2310</text:p>
          </table:table-cell>
          <table:table-cell table:style-name="ce5" office:value-type="float" office:value="1.2292" calcext:value-type="float">
            <text:p>1,2292</text:p>
          </table:table-cell>
          <table:table-cell table:style-name="ce12" table:formula="of:=AVERAGE([.CZ61:.DB61])" office:value-type="float" office:value="1.2304" calcext:value-type="float">
            <text:p>1,2304</text:p>
          </table:table-cell>
          <table:table-cell table:style-name="ce5" office:value-type="float" office:value="1.2381" calcext:value-type="float">
            <text:p>1,2381</text:p>
          </table:table-cell>
          <table:table-cell table:style-name="ce5" office:value-type="float" office:value="1.2333" calcext:value-type="float">
            <text:p>1,2333</text:p>
          </table:table-cell>
          <table:table-cell table:style-name="ce5" office:value-type="float" office:value="1.2263" calcext:value-type="float">
            <text:p>1,2263</text:p>
          </table:table-cell>
          <table:table-cell table:style-name="ce12" table:formula="of:=AVERAGE([.DD61:.DF61])" office:value-type="float" office:value="1.23256666666667" calcext:value-type="float">
            <text:p>1,2326</text:p>
          </table:table-cell>
          <table:table-cell table:style-name="ce5" office:value-type="float" office:value="0.1868" calcext:value-type="float">
            <text:p>0,1868</text:p>
          </table:table-cell>
          <table:table-cell table:style-name="ce5" office:value-type="float" office:value="0.1902" calcext:value-type="float">
            <text:p>0,1902</text:p>
          </table:table-cell>
          <table:table-cell table:style-name="ce5" office:value-type="float" office:value="0.1862" calcext:value-type="float">
            <text:p>0,1862</text:p>
          </table:table-cell>
          <table:table-cell table:style-name="ce5" table:formula="of:=AVERAGE([.DH61:.DJ61])" office:value-type="float" office:value="0.187733333333333" calcext:value-type="float">
            <text:p>0,1877</text:p>
          </table:table-cell>
          <table:table-cell table:style-name="ce5" office:value-type="float" office:value="1.3987" calcext:value-type="float">
            <text:p>1,3987</text:p>
          </table:table-cell>
          <table:table-cell table:style-name="ce5" office:value-type="float" office:value="1.2936" calcext:value-type="float">
            <text:p>1,2936</text:p>
          </table:table-cell>
          <table:table-cell table:style-name="ce5" office:value-type="float" office:value="1.2795" calcext:value-type="float">
            <text:p>1,2795</text:p>
          </table:table-cell>
          <table:table-cell table:style-name="ce5" office:value-type="float" office:value="1.2938" calcext:value-type="float">
            <text:p>1,2938</text:p>
          </table:table-cell>
          <table:table-cell table:style-name="ce5" office:value-type="float" office:value="1.2741" calcext:value-type="float">
            <text:p>1,2741</text:p>
          </table:table-cell>
          <table:table-cell table:style-name="ce5" office:value-type="float" office:value="1.2861" calcext:value-type="float">
            <text:p>1,2861</text:p>
          </table:table-cell>
          <table:table-cell table:style-name="ce5" office:value-type="float" office:value="1.2806" calcext:value-type="float">
            <text:p>1,2806</text:p>
          </table:table-cell>
          <table:table-cell table:style-name="ce5" office:value-type="float" office:value="1.2954" calcext:value-type="float">
            <text:p>1,2954</text:p>
          </table:table-cell>
          <table:table-cell table:style-name="ce5" office:value-type="float" office:value="1.3176" calcext:value-type="float">
            <text:p>1,3176</text:p>
          </table:table-cell>
          <table:table-cell table:style-name="ce14" office:value-type="float" office:value="0.1977" calcext:value-type="float">
            <text:p>0,1977</text:p>
          </table:table-cell>
          <table:table-cell table:style-name="ce14" office:value-type="float" office:value="0.1974" calcext:value-type="float">
            <text:p>0,1974</text:p>
          </table:table-cell>
          <table:table-cell table:style-name="ce14" office:value-type="float" office:value="0.1969" calcext:value-type="float">
            <text:p>0,1969</text:p>
          </table:table-cell>
          <table:table-cell table:style-name="ce1" table:formula="of:=AVERAGE([.DU61:.DW61])" office:value-type="float" office:value="0.197333333333333" calcext:value-type="float">
            <text:p>0,197333333333333</text:p>
          </table:table-cell>
          <table:table-cell table:number-columns-repeated="925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1"/>
          <table:table-cell table:style-name="ce12"/>
          <table:table-cell table:number-columns-repeated="24"/>
          <table:table-cell table:style-name="ce1"/>
          <table:table-cell table:number-columns-repeated="925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52"/>
        </table:table-row>
        <table:table-row table:style-name="ro2">
          <table:table-cell table:style-name="ce2"/>
          <table:table-cell table:number-columns-repeated="1052"/>
        </table:table-row>
        <table:table-row table:style-name="ro2">
          <table:table-cell table:style-name="ce1"/>
          <table:table-cell table:number-columns-repeated="1052"/>
        </table:table-row>
        <table:table-row table:style-name="ro2">
          <table:table-cell table:style-name="ce2" table:number-columns-repeated="3"/>
          <table:table-cell table:style-name="ce4" table:number-columns-repeated="3"/>
          <table:table-cell table:style-name="ce16"/>
          <table:table-cell table:style-name="ce4" table:number-columns-repeated="3"/>
          <table:table-cell table:style-name="ce16"/>
          <table:table-cell table:style-name="ce4" table:number-columns-repeated="3"/>
          <table:table-cell table:style-name="ce16"/>
          <table:table-cell table:style-name="ce4" table:number-columns-repeated="3"/>
          <table:table-cell table:style-name="ce16"/>
          <table:table-cell table:style-name="ce4" table:number-columns-repeated="3"/>
          <table:table-cell table:style-name="ce22"/>
          <table:table-cell table:style-name="ce4" table:number-columns-repeated="3"/>
          <table:table-cell table:style-name="ce22"/>
          <table:table-cell table:style-name="ce4" table:number-columns-repeated="3"/>
          <table:table-cell table:style-name="ce22"/>
          <table:table-cell table:style-name="ce4" table:number-columns-repeated="3"/>
          <table:table-cell table:style-name="ce22"/>
          <table:table-cell table:style-name="ce4" table:number-columns-repeated="3"/>
          <table:table-cell table:style-name="ce25"/>
          <table:table-cell table:style-name="ce4" table:number-columns-repeated="3"/>
          <table:table-cell table:style-name="ce25"/>
          <table:table-cell table:style-name="ce4" table:number-columns-repeated="3"/>
          <table:table-cell table:style-name="ce25"/>
          <table:table-cell table:style-name="ce4" table:number-columns-repeated="3"/>
          <table:table-cell table:style-name="ce25"/>
          <table:table-cell table:style-name="ce4" table:number-columns-repeated="3"/>
          <table:table-cell table:style-name="ce37"/>
          <table:table-cell table:style-name="ce4" table:number-columns-repeated="3"/>
          <table:table-cell table:style-name="ce37"/>
          <table:table-cell table:style-name="ce4" table:number-columns-repeated="3"/>
          <table:table-cell table:style-name="ce37"/>
          <table:table-cell table:style-name="ce4" table:number-columns-repeated="3"/>
          <table:table-cell table:style-name="ce37"/>
          <table:table-cell table:style-name="ce4" table:number-columns-repeated="3"/>
          <table:table-cell table:style-name="ce40"/>
          <table:table-cell table:style-name="ce4" table:number-columns-repeated="3"/>
          <table:table-cell table:style-name="ce40"/>
          <table:table-cell table:style-name="ce4" table:number-columns-repeated="7"/>
          <table:table-cell table:style-name="ce11"/>
          <table:table-cell table:style-name="ce4" table:number-columns-repeated="3"/>
          <table:table-cell table:style-name="ce19"/>
          <table:table-cell table:style-name="ce4" table:number-columns-repeated="3"/>
          <table:table-cell table:style-name="ce19"/>
          <table:table-cell table:style-name="ce4" table:number-columns-repeated="3"/>
          <table:table-cell table:style-name="ce19"/>
          <table:table-cell table:style-name="ce4" table:number-columns-repeated="3"/>
          <table:table-cell table:style-name="ce11"/>
          <table:table-cell table:style-name="ce4" table:number-columns-repeated="3"/>
          <table:table-cell table:style-name="ce11"/>
          <table:table-cell table:style-name="ce4" table:number-columns-repeated="3"/>
          <table:table-cell table:style-name="ce11"/>
          <table:table-cell table:style-name="ce4" table:number-columns-repeated="3"/>
          <table:table-cell table:style-name="ce11"/>
          <table:table-cell table:style-name="ce4" table:number-columns-repeated="16"/>
          <table:table-cell table:number-columns-repeated="926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3" table:number-columns-repeated="2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17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3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26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38"/>
          <table:table-cell table:style-name="ce5" table:number-columns-repeated="3"/>
          <table:table-cell table:style-name="ce41"/>
          <table:table-cell table:style-name="ce5" table:number-columns-repeated="3"/>
          <table:table-cell table:style-name="ce41"/>
          <table:table-cell table:style-name="ce5" table:number-columns-repeated="7"/>
          <table:table-cell table:style-name="ce12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20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2"/>
          <table:table-cell table:style-name="ce5" table:number-columns-repeated="16"/>
          <table:table-cell table:style-name="ce1" office:value-type="string" calcext:value-type="string">
            <text:p><text:s/></text:p>
          </table:table-cell>
          <table:table-cell table:number-columns-repeated="925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52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52"/>
        </table:table-row>
        <table:table-row table:style-name="ro2">
          <table:table-cell table:number-columns-repeated="1053"/>
        </table:table-row>
        <table:table-row table:style-name="ro2">
          <table:table-cell table:style-name="ce1" office:value-type="string" calcext:value-type="string">
            <text:p>Autoloading range A1 - CU117</text:p>
          </table:table-cell>
          <table:table-cell table:number-columns-repeated="1052"/>
        </table:table-row>
        <table:table-row table:style-name="ro2" table:number-rows-repeated="881">
          <table:table-cell table:number-columns-repeated="1053"/>
        </table:table-row>
        <table:table-row table:style-name="ro1" table:number-rows-repeated="1047575">
          <table:table-cell table:number-columns-repeated="1053"/>
        </table:table-row>
        <table:table-row table:style-name="ro1">
          <table:table-cell table:number-columns-repeated="10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4" number:min-decimal-places="4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11:39:45.0621699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bsorbance_20_2_5f_01" style:display-name="PageStyle_Absorbance 2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20:55:40</meta:creation-date>
    <meta:initial-creator>C1Excel</meta:initial-creator>
    <meta:generator>LibreOffice/24.8.5.2$Linux_X86_64 LibreOffice_project/480$Build-2</meta:generator>
    <dc:date>2025-02-28T01:55:12.614360664</dc:date>
    <meta:editing-duration>PT19H23M32S</meta:editing-duration>
    <meta:editing-cycles>5</meta:editing-cycles>
    <meta:document-statistic meta:table-count="1" meta:cell-count="6479" meta:object-count="0"/>
  </office:meta>
</office:document-meta>
</file>